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Black" svg:font-family="Arial Black" style:font-family-generic="swiss" style:font-pitch="variable" svg:panose-1="2 11 10 4 2 1 2 2 2 4"/>
    <style:font-face style:name="Times New Roman" svg:font-family="Times New Roman" style:font-family-generic="roman" style:font-pitch="variable" svg:panose-1="2 2 6 3 5 4 5 2 3 4"/>
    <style:font-face style:name="SimHei" svg:font-family="SimHei" style:font-family-generic="modern" style:font-pitch="fixed" svg:panose-1="2 1 6 0 3 1 1 1 1 1"/>
    <style:font-face style:name="SimSun" svg:font-family="SimSun" style:font-family-generic="system" style:font-pitch="variable" svg:panose-1="2 1 6 0 3 1 1 1 1 1"/>
  </office:font-face-decls>
  <office:automatic-styles>
    <style:style style:name="TableColumn2" style:family="table-column">
      <style:table-column-properties style:column-width="3.5555in"/>
    </style:style>
    <style:style style:name="TableColumn3" style:family="table-column">
      <style:table-column-properties style:column-width="3.7125in"/>
    </style:style>
    <style:style style:name="Table1" style:family="table" style:master-page-name="MP0">
      <style:table-properties style:width="7.268in" style:rel-width="100%" fo:margin-left="0in" table:align="left"/>
    </style:style>
    <style:style style:name="TableRow4" style:family="table-row">
      <style:table-row-properties style:min-row-height="1.9784in"/>
    </style:style>
    <style:style style:name="TableCell5" style:family="table-cell">
      <style:table-cell-properties fo:border="none" style:writing-mode="lr-tb" fo:padding-top="0in" fo:padding-left="0.075in" fo:padding-bottom="0in" fo:padding-right="0.075in"/>
    </style:style>
    <style:style style:name="P6" style:parent-style-name="Standard" style:family="paragraph">
      <style:paragraph-properties/>
    </style:style>
    <style:style style:name="T7" style:parent-style-name="Absatz-Standardschriftart" style:family="text">
      <style:text-properties style:language-asian="de" style:country-asian="DE"/>
    </style:style>
    <style:style style:name="P8" style:parent-style-name="Titel" style:family="paragraph">
      <style:paragraph-properties fo:margin-left="1in">
        <style:tab-stops/>
      </style:paragraph-properties>
    </style:style>
    <style:style style:name="T9" style:parent-style-name="Absatz-Standardschriftart" style:family="text">
      <style:text-properties style:language-complex="de" style:country-complex="DE"/>
    </style:style>
    <style:style style:name="TableRow10" style:family="table-row">
      <style:table-row-properties style:min-row-height="0.425in"/>
    </style:style>
    <style:style style:name="TableCell11" style:family="table-cell">
      <style:table-cell-properties fo:border-top="none" fo:border-left="none" fo:border-bottom="0.0312in solid #7F7F7F" fo:border-right="none" style:writing-mode="lr-tb" style:vertical-align="middle" fo:padding-top="0in" fo:padding-left="0.075in" fo:padding-bottom="0in" fo:padding-right="0.075in"/>
    </style:style>
    <style:style style:name="T12" style:parent-style-name="Absatz-Standardschriftart" style:family="text">
      <style:text-properties style:language-complex="de" style:country-complex="DE"/>
    </style:style>
    <style:style style:name="TableRow13" style:family="table-row">
      <style:table-row-properties style:min-row-height="3.2062in"/>
    </style:style>
    <style:style style:name="TableCell14" style:family="table-cell">
      <style:table-cell-properties fo:border-top="0.0312in solid #7F7F7F" fo:border-left="none" fo:border-bottom="none" fo:border-right="none" style:writing-mode="lr-tb" style:vertical-align="middle" fo:padding-top="0in" fo:padding-left="0.075in" fo:padding-bottom="0in" fo:padding-right="0.075in"/>
    </style:style>
    <style:style style:name="T15" style:parent-style-name="Absatz-Standardschriftart" style:family="text">
      <style:text-properties style:language-asian="de" style:country-asian="DE"/>
    </style:style>
    <style:style style:name="T16" style:parent-style-name="Absatz-Standardschriftart" style:family="text">
      <style:text-properties style:language-complex="de" style:country-complex="DE"/>
    </style:style>
    <style:style style:name="TableCell17" style:family="table-cell">
      <style:table-cell-properties fo:border-top="0.0312in solid #7F7F7F" fo:border-left="none" fo:border-bottom="none" fo:border-right="none" style:writing-mode="lr-tb" fo:padding-top="0in" fo:padding-left="0.075in" fo:padding-bottom="0in" fo:padding-right="0.075in"/>
    </style:style>
    <style:style style:name="T18" style:parent-style-name="Absatz-Standardschriftart" style:family="text">
      <style:text-properties style:language-asian="de" style:country-asian="DE"/>
    </style:style>
    <style:style style:name="T19" style:parent-style-name="Absatz-Standardschriftart" style:family="text">
      <style:text-properties style:language-complex="de" style:country-complex="DE"/>
    </style:style>
    <style:style style:name="TableRow20" style:family="table-row">
      <style:table-row-properties style:min-row-height="1.4118in"/>
    </style:style>
    <style:style style:name="TableCell21" style:family="table-cell">
      <style:table-cell-properties fo:border="none" style:writing-mode="lr-tb" fo:padding-top="0in" fo:padding-left="0.075in" fo:padding-bottom="0in" fo:padding-right="0.075in"/>
    </style:style>
    <style:style style:name="T22" style:parent-style-name="Absatz-Standardschriftart" style:family="text">
      <style:text-properties style:language-asian="de" style:country-asian="DE"/>
    </style:style>
    <style:style style:name="T23" style:parent-style-name="Absatz-Standardschriftart" style:family="text">
      <style:text-properties style:language-complex="de" style:country-complex="DE"/>
    </style:style>
    <style:style style:name="TableCell24" style:family="table-cell">
      <style:table-cell-properties fo:border="none" style:writing-mode="lr-tb" fo:padding-top="0in" fo:padding-left="0.075in" fo:padding-bottom="0in" fo:padding-right="0.075in"/>
    </style:style>
    <style:style style:name="T25" style:parent-style-name="Absatz-Standardschriftart" style:family="text">
      <style:text-properties style:language-asian="de" style:country-asian="DE"/>
    </style:style>
    <style:style style:name="T26" style:parent-style-name="Absatz-Standardschriftart" style:family="text">
      <style:text-properties style:language-complex="de" style:country-complex="DE"/>
    </style:style>
    <style:style style:name="TableRow27" style:family="table-row">
      <style:table-row-properties style:min-row-height="2.9187in"/>
    </style:style>
    <style:style style:name="TableCell28" style:family="table-cell">
      <style:table-cell-properties fo:border="none" style:writing-mode="lr-tb" style:vertical-align="middle" fo:padding-top="0in" fo:padding-left="0.075in" fo:padding-bottom="0in" fo:padding-right="0.075in"/>
    </style:style>
    <style:style style:name="T29" style:parent-style-name="Absatz-Standardschriftart" style:family="text">
      <style:text-properties style:language-asian="de" style:country-asian="DE"/>
    </style:style>
    <style:style style:name="T30" style:parent-style-name="Absatz-Standardschriftart" style:family="text">
      <style:text-properties style:language-complex="de" style:country-complex="DE"/>
    </style:style>
    <style:style style:name="TableCell31" style:family="table-cell">
      <style:table-cell-properties fo:border="none" style:writing-mode="lr-tb" fo:padding-top="0in" fo:padding-left="0.075in" fo:padding-bottom="0in" fo:padding-right="0.075in"/>
    </style:style>
    <style:style style:name="T32" style:parent-style-name="Absatz-Standardschriftart" style:family="text">
      <style:text-properties style:language-asian="de" style:country-asian="DE"/>
    </style:style>
    <style:style style:name="T33" style:parent-style-name="Absatz-Standardschriftart" style:family="text">
      <style:text-properties style:language-complex="de" style:country-complex="DE"/>
    </style:style>
    <style:style style:name="T34" style:parent-style-name="Absatz-Standardschriftart" style:family="text">
      <style:text-properties style:language-complex="de" style:country-complex="DE"/>
    </style:style>
    <style:style style:name="T35" style:parent-style-name="Absatz-Standardschriftart" style:family="text">
      <style:text-properties style:language-complex="de" style:country-complex="DE"/>
    </style:style>
    <style:style style:name="T36" style:parent-style-name="Absatz-Standardschriftart" style:family="text">
      <style:text-properties style:language-complex="de" style:country-complex="DE"/>
    </style:style>
    <style:style style:name="TableColumn38" style:family="table-column">
      <style:table-column-properties style:column-width="3.6277in"/>
    </style:style>
    <style:style style:name="TableColumn39" style:family="table-column">
      <style:table-column-properties style:column-width="3.6402in"/>
    </style:style>
    <style:style style:name="Table37" style:family="table">
      <style:table-properties style:width="7.268in" style:rel-width="100%" fo:margin-left="0in" table:align="left"/>
    </style:style>
    <style:style style:name="TableRow40" style:family="table-row">
      <style:table-row-properties style:min-row-height="1.9784in"/>
    </style:style>
    <style:style style:name="TableCell41" style:family="table-cell">
      <style:table-cell-properties fo:border="none" style:writing-mode="lr-tb" fo:padding-top="0in" fo:padding-left="0.075in" fo:padding-bottom="0in" fo:padding-right="0.075in"/>
    </style:style>
    <style:style style:name="T42" style:parent-style-name="Absatz-Standardschriftart" style:family="text">
      <style:text-properties style:language-asian="de" style:country-asian="DE"/>
    </style:style>
    <style:style style:name="P43" style:parent-style-name="Titel" style:family="paragraph">
      <style:paragraph-properties fo:margin-left="1in">
        <style:tab-stops/>
      </style:paragraph-properties>
    </style:style>
    <style:style style:name="T44" style:parent-style-name="Absatz-Standardschriftart" style:family="text">
      <style:text-properties style:language-complex="de" style:country-complex="DE"/>
    </style:style>
    <style:style style:name="TableRow45" style:family="table-row">
      <style:table-row-properties style:min-row-height="0.425in"/>
    </style:style>
    <style:style style:name="TableCell46" style:family="table-cell">
      <style:table-cell-properties fo:border-top="none" fo:border-left="none" fo:border-bottom="0.0312in solid #7F7F7F" fo:border-right="none" style:writing-mode="lr-tb" style:vertical-align="middle" fo:padding-top="0in" fo:padding-left="0.075in" fo:padding-bottom="0in" fo:padding-right="0.075in"/>
    </style:style>
    <style:style style:name="T47" style:parent-style-name="Absatz-Standardschriftart" style:family="text">
      <style:text-properties style:language-complex="de" style:country-complex="DE"/>
    </style:style>
    <style:style style:name="TableRow48" style:family="table-row">
      <style:table-row-properties style:min-row-height="2.7875in"/>
    </style:style>
    <style:style style:name="TableCell49" style:family="table-cell">
      <style:table-cell-properties fo:border-top="0.0312in solid #7F7F7F" fo:border-left="none" fo:border-bottom="none" fo:border-right="none" style:writing-mode="lr-tb" style:vertical-align="middle" fo:padding-top="0in" fo:padding-left="0.075in" fo:padding-bottom="0in" fo:padding-right="0.075in"/>
    </style:style>
    <style:style style:name="T50" style:parent-style-name="Absatz-Standardschriftart" style:family="text">
      <style:text-properties style:language-asian="de" style:country-asian="DE"/>
    </style:style>
    <style:style style:name="T51" style:parent-style-name="Absatz-Standardschriftart" style:family="text">
      <style:text-properties style:language-complex="de" style:country-complex="DE"/>
    </style:style>
    <style:style style:name="T52" style:parent-style-name="Absatz-Standardschriftart" style:family="text">
      <style:text-properties style:language-complex="de" style:country-complex="DE"/>
    </style:style>
    <style:style style:name="TableCell53" style:family="table-cell">
      <style:table-cell-properties fo:border-top="0.0312in solid #7F7F7F" fo:border-left="none" fo:border-bottom="none" fo:border-right="none" style:writing-mode="lr-tb" fo:padding-top="0in" fo:padding-left="0.075in" fo:padding-bottom="0in" fo:padding-right="0.075in"/>
    </style:style>
    <style:style style:name="T54" style:parent-style-name="Absatz-Standardschriftart" style:family="text">
      <style:text-properties style:language-asian="de" style:country-asian="DE"/>
    </style:style>
    <style:style style:name="T55" style:parent-style-name="Absatz-Standardschriftart" style:family="text">
      <style:text-properties style:language-complex="de" style:country-complex="DE"/>
    </style:style>
    <style:style style:name="TableRow56" style:family="table-row">
      <style:table-row-properties style:min-row-height="0.9652in"/>
    </style:style>
    <style:style style:name="TableCell57" style:family="table-cell">
      <style:table-cell-properties fo:border="none" style:writing-mode="lr-tb" fo:padding-top="0in" fo:padding-left="0.075in" fo:padding-bottom="0in" fo:padding-right="0.075in"/>
    </style:style>
    <style:style style:name="T58" style:parent-style-name="Absatz-Standardschriftart" style:family="text">
      <style:text-properties style:language-asian="de" style:country-asian="DE"/>
    </style:style>
    <style:style style:name="T59" style:parent-style-name="Absatz-Standardschriftart" style:family="text">
      <style:text-properties style:language-complex="de" style:country-complex="DE"/>
    </style:style>
    <style:style style:name="TableCell60" style:family="table-cell">
      <style:table-cell-properties fo:border="none" style:writing-mode="lr-tb" fo:padding-top="0in" fo:padding-left="0.075in" fo:padding-bottom="0in" fo:padding-right="0.075in"/>
    </style:style>
    <style:style style:name="T61" style:parent-style-name="Absatz-Standardschriftart" style:family="text">
      <style:text-properties style:language-asian="de" style:country-asian="DE"/>
    </style:style>
    <style:style style:name="T62" style:parent-style-name="Absatz-Standardschriftart" style:family="text">
      <style:text-properties style:language-complex="de" style:country-complex="DE"/>
    </style:style>
    <style:style style:name="TableRow63" style:family="table-row">
      <style:table-row-properties style:min-row-height="1.4076in"/>
    </style:style>
    <style:style style:name="TableCell64" style:family="table-cell">
      <style:table-cell-properties fo:border="none" style:writing-mode="lr-tb" style:vertical-align="middle" fo:padding-top="0in" fo:padding-left="0.075in" fo:padding-bottom="0in" fo:padding-right="0.075in"/>
    </style:style>
    <style:style style:name="T65" style:parent-style-name="Absatz-Standardschriftart" style:family="text">
      <style:text-properties style:language-asian="de" style:country-asian="DE"/>
    </style:style>
    <style:style style:name="T66" style:parent-style-name="Absatz-Standardschriftart" style:family="text">
      <style:text-properties style:language-complex="de" style:country-complex="DE"/>
    </style:style>
    <style:style style:name="TableCell67" style:family="table-cell">
      <style:table-cell-properties fo:border="none" style:writing-mode="lr-tb" fo:padding-top="0in" fo:padding-left="0.075in" fo:padding-bottom="0in" fo:padding-right="0.075in"/>
    </style:style>
    <style:style style:name="T68" style:parent-style-name="Absatz-Standardschriftart" style:family="text">
      <style:text-properties style:language-asian="de" style:country-asian="DE"/>
    </style:style>
    <style:style style:name="T69" style:parent-style-name="Absatz-Standardschriftart" style:family="text">
      <style:text-properties style:language-complex="de" style:country-complex="DE"/>
    </style:style>
    <style:style style:name="T70" style:parent-style-name="Absatz-Standardschriftart" style:family="text">
      <style:text-properties style:language-complex="de" style:country-complex="DE"/>
    </style:style>
    <style:style style:name="T71" style:parent-style-name="Absatz-Standardschriftart" style:family="text">
      <style:text-properties style:language-complex="de" style:country-complex="DE"/>
    </style:style>
    <style:style style:name="T72" style:parent-style-name="Absatz-Standardschriftart" style:family="text">
      <style:text-properties style:language-complex="de" style:country-complex="DE"/>
    </style:style>
    <style:style style:name="TableRow73" style:family="table-row">
      <style:table-row-properties style:min-row-height="1.2763in"/>
    </style:style>
    <style:style style:name="TableCell74" style:family="table-cell">
      <style:table-cell-properties fo:border="none" style:writing-mode="lr-tb" style:vertical-align="middle" fo:padding-top="0in" fo:padding-left="0.075in" fo:padding-bottom="0in" fo:padding-right="0.075in"/>
    </style:style>
    <style:style style:name="T75" style:parent-style-name="Absatz-Standardschriftart" style:family="text">
      <style:text-properties style:language-asian="de" style:country-asian="DE"/>
    </style:style>
    <style:style style:name="T76" style:parent-style-name="Absatz-Standardschriftart" style:family="text">
      <style:text-properties style:language-complex="de" style:country-complex="DE"/>
    </style:style>
    <style:style style:name="TableColumn78" style:family="table-column">
      <style:table-column-properties style:column-width="3.593in"/>
    </style:style>
    <style:style style:name="TableColumn79" style:family="table-column">
      <style:table-column-properties style:column-width="3.675in"/>
    </style:style>
    <style:style style:name="Table77" style:family="table">
      <style:table-properties style:width="7.268in" style:rel-width="100%" fo:margin-left="0in" table:align="left"/>
    </style:style>
    <style:style style:name="TableRow80" style:family="table-row">
      <style:table-row-properties style:min-row-height="1.9784in"/>
    </style:style>
    <style:style style:name="TableCell81" style:family="table-cell">
      <style:table-cell-properties fo:border="none" style:writing-mode="lr-tb" fo:padding-top="0in" fo:padding-left="0.075in" fo:padding-bottom="0in" fo:padding-right="0.075in"/>
    </style:style>
    <style:style style:name="T82" style:parent-style-name="Absatz-Standardschriftart" style:family="text">
      <style:text-properties style:language-asian="de" style:country-asian="DE"/>
    </style:style>
    <style:style style:name="P83" style:parent-style-name="Titel" style:family="paragraph">
      <style:paragraph-properties fo:margin-left="1in">
        <style:tab-stops/>
      </style:paragraph-properties>
    </style:style>
    <style:style style:name="T84" style:parent-style-name="Absatz-Standardschriftart" style:family="text">
      <style:text-properties style:language-complex="de" style:country-complex="DE"/>
    </style:style>
    <style:style style:name="T85" style:parent-style-name="Absatz-Standardschriftart" style:family="text">
      <style:text-properties style:language-complex="de" style:country-complex="DE"/>
    </style:style>
    <style:style style:name="T86" style:parent-style-name="Absatz-Standardschriftart" style:family="text">
      <style:text-properties style:language-complex="de" style:country-complex="DE"/>
    </style:style>
    <style:style style:name="TableRow87" style:family="table-row">
      <style:table-row-properties style:min-row-height="0.425in"/>
    </style:style>
    <style:style style:name="TableCell88" style:family="table-cell">
      <style:table-cell-properties fo:border-top="none" fo:border-left="none" fo:border-bottom="0.0312in solid #7F7F7F" fo:border-right="none" style:writing-mode="lr-tb" style:vertical-align="middle" fo:padding-top="0in" fo:padding-left="0.075in" fo:padding-bottom="0in" fo:padding-right="0.075in"/>
    </style:style>
    <style:style style:name="T89" style:parent-style-name="Absatz-Standardschriftart" style:family="text">
      <style:text-properties style:language-complex="de" style:country-complex="DE"/>
    </style:style>
    <style:style style:name="TableRow90" style:family="table-row">
      <style:table-row-properties style:min-row-height="0.425in"/>
    </style:style>
    <style:style style:name="TableCell91" style:family="table-cell">
      <style:table-cell-properties fo:border-top="0.0312in solid #7F7F7F" fo:border-left="none" fo:border-bottom="none" fo:border-right="none" style:writing-mode="lr-tb" style:vertical-align="middle" fo:padding-top="0in" fo:padding-left="0.075in" fo:padding-bottom="0in" fo:padding-right="0.075in"/>
    </style:style>
    <style:style style:name="T92" style:parent-style-name="Absatz-Standardschriftart" style:family="text">
      <style:text-properties style:language-asian="de" style:country-asian="DE"/>
    </style:style>
    <style:style style:name="T93" style:parent-style-name="Absatz-Standardschriftart" style:family="text">
      <style:text-properties style:language-complex="de" style:country-complex="DE"/>
    </style:style>
    <style:style style:name="TableCell94" style:family="table-cell">
      <style:table-cell-properties fo:border-top="0.0312in solid #7F7F7F" fo:border-left="none" fo:border-bottom="none" fo:border-right="none" style:writing-mode="lr-tb" fo:padding-top="0in" fo:padding-left="0.075in" fo:padding-bottom="0in" fo:padding-right="0.075in"/>
    </style:style>
    <style:style style:name="T95" style:parent-style-name="Absatz-Standardschriftart" style:family="text">
      <style:text-properties style:language-asian="de" style:country-asian="DE"/>
    </style:style>
    <style:style style:name="T96" style:parent-style-name="Absatz-Standardschriftart" style:family="text">
      <style:text-properties style:language-complex="de" style:country-complex="DE"/>
    </style:style>
    <style:style style:name="TableRow97" style:family="table-row">
      <style:table-row-properties style:min-row-height="1.4118in"/>
    </style:style>
    <style:style style:name="TableCell98" style:family="table-cell">
      <style:table-cell-properties fo:border="none" style:writing-mode="lr-tb" fo:padding-top="0in" fo:padding-left="0.075in" fo:padding-bottom="0in" fo:padding-right="0.075in"/>
    </style:style>
    <style:style style:name="T99" style:parent-style-name="Absatz-Standardschriftart" style:family="text">
      <style:text-properties style:language-asian="de" style:country-asian="DE"/>
    </style:style>
    <style:style style:name="T100" style:parent-style-name="Absatz-Standardschriftart" style:family="text">
      <style:text-properties style:language-complex="de" style:country-complex="DE"/>
    </style:style>
    <style:style style:name="TableCell101" style:family="table-cell">
      <style:table-cell-properties fo:border="none" style:writing-mode="lr-tb" fo:padding-top="0in" fo:padding-left="0.075in" fo:padding-bottom="0in" fo:padding-right="0.075in"/>
    </style:style>
    <style:style style:name="T102" style:parent-style-name="Absatz-Standardschriftart" style:family="text">
      <style:text-properties style:language-asian="de" style:country-asian="DE"/>
    </style:style>
    <style:style style:name="T103" style:parent-style-name="Absatz-Standardschriftart" style:family="text">
      <style:text-properties style:language-complex="de" style:country-complex="DE"/>
    </style:style>
    <style:style style:name="TableRow104" style:family="table-row">
      <style:table-row-properties style:min-row-height="2.8875in"/>
    </style:style>
    <style:style style:name="TableCell105" style:family="table-cell">
      <style:table-cell-properties fo:border="none" style:writing-mode="lr-tb" style:vertical-align="middle" fo:padding-top="0in" fo:padding-left="0.075in" fo:padding-bottom="0in" fo:padding-right="0.075in"/>
    </style:style>
    <style:style style:name="T106" style:parent-style-name="Absatz-Standardschriftart" style:family="text">
      <style:text-properties style:language-asian="de" style:country-asian="DE"/>
    </style:style>
    <style:style style:name="T107" style:parent-style-name="Absatz-Standardschriftart" style:family="text">
      <style:text-properties style:language-complex="de" style:country-complex="DE"/>
    </style:style>
    <style:style style:name="TableCell108" style:family="table-cell">
      <style:table-cell-properties fo:border="none" style:writing-mode="lr-tb" fo:padding-top="0in" fo:padding-left="0.075in" fo:padding-bottom="0in" fo:padding-right="0.075in"/>
    </style:style>
    <style:style style:name="T109" style:parent-style-name="Absatz-Standardschriftart" style:family="text">
      <style:text-properties style:language-asian="de" style:country-asian="DE"/>
    </style:style>
    <style:style style:name="T110" style:parent-style-name="Absatz-Standardschriftart" style:family="text">
      <style:text-properties style:language-complex="de" style:country-complex="DE"/>
    </style:style>
    <style:style style:name="T111" style:parent-style-name="Absatz-Standardschriftart" style:family="text">
      <style:text-properties style:language-complex="de" style:country-complex="DE"/>
    </style:style>
    <style:style style:name="T112" style:parent-style-name="Absatz-Standardschriftart" style:family="text">
      <style:text-properties style:language-complex="de" style:country-complex="DE"/>
    </style:style>
    <style:style style:name="T113" style:parent-style-name="Absatz-Standardschriftart" style:family="text">
      <style:text-properties style:language-complex="de" style:country-complex="DE"/>
    </style:style>
    <style:style style:name="TableColumn115" style:family="table-column">
      <style:table-column-properties style:column-width="3.618in"/>
    </style:style>
    <style:style style:name="TableColumn116" style:family="table-column">
      <style:table-column-properties style:column-width="3.65in"/>
    </style:style>
    <style:style style:name="Table114" style:family="table">
      <style:table-properties style:width="7.268in" style:rel-width="100%" fo:margin-left="0in" table:align="left"/>
    </style:style>
    <style:style style:name="TableRow117" style:family="table-row">
      <style:table-row-properties style:min-row-height="1.9784in"/>
    </style:style>
    <style:style style:name="TableCell118" style:family="table-cell">
      <style:table-cell-properties fo:border="none" style:writing-mode="lr-tb" fo:padding-top="0in" fo:padding-left="0.075in" fo:padding-bottom="0in" fo:padding-right="0.075in"/>
    </style:style>
    <style:style style:name="T119" style:parent-style-name="Absatz-Standardschriftart" style:family="text">
      <style:text-properties style:language-asian="de" style:country-asian="DE"/>
    </style:style>
    <style:style style:name="P120" style:parent-style-name="Titel" style:family="paragraph">
      <style:paragraph-properties fo:margin-left="1in">
        <style:tab-stops/>
      </style:paragraph-properties>
    </style:style>
    <style:style style:name="T121" style:parent-style-name="Absatz-Standardschriftart" style:family="text">
      <style:text-properties style:language-complex="de" style:country-complex="DE"/>
    </style:style>
    <style:style style:name="T122" style:parent-style-name="Absatz-Standardschriftart" style:family="text">
      <style:text-properties style:language-complex="de" style:country-complex="DE"/>
    </style:style>
    <style:style style:name="T123" style:parent-style-name="Absatz-Standardschriftart" style:family="text">
      <style:text-properties style:language-complex="de" style:country-complex="DE"/>
    </style:style>
    <style:style style:name="TableRow124" style:family="table-row">
      <style:table-row-properties style:min-row-height="0.425in"/>
    </style:style>
    <style:style style:name="TableCell125" style:family="table-cell">
      <style:table-cell-properties fo:border-top="none" fo:border-left="none" fo:border-bottom="0.0312in solid #7F7F7F" fo:border-right="none" style:writing-mode="lr-tb" style:vertical-align="middle" fo:padding-top="0in" fo:padding-left="0.075in" fo:padding-bottom="0in" fo:padding-right="0.075in"/>
    </style:style>
    <style:style style:name="T126" style:parent-style-name="Absatz-Standardschriftart" style:family="text">
      <style:text-properties style:language-complex="de" style:country-complex="DE"/>
    </style:style>
    <style:style style:name="TableRow127" style:family="table-row">
      <style:table-row-properties style:min-row-height="2.7875in"/>
    </style:style>
    <style:style style:name="TableCell128" style:family="table-cell">
      <style:table-cell-properties fo:border-top="0.0312in solid #7F7F7F" fo:border-left="none" fo:border-bottom="none" fo:border-right="none" style:writing-mode="lr-tb" style:vertical-align="middle" fo:padding-top="0in" fo:padding-left="0.075in" fo:padding-bottom="0in" fo:padding-right="0.075in"/>
    </style:style>
    <style:style style:name="T129" style:parent-style-name="Absatz-Standardschriftart" style:family="text">
      <style:text-properties style:language-asian="de" style:country-asian="DE"/>
    </style:style>
    <style:style style:name="T130" style:parent-style-name="Absatz-Standardschriftart" style:family="text">
      <style:text-properties style:language-complex="de" style:country-complex="DE"/>
    </style:style>
    <style:style style:name="T131" style:parent-style-name="Absatz-Standardschriftart" style:family="text">
      <style:text-properties style:language-complex="de" style:country-complex="DE"/>
    </style:style>
    <style:style style:name="TableCell132" style:family="table-cell">
      <style:table-cell-properties fo:border-top="0.0312in solid #7F7F7F" fo:border-left="none" fo:border-bottom="none" fo:border-right="none" style:writing-mode="lr-tb" fo:padding-top="0in" fo:padding-left="0.075in" fo:padding-bottom="0in" fo:padding-right="0.075in"/>
    </style:style>
    <style:style style:name="T133" style:parent-style-name="Absatz-Standardschriftart" style:family="text">
      <style:text-properties style:language-asian="de" style:country-asian="DE"/>
    </style:style>
    <style:style style:name="T134" style:parent-style-name="Absatz-Standardschriftart" style:family="text">
      <style:text-properties style:language-complex="de" style:country-complex="DE"/>
    </style:style>
    <style:style style:name="TableRow135" style:family="table-row">
      <style:table-row-properties style:min-row-height="0.9652in"/>
    </style:style>
    <style:style style:name="TableCell136" style:family="table-cell">
      <style:table-cell-properties fo:border="none" style:writing-mode="lr-tb" fo:padding-top="0in" fo:padding-left="0.075in" fo:padding-bottom="0in" fo:padding-right="0.075in"/>
    </style:style>
    <style:style style:name="T137" style:parent-style-name="Absatz-Standardschriftart" style:family="text">
      <style:text-properties style:language-asian="de" style:country-asian="DE"/>
    </style:style>
    <style:style style:name="T138" style:parent-style-name="Absatz-Standardschriftart" style:family="text">
      <style:text-properties style:language-complex="de" style:country-complex="DE"/>
    </style:style>
    <style:style style:name="TableCell139" style:family="table-cell">
      <style:table-cell-properties fo:border="none" style:writing-mode="lr-tb" fo:padding-top="0in" fo:padding-left="0.075in" fo:padding-bottom="0in" fo:padding-right="0.075in"/>
    </style:style>
    <style:style style:name="T140" style:parent-style-name="Absatz-Standardschriftart" style:family="text">
      <style:text-properties style:language-asian="de" style:country-asian="DE"/>
    </style:style>
    <style:style style:name="T141" style:parent-style-name="Absatz-Standardschriftart" style:family="text">
      <style:text-properties style:language-complex="de" style:country-complex="DE"/>
    </style:style>
    <style:style style:name="TableRow142" style:family="table-row">
      <style:table-row-properties style:min-row-height="1.4076in"/>
    </style:style>
    <style:style style:name="TableCell143" style:family="table-cell">
      <style:table-cell-properties fo:border="none" style:writing-mode="lr-tb" style:vertical-align="middle" fo:padding-top="0in" fo:padding-left="0.075in" fo:padding-bottom="0in" fo:padding-right="0.075in"/>
    </style:style>
    <style:style style:name="T144" style:parent-style-name="Absatz-Standardschriftart" style:family="text">
      <style:text-properties style:language-asian="de" style:country-asian="DE"/>
    </style:style>
    <style:style style:name="T145" style:parent-style-name="Absatz-Standardschriftart" style:family="text">
      <style:text-properties style:language-complex="de" style:country-complex="DE"/>
    </style:style>
    <style:style style:name="TableCell146" style:family="table-cell">
      <style:table-cell-properties fo:border="none" style:writing-mode="lr-tb" fo:padding-top="0in" fo:padding-left="0.075in" fo:padding-bottom="0in" fo:padding-right="0.075in"/>
    </style:style>
    <style:style style:name="T147" style:parent-style-name="Absatz-Standardschriftart" style:family="text">
      <style:text-properties style:language-asian="de" style:country-asian="DE"/>
    </style:style>
    <style:style style:name="T148" style:parent-style-name="Absatz-Standardschriftart" style:family="text">
      <style:text-properties style:language-complex="de" style:country-complex="DE"/>
    </style:style>
    <style:style style:name="T149" style:parent-style-name="Absatz-Standardschriftart" style:family="text">
      <style:text-properties style:language-complex="de" style:country-complex="DE"/>
    </style:style>
    <style:style style:name="T150" style:parent-style-name="Absatz-Standardschriftart" style:family="text">
      <style:text-properties style:language-complex="de" style:country-complex="DE"/>
    </style:style>
    <style:style style:name="T151" style:parent-style-name="Absatz-Standardschriftart" style:family="text">
      <style:text-properties style:language-complex="de" style:country-complex="DE"/>
    </style:style>
    <style:style style:name="TableRow152" style:family="table-row">
      <style:table-row-properties style:min-row-height="1.2763in"/>
    </style:style>
    <style:style style:name="TableCell153" style:family="table-cell">
      <style:table-cell-properties fo:border="none" style:writing-mode="lr-tb" style:vertical-align="middle" fo:padding-top="0in" fo:padding-left="0.075in" fo:padding-bottom="0in" fo:padding-right="0.075in"/>
    </style:style>
    <style:style style:name="T154" style:parent-style-name="Absatz-Standardschriftart" style:family="text">
      <style:text-properties style:language-asian="de" style:country-asian="DE"/>
    </style:style>
    <style:style style:name="T155" style:parent-style-name="Absatz-Standardschriftart" style:family="text">
      <style:text-properties style:language-complex="de" style:country-complex="DE"/>
    </style:style>
    <style:style style:family="graphic" style:name="a143">
      <style:graphic-properties fo:wrap-option="wrap" fo:padding-top="0in" fo:padding-bottom="0in" fo:padding-left="0in" fo:padding-right="0in" draw:textarea-vertical-align="middle" draw:textarea-horizontal-align="left" draw:fill="none" draw:stroke="solid" svg:stroke-width="0.05556in" svg:stroke-color="#0071bc" svg:stroke-opacity="100%" draw:stroke-linejoin="round" draw:auto-grow-width="false" draw:auto-grow-height="false"/>
      <style:paragraph-properties style:font-independent-line-spacing="false" style:writing-mode="lr-tb"/>
    </style:style>
    <style:style style:family="graphic" style:name="a144">
      <style:graphic-properties/>
    </style:style>
    <style:style style:family="graphic" style:name="a145">
      <style:graphic-properties fo:wrap-option="wrap" fo:padding-top="0.05in" fo:padding-bottom="0.05in" fo:padding-left="0.1in" fo:padding-right="0.1in" draw:textarea-vertical-align="bottom" draw:textarea-horizontal-align="left" draw:fill="solid" draw:fill-color="#fbb03b" draw:opacity="100%" draw:stroke="none" draw:auto-grow-width="false" draw:auto-grow-height="false"/>
      <style:paragraph-properties style:font-independent-line-spacing="false" style:writing-mode="lr-tb"/>
    </style:style>
    <style:style style:family="graphic" style:name="a146">
      <style:graphic-properties draw:fill="solid" draw:fill-color="#ffffff" draw:opacity="100%" draw:stroke="none"/>
    </style:style>
    <style:style style:family="graphic" style:name="a147">
      <style:graphic-properties draw:fill="solid" draw:fill-color="#ffffff" draw:opacity="100%" draw:stroke="none"/>
    </style:style>
    <style:style style:family="graphic" style:name="a148">
      <style:graphic-properties draw:fill="solid" draw:fill-color="#e48d05" draw:opacity="100%" draw:stroke="none"/>
    </style:style>
    <style:style style:family="graphic" style:name="a149">
      <style:graphic-properties draw:fill="solid" draw:fill-color="#fbb03b" draw:opacity="100%" draw:stroke="none"/>
    </style:style>
    <style:style style:family="graphic" style:name="a70">
      <style:graphic-properties draw:fill="none" draw:stroke="solid" svg:stroke-width="0.05556in" svg:stroke-color="#ed1e79" svg:stroke-opacity="100%" draw:stroke-linejoin="round"/>
    </style:style>
    <style:style style:family="graphic" style:name="a71">
      <style:graphic-properties draw:fill="solid" draw:fill-color="#ed1e79" draw:opacity="100%" draw:stroke="none"/>
    </style:style>
    <style:style style:family="graphic" style:name="a72">
      <style:graphic-properties draw:fill="solid" draw:fill-color="#b90f5a" draw:opacity="100%" draw:stroke="none"/>
    </style:style>
    <style:style style:family="graphic" style:name="a7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4">
      <style:graphic-properties style:wrap="parallel" style:wrap-contour="false" style:horizontal-rel="paragraph" style:vertical-rel="paragraph" style:horizontal-pos="from-left" style:vertical-pos="from-top"/>
    </style:style>
    <style:style style:family="graphic" style:name="a75">
      <style:graphic-properties draw:fill="solid" draw:fill-color="#0071bc" draw:opacity="100%" draw:stroke="none"/>
    </style:style>
    <style:style style:family="graphic" style:name="a76">
      <style:graphic-properties draw:fill="solid" draw:fill-color="#00558d" draw:opacity="100%" draw:stroke="none"/>
    </style:style>
    <style:style style:family="graphic" style:name="a77">
      <style:graphic-properties draw:fill="solid" draw:fill-color="#0071bc" draw:opacity="100%" draw:stroke="none"/>
    </style:style>
    <style:style style:family="graphic" style:name="a7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9">
      <style:graphic-properties/>
    </style:style>
    <style:style style:family="graphic" style:name="a150">
      <style:graphic-properties/>
    </style:style>
    <style:style style:family="graphic" style:name="a151">
      <style:graphic-properties draw:fill="solid" draw:fill-color="#198856" draw:opacity="100%" draw:stroke="none"/>
    </style:style>
    <style:style style:family="graphic" style:name="a152">
      <style:graphic-properties draw:fill="solid" draw:fill-color="#22b573" draw:opacity="100%" draw:stroke="none"/>
    </style:style>
    <style:style style:family="graphic" style:name="a153">
      <style:graphic-properties draw:fill="solid" draw:fill-color="#ffffff" draw:opacity="100%" draw:stroke="none"/>
    </style:style>
    <style:style style:family="graphic" style:name="a154">
      <style:graphic-properties draw:fill="none" draw:stroke="solid" svg:stroke-width="0.05556in" svg:stroke-color="#22b573" svg:stroke-opacity="100%" draw:stroke-linejoin="round"/>
    </style:style>
    <style:style style:family="graphic" style:name="a10" style:parent-style-name="Graphics">
      <style:graphic-properties fo:border="0.01042in none" fo:background-color="transparent" fo:clip="rect(0in, 0in, 0in, 0in)"/>
    </style:style>
    <style:style style:family="graphic" style:name="a155" style:parent-style-name="Graphics">
      <style:graphic-properties fo:border="0.01042in none" fo:background-color="transparent" fo:clip="rect(0in, 0in, 0in, 0in)"/>
    </style:style>
    <style:style style:family="graphic" style:name="a11">
      <style:graphic-properties draw:fill="solid" draw:fill-color="#22b573" draw:opacity="100%" draw:stroke="none"/>
    </style:style>
    <style:style style:family="graphic" style:name="a156">
      <style:graphic-properties draw:fill="solid" draw:fill-color="#22b573" draw:opacity="100%" draw:stroke="none"/>
    </style:style>
    <style:style style:family="graphic" style:name="a1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
      <style:graphic-properties style:wrap="none" style:horizontal-rel="paragraph" style:vertical-rel="paragraph" style:horizontal-pos="from-left" style:vertical-pos="from-top"/>
    </style:style>
    <style:style style:family="graphic" style:name="a158">
      <style:graphic-properties style:wrap="parallel" style:wrap-contour="false" style:horizontal-rel="paragraph" style:vertical-rel="paragraph" style:horizontal-pos="from-left" style:vertical-pos="from-top"/>
    </style:style>
    <style:style style:family="graphic" style:name="a14">
      <style:graphic-properties draw:fill="solid" draw:fill-color="#b90f5a" draw:opacity="100%" draw:stroke="none"/>
    </style:style>
    <style:style style:family="graphic" style:name="a159">
      <style:graphic-properties draw:fill="solid" draw:fill-color="#b90f5a" draw:opacity="100%" draw:stroke="none"/>
    </style:style>
    <style:style style:family="graphic" style:name="a15">
      <style:graphic-properties draw:fill="solid" draw:fill-color="#ed1e79" draw:opacity="100%" draw:stroke="none"/>
    </style:style>
    <style:style style:family="graphic" style:name="a16">
      <style:graphic-properties draw:fill="solid" draw:fill-color="#ffffff" draw:opacity="100%" draw:stroke="none"/>
    </style:style>
    <style:style style:family="graphic" style:name="a17">
      <style:graphic-properties draw:fill="none" draw:stroke="solid" svg:stroke-width="0.05556in" svg:stroke-color="#ed1e79" svg:stroke-opacity="100%" draw:stroke-linejoin="round"/>
    </style:style>
    <style:style style:family="graphic" style:name="a80">
      <style:graphic-properties draw:fill="solid" draw:fill-color="#00818d" draw:opacity="100%" draw:stroke="none"/>
    </style:style>
    <style:style style:family="graphic" style:name="a18">
      <style:graphic-properties draw:fill="solid" draw:fill-color="#ed1e79" draw:opacity="100%" draw:stroke="none"/>
    </style:style>
    <style:style style:family="graphic" style:name="a81">
      <style:graphic-properties draw:fill="solid" draw:fill-color="#00acbc" draw:opacity="100%" draw:stroke="none"/>
    </style:style>
    <style:style style:family="graphic" style:name="a1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2">
      <style:graphic-properties draw:fill="solid" draw:fill-color="#ffffff" draw:opacity="100%" draw:stroke="none"/>
    </style:style>
    <style:style style:family="graphic" style:name="a83">
      <style:graphic-properties draw:fill="none" draw:stroke="solid" svg:stroke-width="0.05556in" svg:stroke-color="#00acbc" svg:stroke-opacity="100%" draw:stroke-linejoin="round"/>
    </style:style>
    <style:style style:family="graphic" style:name="a84">
      <style:graphic-properties draw:fill="solid" draw:fill-color="#00acbc" draw:opacity="100%" draw:stroke="none"/>
    </style:style>
    <style:style style:family="graphic" style:name="a85">
      <style:graphic-properties draw:fill="solid" draw:fill-color="#00acbc" draw:opacity="100%" draw:stroke="none"/>
    </style:style>
    <style:style style:family="graphic" style:name="a8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7">
      <style:graphic-properties style:wrap="parallel" style:wrap-contour="false" style:horizontal-rel="paragraph" style:vertical-rel="paragraph" style:horizontal-pos="from-left" style:vertical-pos="from-top"/>
    </style:style>
    <style:style style:family="graphic" style:name="a88">
      <style:graphic-properties fo:wrap-option="wrap" fo:padding-top="0in" fo:padding-bottom="0in" fo:padding-left="0in" fo:padding-right="0in" draw:textarea-vertical-align="middle" draw:textarea-horizontal-align="left" draw:fill="none" draw:stroke="solid" svg:stroke-width="0.05556in" svg:stroke-color="#0071bc" svg:stroke-opacity="100%" draw:stroke-linejoin="round" draw:auto-grow-width="false" draw:auto-grow-height="false"/>
      <style:paragraph-properties style:font-independent-line-spacing="false" style:writing-mode="lr-tb"/>
    </style:style>
    <style:style style:family="graphic" style:name="a89">
      <style:graphic-properties fo:wrap-option="wrap" fo:padding-top="0in" fo:padding-bottom="0in" fo:padding-left="0in" fo:padding-right="0in" draw:textarea-vertical-align="middle" draw:textarea-horizontal-align="left" draw:fill="none" draw:stroke="solid" svg:stroke-width="0.05556in" svg:stroke-color="#0071bc" svg:stroke-opacity="100%" draw:stroke-linejoin="round" draw:auto-grow-width="false" draw:auto-grow-height="false"/>
      <style:paragraph-properties style:font-independent-line-spacing="false" style:writing-mode="lr-tb"/>
    </style:style>
    <style:style style:family="graphic" style:name="a160">
      <style:graphic-properties draw:fill="solid" draw:fill-color="#ed1e79" draw:opacity="100%" draw:stroke="none"/>
    </style:style>
    <style:style style:family="graphic" style:name="a161">
      <style:graphic-properties draw:fill="solid" draw:fill-color="#ffffff" draw:opacity="100%" draw:stroke="none"/>
    </style:style>
    <style:style style:family="graphic" style:name="a162">
      <style:graphic-properties draw:fill="none" draw:stroke="solid" svg:stroke-width="0.05556in" svg:stroke-color="#ed1e79" svg:stroke-opacity="100%" draw:stroke-linejoin="round"/>
    </style:style>
    <style:style style:family="graphic" style:name="a163">
      <style:graphic-properties draw:fill="solid" draw:fill-color="#ed1e79" draw:opacity="100%" draw:stroke="none"/>
    </style:style>
    <style:style style:family="graphic" style:name="a16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0">
      <style:graphic-properties/>
    </style:style>
    <style:style style:family="graphic" style:name="a165">
      <style:graphic-properties/>
    </style:style>
    <style:style style:family="graphic" style:name="a21">
      <style:graphic-properties draw:fill="solid" draw:fill-color="#b90f5a" draw:opacity="100%" draw:stroke="none"/>
    </style:style>
    <style:style style:family="graphic" style:name="a166">
      <style:graphic-properties draw:fill="solid" draw:fill-color="#b90f5a" draw:opacity="100%" draw:stroke="none"/>
    </style:style>
    <style:style style:family="graphic" style:name="a22">
      <style:graphic-properties draw:fill="solid" draw:fill-color="#ed1e79" draw:opacity="100%" draw:stroke="none"/>
    </style:style>
    <style:style style:family="graphic" style:name="a167">
      <style:graphic-properties draw:fill="solid" draw:fill-color="#ed1e79" draw:opacity="100%" draw:stroke="none"/>
    </style:style>
    <style:style style:family="graphic" style:name="a23">
      <style:graphic-properties draw:fill="solid" draw:fill-color="#ffffff" draw:opacity="100%" draw:stroke="none"/>
    </style:style>
    <style:style style:family="graphic" style:name="a168">
      <style:graphic-properties draw:fill="solid" draw:fill-color="#ffffff" draw:opacity="100%" draw:stroke="none"/>
    </style:style>
    <style:style style:family="graphic" style:name="a24">
      <style:graphic-properties draw:fill="none" draw:stroke="solid" svg:stroke-width="0.05556in" svg:stroke-color="#ed1e79" svg:stroke-opacity="100%" draw:stroke-linejoin="round"/>
    </style:style>
    <style:style style:family="graphic" style:name="a169">
      <style:graphic-properties draw:fill="none" draw:stroke="solid" svg:stroke-width="0.05556in" svg:stroke-color="#ed1e79" svg:stroke-opacity="100%" draw:stroke-linejoin="round"/>
    </style:style>
    <style:style style:family="graphic" style:name="a25">
      <style:graphic-properties draw:fill="solid" draw:fill-color="#ed1e79" draw:opacity="100%" draw:stroke="none"/>
    </style:style>
    <style:style style:family="graphic" style:name="a26">
      <style:graphic-properties draw:fill="solid" draw:fill-color="#b90f5a" draw:opacity="100%" draw:stroke="none"/>
    </style:style>
    <style:style style:family="graphic" style:name="a2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0">
      <style:graphic-properties fo:wrap-option="wrap" fo:padding-top="0in" fo:padding-bottom="0in" fo:padding-left="0in" fo:padding-right="0in" draw:textarea-vertical-align="middle" draw:textarea-horizontal-align="left" draw:fill="none" draw:stroke="solid" svg:stroke-width="0.05556in" svg:stroke-color="#0071bc" svg:stroke-opacity="100%" draw:stroke-linejoin="round" draw:auto-grow-width="false" draw:auto-grow-height="false"/>
      <style:paragraph-properties style:font-independent-line-spacing="false" style:writing-mode="lr-tb"/>
    </style:style>
    <style:style style:family="graphic" style:name="a28">
      <style:graphic-properties style:wrap="parallel" style:wrap-contour="false" style:horizontal-rel="paragraph" style:vertical-rel="paragraph" style:horizontal-pos="from-left" style:vertical-pos="from-top"/>
    </style:style>
    <style:style style:family="graphic" style:name="a91">
      <style:graphic-properties fo:wrap-option="wrap" fo:padding-top="0in" fo:padding-bottom="0in" fo:padding-left="0in" fo:padding-right="0in" draw:textarea-vertical-align="middle" draw:textarea-horizontal-align="left" draw:fill="none" draw:stroke="solid" svg:stroke-width="0.05556in" svg:stroke-color="#0071bc" svg:stroke-opacity="100%" draw:stroke-linejoin="round" draw:auto-grow-width="false" draw:auto-grow-height="false"/>
      <style:paragraph-properties style:font-independent-line-spacing="false" style:writing-mode="lr-tb"/>
    </style:style>
    <style:style style:family="graphic" style:name="a29">
      <style:graphic-properties draw:fill="solid" draw:fill-color="#0071bc" draw:opacity="100%" draw:stroke="none"/>
    </style:style>
    <style:style style:family="graphic" style:name="a92">
      <style:graphic-properties/>
    </style:style>
    <style:style style:family="graphic" style:name="a9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4">
      <style:graphic-properties draw:fill="solid" draw:fill-color="#0071bc" draw:opacity="100%" draw:stroke="none"/>
    </style:style>
    <style:style style:family="graphic" style:name="a95">
      <style:graphic-properties draw:fill="solid" draw:fill-color="#00558d" draw:opacity="100%" draw:stroke="none"/>
    </style:style>
    <style:style style:family="graphic" style:name="a96">
      <style:graphic-properties draw:fill="solid" draw:fill-color="#0071bc" draw:opacity="100%" draw:stroke="none"/>
    </style:style>
    <style:style style:family="graphic" style:name="a97">
      <style:graphic-properties draw:fill="none" draw:stroke="solid" svg:stroke-width="0.05556in" svg:stroke-color="#0071bc" svg:stroke-opacity="100%" draw:stroke-linejoin="round"/>
    </style:style>
    <style:style style:family="graphic" style:name="a98">
      <style:graphic-properties/>
    </style:style>
    <style:style style:family="graphic" style:name="a99">
      <style:graphic-properties fo:wrap-option="wrap" fo:padding-top="0.05in" fo:padding-bottom="0.05in" fo:padding-left="0.1in" fo:padding-right="0.1in" draw:textarea-vertical-align="bottom" draw:textarea-horizontal-align="left" draw:fill="solid" draw:fill-color="#fbb03b" draw:opacity="100%" draw:stroke="none" draw:auto-grow-width="false" draw:auto-grow-height="false"/>
      <style:paragraph-properties style:font-independent-line-spacing="false" style:writing-mode="lr-tb"/>
    </style:style>
    <style:style style:family="graphic" style:name="a100">
      <style:graphic-properties draw:fill="solid" draw:fill-color="#ffffff" draw:opacity="100%" draw:stroke="none"/>
    </style:style>
    <style:style style:family="graphic" style:name="a101">
      <style:graphic-properties draw:fill="solid" draw:fill-color="#ffffff" draw:opacity="100%" draw:stroke="none"/>
    </style:style>
    <style:style style:family="graphic" style:name="a102">
      <style:graphic-properties draw:fill="solid" draw:fill-color="#e48d05" draw:opacity="100%" draw:stroke="none"/>
    </style:style>
    <style:style style:family="graphic" style:name="a103">
      <style:graphic-properties draw:fill="solid" draw:fill-color="#fbb03b" draw:opacity="100%" draw:stroke="none"/>
    </style:style>
    <style:style style:family="graphic" style:name="a104">
      <style:graphic-properties/>
    </style:style>
    <style:style style:family="graphic" style:name="a105">
      <style:graphic-properties draw:fill="solid" draw:fill-color="#198856" draw:opacity="100%" draw:stroke="none"/>
    </style:style>
    <style:style style:family="graphic" style:name="a106">
      <style:graphic-properties draw:fill="solid" draw:fill-color="#22b573" draw:opacity="100%" draw:stroke="none"/>
    </style:style>
    <style:style style:family="graphic" style:name="a107">
      <style:graphic-properties draw:fill="solid" draw:fill-color="#ffffff" draw:opacity="100%" draw:stroke="none"/>
    </style:style>
    <style:style style:family="graphic" style:name="a170">
      <style:graphic-properties draw:fill="solid" draw:fill-color="#ed1e79" draw:opacity="100%" draw:stroke="none"/>
    </style:style>
    <style:style style:family="graphic" style:name="a108">
      <style:graphic-properties draw:fill="none" draw:stroke="solid" svg:stroke-width="0.05556in" svg:stroke-color="#22b573" svg:stroke-opacity="100%" draw:stroke-linejoin="round"/>
    </style:style>
    <style:style style:family="graphic" style:name="a171">
      <style:graphic-properties draw:fill="solid" draw:fill-color="#b90f5a" draw:opacity="100%" draw:stroke="none"/>
    </style:style>
    <style:style style:family="graphic" style:name="a109" style:parent-style-name="Graphics">
      <style:graphic-properties fo:border="0.01042in none" fo:background-color="transparent" fo:clip="rect(0in, 0in, 0in, 0in)"/>
    </style:style>
    <style:style style:family="graphic" style:name="a17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73">
      <style:graphic-properties style:wrap="parallel" style:wrap-contour="false" style:horizontal-rel="paragraph" style:vertical-rel="paragraph" style:horizontal-pos="from-left" style:vertical-pos="from-top"/>
    </style:style>
    <style:style style:family="graphic" style:name="a174">
      <style:graphic-properties draw:fill="solid" draw:fill-color="#0071bc" draw:opacity="100%" draw:stroke="none"/>
    </style:style>
    <style:style style:family="graphic" style:name="a30">
      <style:graphic-properties draw:fill="solid" draw:fill-color="#00558d" draw:opacity="100%" draw:stroke="none"/>
    </style:style>
    <style:style style:family="graphic" style:name="a175">
      <style:graphic-properties draw:fill="solid" draw:fill-color="#00558d" draw:opacity="100%" draw:stroke="none"/>
    </style:style>
    <style:style style:family="graphic" style:name="a31">
      <style:graphic-properties draw:fill="solid" draw:fill-color="#0071bc" draw:opacity="100%" draw:stroke="none"/>
    </style:style>
    <style:style style:family="graphic" style:name="a176">
      <style:graphic-properties draw:fill="solid" draw:fill-color="#0071bc" draw:opacity="100%" draw:stroke="none"/>
    </style:style>
    <style:style style:family="graphic" style:name="a3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7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3">
      <style:graphic-properties/>
    </style:style>
    <style:style style:family="graphic" style:name="a178">
      <style:graphic-properties/>
    </style:style>
    <style:style style:family="graphic" style:name="a34">
      <style:graphic-properties draw:fill="solid" draw:fill-color="#00818d" draw:opacity="100%" draw:stroke="none"/>
    </style:style>
    <style:style style:family="graphic" style:name="a179">
      <style:graphic-properties draw:fill="solid" draw:fill-color="#00818d" draw:opacity="100%" draw:stroke="none"/>
    </style:style>
    <style:style style:family="graphic" style:name="a35">
      <style:graphic-properties draw:fill="solid" draw:fill-color="#ffffff" draw:opacity="100%" draw:stroke="none"/>
    </style:style>
    <style:style style:family="graphic" style:name="a36">
      <style:graphic-properties draw:fill="none" draw:stroke="solid" svg:stroke-width="0.05556in" svg:stroke-color="#00acbc" svg:stroke-opacity="100%" draw:stroke-linejoin="round"/>
    </style:style>
    <style:style style:family="graphic" style:name="a37">
      <style:graphic-properties draw:fill="solid" draw:fill-color="#00acbc" draw:opacity="100%" draw:stroke="none"/>
    </style:style>
    <style:style style:family="graphic" style:name="a38">
      <style:graphic-properties draw:fill="solid" draw:fill-color="#00acbc" draw:opacity="100%" draw:stroke="none"/>
    </style:style>
    <style:style style:family="graphic" style:name="a3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0">
      <style:graphic-properties draw:fill="solid" draw:fill-color="#22b573" draw:opacity="100%" draw:stroke="none"/>
    </style:style>
    <style:style style:family="graphic" style:name="a11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2">
      <style:graphic-properties style:wrap="parallel" style:wrap-contour="false" style:horizontal-rel="paragraph" style:vertical-rel="paragraph" style:horizontal-pos="from-left" style:vertical-pos="from-top"/>
    </style:style>
    <style:style style:family="graphic" style:name="a113">
      <style:graphic-properties draw:fill="solid" draw:fill-color="#b90f5a" draw:opacity="100%" draw:stroke="none"/>
    </style:style>
    <style:style style:family="graphic" style:name="a114">
      <style:graphic-properties draw:fill="solid" draw:fill-color="#ed1e79" draw:opacity="100%" draw:stroke="none"/>
    </style:style>
    <style:style style:family="graphic" style:name="a115">
      <style:graphic-properties draw:fill="solid" draw:fill-color="#ffffff" draw:opacity="100%" draw:stroke="none"/>
    </style:style>
    <style:style style:family="graphic" style:name="a0">
      <style:graphic-properties fo:wrap-option="wrap" fo:padding-top="0.05in" fo:padding-bottom="0.05in" fo:padding-left="0.1in" fo:padding-right="0.1in" draw:textarea-vertical-align="bottom" draw:textarea-horizontal-align="left" draw:fill="solid" draw:fill-color="#fbb03b" draw:opacity="100%" draw:stroke="none" draw:auto-grow-width="false" draw:auto-grow-height="false"/>
      <style:paragraph-properties style:font-independent-line-spacing="false" style:writing-mode="lr-tb"/>
    </style:style>
    <style:style style:family="graphic" style:name="a116">
      <style:graphic-properties draw:fill="none" draw:stroke="solid" svg:stroke-width="0.05556in" svg:stroke-color="#ed1e79" svg:stroke-opacity="100%" draw:stroke-linejoin="round"/>
    </style:style>
    <style:style style:family="graphic" style:name="a1">
      <style:graphic-properties draw:fill="solid" draw:fill-color="#ffffff" draw:opacity="100%" draw:stroke="none"/>
    </style:style>
    <style:style style:family="graphic" style:name="a117">
      <style:graphic-properties draw:fill="solid" draw:fill-color="#ed1e79" draw:opacity="100%" draw:stroke="none"/>
    </style:style>
    <style:style style:family="graphic" style:name="a180">
      <style:graphic-properties draw:fill="solid" draw:fill-color="#00acbc" draw:opacity="100%" draw:stroke="none"/>
    </style:style>
    <style:style style:family="graphic" style:name="a11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
      <style:graphic-properties draw:fill="solid" draw:fill-color="#ffffff" draw:opacity="100%" draw:stroke="none"/>
    </style:style>
    <style:style style:family="graphic" style:name="a181">
      <style:graphic-properties draw:fill="solid" draw:fill-color="#ffffff" draw:opacity="100%" draw:stroke="none"/>
    </style:style>
    <style:style style:family="graphic" style:name="a119">
      <style:graphic-properties/>
    </style:style>
    <style:style style:family="graphic" style:name="a3">
      <style:graphic-properties draw:fill="solid" draw:fill-color="#e48d05" draw:opacity="100%" draw:stroke="none"/>
    </style:style>
    <style:style style:family="graphic" style:name="a182">
      <style:graphic-properties draw:fill="none" draw:stroke="solid" svg:stroke-width="0.05556in" svg:stroke-color="#00acbc" svg:stroke-opacity="100%" draw:stroke-linejoin="round"/>
    </style:style>
    <style:style style:family="graphic" style:name="a4">
      <style:graphic-properties draw:fill="solid" draw:fill-color="#fbb03b" draw:opacity="100%" draw:stroke="none"/>
    </style:style>
    <style:style style:family="graphic" style:name="a183">
      <style:graphic-properties draw:fill="solid" draw:fill-color="#00acbc" draw:opacity="100%" draw:stroke="none"/>
    </style:style>
    <style:style style:family="graphic" style:name="a5">
      <style:graphic-properties/>
    </style:style>
    <style:style style:family="graphic" style:name="a184">
      <style:graphic-properties draw:fill="solid" draw:fill-color="#00acbc" draw:opacity="100%" draw:stroke="none"/>
    </style:style>
    <style:style style:family="graphic" style:name="a6">
      <style:graphic-properties draw:fill="solid" draw:fill-color="#198856" draw:opacity="100%" draw:stroke="none"/>
    </style:style>
    <style:style style:family="graphic" style:name="a40">
      <style:graphic-properties/>
    </style:style>
    <style:style style:family="graphic" style:name="a7">
      <style:graphic-properties draw:fill="solid" draw:fill-color="#22b573" draw:opacity="100%" draw:stroke="none"/>
    </style:style>
    <style:style style:family="graphic" style:name="a18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1">
      <style:graphic-properties fo:wrap-option="wrap" fo:padding-top="0in" fo:padding-bottom="0in" fo:padding-left="0in" fo:padding-right="0in" draw:textarea-vertical-align="middle" draw:textarea-horizontal-align="left" draw:fill="none" draw:stroke="solid" svg:stroke-width="0.05556in" svg:stroke-color="#0071bc" svg:stroke-opacity="100%" draw:stroke-linejoin="round" draw:auto-grow-width="false" draw:auto-grow-height="false"/>
      <style:paragraph-properties style:font-independent-line-spacing="false" style:writing-mode="lr-tb"/>
    </style:style>
    <style:style style:family="graphic" style:name="a186">
      <style:graphic-properties style:wrap="parallel" style:wrap-contour="false" style:horizontal-rel="paragraph" style:vertical-rel="paragraph" style:horizontal-pos="from-left" style:vertical-pos="from-top"/>
    </style:style>
    <style:style style:family="graphic" style:name="a8">
      <style:graphic-properties draw:fill="solid" draw:fill-color="#ffffff" draw:opacity="100%" draw:stroke="none"/>
    </style:style>
    <style:style style:family="graphic" style:name="a42">
      <style:graphic-properties fo:wrap-option="wrap" fo:padding-top="0in" fo:padding-bottom="0in" fo:padding-left="0in" fo:padding-right="0in" draw:textarea-vertical-align="middle" draw:textarea-horizontal-align="left" draw:fill="none" draw:stroke="solid" svg:stroke-width="0.05556in" svg:stroke-color="#0071bc" svg:stroke-opacity="100%" draw:stroke-linejoin="round" draw:auto-grow-width="false" draw:auto-grow-height="false"/>
      <style:paragraph-properties style:font-independent-line-spacing="false" style:writing-mode="lr-tb"/>
    </style:style>
    <style:style style:family="graphic" style:name="a187">
      <style:graphic-properties fo:wrap-option="wrap" fo:padding-top="0in" fo:padding-bottom="0in" fo:padding-left="0in" fo:padding-right="0in" draw:textarea-vertical-align="middle" draw:textarea-horizontal-align="left" draw:fill="none" draw:stroke="solid" svg:stroke-width="0.05556in" svg:stroke-color="#0071bc" svg:stroke-opacity="100%" draw:stroke-linejoin="round" draw:auto-grow-width="false" draw:auto-grow-height="false"/>
      <style:paragraph-properties style:font-independent-line-spacing="false" style:writing-mode="lr-tb"/>
    </style:style>
    <style:style style:family="graphic" style:name="a9">
      <style:graphic-properties draw:fill="none" draw:stroke="solid" svg:stroke-width="0.05556in" svg:stroke-color="#22b573" svg:stroke-opacity="100%" draw:stroke-linejoin="round"/>
    </style:style>
    <style:style style:family="graphic" style:name="a43">
      <style:graphic-properties fo:wrap-option="wrap" fo:padding-top="0in" fo:padding-bottom="0in" fo:padding-left="0in" fo:padding-right="0in" draw:textarea-vertical-align="middle" draw:textarea-horizontal-align="left" draw:fill="none" draw:stroke="solid" svg:stroke-width="0.05556in" svg:stroke-color="#0071bc" svg:stroke-opacity="100%" draw:stroke-linejoin="round" draw:auto-grow-width="false" draw:auto-grow-height="false"/>
      <style:paragraph-properties style:font-independent-line-spacing="false" style:writing-mode="lr-tb"/>
    </style:style>
    <style:style style:family="graphic" style:name="a188">
      <style:graphic-properties fo:wrap-option="wrap" fo:padding-top="0in" fo:padding-bottom="0in" fo:padding-left="0in" fo:padding-right="0in" draw:textarea-vertical-align="middle" draw:textarea-horizontal-align="left" draw:fill="none" draw:stroke="solid" svg:stroke-width="0.05556in" svg:stroke-color="#0071bc" svg:stroke-opacity="100%" draw:stroke-linejoin="round" draw:auto-grow-width="false" draw:auto-grow-height="false"/>
      <style:paragraph-properties style:font-independent-line-spacing="false" style:writing-mode="lr-tb"/>
    </style:style>
    <style:style style:family="graphic" style:name="a44">
      <style:graphic-properties fo:wrap-option="wrap" fo:padding-top="0in" fo:padding-bottom="0in" fo:padding-left="0in" fo:padding-right="0in" draw:textarea-vertical-align="middle" draw:textarea-horizontal-align="left" draw:fill="none" draw:stroke="solid" svg:stroke-width="0.05556in" svg:stroke-color="#0071bc" svg:stroke-opacity="100%" draw:stroke-linejoin="round" draw:auto-grow-width="false" draw:auto-grow-height="false"/>
      <style:paragraph-properties style:font-independent-line-spacing="false" style:writing-mode="lr-tb"/>
    </style:style>
    <style:style style:family="graphic" style:name="a189">
      <style:graphic-properties fo:wrap-option="wrap" fo:padding-top="0in" fo:padding-bottom="0in" fo:padding-left="0in" fo:padding-right="0in" draw:textarea-vertical-align="middle" draw:textarea-horizontal-align="left" draw:fill="none" draw:stroke="solid" svg:stroke-width="0.05556in" svg:stroke-color="#0071bc" svg:stroke-opacity="100%" draw:stroke-linejoin="round" draw:auto-grow-width="false" draw:auto-grow-height="false"/>
      <style:paragraph-properties style:font-independent-line-spacing="false" style:writing-mode="lr-tb"/>
    </style:style>
    <style:style style:family="graphic" style:name="a45">
      <style:graphic-properties/>
    </style:style>
    <style:style style:family="graphic" style:name="a46">
      <style:graphic-properties fo:wrap-option="wrap" fo:padding-top="0.05in" fo:padding-bottom="0.05in" fo:padding-left="0.1in" fo:padding-right="0.1in" draw:textarea-vertical-align="bottom" draw:textarea-horizontal-align="left" draw:fill="solid" draw:fill-color="#fbb03b" draw:opacity="100%" draw:stroke="none" draw:auto-grow-width="false" draw:auto-grow-height="false"/>
      <style:paragraph-properties style:font-independent-line-spacing="false" style:writing-mode="lr-tb"/>
    </style:style>
    <style:style style:family="graphic" style:name="a47">
      <style:graphic-properties draw:fill="solid" draw:fill-color="#ffffff" draw:opacity="100%" draw:stroke="none"/>
    </style:style>
    <style:style style:family="graphic" style:name="a48">
      <style:graphic-properties draw:fill="solid" draw:fill-color="#ffffff" draw:opacity="100%" draw:stroke="none"/>
    </style:style>
    <style:style style:family="graphic" style:name="a49">
      <style:graphic-properties draw:fill="solid" draw:fill-color="#e48d05" draw:opacity="100%" draw:stroke="none"/>
    </style:style>
    <style:style style:family="graphic" style:name="a120">
      <style:graphic-properties draw:fill="solid" draw:fill-color="#b90f5a" draw:opacity="100%" draw:stroke="none"/>
    </style:style>
    <style:style style:family="graphic" style:name="a121">
      <style:graphic-properties draw:fill="solid" draw:fill-color="#ed1e79" draw:opacity="100%" draw:stroke="none"/>
    </style:style>
    <style:style style:family="graphic" style:name="a122">
      <style:graphic-properties draw:fill="solid" draw:fill-color="#ffffff" draw:opacity="100%" draw:stroke="none"/>
    </style:style>
    <style:style style:family="graphic" style:name="a123">
      <style:graphic-properties draw:fill="none" draw:stroke="solid" svg:stroke-width="0.05556in" svg:stroke-color="#ed1e79" svg:stroke-opacity="100%" draw:stroke-linejoin="round"/>
    </style:style>
    <style:style style:family="graphic" style:name="a124">
      <style:graphic-properties draw:fill="solid" draw:fill-color="#ed1e79" draw:opacity="100%" draw:stroke="none"/>
    </style:style>
    <style:style style:family="graphic" style:name="a125">
      <style:graphic-properties draw:fill="solid" draw:fill-color="#b90f5a" draw:opacity="100%" draw:stroke="none"/>
    </style:style>
    <style:style style:family="graphic" style:name="a12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7">
      <style:graphic-properties style:wrap="parallel" style:wrap-contour="false" style:horizontal-rel="paragraph" style:vertical-rel="paragraph" style:horizontal-pos="from-left" style:vertical-pos="from-top"/>
    </style:style>
    <style:style style:family="graphic" style:name="a128">
      <style:graphic-properties draw:fill="solid" draw:fill-color="#0071bc" draw:opacity="100%" draw:stroke="none"/>
    </style:style>
    <style:style style:family="graphic" style:name="a190">
      <style:graphic-properties fo:wrap-option="wrap" fo:padding-top="0in" fo:padding-bottom="0in" fo:padding-left="0in" fo:padding-right="0in" draw:textarea-vertical-align="middle" draw:textarea-horizontal-align="left" draw:fill="none" draw:stroke="solid" svg:stroke-width="0.05556in" svg:stroke-color="#0071bc" svg:stroke-opacity="100%" draw:stroke-linejoin="round" draw:auto-grow-width="false" draw:auto-grow-height="false"/>
      <style:paragraph-properties style:font-independent-line-spacing="false" style:writing-mode="lr-tb"/>
    </style:style>
    <style:style style:family="graphic" style:name="a129">
      <style:graphic-properties draw:fill="solid" draw:fill-color="#00558d" draw:opacity="100%" draw:stroke="none"/>
    </style:style>
    <style:style style:family="graphic" style:name="a191">
      <style:graphic-properties/>
    </style:style>
    <style:style style:family="graphic" style:name="a19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93">
      <style:graphic-properties draw:fill="solid" draw:fill-color="#0071bc" draw:opacity="100%" draw:stroke="none"/>
    </style:style>
    <style:style style:family="graphic" style:name="a194">
      <style:graphic-properties draw:fill="solid" draw:fill-color="#00558d" draw:opacity="100%" draw:stroke="none"/>
    </style:style>
    <style:style style:family="graphic" style:name="a50">
      <style:graphic-properties draw:fill="solid" draw:fill-color="#fbb03b" draw:opacity="100%" draw:stroke="none"/>
    </style:style>
    <style:style style:family="graphic" style:name="a195">
      <style:graphic-properties draw:fill="solid" draw:fill-color="#0071bc" draw:opacity="100%" draw:stroke="none"/>
    </style:style>
    <style:style style:family="graphic" style:name="a51">
      <style:graphic-properties/>
    </style:style>
    <style:style style:family="graphic" style:name="a196">
      <style:graphic-properties draw:fill="none" draw:stroke="solid" svg:stroke-width="0.05556in" svg:stroke-color="#0071bc" svg:stroke-opacity="100%" draw:stroke-linejoin="round"/>
    </style:style>
    <style:style style:family="graphic" style:name="a52">
      <style:graphic-properties draw:fill="solid" draw:fill-color="#198856" draw:opacity="100%" draw:stroke="none"/>
    </style:style>
    <style:style style:family="graphic" style:name="a197">
      <style:graphic-properties/>
    </style:style>
    <style:style style:family="graphic" style:name="a53">
      <style:graphic-properties draw:fill="solid" draw:fill-color="#22b573" draw:opacity="100%" draw:stroke="none"/>
    </style:style>
    <style:style style:family="graphic" style:name="a54">
      <style:graphic-properties draw:fill="solid" draw:fill-color="#ffffff" draw:opacity="100%" draw:stroke="none"/>
    </style:style>
    <style:style style:family="graphic" style:name="a55">
      <style:graphic-properties draw:fill="none" draw:stroke="solid" svg:stroke-width="0.05556in" svg:stroke-color="#22b573" svg:stroke-opacity="100%" draw:stroke-linejoin="round"/>
    </style:style>
    <style:style style:family="graphic" style:name="a56" style:parent-style-name="Graphics">
      <style:graphic-properties fo:border="0.01042in none" fo:background-color="transparent" fo:clip="rect(0in, 0in, 0in, 0in)"/>
    </style:style>
    <style:style style:family="graphic" style:name="a57">
      <style:graphic-properties draw:fill="solid" draw:fill-color="#22b573" draw:opacity="100%" draw:stroke="none"/>
    </style:style>
    <style:style style:family="graphic" style:name="a5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9">
      <style:graphic-properties style:wrap="parallel" style:wrap-contour="false" style:horizontal-rel="paragraph" style:vertical-rel="paragraph" style:horizontal-pos="from-left" style:vertical-pos="from-top"/>
    </style:style>
    <style:style style:family="graphic" style:name="a130">
      <style:graphic-properties draw:fill="solid" draw:fill-color="#0071bc" draw:opacity="100%" draw:stroke="none"/>
    </style:style>
    <style:style style:family="graphic" style:name="a13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2">
      <style:graphic-properties/>
    </style:style>
    <style:style style:family="graphic" style:name="a133">
      <style:graphic-properties draw:fill="solid" draw:fill-color="#00818d" draw:opacity="100%" draw:stroke="none"/>
    </style:style>
    <style:style style:family="graphic" style:name="a134">
      <style:graphic-properties draw:fill="solid" draw:fill-color="#ffffff" draw:opacity="100%" draw:stroke="none"/>
    </style:style>
    <style:style style:family="graphic" style:name="a135">
      <style:graphic-properties draw:fill="none" draw:stroke="solid" svg:stroke-width="0.05556in" svg:stroke-color="#00acbc" svg:stroke-opacity="100%" draw:stroke-linejoin="round"/>
    </style:style>
    <style:style style:family="graphic" style:name="a136">
      <style:graphic-properties draw:fill="solid" draw:fill-color="#00acbc" draw:opacity="100%" draw:stroke="none"/>
    </style:style>
    <style:style style:family="graphic" style:name="a137">
      <style:graphic-properties draw:fill="solid" draw:fill-color="#00acbc" draw:opacity="100%" draw:stroke="none"/>
    </style:style>
    <style:style style:family="graphic" style:name="a13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9">
      <style:graphic-properties/>
    </style:style>
    <style:style style:family="graphic" style:name="a60">
      <style:graphic-properties draw:fill="solid" draw:fill-color="#b90f5a" draw:opacity="100%" draw:stroke="none"/>
    </style:style>
    <style:style style:family="graphic" style:name="a61">
      <style:graphic-properties draw:fill="solid" draw:fill-color="#ed1e79" draw:opacity="100%" draw:stroke="none"/>
    </style:style>
    <style:style style:family="graphic" style:name="a62">
      <style:graphic-properties draw:fill="solid" draw:fill-color="#ffffff" draw:opacity="100%" draw:stroke="none"/>
    </style:style>
    <style:style style:family="graphic" style:name="a63">
      <style:graphic-properties draw:fill="none" draw:stroke="solid" svg:stroke-width="0.05556in" svg:stroke-color="#ed1e79" svg:stroke-opacity="100%" draw:stroke-linejoin="round"/>
    </style:style>
    <style:style style:family="graphic" style:name="a64">
      <style:graphic-properties draw:fill="solid" draw:fill-color="#ed1e79" draw:opacity="100%" draw:stroke="none"/>
    </style:style>
    <style:style style:family="graphic" style:name="a6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6">
      <style:graphic-properties/>
    </style:style>
    <style:style style:family="graphic" style:name="a67">
      <style:graphic-properties draw:fill="solid" draw:fill-color="#b90f5a" draw:opacity="100%" draw:stroke="none"/>
    </style:style>
    <style:style style:family="graphic" style:name="a68">
      <style:graphic-properties draw:fill="solid" draw:fill-color="#ed1e79" draw:opacity="100%" draw:stroke="none"/>
    </style:style>
    <style:style style:family="graphic" style:name="a69">
      <style:graphic-properties draw:fill="solid" draw:fill-color="#ffffff" draw:opacity="100%" draw:stroke="none"/>
    </style:style>
    <style:style style:family="graphic" style:name="a140">
      <style:graphic-properties fo:wrap-option="wrap" fo:padding-top="0in" fo:padding-bottom="0in" fo:padding-left="0in" fo:padding-right="0in" draw:textarea-vertical-align="middle" draw:textarea-horizontal-align="left" draw:fill="none" draw:stroke="solid" svg:stroke-width="0.05556in" svg:stroke-color="#0071bc" svg:stroke-opacity="100%" draw:stroke-linejoin="round" draw:auto-grow-width="false" draw:auto-grow-height="false"/>
      <style:paragraph-properties style:font-independent-line-spacing="false" style:writing-mode="lr-tb"/>
    </style:style>
    <style:style style:family="graphic" style:name="a141">
      <style:graphic-properties fo:wrap-option="wrap" fo:padding-top="0in" fo:padding-bottom="0in" fo:padding-left="0in" fo:padding-right="0in" draw:textarea-vertical-align="middle" draw:textarea-horizontal-align="left" draw:fill="none" draw:stroke="solid" svg:stroke-width="0.05556in" svg:stroke-color="#0071bc" svg:stroke-opacity="100%" draw:stroke-linejoin="round" draw:auto-grow-width="false" draw:auto-grow-height="false"/>
      <style:paragraph-properties style:font-independent-line-spacing="false" style:writing-mode="lr-tb"/>
    </style:style>
    <style:style style:family="graphic" style:name="a142">
      <style:graphic-properties fo:wrap-option="wrap" fo:padding-top="0in" fo:padding-bottom="0in" fo:padding-left="0in" fo:padding-right="0in" draw:textarea-vertical-align="middle" draw:textarea-horizontal-align="left" draw:fill="none" draw:stroke="solid" svg:stroke-width="0.05556in" svg:stroke-color="#0071bc" svg:stroke-opacity="100%" draw:stroke-linejoin="round" draw:auto-grow-width="false" draw:auto-grow-height="false"/>
      <style:paragraph-properties style:font-independent-line-spacing="false" style:writing-mode="lr-tb"/>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able:number-columns-spanned="2">
            <text:p text:style-name="P6"><text:span text:style-name="T7"><draw:g draw:name="Gruppieren 30" draw:id="id5" draw:style-name="a5" text:anchor-type="as-char"><svg:title/><svg:desc>dekoratives Element</svg:desc><draw:custom-shape svg:x="0in" svg:y="0in" svg:width="7.17917in" svg:height="1.30556in" draw:id="id0" draw:style-name="a0" draw:name="Freihandform 36"><svg:title/><svg:desc/><text:p text:style-name="P8"><text:span text:style-name="T9">Schüler der Woche:</text:span></text:p><draw:enhanced-geometry draw:type="non-primitive" svg:viewBox="0 0 10679 1880" draw:enhanced-path="M 10678 0 L 0 377 335 1880 10375 1880 10678 0 Z N" draw:text-areas="?f22 ?f24 ?f23 ?f25" draw:glue-points="?f15 ?f16 ?f17 ?f18 ?f19 ?f20 ?f21 ?f20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79"/><draw:equation draw:name="f7" draw:formula="?f4 / 1880"/><draw:equation draw:name="f8" draw:formula="10678 * ?f5 / 10679"/><draw:equation draw:name="f9" draw:formula="0 * ?f4 / 1880"/><draw:equation draw:name="f10" draw:formula="0 * ?f5 / 10679"/><draw:equation draw:name="f11" draw:formula="377 * ?f4 / 1880"/><draw:equation draw:name="f12" draw:formula="335 * ?f5 / 10679"/><draw:equation draw:name="f13" draw:formula="1880 * ?f4 / 1880"/><draw:equation draw:name="f14" draw:formula="10375 * ?f5 / 10679"/><draw:equation draw:name="f15" draw:formula="?f8 / ?f6"/><draw:equation draw:name="f16" draw:formula="?f9 / ?f7"/><draw:equation draw:name="f17" draw:formula="?f10 / ?f6"/><draw:equation draw:name="f18" draw:formula="?f11 / ?f7"/><draw:equation draw:name="f19" draw:formula="?f12 / ?f6"/><draw:equation draw:name="f20" draw:formula="?f13 / ?f7"/><draw:equation draw:name="f21" draw:formula="?f14 / ?f6"/><draw:equation draw:name="f22" draw:formula="0 / ?f6"/><draw:equation draw:name="f23" draw:formula="?f1 / ?f6"/><draw:equation draw:name="f24" draw:formula="0 / ?f7"/><draw:equation draw:name="f25" draw:formula="?f3 / ?f7"/></draw:enhanced-geometry></draw:custom-shape><draw:custom-shape svg:x="1.69345in" svg:y="0.49375in" svg:width="0.41479in" svg:height="0.22014in" draw:id="id1" draw:style-name="a1" draw:name="Freihandform 35"><svg:title/><svg:desc/><draw:enhanced-geometry draw:type="non-primitive" svg:viewBox="0 0 617 317" draw:enhanced-path="M 0 0 L 0 224 2 229 6 233 64 272 141 297 225 312 309 316 392 312 477 297 553 272 611 233 615 229 617 224 617 74 302 74 295 74 0 0 Z M 617 6 L 321 74 315 74 617 74 617 6 Z N" draw:text-areas="?f79 ?f81 ?f80 ?f82" draw:glue-points="?f52 ?f53 ?f52 ?f54 ?f55 ?f56 ?f57 ?f58 ?f59 ?f60 ?f61 ?f62 ?f63 ?f64 ?f65 ?f66 ?f67 ?f64 ?f68 ?f62 ?f69 ?f60 ?f70 ?f58 ?f71 ?f56 ?f72 ?f54 ?f72 ?f73 ?f74 ?f73 ?f75 ?f73 ?f52 ?f53 ?f72 ?f76 ?f77 ?f73 ?f78 ?f73 ?f72 ?f73 ?f72 ?f76" draw:glue-point-leaving-directions="-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draw:equation draw:name="f7" draw:formula="?f4 / 317"/><draw:equation draw:name="f8" draw:formula="0 + 2519 - 2519"/><draw:equation draw:name="f9" draw:formula="?f8 * ?f5 / 617"/><draw:equation draw:name="f10" draw:formula="712 * ?f4 / 317"/><draw:equation draw:name="f11" draw:formula="936 * ?f4 / 317"/><draw:equation draw:name="f12" draw:formula="0 + 2521 - 2519"/><draw:equation draw:name="f13" draw:formula="?f12 * ?f5 / 617"/><draw:equation draw:name="f14" draw:formula="941 * ?f4 / 317"/><draw:equation draw:name="f15" draw:formula="0 + 2525 - 2519"/><draw:equation draw:name="f16" draw:formula="?f15 * ?f5 / 617"/><draw:equation draw:name="f17" draw:formula="945 * ?f4 / 317"/><draw:equation draw:name="f18" draw:formula="0 + 2583 - 2519"/><draw:equation draw:name="f19" draw:formula="?f18 * ?f5 / 617"/><draw:equation draw:name="f20" draw:formula="984 * ?f4 / 317"/><draw:equation draw:name="f21" draw:formula="0 + 2660 - 2519"/><draw:equation draw:name="f22" draw:formula="?f21 * ?f5 / 617"/><draw:equation draw:name="f23" draw:formula="1009 * ?f4 / 317"/><draw:equation draw:name="f24" draw:formula="0 + 2744 - 2519"/><draw:equation draw:name="f25" draw:formula="?f24 * ?f5 / 617"/><draw:equation draw:name="f26" draw:formula="1024 * ?f4 / 317"/><draw:equation draw:name="f27" draw:formula="0 + 2828 - 2519"/><draw:equation draw:name="f28" draw:formula="?f27 * ?f5 / 617"/><draw:equation draw:name="f29" draw:formula="1028 * ?f4 / 317"/><draw:equation draw:name="f30" draw:formula="0 + 2911 - 2519"/><draw:equation draw:name="f31" draw:formula="?f30 * ?f5 / 617"/><draw:equation draw:name="f32" draw:formula="0 + 2996 - 2519"/><draw:equation draw:name="f33" draw:formula="?f32 * ?f5 / 617"/><draw:equation draw:name="f34" draw:formula="0 + 3072 - 2519"/><draw:equation draw:name="f35" draw:formula="?f34 * ?f5 / 617"/><draw:equation draw:name="f36" draw:formula="0 + 3130 - 2519"/><draw:equation draw:name="f37" draw:formula="?f36 * ?f5 / 617"/><draw:equation draw:name="f38" draw:formula="0 + 3134 - 2519"/><draw:equation draw:name="f39" draw:formula="?f38 * ?f5 / 617"/><draw:equation draw:name="f40" draw:formula="0 + 3136 - 2519"/><draw:equation draw:name="f41" draw:formula="?f40 * ?f5 / 617"/><draw:equation draw:name="f42" draw:formula="786 * ?f4 / 317"/><draw:equation draw:name="f43" draw:formula="0 + 2821 - 2519"/><draw:equation draw:name="f44" draw:formula="?f43 * ?f5 / 617"/><draw:equation draw:name="f45" draw:formula="0 + 2814 - 2519"/><draw:equation draw:name="f46" draw:formula="?f45 * ?f5 / 617"/><draw:equation draw:name="f47" draw:formula="718 * ?f4 / 317"/><draw:equation draw:name="f48" draw:formula="0 + 2840 - 2519"/><draw:equation draw:name="f49" draw:formula="?f48 * ?f5 / 617"/><draw:equation draw:name="f50" draw:formula="0 + 2834 - 2519"/><draw:equation draw:name="f51" draw:formula="?f50 * ?f5 / 617"/><draw:equation draw:name="f52" draw:formula="?f9 / ?f6"/><draw:equation draw:name="f53" draw:formula="?f10 / ?f7"/><draw:equation draw:name="f54" draw:formula="?f11 / ?f7"/><draw:equation draw:name="f55" draw:formula="?f13 / ?f6"/><draw:equation draw:name="f56" draw:formula="?f14 / ?f7"/><draw:equation draw:name="f57" draw:formula="?f16 / ?f6"/><draw:equation draw:name="f58" draw:formula="?f17 / ?f7"/><draw:equation draw:name="f59" draw:formula="?f19 / ?f6"/><draw:equation draw:name="f60" draw:formula="?f20 / ?f7"/><draw:equation draw:name="f61" draw:formula="?f22 / ?f6"/><draw:equation draw:name="f62" draw:formula="?f23 / ?f7"/><draw:equation draw:name="f63" draw:formula="?f25 / ?f6"/><draw:equation draw:name="f64" draw:formula="?f26 / ?f7"/><draw:equation draw:name="f65" draw:formula="?f28 / ?f6"/><draw:equation draw:name="f66" draw:formula="?f29 / ?f7"/><draw:equation draw:name="f67" draw:formula="?f31 / ?f6"/><draw:equation draw:name="f68" draw:formula="?f33 / ?f6"/><draw:equation draw:name="f69" draw:formula="?f35 / ?f6"/><draw:equation draw:name="f70" draw:formula="?f37 / ?f6"/><draw:equation draw:name="f71" draw:formula="?f39 / ?f6"/><draw:equation draw:name="f72" draw:formula="?f41 / ?f6"/><draw:equation draw:name="f73" draw:formula="?f42 / ?f7"/><draw:equation draw:name="f74" draw:formula="?f44 / ?f6"/><draw:equation draw:name="f75" draw:formula="?f46 / ?f6"/><draw:equation draw:name="f76" draw:formula="?f47 / ?f7"/><draw:equation draw:name="f77" draw:formula="?f49 / ?f6"/><draw:equation draw:name="f78" draw:formula="?f51 / ?f6"/><draw:equation draw:name="f79" draw:formula="0 / ?f6"/><draw:equation draw:name="f80" draw:formula="?f1 / ?f6"/><draw:equation draw:name="f81" draw:formula="0 / ?f7"/><draw:equation draw:name="f82" draw:formula="?f3 / ?f7"/></draw:enhanced-geometry></draw:custom-shape><draw:custom-shape svg:x="1.59664in" svg:y="0.34583in" svg:width="0.63597in" svg:height="0.3in" draw:id="id2" draw:style-name="a2" draw:name="Freihandform 34"><svg:title/><svg:desc/><draw:enhanced-geometry draw:type="non-primitive" svg:viewBox="0 0 946 432" draw:enhanced-path="M 884 164 L 843 164 843 422 852 431 875 431 884 422 884 164 Z M 454 0 L 451 0 449 0 35 62 22 66 11 75 4 87 0 101 2 115 9 127 19 137 32 142 443 245 446 246 449 246 456 246 459 246 462 245 819 164 884 164 884 149 914 143 927 137 938 127 944 115 946 101 943 87 935 75 924 66 910 62 456 0 454 0 Z N" draw:text-areas="?f135 ?f137 ?f136 ?f138" draw:glue-points="?f87 ?f88 ?f89 ?f88 ?f89 ?f90 ?f91 ?f92 ?f93 ?f92 ?f87 ?f90 ?f87 ?f88 ?f94 ?f95 ?f96 ?f95 ?f97 ?f95 ?f98 ?f99 ?f100 ?f101 ?f102 ?f103 ?f104 ?f105 ?f106 ?f107 ?f108 ?f109 ?f110 ?f111 ?f112 ?f113 ?f114 ?f115 ?f116 ?f117 ?f118 ?f119 ?f97 ?f119 ?f120 ?f119 ?f121 ?f119 ?f122 ?f117 ?f123 ?f88 ?f87 ?f88 ?f87 ?f124 ?f125 ?f126 ?f127 ?f113 ?f128 ?f111 ?f129 ?f109 ?f130 ?f107 ?f131 ?f105 ?f132 ?f103 ?f133 ?f101 ?f134 ?f99 ?f120 ?f95 ?f94 ?f95" draw:glue-point-leaving-directions="-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6"/><draw:equation draw:name="f7" draw:formula="?f4 / 432"/><draw:equation draw:name="f8" draw:formula="0 + 3259 - 2375"/><draw:equation draw:name="f9" draw:formula="?f8 * ?f5 / 946"/><draw:equation draw:name="f10" draw:formula="663 * ?f4 / 432"/><draw:equation draw:name="f11" draw:formula="0 + 3218 - 2375"/><draw:equation draw:name="f12" draw:formula="?f11 * ?f5 / 946"/><draw:equation draw:name="f13" draw:formula="921 * ?f4 / 432"/><draw:equation draw:name="f14" draw:formula="0 + 3227 - 2375"/><draw:equation draw:name="f15" draw:formula="?f14 * ?f5 / 946"/><draw:equation draw:name="f16" draw:formula="930 * ?f4 / 432"/><draw:equation draw:name="f17" draw:formula="0 + 3250 - 2375"/><draw:equation draw:name="f18" draw:formula="?f17 * ?f5 / 946"/><draw:equation draw:name="f19" draw:formula="0 + 2829 - 2375"/><draw:equation draw:name="f20" draw:formula="?f19 * ?f5 / 946"/><draw:equation draw:name="f21" draw:formula="499 * ?f4 / 432"/><draw:equation draw:name="f22" draw:formula="0 + 2826 - 2375"/><draw:equation draw:name="f23" draw:formula="?f22 * ?f5 / 946"/><draw:equation draw:name="f24" draw:formula="0 + 2824 - 2375"/><draw:equation draw:name="f25" draw:formula="?f24 * ?f5 / 946"/><draw:equation draw:name="f26" draw:formula="0 + 2410 - 2375"/><draw:equation draw:name="f27" draw:formula="?f26 * ?f5 / 946"/><draw:equation draw:name="f28" draw:formula="561 * ?f4 / 432"/><draw:equation draw:name="f29" draw:formula="0 + 2397 - 2375"/><draw:equation draw:name="f30" draw:formula="?f29 * ?f5 / 946"/><draw:equation draw:name="f31" draw:formula="565 * ?f4 / 432"/><draw:equation draw:name="f32" draw:formula="0 + 2386 - 2375"/><draw:equation draw:name="f33" draw:formula="?f32 * ?f5 / 946"/><draw:equation draw:name="f34" draw:formula="574 * ?f4 / 432"/><draw:equation draw:name="f35" draw:formula="0 + 2379 - 2375"/><draw:equation draw:name="f36" draw:formula="?f35 * ?f5 / 946"/><draw:equation draw:name="f37" draw:formula="586 * ?f4 / 432"/><draw:equation draw:name="f38" draw:formula="0 + 2375 - 2375"/><draw:equation draw:name="f39" draw:formula="?f38 * ?f5 / 946"/><draw:equation draw:name="f40" draw:formula="600 * ?f4 / 432"/><draw:equation draw:name="f41" draw:formula="0 + 2377 - 2375"/><draw:equation draw:name="f42" draw:formula="?f41 * ?f5 / 946"/><draw:equation draw:name="f43" draw:formula="614 * ?f4 / 432"/><draw:equation draw:name="f44" draw:formula="0 + 2384 - 2375"/><draw:equation draw:name="f45" draw:formula="?f44 * ?f5 / 946"/><draw:equation draw:name="f46" draw:formula="626 * ?f4 / 432"/><draw:equation draw:name="f47" draw:formula="0 + 2394 - 2375"/><draw:equation draw:name="f48" draw:formula="?f47 * ?f5 / 946"/><draw:equation draw:name="f49" draw:formula="636 * ?f4 / 432"/><draw:equation draw:name="f50" draw:formula="0 + 2407 - 2375"/><draw:equation draw:name="f51" draw:formula="?f50 * ?f5 / 946"/><draw:equation draw:name="f52" draw:formula="641 * ?f4 / 432"/><draw:equation draw:name="f53" draw:formula="0 + 2818 - 2375"/><draw:equation draw:name="f54" draw:formula="?f53 * ?f5 / 946"/><draw:equation draw:name="f55" draw:formula="744 * ?f4 / 432"/><draw:equation draw:name="f56" draw:formula="0 + 2821 - 2375"/><draw:equation draw:name="f57" draw:formula="?f56 * ?f5 / 946"/><draw:equation draw:name="f58" draw:formula="745 * ?f4 / 432"/><draw:equation draw:name="f59" draw:formula="0 + 2831 - 2375"/><draw:equation draw:name="f60" draw:formula="?f59 * ?f5 / 946"/><draw:equation draw:name="f61" draw:formula="0 + 2834 - 2375"/><draw:equation draw:name="f62" draw:formula="?f61 * ?f5 / 946"/><draw:equation draw:name="f63" draw:formula="0 + 2837 - 2375"/><draw:equation draw:name="f64" draw:formula="?f63 * ?f5 / 946"/><draw:equation draw:name="f65" draw:formula="0 + 3194 - 2375"/><draw:equation draw:name="f66" draw:formula="?f65 * ?f5 / 946"/><draw:equation draw:name="f67" draw:formula="648 * ?f4 / 432"/><draw:equation draw:name="f68" draw:formula="0 + 3289 - 2375"/><draw:equation draw:name="f69" draw:formula="?f68 * ?f5 / 946"/><draw:equation draw:name="f70" draw:formula="642 * ?f4 / 432"/><draw:equation draw:name="f71" draw:formula="0 + 3302 - 2375"/><draw:equation draw:name="f72" draw:formula="?f71 * ?f5 / 946"/><draw:equation draw:name="f73" draw:formula="0 + 3313 - 2375"/><draw:equation draw:name="f74" draw:formula="?f73 * ?f5 / 946"/><draw:equation draw:name="f75" draw:formula="0 + 3319 - 2375"/><draw:equation draw:name="f76" draw:formula="?f75 * ?f5 / 946"/><draw:equation draw:name="f77" draw:formula="0 + 3321 - 2375"/><draw:equation draw:name="f78" draw:formula="?f77 * ?f5 / 946"/><draw:equation draw:name="f79" draw:formula="0 + 3318 - 2375"/><draw:equation draw:name="f80" draw:formula="?f79 * ?f5 / 946"/><draw:equation draw:name="f81" draw:formula="0 + 3310 - 2375"/><draw:equation draw:name="f82" draw:formula="?f81 * ?f5 / 946"/><draw:equation draw:name="f83" draw:formula="0 + 3299 - 2375"/><draw:equation draw:name="f84" draw:formula="?f83 * ?f5 / 946"/><draw:equation draw:name="f85" draw:formula="0 + 3285 - 2375"/><draw:equation draw:name="f86" draw:formula="?f85 * ?f5 / 946"/><draw:equation draw:name="f87" draw:formula="?f9 / ?f6"/><draw:equation draw:name="f88" draw:formula="?f10 / ?f7"/><draw:equation draw:name="f89" draw:formula="?f12 / ?f6"/><draw:equation draw:name="f90" draw:formula="?f13 / ?f7"/><draw:equation draw:name="f91" draw:formula="?f15 / ?f6"/><draw:equation draw:name="f92" draw:formula="?f16 / ?f7"/><draw:equation draw:name="f93" draw:formula="?f18 / ?f6"/><draw:equation draw:name="f94" draw:formula="?f20 / ?f6"/><draw:equation draw:name="f95" draw:formula="?f21 / ?f7"/><draw:equation draw:name="f96" draw:formula="?f23 / ?f6"/><draw:equation draw:name="f97" draw:formula="?f25 / ?f6"/><draw:equation draw:name="f98" draw:formula="?f27 / ?f6"/><draw:equation draw:name="f99" draw:formula="?f28 / ?f7"/><draw:equation draw:name="f100" draw:formula="?f30 / ?f6"/><draw:equation draw:name="f101" draw:formula="?f31 / ?f7"/><draw:equation draw:name="f102" draw:formula="?f33 / ?f6"/><draw:equation draw:name="f103" draw:formula="?f34 / ?f7"/><draw:equation draw:name="f104" draw:formula="?f36 / ?f6"/><draw:equation draw:name="f105" draw:formula="?f37 / ?f7"/><draw:equation draw:name="f106" draw:formula="?f39 / ?f6"/><draw:equation draw:name="f107" draw:formula="?f40 / ?f7"/><draw:equation draw:name="f108" draw:formula="?f42 / ?f6"/><draw:equation draw:name="f109" draw:formula="?f43 / ?f7"/><draw:equation draw:name="f110" draw:formula="?f45 / ?f6"/><draw:equation draw:name="f111" draw:formula="?f46 / ?f7"/><draw:equation draw:name="f112" draw:formula="?f48 / ?f6"/><draw:equation draw:name="f113" draw:formula="?f49 / ?f7"/><draw:equation draw:name="f114" draw:formula="?f51 / ?f6"/><draw:equation draw:name="f115" draw:formula="?f52 / ?f7"/><draw:equation draw:name="f116" draw:formula="?f54 / ?f6"/><draw:equation draw:name="f117" draw:formula="?f55 / ?f7"/><draw:equation draw:name="f118" draw:formula="?f57 / ?f6"/><draw:equation draw:name="f119" draw:formula="?f58 / ?f7"/><draw:equation draw:name="f120" draw:formula="?f60 / ?f6"/><draw:equation draw:name="f121" draw:formula="?f62 / ?f6"/><draw:equation draw:name="f122" draw:formula="?f64 / ?f6"/><draw:equation draw:name="f123" draw:formula="?f66 / ?f6"/><draw:equation draw:name="f124" draw:formula="?f67 / ?f7"/><draw:equation draw:name="f125" draw:formula="?f69 / ?f6"/><draw:equation draw:name="f126" draw:formula="?f70 / ?f7"/><draw:equation draw:name="f127" draw:formula="?f72 / ?f6"/><draw:equation draw:name="f128" draw:formula="?f74 / ?f6"/><draw:equation draw:name="f129" draw:formula="?f76 / ?f6"/><draw:equation draw:name="f130" draw:formula="?f78 / ?f6"/><draw:equation draw:name="f131" draw:formula="?f80 / ?f6"/><draw:equation draw:name="f132" draw:formula="?f82 / ?f6"/><draw:equation draw:name="f133" draw:formula="?f84 / ?f6"/><draw:equation draw:name="f134" draw:formula="?f86 / ?f6"/><draw:equation draw:name="f135" draw:formula="0 / ?f6"/><draw:equation draw:name="f136" draw:formula="?f1 / ?f6"/><draw:equation draw:name="f137" draw:formula="0 / ?f7"/><draw:equation draw:name="f138" draw:formula="?f3 / ?f7"/></draw:enhanced-geometry></draw:custom-shape><draw:custom-shape svg:x="2.3832in" svg:y="1.30486in" svg:width="4.0874in" svg:height="0.29167in" draw:id="id3" draw:style-name="a3" draw:name="Freihandform 33"><svg:title/><svg:desc/><draw:enhanced-geometry draw:type="non-primitive" svg:viewBox="0 0 6080 420" draw:enhanced-path="M 6080 0 L 69 0 0 420 6080 0 Z N" draw:text-areas="?f21 ?f23 ?f22 ?f24" draw:glue-points="?f16 ?f17 ?f18 ?f17 ?f19 ?f20 ?f16 ?f17"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80"/><draw:equation draw:name="f7" draw:formula="?f4 / 420"/><draw:equation draw:name="f8" draw:formula="0 + 9625 - 3545"/><draw:equation draw:name="f9" draw:formula="?f8 * ?f5 / 6080"/><draw:equation draw:name="f10" draw:formula="1880 * ?f4 / 420"/><draw:equation draw:name="f11" draw:formula="0 + 3614 - 3545"/><draw:equation draw:name="f12" draw:formula="?f11 * ?f5 / 6080"/><draw:equation draw:name="f13" draw:formula="0 + 3545 - 3545"/><draw:equation draw:name="f14" draw:formula="?f13 * ?f5 / 6080"/><draw:equation draw:name="f15" draw:formula="2300 * ?f4 / 420"/><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svg:x="2.3832in" svg:y="1.51181in" svg:width="1.40504in" svg:height="0.40069in" draw:id="id4" draw:style-name="a4" draw:name="Freihandform 32"><svg:title/><svg:desc/><draw:enhanced-geometry draw:type="non-primitive" svg:viewBox="0 0 2090 577" draw:enhanced-path="M 1766 0 L 0 122 2090 577 1766 0 Z N" draw:text-areas="?f23 ?f25 ?f24 ?f26" draw:glue-points="?f17 ?f18 ?f19 ?f20 ?f21 ?f22 ?f17 ?f18"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90"/><draw:equation draw:name="f7" draw:formula="?f4 / 577"/><draw:equation draw:name="f8" draw:formula="0 + 5311 - 3545"/><draw:equation draw:name="f9" draw:formula="?f8 * ?f5 / 2090"/><draw:equation draw:name="f10" draw:formula="2178 * ?f4 / 577"/><draw:equation draw:name="f11" draw:formula="0 + 3545 - 3545"/><draw:equation draw:name="f12" draw:formula="?f11 * ?f5 / 2090"/><draw:equation draw:name="f13" draw:formula="2300 * ?f4 / 577"/><draw:equation draw:name="f14" draw:formula="0 + 5635 - 3545"/><draw:equation draw:name="f15" draw:formula="?f14 * ?f5 / 2090"/><draw:equation draw:name="f16" draw:formula="2755 * ?f4 / 577"/><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g></text:span></text:p>
          </table:table-cell>
          <table:covered-table-cell/>
        </table:table-row>
        <table:table-row table:style-name="TableRow10">
          <table:table-cell table:style-name="TableCell11" table:number-columns-spanned="2">
            <text:p text:style-name="Untertitel"><text:span text:style-name="T12">Mein Name ist…</text:span></text:p>
          </table:table-cell>
          <table:covered-table-cell/>
        </table:table-row>
        <table:table-row table:style-name="TableRow13">
          <table:table-cell table:style-name="TableCell14">
            <text:p text:style-name="Standard"><text:span text:style-name="T15"><draw:g draw:z-index="251658240" draw:name="Gruppieren 65" draw:id="id14" draw:style-name="a13" text:anchor-type="paragraph"><svg:title/><svg:desc>dekoratives Element</svg:desc><draw:g draw:name="Gruppieren 17" draw:id="id12"><svg:title/><svg:desc/><draw:custom-shape svg:x="0.74683in" svg:y="-2.51409in" svg:width="2.60641in" svg:height="0.74017in" draw:id="id6" draw:style-name="a6" draw:name="Freihandform 23"><svg:title/><svg:desc/><draw:enhanced-geometry draw:type="non-primitive" svg:viewBox="0 0 4131 1120" draw:enhanced-path="M 0 0 L 31 531 4131 1120 0 0 Z N" draw:text-areas="?f23 ?f25 ?f24 ?f26" draw:glue-points="?f17 ?f18 ?f19 ?f20 ?f21 ?f22 ?f17 ?f18"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1"/><draw:equation draw:name="f7" draw:formula="?f4 / 1120"/><draw:equation draw:name="f8" draw:formula="0 + 1900 - 1900"/><draw:equation draw:name="f9" draw:formula="?f8 * ?f5 / 4131"/><draw:equation draw:name="f10" draw:formula="1613 * ?f4 / 1120"/><draw:equation draw:name="f11" draw:formula="0 + 1931 - 1900"/><draw:equation draw:name="f12" draw:formula="?f11 * ?f5 / 4131"/><draw:equation draw:name="f13" draw:formula="2144 * ?f4 / 1120"/><draw:equation draw:name="f14" draw:formula="0 + 6031 - 1900"/><draw:equation draw:name="f15" draw:formula="?f14 * ?f5 / 4131"/><draw:equation draw:name="f16" draw:formula="2733 * ?f4 / 1120"/><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svg:x="0.74683in" svg:y="-2.64626in" svg:width="1.26125in" svg:height="0.46591in" draw:id="id7" draw:style-name="a7" draw:name="Freihandform 22"><svg:title/><svg:desc/><draw:enhanced-geometry draw:type="non-primitive" svg:viewBox="0 0 1999 705" draw:enhanced-path="M 1999 0 L 0 200 1859 704 1999 0 Z N" draw:text-areas="?f23 ?f25 ?f24 ?f26" draw:glue-points="?f17 ?f18 ?f19 ?f20 ?f21 ?f22 ?f17 ?f18"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9"/><draw:equation draw:name="f7" draw:formula="?f4 / 705"/><draw:equation draw:name="f8" draw:formula="0 + 3899 - 1900"/><draw:equation draw:name="f9" draw:formula="?f8 * ?f5 / 1999"/><draw:equation draw:name="f10" draw:formula="1413 * ?f4 / 705"/><draw:equation draw:name="f11" draw:formula="0 + 1900 - 1900"/><draw:equation draw:name="f12" draw:formula="?f11 * ?f5 / 1999"/><draw:equation draw:name="f13" draw:formula="1613 * ?f4 / 705"/><draw:equation draw:name="f14" draw:formula="0 + 3759 - 1900"/><draw:equation draw:name="f15" draw:formula="?f14 * ?f5 / 1999"/><draw:equation draw:name="f16" draw:formula="2117 * ?f4 / 705"/><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svg:x="0.00232in" svg:y="-2.27617in" svg:width="3.35091in" svg:height="2.26016in" draw:id="id8" draw:style-name="a8" draw:name="Freihandform 21"><svg:title/><svg:desc/><draw:enhanced-geometry draw:type="non-primitive" svg:viewBox="0 0 5311 3420" draw:enhanced-path="M 19 0 L 0 2840 5235 3420 5311 760 19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11"/><draw:equation draw:name="f7" draw:formula="?f4 / 3420"/><draw:equation draw:name="f8" draw:formula="0 + 739 - 720"/><draw:equation draw:name="f9" draw:formula="?f8 * ?f5 / 5311"/><draw:equation draw:name="f10" draw:formula="1973 * ?f4 / 3420"/><draw:equation draw:name="f11" draw:formula="0 + 720 - 720"/><draw:equation draw:name="f12" draw:formula="?f11 * ?f5 / 5311"/><draw:equation draw:name="f13" draw:formula="4813 * ?f4 / 3420"/><draw:equation draw:name="f14" draw:formula="0 + 5955 - 720"/><draw:equation draw:name="f15" draw:formula="?f14 * ?f5 / 5311"/><draw:equation draw:name="f16" draw:formula="5393 * ?f4 / 3420"/><draw:equation draw:name="f17" draw:formula="0 + 6031 - 720"/><draw:equation draw:name="f18" draw:formula="?f17 * ?f5 / 5311"/><draw:equation draw:name="f19" draw:formula="2733 * ?f4 / 3420"/><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custom-shape svg:x="0.00232in" svg:y="-2.27617in" svg:width="3.35091in" svg:height="2.26016in" draw:id="id9" draw:style-name="a9" draw:name="Freihandform 20"><svg:title/><svg:desc/><draw:enhanced-geometry draw:type="non-primitive" svg:viewBox="0 0 5311 3420" draw:enhanced-path="M 0 2840 L 19 0 5311 760 5235 3420 0 284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11"/><draw:equation draw:name="f7" draw:formula="?f4 / 3420"/><draw:equation draw:name="f8" draw:formula="0 + 720 - 720"/><draw:equation draw:name="f9" draw:formula="?f8 * ?f5 / 5311"/><draw:equation draw:name="f10" draw:formula="4813 * ?f4 / 3420"/><draw:equation draw:name="f11" draw:formula="0 + 739 - 720"/><draw:equation draw:name="f12" draw:formula="?f11 * ?f5 / 5311"/><draw:equation draw:name="f13" draw:formula="1973 * ?f4 / 3420"/><draw:equation draw:name="f14" draw:formula="0 + 6031 - 720"/><draw:equation draw:name="f15" draw:formula="?f14 * ?f5 / 5311"/><draw:equation draw:name="f16" draw:formula="2733 * ?f4 / 3420"/><draw:equation draw:name="f17" draw:formula="0 + 5955 - 720"/><draw:equation draw:name="f18" draw:formula="?f17 * ?f5 / 5311"/><draw:equation draw:name="f19" draw:formula="5393 * ?f4 / 3420"/><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frame draw:id="id10" draw:style-name="a10" draw:name="Bild 19" svg:x="0.30833in" svg:y="-0.84805in" svg:width="0.25111in" svg:height="0.26302in" style:rel-width="scale" style:rel-height="scale"><draw:image xlink:href="media/image1.png" xlink:type="simple" xlink:show="embed" xlink:actuate="onLoad"/><svg:title/><svg:desc>dekoratives Element</svg:desc></draw:frame><draw:custom-shape svg:x="0.19791in" svg:y="-0.95643in" svg:width="0.47194in" svg:height="0.41238in" draw:id="id11" draw:style-name="a11" draw:name="Freihandform 18"><svg:title/><svg:desc>Kamerasymbol</svg:desc><draw:enhanced-geometry draw:type="non-primitive" svg:viewBox="0 0 748 624" draw:enhanced-path="M 654 104 L 94 104 57 111 27 131 7 161 0 197 0 530 7 566 27 596 57 616 94 623 654 623 691 616 720 596 740 566 748 530 374 530 309 517 257 481 221 428 208 364 221 299 257 246 309 211 374 197 748 197 740 161 720 131 691 111 654 104 Z M 748 197 L 374 197 439 211 491 246 527 299 540 364 527 428 491 481 439 517 374 530 748 530 748 197 Z M 478 0 L 270 0 218 104 530 104 478 0 Z N" draw:text-areas="?f113 ?f115 ?f114 ?f116" draw:glue-points="?f72 ?f73 ?f74 ?f73 ?f75 ?f76 ?f77 ?f78 ?f79 ?f80 ?f81 ?f82 ?f81 ?f83 ?f79 ?f84 ?f77 ?f85 ?f75 ?f86 ?f74 ?f87 ?f72 ?f87 ?f88 ?f86 ?f89 ?f85 ?f90 ?f84 ?f91 ?f83 ?f92 ?f83 ?f93 ?f94 ?f95 ?f96 ?f97 ?f98 ?f99 ?f100 ?f97 ?f101 ?f95 ?f102 ?f93 ?f103 ?f92 ?f82 ?f91 ?f82 ?f90 ?f80 ?f89 ?f78 ?f88 ?f76 ?f72 ?f73 ?f91 ?f82 ?f92 ?f82 ?f104 ?f103 ?f105 ?f102 ?f106 ?f101 ?f107 ?f100 ?f106 ?f98 ?f105 ?f96 ?f104 ?f94 ?f92 ?f83 ?f91 ?f83 ?f91 ?f82 ?f108 ?f109 ?f110 ?f109 ?f111 ?f73 ?f112 ?f73 ?f108 ?f109" draw:glue-point-leaving-directions="-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48"/><draw:equation draw:name="f7" draw:formula="?f4 / 624"/><draw:equation draw:name="f8" draw:formula="0 + 1684 - 1030"/><draw:equation draw:name="f9" draw:formula="?f8 * ?f5 / 748"/><draw:equation draw:name="f10" draw:formula="4074 * ?f4 / 624"/><draw:equation draw:name="f11" draw:formula="0 + 1124 - 1030"/><draw:equation draw:name="f12" draw:formula="?f11 * ?f5 / 748"/><draw:equation draw:name="f13" draw:formula="0 + 1087 - 1030"/><draw:equation draw:name="f14" draw:formula="?f13 * ?f5 / 748"/><draw:equation draw:name="f15" draw:formula="4081 * ?f4 / 624"/><draw:equation draw:name="f16" draw:formula="0 + 1057 - 1030"/><draw:equation draw:name="f17" draw:formula="?f16 * ?f5 / 748"/><draw:equation draw:name="f18" draw:formula="4101 * ?f4 / 624"/><draw:equation draw:name="f19" draw:formula="0 + 1037 - 1030"/><draw:equation draw:name="f20" draw:formula="?f19 * ?f5 / 748"/><draw:equation draw:name="f21" draw:formula="4131 * ?f4 / 624"/><draw:equation draw:name="f22" draw:formula="0 + 1030 - 1030"/><draw:equation draw:name="f23" draw:formula="?f22 * ?f5 / 748"/><draw:equation draw:name="f24" draw:formula="4167 * ?f4 / 624"/><draw:equation draw:name="f25" draw:formula="4500 * ?f4 / 624"/><draw:equation draw:name="f26" draw:formula="4536 * ?f4 / 624"/><draw:equation draw:name="f27" draw:formula="4566 * ?f4 / 624"/><draw:equation draw:name="f28" draw:formula="4586 * ?f4 / 624"/><draw:equation draw:name="f29" draw:formula="4593 * ?f4 / 624"/><draw:equation draw:name="f30" draw:formula="0 + 1721 - 1030"/><draw:equation draw:name="f31" draw:formula="?f30 * ?f5 / 748"/><draw:equation draw:name="f32" draw:formula="0 + 1750 - 1030"/><draw:equation draw:name="f33" draw:formula="?f32 * ?f5 / 748"/><draw:equation draw:name="f34" draw:formula="0 + 1770 - 1030"/><draw:equation draw:name="f35" draw:formula="?f34 * ?f5 / 748"/><draw:equation draw:name="f36" draw:formula="0 + 1778 - 1030"/><draw:equation draw:name="f37" draw:formula="?f36 * ?f5 / 748"/><draw:equation draw:name="f38" draw:formula="0 + 1404 - 1030"/><draw:equation draw:name="f39" draw:formula="?f38 * ?f5 / 748"/><draw:equation draw:name="f40" draw:formula="0 + 1339 - 1030"/><draw:equation draw:name="f41" draw:formula="?f40 * ?f5 / 748"/><draw:equation draw:name="f42" draw:formula="4487 * ?f4 / 624"/><draw:equation draw:name="f43" draw:formula="0 + 1287 - 1030"/><draw:equation draw:name="f44" draw:formula="?f43 * ?f5 / 748"/><draw:equation draw:name="f45" draw:formula="4451 * ?f4 / 624"/><draw:equation draw:name="f46" draw:formula="0 + 1251 - 1030"/><draw:equation draw:name="f47" draw:formula="?f46 * ?f5 / 748"/><draw:equation draw:name="f48" draw:formula="4398 * ?f4 / 624"/><draw:equation draw:name="f49" draw:formula="0 + 1238 - 1030"/><draw:equation draw:name="f50" draw:formula="?f49 * ?f5 / 748"/><draw:equation draw:name="f51" draw:formula="4334 * ?f4 / 624"/><draw:equation draw:name="f52" draw:formula="4269 * ?f4 / 624"/><draw:equation draw:name="f53" draw:formula="4216 * ?f4 / 624"/><draw:equation draw:name="f54" draw:formula="4181 * ?f4 / 624"/><draw:equation draw:name="f55" draw:formula="0 + 1469 - 1030"/><draw:equation draw:name="f56" draw:formula="?f55 * ?f5 / 748"/><draw:equation draw:name="f57" draw:formula="0 + 1521 - 1030"/><draw:equation draw:name="f58" draw:formula="?f57 * ?f5 / 748"/><draw:equation draw:name="f59" draw:formula="0 + 1557 - 1030"/><draw:equation draw:name="f60" draw:formula="?f59 * ?f5 / 748"/><draw:equation draw:name="f61" draw:formula="0 + 1570 - 1030"/><draw:equation draw:name="f62" draw:formula="?f61 * ?f5 / 748"/><draw:equation draw:name="f63" draw:formula="0 + 1508 - 1030"/><draw:equation draw:name="f64" draw:formula="?f63 * ?f5 / 748"/><draw:equation draw:name="f65" draw:formula="3970 * ?f4 / 624"/><draw:equation draw:name="f66" draw:formula="0 + 1300 - 1030"/><draw:equation draw:name="f67" draw:formula="?f66 * ?f5 / 748"/><draw:equation draw:name="f68" draw:formula="0 + 1248 - 1030"/><draw:equation draw:name="f69" draw:formula="?f68 * ?f5 / 748"/><draw:equation draw:name="f70" draw:formula="0 + 1560 - 1030"/><draw:equation draw:name="f71" draw:formula="?f70 * ?f5 / 748"/><draw:equation draw:name="f72" draw:formula="?f9 / ?f6"/><draw:equation draw:name="f73" draw:formula="?f10 / ?f7"/><draw:equation draw:name="f74" draw:formula="?f12 / ?f6"/><draw:equation draw:name="f75" draw:formula="?f14 / ?f6"/><draw:equation draw:name="f76" draw:formula="?f15 / ?f7"/><draw:equation draw:name="f77" draw:formula="?f17 / ?f6"/><draw:equation draw:name="f78" draw:formula="?f18 / ?f7"/><draw:equation draw:name="f79" draw:formula="?f20 / ?f6"/><draw:equation draw:name="f80" draw:formula="?f21 / ?f7"/><draw:equation draw:name="f81" draw:formula="?f23 / ?f6"/><draw:equation draw:name="f82" draw:formula="?f24 / ?f7"/><draw:equation draw:name="f83" draw:formula="?f25 / ?f7"/><draw:equation draw:name="f84" draw:formula="?f26 / ?f7"/><draw:equation draw:name="f85" draw:formula="?f27 / ?f7"/><draw:equation draw:name="f86" draw:formula="?f28 / ?f7"/><draw:equation draw:name="f87" draw:formula="?f29 / ?f7"/><draw:equation draw:name="f88" draw:formula="?f31 / ?f6"/><draw:equation draw:name="f89" draw:formula="?f33 / ?f6"/><draw:equation draw:name="f90" draw:formula="?f35 / ?f6"/><draw:equation draw:name="f91" draw:formula="?f37 / ?f6"/><draw:equation draw:name="f92" draw:formula="?f39 / ?f6"/><draw:equation draw:name="f93" draw:formula="?f41 / ?f6"/><draw:equation draw:name="f94" draw:formula="?f42 / ?f7"/><draw:equation draw:name="f95" draw:formula="?f44 / ?f6"/><draw:equation draw:name="f96" draw:formula="?f45 / ?f7"/><draw:equation draw:name="f97" draw:formula="?f47 / ?f6"/><draw:equation draw:name="f98" draw:formula="?f48 / ?f7"/><draw:equation draw:name="f99" draw:formula="?f50 / ?f6"/><draw:equation draw:name="f100" draw:formula="?f51 / ?f7"/><draw:equation draw:name="f101" draw:formula="?f52 / ?f7"/><draw:equation draw:name="f102" draw:formula="?f53 / ?f7"/><draw:equation draw:name="f103" draw:formula="?f54 / ?f7"/><draw:equation draw:name="f104" draw:formula="?f56 / ?f6"/><draw:equation draw:name="f105" draw:formula="?f58 / ?f6"/><draw:equation draw:name="f106" draw:formula="?f60 / ?f6"/><draw:equation draw:name="f107" draw:formula="?f62 / ?f6"/><draw:equation draw:name="f108" draw:formula="?f64 / ?f6"/><draw:equation draw:name="f109" draw:formula="?f65 / ?f7"/><draw:equation draw:name="f110" draw:formula="?f67 / ?f6"/><draw:equation draw:name="f111" draw:formula="?f69 / ?f6"/><draw:equation draw:name="f112" draw:formula="?f71 / ?f6"/><draw:equation draw:name="f113" draw:formula="0 / ?f6"/><draw:equation draw:name="f114" draw:formula="?f1 / ?f6"/><draw:equation draw:name="f115" draw:formula="0 / ?f7"/><draw:equation draw:name="f116" draw:formula="?f3 / ?f7"/></draw:enhanced-geometry></draw:custom-shape></draw:g><draw:frame draw:id="id13" draw:style-name="a12" draw:transform="translate(-1.22705in -0.27844in) rotate(-6.17107) translate(1.8587in -2.6535in)" draw:name="Textfeld 56" svg:width="2.45409in" svg:height="0.55689in" style:rel-width="scale" style:rel-height="scale"><draw:text-box><text:h text:style-name="Überschrift1" text:outline-level="1"><text:span text:style-name="T16">So sehe ich aus!</text:span></text:h></draw:text-box><svg:title/><svg:desc/></draw:frame></draw:g></text:span></text:p>
          </table:table-cell>
          <table:table-cell table:style-name="TableCell17">
            <text:p text:style-name="Standard"><text:span text:style-name="T18"><draw:g draw:name="Gruppieren 66" draw:id="id22" draw:style-name="a20" text:anchor-type="as-char"><svg:title/><svg:desc>dekoratives Element</svg:desc><draw:g draw:name="Gruppieren 24" draw:id="id20"><svg:title/><svg:desc/><draw:custom-shape svg:x="0in" svg:y="0.42189in" svg:width="2.78556in" svg:height="0.43456in" draw:id="id15" draw:style-name="a14" draw:name="Freihandform 29"><svg:title/><svg:desc/><draw:enhanced-geometry draw:type="non-primitive" svg:viewBox="0 0 4012 629" draw:enhanced-path="M 3877 0 L 0 629 4011 414 3877 0 Z N" draw:text-areas="?f23 ?f25 ?f24 ?f26" draw:glue-points="?f17 ?f18 ?f19 ?f20 ?f21 ?f22 ?f17 ?f18"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12"/><draw:equation draw:name="f7" draw:formula="?f4 / 629"/><draw:equation draw:name="f8" draw:formula="0 + 10237 - 6360"/><draw:equation draw:name="f9" draw:formula="?f8 * ?f5 / 4012"/><draw:equation draw:name="f10" draw:formula="1751 * ?f4 / 629"/><draw:equation draw:name="f11" draw:formula="0 + 6360 - 6360"/><draw:equation draw:name="f12" draw:formula="?f11 * ?f5 / 4012"/><draw:equation draw:name="f13" draw:formula="2380 * ?f4 / 629"/><draw:equation draw:name="f14" draw:formula="0 + 10371 - 6360"/><draw:equation draw:name="f15" draw:formula="?f14 * ?f5 / 4012"/><draw:equation draw:name="f16" draw:formula="2165 * ?f4 / 629"/><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svg:x="1.6344in" svg:y="0.22569in" svg:width="1.05812in" svg:height="0.33231in" draw:id="id16" draw:style-name="a15" draw:name="Freihandform 28"><svg:title/><svg:desc/><draw:enhanced-geometry draw:type="non-primitive" svg:viewBox="0 0 1524 481" draw:enhanced-path="M 0 0 L 313 480 1524 284 0 0 Z N" draw:text-areas="?f23 ?f25 ?f24 ?f26" draw:glue-points="?f17 ?f18 ?f19 ?f20 ?f21 ?f22 ?f17 ?f18"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24"/><draw:equation draw:name="f7" draw:formula="?f4 / 481"/><draw:equation draw:name="f8" draw:formula="0 + 8713 - 8713"/><draw:equation draw:name="f9" draw:formula="?f8 * ?f5 / 1524"/><draw:equation draw:name="f10" draw:formula="1467 * ?f4 / 481"/><draw:equation draw:name="f11" draw:formula="0 + 9026 - 8713"/><draw:equation draw:name="f12" draw:formula="?f11 * ?f5 / 1524"/><draw:equation draw:name="f13" draw:formula="1947 * ?f4 / 481"/><draw:equation draw:name="f14" draw:formula="0 + 10237 - 8713"/><draw:equation draw:name="f15" draw:formula="?f14 * ?f5 / 1524"/><draw:equation draw:name="f16" draw:formula="1751 * ?f4 / 481"/><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svg:x="0in" svg:y="0.68374in" svg:width="3.51597in" svg:height="1.9538in" draw:id="id17" draw:style-name="a16" draw:name="Freihandform 27"><svg:title/><svg:desc/><draw:enhanced-geometry draw:type="non-primitive" svg:viewBox="0 0 5064 2828" draw:enhanced-path="M 4672 0 L 0 250 175 2828 5064 2319 4672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64"/><draw:equation draw:name="f7" draw:formula="?f4 / 2828"/><draw:equation draw:name="f8" draw:formula="0 + 11032 - 6360"/><draw:equation draw:name="f9" draw:formula="?f8 * ?f5 / 5064"/><draw:equation draw:name="f10" draw:formula="2130 * ?f4 / 2828"/><draw:equation draw:name="f11" draw:formula="0 + 6360 - 6360"/><draw:equation draw:name="f12" draw:formula="?f11 * ?f5 / 5064"/><draw:equation draw:name="f13" draw:formula="2380 * ?f4 / 2828"/><draw:equation draw:name="f14" draw:formula="0 + 6535 - 6360"/><draw:equation draw:name="f15" draw:formula="?f14 * ?f5 / 5064"/><draw:equation draw:name="f16" draw:formula="4958 * ?f4 / 2828"/><draw:equation draw:name="f17" draw:formula="0 + 11424 - 6360"/><draw:equation draw:name="f18" draw:formula="?f17 * ?f5 / 5064"/><draw:equation draw:name="f19" draw:formula="4449 * ?f4 / 2828"/><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custom-shape svg:x="0in" svg:y="0.68374in" svg:width="3.51597in" svg:height="1.9538in" draw:id="id18" draw:style-name="a17" draw:name="Freihandform 26"><svg:title/><svg:desc/><draw:enhanced-geometry draw:type="non-primitive" svg:viewBox="0 0 5064 2828" draw:enhanced-path="M 175 2828 L 0 250 4672 0 5064 2319 175 2828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64"/><draw:equation draw:name="f7" draw:formula="?f4 / 2828"/><draw:equation draw:name="f8" draw:formula="0 + 6535 - 6360"/><draw:equation draw:name="f9" draw:formula="?f8 * ?f5 / 5064"/><draw:equation draw:name="f10" draw:formula="4958 * ?f4 / 2828"/><draw:equation draw:name="f11" draw:formula="0 + 6360 - 6360"/><draw:equation draw:name="f12" draw:formula="?f11 * ?f5 / 5064"/><draw:equation draw:name="f13" draw:formula="2380 * ?f4 / 2828"/><draw:equation draw:name="f14" draw:formula="0 + 11032 - 6360"/><draw:equation draw:name="f15" draw:formula="?f14 * ?f5 / 5064"/><draw:equation draw:name="f16" draw:formula="2130 * ?f4 / 2828"/><draw:equation draw:name="f17" draw:formula="0 + 11424 - 6360"/><draw:equation draw:name="f18" draw:formula="?f17 * ?f5 / 5064"/><draw:equation draw:name="f19" draw:formula="4449 * ?f4 / 2828"/><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custom-shape svg:x="0.16455in" svg:y="0.96976in" svg:width="0.52281in" svg:height="0.51954in" draw:id="id19" draw:style-name="a18" draw:name="Freihandform 25"><svg:title/><svg:desc/><draw:enhanced-geometry draw:type="non-primitive" svg:viewBox="0 0 753 752" draw:enhanced-path="M 256 708 L 249 712 245 724 248 730 255 732 295 744 315 748 336 750 348 752 408 752 417 750 421 750 440 748 477 740 501 732 502 730 362 730 357 728 349 728 349 726 325 726 309 722 293 720 278 716 262 710 256 708 Z M 445 460 L 379 460 395 462 410 466 424 474 436 484 446 496 454 510 458 526 460 542 460 588 453 594 422 594 417 600 408 728 397 728 385 730 502 730 505 726 432 726 439 618 445 618 460 616 472 608 480 596 483 580 483 542 481 522 476 502 466 484 453 468 445 460 Z M 315 278 L 251 278 265 284 279 290 291 294 318 304 331 310 344 318 357 328 359 328 353 334 339 346 327 360 318 376 314 396 316 410 321 424 328 436 338 446 312 462 292 484 279 512 274 542 274 588 277 600 283 610 293 616 306 618 319 618 325 726 349 726 342 600 337 594 301 594 298 592 298 542 304 510 322 484 347 468 379 460 445 460 437 454 428 450 419 446 429 436 379 436 363 434 350 424 341 412 338 396 340 384 346 374 356 362 369 352 376 346 379 342 414 342 406 334 403 332 400 328 397 326 414 312 377 312 375 310 372 308 357 298 342 290 326 282 315 278 Z M 494 710 L 488 712 460 720 446 722 432 726 505 726 501 714 494 710 Z M 377 0 L 339 2 302 8 266 16 230 30 198 46 167 64 138 86 111 110 86 138 65 166 46 198 30 230 17 266 8 302 2 338 0 376 9 458 35 534 76 602 130 662 198 708 201 710 206 710 213 704 215 700 213 676 190 676 133 632 87 578 53 516 31 448 24 376 26 342 31 306 40 272 52 240 67 208 84 180 104 152 127 126 153 104 180 84 209 66 240 52 273 40 307 30 342 26 377 24 508 24 488 16 452 8 415 2 377 0 Z M 573 332 L 561 336 558 344 588 424 588 426 589 428 596 448 597 450 599 452 629 532 555 532 550 538 535 702 537 706 543 710 553 710 596 684 603 678 561 678 572 556 650 556 653 554 658 548 658 544 631 472 638 472 644 470 649 468 661 460 670 448 631 448 624 446 621 444 620 442 580 336 573 332 Z M 508 24 L 377 24 412 26 447 30 481 40 514 52 545 66 574 84 601 104 627 126 650 152 670 180 688 208 702 240 714 272 723 306 728 342 730 376 727 426 717 472 700 518 678 562 654 596 626 626 595 654 561 678 603 678 634 652 669 614 698 574 722 528 739 478 750 428 753 380 753 374 752 338 746 302 737 266 724 230 708 198 689 166 668 138 643 110 616 86 587 64 556 46 524 30 508 24 Z M 194 420 L 170 420 190 676 213 676 194 420 Z M 248 114 L 219 120 195 136 179 160 173 188 176 210 186 228 202 248 225 264 207 272 191 278 177 284 165 290 148 298 134 310 123 326 115 342 78 454 79 464 87 482 95 490 114 496 125 496 144 486 151 478 153 472 116 472 105 468 101 460 138 350 143 338 151 326 162 318 174 312 189 304 207 298 228 288 251 278 315 278 310 276 289 268 277 264 287 256 293 252 251 252 233 242 216 228 202 210 197 188 201 168 212 152 228 140 248 136 301 136 277 120 248 114 Z M 173 348 L 168 352 130 464 128 468 120 472 153 472 170 420 194 420 189 354 184 350 173 348 Z M 581 268 L 508 268 529 272 546 276 562 284 575 290 586 300 597 312 608 326 618 342 648 426 652 434 648 444 635 448 670 448 673 432 670 418 639 332 621 304 601 282 581 268 Z M 414 342 L 379 342 393 354 406 368 415 382 419 396 416 412 407 424 394 434 379 436 429 436 436 424 441 410 443 396 440 380 433 366 422 350 414 342 Z M 508 114 L 479 120 455 136 439 160 433 188 434 202 438 216 444 230 453 240 457 246 462 250 468 254 442 264 420 278 399 294 377 312 414 312 422 306 447 288 474 276 508 268 581 268 578 266 549 254 555 250 559 246 561 244 506 244 486 236 470 224 460 208 457 188 461 168 472 152 488 140 508 136 561 136 537 120 508 114 Z M 301 136 L 248 136 268 140 284 152 296 168 300 188 298 202 291 218 276 234 251 252 293 252 296 250 303 242 312 228 318 216 322 202 323 188 317 160 301 136 Z M 561 136 L 508 136 528 140 545 152 556 168 560 188 556 208 546 224 531 236 511 244 561 244 564 240 572 230 578 216 582 202 583 188 577 160 561 136 Z N" draw:text-areas="?f261 ?f263 ?f262 ?f264" draw:glue-points="?f161 ?f162 ?f163 ?f164 ?f165 ?f166 ?f167 ?f168 ?f169 ?f170 ?f171 ?f172 ?f173 ?f168 ?f174 ?f175 ?f174 ?f176 ?f177 ?f178 ?f179 ?f180 ?f181 ?f168 ?f182 ?f183 ?f184 ?f185 ?f186 ?f187 ?f188 ?f189 ?f190 ?f191 ?f192 ?f193 ?f194 ?f176 ?f195 ?f196 ?f197 ?f176 ?f198 ?f199 ?f190 ?f200 ?f201 ?f202 ?f203 ?f204 ?f205 ?f206 ?f207 ?f208 ?f209 ?f210 ?f211 ?f212 ?f213 ?f214 ?f215 ?f216 ?f217 ?f218 ?f219 ?f220 ?f221 ?f222 ?f223 ?f224 ?f225 ?f214 ?f226 ?f227 ?f228 ?f229 ?f230 ?f187 ?f231 ?f232 ?f233 ?f234 ?f235 ?f185 ?f236 ?f237 ?f238 ?f239 ?f240 ?f241 ?f186 ?f242 ?f243 ?f244 ?f245 ?f237 ?f246 ?f247 ?f248 ?f249 ?f250 ?f251 ?f252 ?f253 ?f254 ?f255 ?f256 ?f257 ?f181 ?f258 ?f259 ?f234 ?f260 ?f220" draw:glue-point-leaving-directions="-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3"/><draw:equation draw:name="f7" draw:formula="?f4 / 752"/><draw:equation draw:name="f8" draw:formula="0 + 6932 - 6596"/><draw:equation draw:name="f9" draw:formula="?f8 * ?f5 / 753"/><draw:equation draw:name="f10" draw:formula="3293 * ?f4 / 752"/><draw:equation draw:name="f11" draw:formula="0 + 7098 - 6596"/><draw:equation draw:name="f12" draw:formula="?f11 * ?f5 / 753"/><draw:equation draw:name="f13" draw:formula="3273 * ?f4 / 752"/><draw:equation draw:name="f14" draw:formula="0 + 6874 - 6596"/><draw:equation draw:name="f15" draw:formula="?f14 * ?f5 / 753"/><draw:equation draw:name="f16" draw:formula="3259 * ?f4 / 752"/><draw:equation draw:name="f17" draw:formula="0 + 7032 - 6596"/><draw:equation draw:name="f18" draw:formula="?f17 * ?f5 / 753"/><draw:equation draw:name="f19" draw:formula="3027 * ?f4 / 752"/><draw:equation draw:name="f20" draw:formula="0 + 7013 - 6596"/><draw:equation draw:name="f21" draw:formula="?f20 * ?f5 / 753"/><draw:equation draw:name="f22" draw:formula="3143 * ?f4 / 752"/><draw:equation draw:name="f23" draw:formula="0 + 7041 - 6596"/><draw:equation draw:name="f24" draw:formula="?f23 * ?f5 / 753"/><draw:equation draw:name="f25" draw:formula="3161 * ?f4 / 752"/><draw:equation draw:name="f26" draw:formula="0 + 7062 - 6596"/><draw:equation draw:name="f27" draw:formula="?f26 * ?f5 / 753"/><draw:equation draw:name="f28" draw:formula="0 + 6914 - 6596"/><draw:equation draw:name="f29" draw:formula="?f28 * ?f5 / 753"/><draw:equation draw:name="f30" draw:formula="2847 * ?f4 / 752"/><draw:equation draw:name="f31" draw:formula="2919 * ?f4 / 752"/><draw:equation draw:name="f32" draw:formula="0 + 6875 - 6596"/><draw:equation draw:name="f33" draw:formula="?f32 * ?f5 / 753"/><draw:equation draw:name="f34" draw:formula="3055 * ?f4 / 752"/><draw:equation draw:name="f35" draw:formula="0 + 6921 - 6596"/><draw:equation draw:name="f36" draw:formula="?f35 * ?f5 / 753"/><draw:equation draw:name="f37" draw:formula="3269 * ?f4 / 752"/><draw:equation draw:name="f38" draw:formula="0 + 6918 - 6596"/><draw:equation draw:name="f39" draw:formula="?f38 * ?f5 / 753"/><draw:equation draw:name="f40" draw:formula="0 + 6975 - 6596"/><draw:equation draw:name="f41" draw:formula="?f40 * ?f5 / 753"/><draw:equation draw:name="f42" draw:formula="2979 * ?f4 / 752"/><draw:equation draw:name="f43" draw:formula="0 + 6965 - 6596"/><draw:equation draw:name="f44" draw:formula="?f43 * ?f5 / 753"/><draw:equation draw:name="f45" draw:formula="2895 * ?f4 / 752"/><draw:equation draw:name="f46" draw:formula="0 + 7010 - 6596"/><draw:equation draw:name="f47" draw:formula="?f46 * ?f5 / 753"/><draw:equation draw:name="f48" draw:formula="2855 * ?f4 / 752"/><draw:equation draw:name="f49" draw:formula="0 + 7090 - 6596"/><draw:equation draw:name="f50" draw:formula="?f49 * ?f5 / 753"/><draw:equation draw:name="f51" draw:formula="3253 * ?f4 / 752"/><draw:equation draw:name="f52" draw:formula="0 + 6973 - 6596"/><draw:equation draw:name="f53" draw:formula="?f52 * ?f5 / 753"/><draw:equation draw:name="f54" draw:formula="2543 * ?f4 / 752"/><draw:equation draw:name="f55" draw:formula="0 + 6707 - 6596"/><draw:equation draw:name="f56" draw:formula="?f55 * ?f5 / 753"/><draw:equation draw:name="f57" draw:formula="2653 * ?f4 / 752"/><draw:equation draw:name="f58" draw:formula="0 + 6596 - 6596"/><draw:equation draw:name="f59" draw:formula="?f58 * ?f5 / 753"/><draw:equation draw:name="f60" draw:formula="0 + 6809 - 6596"/><draw:equation draw:name="f61" draw:formula="?f60 * ?f5 / 753"/><draw:equation draw:name="f62" draw:formula="3247 * ?f4 / 752"/><draw:equation draw:name="f63" draw:formula="0 + 6620 - 6596"/><draw:equation draw:name="f64" draw:formula="?f63 * ?f5 / 753"/><draw:equation draw:name="f65" draw:formula="0 + 6723 - 6596"/><draw:equation draw:name="f66" draw:formula="?f65 * ?f5 / 753"/><draw:equation draw:name="f67" draw:formula="2669 * ?f4 / 752"/><draw:equation draw:name="f68" draw:formula="2567 * ?f4 / 752"/><draw:equation draw:name="f69" draw:formula="0 + 7154 - 6596"/><draw:equation draw:name="f70" draw:formula="?f69 * ?f5 / 753"/><draw:equation draw:name="f71" draw:formula="2887 * ?f4 / 752"/><draw:equation draw:name="f72" draw:formula="0 + 7151 - 6596"/><draw:equation draw:name="f73" draw:formula="?f72 * ?f5 / 753"/><draw:equation draw:name="f74" draw:formula="3075 * ?f4 / 752"/><draw:equation draw:name="f75" draw:formula="0 + 7157 - 6596"/><draw:equation draw:name="f76" draw:formula="?f75 * ?f5 / 753"/><draw:equation draw:name="f77" draw:formula="3221 * ?f4 / 752"/><draw:equation draw:name="f78" draw:formula="0 + 7240 - 6596"/><draw:equation draw:name="f79" draw:formula="?f78 * ?f5 / 753"/><draw:equation draw:name="f80" draw:formula="3013 * ?f4 / 752"/><draw:equation draw:name="f81" draw:formula="0 + 7176 - 6596"/><draw:equation draw:name="f82" draw:formula="?f81 * ?f5 / 753"/><draw:equation draw:name="f83" draw:formula="2879 * ?f4 / 752"/><draw:equation draw:name="f84" draw:formula="0 + 7141 - 6596"/><draw:equation draw:name="f85" draw:formula="?f84 * ?f5 / 753"/><draw:equation draw:name="f86" draw:formula="2609 * ?f4 / 752"/><draw:equation draw:name="f87" draw:formula="0 + 7310 - 6596"/><draw:equation draw:name="f88" draw:formula="?f87 * ?f5 / 753"/><draw:equation draw:name="f89" draw:formula="2815 * ?f4 / 752"/><draw:equation draw:name="f90" draw:formula="0 + 7250 - 6596"/><draw:equation draw:name="f91" draw:formula="?f90 * ?f5 / 753"/><draw:equation draw:name="f92" draw:formula="3139 * ?f4 / 752"/><draw:equation draw:name="f93" draw:formula="0 + 7318 - 6596"/><draw:equation draw:name="f94" draw:formula="?f93 * ?f5 / 753"/><draw:equation draw:name="f95" draw:formula="3071 * ?f4 / 752"/><draw:equation draw:name="f96" draw:formula="0 + 7320 - 6596"/><draw:equation draw:name="f97" draw:formula="?f96 * ?f5 / 753"/><draw:equation draw:name="f98" draw:formula="2773 * ?f4 / 752"/><draw:equation draw:name="f99" draw:formula="0 + 7120 - 6596"/><draw:equation draw:name="f100" draw:formula="?f99 * ?f5 / 753"/><draw:equation draw:name="f101" draw:formula="2573 * ?f4 / 752"/><draw:equation draw:name="f102" draw:formula="0 + 6815 - 6596"/><draw:equation draw:name="f103" draw:formula="?f102 * ?f5 / 753"/><draw:equation draw:name="f104" draw:formula="2663 * ?f4 / 752"/><draw:equation draw:name="f105" draw:formula="0 + 6803 - 6596"/><draw:equation draw:name="f106" draw:formula="?f105 * ?f5 / 753"/><draw:equation draw:name="f107" draw:formula="0 + 6674 - 6596"/><draw:equation draw:name="f108" draw:formula="?f107 * ?f5 / 753"/><draw:equation draw:name="f109" draw:formula="2997 * ?f4 / 752"/><draw:equation draw:name="f110" draw:formula="0 + 6749 - 6596"/><draw:equation draw:name="f111" draw:formula="?f110 * ?f5 / 753"/><draw:equation draw:name="f112" draw:formula="3015 * ?f4 / 752"/><draw:equation draw:name="f113" draw:formula="0 + 6770 - 6596"/><draw:equation draw:name="f114" draw:formula="?f113 * ?f5 / 753"/><draw:equation draw:name="f115" draw:formula="0 + 6873 - 6596"/><draw:equation draw:name="f116" draw:formula="?f115 * ?f5 / 753"/><draw:equation draw:name="f117" draw:formula="2807 * ?f4 / 752"/><draw:equation draw:name="f118" draw:formula="0 + 6797 - 6596"/><draw:equation draw:name="f119" draw:formula="?f118 * ?f5 / 753"/><draw:equation draw:name="f120" draw:formula="2711 * ?f4 / 752"/><draw:equation draw:name="f121" draw:formula="0 + 6764 - 6596"/><draw:equation draw:name="f122" draw:formula="?f121 * ?f5 / 753"/><draw:equation draw:name="f123" draw:formula="0 + 6780 - 6596"/><draw:equation draw:name="f124" draw:formula="?f123 * ?f5 / 753"/><draw:equation draw:name="f125" draw:formula="2893 * ?f4 / 752"/><draw:equation draw:name="f126" draw:formula="0 + 7182 - 6596"/><draw:equation draw:name="f127" draw:formula="?f126 * ?f5 / 753"/><draw:equation draw:name="f128" draw:formula="2843 * ?f4 / 752"/><draw:equation draw:name="f129" draw:formula="0 + 7266 - 6596"/><draw:equation draw:name="f130" draw:formula="?f129 * ?f5 / 753"/><draw:equation draw:name="f131" draw:formula="2991 * ?f4 / 752"/><draw:equation draw:name="f132" draw:formula="2885 * ?f4 / 752"/><draw:equation draw:name="f133" draw:formula="0 + 6990 - 6596"/><draw:equation draw:name="f134" draw:formula="?f133 * ?f5 / 753"/><draw:equation draw:name="f135" draw:formula="2977 * ?f4 / 752"/><draw:equation draw:name="f136" draw:formula="0 + 7018 - 6596"/><draw:equation draw:name="f137" draw:formula="?f136 * ?f5 / 753"/><draw:equation draw:name="f138" draw:formula="0 + 7034 - 6596"/><draw:equation draw:name="f139" draw:formula="?f138 * ?f5 / 753"/><draw:equation draw:name="f140" draw:formula="2759 * ?f4 / 752"/><draw:equation draw:name="f141" draw:formula="0 + 6995 - 6596"/><draw:equation draw:name="f142" draw:formula="?f141 * ?f5 / 753"/><draw:equation draw:name="f143" draw:formula="2837 * ?f4 / 752"/><draw:equation draw:name="f144" draw:formula="0 + 7174 - 6596"/><draw:equation draw:name="f145" draw:formula="?f144 * ?f5 / 753"/><draw:equation draw:name="f146" draw:formula="2809 * ?f4 / 752"/><draw:equation draw:name="f147" draw:formula="0 + 7056 - 6596"/><draw:equation draw:name="f148" draw:formula="?f147 * ?f5 / 753"/><draw:equation draw:name="f149" draw:formula="2751 * ?f4 / 752"/><draw:equation draw:name="f150" draw:formula="0 + 7104 - 6596"/><draw:equation draw:name="f151" draw:formula="?f150 * ?f5 / 753"/><draw:equation draw:name="f152" draw:formula="2657 * ?f4 / 752"/><draw:equation draw:name="f153" draw:formula="0 + 6887 - 6596"/><draw:equation draw:name="f154" draw:formula="?f153 * ?f5 / 753"/><draw:equation draw:name="f155" draw:formula="2761 * ?f4 / 752"/><draw:equation draw:name="f156" draw:formula="2745 * ?f4 / 752"/><draw:equation draw:name="f157" draw:formula="0 + 7152 - 6596"/><draw:equation draw:name="f158" draw:formula="?f157 * ?f5 / 753"/><draw:equation draw:name="f159" draw:formula="0 + 7168 - 6596"/><draw:equation draw:name="f160" draw:formula="?f159 * ?f5 / 753"/><draw:equation draw:name="f161" draw:formula="?f9 / ?f6"/><draw:equation draw:name="f162" draw:formula="?f10 / ?f7"/><draw:equation draw:name="f163" draw:formula="?f12 / ?f6"/><draw:equation draw:name="f164" draw:formula="?f13 / ?f7"/><draw:equation draw:name="f165" draw:formula="?f15 / ?f6"/><draw:equation draw:name="f166" draw:formula="?f16 / ?f7"/><draw:equation draw:name="f167" draw:formula="?f18 / ?f6"/><draw:equation draw:name="f168" draw:formula="?f19 / ?f7"/><draw:equation draw:name="f169" draw:formula="?f21 / ?f6"/><draw:equation draw:name="f170" draw:formula="?f22 / ?f7"/><draw:equation draw:name="f171" draw:formula="?f24 / ?f6"/><draw:equation draw:name="f172" draw:formula="?f25 / ?f7"/><draw:equation draw:name="f173" draw:formula="?f27 / ?f6"/><draw:equation draw:name="f174" draw:formula="?f29 / ?f6"/><draw:equation draw:name="f175" draw:formula="?f30 / ?f7"/><draw:equation draw:name="f176" draw:formula="?f31 / ?f7"/><draw:equation draw:name="f177" draw:formula="?f33 / ?f6"/><draw:equation draw:name="f178" draw:formula="?f34 / ?f7"/><draw:equation draw:name="f179" draw:formula="?f36 / ?f6"/><draw:equation draw:name="f180" draw:formula="?f37 / ?f7"/><draw:equation draw:name="f181" draw:formula="?f39 / ?f6"/><draw:equation draw:name="f182" draw:formula="?f41 / ?f6"/><draw:equation draw:name="f183" draw:formula="?f42 / ?f7"/><draw:equation draw:name="f184" draw:formula="?f44 / ?f6"/><draw:equation draw:name="f185" draw:formula="?f45 / ?f7"/><draw:equation draw:name="f186" draw:formula="?f47 / ?f6"/><draw:equation draw:name="f187" draw:formula="?f48 / ?f7"/><draw:equation draw:name="f188" draw:formula="?f50 / ?f6"/><draw:equation draw:name="f189" draw:formula="?f51 / ?f7"/><draw:equation draw:name="f190" draw:formula="?f53 / ?f6"/><draw:equation draw:name="f191" draw:formula="?f54 / ?f7"/><draw:equation draw:name="f192" draw:formula="?f56 / ?f6"/><draw:equation draw:name="f193" draw:formula="?f57 / ?f7"/><draw:equation draw:name="f194" draw:formula="?f59 / ?f6"/><draw:equation draw:name="f195" draw:formula="?f61 / ?f6"/><draw:equation draw:name="f196" draw:formula="?f62 / ?f7"/><draw:equation draw:name="f197" draw:formula="?f64 / ?f6"/><draw:equation draw:name="f198" draw:formula="?f66 / ?f6"/><draw:equation draw:name="f199" draw:formula="?f67 / ?f7"/><draw:equation draw:name="f200" draw:formula="?f68 / ?f7"/><draw:equation draw:name="f201" draw:formula="?f70 / ?f6"/><draw:equation draw:name="f202" draw:formula="?f71 / ?f7"/><draw:equation draw:name="f203" draw:formula="?f73 / ?f6"/><draw:equation draw:name="f204" draw:formula="?f74 / ?f7"/><draw:equation draw:name="f205" draw:formula="?f76 / ?f6"/><draw:equation draw:name="f206" draw:formula="?f77 / ?f7"/><draw:equation draw:name="f207" draw:formula="?f79 / ?f6"/><draw:equation draw:name="f208" draw:formula="?f80 / ?f7"/><draw:equation draw:name="f209" draw:formula="?f82 / ?f6"/><draw:equation draw:name="f210" draw:formula="?f83 / ?f7"/><draw:equation draw:name="f211" draw:formula="?f85 / ?f6"/><draw:equation draw:name="f212" draw:formula="?f86 / ?f7"/><draw:equation draw:name="f213" draw:formula="?f88 / ?f6"/><draw:equation draw:name="f214" draw:formula="?f89 / ?f7"/><draw:equation draw:name="f215" draw:formula="?f91 / ?f6"/><draw:equation draw:name="f216" draw:formula="?f92 / ?f7"/><draw:equation draw:name="f217" draw:formula="?f94 / ?f6"/><draw:equation draw:name="f218" draw:formula="?f95 / ?f7"/><draw:equation draw:name="f219" draw:formula="?f97 / ?f6"/><draw:equation draw:name="f220" draw:formula="?f98 / ?f7"/><draw:equation draw:name="f221" draw:formula="?f100 / ?f6"/><draw:equation draw:name="f222" draw:formula="?f101 / ?f7"/><draw:equation draw:name="f223" draw:formula="?f103 / ?f6"/><draw:equation draw:name="f224" draw:formula="?f104 / ?f7"/><draw:equation draw:name="f225" draw:formula="?f106 / ?f6"/><draw:equation draw:name="f226" draw:formula="?f108 / ?f6"/><draw:equation draw:name="f227" draw:formula="?f109 / ?f7"/><draw:equation draw:name="f228" draw:formula="?f111 / ?f6"/><draw:equation draw:name="f229" draw:formula="?f112 / ?f7"/><draw:equation draw:name="f230" draw:formula="?f114 / ?f6"/><draw:equation draw:name="f231" draw:formula="?f116 / ?f6"/><draw:equation draw:name="f232" draw:formula="?f117 / ?f7"/><draw:equation draw:name="f233" draw:formula="?f119 / ?f6"/><draw:equation draw:name="f234" draw:formula="?f120 / ?f7"/><draw:equation draw:name="f235" draw:formula="?f122 / ?f6"/><draw:equation draw:name="f236" draw:formula="?f124 / ?f6"/><draw:equation draw:name="f237" draw:formula="?f125 / ?f7"/><draw:equation draw:name="f238" draw:formula="?f127 / ?f6"/><draw:equation draw:name="f239" draw:formula="?f128 / ?f7"/><draw:equation draw:name="f240" draw:formula="?f130 / ?f6"/><draw:equation draw:name="f241" draw:formula="?f131 / ?f7"/><draw:equation draw:name="f242" draw:formula="?f132 / ?f7"/><draw:equation draw:name="f243" draw:formula="?f134 / ?f6"/><draw:equation draw:name="f244" draw:formula="?f135 / ?f7"/><draw:equation draw:name="f245" draw:formula="?f137 / ?f6"/><draw:equation draw:name="f246" draw:formula="?f139 / ?f6"/><draw:equation draw:name="f247" draw:formula="?f140 / ?f7"/><draw:equation draw:name="f248" draw:formula="?f142 / ?f6"/><draw:equation draw:name="f249" draw:formula="?f143 / ?f7"/><draw:equation draw:name="f250" draw:formula="?f145 / ?f6"/><draw:equation draw:name="f251" draw:formula="?f146 / ?f7"/><draw:equation draw:name="f252" draw:formula="?f148 / ?f6"/><draw:equation draw:name="f253" draw:formula="?f149 / ?f7"/><draw:equation draw:name="f254" draw:formula="?f151 / ?f6"/><draw:equation draw:name="f255" draw:formula="?f152 / ?f7"/><draw:equation draw:name="f256" draw:formula="?f154 / ?f6"/><draw:equation draw:name="f257" draw:formula="?f155 / ?f7"/><draw:equation draw:name="f258" draw:formula="?f156 / ?f7"/><draw:equation draw:name="f259" draw:formula="?f158 / ?f6"/><draw:equation draw:name="f260" draw:formula="?f160 / ?f6"/><draw:equation draw:name="f261" draw:formula="0 / ?f6"/><draw:equation draw:name="f262" draw:formula="?f1 / ?f6"/><draw:equation draw:name="f263" draw:formula="0 / ?f7"/><draw:equation draw:name="f264" draw:formula="?f3 / ?f7"/></draw:enhanced-geometry></draw:custom-shape></draw:g><draw:frame draw:id="id21" draw:style-name="a19" draw:transform="translate(-0.96901in -0.2815in) rotate(-0.15899) translate(1.93298in 0.2815in)" draw:name="Textfeld 57" svg:width="1.93803in" svg:height="0.56301in" style:rel-width="scale" style:rel-height="scale"><draw:text-box><text:h text:style-name="Überschrift2" text:outline-level="2"><text:span text:style-name="T19">Das ist meine Familie.</text:span></text:h></draw:text-box><svg:title/><svg:desc/></draw:frame></draw:g></text:span></text:p>
          </table:table-cell>
        </table:table-row>
        <table:table-row table:style-name="TableRow20">
          <table:table-cell table:style-name="TableCell21">
            <text:p text:style-name="Standard"><text:span text:style-name="T22"><draw:g draw:z-index="251659264" draw:name="Gruppieren 67" draw:id="id31" draw:style-name="a28" text:anchor-type="paragraph"><svg:title/><svg:desc>dekoratives Element</svg:desc><draw:g draw:name="Gruppieren 44" draw:id="id29"><svg:title/><svg:desc/><draw:custom-shape svg:x="0.10221in" svg:y="0.3778in" svg:width="2.54094in" svg:height="0.26122in" draw:id="id23" draw:style-name="a21" draw:name="Freihandform 50"><svg:title/><svg:desc/><draw:enhanced-geometry draw:type="non-primitive" svg:viewBox="0 0 4022 414" draw:enhanced-path="M 4022 0 L 0 389 3683 414 4022 0 Z N" draw:text-areas="?f23 ?f25 ?f24 ?f26" draw:glue-points="?f17 ?f18 ?f19 ?f20 ?f21 ?f22 ?f17 ?f18"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22"/><draw:equation draw:name="f7" draw:formula="?f4 / 414"/><draw:equation draw:name="f8" draw:formula="0 + 4747 - 725"/><draw:equation draw:name="f9" draw:formula="?f8 * ?f5 / 4022"/><draw:equation draw:name="f10" draw:formula="9451 * ?f4 / 414"/><draw:equation draw:name="f11" draw:formula="0 + 725 - 725"/><draw:equation draw:name="f12" draw:formula="?f11 * ?f5 / 4022"/><draw:equation draw:name="f13" draw:formula="9840 * ?f4 / 414"/><draw:equation draw:name="f14" draw:formula="0 + 4408 - 725"/><draw:equation draw:name="f15" draw:formula="?f14 * ?f5 / 4022"/><draw:equation draw:name="f16" draw:formula="9865 * ?f4 / 414"/><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svg:x="1.7568in" svg:y="0.25981in" svg:width="0.88699in" svg:height="0.19623in" draw:id="id24" draw:style-name="a22" draw:name="Freihandform 49"><svg:title/><svg:desc/><draw:enhanced-geometry draw:type="non-primitive" svg:viewBox="0 0 1404 311" draw:enhanced-path="M 0 0 L 122 311 1404 187 0 0 Z N" draw:text-areas="?f23 ?f25 ?f24 ?f26" draw:glue-points="?f17 ?f18 ?f19 ?f20 ?f21 ?f22 ?f17 ?f18"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4"/><draw:equation draw:name="f7" draw:formula="?f4 / 311"/><draw:equation draw:name="f8" draw:formula="0 + 3343 - 3343"/><draw:equation draw:name="f9" draw:formula="?f8 * ?f5 / 1404"/><draw:equation draw:name="f10" draw:formula="9264 * ?f4 / 311"/><draw:equation draw:name="f11" draw:formula="0 + 3465 - 3343"/><draw:equation draw:name="f12" draw:formula="?f11 * ?f5 / 1404"/><draw:equation draw:name="f13" draw:formula="9575 * ?f4 / 311"/><draw:equation draw:name="f14" draw:formula="0 + 4747 - 3343"/><draw:equation draw:name="f15" draw:formula="?f14 * ?f5 / 1404"/><draw:equation draw:name="f16" draw:formula="9451 * ?f4 / 311"/><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svg:x="0.10221in" svg:y="0.62261in" svg:width="3.27631in" svg:height="0.78113in" draw:id="id25" draw:style-name="a23" draw:name="Freihandform 48"><svg:title/><svg:desc/><draw:enhanced-geometry draw:type="non-primitive" svg:viewBox="0 0 5186 1238" draw:enhanced-path="M 0 0 L 276 836 4852 1238 5185 36 0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86"/><draw:equation draw:name="f7" draw:formula="?f4 / 1238"/><draw:equation draw:name="f8" draw:formula="0 + 725 - 725"/><draw:equation draw:name="f9" draw:formula="?f8 * ?f5 / 5186"/><draw:equation draw:name="f10" draw:formula="9840 * ?f4 / 1238"/><draw:equation draw:name="f11" draw:formula="0 + 1001 - 725"/><draw:equation draw:name="f12" draw:formula="?f11 * ?f5 / 5186"/><draw:equation draw:name="f13" draw:formula="10676 * ?f4 / 1238"/><draw:equation draw:name="f14" draw:formula="0 + 5577 - 725"/><draw:equation draw:name="f15" draw:formula="?f14 * ?f5 / 5186"/><draw:equation draw:name="f16" draw:formula="11078 * ?f4 / 1238"/><draw:equation draw:name="f17" draw:formula="0 + 5910 - 725"/><draw:equation draw:name="f18" draw:formula="?f17 * ?f5 / 5186"/><draw:equation draw:name="f19" draw:formula="9876 * ?f4 / 1238"/><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custom-shape svg:x="0.10221in" svg:y="0.62261in" svg:width="3.27631in" svg:height="0.78113in" draw:id="id26" draw:style-name="a24" draw:name="Freihandform 47"><svg:title/><svg:desc/><draw:enhanced-geometry draw:type="non-primitive" svg:viewBox="0 0 5186 1238" draw:enhanced-path="M 276 836 L 4852 1238 5185 36 0 0 276 836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86"/><draw:equation draw:name="f7" draw:formula="?f4 / 1238"/><draw:equation draw:name="f8" draw:formula="0 + 1001 - 725"/><draw:equation draw:name="f9" draw:formula="?f8 * ?f5 / 5186"/><draw:equation draw:name="f10" draw:formula="10676 * ?f4 / 1238"/><draw:equation draw:name="f11" draw:formula="0 + 5577 - 725"/><draw:equation draw:name="f12" draw:formula="?f11 * ?f5 / 5186"/><draw:equation draw:name="f13" draw:formula="11078 * ?f4 / 1238"/><draw:equation draw:name="f14" draw:formula="0 + 5910 - 725"/><draw:equation draw:name="f15" draw:formula="?f14 * ?f5 / 5186"/><draw:equation draw:name="f16" draw:formula="9876 * ?f4 / 1238"/><draw:equation draw:name="f17" draw:formula="0 + 725 - 725"/><draw:equation draw:name="f18" draw:formula="?f17 * ?f5 / 5186"/><draw:equation draw:name="f19" draw:formula="9840 * ?f4 / 1238"/><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custom-shape svg:x="2.95083in" svg:y="0.92989in" svg:width="0.04359in" svg:height="0.07508in" draw:id="id27" draw:style-name="a25" draw:name="Freihandform 46"><svg:title/><svg:desc/><draw:enhanced-geometry draw:type="non-primitive" svg:viewBox="0 0 69 119" draw:enhanced-path="M 36 0 L 32 0 28 2 26 6 11 38 2 66 0 87 5 104 10 113 20 118 34 118 35 118 36 118 49 118 58 113 63 105 68 89 67 67 60 40 46 6 44 2 40 0 36 0 Z M 49 118 L 36 118 37 118 49 118 Z N" draw:text-areas="?f100 ?f102 ?f101 ?f103" draw:glue-points="?f65 ?f66 ?f67 ?f66 ?f68 ?f69 ?f70 ?f71 ?f72 ?f73 ?f74 ?f75 ?f76 ?f77 ?f78 ?f79 ?f80 ?f81 ?f82 ?f83 ?f84 ?f83 ?f85 ?f83 ?f65 ?f83 ?f86 ?f83 ?f87 ?f81 ?f88 ?f89 ?f90 ?f91 ?f92 ?f93 ?f94 ?f95 ?f96 ?f71 ?f97 ?f69 ?f98 ?f66 ?f65 ?f66 ?f86 ?f83 ?f65 ?f83 ?f99 ?f83 ?f86 ?f83 ?f86 ?f83" draw:glue-point-leaving-directions="-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draw:equation draw:name="f7" draw:formula="?f4 / 119"/><draw:equation draw:name="f8" draw:formula="0 + 5270 - 5234"/><draw:equation draw:name="f9" draw:formula="?f8 * ?f5 / 69"/><draw:equation draw:name="f10" draw:formula="10327 * ?f4 / 119"/><draw:equation draw:name="f11" draw:formula="0 + 5266 - 5234"/><draw:equation draw:name="f12" draw:formula="?f11 * ?f5 / 69"/><draw:equation draw:name="f13" draw:formula="0 + 5262 - 5234"/><draw:equation draw:name="f14" draw:formula="?f13 * ?f5 / 69"/><draw:equation draw:name="f15" draw:formula="10329 * ?f4 / 119"/><draw:equation draw:name="f16" draw:formula="0 + 5260 - 5234"/><draw:equation draw:name="f17" draw:formula="?f16 * ?f5 / 69"/><draw:equation draw:name="f18" draw:formula="10333 * ?f4 / 119"/><draw:equation draw:name="f19" draw:formula="0 + 5245 - 5234"/><draw:equation draw:name="f20" draw:formula="?f19 * ?f5 / 69"/><draw:equation draw:name="f21" draw:formula="10365 * ?f4 / 119"/><draw:equation draw:name="f22" draw:formula="0 + 5236 - 5234"/><draw:equation draw:name="f23" draw:formula="?f22 * ?f5 / 69"/><draw:equation draw:name="f24" draw:formula="10393 * ?f4 / 119"/><draw:equation draw:name="f25" draw:formula="0 + 5234 - 5234"/><draw:equation draw:name="f26" draw:formula="?f25 * ?f5 / 69"/><draw:equation draw:name="f27" draw:formula="10414 * ?f4 / 119"/><draw:equation draw:name="f28" draw:formula="0 + 5239 - 5234"/><draw:equation draw:name="f29" draw:formula="?f28 * ?f5 / 69"/><draw:equation draw:name="f30" draw:formula="10431 * ?f4 / 119"/><draw:equation draw:name="f31" draw:formula="0 + 5244 - 5234"/><draw:equation draw:name="f32" draw:formula="?f31 * ?f5 / 69"/><draw:equation draw:name="f33" draw:formula="10440 * ?f4 / 119"/><draw:equation draw:name="f34" draw:formula="0 + 5254 - 5234"/><draw:equation draw:name="f35" draw:formula="?f34 * ?f5 / 69"/><draw:equation draw:name="f36" draw:formula="10445 * ?f4 / 119"/><draw:equation draw:name="f37" draw:formula="0 + 5268 - 5234"/><draw:equation draw:name="f38" draw:formula="?f37 * ?f5 / 69"/><draw:equation draw:name="f39" draw:formula="0 + 5269 - 5234"/><draw:equation draw:name="f40" draw:formula="?f39 * ?f5 / 69"/><draw:equation draw:name="f41" draw:formula="0 + 5283 - 5234"/><draw:equation draw:name="f42" draw:formula="?f41 * ?f5 / 69"/><draw:equation draw:name="f43" draw:formula="0 + 5292 - 5234"/><draw:equation draw:name="f44" draw:formula="?f43 * ?f5 / 69"/><draw:equation draw:name="f45" draw:formula="0 + 5297 - 5234"/><draw:equation draw:name="f46" draw:formula="?f45 * ?f5 / 69"/><draw:equation draw:name="f47" draw:formula="10432 * ?f4 / 119"/><draw:equation draw:name="f48" draw:formula="0 + 5302 - 5234"/><draw:equation draw:name="f49" draw:formula="?f48 * ?f5 / 69"/><draw:equation draw:name="f50" draw:formula="10416 * ?f4 / 119"/><draw:equation draw:name="f51" draw:formula="0 + 5301 - 5234"/><draw:equation draw:name="f52" draw:formula="?f51 * ?f5 / 69"/><draw:equation draw:name="f53" draw:formula="10394 * ?f4 / 119"/><draw:equation draw:name="f54" draw:formula="0 + 5294 - 5234"/><draw:equation draw:name="f55" draw:formula="?f54 * ?f5 / 69"/><draw:equation draw:name="f56" draw:formula="10367 * ?f4 / 119"/><draw:equation draw:name="f57" draw:formula="0 + 5280 - 5234"/><draw:equation draw:name="f58" draw:formula="?f57 * ?f5 / 69"/><draw:equation draw:name="f59" draw:formula="0 + 5278 - 5234"/><draw:equation draw:name="f60" draw:formula="?f59 * ?f5 / 69"/><draw:equation draw:name="f61" draw:formula="0 + 5274 - 5234"/><draw:equation draw:name="f62" draw:formula="?f61 * ?f5 / 69"/><draw:equation draw:name="f63" draw:formula="0 + 5271 - 5234"/><draw:equation draw:name="f64" draw:formula="?f63 * ?f5 / 69"/><draw:equation draw:name="f65" draw:formula="?f9 / ?f6"/><draw:equation draw:name="f66" draw:formula="?f10 / ?f7"/><draw:equation draw:name="f67" draw:formula="?f12 / ?f6"/><draw:equation draw:name="f68" draw:formula="?f14 / ?f6"/><draw:equation draw:name="f69" draw:formula="?f15 / ?f7"/><draw:equation draw:name="f70" draw:formula="?f17 / ?f6"/><draw:equation draw:name="f71" draw:formula="?f18 / ?f7"/><draw:equation draw:name="f72" draw:formula="?f20 / ?f6"/><draw:equation draw:name="f73" draw:formula="?f21 / ?f7"/><draw:equation draw:name="f74" draw:formula="?f23 / ?f6"/><draw:equation draw:name="f75" draw:formula="?f24 / ?f7"/><draw:equation draw:name="f76" draw:formula="?f26 / ?f6"/><draw:equation draw:name="f77" draw:formula="?f27 / ?f7"/><draw:equation draw:name="f78" draw:formula="?f29 / ?f6"/><draw:equation draw:name="f79" draw:formula="?f30 / ?f7"/><draw:equation draw:name="f80" draw:formula="?f32 / ?f6"/><draw:equation draw:name="f81" draw:formula="?f33 / ?f7"/><draw:equation draw:name="f82" draw:formula="?f35 / ?f6"/><draw:equation draw:name="f83" draw:formula="?f36 / ?f7"/><draw:equation draw:name="f84" draw:formula="?f38 / ?f6"/><draw:equation draw:name="f85" draw:formula="?f40 / ?f6"/><draw:equation draw:name="f86" draw:formula="?f42 / ?f6"/><draw:equation draw:name="f87" draw:formula="?f44 / ?f6"/><draw:equation draw:name="f88" draw:formula="?f46 / ?f6"/><draw:equation draw:name="f89" draw:formula="?f47 / ?f7"/><draw:equation draw:name="f90" draw:formula="?f49 / ?f6"/><draw:equation draw:name="f91" draw:formula="?f50 / ?f7"/><draw:equation draw:name="f92" draw:formula="?f52 / ?f6"/><draw:equation draw:name="f93" draw:formula="?f53 / ?f7"/><draw:equation draw:name="f94" draw:formula="?f55 / ?f6"/><draw:equation draw:name="f95" draw:formula="?f56 / ?f7"/><draw:equation draw:name="f96" draw:formula="?f58 / ?f6"/><draw:equation draw:name="f97" draw:formula="?f60 / ?f6"/><draw:equation draw:name="f98" draw:formula="?f62 / ?f6"/><draw:equation draw:name="f99" draw:formula="?f64 / ?f6"/><draw:equation draw:name="f100" draw:formula="0 / ?f6"/><draw:equation draw:name="f101" draw:formula="?f1 / ?f6"/><draw:equation draw:name="f102" draw:formula="0 / ?f7"/><draw:equation draw:name="f103" draw:formula="?f3 / ?f7"/></draw:enhanced-geometry></draw:custom-shape><draw:custom-shape svg:x="2.82511in" svg:y="1.01255in" svg:width="0.30261in" svg:height="0.24608in" draw:id="id28" draw:style-name="a26" draw:name="Freihandform 45"><svg:title/><svg:desc/><draw:enhanced-geometry draw:type="non-primitive" svg:viewBox="0 0 479 390" draw:enhanced-path="M 455 250 L 421 250 409 255 396 258 383 258 368 257 361 255 355 254 341 248 329 241 325 239 320 235 314 233 302 233 295 235 291 239 278 246 265 251 251 254 236 255 222 254 208 251 194 246 182 239 177 235 171 233 159 233 152 235 148 239 145 240 133 247 119 253 105 256 91 257 80 256 70 255 60 252 50 248 25 248 25 341 29 360 39 375 54 386 73 390 407 390 426 386 441 375 451 360 455 341 455 258 455 250 M 479 145 L 476 128 467 115 453 105 436 102 274 102 274 18 272 14 270 12 253 3 234 0 215 3 199 12 196 14 195 18 195 102 44 102 27 105 13 115 4 128 0 145 0 221 5 226 56 226 75 233 95 235 115 231 133 222 135 221 149 214 165 212 180 214 214 230 236 234 258 230 292 214 308 212 323 214 337 221 341 223 351 229 361 233 372 236 383 236 395 236 406 234 416 228 475 228 479 224 479 212 479 145 N" draw:text-areas="?f221 ?f223 ?f222 ?f224" draw:glue-points="?f139 ?f140 ?f141 ?f142 ?f143 ?f144 ?f145 ?f146 ?f147 ?f148 ?f149 ?f150 ?f151 ?f152 ?f153 ?f154 ?f155 ?f156 ?f157 ?f158 ?f159 ?f156 ?f160 ?f154 ?f161 ?f152 ?f162 ?f150 ?f163 ?f164 ?f165 ?f166 ?f167 ?f144 ?f168 ?f158 ?f169 ?f170 ?f171 ?f172 ?f173 ?f174 ?f175 ?f176 ?f177 ?f178 ?f179 ?f180 ?f181 ?f142 ?f182 ?f183 ?f184 ?f185 ?f186 ?f187 ?f188 ?f189 ?f190 ?f191 ?f192 ?f193 ?f194 ?f191 ?f195 ?f189 ?f196 ?f187 ?f197 ?f185 ?f198 ?f183 ?f199 ?f200 ?f201 ?f152 ?f202 ?f203 ?f204 ?f205 ?f206 ?f207 ?f208 ?f209 ?f210 ?f209 ?f211 ?f207 ?f212 ?f205 ?f213 ?f214 ?f215 ?f216 ?f217 ?f216 ?f218 ?f219 ?f182 ?f220 ?f182 ?f183" draw:glue-point-leaving-directions="-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9"/><draw:equation draw:name="f7" draw:formula="?f4 / 390"/><draw:equation draw:name="f8" draw:formula="0 + 5455 - 5034"/><draw:equation draw:name="f9" draw:formula="?f8 * ?f5 / 479"/><draw:equation draw:name="f10" draw:formula="10708 * ?f4 / 390"/><draw:equation draw:name="f11" draw:formula="0 + 5430 - 5034"/><draw:equation draw:name="f12" draw:formula="?f11 * ?f5 / 479"/><draw:equation draw:name="f13" draw:formula="10716 * ?f4 / 390"/><draw:equation draw:name="f14" draw:formula="0 + 5402 - 5034"/><draw:equation draw:name="f15" draw:formula="?f14 * ?f5 / 479"/><draw:equation draw:name="f16" draw:formula="10715 * ?f4 / 390"/><draw:equation draw:name="f17" draw:formula="0 + 5389 - 5034"/><draw:equation draw:name="f18" draw:formula="?f17 * ?f5 / 479"/><draw:equation draw:name="f19" draw:formula="10712 * ?f4 / 390"/><draw:equation draw:name="f20" draw:formula="0 + 5363 - 5034"/><draw:equation draw:name="f21" draw:formula="?f20 * ?f5 / 479"/><draw:equation draw:name="f22" draw:formula="10699 * ?f4 / 390"/><draw:equation draw:name="f23" draw:formula="0 + 5354 - 5034"/><draw:equation draw:name="f24" draw:formula="?f23 * ?f5 / 479"/><draw:equation draw:name="f25" draw:formula="10693 * ?f4 / 390"/><draw:equation draw:name="f26" draw:formula="0 + 5336 - 5034"/><draw:equation draw:name="f27" draw:formula="?f26 * ?f5 / 479"/><draw:equation draw:name="f28" draw:formula="10691 * ?f4 / 390"/><draw:equation draw:name="f29" draw:formula="0 + 5325 - 5034"/><draw:equation draw:name="f30" draw:formula="?f29 * ?f5 / 479"/><draw:equation draw:name="f31" draw:formula="10697 * ?f4 / 390"/><draw:equation draw:name="f32" draw:formula="0 + 5299 - 5034"/><draw:equation draw:name="f33" draw:formula="?f32 * ?f5 / 479"/><draw:equation draw:name="f34" draw:formula="10709 * ?f4 / 390"/><draw:equation draw:name="f35" draw:formula="0 + 5270 - 5034"/><draw:equation draw:name="f36" draw:formula="?f35 * ?f5 / 479"/><draw:equation draw:name="f37" draw:formula="10713 * ?f4 / 390"/><draw:equation draw:name="f38" draw:formula="0 + 5242 - 5034"/><draw:equation draw:name="f39" draw:formula="?f38 * ?f5 / 479"/><draw:equation draw:name="f40" draw:formula="0 + 5216 - 5034"/><draw:equation draw:name="f41" draw:formula="?f40 * ?f5 / 479"/><draw:equation draw:name="f42" draw:formula="0 + 5205 - 5034"/><draw:equation draw:name="f43" draw:formula="?f42 * ?f5 / 479"/><draw:equation draw:name="f44" draw:formula="0 + 5186 - 5034"/><draw:equation draw:name="f45" draw:formula="?f44 * ?f5 / 479"/><draw:equation draw:name="f46" draw:formula="0 + 5179 - 5034"/><draw:equation draw:name="f47" draw:formula="?f46 * ?f5 / 479"/><draw:equation draw:name="f48" draw:formula="10698 * ?f4 / 390"/><draw:equation draw:name="f49" draw:formula="0 + 5153 - 5034"/><draw:equation draw:name="f50" draw:formula="?f49 * ?f5 / 479"/><draw:equation draw:name="f51" draw:formula="10711 * ?f4 / 390"/><draw:equation draw:name="f52" draw:formula="0 + 5125 - 5034"/><draw:equation draw:name="f53" draw:formula="?f52 * ?f5 / 479"/><draw:equation draw:name="f54" draw:formula="0 + 5104 - 5034"/><draw:equation draw:name="f55" draw:formula="?f54 * ?f5 / 479"/><draw:equation draw:name="f56" draw:formula="0 + 5084 - 5034"/><draw:equation draw:name="f57" draw:formula="?f56 * ?f5 / 479"/><draw:equation draw:name="f58" draw:formula="10706 * ?f4 / 390"/><draw:equation draw:name="f59" draw:formula="0 + 5059 - 5034"/><draw:equation draw:name="f60" draw:formula="?f59 * ?f5 / 479"/><draw:equation draw:name="f61" draw:formula="10799 * ?f4 / 390"/><draw:equation draw:name="f62" draw:formula="0 + 5073 - 5034"/><draw:equation draw:name="f63" draw:formula="?f62 * ?f5 / 479"/><draw:equation draw:name="f64" draw:formula="10833 * ?f4 / 390"/><draw:equation draw:name="f65" draw:formula="0 + 5107 - 5034"/><draw:equation draw:name="f66" draw:formula="?f65 * ?f5 / 479"/><draw:equation draw:name="f67" draw:formula="10848 * ?f4 / 390"/><draw:equation draw:name="f68" draw:formula="0 + 5460 - 5034"/><draw:equation draw:name="f69" draw:formula="?f68 * ?f5 / 479"/><draw:equation draw:name="f70" draw:formula="10844 * ?f4 / 390"/><draw:equation draw:name="f71" draw:formula="0 + 5485 - 5034"/><draw:equation draw:name="f72" draw:formula="?f71 * ?f5 / 479"/><draw:equation draw:name="f73" draw:formula="10818 * ?f4 / 390"/><draw:equation draw:name="f74" draw:formula="0 + 5489 - 5034"/><draw:equation draw:name="f75" draw:formula="?f74 * ?f5 / 479"/><draw:equation draw:name="f76" draw:formula="0 + 5513 - 5034"/><draw:equation draw:name="f77" draw:formula="?f76 * ?f5 / 479"/><draw:equation draw:name="f78" draw:formula="10603 * ?f4 / 390"/><draw:equation draw:name="f79" draw:formula="0 + 5501 - 5034"/><draw:equation draw:name="f80" draw:formula="?f79 * ?f5 / 479"/><draw:equation draw:name="f81" draw:formula="10573 * ?f4 / 390"/><draw:equation draw:name="f82" draw:formula="0 + 5470 - 5034"/><draw:equation draw:name="f83" draw:formula="?f82 * ?f5 / 479"/><draw:equation draw:name="f84" draw:formula="10560 * ?f4 / 390"/><draw:equation draw:name="f85" draw:formula="0 + 5308 - 5034"/><draw:equation draw:name="f86" draw:formula="?f85 * ?f5 / 479"/><draw:equation draw:name="f87" draw:formula="10476 * ?f4 / 390"/><draw:equation draw:name="f88" draw:formula="0 + 5304 - 5034"/><draw:equation draw:name="f89" draw:formula="?f88 * ?f5 / 479"/><draw:equation draw:name="f90" draw:formula="10470 * ?f4 / 390"/><draw:equation draw:name="f91" draw:formula="0 + 5268 - 5034"/><draw:equation draw:name="f92" draw:formula="?f91 * ?f5 / 479"/><draw:equation draw:name="f93" draw:formula="10458 * ?f4 / 390"/><draw:equation draw:name="f94" draw:formula="0 + 5233 - 5034"/><draw:equation draw:name="f95" draw:formula="?f94 * ?f5 / 479"/><draw:equation draw:name="f96" draw:formula="0 + 5229 - 5034"/><draw:equation draw:name="f97" draw:formula="?f96 * ?f5 / 479"/><draw:equation draw:name="f98" draw:formula="0 + 5078 - 5034"/><draw:equation draw:name="f99" draw:formula="?f98 * ?f5 / 479"/><draw:equation draw:name="f100" draw:formula="0 + 5047 - 5034"/><draw:equation draw:name="f101" draw:formula="?f100 * ?f5 / 479"/><draw:equation draw:name="f102" draw:formula="0 + 5034 - 5034"/><draw:equation draw:name="f103" draw:formula="?f102 * ?f5 / 479"/><draw:equation draw:name="f104" draw:formula="0 + 5039 - 5034"/><draw:equation draw:name="f105" draw:formula="?f104 * ?f5 / 479"/><draw:equation draw:name="f106" draw:formula="10684 * ?f4 / 390"/><draw:equation draw:name="f107" draw:formula="0 + 5109 - 5034"/><draw:equation draw:name="f108" draw:formula="?f107 * ?f5 / 479"/><draw:equation draw:name="f109" draw:formula="0 + 5149 - 5034"/><draw:equation draw:name="f110" draw:formula="?f109 * ?f5 / 479"/><draw:equation draw:name="f111" draw:formula="10689 * ?f4 / 390"/><draw:equation draw:name="f112" draw:formula="0 + 5169 - 5034"/><draw:equation draw:name="f113" draw:formula="?f112 * ?f5 / 479"/><draw:equation draw:name="f114" draw:formula="10679 * ?f4 / 390"/><draw:equation draw:name="f115" draw:formula="0 + 5199 - 5034"/><draw:equation draw:name="f116" draw:formula="?f115 * ?f5 / 479"/><draw:equation draw:name="f117" draw:formula="10670 * ?f4 / 390"/><draw:equation draw:name="f118" draw:formula="0 + 5248 - 5034"/><draw:equation draw:name="f119" draw:formula="?f118 * ?f5 / 479"/><draw:equation draw:name="f120" draw:formula="10688 * ?f4 / 390"/><draw:equation draw:name="f121" draw:formula="0 + 5292 - 5034"/><draw:equation draw:name="f122" draw:formula="?f121 * ?f5 / 479"/><draw:equation draw:name="f123" draw:formula="0 + 5342 - 5034"/><draw:equation draw:name="f124" draw:formula="?f123 * ?f5 / 479"/><draw:equation draw:name="f125" draw:formula="0 + 5371 - 5034"/><draw:equation draw:name="f126" draw:formula="?f125 * ?f5 / 479"/><draw:equation draw:name="f127" draw:formula="0 + 5385 - 5034"/><draw:equation draw:name="f128" draw:formula="?f127 * ?f5 / 479"/><draw:equation draw:name="f129" draw:formula="10687 * ?f4 / 390"/><draw:equation draw:name="f130" draw:formula="0 + 5406 - 5034"/><draw:equation draw:name="f131" draw:formula="?f130 * ?f5 / 479"/><draw:equation draw:name="f132" draw:formula="10694 * ?f4 / 390"/><draw:equation draw:name="f133" draw:formula="0 + 5429 - 5034"/><draw:equation draw:name="f134" draw:formula="?f133 * ?f5 / 479"/><draw:equation draw:name="f135" draw:formula="0 + 5450 - 5034"/><draw:equation draw:name="f136" draw:formula="?f135 * ?f5 / 479"/><draw:equation draw:name="f137" draw:formula="10686 * ?f4 / 390"/><draw:equation draw:name="f138" draw:formula="10682 * ?f4 / 390"/><draw:equation draw:name="f139" draw:formula="?f9 / ?f6"/><draw:equation draw:name="f140" draw:formula="?f10 / ?f7"/><draw:equation draw:name="f141" draw:formula="?f12 / ?f6"/><draw:equation draw:name="f142" draw:formula="?f13 / ?f7"/><draw:equation draw:name="f143" draw:formula="?f15 / ?f6"/><draw:equation draw:name="f144" draw:formula="?f16 / ?f7"/><draw:equation draw:name="f145" draw:formula="?f18 / ?f6"/><draw:equation draw:name="f146" draw:formula="?f19 / ?f7"/><draw:equation draw:name="f147" draw:formula="?f21 / ?f6"/><draw:equation draw:name="f148" draw:formula="?f22 / ?f7"/><draw:equation draw:name="f149" draw:formula="?f24 / ?f6"/><draw:equation draw:name="f150" draw:formula="?f25 / ?f7"/><draw:equation draw:name="f151" draw:formula="?f27 / ?f6"/><draw:equation draw:name="f152" draw:formula="?f28 / ?f7"/><draw:equation draw:name="f153" draw:formula="?f30 / ?f6"/><draw:equation draw:name="f154" draw:formula="?f31 / ?f7"/><draw:equation draw:name="f155" draw:formula="?f33 / ?f6"/><draw:equation draw:name="f156" draw:formula="?f34 / ?f7"/><draw:equation draw:name="f157" draw:formula="?f36 / ?f6"/><draw:equation draw:name="f158" draw:formula="?f37 / ?f7"/><draw:equation draw:name="f159" draw:formula="?f39 / ?f6"/><draw:equation draw:name="f160" draw:formula="?f41 / ?f6"/><draw:equation draw:name="f161" draw:formula="?f43 / ?f6"/><draw:equation draw:name="f162" draw:formula="?f45 / ?f6"/><draw:equation draw:name="f163" draw:formula="?f47 / ?f6"/><draw:equation draw:name="f164" draw:formula="?f48 / ?f7"/><draw:equation draw:name="f165" draw:formula="?f50 / ?f6"/><draw:equation draw:name="f166" draw:formula="?f51 / ?f7"/><draw:equation draw:name="f167" draw:formula="?f53 / ?f6"/><draw:equation draw:name="f168" draw:formula="?f55 / ?f6"/><draw:equation draw:name="f169" draw:formula="?f57 / ?f6"/><draw:equation draw:name="f170" draw:formula="?f58 / ?f7"/><draw:equation draw:name="f171" draw:formula="?f60 / ?f6"/><draw:equation draw:name="f172" draw:formula="?f61 / ?f7"/><draw:equation draw:name="f173" draw:formula="?f63 / ?f6"/><draw:equation draw:name="f174" draw:formula="?f64 / ?f7"/><draw:equation draw:name="f175" draw:formula="?f66 / ?f6"/><draw:equation draw:name="f176" draw:formula="?f67 / ?f7"/><draw:equation draw:name="f177" draw:formula="?f69 / ?f6"/><draw:equation draw:name="f178" draw:formula="?f70 / ?f7"/><draw:equation draw:name="f179" draw:formula="?f72 / ?f6"/><draw:equation draw:name="f180" draw:formula="?f73 / ?f7"/><draw:equation draw:name="f181" draw:formula="?f75 / ?f6"/><draw:equation draw:name="f182" draw:formula="?f77 / ?f6"/><draw:equation draw:name="f183" draw:formula="?f78 / ?f7"/><draw:equation draw:name="f184" draw:formula="?f80 / ?f6"/><draw:equation draw:name="f185" draw:formula="?f81 / ?f7"/><draw:equation draw:name="f186" draw:formula="?f83 / ?f6"/><draw:equation draw:name="f187" draw:formula="?f84 / ?f7"/><draw:equation draw:name="f188" draw:formula="?f86 / ?f6"/><draw:equation draw:name="f189" draw:formula="?f87 / ?f7"/><draw:equation draw:name="f190" draw:formula="?f89 / ?f6"/><draw:equation draw:name="f191" draw:formula="?f90 / ?f7"/><draw:equation draw:name="f192" draw:formula="?f92 / ?f6"/><draw:equation draw:name="f193" draw:formula="?f93 / ?f7"/><draw:equation draw:name="f194" draw:formula="?f95 / ?f6"/><draw:equation draw:name="f195" draw:formula="?f97 / ?f6"/><draw:equation draw:name="f196" draw:formula="?f99 / ?f6"/><draw:equation draw:name="f197" draw:formula="?f101 / ?f6"/><draw:equation draw:name="f198" draw:formula="?f103 / ?f6"/><draw:equation draw:name="f199" draw:formula="?f105 / ?f6"/><draw:equation draw:name="f200" draw:formula="?f106 / ?f7"/><draw:equation draw:name="f201" draw:formula="?f108 / ?f6"/><draw:equation draw:name="f202" draw:formula="?f110 / ?f6"/><draw:equation draw:name="f203" draw:formula="?f111 / ?f7"/><draw:equation draw:name="f204" draw:formula="?f113 / ?f6"/><draw:equation draw:name="f205" draw:formula="?f114 / ?f7"/><draw:equation draw:name="f206" draw:formula="?f116 / ?f6"/><draw:equation draw:name="f207" draw:formula="?f117 / ?f7"/><draw:equation draw:name="f208" draw:formula="?f119 / ?f6"/><draw:equation draw:name="f209" draw:formula="?f120 / ?f7"/><draw:equation draw:name="f210" draw:formula="?f122 / ?f6"/><draw:equation draw:name="f211" draw:formula="?f124 / ?f6"/><draw:equation draw:name="f212" draw:formula="?f126 / ?f6"/><draw:equation draw:name="f213" draw:formula="?f128 / ?f6"/><draw:equation draw:name="f214" draw:formula="?f129 / ?f7"/><draw:equation draw:name="f215" draw:formula="?f131 / ?f6"/><draw:equation draw:name="f216" draw:formula="?f132 / ?f7"/><draw:equation draw:name="f217" draw:formula="?f134 / ?f6"/><draw:equation draw:name="f218" draw:formula="?f136 / ?f6"/><draw:equation draw:name="f219" draw:formula="?f137 / ?f7"/><draw:equation draw:name="f220" draw:formula="?f138 / ?f7"/><draw:equation draw:name="f221" draw:formula="0 / ?f6"/><draw:equation draw:name="f222" draw:formula="?f1 / ?f6"/><draw:equation draw:name="f223" draw:formula="0 / ?f7"/><draw:equation draw:name="f224" draw:formula="?f3 / ?f7"/></draw:enhanced-geometry></draw:custom-shape></draw:g><draw:frame draw:id="id30" draw:style-name="a27" draw:transform="translate(-1.02141in -0.27823in) rotate(-6.17737) translate(1.02126in 0.49426in)" draw:name="Textfeld 58" svg:width="2.04282in" svg:height="0.55645in" style:rel-width="scale" style:rel-height="scale"><draw:text-box><text:h text:style-name="Überschrift2" text:outline-level="2"><text:span text:style-name="T23">Mein Geburtstag ist…</text:span></text:h></draw:text-box><svg:title/><svg:desc/></draw:frame></draw:g></text:span></text:p>
          </table:table-cell>
          <table:table-cell table:style-name="TableCell24">
            <text:p text:style-name="Standard"><text:span text:style-name="T25"><draw:g draw:name="Gruppieren 69" draw:id="id37" draw:style-name="a33" text:anchor-type="as-char"><svg:title/><svg:desc>dekoratives Element</svg:desc><draw:g draw:name="Gruppieren 40" draw:id="id35"><svg:title/><svg:desc/><draw:custom-shape svg:x="0in" svg:y="0in" svg:width="3.39167in" svg:height="0.81319in" draw:id="id32" draw:style-name="a29" draw:name="Freihandform 43"><svg:title/><svg:desc/><draw:enhanced-geometry draw:type="non-primitive" svg:viewBox="0 0 4884 1171" draw:enhanced-path="M 134 0 L 0 761 4883 1170 4665 25 134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84"/><draw:equation draw:name="f7" draw:formula="?f4 / 1171"/><draw:equation draw:name="f8" draw:formula="0 + 6604 - 6470"/><draw:equation draw:name="f9" draw:formula="?f8 * ?f5 / 4884"/><draw:equation draw:name="f10" draw:formula="8902 * ?f4 / 1171"/><draw:equation draw:name="f11" draw:formula="0 + 6470 - 6470"/><draw:equation draw:name="f12" draw:formula="?f11 * ?f5 / 4884"/><draw:equation draw:name="f13" draw:formula="9663 * ?f4 / 1171"/><draw:equation draw:name="f14" draw:formula="0 + 11353 - 6470"/><draw:equation draw:name="f15" draw:formula="?f14 * ?f5 / 4884"/><draw:equation draw:name="f16" draw:formula="10072 * ?f4 / 1171"/><draw:equation draw:name="f17" draw:formula="0 + 11135 - 6470"/><draw:equation draw:name="f18" draw:formula="?f17 * ?f5 / 4884"/><draw:equation draw:name="f19" draw:formula="8927 * ?f4 / 1171"/><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custom-shape svg:x="0.00694in" svg:y="0.52917in" svg:width="2.31875in" svg:height="0.46736in" draw:id="id33" draw:style-name="a30" draw:name="Freihandform 42"><svg:title/><svg:desc/><draw:enhanced-geometry draw:type="non-primitive" svg:viewBox="0 0 3339 673" draw:enhanced-path="M 1 0 L 0 1 3074 672 3339 279 1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9"/><draw:equation draw:name="f7" draw:formula="?f4 / 673"/><draw:equation draw:name="f8" draw:formula="0 + 6481 - 6480"/><draw:equation draw:name="f9" draw:formula="?f8 * ?f5 / 3339"/><draw:equation draw:name="f10" draw:formula="9664 * ?f4 / 673"/><draw:equation draw:name="f11" draw:formula="0 + 6480 - 6480"/><draw:equation draw:name="f12" draw:formula="?f11 * ?f5 / 3339"/><draw:equation draw:name="f13" draw:formula="9665 * ?f4 / 673"/><draw:equation draw:name="f14" draw:formula="0 + 9554 - 6480"/><draw:equation draw:name="f15" draw:formula="?f14 * ?f5 / 3339"/><draw:equation draw:name="f16" draw:formula="10336 * ?f4 / 673"/><draw:equation draw:name="f17" draw:formula="0 + 9819 - 6480"/><draw:equation draw:name="f18" draw:formula="?f17 * ?f5 / 3339"/><draw:equation draw:name="f19" draw:formula="9943 * ?f4 / 673"/><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custom-shape svg:x="1.23889in" svg:y="0.87083in" svg:width="0.89583in" svg:height="0.24514in" draw:id="id34" draw:style-name="a31" draw:name="Freihandform 41"><svg:title/><svg:desc/><draw:enhanced-geometry draw:type="non-primitive" svg:viewBox="0 0 1290 353" draw:enhanced-path="M 472 0 L 0 352 1285 184 1289 178 472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90"/><draw:equation draw:name="f7" draw:formula="?f4 / 353"/><draw:equation draw:name="f8" draw:formula="0 + 8726 - 8254"/><draw:equation draw:name="f9" draw:formula="?f8 * ?f5 / 1290"/><draw:equation draw:name="f10" draw:formula="10156 * ?f4 / 353"/><draw:equation draw:name="f11" draw:formula="0 + 8254 - 8254"/><draw:equation draw:name="f12" draw:formula="?f11 * ?f5 / 1290"/><draw:equation draw:name="f13" draw:formula="10508 * ?f4 / 353"/><draw:equation draw:name="f14" draw:formula="0 + 9539 - 8254"/><draw:equation draw:name="f15" draw:formula="?f14 * ?f5 / 1290"/><draw:equation draw:name="f16" draw:formula="10340 * ?f4 / 353"/><draw:equation draw:name="f17" draw:formula="0 + 9543 - 8254"/><draw:equation draw:name="f18" draw:formula="?f17 * ?f5 / 1290"/><draw:equation draw:name="f19" draw:formula="10334 * ?f4 / 353"/><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g><draw:frame draw:id="id36" draw:style-name="a32" draw:transform="translate(-1.42812in -0.29792in) rotate(-0.0763) translate(1.68527in 0.36934in)" draw:name="Textfeld 61" svg:width="2.85625in" svg:height="0.59583in" style:rel-width="scale" style:rel-height="scale"><draw:text-box><text:h text:style-name="Überschrift3" text:outline-level="3"><text:span text:style-name="T26">Meine Favoriten!</text:span></text:h></draw:text-box><svg:title/><svg:desc/></draw:frame></draw:g></text:span></text:p>
          </table:table-cell>
        </table:table-row>
        <table:table-row table:style-name="TableRow27">
          <table:table-cell table:style-name="TableCell28">
            <text:p text:style-name="Standard"><text:span text:style-name="T29"><draw:g draw:name="Gruppieren 71" draw:id="id45" draw:style-name="a40" text:anchor-type="as-char"><svg:title/><svg:desc>dekoratives Element</svg:desc><draw:g draw:name="Gruppieren 51" draw:id="id43"><svg:title/><svg:desc/><draw:custom-shape svg:x="0.02465in" svg:y="0.1384in" svg:width="3.06869in" svg:height="0.33683in" draw:id="id38" draw:style-name="a34" draw:name="Freihandform 56"><svg:title/><svg:desc/><draw:enhanced-geometry draw:type="non-primitive" svg:viewBox="0 0 4855 533" draw:enhanced-path="M 4843 0 L 0 532 4854 441 4843 0 Z N" draw:text-areas="?f23 ?f25 ?f24 ?f26" draw:glue-points="?f17 ?f18 ?f19 ?f20 ?f21 ?f22 ?f17 ?f18"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55"/><draw:equation draw:name="f7" draw:formula="?f4 / 533"/><draw:equation draw:name="f8" draw:formula="0 + 5568 - 725"/><draw:equation draw:name="f9" draw:formula="?f8 * ?f5 / 4855"/><draw:equation draw:name="f10" draw:formula="11860 * ?f4 / 533"/><draw:equation draw:name="f11" draw:formula="0 + 725 - 725"/><draw:equation draw:name="f12" draw:formula="?f11 * ?f5 / 4855"/><draw:equation draw:name="f13" draw:formula="12392 * ?f4 / 533"/><draw:equation draw:name="f14" draw:formula="0 + 5579 - 725"/><draw:equation draw:name="f15" draw:formula="?f14 * ?f5 / 4855"/><draw:equation draw:name="f16" draw:formula="12301 * ?f4 / 533"/><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svg:x="0.02465in" svg:y="0.41329in" svg:width="3.27791in" svg:height="1.71004in" draw:id="id39" draw:style-name="a35" draw:name="Freihandform 55"><svg:title/><svg:desc/><draw:enhanced-geometry draw:type="non-primitive" svg:viewBox="0 0 5186 2706" draw:enhanced-path="M 5185 0 L 0 98 513 2706 4735 2572 5185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86"/><draw:equation draw:name="f7" draw:formula="?f4 / 2706"/><draw:equation draw:name="f8" draw:formula="0 + 5910 - 725"/><draw:equation draw:name="f9" draw:formula="?f8 * ?f5 / 5186"/><draw:equation draw:name="f10" draw:formula="12294 * ?f4 / 2706"/><draw:equation draw:name="f11" draw:formula="0 + 725 - 725"/><draw:equation draw:name="f12" draw:formula="?f11 * ?f5 / 5186"/><draw:equation draw:name="f13" draw:formula="12392 * ?f4 / 2706"/><draw:equation draw:name="f14" draw:formula="0 + 1238 - 725"/><draw:equation draw:name="f15" draw:formula="?f14 * ?f5 / 5186"/><draw:equation draw:name="f16" draw:formula="15000 * ?f4 / 2706"/><draw:equation draw:name="f17" draw:formula="0 + 5460 - 725"/><draw:equation draw:name="f18" draw:formula="?f17 * ?f5 / 5186"/><draw:equation draw:name="f19" draw:formula="14866 * ?f4 / 2706"/><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custom-shape svg:x="0.02465in" svg:y="0.41329in" svg:width="3.27791in" svg:height="1.71004in" draw:id="id40" draw:style-name="a36" draw:name="Freihandform 54"><svg:title/><svg:desc/><draw:enhanced-geometry draw:type="non-primitive" svg:viewBox="0 0 5186 2706" draw:enhanced-path="M 4735 2572 L 513 2706 0 98 5185 0 4735 2572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86"/><draw:equation draw:name="f7" draw:formula="?f4 / 2706"/><draw:equation draw:name="f8" draw:formula="0 + 5460 - 725"/><draw:equation draw:name="f9" draw:formula="?f8 * ?f5 / 5186"/><draw:equation draw:name="f10" draw:formula="14866 * ?f4 / 2706"/><draw:equation draw:name="f11" draw:formula="0 + 1238 - 725"/><draw:equation draw:name="f12" draw:formula="?f11 * ?f5 / 5186"/><draw:equation draw:name="f13" draw:formula="15000 * ?f4 / 2706"/><draw:equation draw:name="f14" draw:formula="0 + 725 - 725"/><draw:equation draw:name="f15" draw:formula="?f14 * ?f5 / 5186"/><draw:equation draw:name="f16" draw:formula="12392 * ?f4 / 2706"/><draw:equation draw:name="f17" draw:formula="0 + 5910 - 725"/><draw:equation draw:name="f18" draw:formula="?f17 * ?f5 / 5186"/><draw:equation draw:name="f19" draw:formula="12294 * ?f4 / 2706"/><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custom-shape svg:x="0.23386in" svg:y="0.61741in" svg:width="0.31098in" svg:height="0.31092in" draw:id="id41" draw:style-name="a37" draw:name="Freihandform 53"><svg:title/><svg:desc/><draw:enhanced-geometry draw:type="non-primitive" svg:viewBox="0 0 492 492" draw:enhanced-path="M 462 235 L 435 215 431 214 404 205 371 205 340 214 320 194 193 67 200 57 202 46 200 35 193 25 168 0 0 169 25 194 35 200 46 202 57 200 67 194 214 340 204 372 205 404 215 435 235 463 462 235 M 492 492 L 396 329 362 363 329 397 492 492 N" draw:text-areas="?f132 ?f134 ?f133 ?f135" draw:glue-points="?f83 ?f84 ?f85 ?f86 ?f87 ?f88 ?f89 ?f90 ?f91 ?f90 ?f92 ?f88 ?f93 ?f94 ?f95 ?f96 ?f97 ?f98 ?f99 ?f100 ?f97 ?f101 ?f95 ?f102 ?f103 ?f104 ?f105 ?f106 ?f107 ?f94 ?f108 ?f109 ?f110 ?f111 ?f112 ?f109 ?f113 ?f94 ?f114 ?f115 ?f116 ?f117 ?f118 ?f119 ?f120 ?f121 ?f122 ?f123 ?f83 ?f84 ?f124 ?f125 ?f126 ?f127 ?f128 ?f129 ?f130 ?f131 ?f124 ?f125" draw:glue-point-leaving-directions="-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2"/><draw:equation draw:name="f7" draw:formula="?f4 / 492"/><draw:equation draw:name="f8" draw:formula="0 + 1518 - 1056"/><draw:equation draw:name="f9" draw:formula="?f8 * ?f5 / 492"/><draw:equation draw:name="f10" draw:formula="12852 * ?f4 / 492"/><draw:equation draw:name="f11" draw:formula="0 + 1491 - 1056"/><draw:equation draw:name="f12" draw:formula="?f11 * ?f5 / 492"/><draw:equation draw:name="f13" draw:formula="12832 * ?f4 / 492"/><draw:equation draw:name="f14" draw:formula="0 + 1487 - 1056"/><draw:equation draw:name="f15" draw:formula="?f14 * ?f5 / 492"/><draw:equation draw:name="f16" draw:formula="12831 * ?f4 / 492"/><draw:equation draw:name="f17" draw:formula="0 + 1460 - 1056"/><draw:equation draw:name="f18" draw:formula="?f17 * ?f5 / 492"/><draw:equation draw:name="f19" draw:formula="12822 * ?f4 / 492"/><draw:equation draw:name="f20" draw:formula="0 + 1427 - 1056"/><draw:equation draw:name="f21" draw:formula="?f20 * ?f5 / 492"/><draw:equation draw:name="f22" draw:formula="0 + 1396 - 1056"/><draw:equation draw:name="f23" draw:formula="?f22 * ?f5 / 492"/><draw:equation draw:name="f24" draw:formula="0 + 1376 - 1056"/><draw:equation draw:name="f25" draw:formula="?f24 * ?f5 / 492"/><draw:equation draw:name="f26" draw:formula="12811 * ?f4 / 492"/><draw:equation draw:name="f27" draw:formula="0 + 1249 - 1056"/><draw:equation draw:name="f28" draw:formula="?f27 * ?f5 / 492"/><draw:equation draw:name="f29" draw:formula="12684 * ?f4 / 492"/><draw:equation draw:name="f30" draw:formula="0 + 1256 - 1056"/><draw:equation draw:name="f31" draw:formula="?f30 * ?f5 / 492"/><draw:equation draw:name="f32" draw:formula="12674 * ?f4 / 492"/><draw:equation draw:name="f33" draw:formula="0 + 1258 - 1056"/><draw:equation draw:name="f34" draw:formula="?f33 * ?f5 / 492"/><draw:equation draw:name="f35" draw:formula="12663 * ?f4 / 492"/><draw:equation draw:name="f36" draw:formula="12652 * ?f4 / 492"/><draw:equation draw:name="f37" draw:formula="12642 * ?f4 / 492"/><draw:equation draw:name="f38" draw:formula="0 + 1224 - 1056"/><draw:equation draw:name="f39" draw:formula="?f38 * ?f5 / 492"/><draw:equation draw:name="f40" draw:formula="12617 * ?f4 / 492"/><draw:equation draw:name="f41" draw:formula="0 + 1056 - 1056"/><draw:equation draw:name="f42" draw:formula="?f41 * ?f5 / 492"/><draw:equation draw:name="f43" draw:formula="12786 * ?f4 / 492"/><draw:equation draw:name="f44" draw:formula="0 + 1081 - 1056"/><draw:equation draw:name="f45" draw:formula="?f44 * ?f5 / 492"/><draw:equation draw:name="f46" draw:formula="0 + 1091 - 1056"/><draw:equation draw:name="f47" draw:formula="?f46 * ?f5 / 492"/><draw:equation draw:name="f48" draw:formula="12817 * ?f4 / 492"/><draw:equation draw:name="f49" draw:formula="0 + 1102 - 1056"/><draw:equation draw:name="f50" draw:formula="?f49 * ?f5 / 492"/><draw:equation draw:name="f51" draw:formula="12819 * ?f4 / 492"/><draw:equation draw:name="f52" draw:formula="0 + 1113 - 1056"/><draw:equation draw:name="f53" draw:formula="?f52 * ?f5 / 492"/><draw:equation draw:name="f54" draw:formula="0 + 1123 - 1056"/><draw:equation draw:name="f55" draw:formula="?f54 * ?f5 / 492"/><draw:equation draw:name="f56" draw:formula="0 + 1270 - 1056"/><draw:equation draw:name="f57" draw:formula="?f56 * ?f5 / 492"/><draw:equation draw:name="f58" draw:formula="12957 * ?f4 / 492"/><draw:equation draw:name="f59" draw:formula="0 + 1260 - 1056"/><draw:equation draw:name="f60" draw:formula="?f59 * ?f5 / 492"/><draw:equation draw:name="f61" draw:formula="12989 * ?f4 / 492"/><draw:equation draw:name="f62" draw:formula="0 + 1261 - 1056"/><draw:equation draw:name="f63" draw:formula="?f62 * ?f5 / 492"/><draw:equation draw:name="f64" draw:formula="13021 * ?f4 / 492"/><draw:equation draw:name="f65" draw:formula="0 + 1271 - 1056"/><draw:equation draw:name="f66" draw:formula="?f65 * ?f5 / 492"/><draw:equation draw:name="f67" draw:formula="13052 * ?f4 / 492"/><draw:equation draw:name="f68" draw:formula="0 + 1291 - 1056"/><draw:equation draw:name="f69" draw:formula="?f68 * ?f5 / 492"/><draw:equation draw:name="f70" draw:formula="13080 * ?f4 / 492"/><draw:equation draw:name="f71" draw:formula="0 + 1548 - 1056"/><draw:equation draw:name="f72" draw:formula="?f71 * ?f5 / 492"/><draw:equation draw:name="f73" draw:formula="13109 * ?f4 / 492"/><draw:equation draw:name="f74" draw:formula="0 + 1452 - 1056"/><draw:equation draw:name="f75" draw:formula="?f74 * ?f5 / 492"/><draw:equation draw:name="f76" draw:formula="12946 * ?f4 / 492"/><draw:equation draw:name="f77" draw:formula="0 + 1418 - 1056"/><draw:equation draw:name="f78" draw:formula="?f77 * ?f5 / 492"/><draw:equation draw:name="f79" draw:formula="12980 * ?f4 / 492"/><draw:equation draw:name="f80" draw:formula="0 + 1385 - 1056"/><draw:equation draw:name="f81" draw:formula="?f80 * ?f5 / 492"/><draw:equation draw:name="f82" draw:formula="13014 * ?f4 / 492"/><draw:equation draw:name="f83" draw:formula="?f9 / ?f6"/><draw:equation draw:name="f84" draw:formula="?f10 / ?f7"/><draw:equation draw:name="f85" draw:formula="?f12 / ?f6"/><draw:equation draw:name="f86" draw:formula="?f13 / ?f7"/><draw:equation draw:name="f87" draw:formula="?f15 / ?f6"/><draw:equation draw:name="f88" draw:formula="?f16 / ?f7"/><draw:equation draw:name="f89" draw:formula="?f18 / ?f6"/><draw:equation draw:name="f90" draw:formula="?f19 / ?f7"/><draw:equation draw:name="f91" draw:formula="?f21 / ?f6"/><draw:equation draw:name="f92" draw:formula="?f23 / ?f6"/><draw:equation draw:name="f93" draw:formula="?f25 / ?f6"/><draw:equation draw:name="f94" draw:formula="?f26 / ?f7"/><draw:equation draw:name="f95" draw:formula="?f28 / ?f6"/><draw:equation draw:name="f96" draw:formula="?f29 / ?f7"/><draw:equation draw:name="f97" draw:formula="?f31 / ?f6"/><draw:equation draw:name="f98" draw:formula="?f32 / ?f7"/><draw:equation draw:name="f99" draw:formula="?f34 / ?f6"/><draw:equation draw:name="f100" draw:formula="?f35 / ?f7"/><draw:equation draw:name="f101" draw:formula="?f36 / ?f7"/><draw:equation draw:name="f102" draw:formula="?f37 / ?f7"/><draw:equation draw:name="f103" draw:formula="?f39 / ?f6"/><draw:equation draw:name="f104" draw:formula="?f40 / ?f7"/><draw:equation draw:name="f105" draw:formula="?f42 / ?f6"/><draw:equation draw:name="f106" draw:formula="?f43 / ?f7"/><draw:equation draw:name="f107" draw:formula="?f45 / ?f6"/><draw:equation draw:name="f108" draw:formula="?f47 / ?f6"/><draw:equation draw:name="f109" draw:formula="?f48 / ?f7"/><draw:equation draw:name="f110" draw:formula="?f50 / ?f6"/><draw:equation draw:name="f111" draw:formula="?f51 / ?f7"/><draw:equation draw:name="f112" draw:formula="?f53 / ?f6"/><draw:equation draw:name="f113" draw:formula="?f55 / ?f6"/><draw:equation draw:name="f114" draw:formula="?f57 / ?f6"/><draw:equation draw:name="f115" draw:formula="?f58 / ?f7"/><draw:equation draw:name="f116" draw:formula="?f60 / ?f6"/><draw:equation draw:name="f117" draw:formula="?f61 / ?f7"/><draw:equation draw:name="f118" draw:formula="?f63 / ?f6"/><draw:equation draw:name="f119" draw:formula="?f64 / ?f7"/><draw:equation draw:name="f120" draw:formula="?f66 / ?f6"/><draw:equation draw:name="f121" draw:formula="?f67 / ?f7"/><draw:equation draw:name="f122" draw:formula="?f69 / ?f6"/><draw:equation draw:name="f123" draw:formula="?f70 / ?f7"/><draw:equation draw:name="f124" draw:formula="?f72 / ?f6"/><draw:equation draw:name="f125" draw:formula="?f73 / ?f7"/><draw:equation draw:name="f126" draw:formula="?f75 / ?f6"/><draw:equation draw:name="f127" draw:formula="?f76 / ?f7"/><draw:equation draw:name="f128" draw:formula="?f78 / ?f6"/><draw:equation draw:name="f129" draw:formula="?f79 / ?f7"/><draw:equation draw:name="f130" draw:formula="?f81 / ?f6"/><draw:equation draw:name="f131" draw:formula="?f82 / ?f7"/><draw:equation draw:name="f132" draw:formula="0 / ?f6"/><draw:equation draw:name="f133" draw:formula="?f1 / ?f6"/><draw:equation draw:name="f134" draw:formula="0 / ?f7"/><draw:equation draw:name="f135" draw:formula="?f3 / ?f7"/></draw:enhanced-geometry></draw:custom-shape><draw:custom-shape svg:x="2.69577in" svg:y="0in" svg:width="0.39062in" svg:height="0.182in" draw:id="id42" draw:style-name="a38" draw:name="Freihandform 52"><svg:title/><svg:desc/><draw:enhanced-geometry draw:type="non-primitive" svg:viewBox="0 0 618 288" draw:enhanced-path="M 71 0 L 0 287 617 220 71 0 Z N" draw:text-areas="?f23 ?f25 ?f24 ?f26" draw:glue-points="?f17 ?f18 ?f19 ?f20 ?f21 ?f22 ?f17 ?f18"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draw:equation draw:name="f7" draw:formula="?f4 / 288"/><draw:equation draw:name="f8" draw:formula="0 + 5022 - 4951"/><draw:equation draw:name="f9" draw:formula="?f8 * ?f5 / 618"/><draw:equation draw:name="f10" draw:formula="11640 * ?f4 / 288"/><draw:equation draw:name="f11" draw:formula="0 + 4951 - 4951"/><draw:equation draw:name="f12" draw:formula="?f11 * ?f5 / 618"/><draw:equation draw:name="f13" draw:formula="11927 * ?f4 / 288"/><draw:equation draw:name="f14" draw:formula="0 + 5568 - 4951"/><draw:equation draw:name="f15" draw:formula="?f14 * ?f5 / 618"/><draw:equation draw:name="f16" draw:formula="11860 * ?f4 / 288"/><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g><draw:frame draw:id="id44" draw:style-name="a39" draw:transform="translate(-1.42812in -0.27847in) rotate(-6.18795) translate(1.42812in 0.32133in)" draw:name="Textfeld 78" svg:width="2.85625in" svg:height="0.55694in" style:rel-width="scale" style:rel-height="scale"><draw:text-box><text:h text:style-name="Überschrift4" text:outline-level="4"><text:span text:style-name="T30">Wenn ich älter bin, möchte ich...</text:span></text:h></draw:text-box><svg:title/><svg:desc/></draw:frame></draw:g></text:span></text:p>
          </table:table-cell>
          <table:table-cell table:style-name="TableCell31">
            <text:p text:style-name="Standard"><text:span text:style-name="T32"><draw:g draw:name="Gruppieren 79" draw:id="id50" draw:style-name="a45" text:anchor-type="as-char"><svg:title/><svg:desc>dekoratives Element</svg:desc><draw:custom-shape svg:x="1.63615in" svg:y="0in" svg:width="1.2083in" svg:height="1.20851in" draw:id="id46" draw:style-name="a41" draw:name="Freihandform 10"><svg:title/><svg:desc/><text:p text:style-name="Standard"><text:span text:style-name="T33">Thema einfügen</text:span></text:p><draw:enhanced-geometry draw:type="non-primitive" svg:viewBox="0 0 1899 1899" draw:enhanced-path="M 1899 949 L 1896 1023 1887 1096 1873 1167 1855 1236 1831 1302 1802 1367 1769 1428 1732 1487 1690 1543 1645 1595 1596 1644 1543 1690 1487 1731 1428 1769 1367 1802 1303 1830 1236 1854 1167 1873 1096 1887 1024 1896 949 1898 875 1896 803 1887 732 1873 663 1854 596 1830 532 1802 470 1769 411 1731 356 1690 303 1644 254 1595 209 1543 167 1487 130 1428 97 1367 68 1302 44 1236 25 1167 11 1096 3 1023 0 949 3 875 11 802 25 732 44 663 68 596 97 532 130 470 167 411 209 356 254 303 303 254 356 209 411 167 470 130 532 96 596 68 663 44 732 25 803 11 875 3 949 0 1024 3 1096 11 1167 25 1236 44 1303 68 1367 96 1428 130 1487 167 1543 209 1596 254 1645 303 1690 356 1732 411 1769 470 1802 532 1831 596 1855 663 1873 732 1887 802 1896 875 1899 949 Z N" draw:text-areas="?f223 ?f225 ?f224 ?f226" draw:glue-points="?f137 ?f138 ?f139 ?f140 ?f141 ?f142 ?f143 ?f144 ?f145 ?f146 ?f147 ?f148 ?f149 ?f150 ?f151 ?f152 ?f153 ?f154 ?f155 ?f156 ?f157 ?f158 ?f159 ?f160 ?f161 ?f162 ?f163 ?f164 ?f165 ?f166 ?f167 ?f168 ?f169 ?f170 ?f171 ?f172 ?f173 ?f174 ?f175 ?f176 ?f177 ?f178 ?f179 ?f180 ?f181 ?f178 ?f182 ?f176 ?f183 ?f174 ?f184 ?f172 ?f185 ?f170 ?f186 ?f168 ?f187 ?f166 ?f188 ?f164 ?f189 ?f162 ?f190 ?f160 ?f191 ?f158 ?f192 ?f156 ?f193 ?f154 ?f194 ?f152 ?f195 ?f150 ?f196 ?f148 ?f197 ?f146 ?f198 ?f144 ?f199 ?f142 ?f200 ?f140 ?f201 ?f138 ?f200 ?f202 ?f199 ?f203 ?f198 ?f204 ?f197 ?f205 ?f196 ?f206 ?f195 ?f207 ?f194 ?f208 ?f193 ?f209 ?f192 ?f210 ?f191 ?f211 ?f190 ?f212 ?f189 ?f213 ?f188 ?f214 ?f187 ?f215 ?f186 ?f216 ?f185 ?f217 ?f184 ?f218 ?f183 ?f219 ?f182 ?f220 ?f181 ?f221 ?f179 ?f222" draw:glue-point-leaving-directions="-90, -90, -90, -90, -90, -90, -90, -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99"/><draw:equation draw:name="f7" draw:formula="?f4 / 1899"/><draw:equation draw:name="f8" draw:formula="0 + 11126 - 9227"/><draw:equation draw:name="f9" draw:formula="?f8 * ?f5 / 1899"/><draw:equation draw:name="f10" draw:formula="1228 * ?f4 / 1899"/><draw:equation draw:name="f11" draw:formula="0 + 11123 - 9227"/><draw:equation draw:name="f12" draw:formula="?f11 * ?f5 / 1899"/><draw:equation draw:name="f13" draw:formula="1302 * ?f4 / 1899"/><draw:equation draw:name="f14" draw:formula="0 + 11114 - 9227"/><draw:equation draw:name="f15" draw:formula="?f14 * ?f5 / 1899"/><draw:equation draw:name="f16" draw:formula="1375 * ?f4 / 1899"/><draw:equation draw:name="f17" draw:formula="0 + 11100 - 9227"/><draw:equation draw:name="f18" draw:formula="?f17 * ?f5 / 1899"/><draw:equation draw:name="f19" draw:formula="1446 * ?f4 / 1899"/><draw:equation draw:name="f20" draw:formula="0 + 11082 - 9227"/><draw:equation draw:name="f21" draw:formula="?f20 * ?f5 / 1899"/><draw:equation draw:name="f22" draw:formula="1515 * ?f4 / 1899"/><draw:equation draw:name="f23" draw:formula="0 + 11058 - 9227"/><draw:equation draw:name="f24" draw:formula="?f23 * ?f5 / 1899"/><draw:equation draw:name="f25" draw:formula="1581 * ?f4 / 1899"/><draw:equation draw:name="f26" draw:formula="0 + 11029 - 9227"/><draw:equation draw:name="f27" draw:formula="?f26 * ?f5 / 1899"/><draw:equation draw:name="f28" draw:formula="1646 * ?f4 / 1899"/><draw:equation draw:name="f29" draw:formula="0 + 10996 - 9227"/><draw:equation draw:name="f30" draw:formula="?f29 * ?f5 / 1899"/><draw:equation draw:name="f31" draw:formula="1707 * ?f4 / 1899"/><draw:equation draw:name="f32" draw:formula="0 + 10959 - 9227"/><draw:equation draw:name="f33" draw:formula="?f32 * ?f5 / 1899"/><draw:equation draw:name="f34" draw:formula="1766 * ?f4 / 1899"/><draw:equation draw:name="f35" draw:formula="0 + 10917 - 9227"/><draw:equation draw:name="f36" draw:formula="?f35 * ?f5 / 1899"/><draw:equation draw:name="f37" draw:formula="1822 * ?f4 / 1899"/><draw:equation draw:name="f38" draw:formula="0 + 10872 - 9227"/><draw:equation draw:name="f39" draw:formula="?f38 * ?f5 / 1899"/><draw:equation draw:name="f40" draw:formula="1874 * ?f4 / 1899"/><draw:equation draw:name="f41" draw:formula="0 + 10823 - 9227"/><draw:equation draw:name="f42" draw:formula="?f41 * ?f5 / 1899"/><draw:equation draw:name="f43" draw:formula="1923 * ?f4 / 1899"/><draw:equation draw:name="f44" draw:formula="0 + 10770 - 9227"/><draw:equation draw:name="f45" draw:formula="?f44 * ?f5 / 1899"/><draw:equation draw:name="f46" draw:formula="1969 * ?f4 / 1899"/><draw:equation draw:name="f47" draw:formula="0 + 10714 - 9227"/><draw:equation draw:name="f48" draw:formula="?f47 * ?f5 / 1899"/><draw:equation draw:name="f49" draw:formula="2010 * ?f4 / 1899"/><draw:equation draw:name="f50" draw:formula="0 + 10655 - 9227"/><draw:equation draw:name="f51" draw:formula="?f50 * ?f5 / 1899"/><draw:equation draw:name="f52" draw:formula="2048 * ?f4 / 1899"/><draw:equation draw:name="f53" draw:formula="0 + 10594 - 9227"/><draw:equation draw:name="f54" draw:formula="?f53 * ?f5 / 1899"/><draw:equation draw:name="f55" draw:formula="2081 * ?f4 / 1899"/><draw:equation draw:name="f56" draw:formula="0 + 10530 - 9227"/><draw:equation draw:name="f57" draw:formula="?f56 * ?f5 / 1899"/><draw:equation draw:name="f58" draw:formula="2109 * ?f4 / 1899"/><draw:equation draw:name="f59" draw:formula="0 + 10463 - 9227"/><draw:equation draw:name="f60" draw:formula="?f59 * ?f5 / 1899"/><draw:equation draw:name="f61" draw:formula="2133 * ?f4 / 1899"/><draw:equation draw:name="f62" draw:formula="0 + 10394 - 9227"/><draw:equation draw:name="f63" draw:formula="?f62 * ?f5 / 1899"/><draw:equation draw:name="f64" draw:formula="2152 * ?f4 / 1899"/><draw:equation draw:name="f65" draw:formula="0 + 10323 - 9227"/><draw:equation draw:name="f66" draw:formula="?f65 * ?f5 / 1899"/><draw:equation draw:name="f67" draw:formula="2166 * ?f4 / 1899"/><draw:equation draw:name="f68" draw:formula="0 + 10251 - 9227"/><draw:equation draw:name="f69" draw:formula="?f68 * ?f5 / 1899"/><draw:equation draw:name="f70" draw:formula="2175 * ?f4 / 1899"/><draw:equation draw:name="f71" draw:formula="0 + 10176 - 9227"/><draw:equation draw:name="f72" draw:formula="?f71 * ?f5 / 1899"/><draw:equation draw:name="f73" draw:formula="2177 * ?f4 / 1899"/><draw:equation draw:name="f74" draw:formula="0 + 10102 - 9227"/><draw:equation draw:name="f75" draw:formula="?f74 * ?f5 / 1899"/><draw:equation draw:name="f76" draw:formula="0 + 10030 - 9227"/><draw:equation draw:name="f77" draw:formula="?f76 * ?f5 / 1899"/><draw:equation draw:name="f78" draw:formula="0 + 9959 - 9227"/><draw:equation draw:name="f79" draw:formula="?f78 * ?f5 / 1899"/><draw:equation draw:name="f80" draw:formula="0 + 9890 - 9227"/><draw:equation draw:name="f81" draw:formula="?f80 * ?f5 / 1899"/><draw:equation draw:name="f82" draw:formula="0 + 9823 - 9227"/><draw:equation draw:name="f83" draw:formula="?f82 * ?f5 / 1899"/><draw:equation draw:name="f84" draw:formula="0 + 9759 - 9227"/><draw:equation draw:name="f85" draw:formula="?f84 * ?f5 / 1899"/><draw:equation draw:name="f86" draw:formula="0 + 9697 - 9227"/><draw:equation draw:name="f87" draw:formula="?f86 * ?f5 / 1899"/><draw:equation draw:name="f88" draw:formula="0 + 9638 - 9227"/><draw:equation draw:name="f89" draw:formula="?f88 * ?f5 / 1899"/><draw:equation draw:name="f90" draw:formula="0 + 9583 - 9227"/><draw:equation draw:name="f91" draw:formula="?f90 * ?f5 / 1899"/><draw:equation draw:name="f92" draw:formula="0 + 9530 - 9227"/><draw:equation draw:name="f93" draw:formula="?f92 * ?f5 / 1899"/><draw:equation draw:name="f94" draw:formula="0 + 9481 - 9227"/><draw:equation draw:name="f95" draw:formula="?f94 * ?f5 / 1899"/><draw:equation draw:name="f96" draw:formula="0 + 9436 - 9227"/><draw:equation draw:name="f97" draw:formula="?f96 * ?f5 / 1899"/><draw:equation draw:name="f98" draw:formula="0 + 9394 - 9227"/><draw:equation draw:name="f99" draw:formula="?f98 * ?f5 / 1899"/><draw:equation draw:name="f100" draw:formula="0 + 9357 - 9227"/><draw:equation draw:name="f101" draw:formula="?f100 * ?f5 / 1899"/><draw:equation draw:name="f102" draw:formula="0 + 9324 - 9227"/><draw:equation draw:name="f103" draw:formula="?f102 * ?f5 / 1899"/><draw:equation draw:name="f104" draw:formula="0 + 9295 - 9227"/><draw:equation draw:name="f105" draw:formula="?f104 * ?f5 / 1899"/><draw:equation draw:name="f106" draw:formula="0 + 9271 - 9227"/><draw:equation draw:name="f107" draw:formula="?f106 * ?f5 / 1899"/><draw:equation draw:name="f108" draw:formula="0 + 9252 - 9227"/><draw:equation draw:name="f109" draw:formula="?f108 * ?f5 / 1899"/><draw:equation draw:name="f110" draw:formula="0 + 9238 - 9227"/><draw:equation draw:name="f111" draw:formula="?f110 * ?f5 / 1899"/><draw:equation draw:name="f112" draw:formula="0 + 9230 - 9227"/><draw:equation draw:name="f113" draw:formula="?f112 * ?f5 / 1899"/><draw:equation draw:name="f114" draw:formula="0 + 9227 - 9227"/><draw:equation draw:name="f115" draw:formula="?f114 * ?f5 / 1899"/><draw:equation draw:name="f116" draw:formula="1154 * ?f4 / 1899"/><draw:equation draw:name="f117" draw:formula="1081 * ?f4 / 1899"/><draw:equation draw:name="f118" draw:formula="1011 * ?f4 / 1899"/><draw:equation draw:name="f119" draw:formula="942 * ?f4 / 1899"/><draw:equation draw:name="f120" draw:formula="875 * ?f4 / 1899"/><draw:equation draw:name="f121" draw:formula="811 * ?f4 / 1899"/><draw:equation draw:name="f122" draw:formula="749 * ?f4 / 1899"/><draw:equation draw:name="f123" draw:formula="690 * ?f4 / 1899"/><draw:equation draw:name="f124" draw:formula="635 * ?f4 / 1899"/><draw:equation draw:name="f125" draw:formula="582 * ?f4 / 1899"/><draw:equation draw:name="f126" draw:formula="533 * ?f4 / 1899"/><draw:equation draw:name="f127" draw:formula="488 * ?f4 / 1899"/><draw:equation draw:name="f128" draw:formula="446 * ?f4 / 1899"/><draw:equation draw:name="f129" draw:formula="409 * ?f4 / 1899"/><draw:equation draw:name="f130" draw:formula="375 * ?f4 / 1899"/><draw:equation draw:name="f131" draw:formula="347 * ?f4 / 1899"/><draw:equation draw:name="f132" draw:formula="323 * ?f4 / 1899"/><draw:equation draw:name="f133" draw:formula="304 * ?f4 / 1899"/><draw:equation draw:name="f134" draw:formula="290 * ?f4 / 1899"/><draw:equation draw:name="f135" draw:formula="282 * ?f4 / 1899"/><draw:equation draw:name="f136" draw:formula="279 * ?f4 / 1899"/><draw:equation draw:name="f137" draw:formula="?f9 / ?f6"/><draw:equation draw:name="f138" draw:formula="?f10 / ?f7"/><draw:equation draw:name="f139" draw:formula="?f12 / ?f6"/><draw:equation draw:name="f140" draw:formula="?f13 / ?f7"/><draw:equation draw:name="f141" draw:formula="?f15 / ?f6"/><draw:equation draw:name="f142" draw:formula="?f16 / ?f7"/><draw:equation draw:name="f143" draw:formula="?f18 / ?f6"/><draw:equation draw:name="f144" draw:formula="?f19 / ?f7"/><draw:equation draw:name="f145" draw:formula="?f21 / ?f6"/><draw:equation draw:name="f146" draw:formula="?f22 / ?f7"/><draw:equation draw:name="f147" draw:formula="?f24 / ?f6"/><draw:equation draw:name="f148" draw:formula="?f25 / ?f7"/><draw:equation draw:name="f149" draw:formula="?f27 / ?f6"/><draw:equation draw:name="f150" draw:formula="?f28 / ?f7"/><draw:equation draw:name="f151" draw:formula="?f30 / ?f6"/><draw:equation draw:name="f152" draw:formula="?f31 / ?f7"/><draw:equation draw:name="f153" draw:formula="?f33 / ?f6"/><draw:equation draw:name="f154" draw:formula="?f34 / ?f7"/><draw:equation draw:name="f155" draw:formula="?f36 / ?f6"/><draw:equation draw:name="f156" draw:formula="?f37 / ?f7"/><draw:equation draw:name="f157" draw:formula="?f39 / ?f6"/><draw:equation draw:name="f158" draw:formula="?f40 / ?f7"/><draw:equation draw:name="f159" draw:formula="?f42 / ?f6"/><draw:equation draw:name="f160" draw:formula="?f43 / ?f7"/><draw:equation draw:name="f161" draw:formula="?f45 / ?f6"/><draw:equation draw:name="f162" draw:formula="?f46 / ?f7"/><draw:equation draw:name="f163" draw:formula="?f48 / ?f6"/><draw:equation draw:name="f164" draw:formula="?f49 / ?f7"/><draw:equation draw:name="f165" draw:formula="?f51 / ?f6"/><draw:equation draw:name="f166" draw:formula="?f52 / ?f7"/><draw:equation draw:name="f167" draw:formula="?f54 / ?f6"/><draw:equation draw:name="f168" draw:formula="?f55 / ?f7"/><draw:equation draw:name="f169" draw:formula="?f57 / ?f6"/><draw:equation draw:name="f170" draw:formula="?f58 / ?f7"/><draw:equation draw:name="f171" draw:formula="?f60 / ?f6"/><draw:equation draw:name="f172" draw:formula="?f61 / ?f7"/><draw:equation draw:name="f173" draw:formula="?f63 / ?f6"/><draw:equation draw:name="f174" draw:formula="?f64 / ?f7"/><draw:equation draw:name="f175" draw:formula="?f66 / ?f6"/><draw:equation draw:name="f176" draw:formula="?f67 / ?f7"/><draw:equation draw:name="f177" draw:formula="?f69 / ?f6"/><draw:equation draw:name="f178" draw:formula="?f70 / ?f7"/><draw:equation draw:name="f179" draw:formula="?f72 / ?f6"/><draw:equation draw:name="f180" draw:formula="?f73 / ?f7"/><draw:equation draw:name="f181" draw:formula="?f75 / ?f6"/><draw:equation draw:name="f182" draw:formula="?f77 / ?f6"/><draw:equation draw:name="f183" draw:formula="?f79 / ?f6"/><draw:equation draw:name="f184" draw:formula="?f81 / ?f6"/><draw:equation draw:name="f185" draw:formula="?f83 / ?f6"/><draw:equation draw:name="f186" draw:formula="?f85 / ?f6"/><draw:equation draw:name="f187" draw:formula="?f87 / ?f6"/><draw:equation draw:name="f188" draw:formula="?f89 / ?f6"/><draw:equation draw:name="f189" draw:formula="?f91 / ?f6"/><draw:equation draw:name="f190" draw:formula="?f93 / ?f6"/><draw:equation draw:name="f191" draw:formula="?f95 / ?f6"/><draw:equation draw:name="f192" draw:formula="?f97 / ?f6"/><draw:equation draw:name="f193" draw:formula="?f99 / ?f6"/><draw:equation draw:name="f194" draw:formula="?f101 / ?f6"/><draw:equation draw:name="f195" draw:formula="?f103 / ?f6"/><draw:equation draw:name="f196" draw:formula="?f105 / ?f6"/><draw:equation draw:name="f197" draw:formula="?f107 / ?f6"/><draw:equation draw:name="f198" draw:formula="?f109 / ?f6"/><draw:equation draw:name="f199" draw:formula="?f111 / ?f6"/><draw:equation draw:name="f200" draw:formula="?f113 / ?f6"/><draw:equation draw:name="f201" draw:formula="?f115 / ?f6"/><draw:equation draw:name="f202" draw:formula="?f116 / ?f7"/><draw:equation draw:name="f203" draw:formula="?f117 / ?f7"/><draw:equation draw:name="f204" draw:formula="?f118 / ?f7"/><draw:equation draw:name="f205" draw:formula="?f119 / ?f7"/><draw:equation draw:name="f206" draw:formula="?f120 / ?f7"/><draw:equation draw:name="f207" draw:formula="?f121 / ?f7"/><draw:equation draw:name="f208" draw:formula="?f122 / ?f7"/><draw:equation draw:name="f209" draw:formula="?f123 / ?f7"/><draw:equation draw:name="f210" draw:formula="?f124 / ?f7"/><draw:equation draw:name="f211" draw:formula="?f125 / ?f7"/><draw:equation draw:name="f212" draw:formula="?f126 / ?f7"/><draw:equation draw:name="f213" draw:formula="?f127 / ?f7"/><draw:equation draw:name="f214" draw:formula="?f128 / ?f7"/><draw:equation draw:name="f215" draw:formula="?f129 / ?f7"/><draw:equation draw:name="f216" draw:formula="?f130 / ?f7"/><draw:equation draw:name="f217" draw:formula="?f131 / ?f7"/><draw:equation draw:name="f218" draw:formula="?f132 / ?f7"/><draw:equation draw:name="f219" draw:formula="?f133 / ?f7"/><draw:equation draw:name="f220" draw:formula="?f134 / ?f7"/><draw:equation draw:name="f221" draw:formula="?f135 / ?f7"/><draw:equation draw:name="f222" draw:formula="?f136 / ?f7"/><draw:equation draw:name="f223" draw:formula="0 / ?f6"/><draw:equation draw:name="f224" draw:formula="?f1 / ?f6"/><draw:equation draw:name="f225" draw:formula="0 / ?f7"/><draw:equation draw:name="f226" draw:formula="?f3 / ?f7"/></draw:enhanced-geometry></draw:custom-shape><draw:custom-shape svg:x="0in" svg:y="0.01309in" svg:width="1.2083in" svg:height="1.20851in" draw:id="id47" draw:style-name="a42" draw:name="Freihandform 10"><svg:title/><svg:desc/><text:p text:style-name="Standard"><text:span text:style-name="T34">Thema einfügen</text:span></text:p><draw:enhanced-geometry draw:type="non-primitive" svg:viewBox="0 0 1899 1899" draw:enhanced-path="M 1899 949 L 1896 1023 1887 1096 1873 1167 1855 1236 1831 1302 1802 1367 1769 1428 1732 1487 1690 1543 1645 1595 1596 1644 1543 1690 1487 1731 1428 1769 1367 1802 1303 1830 1236 1854 1167 1873 1096 1887 1024 1896 949 1898 875 1896 803 1887 732 1873 663 1854 596 1830 532 1802 470 1769 411 1731 356 1690 303 1644 254 1595 209 1543 167 1487 130 1428 97 1367 68 1302 44 1236 25 1167 11 1096 3 1023 0 949 3 875 11 802 25 732 44 663 68 596 97 532 130 470 167 411 209 356 254 303 303 254 356 209 411 167 470 130 532 96 596 68 663 44 732 25 803 11 875 3 949 0 1024 3 1096 11 1167 25 1236 44 1303 68 1367 96 1428 130 1487 167 1543 209 1596 254 1645 303 1690 356 1732 411 1769 470 1802 532 1831 596 1855 663 1873 732 1887 802 1896 875 1899 949 Z N" draw:text-areas="?f223 ?f225 ?f224 ?f226" draw:glue-points="?f137 ?f138 ?f139 ?f140 ?f141 ?f142 ?f143 ?f144 ?f145 ?f146 ?f147 ?f148 ?f149 ?f150 ?f151 ?f152 ?f153 ?f154 ?f155 ?f156 ?f157 ?f158 ?f159 ?f160 ?f161 ?f162 ?f163 ?f164 ?f165 ?f166 ?f167 ?f168 ?f169 ?f170 ?f171 ?f172 ?f173 ?f174 ?f175 ?f176 ?f177 ?f178 ?f179 ?f180 ?f181 ?f178 ?f182 ?f176 ?f183 ?f174 ?f184 ?f172 ?f185 ?f170 ?f186 ?f168 ?f187 ?f166 ?f188 ?f164 ?f189 ?f162 ?f190 ?f160 ?f191 ?f158 ?f192 ?f156 ?f193 ?f154 ?f194 ?f152 ?f195 ?f150 ?f196 ?f148 ?f197 ?f146 ?f198 ?f144 ?f199 ?f142 ?f200 ?f140 ?f201 ?f138 ?f200 ?f202 ?f199 ?f203 ?f198 ?f204 ?f197 ?f205 ?f196 ?f206 ?f195 ?f207 ?f194 ?f208 ?f193 ?f209 ?f192 ?f210 ?f191 ?f211 ?f190 ?f212 ?f189 ?f213 ?f188 ?f214 ?f187 ?f215 ?f186 ?f216 ?f185 ?f217 ?f184 ?f218 ?f183 ?f219 ?f182 ?f220 ?f181 ?f221 ?f179 ?f222" draw:glue-point-leaving-directions="-90, -90, -90, -90, -90, -90, -90, -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99"/><draw:equation draw:name="f7" draw:formula="?f4 / 1899"/><draw:equation draw:name="f8" draw:formula="0 + 11126 - 9227"/><draw:equation draw:name="f9" draw:formula="?f8 * ?f5 / 1899"/><draw:equation draw:name="f10" draw:formula="1228 * ?f4 / 1899"/><draw:equation draw:name="f11" draw:formula="0 + 11123 - 9227"/><draw:equation draw:name="f12" draw:formula="?f11 * ?f5 / 1899"/><draw:equation draw:name="f13" draw:formula="1302 * ?f4 / 1899"/><draw:equation draw:name="f14" draw:formula="0 + 11114 - 9227"/><draw:equation draw:name="f15" draw:formula="?f14 * ?f5 / 1899"/><draw:equation draw:name="f16" draw:formula="1375 * ?f4 / 1899"/><draw:equation draw:name="f17" draw:formula="0 + 11100 - 9227"/><draw:equation draw:name="f18" draw:formula="?f17 * ?f5 / 1899"/><draw:equation draw:name="f19" draw:formula="1446 * ?f4 / 1899"/><draw:equation draw:name="f20" draw:formula="0 + 11082 - 9227"/><draw:equation draw:name="f21" draw:formula="?f20 * ?f5 / 1899"/><draw:equation draw:name="f22" draw:formula="1515 * ?f4 / 1899"/><draw:equation draw:name="f23" draw:formula="0 + 11058 - 9227"/><draw:equation draw:name="f24" draw:formula="?f23 * ?f5 / 1899"/><draw:equation draw:name="f25" draw:formula="1581 * ?f4 / 1899"/><draw:equation draw:name="f26" draw:formula="0 + 11029 - 9227"/><draw:equation draw:name="f27" draw:formula="?f26 * ?f5 / 1899"/><draw:equation draw:name="f28" draw:formula="1646 * ?f4 / 1899"/><draw:equation draw:name="f29" draw:formula="0 + 10996 - 9227"/><draw:equation draw:name="f30" draw:formula="?f29 * ?f5 / 1899"/><draw:equation draw:name="f31" draw:formula="1707 * ?f4 / 1899"/><draw:equation draw:name="f32" draw:formula="0 + 10959 - 9227"/><draw:equation draw:name="f33" draw:formula="?f32 * ?f5 / 1899"/><draw:equation draw:name="f34" draw:formula="1766 * ?f4 / 1899"/><draw:equation draw:name="f35" draw:formula="0 + 10917 - 9227"/><draw:equation draw:name="f36" draw:formula="?f35 * ?f5 / 1899"/><draw:equation draw:name="f37" draw:formula="1822 * ?f4 / 1899"/><draw:equation draw:name="f38" draw:formula="0 + 10872 - 9227"/><draw:equation draw:name="f39" draw:formula="?f38 * ?f5 / 1899"/><draw:equation draw:name="f40" draw:formula="1874 * ?f4 / 1899"/><draw:equation draw:name="f41" draw:formula="0 + 10823 - 9227"/><draw:equation draw:name="f42" draw:formula="?f41 * ?f5 / 1899"/><draw:equation draw:name="f43" draw:formula="1923 * ?f4 / 1899"/><draw:equation draw:name="f44" draw:formula="0 + 10770 - 9227"/><draw:equation draw:name="f45" draw:formula="?f44 * ?f5 / 1899"/><draw:equation draw:name="f46" draw:formula="1969 * ?f4 / 1899"/><draw:equation draw:name="f47" draw:formula="0 + 10714 - 9227"/><draw:equation draw:name="f48" draw:formula="?f47 * ?f5 / 1899"/><draw:equation draw:name="f49" draw:formula="2010 * ?f4 / 1899"/><draw:equation draw:name="f50" draw:formula="0 + 10655 - 9227"/><draw:equation draw:name="f51" draw:formula="?f50 * ?f5 / 1899"/><draw:equation draw:name="f52" draw:formula="2048 * ?f4 / 1899"/><draw:equation draw:name="f53" draw:formula="0 + 10594 - 9227"/><draw:equation draw:name="f54" draw:formula="?f53 * ?f5 / 1899"/><draw:equation draw:name="f55" draw:formula="2081 * ?f4 / 1899"/><draw:equation draw:name="f56" draw:formula="0 + 10530 - 9227"/><draw:equation draw:name="f57" draw:formula="?f56 * ?f5 / 1899"/><draw:equation draw:name="f58" draw:formula="2109 * ?f4 / 1899"/><draw:equation draw:name="f59" draw:formula="0 + 10463 - 9227"/><draw:equation draw:name="f60" draw:formula="?f59 * ?f5 / 1899"/><draw:equation draw:name="f61" draw:formula="2133 * ?f4 / 1899"/><draw:equation draw:name="f62" draw:formula="0 + 10394 - 9227"/><draw:equation draw:name="f63" draw:formula="?f62 * ?f5 / 1899"/><draw:equation draw:name="f64" draw:formula="2152 * ?f4 / 1899"/><draw:equation draw:name="f65" draw:formula="0 + 10323 - 9227"/><draw:equation draw:name="f66" draw:formula="?f65 * ?f5 / 1899"/><draw:equation draw:name="f67" draw:formula="2166 * ?f4 / 1899"/><draw:equation draw:name="f68" draw:formula="0 + 10251 - 9227"/><draw:equation draw:name="f69" draw:formula="?f68 * ?f5 / 1899"/><draw:equation draw:name="f70" draw:formula="2175 * ?f4 / 1899"/><draw:equation draw:name="f71" draw:formula="0 + 10176 - 9227"/><draw:equation draw:name="f72" draw:formula="?f71 * ?f5 / 1899"/><draw:equation draw:name="f73" draw:formula="2177 * ?f4 / 1899"/><draw:equation draw:name="f74" draw:formula="0 + 10102 - 9227"/><draw:equation draw:name="f75" draw:formula="?f74 * ?f5 / 1899"/><draw:equation draw:name="f76" draw:formula="0 + 10030 - 9227"/><draw:equation draw:name="f77" draw:formula="?f76 * ?f5 / 1899"/><draw:equation draw:name="f78" draw:formula="0 + 9959 - 9227"/><draw:equation draw:name="f79" draw:formula="?f78 * ?f5 / 1899"/><draw:equation draw:name="f80" draw:formula="0 + 9890 - 9227"/><draw:equation draw:name="f81" draw:formula="?f80 * ?f5 / 1899"/><draw:equation draw:name="f82" draw:formula="0 + 9823 - 9227"/><draw:equation draw:name="f83" draw:formula="?f82 * ?f5 / 1899"/><draw:equation draw:name="f84" draw:formula="0 + 9759 - 9227"/><draw:equation draw:name="f85" draw:formula="?f84 * ?f5 / 1899"/><draw:equation draw:name="f86" draw:formula="0 + 9697 - 9227"/><draw:equation draw:name="f87" draw:formula="?f86 * ?f5 / 1899"/><draw:equation draw:name="f88" draw:formula="0 + 9638 - 9227"/><draw:equation draw:name="f89" draw:formula="?f88 * ?f5 / 1899"/><draw:equation draw:name="f90" draw:formula="0 + 9583 - 9227"/><draw:equation draw:name="f91" draw:formula="?f90 * ?f5 / 1899"/><draw:equation draw:name="f92" draw:formula="0 + 9530 - 9227"/><draw:equation draw:name="f93" draw:formula="?f92 * ?f5 / 1899"/><draw:equation draw:name="f94" draw:formula="0 + 9481 - 9227"/><draw:equation draw:name="f95" draw:formula="?f94 * ?f5 / 1899"/><draw:equation draw:name="f96" draw:formula="0 + 9436 - 9227"/><draw:equation draw:name="f97" draw:formula="?f96 * ?f5 / 1899"/><draw:equation draw:name="f98" draw:formula="0 + 9394 - 9227"/><draw:equation draw:name="f99" draw:formula="?f98 * ?f5 / 1899"/><draw:equation draw:name="f100" draw:formula="0 + 9357 - 9227"/><draw:equation draw:name="f101" draw:formula="?f100 * ?f5 / 1899"/><draw:equation draw:name="f102" draw:formula="0 + 9324 - 9227"/><draw:equation draw:name="f103" draw:formula="?f102 * ?f5 / 1899"/><draw:equation draw:name="f104" draw:formula="0 + 9295 - 9227"/><draw:equation draw:name="f105" draw:formula="?f104 * ?f5 / 1899"/><draw:equation draw:name="f106" draw:formula="0 + 9271 - 9227"/><draw:equation draw:name="f107" draw:formula="?f106 * ?f5 / 1899"/><draw:equation draw:name="f108" draw:formula="0 + 9252 - 9227"/><draw:equation draw:name="f109" draw:formula="?f108 * ?f5 / 1899"/><draw:equation draw:name="f110" draw:formula="0 + 9238 - 9227"/><draw:equation draw:name="f111" draw:formula="?f110 * ?f5 / 1899"/><draw:equation draw:name="f112" draw:formula="0 + 9230 - 9227"/><draw:equation draw:name="f113" draw:formula="?f112 * ?f5 / 1899"/><draw:equation draw:name="f114" draw:formula="0 + 9227 - 9227"/><draw:equation draw:name="f115" draw:formula="?f114 * ?f5 / 1899"/><draw:equation draw:name="f116" draw:formula="1154 * ?f4 / 1899"/><draw:equation draw:name="f117" draw:formula="1081 * ?f4 / 1899"/><draw:equation draw:name="f118" draw:formula="1011 * ?f4 / 1899"/><draw:equation draw:name="f119" draw:formula="942 * ?f4 / 1899"/><draw:equation draw:name="f120" draw:formula="875 * ?f4 / 1899"/><draw:equation draw:name="f121" draw:formula="811 * ?f4 / 1899"/><draw:equation draw:name="f122" draw:formula="749 * ?f4 / 1899"/><draw:equation draw:name="f123" draw:formula="690 * ?f4 / 1899"/><draw:equation draw:name="f124" draw:formula="635 * ?f4 / 1899"/><draw:equation draw:name="f125" draw:formula="582 * ?f4 / 1899"/><draw:equation draw:name="f126" draw:formula="533 * ?f4 / 1899"/><draw:equation draw:name="f127" draw:formula="488 * ?f4 / 1899"/><draw:equation draw:name="f128" draw:formula="446 * ?f4 / 1899"/><draw:equation draw:name="f129" draw:formula="409 * ?f4 / 1899"/><draw:equation draw:name="f130" draw:formula="375 * ?f4 / 1899"/><draw:equation draw:name="f131" draw:formula="347 * ?f4 / 1899"/><draw:equation draw:name="f132" draw:formula="323 * ?f4 / 1899"/><draw:equation draw:name="f133" draw:formula="304 * ?f4 / 1899"/><draw:equation draw:name="f134" draw:formula="290 * ?f4 / 1899"/><draw:equation draw:name="f135" draw:formula="282 * ?f4 / 1899"/><draw:equation draw:name="f136" draw:formula="279 * ?f4 / 1899"/><draw:equation draw:name="f137" draw:formula="?f9 / ?f6"/><draw:equation draw:name="f138" draw:formula="?f10 / ?f7"/><draw:equation draw:name="f139" draw:formula="?f12 / ?f6"/><draw:equation draw:name="f140" draw:formula="?f13 / ?f7"/><draw:equation draw:name="f141" draw:formula="?f15 / ?f6"/><draw:equation draw:name="f142" draw:formula="?f16 / ?f7"/><draw:equation draw:name="f143" draw:formula="?f18 / ?f6"/><draw:equation draw:name="f144" draw:formula="?f19 / ?f7"/><draw:equation draw:name="f145" draw:formula="?f21 / ?f6"/><draw:equation draw:name="f146" draw:formula="?f22 / ?f7"/><draw:equation draw:name="f147" draw:formula="?f24 / ?f6"/><draw:equation draw:name="f148" draw:formula="?f25 / ?f7"/><draw:equation draw:name="f149" draw:formula="?f27 / ?f6"/><draw:equation draw:name="f150" draw:formula="?f28 / ?f7"/><draw:equation draw:name="f151" draw:formula="?f30 / ?f6"/><draw:equation draw:name="f152" draw:formula="?f31 / ?f7"/><draw:equation draw:name="f153" draw:formula="?f33 / ?f6"/><draw:equation draw:name="f154" draw:formula="?f34 / ?f7"/><draw:equation draw:name="f155" draw:formula="?f36 / ?f6"/><draw:equation draw:name="f156" draw:formula="?f37 / ?f7"/><draw:equation draw:name="f157" draw:formula="?f39 / ?f6"/><draw:equation draw:name="f158" draw:formula="?f40 / ?f7"/><draw:equation draw:name="f159" draw:formula="?f42 / ?f6"/><draw:equation draw:name="f160" draw:formula="?f43 / ?f7"/><draw:equation draw:name="f161" draw:formula="?f45 / ?f6"/><draw:equation draw:name="f162" draw:formula="?f46 / ?f7"/><draw:equation draw:name="f163" draw:formula="?f48 / ?f6"/><draw:equation draw:name="f164" draw:formula="?f49 / ?f7"/><draw:equation draw:name="f165" draw:formula="?f51 / ?f6"/><draw:equation draw:name="f166" draw:formula="?f52 / ?f7"/><draw:equation draw:name="f167" draw:formula="?f54 / ?f6"/><draw:equation draw:name="f168" draw:formula="?f55 / ?f7"/><draw:equation draw:name="f169" draw:formula="?f57 / ?f6"/><draw:equation draw:name="f170" draw:formula="?f58 / ?f7"/><draw:equation draw:name="f171" draw:formula="?f60 / ?f6"/><draw:equation draw:name="f172" draw:formula="?f61 / ?f7"/><draw:equation draw:name="f173" draw:formula="?f63 / ?f6"/><draw:equation draw:name="f174" draw:formula="?f64 / ?f7"/><draw:equation draw:name="f175" draw:formula="?f66 / ?f6"/><draw:equation draw:name="f176" draw:formula="?f67 / ?f7"/><draw:equation draw:name="f177" draw:formula="?f69 / ?f6"/><draw:equation draw:name="f178" draw:formula="?f70 / ?f7"/><draw:equation draw:name="f179" draw:formula="?f72 / ?f6"/><draw:equation draw:name="f180" draw:formula="?f73 / ?f7"/><draw:equation draw:name="f181" draw:formula="?f75 / ?f6"/><draw:equation draw:name="f182" draw:formula="?f77 / ?f6"/><draw:equation draw:name="f183" draw:formula="?f79 / ?f6"/><draw:equation draw:name="f184" draw:formula="?f81 / ?f6"/><draw:equation draw:name="f185" draw:formula="?f83 / ?f6"/><draw:equation draw:name="f186" draw:formula="?f85 / ?f6"/><draw:equation draw:name="f187" draw:formula="?f87 / ?f6"/><draw:equation draw:name="f188" draw:formula="?f89 / ?f6"/><draw:equation draw:name="f189" draw:formula="?f91 / ?f6"/><draw:equation draw:name="f190" draw:formula="?f93 / ?f6"/><draw:equation draw:name="f191" draw:formula="?f95 / ?f6"/><draw:equation draw:name="f192" draw:formula="?f97 / ?f6"/><draw:equation draw:name="f193" draw:formula="?f99 / ?f6"/><draw:equation draw:name="f194" draw:formula="?f101 / ?f6"/><draw:equation draw:name="f195" draw:formula="?f103 / ?f6"/><draw:equation draw:name="f196" draw:formula="?f105 / ?f6"/><draw:equation draw:name="f197" draw:formula="?f107 / ?f6"/><draw:equation draw:name="f198" draw:formula="?f109 / ?f6"/><draw:equation draw:name="f199" draw:formula="?f111 / ?f6"/><draw:equation draw:name="f200" draw:formula="?f113 / ?f6"/><draw:equation draw:name="f201" draw:formula="?f115 / ?f6"/><draw:equation draw:name="f202" draw:formula="?f116 / ?f7"/><draw:equation draw:name="f203" draw:formula="?f117 / ?f7"/><draw:equation draw:name="f204" draw:formula="?f118 / ?f7"/><draw:equation draw:name="f205" draw:formula="?f119 / ?f7"/><draw:equation draw:name="f206" draw:formula="?f120 / ?f7"/><draw:equation draw:name="f207" draw:formula="?f121 / ?f7"/><draw:equation draw:name="f208" draw:formula="?f122 / ?f7"/><draw:equation draw:name="f209" draw:formula="?f123 / ?f7"/><draw:equation draw:name="f210" draw:formula="?f124 / ?f7"/><draw:equation draw:name="f211" draw:formula="?f125 / ?f7"/><draw:equation draw:name="f212" draw:formula="?f126 / ?f7"/><draw:equation draw:name="f213" draw:formula="?f127 / ?f7"/><draw:equation draw:name="f214" draw:formula="?f128 / ?f7"/><draw:equation draw:name="f215" draw:formula="?f129 / ?f7"/><draw:equation draw:name="f216" draw:formula="?f130 / ?f7"/><draw:equation draw:name="f217" draw:formula="?f131 / ?f7"/><draw:equation draw:name="f218" draw:formula="?f132 / ?f7"/><draw:equation draw:name="f219" draw:formula="?f133 / ?f7"/><draw:equation draw:name="f220" draw:formula="?f134 / ?f7"/><draw:equation draw:name="f221" draw:formula="?f135 / ?f7"/><draw:equation draw:name="f222" draw:formula="?f136 / ?f7"/><draw:equation draw:name="f223" draw:formula="0 / ?f6"/><draw:equation draw:name="f224" draw:formula="?f1 / ?f6"/><draw:equation draw:name="f225" draw:formula="0 / ?f7"/><draw:equation draw:name="f226" draw:formula="?f3 / ?f7"/></draw:enhanced-geometry></draw:custom-shape><draw:custom-shape svg:x="1.63615in" svg:y="1.34843in" svg:width="1.2083in" svg:height="1.20851in" draw:id="id48" draw:style-name="a43" draw:name="Freihandform 10"><svg:title/><svg:desc/><text:p text:style-name="Standard"><text:span text:style-name="T35">Thema einfügen</text:span></text:p><draw:enhanced-geometry draw:type="non-primitive" svg:viewBox="0 0 1899 1899" draw:enhanced-path="M 1899 949 L 1896 1023 1887 1096 1873 1167 1855 1236 1831 1302 1802 1367 1769 1428 1732 1487 1690 1543 1645 1595 1596 1644 1543 1690 1487 1731 1428 1769 1367 1802 1303 1830 1236 1854 1167 1873 1096 1887 1024 1896 949 1898 875 1896 803 1887 732 1873 663 1854 596 1830 532 1802 470 1769 411 1731 356 1690 303 1644 254 1595 209 1543 167 1487 130 1428 97 1367 68 1302 44 1236 25 1167 11 1096 3 1023 0 949 3 875 11 802 25 732 44 663 68 596 97 532 130 470 167 411 209 356 254 303 303 254 356 209 411 167 470 130 532 96 596 68 663 44 732 25 803 11 875 3 949 0 1024 3 1096 11 1167 25 1236 44 1303 68 1367 96 1428 130 1487 167 1543 209 1596 254 1645 303 1690 356 1732 411 1769 470 1802 532 1831 596 1855 663 1873 732 1887 802 1896 875 1899 949 Z N" draw:text-areas="?f223 ?f225 ?f224 ?f226" draw:glue-points="?f137 ?f138 ?f139 ?f140 ?f141 ?f142 ?f143 ?f144 ?f145 ?f146 ?f147 ?f148 ?f149 ?f150 ?f151 ?f152 ?f153 ?f154 ?f155 ?f156 ?f157 ?f158 ?f159 ?f160 ?f161 ?f162 ?f163 ?f164 ?f165 ?f166 ?f167 ?f168 ?f169 ?f170 ?f171 ?f172 ?f173 ?f174 ?f175 ?f176 ?f177 ?f178 ?f179 ?f180 ?f181 ?f178 ?f182 ?f176 ?f183 ?f174 ?f184 ?f172 ?f185 ?f170 ?f186 ?f168 ?f187 ?f166 ?f188 ?f164 ?f189 ?f162 ?f190 ?f160 ?f191 ?f158 ?f192 ?f156 ?f193 ?f154 ?f194 ?f152 ?f195 ?f150 ?f196 ?f148 ?f197 ?f146 ?f198 ?f144 ?f199 ?f142 ?f200 ?f140 ?f201 ?f138 ?f200 ?f202 ?f199 ?f203 ?f198 ?f204 ?f197 ?f205 ?f196 ?f206 ?f195 ?f207 ?f194 ?f208 ?f193 ?f209 ?f192 ?f210 ?f191 ?f211 ?f190 ?f212 ?f189 ?f213 ?f188 ?f214 ?f187 ?f215 ?f186 ?f216 ?f185 ?f217 ?f184 ?f218 ?f183 ?f219 ?f182 ?f220 ?f181 ?f221 ?f179 ?f222" draw:glue-point-leaving-directions="-90, -90, -90, -90, -90, -90, -90, -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99"/><draw:equation draw:name="f7" draw:formula="?f4 / 1899"/><draw:equation draw:name="f8" draw:formula="0 + 11126 - 9227"/><draw:equation draw:name="f9" draw:formula="?f8 * ?f5 / 1899"/><draw:equation draw:name="f10" draw:formula="1228 * ?f4 / 1899"/><draw:equation draw:name="f11" draw:formula="0 + 11123 - 9227"/><draw:equation draw:name="f12" draw:formula="?f11 * ?f5 / 1899"/><draw:equation draw:name="f13" draw:formula="1302 * ?f4 / 1899"/><draw:equation draw:name="f14" draw:formula="0 + 11114 - 9227"/><draw:equation draw:name="f15" draw:formula="?f14 * ?f5 / 1899"/><draw:equation draw:name="f16" draw:formula="1375 * ?f4 / 1899"/><draw:equation draw:name="f17" draw:formula="0 + 11100 - 9227"/><draw:equation draw:name="f18" draw:formula="?f17 * ?f5 / 1899"/><draw:equation draw:name="f19" draw:formula="1446 * ?f4 / 1899"/><draw:equation draw:name="f20" draw:formula="0 + 11082 - 9227"/><draw:equation draw:name="f21" draw:formula="?f20 * ?f5 / 1899"/><draw:equation draw:name="f22" draw:formula="1515 * ?f4 / 1899"/><draw:equation draw:name="f23" draw:formula="0 + 11058 - 9227"/><draw:equation draw:name="f24" draw:formula="?f23 * ?f5 / 1899"/><draw:equation draw:name="f25" draw:formula="1581 * ?f4 / 1899"/><draw:equation draw:name="f26" draw:formula="0 + 11029 - 9227"/><draw:equation draw:name="f27" draw:formula="?f26 * ?f5 / 1899"/><draw:equation draw:name="f28" draw:formula="1646 * ?f4 / 1899"/><draw:equation draw:name="f29" draw:formula="0 + 10996 - 9227"/><draw:equation draw:name="f30" draw:formula="?f29 * ?f5 / 1899"/><draw:equation draw:name="f31" draw:formula="1707 * ?f4 / 1899"/><draw:equation draw:name="f32" draw:formula="0 + 10959 - 9227"/><draw:equation draw:name="f33" draw:formula="?f32 * ?f5 / 1899"/><draw:equation draw:name="f34" draw:formula="1766 * ?f4 / 1899"/><draw:equation draw:name="f35" draw:formula="0 + 10917 - 9227"/><draw:equation draw:name="f36" draw:formula="?f35 * ?f5 / 1899"/><draw:equation draw:name="f37" draw:formula="1822 * ?f4 / 1899"/><draw:equation draw:name="f38" draw:formula="0 + 10872 - 9227"/><draw:equation draw:name="f39" draw:formula="?f38 * ?f5 / 1899"/><draw:equation draw:name="f40" draw:formula="1874 * ?f4 / 1899"/><draw:equation draw:name="f41" draw:formula="0 + 10823 - 9227"/><draw:equation draw:name="f42" draw:formula="?f41 * ?f5 / 1899"/><draw:equation draw:name="f43" draw:formula="1923 * ?f4 / 1899"/><draw:equation draw:name="f44" draw:formula="0 + 10770 - 9227"/><draw:equation draw:name="f45" draw:formula="?f44 * ?f5 / 1899"/><draw:equation draw:name="f46" draw:formula="1969 * ?f4 / 1899"/><draw:equation draw:name="f47" draw:formula="0 + 10714 - 9227"/><draw:equation draw:name="f48" draw:formula="?f47 * ?f5 / 1899"/><draw:equation draw:name="f49" draw:formula="2010 * ?f4 / 1899"/><draw:equation draw:name="f50" draw:formula="0 + 10655 - 9227"/><draw:equation draw:name="f51" draw:formula="?f50 * ?f5 / 1899"/><draw:equation draw:name="f52" draw:formula="2048 * ?f4 / 1899"/><draw:equation draw:name="f53" draw:formula="0 + 10594 - 9227"/><draw:equation draw:name="f54" draw:formula="?f53 * ?f5 / 1899"/><draw:equation draw:name="f55" draw:formula="2081 * ?f4 / 1899"/><draw:equation draw:name="f56" draw:formula="0 + 10530 - 9227"/><draw:equation draw:name="f57" draw:formula="?f56 * ?f5 / 1899"/><draw:equation draw:name="f58" draw:formula="2109 * ?f4 / 1899"/><draw:equation draw:name="f59" draw:formula="0 + 10463 - 9227"/><draw:equation draw:name="f60" draw:formula="?f59 * ?f5 / 1899"/><draw:equation draw:name="f61" draw:formula="2133 * ?f4 / 1899"/><draw:equation draw:name="f62" draw:formula="0 + 10394 - 9227"/><draw:equation draw:name="f63" draw:formula="?f62 * ?f5 / 1899"/><draw:equation draw:name="f64" draw:formula="2152 * ?f4 / 1899"/><draw:equation draw:name="f65" draw:formula="0 + 10323 - 9227"/><draw:equation draw:name="f66" draw:formula="?f65 * ?f5 / 1899"/><draw:equation draw:name="f67" draw:formula="2166 * ?f4 / 1899"/><draw:equation draw:name="f68" draw:formula="0 + 10251 - 9227"/><draw:equation draw:name="f69" draw:formula="?f68 * ?f5 / 1899"/><draw:equation draw:name="f70" draw:formula="2175 * ?f4 / 1899"/><draw:equation draw:name="f71" draw:formula="0 + 10176 - 9227"/><draw:equation draw:name="f72" draw:formula="?f71 * ?f5 / 1899"/><draw:equation draw:name="f73" draw:formula="2177 * ?f4 / 1899"/><draw:equation draw:name="f74" draw:formula="0 + 10102 - 9227"/><draw:equation draw:name="f75" draw:formula="?f74 * ?f5 / 1899"/><draw:equation draw:name="f76" draw:formula="0 + 10030 - 9227"/><draw:equation draw:name="f77" draw:formula="?f76 * ?f5 / 1899"/><draw:equation draw:name="f78" draw:formula="0 + 9959 - 9227"/><draw:equation draw:name="f79" draw:formula="?f78 * ?f5 / 1899"/><draw:equation draw:name="f80" draw:formula="0 + 9890 - 9227"/><draw:equation draw:name="f81" draw:formula="?f80 * ?f5 / 1899"/><draw:equation draw:name="f82" draw:formula="0 + 9823 - 9227"/><draw:equation draw:name="f83" draw:formula="?f82 * ?f5 / 1899"/><draw:equation draw:name="f84" draw:formula="0 + 9759 - 9227"/><draw:equation draw:name="f85" draw:formula="?f84 * ?f5 / 1899"/><draw:equation draw:name="f86" draw:formula="0 + 9697 - 9227"/><draw:equation draw:name="f87" draw:formula="?f86 * ?f5 / 1899"/><draw:equation draw:name="f88" draw:formula="0 + 9638 - 9227"/><draw:equation draw:name="f89" draw:formula="?f88 * ?f5 / 1899"/><draw:equation draw:name="f90" draw:formula="0 + 9583 - 9227"/><draw:equation draw:name="f91" draw:formula="?f90 * ?f5 / 1899"/><draw:equation draw:name="f92" draw:formula="0 + 9530 - 9227"/><draw:equation draw:name="f93" draw:formula="?f92 * ?f5 / 1899"/><draw:equation draw:name="f94" draw:formula="0 + 9481 - 9227"/><draw:equation draw:name="f95" draw:formula="?f94 * ?f5 / 1899"/><draw:equation draw:name="f96" draw:formula="0 + 9436 - 9227"/><draw:equation draw:name="f97" draw:formula="?f96 * ?f5 / 1899"/><draw:equation draw:name="f98" draw:formula="0 + 9394 - 9227"/><draw:equation draw:name="f99" draw:formula="?f98 * ?f5 / 1899"/><draw:equation draw:name="f100" draw:formula="0 + 9357 - 9227"/><draw:equation draw:name="f101" draw:formula="?f100 * ?f5 / 1899"/><draw:equation draw:name="f102" draw:formula="0 + 9324 - 9227"/><draw:equation draw:name="f103" draw:formula="?f102 * ?f5 / 1899"/><draw:equation draw:name="f104" draw:formula="0 + 9295 - 9227"/><draw:equation draw:name="f105" draw:formula="?f104 * ?f5 / 1899"/><draw:equation draw:name="f106" draw:formula="0 + 9271 - 9227"/><draw:equation draw:name="f107" draw:formula="?f106 * ?f5 / 1899"/><draw:equation draw:name="f108" draw:formula="0 + 9252 - 9227"/><draw:equation draw:name="f109" draw:formula="?f108 * ?f5 / 1899"/><draw:equation draw:name="f110" draw:formula="0 + 9238 - 9227"/><draw:equation draw:name="f111" draw:formula="?f110 * ?f5 / 1899"/><draw:equation draw:name="f112" draw:formula="0 + 9230 - 9227"/><draw:equation draw:name="f113" draw:formula="?f112 * ?f5 / 1899"/><draw:equation draw:name="f114" draw:formula="0 + 9227 - 9227"/><draw:equation draw:name="f115" draw:formula="?f114 * ?f5 / 1899"/><draw:equation draw:name="f116" draw:formula="1154 * ?f4 / 1899"/><draw:equation draw:name="f117" draw:formula="1081 * ?f4 / 1899"/><draw:equation draw:name="f118" draw:formula="1011 * ?f4 / 1899"/><draw:equation draw:name="f119" draw:formula="942 * ?f4 / 1899"/><draw:equation draw:name="f120" draw:formula="875 * ?f4 / 1899"/><draw:equation draw:name="f121" draw:formula="811 * ?f4 / 1899"/><draw:equation draw:name="f122" draw:formula="749 * ?f4 / 1899"/><draw:equation draw:name="f123" draw:formula="690 * ?f4 / 1899"/><draw:equation draw:name="f124" draw:formula="635 * ?f4 / 1899"/><draw:equation draw:name="f125" draw:formula="582 * ?f4 / 1899"/><draw:equation draw:name="f126" draw:formula="533 * ?f4 / 1899"/><draw:equation draw:name="f127" draw:formula="488 * ?f4 / 1899"/><draw:equation draw:name="f128" draw:formula="446 * ?f4 / 1899"/><draw:equation draw:name="f129" draw:formula="409 * ?f4 / 1899"/><draw:equation draw:name="f130" draw:formula="375 * ?f4 / 1899"/><draw:equation draw:name="f131" draw:formula="347 * ?f4 / 1899"/><draw:equation draw:name="f132" draw:formula="323 * ?f4 / 1899"/><draw:equation draw:name="f133" draw:formula="304 * ?f4 / 1899"/><draw:equation draw:name="f134" draw:formula="290 * ?f4 / 1899"/><draw:equation draw:name="f135" draw:formula="282 * ?f4 / 1899"/><draw:equation draw:name="f136" draw:formula="279 * ?f4 / 1899"/><draw:equation draw:name="f137" draw:formula="?f9 / ?f6"/><draw:equation draw:name="f138" draw:formula="?f10 / ?f7"/><draw:equation draw:name="f139" draw:formula="?f12 / ?f6"/><draw:equation draw:name="f140" draw:formula="?f13 / ?f7"/><draw:equation draw:name="f141" draw:formula="?f15 / ?f6"/><draw:equation draw:name="f142" draw:formula="?f16 / ?f7"/><draw:equation draw:name="f143" draw:formula="?f18 / ?f6"/><draw:equation draw:name="f144" draw:formula="?f19 / ?f7"/><draw:equation draw:name="f145" draw:formula="?f21 / ?f6"/><draw:equation draw:name="f146" draw:formula="?f22 / ?f7"/><draw:equation draw:name="f147" draw:formula="?f24 / ?f6"/><draw:equation draw:name="f148" draw:formula="?f25 / ?f7"/><draw:equation draw:name="f149" draw:formula="?f27 / ?f6"/><draw:equation draw:name="f150" draw:formula="?f28 / ?f7"/><draw:equation draw:name="f151" draw:formula="?f30 / ?f6"/><draw:equation draw:name="f152" draw:formula="?f31 / ?f7"/><draw:equation draw:name="f153" draw:formula="?f33 / ?f6"/><draw:equation draw:name="f154" draw:formula="?f34 / ?f7"/><draw:equation draw:name="f155" draw:formula="?f36 / ?f6"/><draw:equation draw:name="f156" draw:formula="?f37 / ?f7"/><draw:equation draw:name="f157" draw:formula="?f39 / ?f6"/><draw:equation draw:name="f158" draw:formula="?f40 / ?f7"/><draw:equation draw:name="f159" draw:formula="?f42 / ?f6"/><draw:equation draw:name="f160" draw:formula="?f43 / ?f7"/><draw:equation draw:name="f161" draw:formula="?f45 / ?f6"/><draw:equation draw:name="f162" draw:formula="?f46 / ?f7"/><draw:equation draw:name="f163" draw:formula="?f48 / ?f6"/><draw:equation draw:name="f164" draw:formula="?f49 / ?f7"/><draw:equation draw:name="f165" draw:formula="?f51 / ?f6"/><draw:equation draw:name="f166" draw:formula="?f52 / ?f7"/><draw:equation draw:name="f167" draw:formula="?f54 / ?f6"/><draw:equation draw:name="f168" draw:formula="?f55 / ?f7"/><draw:equation draw:name="f169" draw:formula="?f57 / ?f6"/><draw:equation draw:name="f170" draw:formula="?f58 / ?f7"/><draw:equation draw:name="f171" draw:formula="?f60 / ?f6"/><draw:equation draw:name="f172" draw:formula="?f61 / ?f7"/><draw:equation draw:name="f173" draw:formula="?f63 / ?f6"/><draw:equation draw:name="f174" draw:formula="?f64 / ?f7"/><draw:equation draw:name="f175" draw:formula="?f66 / ?f6"/><draw:equation draw:name="f176" draw:formula="?f67 / ?f7"/><draw:equation draw:name="f177" draw:formula="?f69 / ?f6"/><draw:equation draw:name="f178" draw:formula="?f70 / ?f7"/><draw:equation draw:name="f179" draw:formula="?f72 / ?f6"/><draw:equation draw:name="f180" draw:formula="?f73 / ?f7"/><draw:equation draw:name="f181" draw:formula="?f75 / ?f6"/><draw:equation draw:name="f182" draw:formula="?f77 / ?f6"/><draw:equation draw:name="f183" draw:formula="?f79 / ?f6"/><draw:equation draw:name="f184" draw:formula="?f81 / ?f6"/><draw:equation draw:name="f185" draw:formula="?f83 / ?f6"/><draw:equation draw:name="f186" draw:formula="?f85 / ?f6"/><draw:equation draw:name="f187" draw:formula="?f87 / ?f6"/><draw:equation draw:name="f188" draw:formula="?f89 / ?f6"/><draw:equation draw:name="f189" draw:formula="?f91 / ?f6"/><draw:equation draw:name="f190" draw:formula="?f93 / ?f6"/><draw:equation draw:name="f191" draw:formula="?f95 / ?f6"/><draw:equation draw:name="f192" draw:formula="?f97 / ?f6"/><draw:equation draw:name="f193" draw:formula="?f99 / ?f6"/><draw:equation draw:name="f194" draw:formula="?f101 / ?f6"/><draw:equation draw:name="f195" draw:formula="?f103 / ?f6"/><draw:equation draw:name="f196" draw:formula="?f105 / ?f6"/><draw:equation draw:name="f197" draw:formula="?f107 / ?f6"/><draw:equation draw:name="f198" draw:formula="?f109 / ?f6"/><draw:equation draw:name="f199" draw:formula="?f111 / ?f6"/><draw:equation draw:name="f200" draw:formula="?f113 / ?f6"/><draw:equation draw:name="f201" draw:formula="?f115 / ?f6"/><draw:equation draw:name="f202" draw:formula="?f116 / ?f7"/><draw:equation draw:name="f203" draw:formula="?f117 / ?f7"/><draw:equation draw:name="f204" draw:formula="?f118 / ?f7"/><draw:equation draw:name="f205" draw:formula="?f119 / ?f7"/><draw:equation draw:name="f206" draw:formula="?f120 / ?f7"/><draw:equation draw:name="f207" draw:formula="?f121 / ?f7"/><draw:equation draw:name="f208" draw:formula="?f122 / ?f7"/><draw:equation draw:name="f209" draw:formula="?f123 / ?f7"/><draw:equation draw:name="f210" draw:formula="?f124 / ?f7"/><draw:equation draw:name="f211" draw:formula="?f125 / ?f7"/><draw:equation draw:name="f212" draw:formula="?f126 / ?f7"/><draw:equation draw:name="f213" draw:formula="?f127 / ?f7"/><draw:equation draw:name="f214" draw:formula="?f128 / ?f7"/><draw:equation draw:name="f215" draw:formula="?f129 / ?f7"/><draw:equation draw:name="f216" draw:formula="?f130 / ?f7"/><draw:equation draw:name="f217" draw:formula="?f131 / ?f7"/><draw:equation draw:name="f218" draw:formula="?f132 / ?f7"/><draw:equation draw:name="f219" draw:formula="?f133 / ?f7"/><draw:equation draw:name="f220" draw:formula="?f134 / ?f7"/><draw:equation draw:name="f221" draw:formula="?f135 / ?f7"/><draw:equation draw:name="f222" draw:formula="?f136 / ?f7"/><draw:equation draw:name="f223" draw:formula="0 / ?f6"/><draw:equation draw:name="f224" draw:formula="?f1 / ?f6"/><draw:equation draw:name="f225" draw:formula="0 / ?f7"/><draw:equation draw:name="f226" draw:formula="?f3 / ?f7"/></draw:enhanced-geometry></draw:custom-shape><draw:custom-shape svg:x="0in" svg:y="1.34843in" svg:width="1.2083in" svg:height="1.20851in" draw:id="id49" draw:style-name="a44" draw:name="Freihandform 10"><svg:title/><svg:desc/><text:p text:style-name="Standard"><text:span text:style-name="T36">Thema einfügen</text:span></text:p><draw:enhanced-geometry draw:type="non-primitive" svg:viewBox="0 0 1899 1899" draw:enhanced-path="M 1899 949 L 1896 1023 1887 1096 1873 1167 1855 1236 1831 1302 1802 1367 1769 1428 1732 1487 1690 1543 1645 1595 1596 1644 1543 1690 1487 1731 1428 1769 1367 1802 1303 1830 1236 1854 1167 1873 1096 1887 1024 1896 949 1898 875 1896 803 1887 732 1873 663 1854 596 1830 532 1802 470 1769 411 1731 356 1690 303 1644 254 1595 209 1543 167 1487 130 1428 97 1367 68 1302 44 1236 25 1167 11 1096 3 1023 0 949 3 875 11 802 25 732 44 663 68 596 97 532 130 470 167 411 209 356 254 303 303 254 356 209 411 167 470 130 532 96 596 68 663 44 732 25 803 11 875 3 949 0 1024 3 1096 11 1167 25 1236 44 1303 68 1367 96 1428 130 1487 167 1543 209 1596 254 1645 303 1690 356 1732 411 1769 470 1802 532 1831 596 1855 663 1873 732 1887 802 1896 875 1899 949 Z N" draw:text-areas="?f223 ?f225 ?f224 ?f226" draw:glue-points="?f137 ?f138 ?f139 ?f140 ?f141 ?f142 ?f143 ?f144 ?f145 ?f146 ?f147 ?f148 ?f149 ?f150 ?f151 ?f152 ?f153 ?f154 ?f155 ?f156 ?f157 ?f158 ?f159 ?f160 ?f161 ?f162 ?f163 ?f164 ?f165 ?f166 ?f167 ?f168 ?f169 ?f170 ?f171 ?f172 ?f173 ?f174 ?f175 ?f176 ?f177 ?f178 ?f179 ?f180 ?f181 ?f178 ?f182 ?f176 ?f183 ?f174 ?f184 ?f172 ?f185 ?f170 ?f186 ?f168 ?f187 ?f166 ?f188 ?f164 ?f189 ?f162 ?f190 ?f160 ?f191 ?f158 ?f192 ?f156 ?f193 ?f154 ?f194 ?f152 ?f195 ?f150 ?f196 ?f148 ?f197 ?f146 ?f198 ?f144 ?f199 ?f142 ?f200 ?f140 ?f201 ?f138 ?f200 ?f202 ?f199 ?f203 ?f198 ?f204 ?f197 ?f205 ?f196 ?f206 ?f195 ?f207 ?f194 ?f208 ?f193 ?f209 ?f192 ?f210 ?f191 ?f211 ?f190 ?f212 ?f189 ?f213 ?f188 ?f214 ?f187 ?f215 ?f186 ?f216 ?f185 ?f217 ?f184 ?f218 ?f183 ?f219 ?f182 ?f220 ?f181 ?f221 ?f179 ?f222" draw:glue-point-leaving-directions="-90, -90, -90, -90, -90, -90, -90, -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99"/><draw:equation draw:name="f7" draw:formula="?f4 / 1899"/><draw:equation draw:name="f8" draw:formula="0 + 11126 - 9227"/><draw:equation draw:name="f9" draw:formula="?f8 * ?f5 / 1899"/><draw:equation draw:name="f10" draw:formula="1228 * ?f4 / 1899"/><draw:equation draw:name="f11" draw:formula="0 + 11123 - 9227"/><draw:equation draw:name="f12" draw:formula="?f11 * ?f5 / 1899"/><draw:equation draw:name="f13" draw:formula="1302 * ?f4 / 1899"/><draw:equation draw:name="f14" draw:formula="0 + 11114 - 9227"/><draw:equation draw:name="f15" draw:formula="?f14 * ?f5 / 1899"/><draw:equation draw:name="f16" draw:formula="1375 * ?f4 / 1899"/><draw:equation draw:name="f17" draw:formula="0 + 11100 - 9227"/><draw:equation draw:name="f18" draw:formula="?f17 * ?f5 / 1899"/><draw:equation draw:name="f19" draw:formula="1446 * ?f4 / 1899"/><draw:equation draw:name="f20" draw:formula="0 + 11082 - 9227"/><draw:equation draw:name="f21" draw:formula="?f20 * ?f5 / 1899"/><draw:equation draw:name="f22" draw:formula="1515 * ?f4 / 1899"/><draw:equation draw:name="f23" draw:formula="0 + 11058 - 9227"/><draw:equation draw:name="f24" draw:formula="?f23 * ?f5 / 1899"/><draw:equation draw:name="f25" draw:formula="1581 * ?f4 / 1899"/><draw:equation draw:name="f26" draw:formula="0 + 11029 - 9227"/><draw:equation draw:name="f27" draw:formula="?f26 * ?f5 / 1899"/><draw:equation draw:name="f28" draw:formula="1646 * ?f4 / 1899"/><draw:equation draw:name="f29" draw:formula="0 + 10996 - 9227"/><draw:equation draw:name="f30" draw:formula="?f29 * ?f5 / 1899"/><draw:equation draw:name="f31" draw:formula="1707 * ?f4 / 1899"/><draw:equation draw:name="f32" draw:formula="0 + 10959 - 9227"/><draw:equation draw:name="f33" draw:formula="?f32 * ?f5 / 1899"/><draw:equation draw:name="f34" draw:formula="1766 * ?f4 / 1899"/><draw:equation draw:name="f35" draw:formula="0 + 10917 - 9227"/><draw:equation draw:name="f36" draw:formula="?f35 * ?f5 / 1899"/><draw:equation draw:name="f37" draw:formula="1822 * ?f4 / 1899"/><draw:equation draw:name="f38" draw:formula="0 + 10872 - 9227"/><draw:equation draw:name="f39" draw:formula="?f38 * ?f5 / 1899"/><draw:equation draw:name="f40" draw:formula="1874 * ?f4 / 1899"/><draw:equation draw:name="f41" draw:formula="0 + 10823 - 9227"/><draw:equation draw:name="f42" draw:formula="?f41 * ?f5 / 1899"/><draw:equation draw:name="f43" draw:formula="1923 * ?f4 / 1899"/><draw:equation draw:name="f44" draw:formula="0 + 10770 - 9227"/><draw:equation draw:name="f45" draw:formula="?f44 * ?f5 / 1899"/><draw:equation draw:name="f46" draw:formula="1969 * ?f4 / 1899"/><draw:equation draw:name="f47" draw:formula="0 + 10714 - 9227"/><draw:equation draw:name="f48" draw:formula="?f47 * ?f5 / 1899"/><draw:equation draw:name="f49" draw:formula="2010 * ?f4 / 1899"/><draw:equation draw:name="f50" draw:formula="0 + 10655 - 9227"/><draw:equation draw:name="f51" draw:formula="?f50 * ?f5 / 1899"/><draw:equation draw:name="f52" draw:formula="2048 * ?f4 / 1899"/><draw:equation draw:name="f53" draw:formula="0 + 10594 - 9227"/><draw:equation draw:name="f54" draw:formula="?f53 * ?f5 / 1899"/><draw:equation draw:name="f55" draw:formula="2081 * ?f4 / 1899"/><draw:equation draw:name="f56" draw:formula="0 + 10530 - 9227"/><draw:equation draw:name="f57" draw:formula="?f56 * ?f5 / 1899"/><draw:equation draw:name="f58" draw:formula="2109 * ?f4 / 1899"/><draw:equation draw:name="f59" draw:formula="0 + 10463 - 9227"/><draw:equation draw:name="f60" draw:formula="?f59 * ?f5 / 1899"/><draw:equation draw:name="f61" draw:formula="2133 * ?f4 / 1899"/><draw:equation draw:name="f62" draw:formula="0 + 10394 - 9227"/><draw:equation draw:name="f63" draw:formula="?f62 * ?f5 / 1899"/><draw:equation draw:name="f64" draw:formula="2152 * ?f4 / 1899"/><draw:equation draw:name="f65" draw:formula="0 + 10323 - 9227"/><draw:equation draw:name="f66" draw:formula="?f65 * ?f5 / 1899"/><draw:equation draw:name="f67" draw:formula="2166 * ?f4 / 1899"/><draw:equation draw:name="f68" draw:formula="0 + 10251 - 9227"/><draw:equation draw:name="f69" draw:formula="?f68 * ?f5 / 1899"/><draw:equation draw:name="f70" draw:formula="2175 * ?f4 / 1899"/><draw:equation draw:name="f71" draw:formula="0 + 10176 - 9227"/><draw:equation draw:name="f72" draw:formula="?f71 * ?f5 / 1899"/><draw:equation draw:name="f73" draw:formula="2177 * ?f4 / 1899"/><draw:equation draw:name="f74" draw:formula="0 + 10102 - 9227"/><draw:equation draw:name="f75" draw:formula="?f74 * ?f5 / 1899"/><draw:equation draw:name="f76" draw:formula="0 + 10030 - 9227"/><draw:equation draw:name="f77" draw:formula="?f76 * ?f5 / 1899"/><draw:equation draw:name="f78" draw:formula="0 + 9959 - 9227"/><draw:equation draw:name="f79" draw:formula="?f78 * ?f5 / 1899"/><draw:equation draw:name="f80" draw:formula="0 + 9890 - 9227"/><draw:equation draw:name="f81" draw:formula="?f80 * ?f5 / 1899"/><draw:equation draw:name="f82" draw:formula="0 + 9823 - 9227"/><draw:equation draw:name="f83" draw:formula="?f82 * ?f5 / 1899"/><draw:equation draw:name="f84" draw:formula="0 + 9759 - 9227"/><draw:equation draw:name="f85" draw:formula="?f84 * ?f5 / 1899"/><draw:equation draw:name="f86" draw:formula="0 + 9697 - 9227"/><draw:equation draw:name="f87" draw:formula="?f86 * ?f5 / 1899"/><draw:equation draw:name="f88" draw:formula="0 + 9638 - 9227"/><draw:equation draw:name="f89" draw:formula="?f88 * ?f5 / 1899"/><draw:equation draw:name="f90" draw:formula="0 + 9583 - 9227"/><draw:equation draw:name="f91" draw:formula="?f90 * ?f5 / 1899"/><draw:equation draw:name="f92" draw:formula="0 + 9530 - 9227"/><draw:equation draw:name="f93" draw:formula="?f92 * ?f5 / 1899"/><draw:equation draw:name="f94" draw:formula="0 + 9481 - 9227"/><draw:equation draw:name="f95" draw:formula="?f94 * ?f5 / 1899"/><draw:equation draw:name="f96" draw:formula="0 + 9436 - 9227"/><draw:equation draw:name="f97" draw:formula="?f96 * ?f5 / 1899"/><draw:equation draw:name="f98" draw:formula="0 + 9394 - 9227"/><draw:equation draw:name="f99" draw:formula="?f98 * ?f5 / 1899"/><draw:equation draw:name="f100" draw:formula="0 + 9357 - 9227"/><draw:equation draw:name="f101" draw:formula="?f100 * ?f5 / 1899"/><draw:equation draw:name="f102" draw:formula="0 + 9324 - 9227"/><draw:equation draw:name="f103" draw:formula="?f102 * ?f5 / 1899"/><draw:equation draw:name="f104" draw:formula="0 + 9295 - 9227"/><draw:equation draw:name="f105" draw:formula="?f104 * ?f5 / 1899"/><draw:equation draw:name="f106" draw:formula="0 + 9271 - 9227"/><draw:equation draw:name="f107" draw:formula="?f106 * ?f5 / 1899"/><draw:equation draw:name="f108" draw:formula="0 + 9252 - 9227"/><draw:equation draw:name="f109" draw:formula="?f108 * ?f5 / 1899"/><draw:equation draw:name="f110" draw:formula="0 + 9238 - 9227"/><draw:equation draw:name="f111" draw:formula="?f110 * ?f5 / 1899"/><draw:equation draw:name="f112" draw:formula="0 + 9230 - 9227"/><draw:equation draw:name="f113" draw:formula="?f112 * ?f5 / 1899"/><draw:equation draw:name="f114" draw:formula="0 + 9227 - 9227"/><draw:equation draw:name="f115" draw:formula="?f114 * ?f5 / 1899"/><draw:equation draw:name="f116" draw:formula="1154 * ?f4 / 1899"/><draw:equation draw:name="f117" draw:formula="1081 * ?f4 / 1899"/><draw:equation draw:name="f118" draw:formula="1011 * ?f4 / 1899"/><draw:equation draw:name="f119" draw:formula="942 * ?f4 / 1899"/><draw:equation draw:name="f120" draw:formula="875 * ?f4 / 1899"/><draw:equation draw:name="f121" draw:formula="811 * ?f4 / 1899"/><draw:equation draw:name="f122" draw:formula="749 * ?f4 / 1899"/><draw:equation draw:name="f123" draw:formula="690 * ?f4 / 1899"/><draw:equation draw:name="f124" draw:formula="635 * ?f4 / 1899"/><draw:equation draw:name="f125" draw:formula="582 * ?f4 / 1899"/><draw:equation draw:name="f126" draw:formula="533 * ?f4 / 1899"/><draw:equation draw:name="f127" draw:formula="488 * ?f4 / 1899"/><draw:equation draw:name="f128" draw:formula="446 * ?f4 / 1899"/><draw:equation draw:name="f129" draw:formula="409 * ?f4 / 1899"/><draw:equation draw:name="f130" draw:formula="375 * ?f4 / 1899"/><draw:equation draw:name="f131" draw:formula="347 * ?f4 / 1899"/><draw:equation draw:name="f132" draw:formula="323 * ?f4 / 1899"/><draw:equation draw:name="f133" draw:formula="304 * ?f4 / 1899"/><draw:equation draw:name="f134" draw:formula="290 * ?f4 / 1899"/><draw:equation draw:name="f135" draw:formula="282 * ?f4 / 1899"/><draw:equation draw:name="f136" draw:formula="279 * ?f4 / 1899"/><draw:equation draw:name="f137" draw:formula="?f9 / ?f6"/><draw:equation draw:name="f138" draw:formula="?f10 / ?f7"/><draw:equation draw:name="f139" draw:formula="?f12 / ?f6"/><draw:equation draw:name="f140" draw:formula="?f13 / ?f7"/><draw:equation draw:name="f141" draw:formula="?f15 / ?f6"/><draw:equation draw:name="f142" draw:formula="?f16 / ?f7"/><draw:equation draw:name="f143" draw:formula="?f18 / ?f6"/><draw:equation draw:name="f144" draw:formula="?f19 / ?f7"/><draw:equation draw:name="f145" draw:formula="?f21 / ?f6"/><draw:equation draw:name="f146" draw:formula="?f22 / ?f7"/><draw:equation draw:name="f147" draw:formula="?f24 / ?f6"/><draw:equation draw:name="f148" draw:formula="?f25 / ?f7"/><draw:equation draw:name="f149" draw:formula="?f27 / ?f6"/><draw:equation draw:name="f150" draw:formula="?f28 / ?f7"/><draw:equation draw:name="f151" draw:formula="?f30 / ?f6"/><draw:equation draw:name="f152" draw:formula="?f31 / ?f7"/><draw:equation draw:name="f153" draw:formula="?f33 / ?f6"/><draw:equation draw:name="f154" draw:formula="?f34 / ?f7"/><draw:equation draw:name="f155" draw:formula="?f36 / ?f6"/><draw:equation draw:name="f156" draw:formula="?f37 / ?f7"/><draw:equation draw:name="f157" draw:formula="?f39 / ?f6"/><draw:equation draw:name="f158" draw:formula="?f40 / ?f7"/><draw:equation draw:name="f159" draw:formula="?f42 / ?f6"/><draw:equation draw:name="f160" draw:formula="?f43 / ?f7"/><draw:equation draw:name="f161" draw:formula="?f45 / ?f6"/><draw:equation draw:name="f162" draw:formula="?f46 / ?f7"/><draw:equation draw:name="f163" draw:formula="?f48 / ?f6"/><draw:equation draw:name="f164" draw:formula="?f49 / ?f7"/><draw:equation draw:name="f165" draw:formula="?f51 / ?f6"/><draw:equation draw:name="f166" draw:formula="?f52 / ?f7"/><draw:equation draw:name="f167" draw:formula="?f54 / ?f6"/><draw:equation draw:name="f168" draw:formula="?f55 / ?f7"/><draw:equation draw:name="f169" draw:formula="?f57 / ?f6"/><draw:equation draw:name="f170" draw:formula="?f58 / ?f7"/><draw:equation draw:name="f171" draw:formula="?f60 / ?f6"/><draw:equation draw:name="f172" draw:formula="?f61 / ?f7"/><draw:equation draw:name="f173" draw:formula="?f63 / ?f6"/><draw:equation draw:name="f174" draw:formula="?f64 / ?f7"/><draw:equation draw:name="f175" draw:formula="?f66 / ?f6"/><draw:equation draw:name="f176" draw:formula="?f67 / ?f7"/><draw:equation draw:name="f177" draw:formula="?f69 / ?f6"/><draw:equation draw:name="f178" draw:formula="?f70 / ?f7"/><draw:equation draw:name="f179" draw:formula="?f72 / ?f6"/><draw:equation draw:name="f180" draw:formula="?f73 / ?f7"/><draw:equation draw:name="f181" draw:formula="?f75 / ?f6"/><draw:equation draw:name="f182" draw:formula="?f77 / ?f6"/><draw:equation draw:name="f183" draw:formula="?f79 / ?f6"/><draw:equation draw:name="f184" draw:formula="?f81 / ?f6"/><draw:equation draw:name="f185" draw:formula="?f83 / ?f6"/><draw:equation draw:name="f186" draw:formula="?f85 / ?f6"/><draw:equation draw:name="f187" draw:formula="?f87 / ?f6"/><draw:equation draw:name="f188" draw:formula="?f89 / ?f6"/><draw:equation draw:name="f189" draw:formula="?f91 / ?f6"/><draw:equation draw:name="f190" draw:formula="?f93 / ?f6"/><draw:equation draw:name="f191" draw:formula="?f95 / ?f6"/><draw:equation draw:name="f192" draw:formula="?f97 / ?f6"/><draw:equation draw:name="f193" draw:formula="?f99 / ?f6"/><draw:equation draw:name="f194" draw:formula="?f101 / ?f6"/><draw:equation draw:name="f195" draw:formula="?f103 / ?f6"/><draw:equation draw:name="f196" draw:formula="?f105 / ?f6"/><draw:equation draw:name="f197" draw:formula="?f107 / ?f6"/><draw:equation draw:name="f198" draw:formula="?f109 / ?f6"/><draw:equation draw:name="f199" draw:formula="?f111 / ?f6"/><draw:equation draw:name="f200" draw:formula="?f113 / ?f6"/><draw:equation draw:name="f201" draw:formula="?f115 / ?f6"/><draw:equation draw:name="f202" draw:formula="?f116 / ?f7"/><draw:equation draw:name="f203" draw:formula="?f117 / ?f7"/><draw:equation draw:name="f204" draw:formula="?f118 / ?f7"/><draw:equation draw:name="f205" draw:formula="?f119 / ?f7"/><draw:equation draw:name="f206" draw:formula="?f120 / ?f7"/><draw:equation draw:name="f207" draw:formula="?f121 / ?f7"/><draw:equation draw:name="f208" draw:formula="?f122 / ?f7"/><draw:equation draw:name="f209" draw:formula="?f123 / ?f7"/><draw:equation draw:name="f210" draw:formula="?f124 / ?f7"/><draw:equation draw:name="f211" draw:formula="?f125 / ?f7"/><draw:equation draw:name="f212" draw:formula="?f126 / ?f7"/><draw:equation draw:name="f213" draw:formula="?f127 / ?f7"/><draw:equation draw:name="f214" draw:formula="?f128 / ?f7"/><draw:equation draw:name="f215" draw:formula="?f129 / ?f7"/><draw:equation draw:name="f216" draw:formula="?f130 / ?f7"/><draw:equation draw:name="f217" draw:formula="?f131 / ?f7"/><draw:equation draw:name="f218" draw:formula="?f132 / ?f7"/><draw:equation draw:name="f219" draw:formula="?f133 / ?f7"/><draw:equation draw:name="f220" draw:formula="?f134 / ?f7"/><draw:equation draw:name="f221" draw:formula="?f135 / ?f7"/><draw:equation draw:name="f222" draw:formula="?f136 / ?f7"/><draw:equation draw:name="f223" draw:formula="0 / ?f6"/><draw:equation draw:name="f224" draw:formula="?f1 / ?f6"/><draw:equation draw:name="f225" draw:formula="0 / ?f7"/><draw:equation draw:name="f226" draw:formula="?f3 / ?f7"/></draw:enhanced-geometry></draw:custom-shape></draw:g></text:span></text:p>
          </table:table-cell>
        </table:table-row>
      </table:table>
      <text:p text:style-name="Standard"/>
      <table:table table:style-name="Table37">
        <table:table-columns>
          <table:table-column table:style-name="TableColumn38"/>
          <table:table-column table:style-name="TableColumn39"/>
        </table:table-columns>
        <table:table-row table:style-name="TableRow40">
          <table:table-cell table:style-name="TableCell41" table:number-columns-spanned="2">
            <text:soft-page-break/>
            <text:p text:style-name="Standard"><text:span text:style-name="T42"><draw:g draw:name="Gruppieren 30" draw:id="id56" draw:style-name="a51" text:anchor-type="as-char"><svg:title/><svg:desc>dekoratives Element</svg:desc><draw:custom-shape svg:x="0in" svg:y="0in" svg:width="7.17917in" svg:height="1.30556in" draw:id="id51" draw:style-name="a46" draw:name="Freihandform 36"><svg:title/><svg:desc/><text:p text:style-name="P43"><text:span text:style-name="T44">Schüler des Monats:</text:span></text:p><draw:enhanced-geometry draw:type="non-primitive" svg:viewBox="0 0 10679 1880" draw:enhanced-path="M 10678 0 L 0 377 335 1880 10375 1880 10678 0 Z N" draw:text-areas="?f22 ?f24 ?f23 ?f25" draw:glue-points="?f15 ?f16 ?f17 ?f18 ?f19 ?f20 ?f21 ?f20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79"/><draw:equation draw:name="f7" draw:formula="?f4 / 1880"/><draw:equation draw:name="f8" draw:formula="10678 * ?f5 / 10679"/><draw:equation draw:name="f9" draw:formula="0 * ?f4 / 1880"/><draw:equation draw:name="f10" draw:formula="0 * ?f5 / 10679"/><draw:equation draw:name="f11" draw:formula="377 * ?f4 / 1880"/><draw:equation draw:name="f12" draw:formula="335 * ?f5 / 10679"/><draw:equation draw:name="f13" draw:formula="1880 * ?f4 / 1880"/><draw:equation draw:name="f14" draw:formula="10375 * ?f5 / 10679"/><draw:equation draw:name="f15" draw:formula="?f8 / ?f6"/><draw:equation draw:name="f16" draw:formula="?f9 / ?f7"/><draw:equation draw:name="f17" draw:formula="?f10 / ?f6"/><draw:equation draw:name="f18" draw:formula="?f11 / ?f7"/><draw:equation draw:name="f19" draw:formula="?f12 / ?f6"/><draw:equation draw:name="f20" draw:formula="?f13 / ?f7"/><draw:equation draw:name="f21" draw:formula="?f14 / ?f6"/><draw:equation draw:name="f22" draw:formula="0 / ?f6"/><draw:equation draw:name="f23" draw:formula="?f1 / ?f6"/><draw:equation draw:name="f24" draw:formula="0 / ?f7"/><draw:equation draw:name="f25" draw:formula="?f3 / ?f7"/></draw:enhanced-geometry></draw:custom-shape><draw:custom-shape svg:x="1.69345in" svg:y="0.49375in" svg:width="0.41479in" svg:height="0.22014in" draw:id="id52" draw:style-name="a47" draw:name="Freihandform 35"><svg:title/><svg:desc/><draw:enhanced-geometry draw:type="non-primitive" svg:viewBox="0 0 617 317" draw:enhanced-path="M 0 0 L 0 224 2 229 6 233 64 272 141 297 225 312 309 316 392 312 477 297 553 272 611 233 615 229 617 224 617 74 302 74 295 74 0 0 Z M 617 6 L 321 74 315 74 617 74 617 6 Z N" draw:text-areas="?f79 ?f81 ?f80 ?f82" draw:glue-points="?f52 ?f53 ?f52 ?f54 ?f55 ?f56 ?f57 ?f58 ?f59 ?f60 ?f61 ?f62 ?f63 ?f64 ?f65 ?f66 ?f67 ?f64 ?f68 ?f62 ?f69 ?f60 ?f70 ?f58 ?f71 ?f56 ?f72 ?f54 ?f72 ?f73 ?f74 ?f73 ?f75 ?f73 ?f52 ?f53 ?f72 ?f76 ?f77 ?f73 ?f78 ?f73 ?f72 ?f73 ?f72 ?f76" draw:glue-point-leaving-directions="-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draw:equation draw:name="f7" draw:formula="?f4 / 317"/><draw:equation draw:name="f8" draw:formula="0 + 2519 - 2519"/><draw:equation draw:name="f9" draw:formula="?f8 * ?f5 / 617"/><draw:equation draw:name="f10" draw:formula="712 * ?f4 / 317"/><draw:equation draw:name="f11" draw:formula="936 * ?f4 / 317"/><draw:equation draw:name="f12" draw:formula="0 + 2521 - 2519"/><draw:equation draw:name="f13" draw:formula="?f12 * ?f5 / 617"/><draw:equation draw:name="f14" draw:formula="941 * ?f4 / 317"/><draw:equation draw:name="f15" draw:formula="0 + 2525 - 2519"/><draw:equation draw:name="f16" draw:formula="?f15 * ?f5 / 617"/><draw:equation draw:name="f17" draw:formula="945 * ?f4 / 317"/><draw:equation draw:name="f18" draw:formula="0 + 2583 - 2519"/><draw:equation draw:name="f19" draw:formula="?f18 * ?f5 / 617"/><draw:equation draw:name="f20" draw:formula="984 * ?f4 / 317"/><draw:equation draw:name="f21" draw:formula="0 + 2660 - 2519"/><draw:equation draw:name="f22" draw:formula="?f21 * ?f5 / 617"/><draw:equation draw:name="f23" draw:formula="1009 * ?f4 / 317"/><draw:equation draw:name="f24" draw:formula="0 + 2744 - 2519"/><draw:equation draw:name="f25" draw:formula="?f24 * ?f5 / 617"/><draw:equation draw:name="f26" draw:formula="1024 * ?f4 / 317"/><draw:equation draw:name="f27" draw:formula="0 + 2828 - 2519"/><draw:equation draw:name="f28" draw:formula="?f27 * ?f5 / 617"/><draw:equation draw:name="f29" draw:formula="1028 * ?f4 / 317"/><draw:equation draw:name="f30" draw:formula="0 + 2911 - 2519"/><draw:equation draw:name="f31" draw:formula="?f30 * ?f5 / 617"/><draw:equation draw:name="f32" draw:formula="0 + 2996 - 2519"/><draw:equation draw:name="f33" draw:formula="?f32 * ?f5 / 617"/><draw:equation draw:name="f34" draw:formula="0 + 3072 - 2519"/><draw:equation draw:name="f35" draw:formula="?f34 * ?f5 / 617"/><draw:equation draw:name="f36" draw:formula="0 + 3130 - 2519"/><draw:equation draw:name="f37" draw:formula="?f36 * ?f5 / 617"/><draw:equation draw:name="f38" draw:formula="0 + 3134 - 2519"/><draw:equation draw:name="f39" draw:formula="?f38 * ?f5 / 617"/><draw:equation draw:name="f40" draw:formula="0 + 3136 - 2519"/><draw:equation draw:name="f41" draw:formula="?f40 * ?f5 / 617"/><draw:equation draw:name="f42" draw:formula="786 * ?f4 / 317"/><draw:equation draw:name="f43" draw:formula="0 + 2821 - 2519"/><draw:equation draw:name="f44" draw:formula="?f43 * ?f5 / 617"/><draw:equation draw:name="f45" draw:formula="0 + 2814 - 2519"/><draw:equation draw:name="f46" draw:formula="?f45 * ?f5 / 617"/><draw:equation draw:name="f47" draw:formula="718 * ?f4 / 317"/><draw:equation draw:name="f48" draw:formula="0 + 2840 - 2519"/><draw:equation draw:name="f49" draw:formula="?f48 * ?f5 / 617"/><draw:equation draw:name="f50" draw:formula="0 + 2834 - 2519"/><draw:equation draw:name="f51" draw:formula="?f50 * ?f5 / 617"/><draw:equation draw:name="f52" draw:formula="?f9 / ?f6"/><draw:equation draw:name="f53" draw:formula="?f10 / ?f7"/><draw:equation draw:name="f54" draw:formula="?f11 / ?f7"/><draw:equation draw:name="f55" draw:formula="?f13 / ?f6"/><draw:equation draw:name="f56" draw:formula="?f14 / ?f7"/><draw:equation draw:name="f57" draw:formula="?f16 / ?f6"/><draw:equation draw:name="f58" draw:formula="?f17 / ?f7"/><draw:equation draw:name="f59" draw:formula="?f19 / ?f6"/><draw:equation draw:name="f60" draw:formula="?f20 / ?f7"/><draw:equation draw:name="f61" draw:formula="?f22 / ?f6"/><draw:equation draw:name="f62" draw:formula="?f23 / ?f7"/><draw:equation draw:name="f63" draw:formula="?f25 / ?f6"/><draw:equation draw:name="f64" draw:formula="?f26 / ?f7"/><draw:equation draw:name="f65" draw:formula="?f28 / ?f6"/><draw:equation draw:name="f66" draw:formula="?f29 / ?f7"/><draw:equation draw:name="f67" draw:formula="?f31 / ?f6"/><draw:equation draw:name="f68" draw:formula="?f33 / ?f6"/><draw:equation draw:name="f69" draw:formula="?f35 / ?f6"/><draw:equation draw:name="f70" draw:formula="?f37 / ?f6"/><draw:equation draw:name="f71" draw:formula="?f39 / ?f6"/><draw:equation draw:name="f72" draw:formula="?f41 / ?f6"/><draw:equation draw:name="f73" draw:formula="?f42 / ?f7"/><draw:equation draw:name="f74" draw:formula="?f44 / ?f6"/><draw:equation draw:name="f75" draw:formula="?f46 / ?f6"/><draw:equation draw:name="f76" draw:formula="?f47 / ?f7"/><draw:equation draw:name="f77" draw:formula="?f49 / ?f6"/><draw:equation draw:name="f78" draw:formula="?f51 / ?f6"/><draw:equation draw:name="f79" draw:formula="0 / ?f6"/><draw:equation draw:name="f80" draw:formula="?f1 / ?f6"/><draw:equation draw:name="f81" draw:formula="0 / ?f7"/><draw:equation draw:name="f82" draw:formula="?f3 / ?f7"/></draw:enhanced-geometry></draw:custom-shape><draw:custom-shape svg:x="1.59664in" svg:y="0.34583in" svg:width="0.63597in" svg:height="0.3in" draw:id="id53" draw:style-name="a48" draw:name="Freihandform 34"><svg:title/><svg:desc/><draw:enhanced-geometry draw:type="non-primitive" svg:viewBox="0 0 946 432" draw:enhanced-path="M 884 164 L 843 164 843 422 852 431 875 431 884 422 884 164 Z M 454 0 L 451 0 449 0 35 62 22 66 11 75 4 87 0 101 2 115 9 127 19 137 32 142 443 245 446 246 449 246 456 246 459 246 462 245 819 164 884 164 884 149 914 143 927 137 938 127 944 115 946 101 943 87 935 75 924 66 910 62 456 0 454 0 Z N" draw:text-areas="?f135 ?f137 ?f136 ?f138" draw:glue-points="?f87 ?f88 ?f89 ?f88 ?f89 ?f90 ?f91 ?f92 ?f93 ?f92 ?f87 ?f90 ?f87 ?f88 ?f94 ?f95 ?f96 ?f95 ?f97 ?f95 ?f98 ?f99 ?f100 ?f101 ?f102 ?f103 ?f104 ?f105 ?f106 ?f107 ?f108 ?f109 ?f110 ?f111 ?f112 ?f113 ?f114 ?f115 ?f116 ?f117 ?f118 ?f119 ?f97 ?f119 ?f120 ?f119 ?f121 ?f119 ?f122 ?f117 ?f123 ?f88 ?f87 ?f88 ?f87 ?f124 ?f125 ?f126 ?f127 ?f113 ?f128 ?f111 ?f129 ?f109 ?f130 ?f107 ?f131 ?f105 ?f132 ?f103 ?f133 ?f101 ?f134 ?f99 ?f120 ?f95 ?f94 ?f95" draw:glue-point-leaving-directions="-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6"/><draw:equation draw:name="f7" draw:formula="?f4 / 432"/><draw:equation draw:name="f8" draw:formula="0 + 3259 - 2375"/><draw:equation draw:name="f9" draw:formula="?f8 * ?f5 / 946"/><draw:equation draw:name="f10" draw:formula="663 * ?f4 / 432"/><draw:equation draw:name="f11" draw:formula="0 + 3218 - 2375"/><draw:equation draw:name="f12" draw:formula="?f11 * ?f5 / 946"/><draw:equation draw:name="f13" draw:formula="921 * ?f4 / 432"/><draw:equation draw:name="f14" draw:formula="0 + 3227 - 2375"/><draw:equation draw:name="f15" draw:formula="?f14 * ?f5 / 946"/><draw:equation draw:name="f16" draw:formula="930 * ?f4 / 432"/><draw:equation draw:name="f17" draw:formula="0 + 3250 - 2375"/><draw:equation draw:name="f18" draw:formula="?f17 * ?f5 / 946"/><draw:equation draw:name="f19" draw:formula="0 + 2829 - 2375"/><draw:equation draw:name="f20" draw:formula="?f19 * ?f5 / 946"/><draw:equation draw:name="f21" draw:formula="499 * ?f4 / 432"/><draw:equation draw:name="f22" draw:formula="0 + 2826 - 2375"/><draw:equation draw:name="f23" draw:formula="?f22 * ?f5 / 946"/><draw:equation draw:name="f24" draw:formula="0 + 2824 - 2375"/><draw:equation draw:name="f25" draw:formula="?f24 * ?f5 / 946"/><draw:equation draw:name="f26" draw:formula="0 + 2410 - 2375"/><draw:equation draw:name="f27" draw:formula="?f26 * ?f5 / 946"/><draw:equation draw:name="f28" draw:formula="561 * ?f4 / 432"/><draw:equation draw:name="f29" draw:formula="0 + 2397 - 2375"/><draw:equation draw:name="f30" draw:formula="?f29 * ?f5 / 946"/><draw:equation draw:name="f31" draw:formula="565 * ?f4 / 432"/><draw:equation draw:name="f32" draw:formula="0 + 2386 - 2375"/><draw:equation draw:name="f33" draw:formula="?f32 * ?f5 / 946"/><draw:equation draw:name="f34" draw:formula="574 * ?f4 / 432"/><draw:equation draw:name="f35" draw:formula="0 + 2379 - 2375"/><draw:equation draw:name="f36" draw:formula="?f35 * ?f5 / 946"/><draw:equation draw:name="f37" draw:formula="586 * ?f4 / 432"/><draw:equation draw:name="f38" draw:formula="0 + 2375 - 2375"/><draw:equation draw:name="f39" draw:formula="?f38 * ?f5 / 946"/><draw:equation draw:name="f40" draw:formula="600 * ?f4 / 432"/><draw:equation draw:name="f41" draw:formula="0 + 2377 - 2375"/><draw:equation draw:name="f42" draw:formula="?f41 * ?f5 / 946"/><draw:equation draw:name="f43" draw:formula="614 * ?f4 / 432"/><draw:equation draw:name="f44" draw:formula="0 + 2384 - 2375"/><draw:equation draw:name="f45" draw:formula="?f44 * ?f5 / 946"/><draw:equation draw:name="f46" draw:formula="626 * ?f4 / 432"/><draw:equation draw:name="f47" draw:formula="0 + 2394 - 2375"/><draw:equation draw:name="f48" draw:formula="?f47 * ?f5 / 946"/><draw:equation draw:name="f49" draw:formula="636 * ?f4 / 432"/><draw:equation draw:name="f50" draw:formula="0 + 2407 - 2375"/><draw:equation draw:name="f51" draw:formula="?f50 * ?f5 / 946"/><draw:equation draw:name="f52" draw:formula="641 * ?f4 / 432"/><draw:equation draw:name="f53" draw:formula="0 + 2818 - 2375"/><draw:equation draw:name="f54" draw:formula="?f53 * ?f5 / 946"/><draw:equation draw:name="f55" draw:formula="744 * ?f4 / 432"/><draw:equation draw:name="f56" draw:formula="0 + 2821 - 2375"/><draw:equation draw:name="f57" draw:formula="?f56 * ?f5 / 946"/><draw:equation draw:name="f58" draw:formula="745 * ?f4 / 432"/><draw:equation draw:name="f59" draw:formula="0 + 2831 - 2375"/><draw:equation draw:name="f60" draw:formula="?f59 * ?f5 / 946"/><draw:equation draw:name="f61" draw:formula="0 + 2834 - 2375"/><draw:equation draw:name="f62" draw:formula="?f61 * ?f5 / 946"/><draw:equation draw:name="f63" draw:formula="0 + 2837 - 2375"/><draw:equation draw:name="f64" draw:formula="?f63 * ?f5 / 946"/><draw:equation draw:name="f65" draw:formula="0 + 3194 - 2375"/><draw:equation draw:name="f66" draw:formula="?f65 * ?f5 / 946"/><draw:equation draw:name="f67" draw:formula="648 * ?f4 / 432"/><draw:equation draw:name="f68" draw:formula="0 + 3289 - 2375"/><draw:equation draw:name="f69" draw:formula="?f68 * ?f5 / 946"/><draw:equation draw:name="f70" draw:formula="642 * ?f4 / 432"/><draw:equation draw:name="f71" draw:formula="0 + 3302 - 2375"/><draw:equation draw:name="f72" draw:formula="?f71 * ?f5 / 946"/><draw:equation draw:name="f73" draw:formula="0 + 3313 - 2375"/><draw:equation draw:name="f74" draw:formula="?f73 * ?f5 / 946"/><draw:equation draw:name="f75" draw:formula="0 + 3319 - 2375"/><draw:equation draw:name="f76" draw:formula="?f75 * ?f5 / 946"/><draw:equation draw:name="f77" draw:formula="0 + 3321 - 2375"/><draw:equation draw:name="f78" draw:formula="?f77 * ?f5 / 946"/><draw:equation draw:name="f79" draw:formula="0 + 3318 - 2375"/><draw:equation draw:name="f80" draw:formula="?f79 * ?f5 / 946"/><draw:equation draw:name="f81" draw:formula="0 + 3310 - 2375"/><draw:equation draw:name="f82" draw:formula="?f81 * ?f5 / 946"/><draw:equation draw:name="f83" draw:formula="0 + 3299 - 2375"/><draw:equation draw:name="f84" draw:formula="?f83 * ?f5 / 946"/><draw:equation draw:name="f85" draw:formula="0 + 3285 - 2375"/><draw:equation draw:name="f86" draw:formula="?f85 * ?f5 / 946"/><draw:equation draw:name="f87" draw:formula="?f9 / ?f6"/><draw:equation draw:name="f88" draw:formula="?f10 / ?f7"/><draw:equation draw:name="f89" draw:formula="?f12 / ?f6"/><draw:equation draw:name="f90" draw:formula="?f13 / ?f7"/><draw:equation draw:name="f91" draw:formula="?f15 / ?f6"/><draw:equation draw:name="f92" draw:formula="?f16 / ?f7"/><draw:equation draw:name="f93" draw:formula="?f18 / ?f6"/><draw:equation draw:name="f94" draw:formula="?f20 / ?f6"/><draw:equation draw:name="f95" draw:formula="?f21 / ?f7"/><draw:equation draw:name="f96" draw:formula="?f23 / ?f6"/><draw:equation draw:name="f97" draw:formula="?f25 / ?f6"/><draw:equation draw:name="f98" draw:formula="?f27 / ?f6"/><draw:equation draw:name="f99" draw:formula="?f28 / ?f7"/><draw:equation draw:name="f100" draw:formula="?f30 / ?f6"/><draw:equation draw:name="f101" draw:formula="?f31 / ?f7"/><draw:equation draw:name="f102" draw:formula="?f33 / ?f6"/><draw:equation draw:name="f103" draw:formula="?f34 / ?f7"/><draw:equation draw:name="f104" draw:formula="?f36 / ?f6"/><draw:equation draw:name="f105" draw:formula="?f37 / ?f7"/><draw:equation draw:name="f106" draw:formula="?f39 / ?f6"/><draw:equation draw:name="f107" draw:formula="?f40 / ?f7"/><draw:equation draw:name="f108" draw:formula="?f42 / ?f6"/><draw:equation draw:name="f109" draw:formula="?f43 / ?f7"/><draw:equation draw:name="f110" draw:formula="?f45 / ?f6"/><draw:equation draw:name="f111" draw:formula="?f46 / ?f7"/><draw:equation draw:name="f112" draw:formula="?f48 / ?f6"/><draw:equation draw:name="f113" draw:formula="?f49 / ?f7"/><draw:equation draw:name="f114" draw:formula="?f51 / ?f6"/><draw:equation draw:name="f115" draw:formula="?f52 / ?f7"/><draw:equation draw:name="f116" draw:formula="?f54 / ?f6"/><draw:equation draw:name="f117" draw:formula="?f55 / ?f7"/><draw:equation draw:name="f118" draw:formula="?f57 / ?f6"/><draw:equation draw:name="f119" draw:formula="?f58 / ?f7"/><draw:equation draw:name="f120" draw:formula="?f60 / ?f6"/><draw:equation draw:name="f121" draw:formula="?f62 / ?f6"/><draw:equation draw:name="f122" draw:formula="?f64 / ?f6"/><draw:equation draw:name="f123" draw:formula="?f66 / ?f6"/><draw:equation draw:name="f124" draw:formula="?f67 / ?f7"/><draw:equation draw:name="f125" draw:formula="?f69 / ?f6"/><draw:equation draw:name="f126" draw:formula="?f70 / ?f7"/><draw:equation draw:name="f127" draw:formula="?f72 / ?f6"/><draw:equation draw:name="f128" draw:formula="?f74 / ?f6"/><draw:equation draw:name="f129" draw:formula="?f76 / ?f6"/><draw:equation draw:name="f130" draw:formula="?f78 / ?f6"/><draw:equation draw:name="f131" draw:formula="?f80 / ?f6"/><draw:equation draw:name="f132" draw:formula="?f82 / ?f6"/><draw:equation draw:name="f133" draw:formula="?f84 / ?f6"/><draw:equation draw:name="f134" draw:formula="?f86 / ?f6"/><draw:equation draw:name="f135" draw:formula="0 / ?f6"/><draw:equation draw:name="f136" draw:formula="?f1 / ?f6"/><draw:equation draw:name="f137" draw:formula="0 / ?f7"/><draw:equation draw:name="f138" draw:formula="?f3 / ?f7"/></draw:enhanced-geometry></draw:custom-shape><draw:custom-shape svg:x="2.3832in" svg:y="1.30486in" svg:width="4.0874in" svg:height="0.29167in" draw:id="id54" draw:style-name="a49" draw:name="Freihandform 84"><svg:title/><svg:desc/><draw:enhanced-geometry draw:type="non-primitive" svg:viewBox="0 0 6080 420" draw:enhanced-path="M 6080 0 L 69 0 0 420 6080 0 Z N" draw:text-areas="?f21 ?f23 ?f22 ?f24" draw:glue-points="?f16 ?f17 ?f18 ?f17 ?f19 ?f20 ?f16 ?f17"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80"/><draw:equation draw:name="f7" draw:formula="?f4 / 420"/><draw:equation draw:name="f8" draw:formula="0 + 9625 - 3545"/><draw:equation draw:name="f9" draw:formula="?f8 * ?f5 / 6080"/><draw:equation draw:name="f10" draw:formula="1880 * ?f4 / 420"/><draw:equation draw:name="f11" draw:formula="0 + 3614 - 3545"/><draw:equation draw:name="f12" draw:formula="?f11 * ?f5 / 6080"/><draw:equation draw:name="f13" draw:formula="0 + 3545 - 3545"/><draw:equation draw:name="f14" draw:formula="?f13 * ?f5 / 6080"/><draw:equation draw:name="f15" draw:formula="2300 * ?f4 / 420"/><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svg:x="2.3832in" svg:y="1.51181in" svg:width="1.40504in" svg:height="0.40069in" draw:id="id55" draw:style-name="a50" draw:name="Freihandform 32"><svg:title/><svg:desc/><draw:enhanced-geometry draw:type="non-primitive" svg:viewBox="0 0 2090 577" draw:enhanced-path="M 1766 0 L 0 122 2090 577 1766 0 Z N" draw:text-areas="?f23 ?f25 ?f24 ?f26" draw:glue-points="?f17 ?f18 ?f19 ?f20 ?f21 ?f22 ?f17 ?f18"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90"/><draw:equation draw:name="f7" draw:formula="?f4 / 577"/><draw:equation draw:name="f8" draw:formula="0 + 5311 - 3545"/><draw:equation draw:name="f9" draw:formula="?f8 * ?f5 / 2090"/><draw:equation draw:name="f10" draw:formula="2178 * ?f4 / 577"/><draw:equation draw:name="f11" draw:formula="0 + 3545 - 3545"/><draw:equation draw:name="f12" draw:formula="?f11 * ?f5 / 2090"/><draw:equation draw:name="f13" draw:formula="2300 * ?f4 / 577"/><draw:equation draw:name="f14" draw:formula="0 + 5635 - 3545"/><draw:equation draw:name="f15" draw:formula="?f14 * ?f5 / 2090"/><draw:equation draw:name="f16" draw:formula="2755 * ?f4 / 577"/><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g></text:span></text:p>
          </table:table-cell>
          <table:covered-table-cell/>
        </table:table-row>
        <table:table-row table:style-name="TableRow45">
          <table:table-cell table:style-name="TableCell46" table:number-columns-spanned="2">
            <text:p text:style-name="Untertitel"><text:span text:style-name="T47">Mein Name ist…</text:span></text:p>
          </table:table-cell>
          <table:covered-table-cell/>
        </table:table-row>
        <table:table-row table:style-name="TableRow48">
          <table:table-cell table:style-name="TableCell49">
            <text:p text:style-name="Standard"><text:span text:style-name="T50"><draw:g draw:z-index="251660288" draw:name="Gruppieren 86" draw:id="id65" draw:style-name="a59" text:anchor-type="paragraph"><svg:title/><svg:desc>dekoratives Element</svg:desc><draw:g draw:name="Gruppieren 17" draw:id="id63"><svg:title/><svg:desc/><draw:custom-shape svg:x="0.7828in" svg:y="-2.51344in" svg:width="2.67483in" svg:height="0.73999in" draw:id="id57" draw:style-name="a52" draw:name="Freihandform 23"><svg:title/><svg:desc/><draw:enhanced-geometry draw:type="non-primitive" svg:viewBox="0 0 4131 1120" draw:enhanced-path="M 0 0 L 31 531 4131 1120 0 0 Z N" draw:text-areas="?f23 ?f25 ?f24 ?f26" draw:glue-points="?f17 ?f18 ?f19 ?f20 ?f21 ?f22 ?f17 ?f18"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1"/><draw:equation draw:name="f7" draw:formula="?f4 / 1120"/><draw:equation draw:name="f8" draw:formula="0 + 1900 - 1900"/><draw:equation draw:name="f9" draw:formula="?f8 * ?f5 / 4131"/><draw:equation draw:name="f10" draw:formula="1613 * ?f4 / 1120"/><draw:equation draw:name="f11" draw:formula="0 + 1931 - 1900"/><draw:equation draw:name="f12" draw:formula="?f11 * ?f5 / 4131"/><draw:equation draw:name="f13" draw:formula="2144 * ?f4 / 1120"/><draw:equation draw:name="f14" draw:formula="0 + 6031 - 1900"/><draw:equation draw:name="f15" draw:formula="?f14 * ?f5 / 4131"/><draw:equation draw:name="f16" draw:formula="2733 * ?f4 / 1120"/><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svg:x="0.7828in" svg:y="-2.64558in" svg:width="1.29436in" svg:height="0.4658in" draw:id="id58" draw:style-name="a53" draw:name="Freihandform 22"><svg:title/><svg:desc/><draw:enhanced-geometry draw:type="non-primitive" svg:viewBox="0 0 1999 705" draw:enhanced-path="M 1999 0 L 0 200 1859 704 1999 0 Z N" draw:text-areas="?f23 ?f25 ?f24 ?f26" draw:glue-points="?f17 ?f18 ?f19 ?f20 ?f21 ?f22 ?f17 ?f18"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9"/><draw:equation draw:name="f7" draw:formula="?f4 / 705"/><draw:equation draw:name="f8" draw:formula="0 + 3899 - 1900"/><draw:equation draw:name="f9" draw:formula="?f8 * ?f5 / 1999"/><draw:equation draw:name="f10" draw:formula="1413 * ?f4 / 705"/><draw:equation draw:name="f11" draw:formula="0 + 1900 - 1900"/><draw:equation draw:name="f12" draw:formula="?f11 * ?f5 / 1999"/><draw:equation draw:name="f13" draw:formula="1613 * ?f4 / 705"/><draw:equation draw:name="f14" draw:formula="0 + 3759 - 1900"/><draw:equation draw:name="f15" draw:formula="?f14 * ?f5 / 1999"/><draw:equation draw:name="f16" draw:formula="2117 * ?f4 / 705"/><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svg:x="0.01875in" svg:y="-2.27559in" svg:width="3.43889in" svg:height="2.25962in" draw:id="id59" draw:style-name="a54" draw:name="Freihandform 21"><svg:title/><svg:desc/><draw:enhanced-geometry draw:type="non-primitive" svg:viewBox="0 0 5311 3420" draw:enhanced-path="M 19 0 L 0 2840 5235 3420 5311 760 19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11"/><draw:equation draw:name="f7" draw:formula="?f4 / 3420"/><draw:equation draw:name="f8" draw:formula="0 + 739 - 720"/><draw:equation draw:name="f9" draw:formula="?f8 * ?f5 / 5311"/><draw:equation draw:name="f10" draw:formula="1973 * ?f4 / 3420"/><draw:equation draw:name="f11" draw:formula="0 + 720 - 720"/><draw:equation draw:name="f12" draw:formula="?f11 * ?f5 / 5311"/><draw:equation draw:name="f13" draw:formula="4813 * ?f4 / 3420"/><draw:equation draw:name="f14" draw:formula="0 + 5955 - 720"/><draw:equation draw:name="f15" draw:formula="?f14 * ?f5 / 5311"/><draw:equation draw:name="f16" draw:formula="5393 * ?f4 / 3420"/><draw:equation draw:name="f17" draw:formula="0 + 6031 - 720"/><draw:equation draw:name="f18" draw:formula="?f17 * ?f5 / 5311"/><draw:equation draw:name="f19" draw:formula="2733 * ?f4 / 3420"/><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custom-shape svg:x="0.01875in" svg:y="-2.27559in" svg:width="3.43889in" svg:height="2.05942in" draw:id="id60" draw:style-name="a55" draw:name="Freihandform 91"><svg:title/><svg:desc/><draw:enhanced-geometry draw:type="non-primitive" svg:viewBox="0 0 10000 9115" draw:enhanced-path="M 0 8304 L 36 0 10000 2222 C 9939 4520 9877 6817 9816 9115 L 0 8304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000"/><draw:equation draw:name="f7" draw:formula="?f4 / 9115"/><draw:equation draw:name="f8" draw:formula="0 * ?f5 / 10000"/><draw:equation draw:name="f9" draw:formula="8304 * ?f4 / 9115"/><draw:equation draw:name="f10" draw:formula="36 * ?f5 / 10000"/><draw:equation draw:name="f11" draw:formula="0 * ?f4 / 9115"/><draw:equation draw:name="f12" draw:formula="10000 * ?f5 / 10000"/><draw:equation draw:name="f13" draw:formula="2222 * ?f4 / 9115"/><draw:equation draw:name="f14" draw:formula="9816 * ?f5 / 10000"/><draw:equation draw:name="f15" draw:formula="9115 * ?f4 / 9115"/><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f0 / ?f6"/><draw:equation draw:name="f25" draw:formula="?f1 / ?f6"/><draw:equation draw:name="f26" draw:formula="?f2 / ?f7"/><draw:equation draw:name="f27" draw:formula="?f3 / ?f7"/></draw:enhanced-geometry></draw:custom-shape><draw:frame draw:id="id61" draw:style-name="a56" draw:name="Bild 19" svg:x="0.33279in" svg:y="-0.8478in" svg:width="0.25771in" svg:height="0.26296in" style:rel-width="scale" style:rel-height="scale"><draw:image xlink:href="media/image1.png" xlink:type="simple" xlink:show="embed" xlink:actuate="onLoad"/><svg:title/><svg:desc>dekoratives Element</svg:desc></draw:frame><draw:custom-shape svg:x="0.21948in" svg:y="-0.95616in" svg:width="0.48433in" svg:height="0.41228in" draw:id="id62" draw:style-name="a57" draw:name="Freihandform 18"><svg:title/><svg:desc/><draw:enhanced-geometry draw:type="non-primitive" svg:viewBox="0 0 748 624" draw:enhanced-path="M 654 104 L 94 104 57 111 27 131 7 161 0 197 0 530 7 566 27 596 57 616 94 623 654 623 691 616 720 596 740 566 748 530 374 530 309 517 257 481 221 428 208 364 221 299 257 246 309 211 374 197 748 197 740 161 720 131 691 111 654 104 Z M 748 197 L 374 197 439 211 491 246 527 299 540 364 527 428 491 481 439 517 374 530 748 530 748 197 Z M 478 0 L 270 0 218 104 530 104 478 0 Z N" draw:text-areas="?f113 ?f115 ?f114 ?f116" draw:glue-points="?f72 ?f73 ?f74 ?f73 ?f75 ?f76 ?f77 ?f78 ?f79 ?f80 ?f81 ?f82 ?f81 ?f83 ?f79 ?f84 ?f77 ?f85 ?f75 ?f86 ?f74 ?f87 ?f72 ?f87 ?f88 ?f86 ?f89 ?f85 ?f90 ?f84 ?f91 ?f83 ?f92 ?f83 ?f93 ?f94 ?f95 ?f96 ?f97 ?f98 ?f99 ?f100 ?f97 ?f101 ?f95 ?f102 ?f93 ?f103 ?f92 ?f82 ?f91 ?f82 ?f90 ?f80 ?f89 ?f78 ?f88 ?f76 ?f72 ?f73 ?f91 ?f82 ?f92 ?f82 ?f104 ?f103 ?f105 ?f102 ?f106 ?f101 ?f107 ?f100 ?f106 ?f98 ?f105 ?f96 ?f104 ?f94 ?f92 ?f83 ?f91 ?f83 ?f91 ?f82 ?f108 ?f109 ?f110 ?f109 ?f111 ?f73 ?f112 ?f73 ?f108 ?f109" draw:glue-point-leaving-directions="-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48"/><draw:equation draw:name="f7" draw:formula="?f4 / 624"/><draw:equation draw:name="f8" draw:formula="0 + 1684 - 1030"/><draw:equation draw:name="f9" draw:formula="?f8 * ?f5 / 748"/><draw:equation draw:name="f10" draw:formula="4074 * ?f4 / 624"/><draw:equation draw:name="f11" draw:formula="0 + 1124 - 1030"/><draw:equation draw:name="f12" draw:formula="?f11 * ?f5 / 748"/><draw:equation draw:name="f13" draw:formula="0 + 1087 - 1030"/><draw:equation draw:name="f14" draw:formula="?f13 * ?f5 / 748"/><draw:equation draw:name="f15" draw:formula="4081 * ?f4 / 624"/><draw:equation draw:name="f16" draw:formula="0 + 1057 - 1030"/><draw:equation draw:name="f17" draw:formula="?f16 * ?f5 / 748"/><draw:equation draw:name="f18" draw:formula="4101 * ?f4 / 624"/><draw:equation draw:name="f19" draw:formula="0 + 1037 - 1030"/><draw:equation draw:name="f20" draw:formula="?f19 * ?f5 / 748"/><draw:equation draw:name="f21" draw:formula="4131 * ?f4 / 624"/><draw:equation draw:name="f22" draw:formula="0 + 1030 - 1030"/><draw:equation draw:name="f23" draw:formula="?f22 * ?f5 / 748"/><draw:equation draw:name="f24" draw:formula="4167 * ?f4 / 624"/><draw:equation draw:name="f25" draw:formula="4500 * ?f4 / 624"/><draw:equation draw:name="f26" draw:formula="4536 * ?f4 / 624"/><draw:equation draw:name="f27" draw:formula="4566 * ?f4 / 624"/><draw:equation draw:name="f28" draw:formula="4586 * ?f4 / 624"/><draw:equation draw:name="f29" draw:formula="4593 * ?f4 / 624"/><draw:equation draw:name="f30" draw:formula="0 + 1721 - 1030"/><draw:equation draw:name="f31" draw:formula="?f30 * ?f5 / 748"/><draw:equation draw:name="f32" draw:formula="0 + 1750 - 1030"/><draw:equation draw:name="f33" draw:formula="?f32 * ?f5 / 748"/><draw:equation draw:name="f34" draw:formula="0 + 1770 - 1030"/><draw:equation draw:name="f35" draw:formula="?f34 * ?f5 / 748"/><draw:equation draw:name="f36" draw:formula="0 + 1778 - 1030"/><draw:equation draw:name="f37" draw:formula="?f36 * ?f5 / 748"/><draw:equation draw:name="f38" draw:formula="0 + 1404 - 1030"/><draw:equation draw:name="f39" draw:formula="?f38 * ?f5 / 748"/><draw:equation draw:name="f40" draw:formula="0 + 1339 - 1030"/><draw:equation draw:name="f41" draw:formula="?f40 * ?f5 / 748"/><draw:equation draw:name="f42" draw:formula="4487 * ?f4 / 624"/><draw:equation draw:name="f43" draw:formula="0 + 1287 - 1030"/><draw:equation draw:name="f44" draw:formula="?f43 * ?f5 / 748"/><draw:equation draw:name="f45" draw:formula="4451 * ?f4 / 624"/><draw:equation draw:name="f46" draw:formula="0 + 1251 - 1030"/><draw:equation draw:name="f47" draw:formula="?f46 * ?f5 / 748"/><draw:equation draw:name="f48" draw:formula="4398 * ?f4 / 624"/><draw:equation draw:name="f49" draw:formula="0 + 1238 - 1030"/><draw:equation draw:name="f50" draw:formula="?f49 * ?f5 / 748"/><draw:equation draw:name="f51" draw:formula="4334 * ?f4 / 624"/><draw:equation draw:name="f52" draw:formula="4269 * ?f4 / 624"/><draw:equation draw:name="f53" draw:formula="4216 * ?f4 / 624"/><draw:equation draw:name="f54" draw:formula="4181 * ?f4 / 624"/><draw:equation draw:name="f55" draw:formula="0 + 1469 - 1030"/><draw:equation draw:name="f56" draw:formula="?f55 * ?f5 / 748"/><draw:equation draw:name="f57" draw:formula="0 + 1521 - 1030"/><draw:equation draw:name="f58" draw:formula="?f57 * ?f5 / 748"/><draw:equation draw:name="f59" draw:formula="0 + 1557 - 1030"/><draw:equation draw:name="f60" draw:formula="?f59 * ?f5 / 748"/><draw:equation draw:name="f61" draw:formula="0 + 1570 - 1030"/><draw:equation draw:name="f62" draw:formula="?f61 * ?f5 / 748"/><draw:equation draw:name="f63" draw:formula="0 + 1508 - 1030"/><draw:equation draw:name="f64" draw:formula="?f63 * ?f5 / 748"/><draw:equation draw:name="f65" draw:formula="3970 * ?f4 / 624"/><draw:equation draw:name="f66" draw:formula="0 + 1300 - 1030"/><draw:equation draw:name="f67" draw:formula="?f66 * ?f5 / 748"/><draw:equation draw:name="f68" draw:formula="0 + 1248 - 1030"/><draw:equation draw:name="f69" draw:formula="?f68 * ?f5 / 748"/><draw:equation draw:name="f70" draw:formula="0 + 1560 - 1030"/><draw:equation draw:name="f71" draw:formula="?f70 * ?f5 / 748"/><draw:equation draw:name="f72" draw:formula="?f9 / ?f6"/><draw:equation draw:name="f73" draw:formula="?f10 / ?f7"/><draw:equation draw:name="f74" draw:formula="?f12 / ?f6"/><draw:equation draw:name="f75" draw:formula="?f14 / ?f6"/><draw:equation draw:name="f76" draw:formula="?f15 / ?f7"/><draw:equation draw:name="f77" draw:formula="?f17 / ?f6"/><draw:equation draw:name="f78" draw:formula="?f18 / ?f7"/><draw:equation draw:name="f79" draw:formula="?f20 / ?f6"/><draw:equation draw:name="f80" draw:formula="?f21 / ?f7"/><draw:equation draw:name="f81" draw:formula="?f23 / ?f6"/><draw:equation draw:name="f82" draw:formula="?f24 / ?f7"/><draw:equation draw:name="f83" draw:formula="?f25 / ?f7"/><draw:equation draw:name="f84" draw:formula="?f26 / ?f7"/><draw:equation draw:name="f85" draw:formula="?f27 / ?f7"/><draw:equation draw:name="f86" draw:formula="?f28 / ?f7"/><draw:equation draw:name="f87" draw:formula="?f29 / ?f7"/><draw:equation draw:name="f88" draw:formula="?f31 / ?f6"/><draw:equation draw:name="f89" draw:formula="?f33 / ?f6"/><draw:equation draw:name="f90" draw:formula="?f35 / ?f6"/><draw:equation draw:name="f91" draw:formula="?f37 / ?f6"/><draw:equation draw:name="f92" draw:formula="?f39 / ?f6"/><draw:equation draw:name="f93" draw:formula="?f41 / ?f6"/><draw:equation draw:name="f94" draw:formula="?f42 / ?f7"/><draw:equation draw:name="f95" draw:formula="?f44 / ?f6"/><draw:equation draw:name="f96" draw:formula="?f45 / ?f7"/><draw:equation draw:name="f97" draw:formula="?f47 / ?f6"/><draw:equation draw:name="f98" draw:formula="?f48 / ?f7"/><draw:equation draw:name="f99" draw:formula="?f50 / ?f6"/><draw:equation draw:name="f100" draw:formula="?f51 / ?f7"/><draw:equation draw:name="f101" draw:formula="?f52 / ?f7"/><draw:equation draw:name="f102" draw:formula="?f53 / ?f7"/><draw:equation draw:name="f103" draw:formula="?f54 / ?f7"/><draw:equation draw:name="f104" draw:formula="?f56 / ?f6"/><draw:equation draw:name="f105" draw:formula="?f58 / ?f6"/><draw:equation draw:name="f106" draw:formula="?f60 / ?f6"/><draw:equation draw:name="f107" draw:formula="?f62 / ?f6"/><draw:equation draw:name="f108" draw:formula="?f64 / ?f6"/><draw:equation draw:name="f109" draw:formula="?f65 / ?f7"/><draw:equation draw:name="f110" draw:formula="?f67 / ?f6"/><draw:equation draw:name="f111" draw:formula="?f69 / ?f6"/><draw:equation draw:name="f112" draw:formula="?f71 / ?f6"/><draw:equation draw:name="f113" draw:formula="0 / ?f6"/><draw:equation draw:name="f114" draw:formula="?f1 / ?f6"/><draw:equation draw:name="f115" draw:formula="0 / ?f7"/><draw:equation draw:name="f116" draw:formula="?f3 / ?f7"/></draw:enhanced-geometry></draw:custom-shape></draw:g><draw:frame draw:id="id64" draw:style-name="a58" draw:transform="translate(-0.91689in -0.27838in) rotate(-6.17107) translate(1.57834in -2.5626in)" draw:name="Textfeld 94" svg:width="1.83377in" svg:height="0.55676in" style:rel-width="scale" style:rel-height="scale"><draw:text-box><text:h text:style-name="Überschrift1" text:outline-level="1"><text:span text:style-name="T51">So sehe ich aus!</text:span></text:h></draw:text-box><svg:title/><svg:desc/></draw:frame></draw:g></text:span><text:span text:style-name="T52"><text:s/></text:span></text:p>
          </table:table-cell>
          <table:table-cell table:style-name="TableCell53">
            <text:p text:style-name="Standard"><text:span text:style-name="T54"><draw:g draw:name="Gruppieren95" draw:id="id73" draw:style-name="a66" text:anchor-type="as-char"><svg:title/><svg:desc>dekoratives Element</svg:desc><draw:g draw:name="Gruppieren 24" draw:id="id71"><svg:title/><svg:desc/><draw:custom-shape svg:x="0in" svg:y="0.3048in" svg:width="2.78556in" svg:height="0.43456in" draw:id="id66" draw:style-name="a60" draw:name="Freihandform 29"><svg:title/><svg:desc/><draw:enhanced-geometry draw:type="non-primitive" svg:viewBox="0 0 4012 629" draw:enhanced-path="M 3877 0 L 0 629 4011 414 3877 0 Z N" draw:text-areas="?f23 ?f25 ?f24 ?f26" draw:glue-points="?f17 ?f18 ?f19 ?f20 ?f21 ?f22 ?f17 ?f18"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12"/><draw:equation draw:name="f7" draw:formula="?f4 / 629"/><draw:equation draw:name="f8" draw:formula="0 + 10237 - 6360"/><draw:equation draw:name="f9" draw:formula="?f8 * ?f5 / 4012"/><draw:equation draw:name="f10" draw:formula="1751 * ?f4 / 629"/><draw:equation draw:name="f11" draw:formula="0 + 6360 - 6360"/><draw:equation draw:name="f12" draw:formula="?f11 * ?f5 / 4012"/><draw:equation draw:name="f13" draw:formula="2380 * ?f4 / 629"/><draw:equation draw:name="f14" draw:formula="0 + 10371 - 6360"/><draw:equation draw:name="f15" draw:formula="?f14 * ?f5 / 4012"/><draw:equation draw:name="f16" draw:formula="2165 * ?f4 / 629"/><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svg:x="1.6344in" svg:y="0.10859in" svg:width="1.05812in" svg:height="0.33231in" draw:id="id67" draw:style-name="a61" draw:name="Freihandform 28"><svg:title/><svg:desc/><draw:enhanced-geometry draw:type="non-primitive" svg:viewBox="0 0 1524 481" draw:enhanced-path="M 0 0 L 313 480 1524 284 0 0 Z N" draw:text-areas="?f23 ?f25 ?f24 ?f26" draw:glue-points="?f17 ?f18 ?f19 ?f20 ?f21 ?f22 ?f17 ?f18"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24"/><draw:equation draw:name="f7" draw:formula="?f4 / 481"/><draw:equation draw:name="f8" draw:formula="0 + 8713 - 8713"/><draw:equation draw:name="f9" draw:formula="?f8 * ?f5 / 1524"/><draw:equation draw:name="f10" draw:formula="1467 * ?f4 / 481"/><draw:equation draw:name="f11" draw:formula="0 + 9026 - 8713"/><draw:equation draw:name="f12" draw:formula="?f11 * ?f5 / 1524"/><draw:equation draw:name="f13" draw:formula="1947 * ?f4 / 481"/><draw:equation draw:name="f14" draw:formula="0 + 10237 - 8713"/><draw:equation draw:name="f15" draw:formula="?f14 * ?f5 / 1524"/><draw:equation draw:name="f16" draw:formula="1751 * ?f4 / 481"/><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svg:x="0in" svg:y="0.56664in" svg:width="3.51597in" svg:height="1.9538in" draw:id="id68" draw:style-name="a62" draw:name="Freihandform 27"><svg:title/><svg:desc/><draw:enhanced-geometry draw:type="non-primitive" svg:viewBox="0 0 5064 2828" draw:enhanced-path="M 4672 0 L 0 250 175 2828 5064 2319 4672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64"/><draw:equation draw:name="f7" draw:formula="?f4 / 2828"/><draw:equation draw:name="f8" draw:formula="0 + 11032 - 6360"/><draw:equation draw:name="f9" draw:formula="?f8 * ?f5 / 5064"/><draw:equation draw:name="f10" draw:formula="2130 * ?f4 / 2828"/><draw:equation draw:name="f11" draw:formula="0 + 6360 - 6360"/><draw:equation draw:name="f12" draw:formula="?f11 * ?f5 / 5064"/><draw:equation draw:name="f13" draw:formula="2380 * ?f4 / 2828"/><draw:equation draw:name="f14" draw:formula="0 + 6535 - 6360"/><draw:equation draw:name="f15" draw:formula="?f14 * ?f5 / 5064"/><draw:equation draw:name="f16" draw:formula="4958 * ?f4 / 2828"/><draw:equation draw:name="f17" draw:formula="0 + 11424 - 6360"/><draw:equation draw:name="f18" draw:formula="?f17 * ?f5 / 5064"/><draw:equation draw:name="f19" draw:formula="4449 * ?f4 / 2828"/><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custom-shape svg:x="0in" svg:y="0.56664in" svg:width="3.51597in" svg:height="1.9538in" draw:id="id69" draw:style-name="a63" draw:name="Freihandform 26"><svg:title/><svg:desc/><draw:enhanced-geometry draw:type="non-primitive" svg:viewBox="0 0 5064 2828" draw:enhanced-path="M 175 2828 L 0 250 4672 0 5064 2319 175 2828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64"/><draw:equation draw:name="f7" draw:formula="?f4 / 2828"/><draw:equation draw:name="f8" draw:formula="0 + 6535 - 6360"/><draw:equation draw:name="f9" draw:formula="?f8 * ?f5 / 5064"/><draw:equation draw:name="f10" draw:formula="4958 * ?f4 / 2828"/><draw:equation draw:name="f11" draw:formula="0 + 6360 - 6360"/><draw:equation draw:name="f12" draw:formula="?f11 * ?f5 / 5064"/><draw:equation draw:name="f13" draw:formula="2380 * ?f4 / 2828"/><draw:equation draw:name="f14" draw:formula="0 + 11032 - 6360"/><draw:equation draw:name="f15" draw:formula="?f14 * ?f5 / 5064"/><draw:equation draw:name="f16" draw:formula="2130 * ?f4 / 2828"/><draw:equation draw:name="f17" draw:formula="0 + 11424 - 6360"/><draw:equation draw:name="f18" draw:formula="?f17 * ?f5 / 5064"/><draw:equation draw:name="f19" draw:formula="4449 * ?f4 / 2828"/><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custom-shape svg:x="0.16455in" svg:y="0.85267in" svg:width="0.52281in" svg:height="0.51954in" draw:id="id70" draw:style-name="a64" draw:name="Freihandform 25"><svg:title/><svg:desc/><draw:enhanced-geometry draw:type="non-primitive" svg:viewBox="0 0 753 752" draw:enhanced-path="M 256 708 L 249 712 245 724 248 730 255 732 295 744 315 748 336 750 348 752 408 752 417 750 421 750 440 748 477 740 501 732 502 730 362 730 357 728 349 728 349 726 325 726 309 722 293 720 278 716 262 710 256 708 Z M 445 460 L 379 460 395 462 410 466 424 474 436 484 446 496 454 510 458 526 460 542 460 588 453 594 422 594 417 600 408 728 397 728 385 730 502 730 505 726 432 726 439 618 445 618 460 616 472 608 480 596 483 580 483 542 481 522 476 502 466 484 453 468 445 460 Z M 315 278 L 251 278 265 284 279 290 291 294 318 304 331 310 344 318 357 328 359 328 353 334 339 346 327 360 318 376 314 396 316 410 321 424 328 436 338 446 312 462 292 484 279 512 274 542 274 588 277 600 283 610 293 616 306 618 319 618 325 726 349 726 342 600 337 594 301 594 298 592 298 542 304 510 322 484 347 468 379 460 445 460 437 454 428 450 419 446 429 436 379 436 363 434 350 424 341 412 338 396 340 384 346 374 356 362 369 352 376 346 379 342 414 342 406 334 403 332 400 328 397 326 414 312 377 312 375 310 372 308 357 298 342 290 326 282 315 278 Z M 494 710 L 488 712 460 720 446 722 432 726 505 726 501 714 494 710 Z M 377 0 L 339 2 302 8 266 16 230 30 198 46 167 64 138 86 111 110 86 138 65 166 46 198 30 230 17 266 8 302 2 338 0 376 9 458 35 534 76 602 130 662 198 708 201 710 206 710 213 704 215 700 213 676 190 676 133 632 87 578 53 516 31 448 24 376 26 342 31 306 40 272 52 240 67 208 84 180 104 152 127 126 153 104 180 84 209 66 240 52 273 40 307 30 342 26 377 24 508 24 488 16 452 8 415 2 377 0 Z M 573 332 L 561 336 558 344 588 424 588 426 589 428 596 448 597 450 599 452 629 532 555 532 550 538 535 702 537 706 543 710 553 710 596 684 603 678 561 678 572 556 650 556 653 554 658 548 658 544 631 472 638 472 644 470 649 468 661 460 670 448 631 448 624 446 621 444 620 442 580 336 573 332 Z M 508 24 L 377 24 412 26 447 30 481 40 514 52 545 66 574 84 601 104 627 126 650 152 670 180 688 208 702 240 714 272 723 306 728 342 730 376 727 426 717 472 700 518 678 562 654 596 626 626 595 654 561 678 603 678 634 652 669 614 698 574 722 528 739 478 750 428 753 380 753 374 752 338 746 302 737 266 724 230 708 198 689 166 668 138 643 110 616 86 587 64 556 46 524 30 508 24 Z M 194 420 L 170 420 190 676 213 676 194 420 Z M 248 114 L 219 120 195 136 179 160 173 188 176 210 186 228 202 248 225 264 207 272 191 278 177 284 165 290 148 298 134 310 123 326 115 342 78 454 79 464 87 482 95 490 114 496 125 496 144 486 151 478 153 472 116 472 105 468 101 460 138 350 143 338 151 326 162 318 174 312 189 304 207 298 228 288 251 278 315 278 310 276 289 268 277 264 287 256 293 252 251 252 233 242 216 228 202 210 197 188 201 168 212 152 228 140 248 136 301 136 277 120 248 114 Z M 173 348 L 168 352 130 464 128 468 120 472 153 472 170 420 194 420 189 354 184 350 173 348 Z M 581 268 L 508 268 529 272 546 276 562 284 575 290 586 300 597 312 608 326 618 342 648 426 652 434 648 444 635 448 670 448 673 432 670 418 639 332 621 304 601 282 581 268 Z M 414 342 L 379 342 393 354 406 368 415 382 419 396 416 412 407 424 394 434 379 436 429 436 436 424 441 410 443 396 440 380 433 366 422 350 414 342 Z M 508 114 L 479 120 455 136 439 160 433 188 434 202 438 216 444 230 453 240 457 246 462 250 468 254 442 264 420 278 399 294 377 312 414 312 422 306 447 288 474 276 508 268 581 268 578 266 549 254 555 250 559 246 561 244 506 244 486 236 470 224 460 208 457 188 461 168 472 152 488 140 508 136 561 136 537 120 508 114 Z M 301 136 L 248 136 268 140 284 152 296 168 300 188 298 202 291 218 276 234 251 252 293 252 296 250 303 242 312 228 318 216 322 202 323 188 317 160 301 136 Z M 561 136 L 508 136 528 140 545 152 556 168 560 188 556 208 546 224 531 236 511 244 561 244 564 240 572 230 578 216 582 202 583 188 577 160 561 136 Z N" draw:text-areas="?f261 ?f263 ?f262 ?f264" draw:glue-points="?f161 ?f162 ?f163 ?f164 ?f165 ?f166 ?f167 ?f168 ?f169 ?f170 ?f171 ?f172 ?f173 ?f168 ?f174 ?f175 ?f174 ?f176 ?f177 ?f178 ?f179 ?f180 ?f181 ?f168 ?f182 ?f183 ?f184 ?f185 ?f186 ?f187 ?f188 ?f189 ?f190 ?f191 ?f192 ?f193 ?f194 ?f176 ?f195 ?f196 ?f197 ?f176 ?f198 ?f199 ?f190 ?f200 ?f201 ?f202 ?f203 ?f204 ?f205 ?f206 ?f207 ?f208 ?f209 ?f210 ?f211 ?f212 ?f213 ?f214 ?f215 ?f216 ?f217 ?f218 ?f219 ?f220 ?f221 ?f222 ?f223 ?f224 ?f225 ?f214 ?f226 ?f227 ?f228 ?f229 ?f230 ?f187 ?f231 ?f232 ?f233 ?f234 ?f235 ?f185 ?f236 ?f237 ?f238 ?f239 ?f240 ?f241 ?f186 ?f242 ?f243 ?f244 ?f245 ?f237 ?f246 ?f247 ?f248 ?f249 ?f250 ?f251 ?f252 ?f253 ?f254 ?f255 ?f256 ?f257 ?f181 ?f258 ?f259 ?f234 ?f260 ?f220" draw:glue-point-leaving-directions="-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3"/><draw:equation draw:name="f7" draw:formula="?f4 / 752"/><draw:equation draw:name="f8" draw:formula="0 + 6932 - 6596"/><draw:equation draw:name="f9" draw:formula="?f8 * ?f5 / 753"/><draw:equation draw:name="f10" draw:formula="3293 * ?f4 / 752"/><draw:equation draw:name="f11" draw:formula="0 + 7098 - 6596"/><draw:equation draw:name="f12" draw:formula="?f11 * ?f5 / 753"/><draw:equation draw:name="f13" draw:formula="3273 * ?f4 / 752"/><draw:equation draw:name="f14" draw:formula="0 + 6874 - 6596"/><draw:equation draw:name="f15" draw:formula="?f14 * ?f5 / 753"/><draw:equation draw:name="f16" draw:formula="3259 * ?f4 / 752"/><draw:equation draw:name="f17" draw:formula="0 + 7032 - 6596"/><draw:equation draw:name="f18" draw:formula="?f17 * ?f5 / 753"/><draw:equation draw:name="f19" draw:formula="3027 * ?f4 / 752"/><draw:equation draw:name="f20" draw:formula="0 + 7013 - 6596"/><draw:equation draw:name="f21" draw:formula="?f20 * ?f5 / 753"/><draw:equation draw:name="f22" draw:formula="3143 * ?f4 / 752"/><draw:equation draw:name="f23" draw:formula="0 + 7041 - 6596"/><draw:equation draw:name="f24" draw:formula="?f23 * ?f5 / 753"/><draw:equation draw:name="f25" draw:formula="3161 * ?f4 / 752"/><draw:equation draw:name="f26" draw:formula="0 + 7062 - 6596"/><draw:equation draw:name="f27" draw:formula="?f26 * ?f5 / 753"/><draw:equation draw:name="f28" draw:formula="0 + 6914 - 6596"/><draw:equation draw:name="f29" draw:formula="?f28 * ?f5 / 753"/><draw:equation draw:name="f30" draw:formula="2847 * ?f4 / 752"/><draw:equation draw:name="f31" draw:formula="2919 * ?f4 / 752"/><draw:equation draw:name="f32" draw:formula="0 + 6875 - 6596"/><draw:equation draw:name="f33" draw:formula="?f32 * ?f5 / 753"/><draw:equation draw:name="f34" draw:formula="3055 * ?f4 / 752"/><draw:equation draw:name="f35" draw:formula="0 + 6921 - 6596"/><draw:equation draw:name="f36" draw:formula="?f35 * ?f5 / 753"/><draw:equation draw:name="f37" draw:formula="3269 * ?f4 / 752"/><draw:equation draw:name="f38" draw:formula="0 + 6918 - 6596"/><draw:equation draw:name="f39" draw:formula="?f38 * ?f5 / 753"/><draw:equation draw:name="f40" draw:formula="0 + 6975 - 6596"/><draw:equation draw:name="f41" draw:formula="?f40 * ?f5 / 753"/><draw:equation draw:name="f42" draw:formula="2979 * ?f4 / 752"/><draw:equation draw:name="f43" draw:formula="0 + 6965 - 6596"/><draw:equation draw:name="f44" draw:formula="?f43 * ?f5 / 753"/><draw:equation draw:name="f45" draw:formula="2895 * ?f4 / 752"/><draw:equation draw:name="f46" draw:formula="0 + 7010 - 6596"/><draw:equation draw:name="f47" draw:formula="?f46 * ?f5 / 753"/><draw:equation draw:name="f48" draw:formula="2855 * ?f4 / 752"/><draw:equation draw:name="f49" draw:formula="0 + 7090 - 6596"/><draw:equation draw:name="f50" draw:formula="?f49 * ?f5 / 753"/><draw:equation draw:name="f51" draw:formula="3253 * ?f4 / 752"/><draw:equation draw:name="f52" draw:formula="0 + 6973 - 6596"/><draw:equation draw:name="f53" draw:formula="?f52 * ?f5 / 753"/><draw:equation draw:name="f54" draw:formula="2543 * ?f4 / 752"/><draw:equation draw:name="f55" draw:formula="0 + 6707 - 6596"/><draw:equation draw:name="f56" draw:formula="?f55 * ?f5 / 753"/><draw:equation draw:name="f57" draw:formula="2653 * ?f4 / 752"/><draw:equation draw:name="f58" draw:formula="0 + 6596 - 6596"/><draw:equation draw:name="f59" draw:formula="?f58 * ?f5 / 753"/><draw:equation draw:name="f60" draw:formula="0 + 6809 - 6596"/><draw:equation draw:name="f61" draw:formula="?f60 * ?f5 / 753"/><draw:equation draw:name="f62" draw:formula="3247 * ?f4 / 752"/><draw:equation draw:name="f63" draw:formula="0 + 6620 - 6596"/><draw:equation draw:name="f64" draw:formula="?f63 * ?f5 / 753"/><draw:equation draw:name="f65" draw:formula="0 + 6723 - 6596"/><draw:equation draw:name="f66" draw:formula="?f65 * ?f5 / 753"/><draw:equation draw:name="f67" draw:formula="2669 * ?f4 / 752"/><draw:equation draw:name="f68" draw:formula="2567 * ?f4 / 752"/><draw:equation draw:name="f69" draw:formula="0 + 7154 - 6596"/><draw:equation draw:name="f70" draw:formula="?f69 * ?f5 / 753"/><draw:equation draw:name="f71" draw:formula="2887 * ?f4 / 752"/><draw:equation draw:name="f72" draw:formula="0 + 7151 - 6596"/><draw:equation draw:name="f73" draw:formula="?f72 * ?f5 / 753"/><draw:equation draw:name="f74" draw:formula="3075 * ?f4 / 752"/><draw:equation draw:name="f75" draw:formula="0 + 7157 - 6596"/><draw:equation draw:name="f76" draw:formula="?f75 * ?f5 / 753"/><draw:equation draw:name="f77" draw:formula="3221 * ?f4 / 752"/><draw:equation draw:name="f78" draw:formula="0 + 7240 - 6596"/><draw:equation draw:name="f79" draw:formula="?f78 * ?f5 / 753"/><draw:equation draw:name="f80" draw:formula="3013 * ?f4 / 752"/><draw:equation draw:name="f81" draw:formula="0 + 7176 - 6596"/><draw:equation draw:name="f82" draw:formula="?f81 * ?f5 / 753"/><draw:equation draw:name="f83" draw:formula="2879 * ?f4 / 752"/><draw:equation draw:name="f84" draw:formula="0 + 7141 - 6596"/><draw:equation draw:name="f85" draw:formula="?f84 * ?f5 / 753"/><draw:equation draw:name="f86" draw:formula="2609 * ?f4 / 752"/><draw:equation draw:name="f87" draw:formula="0 + 7310 - 6596"/><draw:equation draw:name="f88" draw:formula="?f87 * ?f5 / 753"/><draw:equation draw:name="f89" draw:formula="2815 * ?f4 / 752"/><draw:equation draw:name="f90" draw:formula="0 + 7250 - 6596"/><draw:equation draw:name="f91" draw:formula="?f90 * ?f5 / 753"/><draw:equation draw:name="f92" draw:formula="3139 * ?f4 / 752"/><draw:equation draw:name="f93" draw:formula="0 + 7318 - 6596"/><draw:equation draw:name="f94" draw:formula="?f93 * ?f5 / 753"/><draw:equation draw:name="f95" draw:formula="3071 * ?f4 / 752"/><draw:equation draw:name="f96" draw:formula="0 + 7320 - 6596"/><draw:equation draw:name="f97" draw:formula="?f96 * ?f5 / 753"/><draw:equation draw:name="f98" draw:formula="2773 * ?f4 / 752"/><draw:equation draw:name="f99" draw:formula="0 + 7120 - 6596"/><draw:equation draw:name="f100" draw:formula="?f99 * ?f5 / 753"/><draw:equation draw:name="f101" draw:formula="2573 * ?f4 / 752"/><draw:equation draw:name="f102" draw:formula="0 + 6815 - 6596"/><draw:equation draw:name="f103" draw:formula="?f102 * ?f5 / 753"/><draw:equation draw:name="f104" draw:formula="2663 * ?f4 / 752"/><draw:equation draw:name="f105" draw:formula="0 + 6803 - 6596"/><draw:equation draw:name="f106" draw:formula="?f105 * ?f5 / 753"/><draw:equation draw:name="f107" draw:formula="0 + 6674 - 6596"/><draw:equation draw:name="f108" draw:formula="?f107 * ?f5 / 753"/><draw:equation draw:name="f109" draw:formula="2997 * ?f4 / 752"/><draw:equation draw:name="f110" draw:formula="0 + 6749 - 6596"/><draw:equation draw:name="f111" draw:formula="?f110 * ?f5 / 753"/><draw:equation draw:name="f112" draw:formula="3015 * ?f4 / 752"/><draw:equation draw:name="f113" draw:formula="0 + 6770 - 6596"/><draw:equation draw:name="f114" draw:formula="?f113 * ?f5 / 753"/><draw:equation draw:name="f115" draw:formula="0 + 6873 - 6596"/><draw:equation draw:name="f116" draw:formula="?f115 * ?f5 / 753"/><draw:equation draw:name="f117" draw:formula="2807 * ?f4 / 752"/><draw:equation draw:name="f118" draw:formula="0 + 6797 - 6596"/><draw:equation draw:name="f119" draw:formula="?f118 * ?f5 / 753"/><draw:equation draw:name="f120" draw:formula="2711 * ?f4 / 752"/><draw:equation draw:name="f121" draw:formula="0 + 6764 - 6596"/><draw:equation draw:name="f122" draw:formula="?f121 * ?f5 / 753"/><draw:equation draw:name="f123" draw:formula="0 + 6780 - 6596"/><draw:equation draw:name="f124" draw:formula="?f123 * ?f5 / 753"/><draw:equation draw:name="f125" draw:formula="2893 * ?f4 / 752"/><draw:equation draw:name="f126" draw:formula="0 + 7182 - 6596"/><draw:equation draw:name="f127" draw:formula="?f126 * ?f5 / 753"/><draw:equation draw:name="f128" draw:formula="2843 * ?f4 / 752"/><draw:equation draw:name="f129" draw:formula="0 + 7266 - 6596"/><draw:equation draw:name="f130" draw:formula="?f129 * ?f5 / 753"/><draw:equation draw:name="f131" draw:formula="2991 * ?f4 / 752"/><draw:equation draw:name="f132" draw:formula="2885 * ?f4 / 752"/><draw:equation draw:name="f133" draw:formula="0 + 6990 - 6596"/><draw:equation draw:name="f134" draw:formula="?f133 * ?f5 / 753"/><draw:equation draw:name="f135" draw:formula="2977 * ?f4 / 752"/><draw:equation draw:name="f136" draw:formula="0 + 7018 - 6596"/><draw:equation draw:name="f137" draw:formula="?f136 * ?f5 / 753"/><draw:equation draw:name="f138" draw:formula="0 + 7034 - 6596"/><draw:equation draw:name="f139" draw:formula="?f138 * ?f5 / 753"/><draw:equation draw:name="f140" draw:formula="2759 * ?f4 / 752"/><draw:equation draw:name="f141" draw:formula="0 + 6995 - 6596"/><draw:equation draw:name="f142" draw:formula="?f141 * ?f5 / 753"/><draw:equation draw:name="f143" draw:formula="2837 * ?f4 / 752"/><draw:equation draw:name="f144" draw:formula="0 + 7174 - 6596"/><draw:equation draw:name="f145" draw:formula="?f144 * ?f5 / 753"/><draw:equation draw:name="f146" draw:formula="2809 * ?f4 / 752"/><draw:equation draw:name="f147" draw:formula="0 + 7056 - 6596"/><draw:equation draw:name="f148" draw:formula="?f147 * ?f5 / 753"/><draw:equation draw:name="f149" draw:formula="2751 * ?f4 / 752"/><draw:equation draw:name="f150" draw:formula="0 + 7104 - 6596"/><draw:equation draw:name="f151" draw:formula="?f150 * ?f5 / 753"/><draw:equation draw:name="f152" draw:formula="2657 * ?f4 / 752"/><draw:equation draw:name="f153" draw:formula="0 + 6887 - 6596"/><draw:equation draw:name="f154" draw:formula="?f153 * ?f5 / 753"/><draw:equation draw:name="f155" draw:formula="2761 * ?f4 / 752"/><draw:equation draw:name="f156" draw:formula="2745 * ?f4 / 752"/><draw:equation draw:name="f157" draw:formula="0 + 7152 - 6596"/><draw:equation draw:name="f158" draw:formula="?f157 * ?f5 / 753"/><draw:equation draw:name="f159" draw:formula="0 + 7168 - 6596"/><draw:equation draw:name="f160" draw:formula="?f159 * ?f5 / 753"/><draw:equation draw:name="f161" draw:formula="?f9 / ?f6"/><draw:equation draw:name="f162" draw:formula="?f10 / ?f7"/><draw:equation draw:name="f163" draw:formula="?f12 / ?f6"/><draw:equation draw:name="f164" draw:formula="?f13 / ?f7"/><draw:equation draw:name="f165" draw:formula="?f15 / ?f6"/><draw:equation draw:name="f166" draw:formula="?f16 / ?f7"/><draw:equation draw:name="f167" draw:formula="?f18 / ?f6"/><draw:equation draw:name="f168" draw:formula="?f19 / ?f7"/><draw:equation draw:name="f169" draw:formula="?f21 / ?f6"/><draw:equation draw:name="f170" draw:formula="?f22 / ?f7"/><draw:equation draw:name="f171" draw:formula="?f24 / ?f6"/><draw:equation draw:name="f172" draw:formula="?f25 / ?f7"/><draw:equation draw:name="f173" draw:formula="?f27 / ?f6"/><draw:equation draw:name="f174" draw:formula="?f29 / ?f6"/><draw:equation draw:name="f175" draw:formula="?f30 / ?f7"/><draw:equation draw:name="f176" draw:formula="?f31 / ?f7"/><draw:equation draw:name="f177" draw:formula="?f33 / ?f6"/><draw:equation draw:name="f178" draw:formula="?f34 / ?f7"/><draw:equation draw:name="f179" draw:formula="?f36 / ?f6"/><draw:equation draw:name="f180" draw:formula="?f37 / ?f7"/><draw:equation draw:name="f181" draw:formula="?f39 / ?f6"/><draw:equation draw:name="f182" draw:formula="?f41 / ?f6"/><draw:equation draw:name="f183" draw:formula="?f42 / ?f7"/><draw:equation draw:name="f184" draw:formula="?f44 / ?f6"/><draw:equation draw:name="f185" draw:formula="?f45 / ?f7"/><draw:equation draw:name="f186" draw:formula="?f47 / ?f6"/><draw:equation draw:name="f187" draw:formula="?f48 / ?f7"/><draw:equation draw:name="f188" draw:formula="?f50 / ?f6"/><draw:equation draw:name="f189" draw:formula="?f51 / ?f7"/><draw:equation draw:name="f190" draw:formula="?f53 / ?f6"/><draw:equation draw:name="f191" draw:formula="?f54 / ?f7"/><draw:equation draw:name="f192" draw:formula="?f56 / ?f6"/><draw:equation draw:name="f193" draw:formula="?f57 / ?f7"/><draw:equation draw:name="f194" draw:formula="?f59 / ?f6"/><draw:equation draw:name="f195" draw:formula="?f61 / ?f6"/><draw:equation draw:name="f196" draw:formula="?f62 / ?f7"/><draw:equation draw:name="f197" draw:formula="?f64 / ?f6"/><draw:equation draw:name="f198" draw:formula="?f66 / ?f6"/><draw:equation draw:name="f199" draw:formula="?f67 / ?f7"/><draw:equation draw:name="f200" draw:formula="?f68 / ?f7"/><draw:equation draw:name="f201" draw:formula="?f70 / ?f6"/><draw:equation draw:name="f202" draw:formula="?f71 / ?f7"/><draw:equation draw:name="f203" draw:formula="?f73 / ?f6"/><draw:equation draw:name="f204" draw:formula="?f74 / ?f7"/><draw:equation draw:name="f205" draw:formula="?f76 / ?f6"/><draw:equation draw:name="f206" draw:formula="?f77 / ?f7"/><draw:equation draw:name="f207" draw:formula="?f79 / ?f6"/><draw:equation draw:name="f208" draw:formula="?f80 / ?f7"/><draw:equation draw:name="f209" draw:formula="?f82 / ?f6"/><draw:equation draw:name="f210" draw:formula="?f83 / ?f7"/><draw:equation draw:name="f211" draw:formula="?f85 / ?f6"/><draw:equation draw:name="f212" draw:formula="?f86 / ?f7"/><draw:equation draw:name="f213" draw:formula="?f88 / ?f6"/><draw:equation draw:name="f214" draw:formula="?f89 / ?f7"/><draw:equation draw:name="f215" draw:formula="?f91 / ?f6"/><draw:equation draw:name="f216" draw:formula="?f92 / ?f7"/><draw:equation draw:name="f217" draw:formula="?f94 / ?f6"/><draw:equation draw:name="f218" draw:formula="?f95 / ?f7"/><draw:equation draw:name="f219" draw:formula="?f97 / ?f6"/><draw:equation draw:name="f220" draw:formula="?f98 / ?f7"/><draw:equation draw:name="f221" draw:formula="?f100 / ?f6"/><draw:equation draw:name="f222" draw:formula="?f101 / ?f7"/><draw:equation draw:name="f223" draw:formula="?f103 / ?f6"/><draw:equation draw:name="f224" draw:formula="?f104 / ?f7"/><draw:equation draw:name="f225" draw:formula="?f106 / ?f6"/><draw:equation draw:name="f226" draw:formula="?f108 / ?f6"/><draw:equation draw:name="f227" draw:formula="?f109 / ?f7"/><draw:equation draw:name="f228" draw:formula="?f111 / ?f6"/><draw:equation draw:name="f229" draw:formula="?f112 / ?f7"/><draw:equation draw:name="f230" draw:formula="?f114 / ?f6"/><draw:equation draw:name="f231" draw:formula="?f116 / ?f6"/><draw:equation draw:name="f232" draw:formula="?f117 / ?f7"/><draw:equation draw:name="f233" draw:formula="?f119 / ?f6"/><draw:equation draw:name="f234" draw:formula="?f120 / ?f7"/><draw:equation draw:name="f235" draw:formula="?f122 / ?f6"/><draw:equation draw:name="f236" draw:formula="?f124 / ?f6"/><draw:equation draw:name="f237" draw:formula="?f125 / ?f7"/><draw:equation draw:name="f238" draw:formula="?f127 / ?f6"/><draw:equation draw:name="f239" draw:formula="?f128 / ?f7"/><draw:equation draw:name="f240" draw:formula="?f130 / ?f6"/><draw:equation draw:name="f241" draw:formula="?f131 / ?f7"/><draw:equation draw:name="f242" draw:formula="?f132 / ?f7"/><draw:equation draw:name="f243" draw:formula="?f134 / ?f6"/><draw:equation draw:name="f244" draw:formula="?f135 / ?f7"/><draw:equation draw:name="f245" draw:formula="?f137 / ?f6"/><draw:equation draw:name="f246" draw:formula="?f139 / ?f6"/><draw:equation draw:name="f247" draw:formula="?f140 / ?f7"/><draw:equation draw:name="f248" draw:formula="?f142 / ?f6"/><draw:equation draw:name="f249" draw:formula="?f143 / ?f7"/><draw:equation draw:name="f250" draw:formula="?f145 / ?f6"/><draw:equation draw:name="f251" draw:formula="?f146 / ?f7"/><draw:equation draw:name="f252" draw:formula="?f148 / ?f6"/><draw:equation draw:name="f253" draw:formula="?f149 / ?f7"/><draw:equation draw:name="f254" draw:formula="?f151 / ?f6"/><draw:equation draw:name="f255" draw:formula="?f152 / ?f7"/><draw:equation draw:name="f256" draw:formula="?f154 / ?f6"/><draw:equation draw:name="f257" draw:formula="?f155 / ?f7"/><draw:equation draw:name="f258" draw:formula="?f156 / ?f7"/><draw:equation draw:name="f259" draw:formula="?f158 / ?f6"/><draw:equation draw:name="f260" draw:formula="?f160 / ?f6"/><draw:equation draw:name="f261" draw:formula="0 / ?f6"/><draw:equation draw:name="f262" draw:formula="?f1 / ?f6"/><draw:equation draw:name="f263" draw:formula="0 / ?f7"/><draw:equation draw:name="f264" draw:formula="?f3 / ?f7"/></draw:enhanced-geometry></draw:custom-shape></draw:g><draw:frame draw:id="id72" draw:style-name="a65" draw:transform="translate(-0.9789in -0.2815in) rotate(-0.15899) translate(2.5253in 0.2815in)" draw:name="Textfeld 102" svg:width="1.95779in" svg:height="0.56301in" style:rel-width="scale" style:rel-height="scale"><draw:text-box><text:h text:style-name="Überschrift2" text:outline-level="2"><text:span text:style-name="T55">Das ist meine Familie.</text:span></text:h></draw:text-box><svg:title/><svg:desc/></draw:frame></draw:g></text:span></text:p>
          </table:table-cell>
        </table:table-row>
        <table:table-row table:style-name="TableRow56">
          <table:table-cell table:style-name="TableCell57">
            <text:p text:style-name="Standard"><text:span text:style-name="T58"><draw:g draw:z-index="251661312" draw:name="Gruppieren 103" draw:id="id82" draw:style-name="a74" text:anchor-type="paragraph"><svg:title/><svg:desc>dekoratives Element</svg:desc><draw:g draw:name="Gruppieren 44" draw:id="id80"><svg:title/><svg:desc/><draw:custom-shape svg:x="0.10091in" svg:y="0.23915in" svg:width="2.54112in" svg:height="0.26145in" draw:id="id74" draw:style-name="a67" draw:name="Freihandform 50"><svg:title/><svg:desc/><draw:enhanced-geometry draw:type="non-primitive" svg:viewBox="0 0 4022 414" draw:enhanced-path="M 4022 0 L 0 389 3683 414 4022 0 Z N" draw:text-areas="?f23 ?f25 ?f24 ?f26" draw:glue-points="?f17 ?f18 ?f19 ?f20 ?f21 ?f22 ?f17 ?f18"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22"/><draw:equation draw:name="f7" draw:formula="?f4 / 414"/><draw:equation draw:name="f8" draw:formula="0 + 4747 - 725"/><draw:equation draw:name="f9" draw:formula="?f8 * ?f5 / 4022"/><draw:equation draw:name="f10" draw:formula="9451 * ?f4 / 414"/><draw:equation draw:name="f11" draw:formula="0 + 725 - 725"/><draw:equation draw:name="f12" draw:formula="?f11 * ?f5 / 4022"/><draw:equation draw:name="f13" draw:formula="9840 * ?f4 / 414"/><draw:equation draw:name="f14" draw:formula="0 + 4408 - 725"/><draw:equation draw:name="f15" draw:formula="?f14 * ?f5 / 4022"/><draw:equation draw:name="f16" draw:formula="9865 * ?f4 / 414"/><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svg:x="1.7556in" svg:y="0.12105in" svg:width="0.88705in" svg:height="0.1964in" draw:id="id75" draw:style-name="a68" draw:name="Freihandform 49"><svg:title/><svg:desc/><draw:enhanced-geometry draw:type="non-primitive" svg:viewBox="0 0 1404 311" draw:enhanced-path="M 0 0 L 122 311 1404 187 0 0 Z N" draw:text-areas="?f23 ?f25 ?f24 ?f26" draw:glue-points="?f17 ?f18 ?f19 ?f20 ?f21 ?f22 ?f17 ?f18"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4"/><draw:equation draw:name="f7" draw:formula="?f4 / 311"/><draw:equation draw:name="f8" draw:formula="0 + 3343 - 3343"/><draw:equation draw:name="f9" draw:formula="?f8 * ?f5 / 1404"/><draw:equation draw:name="f10" draw:formula="9264 * ?f4 / 311"/><draw:equation draw:name="f11" draw:formula="0 + 3465 - 3343"/><draw:equation draw:name="f12" draw:formula="?f11 * ?f5 / 1404"/><draw:equation draw:name="f13" draw:formula="9575 * ?f4 / 311"/><draw:equation draw:name="f14" draw:formula="0 + 4747 - 3343"/><draw:equation draw:name="f15" draw:formula="?f14 * ?f5 / 1404"/><draw:equation draw:name="f16" draw:formula="9451 * ?f4 / 311"/><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svg:x="0.10091in" svg:y="0.48418in" svg:width="3.27654in" svg:height="0.78182in" draw:id="id76" draw:style-name="a69" draw:name="Freihandform 48"><svg:title/><svg:desc/><draw:enhanced-geometry draw:type="non-primitive" svg:viewBox="0 0 5186 1238" draw:enhanced-path="M 0 0 L 276 836 4852 1238 5185 36 0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86"/><draw:equation draw:name="f7" draw:formula="?f4 / 1238"/><draw:equation draw:name="f8" draw:formula="0 + 725 - 725"/><draw:equation draw:name="f9" draw:formula="?f8 * ?f5 / 5186"/><draw:equation draw:name="f10" draw:formula="9840 * ?f4 / 1238"/><draw:equation draw:name="f11" draw:formula="0 + 1001 - 725"/><draw:equation draw:name="f12" draw:formula="?f11 * ?f5 / 5186"/><draw:equation draw:name="f13" draw:formula="10676 * ?f4 / 1238"/><draw:equation draw:name="f14" draw:formula="0 + 5577 - 725"/><draw:equation draw:name="f15" draw:formula="?f14 * ?f5 / 5186"/><draw:equation draw:name="f16" draw:formula="11078 * ?f4 / 1238"/><draw:equation draw:name="f17" draw:formula="0 + 5910 - 725"/><draw:equation draw:name="f18" draw:formula="?f17 * ?f5 / 5186"/><draw:equation draw:name="f19" draw:formula="9876 * ?f4 / 1238"/><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custom-shape svg:x="0.10091in" svg:y="0.48418in" svg:width="3.27654in" svg:height="0.78182in" draw:id="id77" draw:style-name="a70" draw:name="Freihandform 108"><svg:title/><svg:desc/><draw:enhanced-geometry draw:type="non-primitive" svg:viewBox="0 0 5186 1238" draw:enhanced-path="M 276 836 L 4852 1238 5185 36 0 0 276 836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86"/><draw:equation draw:name="f7" draw:formula="?f4 / 1238"/><draw:equation draw:name="f8" draw:formula="0 + 1001 - 725"/><draw:equation draw:name="f9" draw:formula="?f8 * ?f5 / 5186"/><draw:equation draw:name="f10" draw:formula="10676 * ?f4 / 1238"/><draw:equation draw:name="f11" draw:formula="0 + 5577 - 725"/><draw:equation draw:name="f12" draw:formula="?f11 * ?f5 / 5186"/><draw:equation draw:name="f13" draw:formula="11078 * ?f4 / 1238"/><draw:equation draw:name="f14" draw:formula="0 + 5910 - 725"/><draw:equation draw:name="f15" draw:formula="?f14 * ?f5 / 5186"/><draw:equation draw:name="f16" draw:formula="9876 * ?f4 / 1238"/><draw:equation draw:name="f17" draw:formula="0 + 725 - 725"/><draw:equation draw:name="f18" draw:formula="?f17 * ?f5 / 5186"/><draw:equation draw:name="f19" draw:formula="9840 * ?f4 / 1238"/><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custom-shape svg:x="2.94972in" svg:y="0.79173in" svg:width="0.04359in" svg:height="0.07515in" draw:id="id78" draw:style-name="a71" draw:name="Freihandform 46"><svg:title/><svg:desc/><draw:enhanced-geometry draw:type="non-primitive" svg:viewBox="0 0 69 119" draw:enhanced-path="M 36 0 L 32 0 28 2 26 6 11 38 2 66 0 87 5 104 10 113 20 118 34 118 35 118 36 118 49 118 58 113 63 105 68 89 67 67 60 40 46 6 44 2 40 0 36 0 Z M 49 118 L 36 118 37 118 49 118 Z N" draw:text-areas="?f100 ?f102 ?f101 ?f103" draw:glue-points="?f65 ?f66 ?f67 ?f66 ?f68 ?f69 ?f70 ?f71 ?f72 ?f73 ?f74 ?f75 ?f76 ?f77 ?f78 ?f79 ?f80 ?f81 ?f82 ?f83 ?f84 ?f83 ?f85 ?f83 ?f65 ?f83 ?f86 ?f83 ?f87 ?f81 ?f88 ?f89 ?f90 ?f91 ?f92 ?f93 ?f94 ?f95 ?f96 ?f71 ?f97 ?f69 ?f98 ?f66 ?f65 ?f66 ?f86 ?f83 ?f65 ?f83 ?f99 ?f83 ?f86 ?f83 ?f86 ?f83" draw:glue-point-leaving-directions="-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draw:equation draw:name="f7" draw:formula="?f4 / 119"/><draw:equation draw:name="f8" draw:formula="0 + 5270 - 5234"/><draw:equation draw:name="f9" draw:formula="?f8 * ?f5 / 69"/><draw:equation draw:name="f10" draw:formula="10327 * ?f4 / 119"/><draw:equation draw:name="f11" draw:formula="0 + 5266 - 5234"/><draw:equation draw:name="f12" draw:formula="?f11 * ?f5 / 69"/><draw:equation draw:name="f13" draw:formula="0 + 5262 - 5234"/><draw:equation draw:name="f14" draw:formula="?f13 * ?f5 / 69"/><draw:equation draw:name="f15" draw:formula="10329 * ?f4 / 119"/><draw:equation draw:name="f16" draw:formula="0 + 5260 - 5234"/><draw:equation draw:name="f17" draw:formula="?f16 * ?f5 / 69"/><draw:equation draw:name="f18" draw:formula="10333 * ?f4 / 119"/><draw:equation draw:name="f19" draw:formula="0 + 5245 - 5234"/><draw:equation draw:name="f20" draw:formula="?f19 * ?f5 / 69"/><draw:equation draw:name="f21" draw:formula="10365 * ?f4 / 119"/><draw:equation draw:name="f22" draw:formula="0 + 5236 - 5234"/><draw:equation draw:name="f23" draw:formula="?f22 * ?f5 / 69"/><draw:equation draw:name="f24" draw:formula="10393 * ?f4 / 119"/><draw:equation draw:name="f25" draw:formula="0 + 5234 - 5234"/><draw:equation draw:name="f26" draw:formula="?f25 * ?f5 / 69"/><draw:equation draw:name="f27" draw:formula="10414 * ?f4 / 119"/><draw:equation draw:name="f28" draw:formula="0 + 5239 - 5234"/><draw:equation draw:name="f29" draw:formula="?f28 * ?f5 / 69"/><draw:equation draw:name="f30" draw:formula="10431 * ?f4 / 119"/><draw:equation draw:name="f31" draw:formula="0 + 5244 - 5234"/><draw:equation draw:name="f32" draw:formula="?f31 * ?f5 / 69"/><draw:equation draw:name="f33" draw:formula="10440 * ?f4 / 119"/><draw:equation draw:name="f34" draw:formula="0 + 5254 - 5234"/><draw:equation draw:name="f35" draw:formula="?f34 * ?f5 / 69"/><draw:equation draw:name="f36" draw:formula="10445 * ?f4 / 119"/><draw:equation draw:name="f37" draw:formula="0 + 5268 - 5234"/><draw:equation draw:name="f38" draw:formula="?f37 * ?f5 / 69"/><draw:equation draw:name="f39" draw:formula="0 + 5269 - 5234"/><draw:equation draw:name="f40" draw:formula="?f39 * ?f5 / 69"/><draw:equation draw:name="f41" draw:formula="0 + 5283 - 5234"/><draw:equation draw:name="f42" draw:formula="?f41 * ?f5 / 69"/><draw:equation draw:name="f43" draw:formula="0 + 5292 - 5234"/><draw:equation draw:name="f44" draw:formula="?f43 * ?f5 / 69"/><draw:equation draw:name="f45" draw:formula="0 + 5297 - 5234"/><draw:equation draw:name="f46" draw:formula="?f45 * ?f5 / 69"/><draw:equation draw:name="f47" draw:formula="10432 * ?f4 / 119"/><draw:equation draw:name="f48" draw:formula="0 + 5302 - 5234"/><draw:equation draw:name="f49" draw:formula="?f48 * ?f5 / 69"/><draw:equation draw:name="f50" draw:formula="10416 * ?f4 / 119"/><draw:equation draw:name="f51" draw:formula="0 + 5301 - 5234"/><draw:equation draw:name="f52" draw:formula="?f51 * ?f5 / 69"/><draw:equation draw:name="f53" draw:formula="10394 * ?f4 / 119"/><draw:equation draw:name="f54" draw:formula="0 + 5294 - 5234"/><draw:equation draw:name="f55" draw:formula="?f54 * ?f5 / 69"/><draw:equation draw:name="f56" draw:formula="10367 * ?f4 / 119"/><draw:equation draw:name="f57" draw:formula="0 + 5280 - 5234"/><draw:equation draw:name="f58" draw:formula="?f57 * ?f5 / 69"/><draw:equation draw:name="f59" draw:formula="0 + 5278 - 5234"/><draw:equation draw:name="f60" draw:formula="?f59 * ?f5 / 69"/><draw:equation draw:name="f61" draw:formula="0 + 5274 - 5234"/><draw:equation draw:name="f62" draw:formula="?f61 * ?f5 / 69"/><draw:equation draw:name="f63" draw:formula="0 + 5271 - 5234"/><draw:equation draw:name="f64" draw:formula="?f63 * ?f5 / 69"/><draw:equation draw:name="f65" draw:formula="?f9 / ?f6"/><draw:equation draw:name="f66" draw:formula="?f10 / ?f7"/><draw:equation draw:name="f67" draw:formula="?f12 / ?f6"/><draw:equation draw:name="f68" draw:formula="?f14 / ?f6"/><draw:equation draw:name="f69" draw:formula="?f15 / ?f7"/><draw:equation draw:name="f70" draw:formula="?f17 / ?f6"/><draw:equation draw:name="f71" draw:formula="?f18 / ?f7"/><draw:equation draw:name="f72" draw:formula="?f20 / ?f6"/><draw:equation draw:name="f73" draw:formula="?f21 / ?f7"/><draw:equation draw:name="f74" draw:formula="?f23 / ?f6"/><draw:equation draw:name="f75" draw:formula="?f24 / ?f7"/><draw:equation draw:name="f76" draw:formula="?f26 / ?f6"/><draw:equation draw:name="f77" draw:formula="?f27 / ?f7"/><draw:equation draw:name="f78" draw:formula="?f29 / ?f6"/><draw:equation draw:name="f79" draw:formula="?f30 / ?f7"/><draw:equation draw:name="f80" draw:formula="?f32 / ?f6"/><draw:equation draw:name="f81" draw:formula="?f33 / ?f7"/><draw:equation draw:name="f82" draw:formula="?f35 / ?f6"/><draw:equation draw:name="f83" draw:formula="?f36 / ?f7"/><draw:equation draw:name="f84" draw:formula="?f38 / ?f6"/><draw:equation draw:name="f85" draw:formula="?f40 / ?f6"/><draw:equation draw:name="f86" draw:formula="?f42 / ?f6"/><draw:equation draw:name="f87" draw:formula="?f44 / ?f6"/><draw:equation draw:name="f88" draw:formula="?f46 / ?f6"/><draw:equation draw:name="f89" draw:formula="?f47 / ?f7"/><draw:equation draw:name="f90" draw:formula="?f49 / ?f6"/><draw:equation draw:name="f91" draw:formula="?f50 / ?f7"/><draw:equation draw:name="f92" draw:formula="?f52 / ?f6"/><draw:equation draw:name="f93" draw:formula="?f53 / ?f7"/><draw:equation draw:name="f94" draw:formula="?f55 / ?f6"/><draw:equation draw:name="f95" draw:formula="?f56 / ?f7"/><draw:equation draw:name="f96" draw:formula="?f58 / ?f6"/><draw:equation draw:name="f97" draw:formula="?f60 / ?f6"/><draw:equation draw:name="f98" draw:formula="?f62 / ?f6"/><draw:equation draw:name="f99" draw:formula="?f64 / ?f6"/><draw:equation draw:name="f100" draw:formula="0 / ?f6"/><draw:equation draw:name="f101" draw:formula="?f1 / ?f6"/><draw:equation draw:name="f102" draw:formula="0 / ?f7"/><draw:equation draw:name="f103" draw:formula="?f3 / ?f7"/></draw:enhanced-geometry></draw:custom-shape><draw:custom-shape svg:x="2.82399in" svg:y="0.87445in" svg:width="0.30263in" svg:height="0.24629in" draw:id="id79" draw:style-name="a72" draw:name="Freihandform 45"><svg:title/><svg:desc/><draw:enhanced-geometry draw:type="non-primitive" svg:viewBox="0 0 479 390" draw:enhanced-path="M 455 250 L 421 250 409 255 396 258 383 258 368 257 361 255 355 254 341 248 329 241 325 239 320 235 314 233 302 233 295 235 291 239 278 246 265 251 251 254 236 255 222 254 208 251 194 246 182 239 177 235 171 233 159 233 152 235 148 239 145 240 133 247 119 253 105 256 91 257 80 256 70 255 60 252 50 248 25 248 25 341 29 360 39 375 54 386 73 390 407 390 426 386 441 375 451 360 455 341 455 258 455 250 M 479 145 L 476 128 467 115 453 105 436 102 274 102 274 18 272 14 270 12 253 3 234 0 215 3 199 12 196 14 195 18 195 102 44 102 27 105 13 115 4 128 0 145 0 221 5 226 56 226 75 233 95 235 115 231 133 222 135 221 149 214 165 212 180 214 214 230 236 234 258 230 292 214 308 212 323 214 337 221 341 223 351 229 361 233 372 236 383 236 395 236 406 234 416 228 475 228 479 224 479 212 479 145 N" draw:text-areas="?f221 ?f223 ?f222 ?f224" draw:glue-points="?f139 ?f140 ?f141 ?f142 ?f143 ?f144 ?f145 ?f146 ?f147 ?f148 ?f149 ?f150 ?f151 ?f152 ?f153 ?f154 ?f155 ?f156 ?f157 ?f158 ?f159 ?f156 ?f160 ?f154 ?f161 ?f152 ?f162 ?f150 ?f163 ?f164 ?f165 ?f166 ?f167 ?f144 ?f168 ?f158 ?f169 ?f170 ?f171 ?f172 ?f173 ?f174 ?f175 ?f176 ?f177 ?f178 ?f179 ?f180 ?f181 ?f142 ?f182 ?f183 ?f184 ?f185 ?f186 ?f187 ?f188 ?f189 ?f190 ?f191 ?f192 ?f193 ?f194 ?f191 ?f195 ?f189 ?f196 ?f187 ?f197 ?f185 ?f198 ?f183 ?f199 ?f200 ?f201 ?f152 ?f202 ?f203 ?f204 ?f205 ?f206 ?f207 ?f208 ?f209 ?f210 ?f209 ?f211 ?f207 ?f212 ?f205 ?f213 ?f214 ?f215 ?f216 ?f217 ?f216 ?f218 ?f219 ?f182 ?f220 ?f182 ?f183" draw:glue-point-leaving-directions="-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9"/><draw:equation draw:name="f7" draw:formula="?f4 / 390"/><draw:equation draw:name="f8" draw:formula="0 + 5455 - 5034"/><draw:equation draw:name="f9" draw:formula="?f8 * ?f5 / 479"/><draw:equation draw:name="f10" draw:formula="10708 * ?f4 / 390"/><draw:equation draw:name="f11" draw:formula="0 + 5430 - 5034"/><draw:equation draw:name="f12" draw:formula="?f11 * ?f5 / 479"/><draw:equation draw:name="f13" draw:formula="10716 * ?f4 / 390"/><draw:equation draw:name="f14" draw:formula="0 + 5402 - 5034"/><draw:equation draw:name="f15" draw:formula="?f14 * ?f5 / 479"/><draw:equation draw:name="f16" draw:formula="10715 * ?f4 / 390"/><draw:equation draw:name="f17" draw:formula="0 + 5389 - 5034"/><draw:equation draw:name="f18" draw:formula="?f17 * ?f5 / 479"/><draw:equation draw:name="f19" draw:formula="10712 * ?f4 / 390"/><draw:equation draw:name="f20" draw:formula="0 + 5363 - 5034"/><draw:equation draw:name="f21" draw:formula="?f20 * ?f5 / 479"/><draw:equation draw:name="f22" draw:formula="10699 * ?f4 / 390"/><draw:equation draw:name="f23" draw:formula="0 + 5354 - 5034"/><draw:equation draw:name="f24" draw:formula="?f23 * ?f5 / 479"/><draw:equation draw:name="f25" draw:formula="10693 * ?f4 / 390"/><draw:equation draw:name="f26" draw:formula="0 + 5336 - 5034"/><draw:equation draw:name="f27" draw:formula="?f26 * ?f5 / 479"/><draw:equation draw:name="f28" draw:formula="10691 * ?f4 / 390"/><draw:equation draw:name="f29" draw:formula="0 + 5325 - 5034"/><draw:equation draw:name="f30" draw:formula="?f29 * ?f5 / 479"/><draw:equation draw:name="f31" draw:formula="10697 * ?f4 / 390"/><draw:equation draw:name="f32" draw:formula="0 + 5299 - 5034"/><draw:equation draw:name="f33" draw:formula="?f32 * ?f5 / 479"/><draw:equation draw:name="f34" draw:formula="10709 * ?f4 / 390"/><draw:equation draw:name="f35" draw:formula="0 + 5270 - 5034"/><draw:equation draw:name="f36" draw:formula="?f35 * ?f5 / 479"/><draw:equation draw:name="f37" draw:formula="10713 * ?f4 / 390"/><draw:equation draw:name="f38" draw:formula="0 + 5242 - 5034"/><draw:equation draw:name="f39" draw:formula="?f38 * ?f5 / 479"/><draw:equation draw:name="f40" draw:formula="0 + 5216 - 5034"/><draw:equation draw:name="f41" draw:formula="?f40 * ?f5 / 479"/><draw:equation draw:name="f42" draw:formula="0 + 5205 - 5034"/><draw:equation draw:name="f43" draw:formula="?f42 * ?f5 / 479"/><draw:equation draw:name="f44" draw:formula="0 + 5186 - 5034"/><draw:equation draw:name="f45" draw:formula="?f44 * ?f5 / 479"/><draw:equation draw:name="f46" draw:formula="0 + 5179 - 5034"/><draw:equation draw:name="f47" draw:formula="?f46 * ?f5 / 479"/><draw:equation draw:name="f48" draw:formula="10698 * ?f4 / 390"/><draw:equation draw:name="f49" draw:formula="0 + 5153 - 5034"/><draw:equation draw:name="f50" draw:formula="?f49 * ?f5 / 479"/><draw:equation draw:name="f51" draw:formula="10711 * ?f4 / 390"/><draw:equation draw:name="f52" draw:formula="0 + 5125 - 5034"/><draw:equation draw:name="f53" draw:formula="?f52 * ?f5 / 479"/><draw:equation draw:name="f54" draw:formula="0 + 5104 - 5034"/><draw:equation draw:name="f55" draw:formula="?f54 * ?f5 / 479"/><draw:equation draw:name="f56" draw:formula="0 + 5084 - 5034"/><draw:equation draw:name="f57" draw:formula="?f56 * ?f5 / 479"/><draw:equation draw:name="f58" draw:formula="10706 * ?f4 / 390"/><draw:equation draw:name="f59" draw:formula="0 + 5059 - 5034"/><draw:equation draw:name="f60" draw:formula="?f59 * ?f5 / 479"/><draw:equation draw:name="f61" draw:formula="10799 * ?f4 / 390"/><draw:equation draw:name="f62" draw:formula="0 + 5073 - 5034"/><draw:equation draw:name="f63" draw:formula="?f62 * ?f5 / 479"/><draw:equation draw:name="f64" draw:formula="10833 * ?f4 / 390"/><draw:equation draw:name="f65" draw:formula="0 + 5107 - 5034"/><draw:equation draw:name="f66" draw:formula="?f65 * ?f5 / 479"/><draw:equation draw:name="f67" draw:formula="10848 * ?f4 / 390"/><draw:equation draw:name="f68" draw:formula="0 + 5460 - 5034"/><draw:equation draw:name="f69" draw:formula="?f68 * ?f5 / 479"/><draw:equation draw:name="f70" draw:formula="10844 * ?f4 / 390"/><draw:equation draw:name="f71" draw:formula="0 + 5485 - 5034"/><draw:equation draw:name="f72" draw:formula="?f71 * ?f5 / 479"/><draw:equation draw:name="f73" draw:formula="10818 * ?f4 / 390"/><draw:equation draw:name="f74" draw:formula="0 + 5489 - 5034"/><draw:equation draw:name="f75" draw:formula="?f74 * ?f5 / 479"/><draw:equation draw:name="f76" draw:formula="0 + 5513 - 5034"/><draw:equation draw:name="f77" draw:formula="?f76 * ?f5 / 479"/><draw:equation draw:name="f78" draw:formula="10603 * ?f4 / 390"/><draw:equation draw:name="f79" draw:formula="0 + 5501 - 5034"/><draw:equation draw:name="f80" draw:formula="?f79 * ?f5 / 479"/><draw:equation draw:name="f81" draw:formula="10573 * ?f4 / 390"/><draw:equation draw:name="f82" draw:formula="0 + 5470 - 5034"/><draw:equation draw:name="f83" draw:formula="?f82 * ?f5 / 479"/><draw:equation draw:name="f84" draw:formula="10560 * ?f4 / 390"/><draw:equation draw:name="f85" draw:formula="0 + 5308 - 5034"/><draw:equation draw:name="f86" draw:formula="?f85 * ?f5 / 479"/><draw:equation draw:name="f87" draw:formula="10476 * ?f4 / 390"/><draw:equation draw:name="f88" draw:formula="0 + 5304 - 5034"/><draw:equation draw:name="f89" draw:formula="?f88 * ?f5 / 479"/><draw:equation draw:name="f90" draw:formula="10470 * ?f4 / 390"/><draw:equation draw:name="f91" draw:formula="0 + 5268 - 5034"/><draw:equation draw:name="f92" draw:formula="?f91 * ?f5 / 479"/><draw:equation draw:name="f93" draw:formula="10458 * ?f4 / 390"/><draw:equation draw:name="f94" draw:formula="0 + 5233 - 5034"/><draw:equation draw:name="f95" draw:formula="?f94 * ?f5 / 479"/><draw:equation draw:name="f96" draw:formula="0 + 5229 - 5034"/><draw:equation draw:name="f97" draw:formula="?f96 * ?f5 / 479"/><draw:equation draw:name="f98" draw:formula="0 + 5078 - 5034"/><draw:equation draw:name="f99" draw:formula="?f98 * ?f5 / 479"/><draw:equation draw:name="f100" draw:formula="0 + 5047 - 5034"/><draw:equation draw:name="f101" draw:formula="?f100 * ?f5 / 479"/><draw:equation draw:name="f102" draw:formula="0 + 5034 - 5034"/><draw:equation draw:name="f103" draw:formula="?f102 * ?f5 / 479"/><draw:equation draw:name="f104" draw:formula="0 + 5039 - 5034"/><draw:equation draw:name="f105" draw:formula="?f104 * ?f5 / 479"/><draw:equation draw:name="f106" draw:formula="10684 * ?f4 / 390"/><draw:equation draw:name="f107" draw:formula="0 + 5109 - 5034"/><draw:equation draw:name="f108" draw:formula="?f107 * ?f5 / 479"/><draw:equation draw:name="f109" draw:formula="0 + 5149 - 5034"/><draw:equation draw:name="f110" draw:formula="?f109 * ?f5 / 479"/><draw:equation draw:name="f111" draw:formula="10689 * ?f4 / 390"/><draw:equation draw:name="f112" draw:formula="0 + 5169 - 5034"/><draw:equation draw:name="f113" draw:formula="?f112 * ?f5 / 479"/><draw:equation draw:name="f114" draw:formula="10679 * ?f4 / 390"/><draw:equation draw:name="f115" draw:formula="0 + 5199 - 5034"/><draw:equation draw:name="f116" draw:formula="?f115 * ?f5 / 479"/><draw:equation draw:name="f117" draw:formula="10670 * ?f4 / 390"/><draw:equation draw:name="f118" draw:formula="0 + 5248 - 5034"/><draw:equation draw:name="f119" draw:formula="?f118 * ?f5 / 479"/><draw:equation draw:name="f120" draw:formula="10688 * ?f4 / 390"/><draw:equation draw:name="f121" draw:formula="0 + 5292 - 5034"/><draw:equation draw:name="f122" draw:formula="?f121 * ?f5 / 479"/><draw:equation draw:name="f123" draw:formula="0 + 5342 - 5034"/><draw:equation draw:name="f124" draw:formula="?f123 * ?f5 / 479"/><draw:equation draw:name="f125" draw:formula="0 + 5371 - 5034"/><draw:equation draw:name="f126" draw:formula="?f125 * ?f5 / 479"/><draw:equation draw:name="f127" draw:formula="0 + 5385 - 5034"/><draw:equation draw:name="f128" draw:formula="?f127 * ?f5 / 479"/><draw:equation draw:name="f129" draw:formula="10687 * ?f4 / 390"/><draw:equation draw:name="f130" draw:formula="0 + 5406 - 5034"/><draw:equation draw:name="f131" draw:formula="?f130 * ?f5 / 479"/><draw:equation draw:name="f132" draw:formula="10694 * ?f4 / 390"/><draw:equation draw:name="f133" draw:formula="0 + 5429 - 5034"/><draw:equation draw:name="f134" draw:formula="?f133 * ?f5 / 479"/><draw:equation draw:name="f135" draw:formula="0 + 5450 - 5034"/><draw:equation draw:name="f136" draw:formula="?f135 * ?f5 / 479"/><draw:equation draw:name="f137" draw:formula="10686 * ?f4 / 390"/><draw:equation draw:name="f138" draw:formula="10682 * ?f4 / 390"/><draw:equation draw:name="f139" draw:formula="?f9 / ?f6"/><draw:equation draw:name="f140" draw:formula="?f10 / ?f7"/><draw:equation draw:name="f141" draw:formula="?f12 / ?f6"/><draw:equation draw:name="f142" draw:formula="?f13 / ?f7"/><draw:equation draw:name="f143" draw:formula="?f15 / ?f6"/><draw:equation draw:name="f144" draw:formula="?f16 / ?f7"/><draw:equation draw:name="f145" draw:formula="?f18 / ?f6"/><draw:equation draw:name="f146" draw:formula="?f19 / ?f7"/><draw:equation draw:name="f147" draw:formula="?f21 / ?f6"/><draw:equation draw:name="f148" draw:formula="?f22 / ?f7"/><draw:equation draw:name="f149" draw:formula="?f24 / ?f6"/><draw:equation draw:name="f150" draw:formula="?f25 / ?f7"/><draw:equation draw:name="f151" draw:formula="?f27 / ?f6"/><draw:equation draw:name="f152" draw:formula="?f28 / ?f7"/><draw:equation draw:name="f153" draw:formula="?f30 / ?f6"/><draw:equation draw:name="f154" draw:formula="?f31 / ?f7"/><draw:equation draw:name="f155" draw:formula="?f33 / ?f6"/><draw:equation draw:name="f156" draw:formula="?f34 / ?f7"/><draw:equation draw:name="f157" draw:formula="?f36 / ?f6"/><draw:equation draw:name="f158" draw:formula="?f37 / ?f7"/><draw:equation draw:name="f159" draw:formula="?f39 / ?f6"/><draw:equation draw:name="f160" draw:formula="?f41 / ?f6"/><draw:equation draw:name="f161" draw:formula="?f43 / ?f6"/><draw:equation draw:name="f162" draw:formula="?f45 / ?f6"/><draw:equation draw:name="f163" draw:formula="?f47 / ?f6"/><draw:equation draw:name="f164" draw:formula="?f48 / ?f7"/><draw:equation draw:name="f165" draw:formula="?f50 / ?f6"/><draw:equation draw:name="f166" draw:formula="?f51 / ?f7"/><draw:equation draw:name="f167" draw:formula="?f53 / ?f6"/><draw:equation draw:name="f168" draw:formula="?f55 / ?f6"/><draw:equation draw:name="f169" draw:formula="?f57 / ?f6"/><draw:equation draw:name="f170" draw:formula="?f58 / ?f7"/><draw:equation draw:name="f171" draw:formula="?f60 / ?f6"/><draw:equation draw:name="f172" draw:formula="?f61 / ?f7"/><draw:equation draw:name="f173" draw:formula="?f63 / ?f6"/><draw:equation draw:name="f174" draw:formula="?f64 / ?f7"/><draw:equation draw:name="f175" draw:formula="?f66 / ?f6"/><draw:equation draw:name="f176" draw:formula="?f67 / ?f7"/><draw:equation draw:name="f177" draw:formula="?f69 / ?f6"/><draw:equation draw:name="f178" draw:formula="?f70 / ?f7"/><draw:equation draw:name="f179" draw:formula="?f72 / ?f6"/><draw:equation draw:name="f180" draw:formula="?f73 / ?f7"/><draw:equation draw:name="f181" draw:formula="?f75 / ?f6"/><draw:equation draw:name="f182" draw:formula="?f77 / ?f6"/><draw:equation draw:name="f183" draw:formula="?f78 / ?f7"/><draw:equation draw:name="f184" draw:formula="?f80 / ?f6"/><draw:equation draw:name="f185" draw:formula="?f81 / ?f7"/><draw:equation draw:name="f186" draw:formula="?f83 / ?f6"/><draw:equation draw:name="f187" draw:formula="?f84 / ?f7"/><draw:equation draw:name="f188" draw:formula="?f86 / ?f6"/><draw:equation draw:name="f189" draw:formula="?f87 / ?f7"/><draw:equation draw:name="f190" draw:formula="?f89 / ?f6"/><draw:equation draw:name="f191" draw:formula="?f90 / ?f7"/><draw:equation draw:name="f192" draw:formula="?f92 / ?f6"/><draw:equation draw:name="f193" draw:formula="?f93 / ?f7"/><draw:equation draw:name="f194" draw:formula="?f95 / ?f6"/><draw:equation draw:name="f195" draw:formula="?f97 / ?f6"/><draw:equation draw:name="f196" draw:formula="?f99 / ?f6"/><draw:equation draw:name="f197" draw:formula="?f101 / ?f6"/><draw:equation draw:name="f198" draw:formula="?f103 / ?f6"/><draw:equation draw:name="f199" draw:formula="?f105 / ?f6"/><draw:equation draw:name="f200" draw:formula="?f106 / ?f7"/><draw:equation draw:name="f201" draw:formula="?f108 / ?f6"/><draw:equation draw:name="f202" draw:formula="?f110 / ?f6"/><draw:equation draw:name="f203" draw:formula="?f111 / ?f7"/><draw:equation draw:name="f204" draw:formula="?f113 / ?f6"/><draw:equation draw:name="f205" draw:formula="?f114 / ?f7"/><draw:equation draw:name="f206" draw:formula="?f116 / ?f6"/><draw:equation draw:name="f207" draw:formula="?f117 / ?f7"/><draw:equation draw:name="f208" draw:formula="?f119 / ?f6"/><draw:equation draw:name="f209" draw:formula="?f120 / ?f7"/><draw:equation draw:name="f210" draw:formula="?f122 / ?f6"/><draw:equation draw:name="f211" draw:formula="?f124 / ?f6"/><draw:equation draw:name="f212" draw:formula="?f126 / ?f6"/><draw:equation draw:name="f213" draw:formula="?f128 / ?f6"/><draw:equation draw:name="f214" draw:formula="?f129 / ?f7"/><draw:equation draw:name="f215" draw:formula="?f131 / ?f6"/><draw:equation draw:name="f216" draw:formula="?f132 / ?f7"/><draw:equation draw:name="f217" draw:formula="?f134 / ?f6"/><draw:equation draw:name="f218" draw:formula="?f136 / ?f6"/><draw:equation draw:name="f219" draw:formula="?f137 / ?f7"/><draw:equation draw:name="f220" draw:formula="?f138 / ?f7"/><draw:equation draw:name="f221" draw:formula="0 / ?f6"/><draw:equation draw:name="f222" draw:formula="?f1 / ?f6"/><draw:equation draw:name="f223" draw:formula="0 / ?f7"/><draw:equation draw:name="f224" draw:formula="?f3 / ?f7"/></draw:enhanced-geometry></draw:custom-shape></draw:g><draw:frame draw:id="id81" draw:style-name="a73" draw:transform="translate(-0.93242in -0.27847in) rotate(-6.14948) translate(0.90362in 0.40042in)" draw:name="Textfeld 111" svg:width="1.86484in" svg:height="0.55694in" style:rel-width="scale" style:rel-height="scale"><draw:text-box><text:h text:style-name="Überschrift2" text:outline-level="2"><text:span text:style-name="T59">Mein Geburtstag ist…</text:span></text:h></draw:text-box><svg:title/><svg:desc/></draw:frame></draw:g></text:span></text:p>
          </table:table-cell>
          <table:table-cell table:style-name="TableCell60">
            <text:p text:style-name="Standard"><text:span text:style-name="T61"><draw:g draw:name="Gruppieren 112" draw:id="id88" draw:style-name="a79" text:anchor-type="as-char"><svg:title/><svg:desc>dekoratives Element</svg:desc><draw:g draw:name="Gruppieren 40" draw:id="id86"><svg:title/><svg:desc/><draw:custom-shape svg:x="0in" svg:y="0in" svg:width="3.39167in" svg:height="0.81319in" draw:id="id83" draw:style-name="a75" draw:name="Freihandform 43"><svg:title/><svg:desc/><draw:enhanced-geometry draw:type="non-primitive" svg:viewBox="0 0 4884 1171" draw:enhanced-path="M 134 0 L 0 761 4883 1170 4665 25 134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84"/><draw:equation draw:name="f7" draw:formula="?f4 / 1171"/><draw:equation draw:name="f8" draw:formula="0 + 6604 - 6470"/><draw:equation draw:name="f9" draw:formula="?f8 * ?f5 / 4884"/><draw:equation draw:name="f10" draw:formula="8902 * ?f4 / 1171"/><draw:equation draw:name="f11" draw:formula="0 + 6470 - 6470"/><draw:equation draw:name="f12" draw:formula="?f11 * ?f5 / 4884"/><draw:equation draw:name="f13" draw:formula="9663 * ?f4 / 1171"/><draw:equation draw:name="f14" draw:formula="0 + 11353 - 6470"/><draw:equation draw:name="f15" draw:formula="?f14 * ?f5 / 4884"/><draw:equation draw:name="f16" draw:formula="10072 * ?f4 / 1171"/><draw:equation draw:name="f17" draw:formula="0 + 11135 - 6470"/><draw:equation draw:name="f18" draw:formula="?f17 * ?f5 / 4884"/><draw:equation draw:name="f19" draw:formula="8927 * ?f4 / 1171"/><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custom-shape svg:x="0.00694in" svg:y="0.52917in" svg:width="2.31875in" svg:height="0.46736in" draw:id="id84" draw:style-name="a76" draw:name="Freihandform 42"><svg:title/><svg:desc/><draw:enhanced-geometry draw:type="non-primitive" svg:viewBox="0 0 3339 673" draw:enhanced-path="M 1 0 L 0 1 3074 672 3339 279 1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9"/><draw:equation draw:name="f7" draw:formula="?f4 / 673"/><draw:equation draw:name="f8" draw:formula="0 + 6481 - 6480"/><draw:equation draw:name="f9" draw:formula="?f8 * ?f5 / 3339"/><draw:equation draw:name="f10" draw:formula="9664 * ?f4 / 673"/><draw:equation draw:name="f11" draw:formula="0 + 6480 - 6480"/><draw:equation draw:name="f12" draw:formula="?f11 * ?f5 / 3339"/><draw:equation draw:name="f13" draw:formula="9665 * ?f4 / 673"/><draw:equation draw:name="f14" draw:formula="0 + 9554 - 6480"/><draw:equation draw:name="f15" draw:formula="?f14 * ?f5 / 3339"/><draw:equation draw:name="f16" draw:formula="10336 * ?f4 / 673"/><draw:equation draw:name="f17" draw:formula="0 + 9819 - 6480"/><draw:equation draw:name="f18" draw:formula="?f17 * ?f5 / 3339"/><draw:equation draw:name="f19" draw:formula="9943 * ?f4 / 673"/><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custom-shape svg:x="1.23889in" svg:y="0.87083in" svg:width="0.89583in" svg:height="0.24514in" draw:id="id85" draw:style-name="a77" draw:name="Freihandform 41"><svg:title/><svg:desc/><draw:enhanced-geometry draw:type="non-primitive" svg:viewBox="0 0 1290 353" draw:enhanced-path="M 472 0 L 0 352 1285 184 1289 178 472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90"/><draw:equation draw:name="f7" draw:formula="?f4 / 353"/><draw:equation draw:name="f8" draw:formula="0 + 8726 - 8254"/><draw:equation draw:name="f9" draw:formula="?f8 * ?f5 / 1290"/><draw:equation draw:name="f10" draw:formula="10156 * ?f4 / 353"/><draw:equation draw:name="f11" draw:formula="0 + 8254 - 8254"/><draw:equation draw:name="f12" draw:formula="?f11 * ?f5 / 1290"/><draw:equation draw:name="f13" draw:formula="10508 * ?f4 / 353"/><draw:equation draw:name="f14" draw:formula="0 + 9539 - 8254"/><draw:equation draw:name="f15" draw:formula="?f14 * ?f5 / 1290"/><draw:equation draw:name="f16" draw:formula="10340 * ?f4 / 353"/><draw:equation draw:name="f17" draw:formula="0 + 9543 - 8254"/><draw:equation draw:name="f18" draw:formula="?f17 * ?f5 / 1290"/><draw:equation draw:name="f19" draw:formula="10334 * ?f4 / 353"/><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g><draw:frame draw:id="id87" draw:style-name="a78" draw:transform="translate(-1.42812in -0.29792in) rotate(-0.0763) translate(1.68527in 0.36934in)" draw:name="Textfeld 117" svg:width="2.85625in" svg:height="0.59583in" style:rel-width="scale" style:rel-height="scale"><draw:text-box><text:h text:style-name="Überschrift3" text:outline-level="3"><text:span text:style-name="T62">Meine Favoriten!</text:span></text:h></draw:text-box><svg:title/><svg:desc/></draw:frame></draw:g></text:span></text:p>
          </table:table-cell>
        </table:table-row>
        <table:table-row table:style-name="TableRow63">
          <table:table-cell table:style-name="TableCell64">
            <text:p text:style-name="Standard"><text:span text:style-name="T65"><draw:g draw:z-index="251662336" draw:name="Gruppieren 193" draw:id="id97" draw:style-name="a87" text:anchor-type="paragraph"><svg:title/><svg:desc>dekoratives Element</svg:desc><draw:g draw:name="Gruppe 182" draw:id="id95"><svg:title/><svg:desc/><draw:custom-shape svg:x="0.84829in" svg:y="-1.1756in" svg:width="2.55726in" svg:height="0.26321in" draw:id="id89" draw:style-name="a80" draw:name="Freihandform 59"><svg:title/><svg:desc/><draw:enhanced-geometry draw:type="non-primitive" svg:viewBox="0 0 4022 414" draw:enhanced-path="M 0 0 L 339 413 4022 388 0 0 Z N" draw:text-areas="?f23 ?f25 ?f24 ?f26" draw:glue-points="?f17 ?f18 ?f19 ?f20 ?f21 ?f22 ?f17 ?f18"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22"/><draw:equation draw:name="f7" draw:formula="?f4 / 414"/><draw:equation draw:name="f8" draw:formula="0 + 1888 - 1888"/><draw:equation draw:name="f9" draw:formula="?f8 * ?f5 / 4022"/><draw:equation draw:name="f10" draw:formula="1076 * ?f4 / 414"/><draw:equation draw:name="f11" draw:formula="0 + 2227 - 1888"/><draw:equation draw:name="f12" draw:formula="?f11 * ?f5 / 4022"/><draw:equation draw:name="f13" draw:formula="1489 * ?f4 / 414"/><draw:equation draw:name="f14" draw:formula="0 + 5910 - 1888"/><draw:equation draw:name="f15" draw:formula="?f14 * ?f5 / 4022"/><draw:equation draw:name="f16" draw:formula="1464 * ?f4 / 414"/><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svg:x="0.84829in" svg:y="-1.29449in" svg:width="0.89269in" svg:height="0.19772in" draw:id="id90" draw:style-name="a81" draw:name="Freihandform 60"><svg:title/><svg:desc/><draw:enhanced-geometry draw:type="non-primitive" svg:viewBox="0 0 1404 311" draw:enhanced-path="M 1404 0 L 0 187 1282 311 1404 0 Z N" draw:text-areas="?f23 ?f25 ?f24 ?f26" draw:glue-points="?f17 ?f18 ?f19 ?f20 ?f21 ?f22 ?f17 ?f18"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4"/><draw:equation draw:name="f7" draw:formula="?f4 / 311"/><draw:equation draw:name="f8" draw:formula="0 + 3292 - 1888"/><draw:equation draw:name="f9" draw:formula="?f8 * ?f5 / 1404"/><draw:equation draw:name="f10" draw:formula="889 * ?f4 / 311"/><draw:equation draw:name="f11" draw:formula="0 + 1888 - 1888"/><draw:equation draw:name="f12" draw:formula="?f11 * ?f5 / 1404"/><draw:equation draw:name="f13" draw:formula="1076 * ?f4 / 311"/><draw:equation draw:name="f14" draw:formula="0 + 3170 - 1888"/><draw:equation draw:name="f15" draw:formula="?f14 * ?f5 / 1404"/><draw:equation draw:name="f16" draw:formula="1200 * ?f4 / 311"/><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svg:x="0.1082in" svg:y="-0.92829in" svg:width="3.29736in" svg:height="0.91996in" draw:id="id91" draw:style-name="a82" draw:name="Freihandform 61"><svg:title/><svg:desc/><draw:enhanced-geometry draw:type="non-primitive" svg:viewBox="0 0 5186 1447" draw:enhanced-path="M 5185 0 L 0 36 333 930 4909 1446 5185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86"/><draw:equation draw:name="f7" draw:formula="?f4 / 1447"/><draw:equation draw:name="f8" draw:formula="0 + 5910 - 725"/><draw:equation draw:name="f9" draw:formula="?f8 * ?f5 / 5186"/><draw:equation draw:name="f10" draw:formula="1464 * ?f4 / 1447"/><draw:equation draw:name="f11" draw:formula="0 + 725 - 725"/><draw:equation draw:name="f12" draw:formula="?f11 * ?f5 / 5186"/><draw:equation draw:name="f13" draw:formula="1500 * ?f4 / 1447"/><draw:equation draw:name="f14" draw:formula="0 + 1058 - 725"/><draw:equation draw:name="f15" draw:formula="?f14 * ?f5 / 5186"/><draw:equation draw:name="f16" draw:formula="2394 * ?f4 / 1447"/><draw:equation draw:name="f17" draw:formula="0 + 5634 - 725"/><draw:equation draw:name="f18" draw:formula="?f17 * ?f5 / 5186"/><draw:equation draw:name="f19" draw:formula="2910 * ?f4 / 1447"/><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custom-shape svg:x="0.1082in" svg:y="-0.92829in" svg:width="3.29672in" svg:height="0.84811in" draw:id="id92" draw:style-name="a83" draw:name="Freihandform 62"><svg:title/><svg:desc/><draw:enhanced-geometry draw:type="non-primitive" svg:viewBox="0 0 9998 9216" draw:enhanced-path="M 9509 9216 L 642 6427 0 249 9998 0 9509 9216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98"/><draw:equation draw:name="f7" draw:formula="?f4 / 9216"/><draw:equation draw:name="f8" draw:formula="9509 * ?f5 / 9998"/><draw:equation draw:name="f9" draw:formula="9216 * ?f4 / 9216"/><draw:equation draw:name="f10" draw:formula="642 * ?f5 / 9998"/><draw:equation draw:name="f11" draw:formula="6427 * ?f4 / 9216"/><draw:equation draw:name="f12" draw:formula="0 * ?f5 / 9998"/><draw:equation draw:name="f13" draw:formula="249 * ?f4 / 9216"/><draw:equation draw:name="f14" draw:formula="9998 * ?f5 / 9998"/><draw:equation draw:name="f15" draw:formula="0 * ?f4 / 9216"/><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f0 / ?f6"/><draw:equation draw:name="f25" draw:formula="?f1 / ?f6"/><draw:equation draw:name="f26" draw:formula="?f2 / ?f7"/><draw:equation draw:name="f27" draw:formula="?f3 / ?f7"/></draw:enhanced-geometry></draw:custom-shape><draw:custom-shape svg:x="2.77673in" svg:y="-0.45782in" svg:width="0.29438in" svg:height="0.29436in" draw:id="id93" draw:style-name="a84" draw:name="Freihandform 63"><svg:title/><svg:desc/><draw:enhanced-geometry draw:type="non-primitive" svg:viewBox="0 0 463 463" draw:enhanced-path="M 319 193 L 67 193 213 340 204 371 204 403 215 434 235 462 462 234 435 214 431 213 340 213 319 193 Z M 371 204 L 340 213 431 213 404 204 371 204 Z M 168 0 L 0 168 25 193 34 199 46 201 57 199 67 193 319 193 193 66 199 57 202 45 199 34 193 24 168 0 Z N" draw:text-areas="?f109 ?f111 ?f110 ?f112" draw:glue-points="?f69 ?f70 ?f71 ?f70 ?f72 ?f73 ?f74 ?f75 ?f74 ?f76 ?f77 ?f78 ?f79 ?f80 ?f81 ?f82 ?f83 ?f84 ?f85 ?f86 ?f87 ?f86 ?f69 ?f70 ?f88 ?f89 ?f87 ?f86 ?f85 ?f86 ?f90 ?f89 ?f88 ?f89 ?f91 ?f92 ?f93 ?f94 ?f95 ?f70 ?f96 ?f97 ?f98 ?f99 ?f100 ?f97 ?f71 ?f70 ?f69 ?f70 ?f101 ?f102 ?f103 ?f104 ?f105 ?f106 ?f103 ?f107 ?f101 ?f108 ?f91 ?f92"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3"/><draw:equation draw:name="f7" draw:formula="?f4 / 463"/><draw:equation draw:name="f8" draw:formula="0 + 5241 - 4922"/><draw:equation draw:name="f9" draw:formula="?f8 * ?f5 / 463"/><draw:equation draw:name="f10" draw:formula="2398 * ?f4 / 463"/><draw:equation draw:name="f11" draw:formula="0 + 4989 - 4922"/><draw:equation draw:name="f12" draw:formula="?f11 * ?f5 / 463"/><draw:equation draw:name="f13" draw:formula="0 + 5135 - 4922"/><draw:equation draw:name="f14" draw:formula="?f13 * ?f5 / 463"/><draw:equation draw:name="f15" draw:formula="2545 * ?f4 / 463"/><draw:equation draw:name="f16" draw:formula="0 + 5126 - 4922"/><draw:equation draw:name="f17" draw:formula="?f16 * ?f5 / 463"/><draw:equation draw:name="f18" draw:formula="2576 * ?f4 / 463"/><draw:equation draw:name="f19" draw:formula="2608 * ?f4 / 463"/><draw:equation draw:name="f20" draw:formula="0 + 5137 - 4922"/><draw:equation draw:name="f21" draw:formula="?f20 * ?f5 / 463"/><draw:equation draw:name="f22" draw:formula="2639 * ?f4 / 463"/><draw:equation draw:name="f23" draw:formula="0 + 5157 - 4922"/><draw:equation draw:name="f24" draw:formula="?f23 * ?f5 / 463"/><draw:equation draw:name="f25" draw:formula="2667 * ?f4 / 463"/><draw:equation draw:name="f26" draw:formula="0 + 5384 - 4922"/><draw:equation draw:name="f27" draw:formula="?f26 * ?f5 / 463"/><draw:equation draw:name="f28" draw:formula="2439 * ?f4 / 463"/><draw:equation draw:name="f29" draw:formula="0 + 5357 - 4922"/><draw:equation draw:name="f30" draw:formula="?f29 * ?f5 / 463"/><draw:equation draw:name="f31" draw:formula="2419 * ?f4 / 463"/><draw:equation draw:name="f32" draw:formula="0 + 5353 - 4922"/><draw:equation draw:name="f33" draw:formula="?f32 * ?f5 / 463"/><draw:equation draw:name="f34" draw:formula="2418 * ?f4 / 463"/><draw:equation draw:name="f35" draw:formula="0 + 5262 - 4922"/><draw:equation draw:name="f36" draw:formula="?f35 * ?f5 / 463"/><draw:equation draw:name="f37" draw:formula="0 + 5293 - 4922"/><draw:equation draw:name="f38" draw:formula="?f37 * ?f5 / 463"/><draw:equation draw:name="f39" draw:formula="2409 * ?f4 / 463"/><draw:equation draw:name="f40" draw:formula="0 + 5326 - 4922"/><draw:equation draw:name="f41" draw:formula="?f40 * ?f5 / 463"/><draw:equation draw:name="f42" draw:formula="0 + 5090 - 4922"/><draw:equation draw:name="f43" draw:formula="?f42 * ?f5 / 463"/><draw:equation draw:name="f44" draw:formula="2205 * ?f4 / 463"/><draw:equation draw:name="f45" draw:formula="0 + 4922 - 4922"/><draw:equation draw:name="f46" draw:formula="?f45 * ?f5 / 463"/><draw:equation draw:name="f47" draw:formula="2373 * ?f4 / 463"/><draw:equation draw:name="f48" draw:formula="0 + 4947 - 4922"/><draw:equation draw:name="f49" draw:formula="?f48 * ?f5 / 463"/><draw:equation draw:name="f50" draw:formula="0 + 4956 - 4922"/><draw:equation draw:name="f51" draw:formula="?f50 * ?f5 / 463"/><draw:equation draw:name="f52" draw:formula="2404 * ?f4 / 463"/><draw:equation draw:name="f53" draw:formula="0 + 4968 - 4922"/><draw:equation draw:name="f54" draw:formula="?f53 * ?f5 / 463"/><draw:equation draw:name="f55" draw:formula="2406 * ?f4 / 463"/><draw:equation draw:name="f56" draw:formula="0 + 4979 - 4922"/><draw:equation draw:name="f57" draw:formula="?f56 * ?f5 / 463"/><draw:equation draw:name="f58" draw:formula="0 + 5115 - 4922"/><draw:equation draw:name="f59" draw:formula="?f58 * ?f5 / 463"/><draw:equation draw:name="f60" draw:formula="2271 * ?f4 / 463"/><draw:equation draw:name="f61" draw:formula="0 + 5121 - 4922"/><draw:equation draw:name="f62" draw:formula="?f61 * ?f5 / 463"/><draw:equation draw:name="f63" draw:formula="2262 * ?f4 / 463"/><draw:equation draw:name="f64" draw:formula="0 + 5124 - 4922"/><draw:equation draw:name="f65" draw:formula="?f64 * ?f5 / 463"/><draw:equation draw:name="f66" draw:formula="2250 * ?f4 / 463"/><draw:equation draw:name="f67" draw:formula="2239 * ?f4 / 463"/><draw:equation draw:name="f68" draw:formula="2229 * ?f4 / 463"/><draw:equation draw:name="f69" draw:formula="?f9 / ?f6"/><draw:equation draw:name="f70" draw:formula="?f10 / ?f7"/><draw:equation draw:name="f71" draw:formula="?f12 / ?f6"/><draw:equation draw:name="f72" draw:formula="?f14 / ?f6"/><draw:equation draw:name="f73" draw:formula="?f15 / ?f7"/><draw:equation draw:name="f74" draw:formula="?f17 / ?f6"/><draw:equation draw:name="f75" draw:formula="?f18 / ?f7"/><draw:equation draw:name="f76" draw:formula="?f19 / ?f7"/><draw:equation draw:name="f77" draw:formula="?f21 / ?f6"/><draw:equation draw:name="f78" draw:formula="?f22 / ?f7"/><draw:equation draw:name="f79" draw:formula="?f24 / ?f6"/><draw:equation draw:name="f80" draw:formula="?f25 / ?f7"/><draw:equation draw:name="f81" draw:formula="?f27 / ?f6"/><draw:equation draw:name="f82" draw:formula="?f28 / ?f7"/><draw:equation draw:name="f83" draw:formula="?f30 / ?f6"/><draw:equation draw:name="f84" draw:formula="?f31 / ?f7"/><draw:equation draw:name="f85" draw:formula="?f33 / ?f6"/><draw:equation draw:name="f86" draw:formula="?f34 / ?f7"/><draw:equation draw:name="f87" draw:formula="?f36 / ?f6"/><draw:equation draw:name="f88" draw:formula="?f38 / ?f6"/><draw:equation draw:name="f89" draw:formula="?f39 / ?f7"/><draw:equation draw:name="f90" draw:formula="?f41 / ?f6"/><draw:equation draw:name="f91" draw:formula="?f43 / ?f6"/><draw:equation draw:name="f92" draw:formula="?f44 / ?f7"/><draw:equation draw:name="f93" draw:formula="?f46 / ?f6"/><draw:equation draw:name="f94" draw:formula="?f47 / ?f7"/><draw:equation draw:name="f95" draw:formula="?f49 / ?f6"/><draw:equation draw:name="f96" draw:formula="?f51 / ?f6"/><draw:equation draw:name="f97" draw:formula="?f52 / ?f7"/><draw:equation draw:name="f98" draw:formula="?f54 / ?f6"/><draw:equation draw:name="f99" draw:formula="?f55 / ?f7"/><draw:equation draw:name="f100" draw:formula="?f57 / ?f6"/><draw:equation draw:name="f101" draw:formula="?f59 / ?f6"/><draw:equation draw:name="f102" draw:formula="?f60 / ?f7"/><draw:equation draw:name="f103" draw:formula="?f62 / ?f6"/><draw:equation draw:name="f104" draw:formula="?f63 / ?f7"/><draw:equation draw:name="f105" draw:formula="?f65 / ?f6"/><draw:equation draw:name="f106" draw:formula="?f66 / ?f7"/><draw:equation draw:name="f107" draw:formula="?f67 / ?f7"/><draw:equation draw:name="f108" draw:formula="?f68 / ?f7"/><draw:equation draw:name="f109" draw:formula="0 / ?f6"/><draw:equation draw:name="f110" draw:formula="?f1 / ?f6"/><draw:equation draw:name="f111" draw:formula="0 / ?f7"/><draw:equation draw:name="f112" draw:formula="?f3 / ?f7"/></draw:enhanced-geometry></draw:custom-shape><draw:custom-shape svg:x="2.98592in" svg:y="-0.24865in" svg:width="0.10364in" svg:height="0.10363in" draw:id="id94" draw:style-name="a85" draw:name="Freihandform 64"><svg:title/><svg:desc/><draw:enhanced-geometry draw:type="non-primitive" svg:viewBox="0 0 163 163" draw:enhanced-path="M 68 0 L 34 34 0 68 163 163 68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3"/><draw:equation draw:name="f7" draw:formula="?f4 / 163"/><draw:equation draw:name="f8" draw:formula="0 + 5318 - 5250"/><draw:equation draw:name="f9" draw:formula="?f8 * ?f5 / 163"/><draw:equation draw:name="f10" draw:formula="2533 * ?f4 / 163"/><draw:equation draw:name="f11" draw:formula="0 + 5284 - 5250"/><draw:equation draw:name="f12" draw:formula="?f11 * ?f5 / 163"/><draw:equation draw:name="f13" draw:formula="2567 * ?f4 / 163"/><draw:equation draw:name="f14" draw:formula="0 + 5250 - 5250"/><draw:equation draw:name="f15" draw:formula="?f14 * ?f5 / 163"/><draw:equation draw:name="f16" draw:formula="2601 * ?f4 / 163"/><draw:equation draw:name="f17" draw:formula="0 + 5413 - 5250"/><draw:equation draw:name="f18" draw:formula="?f17 * ?f5 / 163"/><draw:equation draw:name="f19" draw:formula="2696 * ?f4 / 163"/><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g><draw:frame draw:id="id96" draw:style-name="a86" draw:transform="translate(-1.36602in -0.25494in) rotate(-6.15842) translate(1.39796in -1.24506in)" draw:name="Textfeld 78" svg:width="2.73203in" svg:height="0.50989in" style:rel-width="scale" style:rel-height="scale"><draw:text-box><text:h text:style-name="Überschrift4" text:outline-level="4"><text:span text:style-name="T66">Wenn ich älter bin, möchte ich...</text:span></text:h></draw:text-box><svg:title/><svg:desc/></draw:frame></draw:g></text:span></text:p>
          </table:table-cell>
          <table:table-cell table:style-name="TableCell67" table:number-rows-spanned="2">
            <text:p text:style-name="Standard"><text:span text:style-name="T68"><draw:g draw:name="Gruppieren 126" draw:id="id102" draw:style-name="a92" text:anchor-type="as-char"><svg:title/><svg:desc>dekoratives Element</svg:desc><draw:custom-shape svg:x="1.63615in" svg:y="0in" svg:width="1.2083in" svg:height="1.20851in" draw:id="id98" draw:style-name="a88" draw:name="Freihandform 10"><svg:title/><svg:desc/><text:p text:style-name="Standard"><text:span text:style-name="T69">Thema einfügen</text:span></text:p><draw:enhanced-geometry draw:type="non-primitive" svg:viewBox="0 0 1899 1899" draw:enhanced-path="M 1899 949 L 1896 1023 1887 1096 1873 1167 1855 1236 1831 1302 1802 1367 1769 1428 1732 1487 1690 1543 1645 1595 1596 1644 1543 1690 1487 1731 1428 1769 1367 1802 1303 1830 1236 1854 1167 1873 1096 1887 1024 1896 949 1898 875 1896 803 1887 732 1873 663 1854 596 1830 532 1802 470 1769 411 1731 356 1690 303 1644 254 1595 209 1543 167 1487 130 1428 97 1367 68 1302 44 1236 25 1167 11 1096 3 1023 0 949 3 875 11 802 25 732 44 663 68 596 97 532 130 470 167 411 209 356 254 303 303 254 356 209 411 167 470 130 532 96 596 68 663 44 732 25 803 11 875 3 949 0 1024 3 1096 11 1167 25 1236 44 1303 68 1367 96 1428 130 1487 167 1543 209 1596 254 1645 303 1690 356 1732 411 1769 470 1802 532 1831 596 1855 663 1873 732 1887 802 1896 875 1899 949 Z N" draw:text-areas="?f223 ?f225 ?f224 ?f226" draw:glue-points="?f137 ?f138 ?f139 ?f140 ?f141 ?f142 ?f143 ?f144 ?f145 ?f146 ?f147 ?f148 ?f149 ?f150 ?f151 ?f152 ?f153 ?f154 ?f155 ?f156 ?f157 ?f158 ?f159 ?f160 ?f161 ?f162 ?f163 ?f164 ?f165 ?f166 ?f167 ?f168 ?f169 ?f170 ?f171 ?f172 ?f173 ?f174 ?f175 ?f176 ?f177 ?f178 ?f179 ?f180 ?f181 ?f178 ?f182 ?f176 ?f183 ?f174 ?f184 ?f172 ?f185 ?f170 ?f186 ?f168 ?f187 ?f166 ?f188 ?f164 ?f189 ?f162 ?f190 ?f160 ?f191 ?f158 ?f192 ?f156 ?f193 ?f154 ?f194 ?f152 ?f195 ?f150 ?f196 ?f148 ?f197 ?f146 ?f198 ?f144 ?f199 ?f142 ?f200 ?f140 ?f201 ?f138 ?f200 ?f202 ?f199 ?f203 ?f198 ?f204 ?f197 ?f205 ?f196 ?f206 ?f195 ?f207 ?f194 ?f208 ?f193 ?f209 ?f192 ?f210 ?f191 ?f211 ?f190 ?f212 ?f189 ?f213 ?f188 ?f214 ?f187 ?f215 ?f186 ?f216 ?f185 ?f217 ?f184 ?f218 ?f183 ?f219 ?f182 ?f220 ?f181 ?f221 ?f179 ?f222" draw:glue-point-leaving-directions="-90, -90, -90, -90, -90, -90, -90, -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99"/><draw:equation draw:name="f7" draw:formula="?f4 / 1899"/><draw:equation draw:name="f8" draw:formula="0 + 11126 - 9227"/><draw:equation draw:name="f9" draw:formula="?f8 * ?f5 / 1899"/><draw:equation draw:name="f10" draw:formula="1228 * ?f4 / 1899"/><draw:equation draw:name="f11" draw:formula="0 + 11123 - 9227"/><draw:equation draw:name="f12" draw:formula="?f11 * ?f5 / 1899"/><draw:equation draw:name="f13" draw:formula="1302 * ?f4 / 1899"/><draw:equation draw:name="f14" draw:formula="0 + 11114 - 9227"/><draw:equation draw:name="f15" draw:formula="?f14 * ?f5 / 1899"/><draw:equation draw:name="f16" draw:formula="1375 * ?f4 / 1899"/><draw:equation draw:name="f17" draw:formula="0 + 11100 - 9227"/><draw:equation draw:name="f18" draw:formula="?f17 * ?f5 / 1899"/><draw:equation draw:name="f19" draw:formula="1446 * ?f4 / 1899"/><draw:equation draw:name="f20" draw:formula="0 + 11082 - 9227"/><draw:equation draw:name="f21" draw:formula="?f20 * ?f5 / 1899"/><draw:equation draw:name="f22" draw:formula="1515 * ?f4 / 1899"/><draw:equation draw:name="f23" draw:formula="0 + 11058 - 9227"/><draw:equation draw:name="f24" draw:formula="?f23 * ?f5 / 1899"/><draw:equation draw:name="f25" draw:formula="1581 * ?f4 / 1899"/><draw:equation draw:name="f26" draw:formula="0 + 11029 - 9227"/><draw:equation draw:name="f27" draw:formula="?f26 * ?f5 / 1899"/><draw:equation draw:name="f28" draw:formula="1646 * ?f4 / 1899"/><draw:equation draw:name="f29" draw:formula="0 + 10996 - 9227"/><draw:equation draw:name="f30" draw:formula="?f29 * ?f5 / 1899"/><draw:equation draw:name="f31" draw:formula="1707 * ?f4 / 1899"/><draw:equation draw:name="f32" draw:formula="0 + 10959 - 9227"/><draw:equation draw:name="f33" draw:formula="?f32 * ?f5 / 1899"/><draw:equation draw:name="f34" draw:formula="1766 * ?f4 / 1899"/><draw:equation draw:name="f35" draw:formula="0 + 10917 - 9227"/><draw:equation draw:name="f36" draw:formula="?f35 * ?f5 / 1899"/><draw:equation draw:name="f37" draw:formula="1822 * ?f4 / 1899"/><draw:equation draw:name="f38" draw:formula="0 + 10872 - 9227"/><draw:equation draw:name="f39" draw:formula="?f38 * ?f5 / 1899"/><draw:equation draw:name="f40" draw:formula="1874 * ?f4 / 1899"/><draw:equation draw:name="f41" draw:formula="0 + 10823 - 9227"/><draw:equation draw:name="f42" draw:formula="?f41 * ?f5 / 1899"/><draw:equation draw:name="f43" draw:formula="1923 * ?f4 / 1899"/><draw:equation draw:name="f44" draw:formula="0 + 10770 - 9227"/><draw:equation draw:name="f45" draw:formula="?f44 * ?f5 / 1899"/><draw:equation draw:name="f46" draw:formula="1969 * ?f4 / 1899"/><draw:equation draw:name="f47" draw:formula="0 + 10714 - 9227"/><draw:equation draw:name="f48" draw:formula="?f47 * ?f5 / 1899"/><draw:equation draw:name="f49" draw:formula="2010 * ?f4 / 1899"/><draw:equation draw:name="f50" draw:formula="0 + 10655 - 9227"/><draw:equation draw:name="f51" draw:formula="?f50 * ?f5 / 1899"/><draw:equation draw:name="f52" draw:formula="2048 * ?f4 / 1899"/><draw:equation draw:name="f53" draw:formula="0 + 10594 - 9227"/><draw:equation draw:name="f54" draw:formula="?f53 * ?f5 / 1899"/><draw:equation draw:name="f55" draw:formula="2081 * ?f4 / 1899"/><draw:equation draw:name="f56" draw:formula="0 + 10530 - 9227"/><draw:equation draw:name="f57" draw:formula="?f56 * ?f5 / 1899"/><draw:equation draw:name="f58" draw:formula="2109 * ?f4 / 1899"/><draw:equation draw:name="f59" draw:formula="0 + 10463 - 9227"/><draw:equation draw:name="f60" draw:formula="?f59 * ?f5 / 1899"/><draw:equation draw:name="f61" draw:formula="2133 * ?f4 / 1899"/><draw:equation draw:name="f62" draw:formula="0 + 10394 - 9227"/><draw:equation draw:name="f63" draw:formula="?f62 * ?f5 / 1899"/><draw:equation draw:name="f64" draw:formula="2152 * ?f4 / 1899"/><draw:equation draw:name="f65" draw:formula="0 + 10323 - 9227"/><draw:equation draw:name="f66" draw:formula="?f65 * ?f5 / 1899"/><draw:equation draw:name="f67" draw:formula="2166 * ?f4 / 1899"/><draw:equation draw:name="f68" draw:formula="0 + 10251 - 9227"/><draw:equation draw:name="f69" draw:formula="?f68 * ?f5 / 1899"/><draw:equation draw:name="f70" draw:formula="2175 * ?f4 / 1899"/><draw:equation draw:name="f71" draw:formula="0 + 10176 - 9227"/><draw:equation draw:name="f72" draw:formula="?f71 * ?f5 / 1899"/><draw:equation draw:name="f73" draw:formula="2177 * ?f4 / 1899"/><draw:equation draw:name="f74" draw:formula="0 + 10102 - 9227"/><draw:equation draw:name="f75" draw:formula="?f74 * ?f5 / 1899"/><draw:equation draw:name="f76" draw:formula="0 + 10030 - 9227"/><draw:equation draw:name="f77" draw:formula="?f76 * ?f5 / 1899"/><draw:equation draw:name="f78" draw:formula="0 + 9959 - 9227"/><draw:equation draw:name="f79" draw:formula="?f78 * ?f5 / 1899"/><draw:equation draw:name="f80" draw:formula="0 + 9890 - 9227"/><draw:equation draw:name="f81" draw:formula="?f80 * ?f5 / 1899"/><draw:equation draw:name="f82" draw:formula="0 + 9823 - 9227"/><draw:equation draw:name="f83" draw:formula="?f82 * ?f5 / 1899"/><draw:equation draw:name="f84" draw:formula="0 + 9759 - 9227"/><draw:equation draw:name="f85" draw:formula="?f84 * ?f5 / 1899"/><draw:equation draw:name="f86" draw:formula="0 + 9697 - 9227"/><draw:equation draw:name="f87" draw:formula="?f86 * ?f5 / 1899"/><draw:equation draw:name="f88" draw:formula="0 + 9638 - 9227"/><draw:equation draw:name="f89" draw:formula="?f88 * ?f5 / 1899"/><draw:equation draw:name="f90" draw:formula="0 + 9583 - 9227"/><draw:equation draw:name="f91" draw:formula="?f90 * ?f5 / 1899"/><draw:equation draw:name="f92" draw:formula="0 + 9530 - 9227"/><draw:equation draw:name="f93" draw:formula="?f92 * ?f5 / 1899"/><draw:equation draw:name="f94" draw:formula="0 + 9481 - 9227"/><draw:equation draw:name="f95" draw:formula="?f94 * ?f5 / 1899"/><draw:equation draw:name="f96" draw:formula="0 + 9436 - 9227"/><draw:equation draw:name="f97" draw:formula="?f96 * ?f5 / 1899"/><draw:equation draw:name="f98" draw:formula="0 + 9394 - 9227"/><draw:equation draw:name="f99" draw:formula="?f98 * ?f5 / 1899"/><draw:equation draw:name="f100" draw:formula="0 + 9357 - 9227"/><draw:equation draw:name="f101" draw:formula="?f100 * ?f5 / 1899"/><draw:equation draw:name="f102" draw:formula="0 + 9324 - 9227"/><draw:equation draw:name="f103" draw:formula="?f102 * ?f5 / 1899"/><draw:equation draw:name="f104" draw:formula="0 + 9295 - 9227"/><draw:equation draw:name="f105" draw:formula="?f104 * ?f5 / 1899"/><draw:equation draw:name="f106" draw:formula="0 + 9271 - 9227"/><draw:equation draw:name="f107" draw:formula="?f106 * ?f5 / 1899"/><draw:equation draw:name="f108" draw:formula="0 + 9252 - 9227"/><draw:equation draw:name="f109" draw:formula="?f108 * ?f5 / 1899"/><draw:equation draw:name="f110" draw:formula="0 + 9238 - 9227"/><draw:equation draw:name="f111" draw:formula="?f110 * ?f5 / 1899"/><draw:equation draw:name="f112" draw:formula="0 + 9230 - 9227"/><draw:equation draw:name="f113" draw:formula="?f112 * ?f5 / 1899"/><draw:equation draw:name="f114" draw:formula="0 + 9227 - 9227"/><draw:equation draw:name="f115" draw:formula="?f114 * ?f5 / 1899"/><draw:equation draw:name="f116" draw:formula="1154 * ?f4 / 1899"/><draw:equation draw:name="f117" draw:formula="1081 * ?f4 / 1899"/><draw:equation draw:name="f118" draw:formula="1011 * ?f4 / 1899"/><draw:equation draw:name="f119" draw:formula="942 * ?f4 / 1899"/><draw:equation draw:name="f120" draw:formula="875 * ?f4 / 1899"/><draw:equation draw:name="f121" draw:formula="811 * ?f4 / 1899"/><draw:equation draw:name="f122" draw:formula="749 * ?f4 / 1899"/><draw:equation draw:name="f123" draw:formula="690 * ?f4 / 1899"/><draw:equation draw:name="f124" draw:formula="635 * ?f4 / 1899"/><draw:equation draw:name="f125" draw:formula="582 * ?f4 / 1899"/><draw:equation draw:name="f126" draw:formula="533 * ?f4 / 1899"/><draw:equation draw:name="f127" draw:formula="488 * ?f4 / 1899"/><draw:equation draw:name="f128" draw:formula="446 * ?f4 / 1899"/><draw:equation draw:name="f129" draw:formula="409 * ?f4 / 1899"/><draw:equation draw:name="f130" draw:formula="375 * ?f4 / 1899"/><draw:equation draw:name="f131" draw:formula="347 * ?f4 / 1899"/><draw:equation draw:name="f132" draw:formula="323 * ?f4 / 1899"/><draw:equation draw:name="f133" draw:formula="304 * ?f4 / 1899"/><draw:equation draw:name="f134" draw:formula="290 * ?f4 / 1899"/><draw:equation draw:name="f135" draw:formula="282 * ?f4 / 1899"/><draw:equation draw:name="f136" draw:formula="279 * ?f4 / 1899"/><draw:equation draw:name="f137" draw:formula="?f9 / ?f6"/><draw:equation draw:name="f138" draw:formula="?f10 / ?f7"/><draw:equation draw:name="f139" draw:formula="?f12 / ?f6"/><draw:equation draw:name="f140" draw:formula="?f13 / ?f7"/><draw:equation draw:name="f141" draw:formula="?f15 / ?f6"/><draw:equation draw:name="f142" draw:formula="?f16 / ?f7"/><draw:equation draw:name="f143" draw:formula="?f18 / ?f6"/><draw:equation draw:name="f144" draw:formula="?f19 / ?f7"/><draw:equation draw:name="f145" draw:formula="?f21 / ?f6"/><draw:equation draw:name="f146" draw:formula="?f22 / ?f7"/><draw:equation draw:name="f147" draw:formula="?f24 / ?f6"/><draw:equation draw:name="f148" draw:formula="?f25 / ?f7"/><draw:equation draw:name="f149" draw:formula="?f27 / ?f6"/><draw:equation draw:name="f150" draw:formula="?f28 / ?f7"/><draw:equation draw:name="f151" draw:formula="?f30 / ?f6"/><draw:equation draw:name="f152" draw:formula="?f31 / ?f7"/><draw:equation draw:name="f153" draw:formula="?f33 / ?f6"/><draw:equation draw:name="f154" draw:formula="?f34 / ?f7"/><draw:equation draw:name="f155" draw:formula="?f36 / ?f6"/><draw:equation draw:name="f156" draw:formula="?f37 / ?f7"/><draw:equation draw:name="f157" draw:formula="?f39 / ?f6"/><draw:equation draw:name="f158" draw:formula="?f40 / ?f7"/><draw:equation draw:name="f159" draw:formula="?f42 / ?f6"/><draw:equation draw:name="f160" draw:formula="?f43 / ?f7"/><draw:equation draw:name="f161" draw:formula="?f45 / ?f6"/><draw:equation draw:name="f162" draw:formula="?f46 / ?f7"/><draw:equation draw:name="f163" draw:formula="?f48 / ?f6"/><draw:equation draw:name="f164" draw:formula="?f49 / ?f7"/><draw:equation draw:name="f165" draw:formula="?f51 / ?f6"/><draw:equation draw:name="f166" draw:formula="?f52 / ?f7"/><draw:equation draw:name="f167" draw:formula="?f54 / ?f6"/><draw:equation draw:name="f168" draw:formula="?f55 / ?f7"/><draw:equation draw:name="f169" draw:formula="?f57 / ?f6"/><draw:equation draw:name="f170" draw:formula="?f58 / ?f7"/><draw:equation draw:name="f171" draw:formula="?f60 / ?f6"/><draw:equation draw:name="f172" draw:formula="?f61 / ?f7"/><draw:equation draw:name="f173" draw:formula="?f63 / ?f6"/><draw:equation draw:name="f174" draw:formula="?f64 / ?f7"/><draw:equation draw:name="f175" draw:formula="?f66 / ?f6"/><draw:equation draw:name="f176" draw:formula="?f67 / ?f7"/><draw:equation draw:name="f177" draw:formula="?f69 / ?f6"/><draw:equation draw:name="f178" draw:formula="?f70 / ?f7"/><draw:equation draw:name="f179" draw:formula="?f72 / ?f6"/><draw:equation draw:name="f180" draw:formula="?f73 / ?f7"/><draw:equation draw:name="f181" draw:formula="?f75 / ?f6"/><draw:equation draw:name="f182" draw:formula="?f77 / ?f6"/><draw:equation draw:name="f183" draw:formula="?f79 / ?f6"/><draw:equation draw:name="f184" draw:formula="?f81 / ?f6"/><draw:equation draw:name="f185" draw:formula="?f83 / ?f6"/><draw:equation draw:name="f186" draw:formula="?f85 / ?f6"/><draw:equation draw:name="f187" draw:formula="?f87 / ?f6"/><draw:equation draw:name="f188" draw:formula="?f89 / ?f6"/><draw:equation draw:name="f189" draw:formula="?f91 / ?f6"/><draw:equation draw:name="f190" draw:formula="?f93 / ?f6"/><draw:equation draw:name="f191" draw:formula="?f95 / ?f6"/><draw:equation draw:name="f192" draw:formula="?f97 / ?f6"/><draw:equation draw:name="f193" draw:formula="?f99 / ?f6"/><draw:equation draw:name="f194" draw:formula="?f101 / ?f6"/><draw:equation draw:name="f195" draw:formula="?f103 / ?f6"/><draw:equation draw:name="f196" draw:formula="?f105 / ?f6"/><draw:equation draw:name="f197" draw:formula="?f107 / ?f6"/><draw:equation draw:name="f198" draw:formula="?f109 / ?f6"/><draw:equation draw:name="f199" draw:formula="?f111 / ?f6"/><draw:equation draw:name="f200" draw:formula="?f113 / ?f6"/><draw:equation draw:name="f201" draw:formula="?f115 / ?f6"/><draw:equation draw:name="f202" draw:formula="?f116 / ?f7"/><draw:equation draw:name="f203" draw:formula="?f117 / ?f7"/><draw:equation draw:name="f204" draw:formula="?f118 / ?f7"/><draw:equation draw:name="f205" draw:formula="?f119 / ?f7"/><draw:equation draw:name="f206" draw:formula="?f120 / ?f7"/><draw:equation draw:name="f207" draw:formula="?f121 / ?f7"/><draw:equation draw:name="f208" draw:formula="?f122 / ?f7"/><draw:equation draw:name="f209" draw:formula="?f123 / ?f7"/><draw:equation draw:name="f210" draw:formula="?f124 / ?f7"/><draw:equation draw:name="f211" draw:formula="?f125 / ?f7"/><draw:equation draw:name="f212" draw:formula="?f126 / ?f7"/><draw:equation draw:name="f213" draw:formula="?f127 / ?f7"/><draw:equation draw:name="f214" draw:formula="?f128 / ?f7"/><draw:equation draw:name="f215" draw:formula="?f129 / ?f7"/><draw:equation draw:name="f216" draw:formula="?f130 / ?f7"/><draw:equation draw:name="f217" draw:formula="?f131 / ?f7"/><draw:equation draw:name="f218" draw:formula="?f132 / ?f7"/><draw:equation draw:name="f219" draw:formula="?f133 / ?f7"/><draw:equation draw:name="f220" draw:formula="?f134 / ?f7"/><draw:equation draw:name="f221" draw:formula="?f135 / ?f7"/><draw:equation draw:name="f222" draw:formula="?f136 / ?f7"/><draw:equation draw:name="f223" draw:formula="0 / ?f6"/><draw:equation draw:name="f224" draw:formula="?f1 / ?f6"/><draw:equation draw:name="f225" draw:formula="0 / ?f7"/><draw:equation draw:name="f226" draw:formula="?f3 / ?f7"/></draw:enhanced-geometry></draw:custom-shape><draw:custom-shape svg:x="0in" svg:y="0.01309in" svg:width="1.2083in" svg:height="1.20851in" draw:id="id99" draw:style-name="a89" draw:name="Freihandform 10"><svg:title/><svg:desc/><text:p text:style-name="Standard"><text:span text:style-name="T70">Thema einfügen</text:span></text:p><draw:enhanced-geometry draw:type="non-primitive" svg:viewBox="0 0 1899 1899" draw:enhanced-path="M 1899 949 L 1896 1023 1887 1096 1873 1167 1855 1236 1831 1302 1802 1367 1769 1428 1732 1487 1690 1543 1645 1595 1596 1644 1543 1690 1487 1731 1428 1769 1367 1802 1303 1830 1236 1854 1167 1873 1096 1887 1024 1896 949 1898 875 1896 803 1887 732 1873 663 1854 596 1830 532 1802 470 1769 411 1731 356 1690 303 1644 254 1595 209 1543 167 1487 130 1428 97 1367 68 1302 44 1236 25 1167 11 1096 3 1023 0 949 3 875 11 802 25 732 44 663 68 596 97 532 130 470 167 411 209 356 254 303 303 254 356 209 411 167 470 130 532 96 596 68 663 44 732 25 803 11 875 3 949 0 1024 3 1096 11 1167 25 1236 44 1303 68 1367 96 1428 130 1487 167 1543 209 1596 254 1645 303 1690 356 1732 411 1769 470 1802 532 1831 596 1855 663 1873 732 1887 802 1896 875 1899 949 Z N" draw:text-areas="?f223 ?f225 ?f224 ?f226" draw:glue-points="?f137 ?f138 ?f139 ?f140 ?f141 ?f142 ?f143 ?f144 ?f145 ?f146 ?f147 ?f148 ?f149 ?f150 ?f151 ?f152 ?f153 ?f154 ?f155 ?f156 ?f157 ?f158 ?f159 ?f160 ?f161 ?f162 ?f163 ?f164 ?f165 ?f166 ?f167 ?f168 ?f169 ?f170 ?f171 ?f172 ?f173 ?f174 ?f175 ?f176 ?f177 ?f178 ?f179 ?f180 ?f181 ?f178 ?f182 ?f176 ?f183 ?f174 ?f184 ?f172 ?f185 ?f170 ?f186 ?f168 ?f187 ?f166 ?f188 ?f164 ?f189 ?f162 ?f190 ?f160 ?f191 ?f158 ?f192 ?f156 ?f193 ?f154 ?f194 ?f152 ?f195 ?f150 ?f196 ?f148 ?f197 ?f146 ?f198 ?f144 ?f199 ?f142 ?f200 ?f140 ?f201 ?f138 ?f200 ?f202 ?f199 ?f203 ?f198 ?f204 ?f197 ?f205 ?f196 ?f206 ?f195 ?f207 ?f194 ?f208 ?f193 ?f209 ?f192 ?f210 ?f191 ?f211 ?f190 ?f212 ?f189 ?f213 ?f188 ?f214 ?f187 ?f215 ?f186 ?f216 ?f185 ?f217 ?f184 ?f218 ?f183 ?f219 ?f182 ?f220 ?f181 ?f221 ?f179 ?f222" draw:glue-point-leaving-directions="-90, -90, -90, -90, -90, -90, -90, -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99"/><draw:equation draw:name="f7" draw:formula="?f4 / 1899"/><draw:equation draw:name="f8" draw:formula="0 + 11126 - 9227"/><draw:equation draw:name="f9" draw:formula="?f8 * ?f5 / 1899"/><draw:equation draw:name="f10" draw:formula="1228 * ?f4 / 1899"/><draw:equation draw:name="f11" draw:formula="0 + 11123 - 9227"/><draw:equation draw:name="f12" draw:formula="?f11 * ?f5 / 1899"/><draw:equation draw:name="f13" draw:formula="1302 * ?f4 / 1899"/><draw:equation draw:name="f14" draw:formula="0 + 11114 - 9227"/><draw:equation draw:name="f15" draw:formula="?f14 * ?f5 / 1899"/><draw:equation draw:name="f16" draw:formula="1375 * ?f4 / 1899"/><draw:equation draw:name="f17" draw:formula="0 + 11100 - 9227"/><draw:equation draw:name="f18" draw:formula="?f17 * ?f5 / 1899"/><draw:equation draw:name="f19" draw:formula="1446 * ?f4 / 1899"/><draw:equation draw:name="f20" draw:formula="0 + 11082 - 9227"/><draw:equation draw:name="f21" draw:formula="?f20 * ?f5 / 1899"/><draw:equation draw:name="f22" draw:formula="1515 * ?f4 / 1899"/><draw:equation draw:name="f23" draw:formula="0 + 11058 - 9227"/><draw:equation draw:name="f24" draw:formula="?f23 * ?f5 / 1899"/><draw:equation draw:name="f25" draw:formula="1581 * ?f4 / 1899"/><draw:equation draw:name="f26" draw:formula="0 + 11029 - 9227"/><draw:equation draw:name="f27" draw:formula="?f26 * ?f5 / 1899"/><draw:equation draw:name="f28" draw:formula="1646 * ?f4 / 1899"/><draw:equation draw:name="f29" draw:formula="0 + 10996 - 9227"/><draw:equation draw:name="f30" draw:formula="?f29 * ?f5 / 1899"/><draw:equation draw:name="f31" draw:formula="1707 * ?f4 / 1899"/><draw:equation draw:name="f32" draw:formula="0 + 10959 - 9227"/><draw:equation draw:name="f33" draw:formula="?f32 * ?f5 / 1899"/><draw:equation draw:name="f34" draw:formula="1766 * ?f4 / 1899"/><draw:equation draw:name="f35" draw:formula="0 + 10917 - 9227"/><draw:equation draw:name="f36" draw:formula="?f35 * ?f5 / 1899"/><draw:equation draw:name="f37" draw:formula="1822 * ?f4 / 1899"/><draw:equation draw:name="f38" draw:formula="0 + 10872 - 9227"/><draw:equation draw:name="f39" draw:formula="?f38 * ?f5 / 1899"/><draw:equation draw:name="f40" draw:formula="1874 * ?f4 / 1899"/><draw:equation draw:name="f41" draw:formula="0 + 10823 - 9227"/><draw:equation draw:name="f42" draw:formula="?f41 * ?f5 / 1899"/><draw:equation draw:name="f43" draw:formula="1923 * ?f4 / 1899"/><draw:equation draw:name="f44" draw:formula="0 + 10770 - 9227"/><draw:equation draw:name="f45" draw:formula="?f44 * ?f5 / 1899"/><draw:equation draw:name="f46" draw:formula="1969 * ?f4 / 1899"/><draw:equation draw:name="f47" draw:formula="0 + 10714 - 9227"/><draw:equation draw:name="f48" draw:formula="?f47 * ?f5 / 1899"/><draw:equation draw:name="f49" draw:formula="2010 * ?f4 / 1899"/><draw:equation draw:name="f50" draw:formula="0 + 10655 - 9227"/><draw:equation draw:name="f51" draw:formula="?f50 * ?f5 / 1899"/><draw:equation draw:name="f52" draw:formula="2048 * ?f4 / 1899"/><draw:equation draw:name="f53" draw:formula="0 + 10594 - 9227"/><draw:equation draw:name="f54" draw:formula="?f53 * ?f5 / 1899"/><draw:equation draw:name="f55" draw:formula="2081 * ?f4 / 1899"/><draw:equation draw:name="f56" draw:formula="0 + 10530 - 9227"/><draw:equation draw:name="f57" draw:formula="?f56 * ?f5 / 1899"/><draw:equation draw:name="f58" draw:formula="2109 * ?f4 / 1899"/><draw:equation draw:name="f59" draw:formula="0 + 10463 - 9227"/><draw:equation draw:name="f60" draw:formula="?f59 * ?f5 / 1899"/><draw:equation draw:name="f61" draw:formula="2133 * ?f4 / 1899"/><draw:equation draw:name="f62" draw:formula="0 + 10394 - 9227"/><draw:equation draw:name="f63" draw:formula="?f62 * ?f5 / 1899"/><draw:equation draw:name="f64" draw:formula="2152 * ?f4 / 1899"/><draw:equation draw:name="f65" draw:formula="0 + 10323 - 9227"/><draw:equation draw:name="f66" draw:formula="?f65 * ?f5 / 1899"/><draw:equation draw:name="f67" draw:formula="2166 * ?f4 / 1899"/><draw:equation draw:name="f68" draw:formula="0 + 10251 - 9227"/><draw:equation draw:name="f69" draw:formula="?f68 * ?f5 / 1899"/><draw:equation draw:name="f70" draw:formula="2175 * ?f4 / 1899"/><draw:equation draw:name="f71" draw:formula="0 + 10176 - 9227"/><draw:equation draw:name="f72" draw:formula="?f71 * ?f5 / 1899"/><draw:equation draw:name="f73" draw:formula="2177 * ?f4 / 1899"/><draw:equation draw:name="f74" draw:formula="0 + 10102 - 9227"/><draw:equation draw:name="f75" draw:formula="?f74 * ?f5 / 1899"/><draw:equation draw:name="f76" draw:formula="0 + 10030 - 9227"/><draw:equation draw:name="f77" draw:formula="?f76 * ?f5 / 1899"/><draw:equation draw:name="f78" draw:formula="0 + 9959 - 9227"/><draw:equation draw:name="f79" draw:formula="?f78 * ?f5 / 1899"/><draw:equation draw:name="f80" draw:formula="0 + 9890 - 9227"/><draw:equation draw:name="f81" draw:formula="?f80 * ?f5 / 1899"/><draw:equation draw:name="f82" draw:formula="0 + 9823 - 9227"/><draw:equation draw:name="f83" draw:formula="?f82 * ?f5 / 1899"/><draw:equation draw:name="f84" draw:formula="0 + 9759 - 9227"/><draw:equation draw:name="f85" draw:formula="?f84 * ?f5 / 1899"/><draw:equation draw:name="f86" draw:formula="0 + 9697 - 9227"/><draw:equation draw:name="f87" draw:formula="?f86 * ?f5 / 1899"/><draw:equation draw:name="f88" draw:formula="0 + 9638 - 9227"/><draw:equation draw:name="f89" draw:formula="?f88 * ?f5 / 1899"/><draw:equation draw:name="f90" draw:formula="0 + 9583 - 9227"/><draw:equation draw:name="f91" draw:formula="?f90 * ?f5 / 1899"/><draw:equation draw:name="f92" draw:formula="0 + 9530 - 9227"/><draw:equation draw:name="f93" draw:formula="?f92 * ?f5 / 1899"/><draw:equation draw:name="f94" draw:formula="0 + 9481 - 9227"/><draw:equation draw:name="f95" draw:formula="?f94 * ?f5 / 1899"/><draw:equation draw:name="f96" draw:formula="0 + 9436 - 9227"/><draw:equation draw:name="f97" draw:formula="?f96 * ?f5 / 1899"/><draw:equation draw:name="f98" draw:formula="0 + 9394 - 9227"/><draw:equation draw:name="f99" draw:formula="?f98 * ?f5 / 1899"/><draw:equation draw:name="f100" draw:formula="0 + 9357 - 9227"/><draw:equation draw:name="f101" draw:formula="?f100 * ?f5 / 1899"/><draw:equation draw:name="f102" draw:formula="0 + 9324 - 9227"/><draw:equation draw:name="f103" draw:formula="?f102 * ?f5 / 1899"/><draw:equation draw:name="f104" draw:formula="0 + 9295 - 9227"/><draw:equation draw:name="f105" draw:formula="?f104 * ?f5 / 1899"/><draw:equation draw:name="f106" draw:formula="0 + 9271 - 9227"/><draw:equation draw:name="f107" draw:formula="?f106 * ?f5 / 1899"/><draw:equation draw:name="f108" draw:formula="0 + 9252 - 9227"/><draw:equation draw:name="f109" draw:formula="?f108 * ?f5 / 1899"/><draw:equation draw:name="f110" draw:formula="0 + 9238 - 9227"/><draw:equation draw:name="f111" draw:formula="?f110 * ?f5 / 1899"/><draw:equation draw:name="f112" draw:formula="0 + 9230 - 9227"/><draw:equation draw:name="f113" draw:formula="?f112 * ?f5 / 1899"/><draw:equation draw:name="f114" draw:formula="0 + 9227 - 9227"/><draw:equation draw:name="f115" draw:formula="?f114 * ?f5 / 1899"/><draw:equation draw:name="f116" draw:formula="1154 * ?f4 / 1899"/><draw:equation draw:name="f117" draw:formula="1081 * ?f4 / 1899"/><draw:equation draw:name="f118" draw:formula="1011 * ?f4 / 1899"/><draw:equation draw:name="f119" draw:formula="942 * ?f4 / 1899"/><draw:equation draw:name="f120" draw:formula="875 * ?f4 / 1899"/><draw:equation draw:name="f121" draw:formula="811 * ?f4 / 1899"/><draw:equation draw:name="f122" draw:formula="749 * ?f4 / 1899"/><draw:equation draw:name="f123" draw:formula="690 * ?f4 / 1899"/><draw:equation draw:name="f124" draw:formula="635 * ?f4 / 1899"/><draw:equation draw:name="f125" draw:formula="582 * ?f4 / 1899"/><draw:equation draw:name="f126" draw:formula="533 * ?f4 / 1899"/><draw:equation draw:name="f127" draw:formula="488 * ?f4 / 1899"/><draw:equation draw:name="f128" draw:formula="446 * ?f4 / 1899"/><draw:equation draw:name="f129" draw:formula="409 * ?f4 / 1899"/><draw:equation draw:name="f130" draw:formula="375 * ?f4 / 1899"/><draw:equation draw:name="f131" draw:formula="347 * ?f4 / 1899"/><draw:equation draw:name="f132" draw:formula="323 * ?f4 / 1899"/><draw:equation draw:name="f133" draw:formula="304 * ?f4 / 1899"/><draw:equation draw:name="f134" draw:formula="290 * ?f4 / 1899"/><draw:equation draw:name="f135" draw:formula="282 * ?f4 / 1899"/><draw:equation draw:name="f136" draw:formula="279 * ?f4 / 1899"/><draw:equation draw:name="f137" draw:formula="?f9 / ?f6"/><draw:equation draw:name="f138" draw:formula="?f10 / ?f7"/><draw:equation draw:name="f139" draw:formula="?f12 / ?f6"/><draw:equation draw:name="f140" draw:formula="?f13 / ?f7"/><draw:equation draw:name="f141" draw:formula="?f15 / ?f6"/><draw:equation draw:name="f142" draw:formula="?f16 / ?f7"/><draw:equation draw:name="f143" draw:formula="?f18 / ?f6"/><draw:equation draw:name="f144" draw:formula="?f19 / ?f7"/><draw:equation draw:name="f145" draw:formula="?f21 / ?f6"/><draw:equation draw:name="f146" draw:formula="?f22 / ?f7"/><draw:equation draw:name="f147" draw:formula="?f24 / ?f6"/><draw:equation draw:name="f148" draw:formula="?f25 / ?f7"/><draw:equation draw:name="f149" draw:formula="?f27 / ?f6"/><draw:equation draw:name="f150" draw:formula="?f28 / ?f7"/><draw:equation draw:name="f151" draw:formula="?f30 / ?f6"/><draw:equation draw:name="f152" draw:formula="?f31 / ?f7"/><draw:equation draw:name="f153" draw:formula="?f33 / ?f6"/><draw:equation draw:name="f154" draw:formula="?f34 / ?f7"/><draw:equation draw:name="f155" draw:formula="?f36 / ?f6"/><draw:equation draw:name="f156" draw:formula="?f37 / ?f7"/><draw:equation draw:name="f157" draw:formula="?f39 / ?f6"/><draw:equation draw:name="f158" draw:formula="?f40 / ?f7"/><draw:equation draw:name="f159" draw:formula="?f42 / ?f6"/><draw:equation draw:name="f160" draw:formula="?f43 / ?f7"/><draw:equation draw:name="f161" draw:formula="?f45 / ?f6"/><draw:equation draw:name="f162" draw:formula="?f46 / ?f7"/><draw:equation draw:name="f163" draw:formula="?f48 / ?f6"/><draw:equation draw:name="f164" draw:formula="?f49 / ?f7"/><draw:equation draw:name="f165" draw:formula="?f51 / ?f6"/><draw:equation draw:name="f166" draw:formula="?f52 / ?f7"/><draw:equation draw:name="f167" draw:formula="?f54 / ?f6"/><draw:equation draw:name="f168" draw:formula="?f55 / ?f7"/><draw:equation draw:name="f169" draw:formula="?f57 / ?f6"/><draw:equation draw:name="f170" draw:formula="?f58 / ?f7"/><draw:equation draw:name="f171" draw:formula="?f60 / ?f6"/><draw:equation draw:name="f172" draw:formula="?f61 / ?f7"/><draw:equation draw:name="f173" draw:formula="?f63 / ?f6"/><draw:equation draw:name="f174" draw:formula="?f64 / ?f7"/><draw:equation draw:name="f175" draw:formula="?f66 / ?f6"/><draw:equation draw:name="f176" draw:formula="?f67 / ?f7"/><draw:equation draw:name="f177" draw:formula="?f69 / ?f6"/><draw:equation draw:name="f178" draw:formula="?f70 / ?f7"/><draw:equation draw:name="f179" draw:formula="?f72 / ?f6"/><draw:equation draw:name="f180" draw:formula="?f73 / ?f7"/><draw:equation draw:name="f181" draw:formula="?f75 / ?f6"/><draw:equation draw:name="f182" draw:formula="?f77 / ?f6"/><draw:equation draw:name="f183" draw:formula="?f79 / ?f6"/><draw:equation draw:name="f184" draw:formula="?f81 / ?f6"/><draw:equation draw:name="f185" draw:formula="?f83 / ?f6"/><draw:equation draw:name="f186" draw:formula="?f85 / ?f6"/><draw:equation draw:name="f187" draw:formula="?f87 / ?f6"/><draw:equation draw:name="f188" draw:formula="?f89 / ?f6"/><draw:equation draw:name="f189" draw:formula="?f91 / ?f6"/><draw:equation draw:name="f190" draw:formula="?f93 / ?f6"/><draw:equation draw:name="f191" draw:formula="?f95 / ?f6"/><draw:equation draw:name="f192" draw:formula="?f97 / ?f6"/><draw:equation draw:name="f193" draw:formula="?f99 / ?f6"/><draw:equation draw:name="f194" draw:formula="?f101 / ?f6"/><draw:equation draw:name="f195" draw:formula="?f103 / ?f6"/><draw:equation draw:name="f196" draw:formula="?f105 / ?f6"/><draw:equation draw:name="f197" draw:formula="?f107 / ?f6"/><draw:equation draw:name="f198" draw:formula="?f109 / ?f6"/><draw:equation draw:name="f199" draw:formula="?f111 / ?f6"/><draw:equation draw:name="f200" draw:formula="?f113 / ?f6"/><draw:equation draw:name="f201" draw:formula="?f115 / ?f6"/><draw:equation draw:name="f202" draw:formula="?f116 / ?f7"/><draw:equation draw:name="f203" draw:formula="?f117 / ?f7"/><draw:equation draw:name="f204" draw:formula="?f118 / ?f7"/><draw:equation draw:name="f205" draw:formula="?f119 / ?f7"/><draw:equation draw:name="f206" draw:formula="?f120 / ?f7"/><draw:equation draw:name="f207" draw:formula="?f121 / ?f7"/><draw:equation draw:name="f208" draw:formula="?f122 / ?f7"/><draw:equation draw:name="f209" draw:formula="?f123 / ?f7"/><draw:equation draw:name="f210" draw:formula="?f124 / ?f7"/><draw:equation draw:name="f211" draw:formula="?f125 / ?f7"/><draw:equation draw:name="f212" draw:formula="?f126 / ?f7"/><draw:equation draw:name="f213" draw:formula="?f127 / ?f7"/><draw:equation draw:name="f214" draw:formula="?f128 / ?f7"/><draw:equation draw:name="f215" draw:formula="?f129 / ?f7"/><draw:equation draw:name="f216" draw:formula="?f130 / ?f7"/><draw:equation draw:name="f217" draw:formula="?f131 / ?f7"/><draw:equation draw:name="f218" draw:formula="?f132 / ?f7"/><draw:equation draw:name="f219" draw:formula="?f133 / ?f7"/><draw:equation draw:name="f220" draw:formula="?f134 / ?f7"/><draw:equation draw:name="f221" draw:formula="?f135 / ?f7"/><draw:equation draw:name="f222" draw:formula="?f136 / ?f7"/><draw:equation draw:name="f223" draw:formula="0 / ?f6"/><draw:equation draw:name="f224" draw:formula="?f1 / ?f6"/><draw:equation draw:name="f225" draw:formula="0 / ?f7"/><draw:equation draw:name="f226" draw:formula="?f3 / ?f7"/></draw:enhanced-geometry></draw:custom-shape><draw:custom-shape svg:x="1.63615in" svg:y="1.34843in" svg:width="1.2083in" svg:height="1.20851in" draw:id="id100" draw:style-name="a90" draw:name="Freihandform 10"><svg:title/><svg:desc/><text:p text:style-name="Standard"><text:span text:style-name="T71">Thema einfügen</text:span></text:p><draw:enhanced-geometry draw:type="non-primitive" svg:viewBox="0 0 1899 1899" draw:enhanced-path="M 1899 949 L 1896 1023 1887 1096 1873 1167 1855 1236 1831 1302 1802 1367 1769 1428 1732 1487 1690 1543 1645 1595 1596 1644 1543 1690 1487 1731 1428 1769 1367 1802 1303 1830 1236 1854 1167 1873 1096 1887 1024 1896 949 1898 875 1896 803 1887 732 1873 663 1854 596 1830 532 1802 470 1769 411 1731 356 1690 303 1644 254 1595 209 1543 167 1487 130 1428 97 1367 68 1302 44 1236 25 1167 11 1096 3 1023 0 949 3 875 11 802 25 732 44 663 68 596 97 532 130 470 167 411 209 356 254 303 303 254 356 209 411 167 470 130 532 96 596 68 663 44 732 25 803 11 875 3 949 0 1024 3 1096 11 1167 25 1236 44 1303 68 1367 96 1428 130 1487 167 1543 209 1596 254 1645 303 1690 356 1732 411 1769 470 1802 532 1831 596 1855 663 1873 732 1887 802 1896 875 1899 949 Z N" draw:text-areas="?f223 ?f225 ?f224 ?f226" draw:glue-points="?f137 ?f138 ?f139 ?f140 ?f141 ?f142 ?f143 ?f144 ?f145 ?f146 ?f147 ?f148 ?f149 ?f150 ?f151 ?f152 ?f153 ?f154 ?f155 ?f156 ?f157 ?f158 ?f159 ?f160 ?f161 ?f162 ?f163 ?f164 ?f165 ?f166 ?f167 ?f168 ?f169 ?f170 ?f171 ?f172 ?f173 ?f174 ?f175 ?f176 ?f177 ?f178 ?f179 ?f180 ?f181 ?f178 ?f182 ?f176 ?f183 ?f174 ?f184 ?f172 ?f185 ?f170 ?f186 ?f168 ?f187 ?f166 ?f188 ?f164 ?f189 ?f162 ?f190 ?f160 ?f191 ?f158 ?f192 ?f156 ?f193 ?f154 ?f194 ?f152 ?f195 ?f150 ?f196 ?f148 ?f197 ?f146 ?f198 ?f144 ?f199 ?f142 ?f200 ?f140 ?f201 ?f138 ?f200 ?f202 ?f199 ?f203 ?f198 ?f204 ?f197 ?f205 ?f196 ?f206 ?f195 ?f207 ?f194 ?f208 ?f193 ?f209 ?f192 ?f210 ?f191 ?f211 ?f190 ?f212 ?f189 ?f213 ?f188 ?f214 ?f187 ?f215 ?f186 ?f216 ?f185 ?f217 ?f184 ?f218 ?f183 ?f219 ?f182 ?f220 ?f181 ?f221 ?f179 ?f222" draw:glue-point-leaving-directions="-90, -90, -90, -90, -90, -90, -90, -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99"/><draw:equation draw:name="f7" draw:formula="?f4 / 1899"/><draw:equation draw:name="f8" draw:formula="0 + 11126 - 9227"/><draw:equation draw:name="f9" draw:formula="?f8 * ?f5 / 1899"/><draw:equation draw:name="f10" draw:formula="1228 * ?f4 / 1899"/><draw:equation draw:name="f11" draw:formula="0 + 11123 - 9227"/><draw:equation draw:name="f12" draw:formula="?f11 * ?f5 / 1899"/><draw:equation draw:name="f13" draw:formula="1302 * ?f4 / 1899"/><draw:equation draw:name="f14" draw:formula="0 + 11114 - 9227"/><draw:equation draw:name="f15" draw:formula="?f14 * ?f5 / 1899"/><draw:equation draw:name="f16" draw:formula="1375 * ?f4 / 1899"/><draw:equation draw:name="f17" draw:formula="0 + 11100 - 9227"/><draw:equation draw:name="f18" draw:formula="?f17 * ?f5 / 1899"/><draw:equation draw:name="f19" draw:formula="1446 * ?f4 / 1899"/><draw:equation draw:name="f20" draw:formula="0 + 11082 - 9227"/><draw:equation draw:name="f21" draw:formula="?f20 * ?f5 / 1899"/><draw:equation draw:name="f22" draw:formula="1515 * ?f4 / 1899"/><draw:equation draw:name="f23" draw:formula="0 + 11058 - 9227"/><draw:equation draw:name="f24" draw:formula="?f23 * ?f5 / 1899"/><draw:equation draw:name="f25" draw:formula="1581 * ?f4 / 1899"/><draw:equation draw:name="f26" draw:formula="0 + 11029 - 9227"/><draw:equation draw:name="f27" draw:formula="?f26 * ?f5 / 1899"/><draw:equation draw:name="f28" draw:formula="1646 * ?f4 / 1899"/><draw:equation draw:name="f29" draw:formula="0 + 10996 - 9227"/><draw:equation draw:name="f30" draw:formula="?f29 * ?f5 / 1899"/><draw:equation draw:name="f31" draw:formula="1707 * ?f4 / 1899"/><draw:equation draw:name="f32" draw:formula="0 + 10959 - 9227"/><draw:equation draw:name="f33" draw:formula="?f32 * ?f5 / 1899"/><draw:equation draw:name="f34" draw:formula="1766 * ?f4 / 1899"/><draw:equation draw:name="f35" draw:formula="0 + 10917 - 9227"/><draw:equation draw:name="f36" draw:formula="?f35 * ?f5 / 1899"/><draw:equation draw:name="f37" draw:formula="1822 * ?f4 / 1899"/><draw:equation draw:name="f38" draw:formula="0 + 10872 - 9227"/><draw:equation draw:name="f39" draw:formula="?f38 * ?f5 / 1899"/><draw:equation draw:name="f40" draw:formula="1874 * ?f4 / 1899"/><draw:equation draw:name="f41" draw:formula="0 + 10823 - 9227"/><draw:equation draw:name="f42" draw:formula="?f41 * ?f5 / 1899"/><draw:equation draw:name="f43" draw:formula="1923 * ?f4 / 1899"/><draw:equation draw:name="f44" draw:formula="0 + 10770 - 9227"/><draw:equation draw:name="f45" draw:formula="?f44 * ?f5 / 1899"/><draw:equation draw:name="f46" draw:formula="1969 * ?f4 / 1899"/><draw:equation draw:name="f47" draw:formula="0 + 10714 - 9227"/><draw:equation draw:name="f48" draw:formula="?f47 * ?f5 / 1899"/><draw:equation draw:name="f49" draw:formula="2010 * ?f4 / 1899"/><draw:equation draw:name="f50" draw:formula="0 + 10655 - 9227"/><draw:equation draw:name="f51" draw:formula="?f50 * ?f5 / 1899"/><draw:equation draw:name="f52" draw:formula="2048 * ?f4 / 1899"/><draw:equation draw:name="f53" draw:formula="0 + 10594 - 9227"/><draw:equation draw:name="f54" draw:formula="?f53 * ?f5 / 1899"/><draw:equation draw:name="f55" draw:formula="2081 * ?f4 / 1899"/><draw:equation draw:name="f56" draw:formula="0 + 10530 - 9227"/><draw:equation draw:name="f57" draw:formula="?f56 * ?f5 / 1899"/><draw:equation draw:name="f58" draw:formula="2109 * ?f4 / 1899"/><draw:equation draw:name="f59" draw:formula="0 + 10463 - 9227"/><draw:equation draw:name="f60" draw:formula="?f59 * ?f5 / 1899"/><draw:equation draw:name="f61" draw:formula="2133 * ?f4 / 1899"/><draw:equation draw:name="f62" draw:formula="0 + 10394 - 9227"/><draw:equation draw:name="f63" draw:formula="?f62 * ?f5 / 1899"/><draw:equation draw:name="f64" draw:formula="2152 * ?f4 / 1899"/><draw:equation draw:name="f65" draw:formula="0 + 10323 - 9227"/><draw:equation draw:name="f66" draw:formula="?f65 * ?f5 / 1899"/><draw:equation draw:name="f67" draw:formula="2166 * ?f4 / 1899"/><draw:equation draw:name="f68" draw:formula="0 + 10251 - 9227"/><draw:equation draw:name="f69" draw:formula="?f68 * ?f5 / 1899"/><draw:equation draw:name="f70" draw:formula="2175 * ?f4 / 1899"/><draw:equation draw:name="f71" draw:formula="0 + 10176 - 9227"/><draw:equation draw:name="f72" draw:formula="?f71 * ?f5 / 1899"/><draw:equation draw:name="f73" draw:formula="2177 * ?f4 / 1899"/><draw:equation draw:name="f74" draw:formula="0 + 10102 - 9227"/><draw:equation draw:name="f75" draw:formula="?f74 * ?f5 / 1899"/><draw:equation draw:name="f76" draw:formula="0 + 10030 - 9227"/><draw:equation draw:name="f77" draw:formula="?f76 * ?f5 / 1899"/><draw:equation draw:name="f78" draw:formula="0 + 9959 - 9227"/><draw:equation draw:name="f79" draw:formula="?f78 * ?f5 / 1899"/><draw:equation draw:name="f80" draw:formula="0 + 9890 - 9227"/><draw:equation draw:name="f81" draw:formula="?f80 * ?f5 / 1899"/><draw:equation draw:name="f82" draw:formula="0 + 9823 - 9227"/><draw:equation draw:name="f83" draw:formula="?f82 * ?f5 / 1899"/><draw:equation draw:name="f84" draw:formula="0 + 9759 - 9227"/><draw:equation draw:name="f85" draw:formula="?f84 * ?f5 / 1899"/><draw:equation draw:name="f86" draw:formula="0 + 9697 - 9227"/><draw:equation draw:name="f87" draw:formula="?f86 * ?f5 / 1899"/><draw:equation draw:name="f88" draw:formula="0 + 9638 - 9227"/><draw:equation draw:name="f89" draw:formula="?f88 * ?f5 / 1899"/><draw:equation draw:name="f90" draw:formula="0 + 9583 - 9227"/><draw:equation draw:name="f91" draw:formula="?f90 * ?f5 / 1899"/><draw:equation draw:name="f92" draw:formula="0 + 9530 - 9227"/><draw:equation draw:name="f93" draw:formula="?f92 * ?f5 / 1899"/><draw:equation draw:name="f94" draw:formula="0 + 9481 - 9227"/><draw:equation draw:name="f95" draw:formula="?f94 * ?f5 / 1899"/><draw:equation draw:name="f96" draw:formula="0 + 9436 - 9227"/><draw:equation draw:name="f97" draw:formula="?f96 * ?f5 / 1899"/><draw:equation draw:name="f98" draw:formula="0 + 9394 - 9227"/><draw:equation draw:name="f99" draw:formula="?f98 * ?f5 / 1899"/><draw:equation draw:name="f100" draw:formula="0 + 9357 - 9227"/><draw:equation draw:name="f101" draw:formula="?f100 * ?f5 / 1899"/><draw:equation draw:name="f102" draw:formula="0 + 9324 - 9227"/><draw:equation draw:name="f103" draw:formula="?f102 * ?f5 / 1899"/><draw:equation draw:name="f104" draw:formula="0 + 9295 - 9227"/><draw:equation draw:name="f105" draw:formula="?f104 * ?f5 / 1899"/><draw:equation draw:name="f106" draw:formula="0 + 9271 - 9227"/><draw:equation draw:name="f107" draw:formula="?f106 * ?f5 / 1899"/><draw:equation draw:name="f108" draw:formula="0 + 9252 - 9227"/><draw:equation draw:name="f109" draw:formula="?f108 * ?f5 / 1899"/><draw:equation draw:name="f110" draw:formula="0 + 9238 - 9227"/><draw:equation draw:name="f111" draw:formula="?f110 * ?f5 / 1899"/><draw:equation draw:name="f112" draw:formula="0 + 9230 - 9227"/><draw:equation draw:name="f113" draw:formula="?f112 * ?f5 / 1899"/><draw:equation draw:name="f114" draw:formula="0 + 9227 - 9227"/><draw:equation draw:name="f115" draw:formula="?f114 * ?f5 / 1899"/><draw:equation draw:name="f116" draw:formula="1154 * ?f4 / 1899"/><draw:equation draw:name="f117" draw:formula="1081 * ?f4 / 1899"/><draw:equation draw:name="f118" draw:formula="1011 * ?f4 / 1899"/><draw:equation draw:name="f119" draw:formula="942 * ?f4 / 1899"/><draw:equation draw:name="f120" draw:formula="875 * ?f4 / 1899"/><draw:equation draw:name="f121" draw:formula="811 * ?f4 / 1899"/><draw:equation draw:name="f122" draw:formula="749 * ?f4 / 1899"/><draw:equation draw:name="f123" draw:formula="690 * ?f4 / 1899"/><draw:equation draw:name="f124" draw:formula="635 * ?f4 / 1899"/><draw:equation draw:name="f125" draw:formula="582 * ?f4 / 1899"/><draw:equation draw:name="f126" draw:formula="533 * ?f4 / 1899"/><draw:equation draw:name="f127" draw:formula="488 * ?f4 / 1899"/><draw:equation draw:name="f128" draw:formula="446 * ?f4 / 1899"/><draw:equation draw:name="f129" draw:formula="409 * ?f4 / 1899"/><draw:equation draw:name="f130" draw:formula="375 * ?f4 / 1899"/><draw:equation draw:name="f131" draw:formula="347 * ?f4 / 1899"/><draw:equation draw:name="f132" draw:formula="323 * ?f4 / 1899"/><draw:equation draw:name="f133" draw:formula="304 * ?f4 / 1899"/><draw:equation draw:name="f134" draw:formula="290 * ?f4 / 1899"/><draw:equation draw:name="f135" draw:formula="282 * ?f4 / 1899"/><draw:equation draw:name="f136" draw:formula="279 * ?f4 / 1899"/><draw:equation draw:name="f137" draw:formula="?f9 / ?f6"/><draw:equation draw:name="f138" draw:formula="?f10 / ?f7"/><draw:equation draw:name="f139" draw:formula="?f12 / ?f6"/><draw:equation draw:name="f140" draw:formula="?f13 / ?f7"/><draw:equation draw:name="f141" draw:formula="?f15 / ?f6"/><draw:equation draw:name="f142" draw:formula="?f16 / ?f7"/><draw:equation draw:name="f143" draw:formula="?f18 / ?f6"/><draw:equation draw:name="f144" draw:formula="?f19 / ?f7"/><draw:equation draw:name="f145" draw:formula="?f21 / ?f6"/><draw:equation draw:name="f146" draw:formula="?f22 / ?f7"/><draw:equation draw:name="f147" draw:formula="?f24 / ?f6"/><draw:equation draw:name="f148" draw:formula="?f25 / ?f7"/><draw:equation draw:name="f149" draw:formula="?f27 / ?f6"/><draw:equation draw:name="f150" draw:formula="?f28 / ?f7"/><draw:equation draw:name="f151" draw:formula="?f30 / ?f6"/><draw:equation draw:name="f152" draw:formula="?f31 / ?f7"/><draw:equation draw:name="f153" draw:formula="?f33 / ?f6"/><draw:equation draw:name="f154" draw:formula="?f34 / ?f7"/><draw:equation draw:name="f155" draw:formula="?f36 / ?f6"/><draw:equation draw:name="f156" draw:formula="?f37 / ?f7"/><draw:equation draw:name="f157" draw:formula="?f39 / ?f6"/><draw:equation draw:name="f158" draw:formula="?f40 / ?f7"/><draw:equation draw:name="f159" draw:formula="?f42 / ?f6"/><draw:equation draw:name="f160" draw:formula="?f43 / ?f7"/><draw:equation draw:name="f161" draw:formula="?f45 / ?f6"/><draw:equation draw:name="f162" draw:formula="?f46 / ?f7"/><draw:equation draw:name="f163" draw:formula="?f48 / ?f6"/><draw:equation draw:name="f164" draw:formula="?f49 / ?f7"/><draw:equation draw:name="f165" draw:formula="?f51 / ?f6"/><draw:equation draw:name="f166" draw:formula="?f52 / ?f7"/><draw:equation draw:name="f167" draw:formula="?f54 / ?f6"/><draw:equation draw:name="f168" draw:formula="?f55 / ?f7"/><draw:equation draw:name="f169" draw:formula="?f57 / ?f6"/><draw:equation draw:name="f170" draw:formula="?f58 / ?f7"/><draw:equation draw:name="f171" draw:formula="?f60 / ?f6"/><draw:equation draw:name="f172" draw:formula="?f61 / ?f7"/><draw:equation draw:name="f173" draw:formula="?f63 / ?f6"/><draw:equation draw:name="f174" draw:formula="?f64 / ?f7"/><draw:equation draw:name="f175" draw:formula="?f66 / ?f6"/><draw:equation draw:name="f176" draw:formula="?f67 / ?f7"/><draw:equation draw:name="f177" draw:formula="?f69 / ?f6"/><draw:equation draw:name="f178" draw:formula="?f70 / ?f7"/><draw:equation draw:name="f179" draw:formula="?f72 / ?f6"/><draw:equation draw:name="f180" draw:formula="?f73 / ?f7"/><draw:equation draw:name="f181" draw:formula="?f75 / ?f6"/><draw:equation draw:name="f182" draw:formula="?f77 / ?f6"/><draw:equation draw:name="f183" draw:formula="?f79 / ?f6"/><draw:equation draw:name="f184" draw:formula="?f81 / ?f6"/><draw:equation draw:name="f185" draw:formula="?f83 / ?f6"/><draw:equation draw:name="f186" draw:formula="?f85 / ?f6"/><draw:equation draw:name="f187" draw:formula="?f87 / ?f6"/><draw:equation draw:name="f188" draw:formula="?f89 / ?f6"/><draw:equation draw:name="f189" draw:formula="?f91 / ?f6"/><draw:equation draw:name="f190" draw:formula="?f93 / ?f6"/><draw:equation draw:name="f191" draw:formula="?f95 / ?f6"/><draw:equation draw:name="f192" draw:formula="?f97 / ?f6"/><draw:equation draw:name="f193" draw:formula="?f99 / ?f6"/><draw:equation draw:name="f194" draw:formula="?f101 / ?f6"/><draw:equation draw:name="f195" draw:formula="?f103 / ?f6"/><draw:equation draw:name="f196" draw:formula="?f105 / ?f6"/><draw:equation draw:name="f197" draw:formula="?f107 / ?f6"/><draw:equation draw:name="f198" draw:formula="?f109 / ?f6"/><draw:equation draw:name="f199" draw:formula="?f111 / ?f6"/><draw:equation draw:name="f200" draw:formula="?f113 / ?f6"/><draw:equation draw:name="f201" draw:formula="?f115 / ?f6"/><draw:equation draw:name="f202" draw:formula="?f116 / ?f7"/><draw:equation draw:name="f203" draw:formula="?f117 / ?f7"/><draw:equation draw:name="f204" draw:formula="?f118 / ?f7"/><draw:equation draw:name="f205" draw:formula="?f119 / ?f7"/><draw:equation draw:name="f206" draw:formula="?f120 / ?f7"/><draw:equation draw:name="f207" draw:formula="?f121 / ?f7"/><draw:equation draw:name="f208" draw:formula="?f122 / ?f7"/><draw:equation draw:name="f209" draw:formula="?f123 / ?f7"/><draw:equation draw:name="f210" draw:formula="?f124 / ?f7"/><draw:equation draw:name="f211" draw:formula="?f125 / ?f7"/><draw:equation draw:name="f212" draw:formula="?f126 / ?f7"/><draw:equation draw:name="f213" draw:formula="?f127 / ?f7"/><draw:equation draw:name="f214" draw:formula="?f128 / ?f7"/><draw:equation draw:name="f215" draw:formula="?f129 / ?f7"/><draw:equation draw:name="f216" draw:formula="?f130 / ?f7"/><draw:equation draw:name="f217" draw:formula="?f131 / ?f7"/><draw:equation draw:name="f218" draw:formula="?f132 / ?f7"/><draw:equation draw:name="f219" draw:formula="?f133 / ?f7"/><draw:equation draw:name="f220" draw:formula="?f134 / ?f7"/><draw:equation draw:name="f221" draw:formula="?f135 / ?f7"/><draw:equation draw:name="f222" draw:formula="?f136 / ?f7"/><draw:equation draw:name="f223" draw:formula="0 / ?f6"/><draw:equation draw:name="f224" draw:formula="?f1 / ?f6"/><draw:equation draw:name="f225" draw:formula="0 / ?f7"/><draw:equation draw:name="f226" draw:formula="?f3 / ?f7"/></draw:enhanced-geometry></draw:custom-shape><draw:custom-shape svg:x="0in" svg:y="1.34843in" svg:width="1.2083in" svg:height="1.20851in" draw:id="id101" draw:style-name="a91" draw:name="Freihandform 10"><svg:title/><svg:desc/><text:p text:style-name="Standard"><text:span text:style-name="T72">Thema einfügen</text:span></text:p><draw:enhanced-geometry draw:type="non-primitive" svg:viewBox="0 0 1899 1899" draw:enhanced-path="M 1899 949 L 1896 1023 1887 1096 1873 1167 1855 1236 1831 1302 1802 1367 1769 1428 1732 1487 1690 1543 1645 1595 1596 1644 1543 1690 1487 1731 1428 1769 1367 1802 1303 1830 1236 1854 1167 1873 1096 1887 1024 1896 949 1898 875 1896 803 1887 732 1873 663 1854 596 1830 532 1802 470 1769 411 1731 356 1690 303 1644 254 1595 209 1543 167 1487 130 1428 97 1367 68 1302 44 1236 25 1167 11 1096 3 1023 0 949 3 875 11 802 25 732 44 663 68 596 97 532 130 470 167 411 209 356 254 303 303 254 356 209 411 167 470 130 532 96 596 68 663 44 732 25 803 11 875 3 949 0 1024 3 1096 11 1167 25 1236 44 1303 68 1367 96 1428 130 1487 167 1543 209 1596 254 1645 303 1690 356 1732 411 1769 470 1802 532 1831 596 1855 663 1873 732 1887 802 1896 875 1899 949 Z N" draw:text-areas="?f223 ?f225 ?f224 ?f226" draw:glue-points="?f137 ?f138 ?f139 ?f140 ?f141 ?f142 ?f143 ?f144 ?f145 ?f146 ?f147 ?f148 ?f149 ?f150 ?f151 ?f152 ?f153 ?f154 ?f155 ?f156 ?f157 ?f158 ?f159 ?f160 ?f161 ?f162 ?f163 ?f164 ?f165 ?f166 ?f167 ?f168 ?f169 ?f170 ?f171 ?f172 ?f173 ?f174 ?f175 ?f176 ?f177 ?f178 ?f179 ?f180 ?f181 ?f178 ?f182 ?f176 ?f183 ?f174 ?f184 ?f172 ?f185 ?f170 ?f186 ?f168 ?f187 ?f166 ?f188 ?f164 ?f189 ?f162 ?f190 ?f160 ?f191 ?f158 ?f192 ?f156 ?f193 ?f154 ?f194 ?f152 ?f195 ?f150 ?f196 ?f148 ?f197 ?f146 ?f198 ?f144 ?f199 ?f142 ?f200 ?f140 ?f201 ?f138 ?f200 ?f202 ?f199 ?f203 ?f198 ?f204 ?f197 ?f205 ?f196 ?f206 ?f195 ?f207 ?f194 ?f208 ?f193 ?f209 ?f192 ?f210 ?f191 ?f211 ?f190 ?f212 ?f189 ?f213 ?f188 ?f214 ?f187 ?f215 ?f186 ?f216 ?f185 ?f217 ?f184 ?f218 ?f183 ?f219 ?f182 ?f220 ?f181 ?f221 ?f179 ?f222" draw:glue-point-leaving-directions="-90, -90, -90, -90, -90, -90, -90, -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99"/><draw:equation draw:name="f7" draw:formula="?f4 / 1899"/><draw:equation draw:name="f8" draw:formula="0 + 11126 - 9227"/><draw:equation draw:name="f9" draw:formula="?f8 * ?f5 / 1899"/><draw:equation draw:name="f10" draw:formula="1228 * ?f4 / 1899"/><draw:equation draw:name="f11" draw:formula="0 + 11123 - 9227"/><draw:equation draw:name="f12" draw:formula="?f11 * ?f5 / 1899"/><draw:equation draw:name="f13" draw:formula="1302 * ?f4 / 1899"/><draw:equation draw:name="f14" draw:formula="0 + 11114 - 9227"/><draw:equation draw:name="f15" draw:formula="?f14 * ?f5 / 1899"/><draw:equation draw:name="f16" draw:formula="1375 * ?f4 / 1899"/><draw:equation draw:name="f17" draw:formula="0 + 11100 - 9227"/><draw:equation draw:name="f18" draw:formula="?f17 * ?f5 / 1899"/><draw:equation draw:name="f19" draw:formula="1446 * ?f4 / 1899"/><draw:equation draw:name="f20" draw:formula="0 + 11082 - 9227"/><draw:equation draw:name="f21" draw:formula="?f20 * ?f5 / 1899"/><draw:equation draw:name="f22" draw:formula="1515 * ?f4 / 1899"/><draw:equation draw:name="f23" draw:formula="0 + 11058 - 9227"/><draw:equation draw:name="f24" draw:formula="?f23 * ?f5 / 1899"/><draw:equation draw:name="f25" draw:formula="1581 * ?f4 / 1899"/><draw:equation draw:name="f26" draw:formula="0 + 11029 - 9227"/><draw:equation draw:name="f27" draw:formula="?f26 * ?f5 / 1899"/><draw:equation draw:name="f28" draw:formula="1646 * ?f4 / 1899"/><draw:equation draw:name="f29" draw:formula="0 + 10996 - 9227"/><draw:equation draw:name="f30" draw:formula="?f29 * ?f5 / 1899"/><draw:equation draw:name="f31" draw:formula="1707 * ?f4 / 1899"/><draw:equation draw:name="f32" draw:formula="0 + 10959 - 9227"/><draw:equation draw:name="f33" draw:formula="?f32 * ?f5 / 1899"/><draw:equation draw:name="f34" draw:formula="1766 * ?f4 / 1899"/><draw:equation draw:name="f35" draw:formula="0 + 10917 - 9227"/><draw:equation draw:name="f36" draw:formula="?f35 * ?f5 / 1899"/><draw:equation draw:name="f37" draw:formula="1822 * ?f4 / 1899"/><draw:equation draw:name="f38" draw:formula="0 + 10872 - 9227"/><draw:equation draw:name="f39" draw:formula="?f38 * ?f5 / 1899"/><draw:equation draw:name="f40" draw:formula="1874 * ?f4 / 1899"/><draw:equation draw:name="f41" draw:formula="0 + 10823 - 9227"/><draw:equation draw:name="f42" draw:formula="?f41 * ?f5 / 1899"/><draw:equation draw:name="f43" draw:formula="1923 * ?f4 / 1899"/><draw:equation draw:name="f44" draw:formula="0 + 10770 - 9227"/><draw:equation draw:name="f45" draw:formula="?f44 * ?f5 / 1899"/><draw:equation draw:name="f46" draw:formula="1969 * ?f4 / 1899"/><draw:equation draw:name="f47" draw:formula="0 + 10714 - 9227"/><draw:equation draw:name="f48" draw:formula="?f47 * ?f5 / 1899"/><draw:equation draw:name="f49" draw:formula="2010 * ?f4 / 1899"/><draw:equation draw:name="f50" draw:formula="0 + 10655 - 9227"/><draw:equation draw:name="f51" draw:formula="?f50 * ?f5 / 1899"/><draw:equation draw:name="f52" draw:formula="2048 * ?f4 / 1899"/><draw:equation draw:name="f53" draw:formula="0 + 10594 - 9227"/><draw:equation draw:name="f54" draw:formula="?f53 * ?f5 / 1899"/><draw:equation draw:name="f55" draw:formula="2081 * ?f4 / 1899"/><draw:equation draw:name="f56" draw:formula="0 + 10530 - 9227"/><draw:equation draw:name="f57" draw:formula="?f56 * ?f5 / 1899"/><draw:equation draw:name="f58" draw:formula="2109 * ?f4 / 1899"/><draw:equation draw:name="f59" draw:formula="0 + 10463 - 9227"/><draw:equation draw:name="f60" draw:formula="?f59 * ?f5 / 1899"/><draw:equation draw:name="f61" draw:formula="2133 * ?f4 / 1899"/><draw:equation draw:name="f62" draw:formula="0 + 10394 - 9227"/><draw:equation draw:name="f63" draw:formula="?f62 * ?f5 / 1899"/><draw:equation draw:name="f64" draw:formula="2152 * ?f4 / 1899"/><draw:equation draw:name="f65" draw:formula="0 + 10323 - 9227"/><draw:equation draw:name="f66" draw:formula="?f65 * ?f5 / 1899"/><draw:equation draw:name="f67" draw:formula="2166 * ?f4 / 1899"/><draw:equation draw:name="f68" draw:formula="0 + 10251 - 9227"/><draw:equation draw:name="f69" draw:formula="?f68 * ?f5 / 1899"/><draw:equation draw:name="f70" draw:formula="2175 * ?f4 / 1899"/><draw:equation draw:name="f71" draw:formula="0 + 10176 - 9227"/><draw:equation draw:name="f72" draw:formula="?f71 * ?f5 / 1899"/><draw:equation draw:name="f73" draw:formula="2177 * ?f4 / 1899"/><draw:equation draw:name="f74" draw:formula="0 + 10102 - 9227"/><draw:equation draw:name="f75" draw:formula="?f74 * ?f5 / 1899"/><draw:equation draw:name="f76" draw:formula="0 + 10030 - 9227"/><draw:equation draw:name="f77" draw:formula="?f76 * ?f5 / 1899"/><draw:equation draw:name="f78" draw:formula="0 + 9959 - 9227"/><draw:equation draw:name="f79" draw:formula="?f78 * ?f5 / 1899"/><draw:equation draw:name="f80" draw:formula="0 + 9890 - 9227"/><draw:equation draw:name="f81" draw:formula="?f80 * ?f5 / 1899"/><draw:equation draw:name="f82" draw:formula="0 + 9823 - 9227"/><draw:equation draw:name="f83" draw:formula="?f82 * ?f5 / 1899"/><draw:equation draw:name="f84" draw:formula="0 + 9759 - 9227"/><draw:equation draw:name="f85" draw:formula="?f84 * ?f5 / 1899"/><draw:equation draw:name="f86" draw:formula="0 + 9697 - 9227"/><draw:equation draw:name="f87" draw:formula="?f86 * ?f5 / 1899"/><draw:equation draw:name="f88" draw:formula="0 + 9638 - 9227"/><draw:equation draw:name="f89" draw:formula="?f88 * ?f5 / 1899"/><draw:equation draw:name="f90" draw:formula="0 + 9583 - 9227"/><draw:equation draw:name="f91" draw:formula="?f90 * ?f5 / 1899"/><draw:equation draw:name="f92" draw:formula="0 + 9530 - 9227"/><draw:equation draw:name="f93" draw:formula="?f92 * ?f5 / 1899"/><draw:equation draw:name="f94" draw:formula="0 + 9481 - 9227"/><draw:equation draw:name="f95" draw:formula="?f94 * ?f5 / 1899"/><draw:equation draw:name="f96" draw:formula="0 + 9436 - 9227"/><draw:equation draw:name="f97" draw:formula="?f96 * ?f5 / 1899"/><draw:equation draw:name="f98" draw:formula="0 + 9394 - 9227"/><draw:equation draw:name="f99" draw:formula="?f98 * ?f5 / 1899"/><draw:equation draw:name="f100" draw:formula="0 + 9357 - 9227"/><draw:equation draw:name="f101" draw:formula="?f100 * ?f5 / 1899"/><draw:equation draw:name="f102" draw:formula="0 + 9324 - 9227"/><draw:equation draw:name="f103" draw:formula="?f102 * ?f5 / 1899"/><draw:equation draw:name="f104" draw:formula="0 + 9295 - 9227"/><draw:equation draw:name="f105" draw:formula="?f104 * ?f5 / 1899"/><draw:equation draw:name="f106" draw:formula="0 + 9271 - 9227"/><draw:equation draw:name="f107" draw:formula="?f106 * ?f5 / 1899"/><draw:equation draw:name="f108" draw:formula="0 + 9252 - 9227"/><draw:equation draw:name="f109" draw:formula="?f108 * ?f5 / 1899"/><draw:equation draw:name="f110" draw:formula="0 + 9238 - 9227"/><draw:equation draw:name="f111" draw:formula="?f110 * ?f5 / 1899"/><draw:equation draw:name="f112" draw:formula="0 + 9230 - 9227"/><draw:equation draw:name="f113" draw:formula="?f112 * ?f5 / 1899"/><draw:equation draw:name="f114" draw:formula="0 + 9227 - 9227"/><draw:equation draw:name="f115" draw:formula="?f114 * ?f5 / 1899"/><draw:equation draw:name="f116" draw:formula="1154 * ?f4 / 1899"/><draw:equation draw:name="f117" draw:formula="1081 * ?f4 / 1899"/><draw:equation draw:name="f118" draw:formula="1011 * ?f4 / 1899"/><draw:equation draw:name="f119" draw:formula="942 * ?f4 / 1899"/><draw:equation draw:name="f120" draw:formula="875 * ?f4 / 1899"/><draw:equation draw:name="f121" draw:formula="811 * ?f4 / 1899"/><draw:equation draw:name="f122" draw:formula="749 * ?f4 / 1899"/><draw:equation draw:name="f123" draw:formula="690 * ?f4 / 1899"/><draw:equation draw:name="f124" draw:formula="635 * ?f4 / 1899"/><draw:equation draw:name="f125" draw:formula="582 * ?f4 / 1899"/><draw:equation draw:name="f126" draw:formula="533 * ?f4 / 1899"/><draw:equation draw:name="f127" draw:formula="488 * ?f4 / 1899"/><draw:equation draw:name="f128" draw:formula="446 * ?f4 / 1899"/><draw:equation draw:name="f129" draw:formula="409 * ?f4 / 1899"/><draw:equation draw:name="f130" draw:formula="375 * ?f4 / 1899"/><draw:equation draw:name="f131" draw:formula="347 * ?f4 / 1899"/><draw:equation draw:name="f132" draw:formula="323 * ?f4 / 1899"/><draw:equation draw:name="f133" draw:formula="304 * ?f4 / 1899"/><draw:equation draw:name="f134" draw:formula="290 * ?f4 / 1899"/><draw:equation draw:name="f135" draw:formula="282 * ?f4 / 1899"/><draw:equation draw:name="f136" draw:formula="279 * ?f4 / 1899"/><draw:equation draw:name="f137" draw:formula="?f9 / ?f6"/><draw:equation draw:name="f138" draw:formula="?f10 / ?f7"/><draw:equation draw:name="f139" draw:formula="?f12 / ?f6"/><draw:equation draw:name="f140" draw:formula="?f13 / ?f7"/><draw:equation draw:name="f141" draw:formula="?f15 / ?f6"/><draw:equation draw:name="f142" draw:formula="?f16 / ?f7"/><draw:equation draw:name="f143" draw:formula="?f18 / ?f6"/><draw:equation draw:name="f144" draw:formula="?f19 / ?f7"/><draw:equation draw:name="f145" draw:formula="?f21 / ?f6"/><draw:equation draw:name="f146" draw:formula="?f22 / ?f7"/><draw:equation draw:name="f147" draw:formula="?f24 / ?f6"/><draw:equation draw:name="f148" draw:formula="?f25 / ?f7"/><draw:equation draw:name="f149" draw:formula="?f27 / ?f6"/><draw:equation draw:name="f150" draw:formula="?f28 / ?f7"/><draw:equation draw:name="f151" draw:formula="?f30 / ?f6"/><draw:equation draw:name="f152" draw:formula="?f31 / ?f7"/><draw:equation draw:name="f153" draw:formula="?f33 / ?f6"/><draw:equation draw:name="f154" draw:formula="?f34 / ?f7"/><draw:equation draw:name="f155" draw:formula="?f36 / ?f6"/><draw:equation draw:name="f156" draw:formula="?f37 / ?f7"/><draw:equation draw:name="f157" draw:formula="?f39 / ?f6"/><draw:equation draw:name="f158" draw:formula="?f40 / ?f7"/><draw:equation draw:name="f159" draw:formula="?f42 / ?f6"/><draw:equation draw:name="f160" draw:formula="?f43 / ?f7"/><draw:equation draw:name="f161" draw:formula="?f45 / ?f6"/><draw:equation draw:name="f162" draw:formula="?f46 / ?f7"/><draw:equation draw:name="f163" draw:formula="?f48 / ?f6"/><draw:equation draw:name="f164" draw:formula="?f49 / ?f7"/><draw:equation draw:name="f165" draw:formula="?f51 / ?f6"/><draw:equation draw:name="f166" draw:formula="?f52 / ?f7"/><draw:equation draw:name="f167" draw:formula="?f54 / ?f6"/><draw:equation draw:name="f168" draw:formula="?f55 / ?f7"/><draw:equation draw:name="f169" draw:formula="?f57 / ?f6"/><draw:equation draw:name="f170" draw:formula="?f58 / ?f7"/><draw:equation draw:name="f171" draw:formula="?f60 / ?f6"/><draw:equation draw:name="f172" draw:formula="?f61 / ?f7"/><draw:equation draw:name="f173" draw:formula="?f63 / ?f6"/><draw:equation draw:name="f174" draw:formula="?f64 / ?f7"/><draw:equation draw:name="f175" draw:formula="?f66 / ?f6"/><draw:equation draw:name="f176" draw:formula="?f67 / ?f7"/><draw:equation draw:name="f177" draw:formula="?f69 / ?f6"/><draw:equation draw:name="f178" draw:formula="?f70 / ?f7"/><draw:equation draw:name="f179" draw:formula="?f72 / ?f6"/><draw:equation draw:name="f180" draw:formula="?f73 / ?f7"/><draw:equation draw:name="f181" draw:formula="?f75 / ?f6"/><draw:equation draw:name="f182" draw:formula="?f77 / ?f6"/><draw:equation draw:name="f183" draw:formula="?f79 / ?f6"/><draw:equation draw:name="f184" draw:formula="?f81 / ?f6"/><draw:equation draw:name="f185" draw:formula="?f83 / ?f6"/><draw:equation draw:name="f186" draw:formula="?f85 / ?f6"/><draw:equation draw:name="f187" draw:formula="?f87 / ?f6"/><draw:equation draw:name="f188" draw:formula="?f89 / ?f6"/><draw:equation draw:name="f189" draw:formula="?f91 / ?f6"/><draw:equation draw:name="f190" draw:formula="?f93 / ?f6"/><draw:equation draw:name="f191" draw:formula="?f95 / ?f6"/><draw:equation draw:name="f192" draw:formula="?f97 / ?f6"/><draw:equation draw:name="f193" draw:formula="?f99 / ?f6"/><draw:equation draw:name="f194" draw:formula="?f101 / ?f6"/><draw:equation draw:name="f195" draw:formula="?f103 / ?f6"/><draw:equation draw:name="f196" draw:formula="?f105 / ?f6"/><draw:equation draw:name="f197" draw:formula="?f107 / ?f6"/><draw:equation draw:name="f198" draw:formula="?f109 / ?f6"/><draw:equation draw:name="f199" draw:formula="?f111 / ?f6"/><draw:equation draw:name="f200" draw:formula="?f113 / ?f6"/><draw:equation draw:name="f201" draw:formula="?f115 / ?f6"/><draw:equation draw:name="f202" draw:formula="?f116 / ?f7"/><draw:equation draw:name="f203" draw:formula="?f117 / ?f7"/><draw:equation draw:name="f204" draw:formula="?f118 / ?f7"/><draw:equation draw:name="f205" draw:formula="?f119 / ?f7"/><draw:equation draw:name="f206" draw:formula="?f120 / ?f7"/><draw:equation draw:name="f207" draw:formula="?f121 / ?f7"/><draw:equation draw:name="f208" draw:formula="?f122 / ?f7"/><draw:equation draw:name="f209" draw:formula="?f123 / ?f7"/><draw:equation draw:name="f210" draw:formula="?f124 / ?f7"/><draw:equation draw:name="f211" draw:formula="?f125 / ?f7"/><draw:equation draw:name="f212" draw:formula="?f126 / ?f7"/><draw:equation draw:name="f213" draw:formula="?f127 / ?f7"/><draw:equation draw:name="f214" draw:formula="?f128 / ?f7"/><draw:equation draw:name="f215" draw:formula="?f129 / ?f7"/><draw:equation draw:name="f216" draw:formula="?f130 / ?f7"/><draw:equation draw:name="f217" draw:formula="?f131 / ?f7"/><draw:equation draw:name="f218" draw:formula="?f132 / ?f7"/><draw:equation draw:name="f219" draw:formula="?f133 / ?f7"/><draw:equation draw:name="f220" draw:formula="?f134 / ?f7"/><draw:equation draw:name="f221" draw:formula="?f135 / ?f7"/><draw:equation draw:name="f222" draw:formula="?f136 / ?f7"/><draw:equation draw:name="f223" draw:formula="0 / ?f6"/><draw:equation draw:name="f224" draw:formula="?f1 / ?f6"/><draw:equation draw:name="f225" draw:formula="0 / ?f7"/><draw:equation draw:name="f226" draw:formula="?f3 / ?f7"/></draw:enhanced-geometry></draw:custom-shape></draw:g></text:span></text:p>
          </table:table-cell>
        </table:table-row>
        <table:table-row table:style-name="TableRow73">
          <table:table-cell table:style-name="TableCell74">
            <text:p text:style-name="Textkörper"><text:span text:style-name="T75"><draw:g draw:name="Gruppieren 10" draw:id="id108" draw:style-name="a98" text:anchor-type="as-char"><svg:title/><svg:desc/><draw:frame draw:id="id103" draw:style-name="a93" draw:name="Textfeld 11" svg:x="0in" svg:y="0.98958in" svg:width="3.57083in" svg:height="0.35694in" style:rel-width="scale" style:rel-height="scale"><draw:text-box><text:h text:style-name="Überschrift5" text:outline-level="5"><text:span text:style-name="T76">Dies ist etwas, das mich zum Lachen bringt!</text:span></text:h><text:h text:style-name="Überschrift5" text:outline-level="5"/></draw:text-box><svg:title/><svg:desc/></draw:frame><draw:custom-shape svg:x="2.85417in" svg:y="0.30208in" svg:width="0.4in" svg:height="0.4in" draw:id="id104" draw:style-name="a94" draw:name="Form"><svg:title/><svg:desc>Symbol für lächelndes Gesicht</svg:desc><draw:enhanced-geometry draw:type="non-primitive" svg:viewBox="0 0 21573 21600" draw:enhanced-path="M 10787 0 C 4845 0 0 4851 0 10800 0 16749 4845 21600 10787 21600 16729 21600 21573 16749 21573 10800 21600 4851 16755 0 10787 0 Z M 10787 20555 C 5433 20555 1071 16187 1071 10827 1071 5467 5433 1099 10787 1099 16140 1099 20503 5467 20503 10827 20529 16187 16167 20555 10787 20555 Z M 15444 13212 C 12874 15785 8726 15785 6156 13212 5942 12998 5621 12998 5407 13212 5193 13426 5193 13748 5407 13962 6852 15409 8779 16213 10813 16213 12848 16213 14775 15409 16220 13962 16434 13748 16434 13426 16220 13212 15979 12998 15658 12998 15444 13212 Z M 15042 6727 C 14106 6727 13329 7504 13329 8442 13329 9380 14106 10157 15042 10157 15979 10157 16755 9380 16755 8442 16755 7504 15979 6727 15042 6727 Z M 6558 10157 C 7494 10157 8271 9380 8271 8442 8271 7504 7494 6727 6558 6727 5621 6727 4845 7504 4845 8442 4845 9380 5594 10157 6558 10157 Z N" draw:text-areas="?f12 ?f14 ?f13 ?f15" draw:glue-points="?f10 ?f11 ?f10 ?f11 ?f10 ?f11 ?f10 ?f11" draw:glue-point-leaving-directions="-90, -180, -270, -360"><draw:equation draw:name="f0" draw:formula="left"/><draw:equation draw:name="f1" draw:formula="right"/><draw:equation draw:name="f2" draw:formula="top"/><draw:equation draw:name="f3" draw:formula="bottom"/><draw:equation draw:name="f4" draw:formula="?f3 - ?f2"/><draw:equation draw:name="f5" draw:formula="?f4 / 2"/><draw:equation draw:name="f6" draw:formula="?f1 - ?f0"/><draw:equation draw:name="f7" draw:formula="?f6 / 2"/><draw:equation draw:name="f8" draw:formula="?f6 / 21573"/><draw:equation draw:name="f9" draw:formula="?f4 / 21600"/><draw:equation draw:name="f10" draw:formula="?f7 / ?f8"/><draw:equation draw:name="f11" draw:formula="?f5 / ?f9"/><draw:equation draw:name="f12" draw:formula="0 / ?f8"/><draw:equation draw:name="f13" draw:formula="?f1 / ?f8"/><draw:equation draw:name="f14" draw:formula="0 / ?f9"/><draw:equation draw:name="f15" draw:formula="?f3 / ?f9"/></draw:enhanced-geometry></draw:custom-shape><draw:custom-shape svg:x="0.01042in" svg:y="0in" svg:width="2.31875in" svg:height="0.46736in" draw:id="id105" draw:style-name="a95" draw:name="Freihandform 66"><svg:title/><svg:desc/><draw:enhanced-geometry draw:type="non-primitive" svg:viewBox="0 0 3339 673" draw:enhanced-path="M 3074 0 L 0 671 1 672 3339 393 3074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9"/><draw:equation draw:name="f7" draw:formula="?f4 / 673"/><draw:equation draw:name="f8" draw:formula="0 + 4014 - 940"/><draw:equation draw:name="f9" draw:formula="?f8 * ?f5 / 3339"/><draw:equation draw:name="f10" draw:formula="13594 * ?f4 / 673"/><draw:equation draw:name="f11" draw:formula="0 + 940 - 940"/><draw:equation draw:name="f12" draw:formula="?f11 * ?f5 / 3339"/><draw:equation draw:name="f13" draw:formula="14265 * ?f4 / 673"/><draw:equation draw:name="f14" draw:formula="0 + 941 - 940"/><draw:equation draw:name="f15" draw:formula="?f14 * ?f5 / 3339"/><draw:equation draw:name="f16" draw:formula="14266 * ?f4 / 673"/><draw:equation draw:name="f17" draw:formula="0 + 4279 - 940"/><draw:equation draw:name="f18" draw:formula="?f17 * ?f5 / 3339"/><draw:equation draw:name="f19" draw:formula="13987 * ?f4 / 673"/><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custom-shape svg:x="1.17708in" svg:y="0in" svg:width="0.96875in" svg:height="0.12847in" draw:id="id106" draw:style-name="a96" draw:name="Freihandform 67"><svg:title/><svg:desc/><draw:enhanced-geometry draw:type="non-primitive" svg:viewBox="0 0 1395 185" draw:enhanced-path="M 1390 0 L 0 8 577 184 1394 6 1390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5"/><draw:equation draw:name="f7" draw:formula="?f4 / 185"/><draw:equation draw:name="f8" draw:formula="0 + 3999 - 2609"/><draw:equation draw:name="f9" draw:formula="?f8 * ?f5 / 1395"/><draw:equation draw:name="f10" draw:formula="13590 * ?f4 / 185"/><draw:equation draw:name="f11" draw:formula="0 + 2609 - 2609"/><draw:equation draw:name="f12" draw:formula="?f11 * ?f5 / 1395"/><draw:equation draw:name="f13" draw:formula="13598 * ?f4 / 185"/><draw:equation draw:name="f14" draw:formula="0 + 3186 - 2609"/><draw:equation draw:name="f15" draw:formula="?f14 * ?f5 / 1395"/><draw:equation draw:name="f16" draw:formula="13774 * ?f4 / 185"/><draw:equation draw:name="f17" draw:formula="0 + 4003 - 2609"/><draw:equation draw:name="f18" draw:formula="?f17 * ?f5 / 1395"/><draw:equation draw:name="f19" draw:formula="13596 * ?f4 / 185"/><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custom-shape svg:x="0.01042in" svg:y="0.1875in" svg:width="3.39167in" svg:height="0.81319in" draw:id="id107" draw:style-name="a97" draw:name="Freihandform 68"><svg:title/><svg:desc/><draw:enhanced-geometry draw:type="non-primitive" svg:viewBox="0 0 4884 1171" draw:enhanced-path="M 134 1170 L 4665 1145 4883 0 0 409 134 117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84"/><draw:equation draw:name="f7" draw:formula="?f4 / 1171"/><draw:equation draw:name="f8" draw:formula="0 + 1064 - 930"/><draw:equation draw:name="f9" draw:formula="?f8 * ?f5 / 4884"/><draw:equation draw:name="f10" draw:formula="15028 * ?f4 / 1171"/><draw:equation draw:name="f11" draw:formula="0 + 5595 - 930"/><draw:equation draw:name="f12" draw:formula="?f11 * ?f5 / 4884"/><draw:equation draw:name="f13" draw:formula="15003 * ?f4 / 1171"/><draw:equation draw:name="f14" draw:formula="0 + 5813 - 930"/><draw:equation draw:name="f15" draw:formula="?f14 * ?f5 / 4884"/><draw:equation draw:name="f16" draw:formula="13858 * ?f4 / 1171"/><draw:equation draw:name="f17" draw:formula="0 + 930 - 930"/><draw:equation draw:name="f18" draw:formula="?f17 * ?f5 / 4884"/><draw:equation draw:name="f19" draw:formula="14267 * ?f4 / 1171"/><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g></text:span></text:p>
          </table:table-cell>
          <table:covered-table-cell>
            <text:p text:style-name="Textkörper"/>
          </table:covered-table-cell>
        </table:table-row>
      </table:table>
      <text:p text:style-name="Standard"/>
      <table:table table:style-name="Table77">
        <table:table-columns>
          <table:table-column table:style-name="TableColumn78"/>
          <table:table-column table:style-name="TableColumn79"/>
        </table:table-columns>
        <table:table-row table:style-name="TableRow80">
          <table:table-cell table:style-name="TableCell81" table:number-columns-spanned="2">
            <text:soft-page-break/>
            <text:p text:style-name="Standard"><text:span text:style-name="T82"><draw:g draw:name="Gruppieren 30" draw:id="id114" draw:style-name="a104" text:anchor-type="as-char"><svg:title/><svg:desc>dekoratives Element</svg:desc><draw:custom-shape svg:x="0in" svg:y="0in" svg:width="7.17917in" svg:height="1.30556in" draw:id="id109" draw:style-name="a99" draw:name="Freihandform 36"><svg:title/><svg:desc/><text:p text:style-name="P83"><text:span text:style-name="T84">Schüler des<text:s/></text:span><text:span text:style-name="T85">Monats</text:span><text:span text:style-name="T86">:</text:span></text:p><draw:enhanced-geometry draw:type="non-primitive" svg:viewBox="0 0 10679 1880" draw:enhanced-path="M 10678 0 L 0 377 335 1880 10375 1880 10678 0 Z N" draw:text-areas="?f22 ?f24 ?f23 ?f25" draw:glue-points="?f15 ?f16 ?f17 ?f18 ?f19 ?f20 ?f21 ?f20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79"/><draw:equation draw:name="f7" draw:formula="?f4 / 1880"/><draw:equation draw:name="f8" draw:formula="10678 * ?f5 / 10679"/><draw:equation draw:name="f9" draw:formula="0 * ?f4 / 1880"/><draw:equation draw:name="f10" draw:formula="0 * ?f5 / 10679"/><draw:equation draw:name="f11" draw:formula="377 * ?f4 / 1880"/><draw:equation draw:name="f12" draw:formula="335 * ?f5 / 10679"/><draw:equation draw:name="f13" draw:formula="1880 * ?f4 / 1880"/><draw:equation draw:name="f14" draw:formula="10375 * ?f5 / 10679"/><draw:equation draw:name="f15" draw:formula="?f8 / ?f6"/><draw:equation draw:name="f16" draw:formula="?f9 / ?f7"/><draw:equation draw:name="f17" draw:formula="?f10 / ?f6"/><draw:equation draw:name="f18" draw:formula="?f11 / ?f7"/><draw:equation draw:name="f19" draw:formula="?f12 / ?f6"/><draw:equation draw:name="f20" draw:formula="?f13 / ?f7"/><draw:equation draw:name="f21" draw:formula="?f14 / ?f6"/><draw:equation draw:name="f22" draw:formula="0 / ?f6"/><draw:equation draw:name="f23" draw:formula="?f1 / ?f6"/><draw:equation draw:name="f24" draw:formula="0 / ?f7"/><draw:equation draw:name="f25" draw:formula="?f3 / ?f7"/></draw:enhanced-geometry></draw:custom-shape><draw:custom-shape svg:x="1.69345in" svg:y="0.49375in" svg:width="0.41479in" svg:height="0.22014in" draw:id="id110" draw:style-name="a100" draw:name="Freihandform 35"><svg:title/><svg:desc/><draw:enhanced-geometry draw:type="non-primitive" svg:viewBox="0 0 617 317" draw:enhanced-path="M 0 0 L 0 224 2 229 6 233 64 272 141 297 225 312 309 316 392 312 477 297 553 272 611 233 615 229 617 224 617 74 302 74 295 74 0 0 Z M 617 6 L 321 74 315 74 617 74 617 6 Z N" draw:text-areas="?f79 ?f81 ?f80 ?f82" draw:glue-points="?f52 ?f53 ?f52 ?f54 ?f55 ?f56 ?f57 ?f58 ?f59 ?f60 ?f61 ?f62 ?f63 ?f64 ?f65 ?f66 ?f67 ?f64 ?f68 ?f62 ?f69 ?f60 ?f70 ?f58 ?f71 ?f56 ?f72 ?f54 ?f72 ?f73 ?f74 ?f73 ?f75 ?f73 ?f52 ?f53 ?f72 ?f76 ?f77 ?f73 ?f78 ?f73 ?f72 ?f73 ?f72 ?f76" draw:glue-point-leaving-directions="-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draw:equation draw:name="f7" draw:formula="?f4 / 317"/><draw:equation draw:name="f8" draw:formula="0 + 2519 - 2519"/><draw:equation draw:name="f9" draw:formula="?f8 * ?f5 / 617"/><draw:equation draw:name="f10" draw:formula="712 * ?f4 / 317"/><draw:equation draw:name="f11" draw:formula="936 * ?f4 / 317"/><draw:equation draw:name="f12" draw:formula="0 + 2521 - 2519"/><draw:equation draw:name="f13" draw:formula="?f12 * ?f5 / 617"/><draw:equation draw:name="f14" draw:formula="941 * ?f4 / 317"/><draw:equation draw:name="f15" draw:formula="0 + 2525 - 2519"/><draw:equation draw:name="f16" draw:formula="?f15 * ?f5 / 617"/><draw:equation draw:name="f17" draw:formula="945 * ?f4 / 317"/><draw:equation draw:name="f18" draw:formula="0 + 2583 - 2519"/><draw:equation draw:name="f19" draw:formula="?f18 * ?f5 / 617"/><draw:equation draw:name="f20" draw:formula="984 * ?f4 / 317"/><draw:equation draw:name="f21" draw:formula="0 + 2660 - 2519"/><draw:equation draw:name="f22" draw:formula="?f21 * ?f5 / 617"/><draw:equation draw:name="f23" draw:formula="1009 * ?f4 / 317"/><draw:equation draw:name="f24" draw:formula="0 + 2744 - 2519"/><draw:equation draw:name="f25" draw:formula="?f24 * ?f5 / 617"/><draw:equation draw:name="f26" draw:formula="1024 * ?f4 / 317"/><draw:equation draw:name="f27" draw:formula="0 + 2828 - 2519"/><draw:equation draw:name="f28" draw:formula="?f27 * ?f5 / 617"/><draw:equation draw:name="f29" draw:formula="1028 * ?f4 / 317"/><draw:equation draw:name="f30" draw:formula="0 + 2911 - 2519"/><draw:equation draw:name="f31" draw:formula="?f30 * ?f5 / 617"/><draw:equation draw:name="f32" draw:formula="0 + 2996 - 2519"/><draw:equation draw:name="f33" draw:formula="?f32 * ?f5 / 617"/><draw:equation draw:name="f34" draw:formula="0 + 3072 - 2519"/><draw:equation draw:name="f35" draw:formula="?f34 * ?f5 / 617"/><draw:equation draw:name="f36" draw:formula="0 + 3130 - 2519"/><draw:equation draw:name="f37" draw:formula="?f36 * ?f5 / 617"/><draw:equation draw:name="f38" draw:formula="0 + 3134 - 2519"/><draw:equation draw:name="f39" draw:formula="?f38 * ?f5 / 617"/><draw:equation draw:name="f40" draw:formula="0 + 3136 - 2519"/><draw:equation draw:name="f41" draw:formula="?f40 * ?f5 / 617"/><draw:equation draw:name="f42" draw:formula="786 * ?f4 / 317"/><draw:equation draw:name="f43" draw:formula="0 + 2821 - 2519"/><draw:equation draw:name="f44" draw:formula="?f43 * ?f5 / 617"/><draw:equation draw:name="f45" draw:formula="0 + 2814 - 2519"/><draw:equation draw:name="f46" draw:formula="?f45 * ?f5 / 617"/><draw:equation draw:name="f47" draw:formula="718 * ?f4 / 317"/><draw:equation draw:name="f48" draw:formula="0 + 2840 - 2519"/><draw:equation draw:name="f49" draw:formula="?f48 * ?f5 / 617"/><draw:equation draw:name="f50" draw:formula="0 + 2834 - 2519"/><draw:equation draw:name="f51" draw:formula="?f50 * ?f5 / 617"/><draw:equation draw:name="f52" draw:formula="?f9 / ?f6"/><draw:equation draw:name="f53" draw:formula="?f10 / ?f7"/><draw:equation draw:name="f54" draw:formula="?f11 / ?f7"/><draw:equation draw:name="f55" draw:formula="?f13 / ?f6"/><draw:equation draw:name="f56" draw:formula="?f14 / ?f7"/><draw:equation draw:name="f57" draw:formula="?f16 / ?f6"/><draw:equation draw:name="f58" draw:formula="?f17 / ?f7"/><draw:equation draw:name="f59" draw:formula="?f19 / ?f6"/><draw:equation draw:name="f60" draw:formula="?f20 / ?f7"/><draw:equation draw:name="f61" draw:formula="?f22 / ?f6"/><draw:equation draw:name="f62" draw:formula="?f23 / ?f7"/><draw:equation draw:name="f63" draw:formula="?f25 / ?f6"/><draw:equation draw:name="f64" draw:formula="?f26 / ?f7"/><draw:equation draw:name="f65" draw:formula="?f28 / ?f6"/><draw:equation draw:name="f66" draw:formula="?f29 / ?f7"/><draw:equation draw:name="f67" draw:formula="?f31 / ?f6"/><draw:equation draw:name="f68" draw:formula="?f33 / ?f6"/><draw:equation draw:name="f69" draw:formula="?f35 / ?f6"/><draw:equation draw:name="f70" draw:formula="?f37 / ?f6"/><draw:equation draw:name="f71" draw:formula="?f39 / ?f6"/><draw:equation draw:name="f72" draw:formula="?f41 / ?f6"/><draw:equation draw:name="f73" draw:formula="?f42 / ?f7"/><draw:equation draw:name="f74" draw:formula="?f44 / ?f6"/><draw:equation draw:name="f75" draw:formula="?f46 / ?f6"/><draw:equation draw:name="f76" draw:formula="?f47 / ?f7"/><draw:equation draw:name="f77" draw:formula="?f49 / ?f6"/><draw:equation draw:name="f78" draw:formula="?f51 / ?f6"/><draw:equation draw:name="f79" draw:formula="0 / ?f6"/><draw:equation draw:name="f80" draw:formula="?f1 / ?f6"/><draw:equation draw:name="f81" draw:formula="0 / ?f7"/><draw:equation draw:name="f82" draw:formula="?f3 / ?f7"/></draw:enhanced-geometry></draw:custom-shape><draw:custom-shape svg:x="1.59664in" svg:y="0.34583in" svg:width="0.63597in" svg:height="0.3in" draw:id="id111" draw:style-name="a101" draw:name="Freihandform 34"><svg:title/><svg:desc/><draw:enhanced-geometry draw:type="non-primitive" svg:viewBox="0 0 946 432" draw:enhanced-path="M 884 164 L 843 164 843 422 852 431 875 431 884 422 884 164 Z M 454 0 L 451 0 449 0 35 62 22 66 11 75 4 87 0 101 2 115 9 127 19 137 32 142 443 245 446 246 449 246 456 246 459 246 462 245 819 164 884 164 884 149 914 143 927 137 938 127 944 115 946 101 943 87 935 75 924 66 910 62 456 0 454 0 Z N" draw:text-areas="?f135 ?f137 ?f136 ?f138" draw:glue-points="?f87 ?f88 ?f89 ?f88 ?f89 ?f90 ?f91 ?f92 ?f93 ?f92 ?f87 ?f90 ?f87 ?f88 ?f94 ?f95 ?f96 ?f95 ?f97 ?f95 ?f98 ?f99 ?f100 ?f101 ?f102 ?f103 ?f104 ?f105 ?f106 ?f107 ?f108 ?f109 ?f110 ?f111 ?f112 ?f113 ?f114 ?f115 ?f116 ?f117 ?f118 ?f119 ?f97 ?f119 ?f120 ?f119 ?f121 ?f119 ?f122 ?f117 ?f123 ?f88 ?f87 ?f88 ?f87 ?f124 ?f125 ?f126 ?f127 ?f113 ?f128 ?f111 ?f129 ?f109 ?f130 ?f107 ?f131 ?f105 ?f132 ?f103 ?f133 ?f101 ?f134 ?f99 ?f120 ?f95 ?f94 ?f95" draw:glue-point-leaving-directions="-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6"/><draw:equation draw:name="f7" draw:formula="?f4 / 432"/><draw:equation draw:name="f8" draw:formula="0 + 3259 - 2375"/><draw:equation draw:name="f9" draw:formula="?f8 * ?f5 / 946"/><draw:equation draw:name="f10" draw:formula="663 * ?f4 / 432"/><draw:equation draw:name="f11" draw:formula="0 + 3218 - 2375"/><draw:equation draw:name="f12" draw:formula="?f11 * ?f5 / 946"/><draw:equation draw:name="f13" draw:formula="921 * ?f4 / 432"/><draw:equation draw:name="f14" draw:formula="0 + 3227 - 2375"/><draw:equation draw:name="f15" draw:formula="?f14 * ?f5 / 946"/><draw:equation draw:name="f16" draw:formula="930 * ?f4 / 432"/><draw:equation draw:name="f17" draw:formula="0 + 3250 - 2375"/><draw:equation draw:name="f18" draw:formula="?f17 * ?f5 / 946"/><draw:equation draw:name="f19" draw:formula="0 + 2829 - 2375"/><draw:equation draw:name="f20" draw:formula="?f19 * ?f5 / 946"/><draw:equation draw:name="f21" draw:formula="499 * ?f4 / 432"/><draw:equation draw:name="f22" draw:formula="0 + 2826 - 2375"/><draw:equation draw:name="f23" draw:formula="?f22 * ?f5 / 946"/><draw:equation draw:name="f24" draw:formula="0 + 2824 - 2375"/><draw:equation draw:name="f25" draw:formula="?f24 * ?f5 / 946"/><draw:equation draw:name="f26" draw:formula="0 + 2410 - 2375"/><draw:equation draw:name="f27" draw:formula="?f26 * ?f5 / 946"/><draw:equation draw:name="f28" draw:formula="561 * ?f4 / 432"/><draw:equation draw:name="f29" draw:formula="0 + 2397 - 2375"/><draw:equation draw:name="f30" draw:formula="?f29 * ?f5 / 946"/><draw:equation draw:name="f31" draw:formula="565 * ?f4 / 432"/><draw:equation draw:name="f32" draw:formula="0 + 2386 - 2375"/><draw:equation draw:name="f33" draw:formula="?f32 * ?f5 / 946"/><draw:equation draw:name="f34" draw:formula="574 * ?f4 / 432"/><draw:equation draw:name="f35" draw:formula="0 + 2379 - 2375"/><draw:equation draw:name="f36" draw:formula="?f35 * ?f5 / 946"/><draw:equation draw:name="f37" draw:formula="586 * ?f4 / 432"/><draw:equation draw:name="f38" draw:formula="0 + 2375 - 2375"/><draw:equation draw:name="f39" draw:formula="?f38 * ?f5 / 946"/><draw:equation draw:name="f40" draw:formula="600 * ?f4 / 432"/><draw:equation draw:name="f41" draw:formula="0 + 2377 - 2375"/><draw:equation draw:name="f42" draw:formula="?f41 * ?f5 / 946"/><draw:equation draw:name="f43" draw:formula="614 * ?f4 / 432"/><draw:equation draw:name="f44" draw:formula="0 + 2384 - 2375"/><draw:equation draw:name="f45" draw:formula="?f44 * ?f5 / 946"/><draw:equation draw:name="f46" draw:formula="626 * ?f4 / 432"/><draw:equation draw:name="f47" draw:formula="0 + 2394 - 2375"/><draw:equation draw:name="f48" draw:formula="?f47 * ?f5 / 946"/><draw:equation draw:name="f49" draw:formula="636 * ?f4 / 432"/><draw:equation draw:name="f50" draw:formula="0 + 2407 - 2375"/><draw:equation draw:name="f51" draw:formula="?f50 * ?f5 / 946"/><draw:equation draw:name="f52" draw:formula="641 * ?f4 / 432"/><draw:equation draw:name="f53" draw:formula="0 + 2818 - 2375"/><draw:equation draw:name="f54" draw:formula="?f53 * ?f5 / 946"/><draw:equation draw:name="f55" draw:formula="744 * ?f4 / 432"/><draw:equation draw:name="f56" draw:formula="0 + 2821 - 2375"/><draw:equation draw:name="f57" draw:formula="?f56 * ?f5 / 946"/><draw:equation draw:name="f58" draw:formula="745 * ?f4 / 432"/><draw:equation draw:name="f59" draw:formula="0 + 2831 - 2375"/><draw:equation draw:name="f60" draw:formula="?f59 * ?f5 / 946"/><draw:equation draw:name="f61" draw:formula="0 + 2834 - 2375"/><draw:equation draw:name="f62" draw:formula="?f61 * ?f5 / 946"/><draw:equation draw:name="f63" draw:formula="0 + 2837 - 2375"/><draw:equation draw:name="f64" draw:formula="?f63 * ?f5 / 946"/><draw:equation draw:name="f65" draw:formula="0 + 3194 - 2375"/><draw:equation draw:name="f66" draw:formula="?f65 * ?f5 / 946"/><draw:equation draw:name="f67" draw:formula="648 * ?f4 / 432"/><draw:equation draw:name="f68" draw:formula="0 + 3289 - 2375"/><draw:equation draw:name="f69" draw:formula="?f68 * ?f5 / 946"/><draw:equation draw:name="f70" draw:formula="642 * ?f4 / 432"/><draw:equation draw:name="f71" draw:formula="0 + 3302 - 2375"/><draw:equation draw:name="f72" draw:formula="?f71 * ?f5 / 946"/><draw:equation draw:name="f73" draw:formula="0 + 3313 - 2375"/><draw:equation draw:name="f74" draw:formula="?f73 * ?f5 / 946"/><draw:equation draw:name="f75" draw:formula="0 + 3319 - 2375"/><draw:equation draw:name="f76" draw:formula="?f75 * ?f5 / 946"/><draw:equation draw:name="f77" draw:formula="0 + 3321 - 2375"/><draw:equation draw:name="f78" draw:formula="?f77 * ?f5 / 946"/><draw:equation draw:name="f79" draw:formula="0 + 3318 - 2375"/><draw:equation draw:name="f80" draw:formula="?f79 * ?f5 / 946"/><draw:equation draw:name="f81" draw:formula="0 + 3310 - 2375"/><draw:equation draw:name="f82" draw:formula="?f81 * ?f5 / 946"/><draw:equation draw:name="f83" draw:formula="0 + 3299 - 2375"/><draw:equation draw:name="f84" draw:formula="?f83 * ?f5 / 946"/><draw:equation draw:name="f85" draw:formula="0 + 3285 - 2375"/><draw:equation draw:name="f86" draw:formula="?f85 * ?f5 / 946"/><draw:equation draw:name="f87" draw:formula="?f9 / ?f6"/><draw:equation draw:name="f88" draw:formula="?f10 / ?f7"/><draw:equation draw:name="f89" draw:formula="?f12 / ?f6"/><draw:equation draw:name="f90" draw:formula="?f13 / ?f7"/><draw:equation draw:name="f91" draw:formula="?f15 / ?f6"/><draw:equation draw:name="f92" draw:formula="?f16 / ?f7"/><draw:equation draw:name="f93" draw:formula="?f18 / ?f6"/><draw:equation draw:name="f94" draw:formula="?f20 / ?f6"/><draw:equation draw:name="f95" draw:formula="?f21 / ?f7"/><draw:equation draw:name="f96" draw:formula="?f23 / ?f6"/><draw:equation draw:name="f97" draw:formula="?f25 / ?f6"/><draw:equation draw:name="f98" draw:formula="?f27 / ?f6"/><draw:equation draw:name="f99" draw:formula="?f28 / ?f7"/><draw:equation draw:name="f100" draw:formula="?f30 / ?f6"/><draw:equation draw:name="f101" draw:formula="?f31 / ?f7"/><draw:equation draw:name="f102" draw:formula="?f33 / ?f6"/><draw:equation draw:name="f103" draw:formula="?f34 / ?f7"/><draw:equation draw:name="f104" draw:formula="?f36 / ?f6"/><draw:equation draw:name="f105" draw:formula="?f37 / ?f7"/><draw:equation draw:name="f106" draw:formula="?f39 / ?f6"/><draw:equation draw:name="f107" draw:formula="?f40 / ?f7"/><draw:equation draw:name="f108" draw:formula="?f42 / ?f6"/><draw:equation draw:name="f109" draw:formula="?f43 / ?f7"/><draw:equation draw:name="f110" draw:formula="?f45 / ?f6"/><draw:equation draw:name="f111" draw:formula="?f46 / ?f7"/><draw:equation draw:name="f112" draw:formula="?f48 / ?f6"/><draw:equation draw:name="f113" draw:formula="?f49 / ?f7"/><draw:equation draw:name="f114" draw:formula="?f51 / ?f6"/><draw:equation draw:name="f115" draw:formula="?f52 / ?f7"/><draw:equation draw:name="f116" draw:formula="?f54 / ?f6"/><draw:equation draw:name="f117" draw:formula="?f55 / ?f7"/><draw:equation draw:name="f118" draw:formula="?f57 / ?f6"/><draw:equation draw:name="f119" draw:formula="?f58 / ?f7"/><draw:equation draw:name="f120" draw:formula="?f60 / ?f6"/><draw:equation draw:name="f121" draw:formula="?f62 / ?f6"/><draw:equation draw:name="f122" draw:formula="?f64 / ?f6"/><draw:equation draw:name="f123" draw:formula="?f66 / ?f6"/><draw:equation draw:name="f124" draw:formula="?f67 / ?f7"/><draw:equation draw:name="f125" draw:formula="?f69 / ?f6"/><draw:equation draw:name="f126" draw:formula="?f70 / ?f7"/><draw:equation draw:name="f127" draw:formula="?f72 / ?f6"/><draw:equation draw:name="f128" draw:formula="?f74 / ?f6"/><draw:equation draw:name="f129" draw:formula="?f76 / ?f6"/><draw:equation draw:name="f130" draw:formula="?f78 / ?f6"/><draw:equation draw:name="f131" draw:formula="?f80 / ?f6"/><draw:equation draw:name="f132" draw:formula="?f82 / ?f6"/><draw:equation draw:name="f133" draw:formula="?f84 / ?f6"/><draw:equation draw:name="f134" draw:formula="?f86 / ?f6"/><draw:equation draw:name="f135" draw:formula="0 / ?f6"/><draw:equation draw:name="f136" draw:formula="?f1 / ?f6"/><draw:equation draw:name="f137" draw:formula="0 / ?f7"/><draw:equation draw:name="f138" draw:formula="?f3 / ?f7"/></draw:enhanced-geometry></draw:custom-shape><draw:custom-shape svg:x="2.3832in" svg:y="1.30486in" svg:width="4.0874in" svg:height="0.29167in" draw:id="id112" draw:style-name="a102" draw:name="Freihandform 135"><svg:title/><svg:desc/><draw:enhanced-geometry draw:type="non-primitive" svg:viewBox="0 0 6080 420" draw:enhanced-path="M 6080 0 L 69 0 0 420 6080 0 Z N" draw:text-areas="?f21 ?f23 ?f22 ?f24" draw:glue-points="?f16 ?f17 ?f18 ?f17 ?f19 ?f20 ?f16 ?f17"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80"/><draw:equation draw:name="f7" draw:formula="?f4 / 420"/><draw:equation draw:name="f8" draw:formula="0 + 9625 - 3545"/><draw:equation draw:name="f9" draw:formula="?f8 * ?f5 / 6080"/><draw:equation draw:name="f10" draw:formula="1880 * ?f4 / 420"/><draw:equation draw:name="f11" draw:formula="0 + 3614 - 3545"/><draw:equation draw:name="f12" draw:formula="?f11 * ?f5 / 6080"/><draw:equation draw:name="f13" draw:formula="0 + 3545 - 3545"/><draw:equation draw:name="f14" draw:formula="?f13 * ?f5 / 6080"/><draw:equation draw:name="f15" draw:formula="2300 * ?f4 / 420"/><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svg:x="2.3832in" svg:y="1.51181in" svg:width="1.40504in" svg:height="0.40069in" draw:id="id113" draw:style-name="a103" draw:name="Freihandform 32"><svg:title/><svg:desc/><draw:enhanced-geometry draw:type="non-primitive" svg:viewBox="0 0 2090 577" draw:enhanced-path="M 1766 0 L 0 122 2090 577 1766 0 Z N" draw:text-areas="?f23 ?f25 ?f24 ?f26" draw:glue-points="?f17 ?f18 ?f19 ?f20 ?f21 ?f22 ?f17 ?f18"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90"/><draw:equation draw:name="f7" draw:formula="?f4 / 577"/><draw:equation draw:name="f8" draw:formula="0 + 5311 - 3545"/><draw:equation draw:name="f9" draw:formula="?f8 * ?f5 / 2090"/><draw:equation draw:name="f10" draw:formula="2178 * ?f4 / 577"/><draw:equation draw:name="f11" draw:formula="0 + 3545 - 3545"/><draw:equation draw:name="f12" draw:formula="?f11 * ?f5 / 2090"/><draw:equation draw:name="f13" draw:formula="2300 * ?f4 / 577"/><draw:equation draw:name="f14" draw:formula="0 + 5635 - 3545"/><draw:equation draw:name="f15" draw:formula="?f14 * ?f5 / 2090"/><draw:equation draw:name="f16" draw:formula="2755 * ?f4 / 577"/><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g></text:span></text:p>
          </table:table-cell>
          <table:covered-table-cell/>
        </table:table-row>
        <table:table-row table:style-name="TableRow87">
          <table:table-cell table:style-name="TableCell88" table:number-columns-spanned="2">
            <text:p text:style-name="Untertitel"><text:span text:style-name="T89">Mein Name ist…</text:span></text:p>
          </table:table-cell>
          <table:covered-table-cell/>
        </table:table-row>
        <table:table-row table:style-name="TableRow90">
          <table:table-cell table:style-name="TableCell91">
            <text:p text:style-name="Standard"><text:span text:style-name="T92"><draw:g draw:z-index="251663360" draw:name="Gruppieren 137" draw:id="id123" draw:style-name="a112" text:anchor-type="paragraph"><svg:title/><svg:desc>dekoratives Element</svg:desc><draw:g draw:name="Gruppieren 17" draw:id="id121"><svg:title/><svg:desc/><draw:custom-shape svg:x="0.76166in" svg:y="-2.54533in" svg:width="2.67376in" svg:height="0.74018in" draw:id="id115" draw:style-name="a105" draw:name="Freihandform 23"><svg:title/><svg:desc/><draw:enhanced-geometry draw:type="non-primitive" svg:viewBox="0 0 4131 1120" draw:enhanced-path="M 0 0 L 31 531 4131 1120 0 0 Z N" draw:text-areas="?f23 ?f25 ?f24 ?f26" draw:glue-points="?f17 ?f18 ?f19 ?f20 ?f21 ?f22 ?f17 ?f18"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1"/><draw:equation draw:name="f7" draw:formula="?f4 / 1120"/><draw:equation draw:name="f8" draw:formula="0 + 1900 - 1900"/><draw:equation draw:name="f9" draw:formula="?f8 * ?f5 / 4131"/><draw:equation draw:name="f10" draw:formula="1613 * ?f4 / 1120"/><draw:equation draw:name="f11" draw:formula="0 + 1931 - 1900"/><draw:equation draw:name="f12" draw:formula="?f11 * ?f5 / 4131"/><draw:equation draw:name="f13" draw:formula="2144 * ?f4 / 1120"/><draw:equation draw:name="f14" draw:formula="0 + 6031 - 1900"/><draw:equation draw:name="f15" draw:formula="?f14 * ?f5 / 4131"/><draw:equation draw:name="f16" draw:formula="2733 * ?f4 / 1120"/><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svg:x="0.76166in" svg:y="-2.6775in" svg:width="1.29384in" svg:height="0.46592in" draw:id="id116" draw:style-name="a106" draw:name="Freihandform 22"><svg:title/><svg:desc/><draw:enhanced-geometry draw:type="non-primitive" svg:viewBox="0 0 1999 705" draw:enhanced-path="M 1999 0 L 0 200 1859 704 1999 0 Z N" draw:text-areas="?f23 ?f25 ?f24 ?f26" draw:glue-points="?f17 ?f18 ?f19 ?f20 ?f21 ?f22 ?f17 ?f18"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9"/><draw:equation draw:name="f7" draw:formula="?f4 / 705"/><draw:equation draw:name="f8" draw:formula="0 + 3899 - 1900"/><draw:equation draw:name="f9" draw:formula="?f8 * ?f5 / 1999"/><draw:equation draw:name="f10" draw:formula="1413 * ?f4 / 705"/><draw:equation draw:name="f11" draw:formula="0 + 1900 - 1900"/><draw:equation draw:name="f12" draw:formula="?f11 * ?f5 / 1999"/><draw:equation draw:name="f13" draw:formula="1613 * ?f4 / 705"/><draw:equation draw:name="f14" draw:formula="0 + 3759 - 1900"/><draw:equation draw:name="f15" draw:formula="?f14 * ?f5 / 1999"/><draw:equation draw:name="f16" draw:formula="2117 * ?f4 / 705"/><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svg:x="-0.00208in" svg:y="-2.30741in" svg:width="3.4375in" svg:height="2.26019in" draw:id="id117" draw:style-name="a107" draw:name="Freihandform 21"><svg:title/><svg:desc/><draw:enhanced-geometry draw:type="non-primitive" svg:viewBox="0 0 5311 3420" draw:enhanced-path="M 19 0 L 0 2840 5235 3420 5311 760 19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11"/><draw:equation draw:name="f7" draw:formula="?f4 / 3420"/><draw:equation draw:name="f8" draw:formula="0 + 739 - 720"/><draw:equation draw:name="f9" draw:formula="?f8 * ?f5 / 5311"/><draw:equation draw:name="f10" draw:formula="1973 * ?f4 / 3420"/><draw:equation draw:name="f11" draw:formula="0 + 720 - 720"/><draw:equation draw:name="f12" draw:formula="?f11 * ?f5 / 5311"/><draw:equation draw:name="f13" draw:formula="4813 * ?f4 / 3420"/><draw:equation draw:name="f14" draw:formula="0 + 5955 - 720"/><draw:equation draw:name="f15" draw:formula="?f14 * ?f5 / 5311"/><draw:equation draw:name="f16" draw:formula="5393 * ?f4 / 3420"/><draw:equation draw:name="f17" draw:formula="0 + 6031 - 720"/><draw:equation draw:name="f18" draw:formula="?f17 * ?f5 / 5311"/><draw:equation draw:name="f19" draw:formula="2733 * ?f4 / 3420"/><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custom-shape svg:x="-0.00208in" svg:y="-2.30741in" svg:width="3.4375in" svg:height="2.26019in" draw:id="id118" draw:style-name="a108" draw:name="Freihandform 142"><svg:title/><svg:desc/><draw:enhanced-geometry draw:type="non-primitive" svg:viewBox="0 0 5311 3420" draw:enhanced-path="M 0 2840 L 19 0 5311 760 5235 3420 0 284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11"/><draw:equation draw:name="f7" draw:formula="?f4 / 3420"/><draw:equation draw:name="f8" draw:formula="0 + 720 - 720"/><draw:equation draw:name="f9" draw:formula="?f8 * ?f5 / 5311"/><draw:equation draw:name="f10" draw:formula="4813 * ?f4 / 3420"/><draw:equation draw:name="f11" draw:formula="0 + 739 - 720"/><draw:equation draw:name="f12" draw:formula="?f11 * ?f5 / 5311"/><draw:equation draw:name="f13" draw:formula="1973 * ?f4 / 3420"/><draw:equation draw:name="f14" draw:formula="0 + 6031 - 720"/><draw:equation draw:name="f15" draw:formula="?f14 * ?f5 / 5311"/><draw:equation draw:name="f16" draw:formula="2733 * ?f4 / 3420"/><draw:equation draw:name="f17" draw:formula="0 + 5955 - 720"/><draw:equation draw:name="f18" draw:formula="?f17 * ?f5 / 5311"/><draw:equation draw:name="f19" draw:formula="5393 * ?f4 / 3420"/><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frame draw:id="id119" draw:style-name="a109" draw:name="Bild 19" svg:x="0.31183in" svg:y="-0.87926in" svg:width="0.2576in" svg:height="0.26303in" style:rel-width="scale" style:rel-height="scale"><draw:image xlink:href="media/image1.png" xlink:type="simple" xlink:show="embed" xlink:actuate="onLoad"/><svg:title/><svg:desc>dekoratives Element</svg:desc></draw:frame><draw:custom-shape svg:x="0.19856in" svg:y="-0.98765in" svg:width="0.48414in" svg:height="0.41239in" draw:id="id120" draw:style-name="a110" draw:name="Freihandform 18"><svg:title/><svg:desc/><draw:enhanced-geometry draw:type="non-primitive" svg:viewBox="0 0 748 624" draw:enhanced-path="M 654 104 L 94 104 57 111 27 131 7 161 0 197 0 530 7 566 27 596 57 616 94 623 654 623 691 616 720 596 740 566 748 530 374 530 309 517 257 481 221 428 208 364 221 299 257 246 309 211 374 197 748 197 740 161 720 131 691 111 654 104 Z M 748 197 L 374 197 439 211 491 246 527 299 540 364 527 428 491 481 439 517 374 530 748 530 748 197 Z M 478 0 L 270 0 218 104 530 104 478 0 Z N" draw:text-areas="?f113 ?f115 ?f114 ?f116" draw:glue-points="?f72 ?f73 ?f74 ?f73 ?f75 ?f76 ?f77 ?f78 ?f79 ?f80 ?f81 ?f82 ?f81 ?f83 ?f79 ?f84 ?f77 ?f85 ?f75 ?f86 ?f74 ?f87 ?f72 ?f87 ?f88 ?f86 ?f89 ?f85 ?f90 ?f84 ?f91 ?f83 ?f92 ?f83 ?f93 ?f94 ?f95 ?f96 ?f97 ?f98 ?f99 ?f100 ?f97 ?f101 ?f95 ?f102 ?f93 ?f103 ?f92 ?f82 ?f91 ?f82 ?f90 ?f80 ?f89 ?f78 ?f88 ?f76 ?f72 ?f73 ?f91 ?f82 ?f92 ?f82 ?f104 ?f103 ?f105 ?f102 ?f106 ?f101 ?f107 ?f100 ?f106 ?f98 ?f105 ?f96 ?f104 ?f94 ?f92 ?f83 ?f91 ?f83 ?f91 ?f82 ?f108 ?f109 ?f110 ?f109 ?f111 ?f73 ?f112 ?f73 ?f108 ?f109" draw:glue-point-leaving-directions="-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48"/><draw:equation draw:name="f7" draw:formula="?f4 / 624"/><draw:equation draw:name="f8" draw:formula="0 + 1684 - 1030"/><draw:equation draw:name="f9" draw:formula="?f8 * ?f5 / 748"/><draw:equation draw:name="f10" draw:formula="4074 * ?f4 / 624"/><draw:equation draw:name="f11" draw:formula="0 + 1124 - 1030"/><draw:equation draw:name="f12" draw:formula="?f11 * ?f5 / 748"/><draw:equation draw:name="f13" draw:formula="0 + 1087 - 1030"/><draw:equation draw:name="f14" draw:formula="?f13 * ?f5 / 748"/><draw:equation draw:name="f15" draw:formula="4081 * ?f4 / 624"/><draw:equation draw:name="f16" draw:formula="0 + 1057 - 1030"/><draw:equation draw:name="f17" draw:formula="?f16 * ?f5 / 748"/><draw:equation draw:name="f18" draw:formula="4101 * ?f4 / 624"/><draw:equation draw:name="f19" draw:formula="0 + 1037 - 1030"/><draw:equation draw:name="f20" draw:formula="?f19 * ?f5 / 748"/><draw:equation draw:name="f21" draw:formula="4131 * ?f4 / 624"/><draw:equation draw:name="f22" draw:formula="0 + 1030 - 1030"/><draw:equation draw:name="f23" draw:formula="?f22 * ?f5 / 748"/><draw:equation draw:name="f24" draw:formula="4167 * ?f4 / 624"/><draw:equation draw:name="f25" draw:formula="4500 * ?f4 / 624"/><draw:equation draw:name="f26" draw:formula="4536 * ?f4 / 624"/><draw:equation draw:name="f27" draw:formula="4566 * ?f4 / 624"/><draw:equation draw:name="f28" draw:formula="4586 * ?f4 / 624"/><draw:equation draw:name="f29" draw:formula="4593 * ?f4 / 624"/><draw:equation draw:name="f30" draw:formula="0 + 1721 - 1030"/><draw:equation draw:name="f31" draw:formula="?f30 * ?f5 / 748"/><draw:equation draw:name="f32" draw:formula="0 + 1750 - 1030"/><draw:equation draw:name="f33" draw:formula="?f32 * ?f5 / 748"/><draw:equation draw:name="f34" draw:formula="0 + 1770 - 1030"/><draw:equation draw:name="f35" draw:formula="?f34 * ?f5 / 748"/><draw:equation draw:name="f36" draw:formula="0 + 1778 - 1030"/><draw:equation draw:name="f37" draw:formula="?f36 * ?f5 / 748"/><draw:equation draw:name="f38" draw:formula="0 + 1404 - 1030"/><draw:equation draw:name="f39" draw:formula="?f38 * ?f5 / 748"/><draw:equation draw:name="f40" draw:formula="0 + 1339 - 1030"/><draw:equation draw:name="f41" draw:formula="?f40 * ?f5 / 748"/><draw:equation draw:name="f42" draw:formula="4487 * ?f4 / 624"/><draw:equation draw:name="f43" draw:formula="0 + 1287 - 1030"/><draw:equation draw:name="f44" draw:formula="?f43 * ?f5 / 748"/><draw:equation draw:name="f45" draw:formula="4451 * ?f4 / 624"/><draw:equation draw:name="f46" draw:formula="0 + 1251 - 1030"/><draw:equation draw:name="f47" draw:formula="?f46 * ?f5 / 748"/><draw:equation draw:name="f48" draw:formula="4398 * ?f4 / 624"/><draw:equation draw:name="f49" draw:formula="0 + 1238 - 1030"/><draw:equation draw:name="f50" draw:formula="?f49 * ?f5 / 748"/><draw:equation draw:name="f51" draw:formula="4334 * ?f4 / 624"/><draw:equation draw:name="f52" draw:formula="4269 * ?f4 / 624"/><draw:equation draw:name="f53" draw:formula="4216 * ?f4 / 624"/><draw:equation draw:name="f54" draw:formula="4181 * ?f4 / 624"/><draw:equation draw:name="f55" draw:formula="0 + 1469 - 1030"/><draw:equation draw:name="f56" draw:formula="?f55 * ?f5 / 748"/><draw:equation draw:name="f57" draw:formula="0 + 1521 - 1030"/><draw:equation draw:name="f58" draw:formula="?f57 * ?f5 / 748"/><draw:equation draw:name="f59" draw:formula="0 + 1557 - 1030"/><draw:equation draw:name="f60" draw:formula="?f59 * ?f5 / 748"/><draw:equation draw:name="f61" draw:formula="0 + 1570 - 1030"/><draw:equation draw:name="f62" draw:formula="?f61 * ?f5 / 748"/><draw:equation draw:name="f63" draw:formula="0 + 1508 - 1030"/><draw:equation draw:name="f64" draw:formula="?f63 * ?f5 / 748"/><draw:equation draw:name="f65" draw:formula="3970 * ?f4 / 624"/><draw:equation draw:name="f66" draw:formula="0 + 1300 - 1030"/><draw:equation draw:name="f67" draw:formula="?f66 * ?f5 / 748"/><draw:equation draw:name="f68" draw:formula="0 + 1248 - 1030"/><draw:equation draw:name="f69" draw:formula="?f68 * ?f5 / 748"/><draw:equation draw:name="f70" draw:formula="0 + 1560 - 1030"/><draw:equation draw:name="f71" draw:formula="?f70 * ?f5 / 748"/><draw:equation draw:name="f72" draw:formula="?f9 / ?f6"/><draw:equation draw:name="f73" draw:formula="?f10 / ?f7"/><draw:equation draw:name="f74" draw:formula="?f12 / ?f6"/><draw:equation draw:name="f75" draw:formula="?f14 / ?f6"/><draw:equation draw:name="f76" draw:formula="?f15 / ?f7"/><draw:equation draw:name="f77" draw:formula="?f17 / ?f6"/><draw:equation draw:name="f78" draw:formula="?f18 / ?f7"/><draw:equation draw:name="f79" draw:formula="?f20 / ?f6"/><draw:equation draw:name="f80" draw:formula="?f21 / ?f7"/><draw:equation draw:name="f81" draw:formula="?f23 / ?f6"/><draw:equation draw:name="f82" draw:formula="?f24 / ?f7"/><draw:equation draw:name="f83" draw:formula="?f25 / ?f7"/><draw:equation draw:name="f84" draw:formula="?f26 / ?f7"/><draw:equation draw:name="f85" draw:formula="?f27 / ?f7"/><draw:equation draw:name="f86" draw:formula="?f28 / ?f7"/><draw:equation draw:name="f87" draw:formula="?f29 / ?f7"/><draw:equation draw:name="f88" draw:formula="?f31 / ?f6"/><draw:equation draw:name="f89" draw:formula="?f33 / ?f6"/><draw:equation draw:name="f90" draw:formula="?f35 / ?f6"/><draw:equation draw:name="f91" draw:formula="?f37 / ?f6"/><draw:equation draw:name="f92" draw:formula="?f39 / ?f6"/><draw:equation draw:name="f93" draw:formula="?f41 / ?f6"/><draw:equation draw:name="f94" draw:formula="?f42 / ?f7"/><draw:equation draw:name="f95" draw:formula="?f44 / ?f6"/><draw:equation draw:name="f96" draw:formula="?f45 / ?f7"/><draw:equation draw:name="f97" draw:formula="?f47 / ?f6"/><draw:equation draw:name="f98" draw:formula="?f48 / ?f7"/><draw:equation draw:name="f99" draw:formula="?f50 / ?f6"/><draw:equation draw:name="f100" draw:formula="?f51 / ?f7"/><draw:equation draw:name="f101" draw:formula="?f52 / ?f7"/><draw:equation draw:name="f102" draw:formula="?f53 / ?f7"/><draw:equation draw:name="f103" draw:formula="?f54 / ?f7"/><draw:equation draw:name="f104" draw:formula="?f56 / ?f6"/><draw:equation draw:name="f105" draw:formula="?f58 / ?f6"/><draw:equation draw:name="f106" draw:formula="?f60 / ?f6"/><draw:equation draw:name="f107" draw:formula="?f62 / ?f6"/><draw:equation draw:name="f108" draw:formula="?f64 / ?f6"/><draw:equation draw:name="f109" draw:formula="?f65 / ?f7"/><draw:equation draw:name="f110" draw:formula="?f67 / ?f6"/><draw:equation draw:name="f111" draw:formula="?f69 / ?f6"/><draw:equation draw:name="f112" draw:formula="?f71 / ?f6"/><draw:equation draw:name="f113" draw:formula="0 / ?f6"/><draw:equation draw:name="f114" draw:formula="?f1 / ?f6"/><draw:equation draw:name="f115" draw:formula="0 / ?f7"/><draw:equation draw:name="f116" draw:formula="?f3 / ?f7"/></draw:enhanced-geometry></draw:custom-shape></draw:g><draw:frame draw:id="id122" draw:style-name="a111" draw:transform="translate(-1.25875in -0.27845in) rotate(-6.17107) translate(1.90227in -2.68475in)" draw:name="Textfeld 145" svg:width="2.5175in" svg:height="0.5569in" style:rel-width="scale" style:rel-height="scale"><draw:text-box><text:h text:style-name="Überschrift1" text:outline-level="1"><text:span text:style-name="T93">So sehe ich aus!</text:span></text:h></draw:text-box><svg:title/><svg:desc/></draw:frame></draw:g></text:span></text:p>
          </table:table-cell>
          <table:table-cell table:style-name="TableCell94">
            <text:p text:style-name="Standard"><text:span text:style-name="T95"><draw:g draw:name="Gruppieren 146" draw:id="id131" draw:style-name="a119" text:anchor-type="as-char"><svg:title/><svg:desc>dekoratives Element</svg:desc><draw:g draw:name="Gruppieren 24" draw:id="id129"><svg:title/><svg:desc/><draw:custom-shape svg:x="0in" svg:y="0.42254in" svg:width="2.78556in" svg:height="0.43456in" draw:id="id124" draw:style-name="a113" draw:name="Freihandform 29"><svg:title/><svg:desc/><draw:enhanced-geometry draw:type="non-primitive" svg:viewBox="0 0 4012 629" draw:enhanced-path="M 3877 0 L 0 629 4011 414 3877 0 Z N" draw:text-areas="?f23 ?f25 ?f24 ?f26" draw:glue-points="?f17 ?f18 ?f19 ?f20 ?f21 ?f22 ?f17 ?f18"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12"/><draw:equation draw:name="f7" draw:formula="?f4 / 629"/><draw:equation draw:name="f8" draw:formula="0 + 10237 - 6360"/><draw:equation draw:name="f9" draw:formula="?f8 * ?f5 / 4012"/><draw:equation draw:name="f10" draw:formula="1751 * ?f4 / 629"/><draw:equation draw:name="f11" draw:formula="0 + 6360 - 6360"/><draw:equation draw:name="f12" draw:formula="?f11 * ?f5 / 4012"/><draw:equation draw:name="f13" draw:formula="2380 * ?f4 / 629"/><draw:equation draw:name="f14" draw:formula="0 + 10371 - 6360"/><draw:equation draw:name="f15" draw:formula="?f14 * ?f5 / 4012"/><draw:equation draw:name="f16" draw:formula="2165 * ?f4 / 629"/><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svg:x="1.6344in" svg:y="0.22633in" svg:width="1.05812in" svg:height="0.33231in" draw:id="id125" draw:style-name="a114" draw:name="Freihandform 28"><svg:title/><svg:desc/><draw:enhanced-geometry draw:type="non-primitive" svg:viewBox="0 0 1524 481" draw:enhanced-path="M 0 0 L 313 480 1524 284 0 0 Z N" draw:text-areas="?f23 ?f25 ?f24 ?f26" draw:glue-points="?f17 ?f18 ?f19 ?f20 ?f21 ?f22 ?f17 ?f18"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24"/><draw:equation draw:name="f7" draw:formula="?f4 / 481"/><draw:equation draw:name="f8" draw:formula="0 + 8713 - 8713"/><draw:equation draw:name="f9" draw:formula="?f8 * ?f5 / 1524"/><draw:equation draw:name="f10" draw:formula="1467 * ?f4 / 481"/><draw:equation draw:name="f11" draw:formula="0 + 9026 - 8713"/><draw:equation draw:name="f12" draw:formula="?f11 * ?f5 / 1524"/><draw:equation draw:name="f13" draw:formula="1947 * ?f4 / 481"/><draw:equation draw:name="f14" draw:formula="0 + 10237 - 8713"/><draw:equation draw:name="f15" draw:formula="?f14 * ?f5 / 1524"/><draw:equation draw:name="f16" draw:formula="1751 * ?f4 / 481"/><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svg:x="0in" svg:y="0.68439in" svg:width="3.51597in" svg:height="1.9538in" draw:id="id126" draw:style-name="a115" draw:name="Freihandform 27"><svg:title/><svg:desc/><draw:enhanced-geometry draw:type="non-primitive" svg:viewBox="0 0 5064 2828" draw:enhanced-path="M 4672 0 L 0 250 175 2828 5064 2319 4672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64"/><draw:equation draw:name="f7" draw:formula="?f4 / 2828"/><draw:equation draw:name="f8" draw:formula="0 + 11032 - 6360"/><draw:equation draw:name="f9" draw:formula="?f8 * ?f5 / 5064"/><draw:equation draw:name="f10" draw:formula="2130 * ?f4 / 2828"/><draw:equation draw:name="f11" draw:formula="0 + 6360 - 6360"/><draw:equation draw:name="f12" draw:formula="?f11 * ?f5 / 5064"/><draw:equation draw:name="f13" draw:formula="2380 * ?f4 / 2828"/><draw:equation draw:name="f14" draw:formula="0 + 6535 - 6360"/><draw:equation draw:name="f15" draw:formula="?f14 * ?f5 / 5064"/><draw:equation draw:name="f16" draw:formula="4958 * ?f4 / 2828"/><draw:equation draw:name="f17" draw:formula="0 + 11424 - 6360"/><draw:equation draw:name="f18" draw:formula="?f17 * ?f5 / 5064"/><draw:equation draw:name="f19" draw:formula="4449 * ?f4 / 2828"/><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custom-shape svg:x="0in" svg:y="0.68439in" svg:width="3.51597in" svg:height="1.9538in" draw:id="id127" draw:style-name="a116" draw:name="Freihandform 26"><svg:title/><svg:desc/><draw:enhanced-geometry draw:type="non-primitive" svg:viewBox="0 0 5064 2828" draw:enhanced-path="M 175 2828 L 0 250 4672 0 5064 2319 175 2828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64"/><draw:equation draw:name="f7" draw:formula="?f4 / 2828"/><draw:equation draw:name="f8" draw:formula="0 + 6535 - 6360"/><draw:equation draw:name="f9" draw:formula="?f8 * ?f5 / 5064"/><draw:equation draw:name="f10" draw:formula="4958 * ?f4 / 2828"/><draw:equation draw:name="f11" draw:formula="0 + 6360 - 6360"/><draw:equation draw:name="f12" draw:formula="?f11 * ?f5 / 5064"/><draw:equation draw:name="f13" draw:formula="2380 * ?f4 / 2828"/><draw:equation draw:name="f14" draw:formula="0 + 11032 - 6360"/><draw:equation draw:name="f15" draw:formula="?f14 * ?f5 / 5064"/><draw:equation draw:name="f16" draw:formula="2130 * ?f4 / 2828"/><draw:equation draw:name="f17" draw:formula="0 + 11424 - 6360"/><draw:equation draw:name="f18" draw:formula="?f17 * ?f5 / 5064"/><draw:equation draw:name="f19" draw:formula="4449 * ?f4 / 2828"/><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custom-shape svg:x="0.16455in" svg:y="0.97041in" svg:width="0.52281in" svg:height="0.51954in" draw:id="id128" draw:style-name="a117" draw:name="Freihandform 25"><svg:title/><svg:desc/><draw:enhanced-geometry draw:type="non-primitive" svg:viewBox="0 0 753 752" draw:enhanced-path="M 256 708 L 249 712 245 724 248 730 255 732 295 744 315 748 336 750 348 752 408 752 417 750 421 750 440 748 477 740 501 732 502 730 362 730 357 728 349 728 349 726 325 726 309 722 293 720 278 716 262 710 256 708 Z M 445 460 L 379 460 395 462 410 466 424 474 436 484 446 496 454 510 458 526 460 542 460 588 453 594 422 594 417 600 408 728 397 728 385 730 502 730 505 726 432 726 439 618 445 618 460 616 472 608 480 596 483 580 483 542 481 522 476 502 466 484 453 468 445 460 Z M 315 278 L 251 278 265 284 279 290 291 294 318 304 331 310 344 318 357 328 359 328 353 334 339 346 327 360 318 376 314 396 316 410 321 424 328 436 338 446 312 462 292 484 279 512 274 542 274 588 277 600 283 610 293 616 306 618 319 618 325 726 349 726 342 600 337 594 301 594 298 592 298 542 304 510 322 484 347 468 379 460 445 460 437 454 428 450 419 446 429 436 379 436 363 434 350 424 341 412 338 396 340 384 346 374 356 362 369 352 376 346 379 342 414 342 406 334 403 332 400 328 397 326 414 312 377 312 375 310 372 308 357 298 342 290 326 282 315 278 Z M 494 710 L 488 712 460 720 446 722 432 726 505 726 501 714 494 710 Z M 377 0 L 339 2 302 8 266 16 230 30 198 46 167 64 138 86 111 110 86 138 65 166 46 198 30 230 17 266 8 302 2 338 0 376 9 458 35 534 76 602 130 662 198 708 201 710 206 710 213 704 215 700 213 676 190 676 133 632 87 578 53 516 31 448 24 376 26 342 31 306 40 272 52 240 67 208 84 180 104 152 127 126 153 104 180 84 209 66 240 52 273 40 307 30 342 26 377 24 508 24 488 16 452 8 415 2 377 0 Z M 573 332 L 561 336 558 344 588 424 588 426 589 428 596 448 597 450 599 452 629 532 555 532 550 538 535 702 537 706 543 710 553 710 596 684 603 678 561 678 572 556 650 556 653 554 658 548 658 544 631 472 638 472 644 470 649 468 661 460 670 448 631 448 624 446 621 444 620 442 580 336 573 332 Z M 508 24 L 377 24 412 26 447 30 481 40 514 52 545 66 574 84 601 104 627 126 650 152 670 180 688 208 702 240 714 272 723 306 728 342 730 376 727 426 717 472 700 518 678 562 654 596 626 626 595 654 561 678 603 678 634 652 669 614 698 574 722 528 739 478 750 428 753 380 753 374 752 338 746 302 737 266 724 230 708 198 689 166 668 138 643 110 616 86 587 64 556 46 524 30 508 24 Z M 194 420 L 170 420 190 676 213 676 194 420 Z M 248 114 L 219 120 195 136 179 160 173 188 176 210 186 228 202 248 225 264 207 272 191 278 177 284 165 290 148 298 134 310 123 326 115 342 78 454 79 464 87 482 95 490 114 496 125 496 144 486 151 478 153 472 116 472 105 468 101 460 138 350 143 338 151 326 162 318 174 312 189 304 207 298 228 288 251 278 315 278 310 276 289 268 277 264 287 256 293 252 251 252 233 242 216 228 202 210 197 188 201 168 212 152 228 140 248 136 301 136 277 120 248 114 Z M 173 348 L 168 352 130 464 128 468 120 472 153 472 170 420 194 420 189 354 184 350 173 348 Z M 581 268 L 508 268 529 272 546 276 562 284 575 290 586 300 597 312 608 326 618 342 648 426 652 434 648 444 635 448 670 448 673 432 670 418 639 332 621 304 601 282 581 268 Z M 414 342 L 379 342 393 354 406 368 415 382 419 396 416 412 407 424 394 434 379 436 429 436 436 424 441 410 443 396 440 380 433 366 422 350 414 342 Z M 508 114 L 479 120 455 136 439 160 433 188 434 202 438 216 444 230 453 240 457 246 462 250 468 254 442 264 420 278 399 294 377 312 414 312 422 306 447 288 474 276 508 268 581 268 578 266 549 254 555 250 559 246 561 244 506 244 486 236 470 224 460 208 457 188 461 168 472 152 488 140 508 136 561 136 537 120 508 114 Z M 301 136 L 248 136 268 140 284 152 296 168 300 188 298 202 291 218 276 234 251 252 293 252 296 250 303 242 312 228 318 216 322 202 323 188 317 160 301 136 Z M 561 136 L 508 136 528 140 545 152 556 168 560 188 556 208 546 224 531 236 511 244 561 244 564 240 572 230 578 216 582 202 583 188 577 160 561 136 Z N" draw:text-areas="?f261 ?f263 ?f262 ?f264" draw:glue-points="?f161 ?f162 ?f163 ?f164 ?f165 ?f166 ?f167 ?f168 ?f169 ?f170 ?f171 ?f172 ?f173 ?f168 ?f174 ?f175 ?f174 ?f176 ?f177 ?f178 ?f179 ?f180 ?f181 ?f168 ?f182 ?f183 ?f184 ?f185 ?f186 ?f187 ?f188 ?f189 ?f190 ?f191 ?f192 ?f193 ?f194 ?f176 ?f195 ?f196 ?f197 ?f176 ?f198 ?f199 ?f190 ?f200 ?f201 ?f202 ?f203 ?f204 ?f205 ?f206 ?f207 ?f208 ?f209 ?f210 ?f211 ?f212 ?f213 ?f214 ?f215 ?f216 ?f217 ?f218 ?f219 ?f220 ?f221 ?f222 ?f223 ?f224 ?f225 ?f214 ?f226 ?f227 ?f228 ?f229 ?f230 ?f187 ?f231 ?f232 ?f233 ?f234 ?f235 ?f185 ?f236 ?f237 ?f238 ?f239 ?f240 ?f241 ?f186 ?f242 ?f243 ?f244 ?f245 ?f237 ?f246 ?f247 ?f248 ?f249 ?f250 ?f251 ?f252 ?f253 ?f254 ?f255 ?f256 ?f257 ?f181 ?f258 ?f259 ?f234 ?f260 ?f220" draw:glue-point-leaving-directions="-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3"/><draw:equation draw:name="f7" draw:formula="?f4 / 752"/><draw:equation draw:name="f8" draw:formula="0 + 6932 - 6596"/><draw:equation draw:name="f9" draw:formula="?f8 * ?f5 / 753"/><draw:equation draw:name="f10" draw:formula="3293 * ?f4 / 752"/><draw:equation draw:name="f11" draw:formula="0 + 7098 - 6596"/><draw:equation draw:name="f12" draw:formula="?f11 * ?f5 / 753"/><draw:equation draw:name="f13" draw:formula="3273 * ?f4 / 752"/><draw:equation draw:name="f14" draw:formula="0 + 6874 - 6596"/><draw:equation draw:name="f15" draw:formula="?f14 * ?f5 / 753"/><draw:equation draw:name="f16" draw:formula="3259 * ?f4 / 752"/><draw:equation draw:name="f17" draw:formula="0 + 7032 - 6596"/><draw:equation draw:name="f18" draw:formula="?f17 * ?f5 / 753"/><draw:equation draw:name="f19" draw:formula="3027 * ?f4 / 752"/><draw:equation draw:name="f20" draw:formula="0 + 7013 - 6596"/><draw:equation draw:name="f21" draw:formula="?f20 * ?f5 / 753"/><draw:equation draw:name="f22" draw:formula="3143 * ?f4 / 752"/><draw:equation draw:name="f23" draw:formula="0 + 7041 - 6596"/><draw:equation draw:name="f24" draw:formula="?f23 * ?f5 / 753"/><draw:equation draw:name="f25" draw:formula="3161 * ?f4 / 752"/><draw:equation draw:name="f26" draw:formula="0 + 7062 - 6596"/><draw:equation draw:name="f27" draw:formula="?f26 * ?f5 / 753"/><draw:equation draw:name="f28" draw:formula="0 + 6914 - 6596"/><draw:equation draw:name="f29" draw:formula="?f28 * ?f5 / 753"/><draw:equation draw:name="f30" draw:formula="2847 * ?f4 / 752"/><draw:equation draw:name="f31" draw:formula="2919 * ?f4 / 752"/><draw:equation draw:name="f32" draw:formula="0 + 6875 - 6596"/><draw:equation draw:name="f33" draw:formula="?f32 * ?f5 / 753"/><draw:equation draw:name="f34" draw:formula="3055 * ?f4 / 752"/><draw:equation draw:name="f35" draw:formula="0 + 6921 - 6596"/><draw:equation draw:name="f36" draw:formula="?f35 * ?f5 / 753"/><draw:equation draw:name="f37" draw:formula="3269 * ?f4 / 752"/><draw:equation draw:name="f38" draw:formula="0 + 6918 - 6596"/><draw:equation draw:name="f39" draw:formula="?f38 * ?f5 / 753"/><draw:equation draw:name="f40" draw:formula="0 + 6975 - 6596"/><draw:equation draw:name="f41" draw:formula="?f40 * ?f5 / 753"/><draw:equation draw:name="f42" draw:formula="2979 * ?f4 / 752"/><draw:equation draw:name="f43" draw:formula="0 + 6965 - 6596"/><draw:equation draw:name="f44" draw:formula="?f43 * ?f5 / 753"/><draw:equation draw:name="f45" draw:formula="2895 * ?f4 / 752"/><draw:equation draw:name="f46" draw:formula="0 + 7010 - 6596"/><draw:equation draw:name="f47" draw:formula="?f46 * ?f5 / 753"/><draw:equation draw:name="f48" draw:formula="2855 * ?f4 / 752"/><draw:equation draw:name="f49" draw:formula="0 + 7090 - 6596"/><draw:equation draw:name="f50" draw:formula="?f49 * ?f5 / 753"/><draw:equation draw:name="f51" draw:formula="3253 * ?f4 / 752"/><draw:equation draw:name="f52" draw:formula="0 + 6973 - 6596"/><draw:equation draw:name="f53" draw:formula="?f52 * ?f5 / 753"/><draw:equation draw:name="f54" draw:formula="2543 * ?f4 / 752"/><draw:equation draw:name="f55" draw:formula="0 + 6707 - 6596"/><draw:equation draw:name="f56" draw:formula="?f55 * ?f5 / 753"/><draw:equation draw:name="f57" draw:formula="2653 * ?f4 / 752"/><draw:equation draw:name="f58" draw:formula="0 + 6596 - 6596"/><draw:equation draw:name="f59" draw:formula="?f58 * ?f5 / 753"/><draw:equation draw:name="f60" draw:formula="0 + 6809 - 6596"/><draw:equation draw:name="f61" draw:formula="?f60 * ?f5 / 753"/><draw:equation draw:name="f62" draw:formula="3247 * ?f4 / 752"/><draw:equation draw:name="f63" draw:formula="0 + 6620 - 6596"/><draw:equation draw:name="f64" draw:formula="?f63 * ?f5 / 753"/><draw:equation draw:name="f65" draw:formula="0 + 6723 - 6596"/><draw:equation draw:name="f66" draw:formula="?f65 * ?f5 / 753"/><draw:equation draw:name="f67" draw:formula="2669 * ?f4 / 752"/><draw:equation draw:name="f68" draw:formula="2567 * ?f4 / 752"/><draw:equation draw:name="f69" draw:formula="0 + 7154 - 6596"/><draw:equation draw:name="f70" draw:formula="?f69 * ?f5 / 753"/><draw:equation draw:name="f71" draw:formula="2887 * ?f4 / 752"/><draw:equation draw:name="f72" draw:formula="0 + 7151 - 6596"/><draw:equation draw:name="f73" draw:formula="?f72 * ?f5 / 753"/><draw:equation draw:name="f74" draw:formula="3075 * ?f4 / 752"/><draw:equation draw:name="f75" draw:formula="0 + 7157 - 6596"/><draw:equation draw:name="f76" draw:formula="?f75 * ?f5 / 753"/><draw:equation draw:name="f77" draw:formula="3221 * ?f4 / 752"/><draw:equation draw:name="f78" draw:formula="0 + 7240 - 6596"/><draw:equation draw:name="f79" draw:formula="?f78 * ?f5 / 753"/><draw:equation draw:name="f80" draw:formula="3013 * ?f4 / 752"/><draw:equation draw:name="f81" draw:formula="0 + 7176 - 6596"/><draw:equation draw:name="f82" draw:formula="?f81 * ?f5 / 753"/><draw:equation draw:name="f83" draw:formula="2879 * ?f4 / 752"/><draw:equation draw:name="f84" draw:formula="0 + 7141 - 6596"/><draw:equation draw:name="f85" draw:formula="?f84 * ?f5 / 753"/><draw:equation draw:name="f86" draw:formula="2609 * ?f4 / 752"/><draw:equation draw:name="f87" draw:formula="0 + 7310 - 6596"/><draw:equation draw:name="f88" draw:formula="?f87 * ?f5 / 753"/><draw:equation draw:name="f89" draw:formula="2815 * ?f4 / 752"/><draw:equation draw:name="f90" draw:formula="0 + 7250 - 6596"/><draw:equation draw:name="f91" draw:formula="?f90 * ?f5 / 753"/><draw:equation draw:name="f92" draw:formula="3139 * ?f4 / 752"/><draw:equation draw:name="f93" draw:formula="0 + 7318 - 6596"/><draw:equation draw:name="f94" draw:formula="?f93 * ?f5 / 753"/><draw:equation draw:name="f95" draw:formula="3071 * ?f4 / 752"/><draw:equation draw:name="f96" draw:formula="0 + 7320 - 6596"/><draw:equation draw:name="f97" draw:formula="?f96 * ?f5 / 753"/><draw:equation draw:name="f98" draw:formula="2773 * ?f4 / 752"/><draw:equation draw:name="f99" draw:formula="0 + 7120 - 6596"/><draw:equation draw:name="f100" draw:formula="?f99 * ?f5 / 753"/><draw:equation draw:name="f101" draw:formula="2573 * ?f4 / 752"/><draw:equation draw:name="f102" draw:formula="0 + 6815 - 6596"/><draw:equation draw:name="f103" draw:formula="?f102 * ?f5 / 753"/><draw:equation draw:name="f104" draw:formula="2663 * ?f4 / 752"/><draw:equation draw:name="f105" draw:formula="0 + 6803 - 6596"/><draw:equation draw:name="f106" draw:formula="?f105 * ?f5 / 753"/><draw:equation draw:name="f107" draw:formula="0 + 6674 - 6596"/><draw:equation draw:name="f108" draw:formula="?f107 * ?f5 / 753"/><draw:equation draw:name="f109" draw:formula="2997 * ?f4 / 752"/><draw:equation draw:name="f110" draw:formula="0 + 6749 - 6596"/><draw:equation draw:name="f111" draw:formula="?f110 * ?f5 / 753"/><draw:equation draw:name="f112" draw:formula="3015 * ?f4 / 752"/><draw:equation draw:name="f113" draw:formula="0 + 6770 - 6596"/><draw:equation draw:name="f114" draw:formula="?f113 * ?f5 / 753"/><draw:equation draw:name="f115" draw:formula="0 + 6873 - 6596"/><draw:equation draw:name="f116" draw:formula="?f115 * ?f5 / 753"/><draw:equation draw:name="f117" draw:formula="2807 * ?f4 / 752"/><draw:equation draw:name="f118" draw:formula="0 + 6797 - 6596"/><draw:equation draw:name="f119" draw:formula="?f118 * ?f5 / 753"/><draw:equation draw:name="f120" draw:formula="2711 * ?f4 / 752"/><draw:equation draw:name="f121" draw:formula="0 + 6764 - 6596"/><draw:equation draw:name="f122" draw:formula="?f121 * ?f5 / 753"/><draw:equation draw:name="f123" draw:formula="0 + 6780 - 6596"/><draw:equation draw:name="f124" draw:formula="?f123 * ?f5 / 753"/><draw:equation draw:name="f125" draw:formula="2893 * ?f4 / 752"/><draw:equation draw:name="f126" draw:formula="0 + 7182 - 6596"/><draw:equation draw:name="f127" draw:formula="?f126 * ?f5 / 753"/><draw:equation draw:name="f128" draw:formula="2843 * ?f4 / 752"/><draw:equation draw:name="f129" draw:formula="0 + 7266 - 6596"/><draw:equation draw:name="f130" draw:formula="?f129 * ?f5 / 753"/><draw:equation draw:name="f131" draw:formula="2991 * ?f4 / 752"/><draw:equation draw:name="f132" draw:formula="2885 * ?f4 / 752"/><draw:equation draw:name="f133" draw:formula="0 + 6990 - 6596"/><draw:equation draw:name="f134" draw:formula="?f133 * ?f5 / 753"/><draw:equation draw:name="f135" draw:formula="2977 * ?f4 / 752"/><draw:equation draw:name="f136" draw:formula="0 + 7018 - 6596"/><draw:equation draw:name="f137" draw:formula="?f136 * ?f5 / 753"/><draw:equation draw:name="f138" draw:formula="0 + 7034 - 6596"/><draw:equation draw:name="f139" draw:formula="?f138 * ?f5 / 753"/><draw:equation draw:name="f140" draw:formula="2759 * ?f4 / 752"/><draw:equation draw:name="f141" draw:formula="0 + 6995 - 6596"/><draw:equation draw:name="f142" draw:formula="?f141 * ?f5 / 753"/><draw:equation draw:name="f143" draw:formula="2837 * ?f4 / 752"/><draw:equation draw:name="f144" draw:formula="0 + 7174 - 6596"/><draw:equation draw:name="f145" draw:formula="?f144 * ?f5 / 753"/><draw:equation draw:name="f146" draw:formula="2809 * ?f4 / 752"/><draw:equation draw:name="f147" draw:formula="0 + 7056 - 6596"/><draw:equation draw:name="f148" draw:formula="?f147 * ?f5 / 753"/><draw:equation draw:name="f149" draw:formula="2751 * ?f4 / 752"/><draw:equation draw:name="f150" draw:formula="0 + 7104 - 6596"/><draw:equation draw:name="f151" draw:formula="?f150 * ?f5 / 753"/><draw:equation draw:name="f152" draw:formula="2657 * ?f4 / 752"/><draw:equation draw:name="f153" draw:formula="0 + 6887 - 6596"/><draw:equation draw:name="f154" draw:formula="?f153 * ?f5 / 753"/><draw:equation draw:name="f155" draw:formula="2761 * ?f4 / 752"/><draw:equation draw:name="f156" draw:formula="2745 * ?f4 / 752"/><draw:equation draw:name="f157" draw:formula="0 + 7152 - 6596"/><draw:equation draw:name="f158" draw:formula="?f157 * ?f5 / 753"/><draw:equation draw:name="f159" draw:formula="0 + 7168 - 6596"/><draw:equation draw:name="f160" draw:formula="?f159 * ?f5 / 753"/><draw:equation draw:name="f161" draw:formula="?f9 / ?f6"/><draw:equation draw:name="f162" draw:formula="?f10 / ?f7"/><draw:equation draw:name="f163" draw:formula="?f12 / ?f6"/><draw:equation draw:name="f164" draw:formula="?f13 / ?f7"/><draw:equation draw:name="f165" draw:formula="?f15 / ?f6"/><draw:equation draw:name="f166" draw:formula="?f16 / ?f7"/><draw:equation draw:name="f167" draw:formula="?f18 / ?f6"/><draw:equation draw:name="f168" draw:formula="?f19 / ?f7"/><draw:equation draw:name="f169" draw:formula="?f21 / ?f6"/><draw:equation draw:name="f170" draw:formula="?f22 / ?f7"/><draw:equation draw:name="f171" draw:formula="?f24 / ?f6"/><draw:equation draw:name="f172" draw:formula="?f25 / ?f7"/><draw:equation draw:name="f173" draw:formula="?f27 / ?f6"/><draw:equation draw:name="f174" draw:formula="?f29 / ?f6"/><draw:equation draw:name="f175" draw:formula="?f30 / ?f7"/><draw:equation draw:name="f176" draw:formula="?f31 / ?f7"/><draw:equation draw:name="f177" draw:formula="?f33 / ?f6"/><draw:equation draw:name="f178" draw:formula="?f34 / ?f7"/><draw:equation draw:name="f179" draw:formula="?f36 / ?f6"/><draw:equation draw:name="f180" draw:formula="?f37 / ?f7"/><draw:equation draw:name="f181" draw:formula="?f39 / ?f6"/><draw:equation draw:name="f182" draw:formula="?f41 / ?f6"/><draw:equation draw:name="f183" draw:formula="?f42 / ?f7"/><draw:equation draw:name="f184" draw:formula="?f44 / ?f6"/><draw:equation draw:name="f185" draw:formula="?f45 / ?f7"/><draw:equation draw:name="f186" draw:formula="?f47 / ?f6"/><draw:equation draw:name="f187" draw:formula="?f48 / ?f7"/><draw:equation draw:name="f188" draw:formula="?f50 / ?f6"/><draw:equation draw:name="f189" draw:formula="?f51 / ?f7"/><draw:equation draw:name="f190" draw:formula="?f53 / ?f6"/><draw:equation draw:name="f191" draw:formula="?f54 / ?f7"/><draw:equation draw:name="f192" draw:formula="?f56 / ?f6"/><draw:equation draw:name="f193" draw:formula="?f57 / ?f7"/><draw:equation draw:name="f194" draw:formula="?f59 / ?f6"/><draw:equation draw:name="f195" draw:formula="?f61 / ?f6"/><draw:equation draw:name="f196" draw:formula="?f62 / ?f7"/><draw:equation draw:name="f197" draw:formula="?f64 / ?f6"/><draw:equation draw:name="f198" draw:formula="?f66 / ?f6"/><draw:equation draw:name="f199" draw:formula="?f67 / ?f7"/><draw:equation draw:name="f200" draw:formula="?f68 / ?f7"/><draw:equation draw:name="f201" draw:formula="?f70 / ?f6"/><draw:equation draw:name="f202" draw:formula="?f71 / ?f7"/><draw:equation draw:name="f203" draw:formula="?f73 / ?f6"/><draw:equation draw:name="f204" draw:formula="?f74 / ?f7"/><draw:equation draw:name="f205" draw:formula="?f76 / ?f6"/><draw:equation draw:name="f206" draw:formula="?f77 / ?f7"/><draw:equation draw:name="f207" draw:formula="?f79 / ?f6"/><draw:equation draw:name="f208" draw:formula="?f80 / ?f7"/><draw:equation draw:name="f209" draw:formula="?f82 / ?f6"/><draw:equation draw:name="f210" draw:formula="?f83 / ?f7"/><draw:equation draw:name="f211" draw:formula="?f85 / ?f6"/><draw:equation draw:name="f212" draw:formula="?f86 / ?f7"/><draw:equation draw:name="f213" draw:formula="?f88 / ?f6"/><draw:equation draw:name="f214" draw:formula="?f89 / ?f7"/><draw:equation draw:name="f215" draw:formula="?f91 / ?f6"/><draw:equation draw:name="f216" draw:formula="?f92 / ?f7"/><draw:equation draw:name="f217" draw:formula="?f94 / ?f6"/><draw:equation draw:name="f218" draw:formula="?f95 / ?f7"/><draw:equation draw:name="f219" draw:formula="?f97 / ?f6"/><draw:equation draw:name="f220" draw:formula="?f98 / ?f7"/><draw:equation draw:name="f221" draw:formula="?f100 / ?f6"/><draw:equation draw:name="f222" draw:formula="?f101 / ?f7"/><draw:equation draw:name="f223" draw:formula="?f103 / ?f6"/><draw:equation draw:name="f224" draw:formula="?f104 / ?f7"/><draw:equation draw:name="f225" draw:formula="?f106 / ?f6"/><draw:equation draw:name="f226" draw:formula="?f108 / ?f6"/><draw:equation draw:name="f227" draw:formula="?f109 / ?f7"/><draw:equation draw:name="f228" draw:formula="?f111 / ?f6"/><draw:equation draw:name="f229" draw:formula="?f112 / ?f7"/><draw:equation draw:name="f230" draw:formula="?f114 / ?f6"/><draw:equation draw:name="f231" draw:formula="?f116 / ?f6"/><draw:equation draw:name="f232" draw:formula="?f117 / ?f7"/><draw:equation draw:name="f233" draw:formula="?f119 / ?f6"/><draw:equation draw:name="f234" draw:formula="?f120 / ?f7"/><draw:equation draw:name="f235" draw:formula="?f122 / ?f6"/><draw:equation draw:name="f236" draw:formula="?f124 / ?f6"/><draw:equation draw:name="f237" draw:formula="?f125 / ?f7"/><draw:equation draw:name="f238" draw:formula="?f127 / ?f6"/><draw:equation draw:name="f239" draw:formula="?f128 / ?f7"/><draw:equation draw:name="f240" draw:formula="?f130 / ?f6"/><draw:equation draw:name="f241" draw:formula="?f131 / ?f7"/><draw:equation draw:name="f242" draw:formula="?f132 / ?f7"/><draw:equation draw:name="f243" draw:formula="?f134 / ?f6"/><draw:equation draw:name="f244" draw:formula="?f135 / ?f7"/><draw:equation draw:name="f245" draw:formula="?f137 / ?f6"/><draw:equation draw:name="f246" draw:formula="?f139 / ?f6"/><draw:equation draw:name="f247" draw:formula="?f140 / ?f7"/><draw:equation draw:name="f248" draw:formula="?f142 / ?f6"/><draw:equation draw:name="f249" draw:formula="?f143 / ?f7"/><draw:equation draw:name="f250" draw:formula="?f145 / ?f6"/><draw:equation draw:name="f251" draw:formula="?f146 / ?f7"/><draw:equation draw:name="f252" draw:formula="?f148 / ?f6"/><draw:equation draw:name="f253" draw:formula="?f149 / ?f7"/><draw:equation draw:name="f254" draw:formula="?f151 / ?f6"/><draw:equation draw:name="f255" draw:formula="?f152 / ?f7"/><draw:equation draw:name="f256" draw:formula="?f154 / ?f6"/><draw:equation draw:name="f257" draw:formula="?f155 / ?f7"/><draw:equation draw:name="f258" draw:formula="?f156 / ?f7"/><draw:equation draw:name="f259" draw:formula="?f158 / ?f6"/><draw:equation draw:name="f260" draw:formula="?f160 / ?f6"/><draw:equation draw:name="f261" draw:formula="0 / ?f6"/><draw:equation draw:name="f262" draw:formula="?f1 / ?f6"/><draw:equation draw:name="f263" draw:formula="0 / ?f7"/><draw:equation draw:name="f264" draw:formula="?f3 / ?f7"/></draw:enhanced-geometry></draw:custom-shape></draw:g><draw:frame draw:id="id130" draw:style-name="a118" draw:transform="translate(-0.99829in -0.2815in) rotate(-0.15899) translate(1.92894in 0.2815in)" draw:name="Textfeld 153" svg:width="1.99657in" svg:height="0.56301in" style:rel-width="scale" style:rel-height="scale"><draw:text-box><text:h text:style-name="Überschrift2" text:outline-level="2"><text:span text:style-name="T96">Das ist meine Familie.</text:span></text:h></draw:text-box><svg:title/><svg:desc/></draw:frame></draw:g></text:span></text:p>
          </table:table-cell>
        </table:table-row>
        <table:table-row table:style-name="TableRow97">
          <table:table-cell table:style-name="TableCell98">
            <text:p text:style-name="Standard"><text:span text:style-name="T99"><draw:g draw:z-index="251664384" draw:name="Gruppe 154" draw:id="id140" draw:style-name="a127" text:anchor-type="paragraph"><svg:title/><svg:desc>dekoratives Element</svg:desc><draw:g draw:name="Gruppieren 44" draw:id="id138"><svg:title/><svg:desc/><draw:custom-shape svg:x="0.09965in" svg:y="0.37291in" svg:width="2.541in" svg:height="0.26141in" draw:id="id132" draw:style-name="a120" draw:name="Freihandform 50"><svg:title/><svg:desc/><draw:enhanced-geometry draw:type="non-primitive" svg:viewBox="0 0 4022 414" draw:enhanced-path="M 4022 0 L 0 389 3683 414 4022 0 Z N" draw:text-areas="?f23 ?f25 ?f24 ?f26" draw:glue-points="?f17 ?f18 ?f19 ?f20 ?f21 ?f22 ?f17 ?f18"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22"/><draw:equation draw:name="f7" draw:formula="?f4 / 414"/><draw:equation draw:name="f8" draw:formula="0 + 4747 - 725"/><draw:equation draw:name="f9" draw:formula="?f8 * ?f5 / 4022"/><draw:equation draw:name="f10" draw:formula="9451 * ?f4 / 414"/><draw:equation draw:name="f11" draw:formula="0 + 725 - 725"/><draw:equation draw:name="f12" draw:formula="?f11 * ?f5 / 4022"/><draw:equation draw:name="f13" draw:formula="9840 * ?f4 / 414"/><draw:equation draw:name="f14" draw:formula="0 + 4408 - 725"/><draw:equation draw:name="f15" draw:formula="?f14 * ?f5 / 4022"/><draw:equation draw:name="f16" draw:formula="9865 * ?f4 / 414"/><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svg:x="1.75427in" svg:y="0.25484in" svg:width="0.88701in" svg:height="0.19637in" draw:id="id133" draw:style-name="a121" draw:name="Freihandform 49"><svg:title/><svg:desc/><draw:enhanced-geometry draw:type="non-primitive" svg:viewBox="0 0 1404 311" draw:enhanced-path="M 0 0 L 122 311 1404 187 0 0 Z N" draw:text-areas="?f23 ?f25 ?f24 ?f26" draw:glue-points="?f17 ?f18 ?f19 ?f20 ?f21 ?f22 ?f17 ?f18"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4"/><draw:equation draw:name="f7" draw:formula="?f4 / 311"/><draw:equation draw:name="f8" draw:formula="0 + 3343 - 3343"/><draw:equation draw:name="f9" draw:formula="?f8 * ?f5 / 1404"/><draw:equation draw:name="f10" draw:formula="9264 * ?f4 / 311"/><draw:equation draw:name="f11" draw:formula="0 + 3465 - 3343"/><draw:equation draw:name="f12" draw:formula="?f11 * ?f5 / 1404"/><draw:equation draw:name="f13" draw:formula="9575 * ?f4 / 311"/><draw:equation draw:name="f14" draw:formula="0 + 4747 - 3343"/><draw:equation draw:name="f15" draw:formula="?f14 * ?f5 / 1404"/><draw:equation draw:name="f16" draw:formula="9451 * ?f4 / 311"/><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svg:x="0.09965in" svg:y="0.6179in" svg:width="3.27639in" svg:height="0.7817in" draw:id="id134" draw:style-name="a122" draw:name="Freihandform 48"><svg:title/><svg:desc/><draw:enhanced-geometry draw:type="non-primitive" svg:viewBox="0 0 5186 1238" draw:enhanced-path="M 0 0 L 276 836 4852 1238 5185 36 0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86"/><draw:equation draw:name="f7" draw:formula="?f4 / 1238"/><draw:equation draw:name="f8" draw:formula="0 + 725 - 725"/><draw:equation draw:name="f9" draw:formula="?f8 * ?f5 / 5186"/><draw:equation draw:name="f10" draw:formula="9840 * ?f4 / 1238"/><draw:equation draw:name="f11" draw:formula="0 + 1001 - 725"/><draw:equation draw:name="f12" draw:formula="?f11 * ?f5 / 5186"/><draw:equation draw:name="f13" draw:formula="10676 * ?f4 / 1238"/><draw:equation draw:name="f14" draw:formula="0 + 5577 - 725"/><draw:equation draw:name="f15" draw:formula="?f14 * ?f5 / 5186"/><draw:equation draw:name="f16" draw:formula="11078 * ?f4 / 1238"/><draw:equation draw:name="f17" draw:formula="0 + 5910 - 725"/><draw:equation draw:name="f18" draw:formula="?f17 * ?f5 / 5186"/><draw:equation draw:name="f19" draw:formula="9876 * ?f4 / 1238"/><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custom-shape svg:x="0.09965in" svg:y="0.6179in" svg:width="3.27639in" svg:height="0.7817in" draw:id="id135" draw:style-name="a123" draw:name="Freihandform 159"><svg:title/><svg:desc/><draw:enhanced-geometry draw:type="non-primitive" svg:viewBox="0 0 5186 1238" draw:enhanced-path="M 276 836 L 4852 1238 5185 36 0 0 276 836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86"/><draw:equation draw:name="f7" draw:formula="?f4 / 1238"/><draw:equation draw:name="f8" draw:formula="0 + 1001 - 725"/><draw:equation draw:name="f9" draw:formula="?f8 * ?f5 / 5186"/><draw:equation draw:name="f10" draw:formula="10676 * ?f4 / 1238"/><draw:equation draw:name="f11" draw:formula="0 + 5577 - 725"/><draw:equation draw:name="f12" draw:formula="?f11 * ?f5 / 5186"/><draw:equation draw:name="f13" draw:formula="11078 * ?f4 / 1238"/><draw:equation draw:name="f14" draw:formula="0 + 5910 - 725"/><draw:equation draw:name="f15" draw:formula="?f14 * ?f5 / 5186"/><draw:equation draw:name="f16" draw:formula="9876 * ?f4 / 1238"/><draw:equation draw:name="f17" draw:formula="0 + 725 - 725"/><draw:equation draw:name="f18" draw:formula="?f17 * ?f5 / 5186"/><draw:equation draw:name="f19" draw:formula="9840 * ?f4 / 1238"/><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custom-shape svg:x="2.94833in" svg:y="0.9254in" svg:width="0.04359in" svg:height="0.07514in" draw:id="id136" draw:style-name="a124" draw:name="Freihandform 46"><svg:title/><svg:desc/><draw:enhanced-geometry draw:type="non-primitive" svg:viewBox="0 0 69 119" draw:enhanced-path="M 36 0 L 32 0 28 2 26 6 11 38 2 66 0 87 5 104 10 113 20 118 34 118 35 118 36 118 49 118 58 113 63 105 68 89 67 67 60 40 46 6 44 2 40 0 36 0 Z M 49 118 L 36 118 37 118 49 118 Z N" draw:text-areas="?f100 ?f102 ?f101 ?f103" draw:glue-points="?f65 ?f66 ?f67 ?f66 ?f68 ?f69 ?f70 ?f71 ?f72 ?f73 ?f74 ?f75 ?f76 ?f77 ?f78 ?f79 ?f80 ?f81 ?f82 ?f83 ?f84 ?f83 ?f85 ?f83 ?f65 ?f83 ?f86 ?f83 ?f87 ?f81 ?f88 ?f89 ?f90 ?f91 ?f92 ?f93 ?f94 ?f95 ?f96 ?f71 ?f97 ?f69 ?f98 ?f66 ?f65 ?f66 ?f86 ?f83 ?f65 ?f83 ?f99 ?f83 ?f86 ?f83 ?f86 ?f83" draw:glue-point-leaving-directions="-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draw:equation draw:name="f7" draw:formula="?f4 / 119"/><draw:equation draw:name="f8" draw:formula="0 + 5270 - 5234"/><draw:equation draw:name="f9" draw:formula="?f8 * ?f5 / 69"/><draw:equation draw:name="f10" draw:formula="10327 * ?f4 / 119"/><draw:equation draw:name="f11" draw:formula="0 + 5266 - 5234"/><draw:equation draw:name="f12" draw:formula="?f11 * ?f5 / 69"/><draw:equation draw:name="f13" draw:formula="0 + 5262 - 5234"/><draw:equation draw:name="f14" draw:formula="?f13 * ?f5 / 69"/><draw:equation draw:name="f15" draw:formula="10329 * ?f4 / 119"/><draw:equation draw:name="f16" draw:formula="0 + 5260 - 5234"/><draw:equation draw:name="f17" draw:formula="?f16 * ?f5 / 69"/><draw:equation draw:name="f18" draw:formula="10333 * ?f4 / 119"/><draw:equation draw:name="f19" draw:formula="0 + 5245 - 5234"/><draw:equation draw:name="f20" draw:formula="?f19 * ?f5 / 69"/><draw:equation draw:name="f21" draw:formula="10365 * ?f4 / 119"/><draw:equation draw:name="f22" draw:formula="0 + 5236 - 5234"/><draw:equation draw:name="f23" draw:formula="?f22 * ?f5 / 69"/><draw:equation draw:name="f24" draw:formula="10393 * ?f4 / 119"/><draw:equation draw:name="f25" draw:formula="0 + 5234 - 5234"/><draw:equation draw:name="f26" draw:formula="?f25 * ?f5 / 69"/><draw:equation draw:name="f27" draw:formula="10414 * ?f4 / 119"/><draw:equation draw:name="f28" draw:formula="0 + 5239 - 5234"/><draw:equation draw:name="f29" draw:formula="?f28 * ?f5 / 69"/><draw:equation draw:name="f30" draw:formula="10431 * ?f4 / 119"/><draw:equation draw:name="f31" draw:formula="0 + 5244 - 5234"/><draw:equation draw:name="f32" draw:formula="?f31 * ?f5 / 69"/><draw:equation draw:name="f33" draw:formula="10440 * ?f4 / 119"/><draw:equation draw:name="f34" draw:formula="0 + 5254 - 5234"/><draw:equation draw:name="f35" draw:formula="?f34 * ?f5 / 69"/><draw:equation draw:name="f36" draw:formula="10445 * ?f4 / 119"/><draw:equation draw:name="f37" draw:formula="0 + 5268 - 5234"/><draw:equation draw:name="f38" draw:formula="?f37 * ?f5 / 69"/><draw:equation draw:name="f39" draw:formula="0 + 5269 - 5234"/><draw:equation draw:name="f40" draw:formula="?f39 * ?f5 / 69"/><draw:equation draw:name="f41" draw:formula="0 + 5283 - 5234"/><draw:equation draw:name="f42" draw:formula="?f41 * ?f5 / 69"/><draw:equation draw:name="f43" draw:formula="0 + 5292 - 5234"/><draw:equation draw:name="f44" draw:formula="?f43 * ?f5 / 69"/><draw:equation draw:name="f45" draw:formula="0 + 5297 - 5234"/><draw:equation draw:name="f46" draw:formula="?f45 * ?f5 / 69"/><draw:equation draw:name="f47" draw:formula="10432 * ?f4 / 119"/><draw:equation draw:name="f48" draw:formula="0 + 5302 - 5234"/><draw:equation draw:name="f49" draw:formula="?f48 * ?f5 / 69"/><draw:equation draw:name="f50" draw:formula="10416 * ?f4 / 119"/><draw:equation draw:name="f51" draw:formula="0 + 5301 - 5234"/><draw:equation draw:name="f52" draw:formula="?f51 * ?f5 / 69"/><draw:equation draw:name="f53" draw:formula="10394 * ?f4 / 119"/><draw:equation draw:name="f54" draw:formula="0 + 5294 - 5234"/><draw:equation draw:name="f55" draw:formula="?f54 * ?f5 / 69"/><draw:equation draw:name="f56" draw:formula="10367 * ?f4 / 119"/><draw:equation draw:name="f57" draw:formula="0 + 5280 - 5234"/><draw:equation draw:name="f58" draw:formula="?f57 * ?f5 / 69"/><draw:equation draw:name="f59" draw:formula="0 + 5278 - 5234"/><draw:equation draw:name="f60" draw:formula="?f59 * ?f5 / 69"/><draw:equation draw:name="f61" draw:formula="0 + 5274 - 5234"/><draw:equation draw:name="f62" draw:formula="?f61 * ?f5 / 69"/><draw:equation draw:name="f63" draw:formula="0 + 5271 - 5234"/><draw:equation draw:name="f64" draw:formula="?f63 * ?f5 / 69"/><draw:equation draw:name="f65" draw:formula="?f9 / ?f6"/><draw:equation draw:name="f66" draw:formula="?f10 / ?f7"/><draw:equation draw:name="f67" draw:formula="?f12 / ?f6"/><draw:equation draw:name="f68" draw:formula="?f14 / ?f6"/><draw:equation draw:name="f69" draw:formula="?f15 / ?f7"/><draw:equation draw:name="f70" draw:formula="?f17 / ?f6"/><draw:equation draw:name="f71" draw:formula="?f18 / ?f7"/><draw:equation draw:name="f72" draw:formula="?f20 / ?f6"/><draw:equation draw:name="f73" draw:formula="?f21 / ?f7"/><draw:equation draw:name="f74" draw:formula="?f23 / ?f6"/><draw:equation draw:name="f75" draw:formula="?f24 / ?f7"/><draw:equation draw:name="f76" draw:formula="?f26 / ?f6"/><draw:equation draw:name="f77" draw:formula="?f27 / ?f7"/><draw:equation draw:name="f78" draw:formula="?f29 / ?f6"/><draw:equation draw:name="f79" draw:formula="?f30 / ?f7"/><draw:equation draw:name="f80" draw:formula="?f32 / ?f6"/><draw:equation draw:name="f81" draw:formula="?f33 / ?f7"/><draw:equation draw:name="f82" draw:formula="?f35 / ?f6"/><draw:equation draw:name="f83" draw:formula="?f36 / ?f7"/><draw:equation draw:name="f84" draw:formula="?f38 / ?f6"/><draw:equation draw:name="f85" draw:formula="?f40 / ?f6"/><draw:equation draw:name="f86" draw:formula="?f42 / ?f6"/><draw:equation draw:name="f87" draw:formula="?f44 / ?f6"/><draw:equation draw:name="f88" draw:formula="?f46 / ?f6"/><draw:equation draw:name="f89" draw:formula="?f47 / ?f7"/><draw:equation draw:name="f90" draw:formula="?f49 / ?f6"/><draw:equation draw:name="f91" draw:formula="?f50 / ?f7"/><draw:equation draw:name="f92" draw:formula="?f52 / ?f6"/><draw:equation draw:name="f93" draw:formula="?f53 / ?f7"/><draw:equation draw:name="f94" draw:formula="?f55 / ?f6"/><draw:equation draw:name="f95" draw:formula="?f56 / ?f7"/><draw:equation draw:name="f96" draw:formula="?f58 / ?f6"/><draw:equation draw:name="f97" draw:formula="?f60 / ?f6"/><draw:equation draw:name="f98" draw:formula="?f62 / ?f6"/><draw:equation draw:name="f99" draw:formula="?f64 / ?f6"/><draw:equation draw:name="f100" draw:formula="0 / ?f6"/><draw:equation draw:name="f101" draw:formula="?f1 / ?f6"/><draw:equation draw:name="f102" draw:formula="0 / ?f7"/><draw:equation draw:name="f103" draw:formula="?f3 / ?f7"/></draw:enhanced-geometry></draw:custom-shape><draw:custom-shape svg:x="2.8226in" svg:y="1.00812in" svg:width="0.30262in" svg:height="0.24625in" draw:id="id137" draw:style-name="a125" draw:name="Freihandform 45"><svg:title/><svg:desc/><draw:enhanced-geometry draw:type="non-primitive" svg:viewBox="0 0 479 390" draw:enhanced-path="M 455 250 L 421 250 409 255 396 258 383 258 368 257 361 255 355 254 341 248 329 241 325 239 320 235 314 233 302 233 295 235 291 239 278 246 265 251 251 254 236 255 222 254 208 251 194 246 182 239 177 235 171 233 159 233 152 235 148 239 145 240 133 247 119 253 105 256 91 257 80 256 70 255 60 252 50 248 25 248 25 341 29 360 39 375 54 386 73 390 407 390 426 386 441 375 451 360 455 341 455 258 455 250 M 479 145 L 476 128 467 115 453 105 436 102 274 102 274 18 272 14 270 12 253 3 234 0 215 3 199 12 196 14 195 18 195 102 44 102 27 105 13 115 4 128 0 145 0 221 5 226 56 226 75 233 95 235 115 231 133 222 135 221 149 214 165 212 180 214 214 230 236 234 258 230 292 214 308 212 323 214 337 221 341 223 351 229 361 233 372 236 383 236 395 236 406 234 416 228 475 228 479 224 479 212 479 145 N" draw:text-areas="?f221 ?f223 ?f222 ?f224" draw:glue-points="?f139 ?f140 ?f141 ?f142 ?f143 ?f144 ?f145 ?f146 ?f147 ?f148 ?f149 ?f150 ?f151 ?f152 ?f153 ?f154 ?f155 ?f156 ?f157 ?f158 ?f159 ?f156 ?f160 ?f154 ?f161 ?f152 ?f162 ?f150 ?f163 ?f164 ?f165 ?f166 ?f167 ?f144 ?f168 ?f158 ?f169 ?f170 ?f171 ?f172 ?f173 ?f174 ?f175 ?f176 ?f177 ?f178 ?f179 ?f180 ?f181 ?f142 ?f182 ?f183 ?f184 ?f185 ?f186 ?f187 ?f188 ?f189 ?f190 ?f191 ?f192 ?f193 ?f194 ?f191 ?f195 ?f189 ?f196 ?f187 ?f197 ?f185 ?f198 ?f183 ?f199 ?f200 ?f201 ?f152 ?f202 ?f203 ?f204 ?f205 ?f206 ?f207 ?f208 ?f209 ?f210 ?f209 ?f211 ?f207 ?f212 ?f205 ?f213 ?f214 ?f215 ?f216 ?f217 ?f216 ?f218 ?f219 ?f182 ?f220 ?f182 ?f183" draw:glue-point-leaving-directions="-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9"/><draw:equation draw:name="f7" draw:formula="?f4 / 390"/><draw:equation draw:name="f8" draw:formula="0 + 5455 - 5034"/><draw:equation draw:name="f9" draw:formula="?f8 * ?f5 / 479"/><draw:equation draw:name="f10" draw:formula="10708 * ?f4 / 390"/><draw:equation draw:name="f11" draw:formula="0 + 5430 - 5034"/><draw:equation draw:name="f12" draw:formula="?f11 * ?f5 / 479"/><draw:equation draw:name="f13" draw:formula="10716 * ?f4 / 390"/><draw:equation draw:name="f14" draw:formula="0 + 5402 - 5034"/><draw:equation draw:name="f15" draw:formula="?f14 * ?f5 / 479"/><draw:equation draw:name="f16" draw:formula="10715 * ?f4 / 390"/><draw:equation draw:name="f17" draw:formula="0 + 5389 - 5034"/><draw:equation draw:name="f18" draw:formula="?f17 * ?f5 / 479"/><draw:equation draw:name="f19" draw:formula="10712 * ?f4 / 390"/><draw:equation draw:name="f20" draw:formula="0 + 5363 - 5034"/><draw:equation draw:name="f21" draw:formula="?f20 * ?f5 / 479"/><draw:equation draw:name="f22" draw:formula="10699 * ?f4 / 390"/><draw:equation draw:name="f23" draw:formula="0 + 5354 - 5034"/><draw:equation draw:name="f24" draw:formula="?f23 * ?f5 / 479"/><draw:equation draw:name="f25" draw:formula="10693 * ?f4 / 390"/><draw:equation draw:name="f26" draw:formula="0 + 5336 - 5034"/><draw:equation draw:name="f27" draw:formula="?f26 * ?f5 / 479"/><draw:equation draw:name="f28" draw:formula="10691 * ?f4 / 390"/><draw:equation draw:name="f29" draw:formula="0 + 5325 - 5034"/><draw:equation draw:name="f30" draw:formula="?f29 * ?f5 / 479"/><draw:equation draw:name="f31" draw:formula="10697 * ?f4 / 390"/><draw:equation draw:name="f32" draw:formula="0 + 5299 - 5034"/><draw:equation draw:name="f33" draw:formula="?f32 * ?f5 / 479"/><draw:equation draw:name="f34" draw:formula="10709 * ?f4 / 390"/><draw:equation draw:name="f35" draw:formula="0 + 5270 - 5034"/><draw:equation draw:name="f36" draw:formula="?f35 * ?f5 / 479"/><draw:equation draw:name="f37" draw:formula="10713 * ?f4 / 390"/><draw:equation draw:name="f38" draw:formula="0 + 5242 - 5034"/><draw:equation draw:name="f39" draw:formula="?f38 * ?f5 / 479"/><draw:equation draw:name="f40" draw:formula="0 + 5216 - 5034"/><draw:equation draw:name="f41" draw:formula="?f40 * ?f5 / 479"/><draw:equation draw:name="f42" draw:formula="0 + 5205 - 5034"/><draw:equation draw:name="f43" draw:formula="?f42 * ?f5 / 479"/><draw:equation draw:name="f44" draw:formula="0 + 5186 - 5034"/><draw:equation draw:name="f45" draw:formula="?f44 * ?f5 / 479"/><draw:equation draw:name="f46" draw:formula="0 + 5179 - 5034"/><draw:equation draw:name="f47" draw:formula="?f46 * ?f5 / 479"/><draw:equation draw:name="f48" draw:formula="10698 * ?f4 / 390"/><draw:equation draw:name="f49" draw:formula="0 + 5153 - 5034"/><draw:equation draw:name="f50" draw:formula="?f49 * ?f5 / 479"/><draw:equation draw:name="f51" draw:formula="10711 * ?f4 / 390"/><draw:equation draw:name="f52" draw:formula="0 + 5125 - 5034"/><draw:equation draw:name="f53" draw:formula="?f52 * ?f5 / 479"/><draw:equation draw:name="f54" draw:formula="0 + 5104 - 5034"/><draw:equation draw:name="f55" draw:formula="?f54 * ?f5 / 479"/><draw:equation draw:name="f56" draw:formula="0 + 5084 - 5034"/><draw:equation draw:name="f57" draw:formula="?f56 * ?f5 / 479"/><draw:equation draw:name="f58" draw:formula="10706 * ?f4 / 390"/><draw:equation draw:name="f59" draw:formula="0 + 5059 - 5034"/><draw:equation draw:name="f60" draw:formula="?f59 * ?f5 / 479"/><draw:equation draw:name="f61" draw:formula="10799 * ?f4 / 390"/><draw:equation draw:name="f62" draw:formula="0 + 5073 - 5034"/><draw:equation draw:name="f63" draw:formula="?f62 * ?f5 / 479"/><draw:equation draw:name="f64" draw:formula="10833 * ?f4 / 390"/><draw:equation draw:name="f65" draw:formula="0 + 5107 - 5034"/><draw:equation draw:name="f66" draw:formula="?f65 * ?f5 / 479"/><draw:equation draw:name="f67" draw:formula="10848 * ?f4 / 390"/><draw:equation draw:name="f68" draw:formula="0 + 5460 - 5034"/><draw:equation draw:name="f69" draw:formula="?f68 * ?f5 / 479"/><draw:equation draw:name="f70" draw:formula="10844 * ?f4 / 390"/><draw:equation draw:name="f71" draw:formula="0 + 5485 - 5034"/><draw:equation draw:name="f72" draw:formula="?f71 * ?f5 / 479"/><draw:equation draw:name="f73" draw:formula="10818 * ?f4 / 390"/><draw:equation draw:name="f74" draw:formula="0 + 5489 - 5034"/><draw:equation draw:name="f75" draw:formula="?f74 * ?f5 / 479"/><draw:equation draw:name="f76" draw:formula="0 + 5513 - 5034"/><draw:equation draw:name="f77" draw:formula="?f76 * ?f5 / 479"/><draw:equation draw:name="f78" draw:formula="10603 * ?f4 / 390"/><draw:equation draw:name="f79" draw:formula="0 + 5501 - 5034"/><draw:equation draw:name="f80" draw:formula="?f79 * ?f5 / 479"/><draw:equation draw:name="f81" draw:formula="10573 * ?f4 / 390"/><draw:equation draw:name="f82" draw:formula="0 + 5470 - 5034"/><draw:equation draw:name="f83" draw:formula="?f82 * ?f5 / 479"/><draw:equation draw:name="f84" draw:formula="10560 * ?f4 / 390"/><draw:equation draw:name="f85" draw:formula="0 + 5308 - 5034"/><draw:equation draw:name="f86" draw:formula="?f85 * ?f5 / 479"/><draw:equation draw:name="f87" draw:formula="10476 * ?f4 / 390"/><draw:equation draw:name="f88" draw:formula="0 + 5304 - 5034"/><draw:equation draw:name="f89" draw:formula="?f88 * ?f5 / 479"/><draw:equation draw:name="f90" draw:formula="10470 * ?f4 / 390"/><draw:equation draw:name="f91" draw:formula="0 + 5268 - 5034"/><draw:equation draw:name="f92" draw:formula="?f91 * ?f5 / 479"/><draw:equation draw:name="f93" draw:formula="10458 * ?f4 / 390"/><draw:equation draw:name="f94" draw:formula="0 + 5233 - 5034"/><draw:equation draw:name="f95" draw:formula="?f94 * ?f5 / 479"/><draw:equation draw:name="f96" draw:formula="0 + 5229 - 5034"/><draw:equation draw:name="f97" draw:formula="?f96 * ?f5 / 479"/><draw:equation draw:name="f98" draw:formula="0 + 5078 - 5034"/><draw:equation draw:name="f99" draw:formula="?f98 * ?f5 / 479"/><draw:equation draw:name="f100" draw:formula="0 + 5047 - 5034"/><draw:equation draw:name="f101" draw:formula="?f100 * ?f5 / 479"/><draw:equation draw:name="f102" draw:formula="0 + 5034 - 5034"/><draw:equation draw:name="f103" draw:formula="?f102 * ?f5 / 479"/><draw:equation draw:name="f104" draw:formula="0 + 5039 - 5034"/><draw:equation draw:name="f105" draw:formula="?f104 * ?f5 / 479"/><draw:equation draw:name="f106" draw:formula="10684 * ?f4 / 390"/><draw:equation draw:name="f107" draw:formula="0 + 5109 - 5034"/><draw:equation draw:name="f108" draw:formula="?f107 * ?f5 / 479"/><draw:equation draw:name="f109" draw:formula="0 + 5149 - 5034"/><draw:equation draw:name="f110" draw:formula="?f109 * ?f5 / 479"/><draw:equation draw:name="f111" draw:formula="10689 * ?f4 / 390"/><draw:equation draw:name="f112" draw:formula="0 + 5169 - 5034"/><draw:equation draw:name="f113" draw:formula="?f112 * ?f5 / 479"/><draw:equation draw:name="f114" draw:formula="10679 * ?f4 / 390"/><draw:equation draw:name="f115" draw:formula="0 + 5199 - 5034"/><draw:equation draw:name="f116" draw:formula="?f115 * ?f5 / 479"/><draw:equation draw:name="f117" draw:formula="10670 * ?f4 / 390"/><draw:equation draw:name="f118" draw:formula="0 + 5248 - 5034"/><draw:equation draw:name="f119" draw:formula="?f118 * ?f5 / 479"/><draw:equation draw:name="f120" draw:formula="10688 * ?f4 / 390"/><draw:equation draw:name="f121" draw:formula="0 + 5292 - 5034"/><draw:equation draw:name="f122" draw:formula="?f121 * ?f5 / 479"/><draw:equation draw:name="f123" draw:formula="0 + 5342 - 5034"/><draw:equation draw:name="f124" draw:formula="?f123 * ?f5 / 479"/><draw:equation draw:name="f125" draw:formula="0 + 5371 - 5034"/><draw:equation draw:name="f126" draw:formula="?f125 * ?f5 / 479"/><draw:equation draw:name="f127" draw:formula="0 + 5385 - 5034"/><draw:equation draw:name="f128" draw:formula="?f127 * ?f5 / 479"/><draw:equation draw:name="f129" draw:formula="10687 * ?f4 / 390"/><draw:equation draw:name="f130" draw:formula="0 + 5406 - 5034"/><draw:equation draw:name="f131" draw:formula="?f130 * ?f5 / 479"/><draw:equation draw:name="f132" draw:formula="10694 * ?f4 / 390"/><draw:equation draw:name="f133" draw:formula="0 + 5429 - 5034"/><draw:equation draw:name="f134" draw:formula="?f133 * ?f5 / 479"/><draw:equation draw:name="f135" draw:formula="0 + 5450 - 5034"/><draw:equation draw:name="f136" draw:formula="?f135 * ?f5 / 479"/><draw:equation draw:name="f137" draw:formula="10686 * ?f4 / 390"/><draw:equation draw:name="f138" draw:formula="10682 * ?f4 / 390"/><draw:equation draw:name="f139" draw:formula="?f9 / ?f6"/><draw:equation draw:name="f140" draw:formula="?f10 / ?f7"/><draw:equation draw:name="f141" draw:formula="?f12 / ?f6"/><draw:equation draw:name="f142" draw:formula="?f13 / ?f7"/><draw:equation draw:name="f143" draw:formula="?f15 / ?f6"/><draw:equation draw:name="f144" draw:formula="?f16 / ?f7"/><draw:equation draw:name="f145" draw:formula="?f18 / ?f6"/><draw:equation draw:name="f146" draw:formula="?f19 / ?f7"/><draw:equation draw:name="f147" draw:formula="?f21 / ?f6"/><draw:equation draw:name="f148" draw:formula="?f22 / ?f7"/><draw:equation draw:name="f149" draw:formula="?f24 / ?f6"/><draw:equation draw:name="f150" draw:formula="?f25 / ?f7"/><draw:equation draw:name="f151" draw:formula="?f27 / ?f6"/><draw:equation draw:name="f152" draw:formula="?f28 / ?f7"/><draw:equation draw:name="f153" draw:formula="?f30 / ?f6"/><draw:equation draw:name="f154" draw:formula="?f31 / ?f7"/><draw:equation draw:name="f155" draw:formula="?f33 / ?f6"/><draw:equation draw:name="f156" draw:formula="?f34 / ?f7"/><draw:equation draw:name="f157" draw:formula="?f36 / ?f6"/><draw:equation draw:name="f158" draw:formula="?f37 / ?f7"/><draw:equation draw:name="f159" draw:formula="?f39 / ?f6"/><draw:equation draw:name="f160" draw:formula="?f41 / ?f6"/><draw:equation draw:name="f161" draw:formula="?f43 / ?f6"/><draw:equation draw:name="f162" draw:formula="?f45 / ?f6"/><draw:equation draw:name="f163" draw:formula="?f47 / ?f6"/><draw:equation draw:name="f164" draw:formula="?f48 / ?f7"/><draw:equation draw:name="f165" draw:formula="?f50 / ?f6"/><draw:equation draw:name="f166" draw:formula="?f51 / ?f7"/><draw:equation draw:name="f167" draw:formula="?f53 / ?f6"/><draw:equation draw:name="f168" draw:formula="?f55 / ?f6"/><draw:equation draw:name="f169" draw:formula="?f57 / ?f6"/><draw:equation draw:name="f170" draw:formula="?f58 / ?f7"/><draw:equation draw:name="f171" draw:formula="?f60 / ?f6"/><draw:equation draw:name="f172" draw:formula="?f61 / ?f7"/><draw:equation draw:name="f173" draw:formula="?f63 / ?f6"/><draw:equation draw:name="f174" draw:formula="?f64 / ?f7"/><draw:equation draw:name="f175" draw:formula="?f66 / ?f6"/><draw:equation draw:name="f176" draw:formula="?f67 / ?f7"/><draw:equation draw:name="f177" draw:formula="?f69 / ?f6"/><draw:equation draw:name="f178" draw:formula="?f70 / ?f7"/><draw:equation draw:name="f179" draw:formula="?f72 / ?f6"/><draw:equation draw:name="f180" draw:formula="?f73 / ?f7"/><draw:equation draw:name="f181" draw:formula="?f75 / ?f6"/><draw:equation draw:name="f182" draw:formula="?f77 / ?f6"/><draw:equation draw:name="f183" draw:formula="?f78 / ?f7"/><draw:equation draw:name="f184" draw:formula="?f80 / ?f6"/><draw:equation draw:name="f185" draw:formula="?f81 / ?f7"/><draw:equation draw:name="f186" draw:formula="?f83 / ?f6"/><draw:equation draw:name="f187" draw:formula="?f84 / ?f7"/><draw:equation draw:name="f188" draw:formula="?f86 / ?f6"/><draw:equation draw:name="f189" draw:formula="?f87 / ?f7"/><draw:equation draw:name="f190" draw:formula="?f89 / ?f6"/><draw:equation draw:name="f191" draw:formula="?f90 / ?f7"/><draw:equation draw:name="f192" draw:formula="?f92 / ?f6"/><draw:equation draw:name="f193" draw:formula="?f93 / ?f7"/><draw:equation draw:name="f194" draw:formula="?f95 / ?f6"/><draw:equation draw:name="f195" draw:formula="?f97 / ?f6"/><draw:equation draw:name="f196" draw:formula="?f99 / ?f6"/><draw:equation draw:name="f197" draw:formula="?f101 / ?f6"/><draw:equation draw:name="f198" draw:formula="?f103 / ?f6"/><draw:equation draw:name="f199" draw:formula="?f105 / ?f6"/><draw:equation draw:name="f200" draw:formula="?f106 / ?f7"/><draw:equation draw:name="f201" draw:formula="?f108 / ?f6"/><draw:equation draw:name="f202" draw:formula="?f110 / ?f6"/><draw:equation draw:name="f203" draw:formula="?f111 / ?f7"/><draw:equation draw:name="f204" draw:formula="?f113 / ?f6"/><draw:equation draw:name="f205" draw:formula="?f114 / ?f7"/><draw:equation draw:name="f206" draw:formula="?f116 / ?f6"/><draw:equation draw:name="f207" draw:formula="?f117 / ?f7"/><draw:equation draw:name="f208" draw:formula="?f119 / ?f6"/><draw:equation draw:name="f209" draw:formula="?f120 / ?f7"/><draw:equation draw:name="f210" draw:formula="?f122 / ?f6"/><draw:equation draw:name="f211" draw:formula="?f124 / ?f6"/><draw:equation draw:name="f212" draw:formula="?f126 / ?f6"/><draw:equation draw:name="f213" draw:formula="?f128 / ?f6"/><draw:equation draw:name="f214" draw:formula="?f129 / ?f7"/><draw:equation draw:name="f215" draw:formula="?f131 / ?f6"/><draw:equation draw:name="f216" draw:formula="?f132 / ?f7"/><draw:equation draw:name="f217" draw:formula="?f134 / ?f6"/><draw:equation draw:name="f218" draw:formula="?f136 / ?f6"/><draw:equation draw:name="f219" draw:formula="?f137 / ?f7"/><draw:equation draw:name="f220" draw:formula="?f138 / ?f7"/><draw:equation draw:name="f221" draw:formula="0 / ?f6"/><draw:equation draw:name="f222" draw:formula="?f1 / ?f6"/><draw:equation draw:name="f223" draw:formula="0 / ?f7"/><draw:equation draw:name="f224" draw:formula="?f3 / ?f7"/></draw:enhanced-geometry></draw:custom-shape></draw:g><draw:frame draw:id="id139" draw:style-name="a126" draw:transform="translate(-1.03974in -0.27843in) rotate(-6.20568) translate(1.00002in 0.51177in)" draw:name="Textfeld 162" svg:width="2.07948in" svg:height="0.55686in" style:rel-width="scale" style:rel-height="scale"><draw:text-box><text:h text:style-name="Überschrift2" text:outline-level="2"><text:span text:style-name="T100">Mein Geburtstag ist…</text:span></text:h></draw:text-box><svg:title/><svg:desc/></draw:frame></draw:g></text:span></text:p>
          </table:table-cell>
          <table:table-cell table:style-name="TableCell101">
            <text:p text:style-name="Standard"><text:span text:style-name="T102"><draw:g draw:name="Gruppieren 163" draw:id="id146" draw:style-name="a132" text:anchor-type="as-char"><svg:title/><svg:desc>dekoratives Element</svg:desc><draw:g draw:name="Gruppieren 40" draw:id="id144"><svg:title/><svg:desc/><draw:custom-shape svg:x="0in" svg:y="0in" svg:width="3.39167in" svg:height="0.81319in" draw:id="id141" draw:style-name="a128" draw:name="Freihandform 43"><svg:title/><svg:desc/><draw:enhanced-geometry draw:type="non-primitive" svg:viewBox="0 0 4884 1171" draw:enhanced-path="M 134 0 L 0 761 4883 1170 4665 25 134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84"/><draw:equation draw:name="f7" draw:formula="?f4 / 1171"/><draw:equation draw:name="f8" draw:formula="0 + 6604 - 6470"/><draw:equation draw:name="f9" draw:formula="?f8 * ?f5 / 4884"/><draw:equation draw:name="f10" draw:formula="8902 * ?f4 / 1171"/><draw:equation draw:name="f11" draw:formula="0 + 6470 - 6470"/><draw:equation draw:name="f12" draw:formula="?f11 * ?f5 / 4884"/><draw:equation draw:name="f13" draw:formula="9663 * ?f4 / 1171"/><draw:equation draw:name="f14" draw:formula="0 + 11353 - 6470"/><draw:equation draw:name="f15" draw:formula="?f14 * ?f5 / 4884"/><draw:equation draw:name="f16" draw:formula="10072 * ?f4 / 1171"/><draw:equation draw:name="f17" draw:formula="0 + 11135 - 6470"/><draw:equation draw:name="f18" draw:formula="?f17 * ?f5 / 4884"/><draw:equation draw:name="f19" draw:formula="8927 * ?f4 / 1171"/><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custom-shape svg:x="0.00694in" svg:y="0.52917in" svg:width="2.31875in" svg:height="0.46736in" draw:id="id142" draw:style-name="a129" draw:name="Freihandform 42"><svg:title/><svg:desc/><draw:enhanced-geometry draw:type="non-primitive" svg:viewBox="0 0 3339 673" draw:enhanced-path="M 1 0 L 0 1 3074 672 3339 279 1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9"/><draw:equation draw:name="f7" draw:formula="?f4 / 673"/><draw:equation draw:name="f8" draw:formula="0 + 6481 - 6480"/><draw:equation draw:name="f9" draw:formula="?f8 * ?f5 / 3339"/><draw:equation draw:name="f10" draw:formula="9664 * ?f4 / 673"/><draw:equation draw:name="f11" draw:formula="0 + 6480 - 6480"/><draw:equation draw:name="f12" draw:formula="?f11 * ?f5 / 3339"/><draw:equation draw:name="f13" draw:formula="9665 * ?f4 / 673"/><draw:equation draw:name="f14" draw:formula="0 + 9554 - 6480"/><draw:equation draw:name="f15" draw:formula="?f14 * ?f5 / 3339"/><draw:equation draw:name="f16" draw:formula="10336 * ?f4 / 673"/><draw:equation draw:name="f17" draw:formula="0 + 9819 - 6480"/><draw:equation draw:name="f18" draw:formula="?f17 * ?f5 / 3339"/><draw:equation draw:name="f19" draw:formula="9943 * ?f4 / 673"/><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custom-shape svg:x="1.23889in" svg:y="0.87083in" svg:width="0.89583in" svg:height="0.24514in" draw:id="id143" draw:style-name="a130" draw:name="Freihandform 41"><svg:title/><svg:desc/><draw:enhanced-geometry draw:type="non-primitive" svg:viewBox="0 0 1290 353" draw:enhanced-path="M 472 0 L 0 352 1285 184 1289 178 472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90"/><draw:equation draw:name="f7" draw:formula="?f4 / 353"/><draw:equation draw:name="f8" draw:formula="0 + 8726 - 8254"/><draw:equation draw:name="f9" draw:formula="?f8 * ?f5 / 1290"/><draw:equation draw:name="f10" draw:formula="10156 * ?f4 / 353"/><draw:equation draw:name="f11" draw:formula="0 + 8254 - 8254"/><draw:equation draw:name="f12" draw:formula="?f11 * ?f5 / 1290"/><draw:equation draw:name="f13" draw:formula="10508 * ?f4 / 353"/><draw:equation draw:name="f14" draw:formula="0 + 9539 - 8254"/><draw:equation draw:name="f15" draw:formula="?f14 * ?f5 / 1290"/><draw:equation draw:name="f16" draw:formula="10340 * ?f4 / 353"/><draw:equation draw:name="f17" draw:formula="0 + 9543 - 8254"/><draw:equation draw:name="f18" draw:formula="?f17 * ?f5 / 1290"/><draw:equation draw:name="f19" draw:formula="10334 * ?f4 / 353"/><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g><draw:frame draw:id="id145" draw:style-name="a131" draw:transform="translate(-1.42812in -0.29792in) rotate(-0.0763) translate(1.68527in 0.36934in)" draw:name="Textfeld 168" svg:width="2.85625in" svg:height="0.59583in" style:rel-width="scale" style:rel-height="scale"><draw:text-box><text:h text:style-name="Überschrift3" text:outline-level="3"><text:span text:style-name="T103">Meine Favoriten!</text:span></text:h></draw:text-box><svg:title/><svg:desc/></draw:frame></draw:g></text:span></text:p>
          </table:table-cell>
        </table:table-row>
        <table:table-row table:style-name="TableRow104">
          <table:table-cell table:style-name="TableCell105">
            <text:p text:style-name="Standard"><text:span text:style-name="T106"><draw:g draw:name="Gruppieren 169" draw:id="id154" draw:style-name="a139" text:anchor-type="as-char"><svg:title/><svg:desc>dekoratives Element</svg:desc><draw:g draw:name="Gruppieren 51" draw:id="id152"><svg:title/><svg:desc/><draw:custom-shape svg:x="0.02465in" svg:y="0.1384in" svg:width="3.06869in" svg:height="0.33683in" draw:id="id147" draw:style-name="a133" draw:name="Freihandform 56"><svg:title/><svg:desc/><draw:enhanced-geometry draw:type="non-primitive" svg:viewBox="0 0 4855 533" draw:enhanced-path="M 4843 0 L 0 532 4854 441 4843 0 Z N" draw:text-areas="?f23 ?f25 ?f24 ?f26" draw:glue-points="?f17 ?f18 ?f19 ?f20 ?f21 ?f22 ?f17 ?f18"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55"/><draw:equation draw:name="f7" draw:formula="?f4 / 533"/><draw:equation draw:name="f8" draw:formula="0 + 5568 - 725"/><draw:equation draw:name="f9" draw:formula="?f8 * ?f5 / 4855"/><draw:equation draw:name="f10" draw:formula="11860 * ?f4 / 533"/><draw:equation draw:name="f11" draw:formula="0 + 725 - 725"/><draw:equation draw:name="f12" draw:formula="?f11 * ?f5 / 4855"/><draw:equation draw:name="f13" draw:formula="12392 * ?f4 / 533"/><draw:equation draw:name="f14" draw:formula="0 + 5579 - 725"/><draw:equation draw:name="f15" draw:formula="?f14 * ?f5 / 4855"/><draw:equation draw:name="f16" draw:formula="12301 * ?f4 / 533"/><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svg:x="0.02465in" svg:y="0.41329in" svg:width="3.27791in" svg:height="1.71004in" draw:id="id148" draw:style-name="a134" draw:name="Freihandform 55"><svg:title/><svg:desc/><draw:enhanced-geometry draw:type="non-primitive" svg:viewBox="0 0 5186 2706" draw:enhanced-path="M 5185 0 L 0 98 513 2706 4735 2572 5185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86"/><draw:equation draw:name="f7" draw:formula="?f4 / 2706"/><draw:equation draw:name="f8" draw:formula="0 + 5910 - 725"/><draw:equation draw:name="f9" draw:formula="?f8 * ?f5 / 5186"/><draw:equation draw:name="f10" draw:formula="12294 * ?f4 / 2706"/><draw:equation draw:name="f11" draw:formula="0 + 725 - 725"/><draw:equation draw:name="f12" draw:formula="?f11 * ?f5 / 5186"/><draw:equation draw:name="f13" draw:formula="12392 * ?f4 / 2706"/><draw:equation draw:name="f14" draw:formula="0 + 1238 - 725"/><draw:equation draw:name="f15" draw:formula="?f14 * ?f5 / 5186"/><draw:equation draw:name="f16" draw:formula="15000 * ?f4 / 2706"/><draw:equation draw:name="f17" draw:formula="0 + 5460 - 725"/><draw:equation draw:name="f18" draw:formula="?f17 * ?f5 / 5186"/><draw:equation draw:name="f19" draw:formula="14866 * ?f4 / 2706"/><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custom-shape svg:x="0.02465in" svg:y="0.41329in" svg:width="3.27791in" svg:height="1.71004in" draw:id="id149" draw:style-name="a135" draw:name="Freihandform 54"><svg:title/><svg:desc/><draw:enhanced-geometry draw:type="non-primitive" svg:viewBox="0 0 5186 2706" draw:enhanced-path="M 4735 2572 L 513 2706 0 98 5185 0 4735 2572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86"/><draw:equation draw:name="f7" draw:formula="?f4 / 2706"/><draw:equation draw:name="f8" draw:formula="0 + 5460 - 725"/><draw:equation draw:name="f9" draw:formula="?f8 * ?f5 / 5186"/><draw:equation draw:name="f10" draw:formula="14866 * ?f4 / 2706"/><draw:equation draw:name="f11" draw:formula="0 + 1238 - 725"/><draw:equation draw:name="f12" draw:formula="?f11 * ?f5 / 5186"/><draw:equation draw:name="f13" draw:formula="15000 * ?f4 / 2706"/><draw:equation draw:name="f14" draw:formula="0 + 725 - 725"/><draw:equation draw:name="f15" draw:formula="?f14 * ?f5 / 5186"/><draw:equation draw:name="f16" draw:formula="12392 * ?f4 / 2706"/><draw:equation draw:name="f17" draw:formula="0 + 5910 - 725"/><draw:equation draw:name="f18" draw:formula="?f17 * ?f5 / 5186"/><draw:equation draw:name="f19" draw:formula="12294 * ?f4 / 2706"/><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custom-shape svg:x="0.23386in" svg:y="0.61741in" svg:width="0.31098in" svg:height="0.31092in" draw:id="id150" draw:style-name="a136" draw:name="Freihandform 53"><svg:title/><svg:desc/><draw:enhanced-geometry draw:type="non-primitive" svg:viewBox="0 0 492 492" draw:enhanced-path="M 462 235 L 435 215 431 214 404 205 371 205 340 214 320 194 193 67 200 57 202 46 200 35 193 25 168 0 0 169 25 194 35 200 46 202 57 200 67 194 214 340 204 372 205 404 215 435 235 463 462 235 M 492 492 L 396 329 362 363 329 397 492 492 N" draw:text-areas="?f132 ?f134 ?f133 ?f135" draw:glue-points="?f83 ?f84 ?f85 ?f86 ?f87 ?f88 ?f89 ?f90 ?f91 ?f90 ?f92 ?f88 ?f93 ?f94 ?f95 ?f96 ?f97 ?f98 ?f99 ?f100 ?f97 ?f101 ?f95 ?f102 ?f103 ?f104 ?f105 ?f106 ?f107 ?f94 ?f108 ?f109 ?f110 ?f111 ?f112 ?f109 ?f113 ?f94 ?f114 ?f115 ?f116 ?f117 ?f118 ?f119 ?f120 ?f121 ?f122 ?f123 ?f83 ?f84 ?f124 ?f125 ?f126 ?f127 ?f128 ?f129 ?f130 ?f131 ?f124 ?f125" draw:glue-point-leaving-directions="-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2"/><draw:equation draw:name="f7" draw:formula="?f4 / 492"/><draw:equation draw:name="f8" draw:formula="0 + 1518 - 1056"/><draw:equation draw:name="f9" draw:formula="?f8 * ?f5 / 492"/><draw:equation draw:name="f10" draw:formula="12852 * ?f4 / 492"/><draw:equation draw:name="f11" draw:formula="0 + 1491 - 1056"/><draw:equation draw:name="f12" draw:formula="?f11 * ?f5 / 492"/><draw:equation draw:name="f13" draw:formula="12832 * ?f4 / 492"/><draw:equation draw:name="f14" draw:formula="0 + 1487 - 1056"/><draw:equation draw:name="f15" draw:formula="?f14 * ?f5 / 492"/><draw:equation draw:name="f16" draw:formula="12831 * ?f4 / 492"/><draw:equation draw:name="f17" draw:formula="0 + 1460 - 1056"/><draw:equation draw:name="f18" draw:formula="?f17 * ?f5 / 492"/><draw:equation draw:name="f19" draw:formula="12822 * ?f4 / 492"/><draw:equation draw:name="f20" draw:formula="0 + 1427 - 1056"/><draw:equation draw:name="f21" draw:formula="?f20 * ?f5 / 492"/><draw:equation draw:name="f22" draw:formula="0 + 1396 - 1056"/><draw:equation draw:name="f23" draw:formula="?f22 * ?f5 / 492"/><draw:equation draw:name="f24" draw:formula="0 + 1376 - 1056"/><draw:equation draw:name="f25" draw:formula="?f24 * ?f5 / 492"/><draw:equation draw:name="f26" draw:formula="12811 * ?f4 / 492"/><draw:equation draw:name="f27" draw:formula="0 + 1249 - 1056"/><draw:equation draw:name="f28" draw:formula="?f27 * ?f5 / 492"/><draw:equation draw:name="f29" draw:formula="12684 * ?f4 / 492"/><draw:equation draw:name="f30" draw:formula="0 + 1256 - 1056"/><draw:equation draw:name="f31" draw:formula="?f30 * ?f5 / 492"/><draw:equation draw:name="f32" draw:formula="12674 * ?f4 / 492"/><draw:equation draw:name="f33" draw:formula="0 + 1258 - 1056"/><draw:equation draw:name="f34" draw:formula="?f33 * ?f5 / 492"/><draw:equation draw:name="f35" draw:formula="12663 * ?f4 / 492"/><draw:equation draw:name="f36" draw:formula="12652 * ?f4 / 492"/><draw:equation draw:name="f37" draw:formula="12642 * ?f4 / 492"/><draw:equation draw:name="f38" draw:formula="0 + 1224 - 1056"/><draw:equation draw:name="f39" draw:formula="?f38 * ?f5 / 492"/><draw:equation draw:name="f40" draw:formula="12617 * ?f4 / 492"/><draw:equation draw:name="f41" draw:formula="0 + 1056 - 1056"/><draw:equation draw:name="f42" draw:formula="?f41 * ?f5 / 492"/><draw:equation draw:name="f43" draw:formula="12786 * ?f4 / 492"/><draw:equation draw:name="f44" draw:formula="0 + 1081 - 1056"/><draw:equation draw:name="f45" draw:formula="?f44 * ?f5 / 492"/><draw:equation draw:name="f46" draw:formula="0 + 1091 - 1056"/><draw:equation draw:name="f47" draw:formula="?f46 * ?f5 / 492"/><draw:equation draw:name="f48" draw:formula="12817 * ?f4 / 492"/><draw:equation draw:name="f49" draw:formula="0 + 1102 - 1056"/><draw:equation draw:name="f50" draw:formula="?f49 * ?f5 / 492"/><draw:equation draw:name="f51" draw:formula="12819 * ?f4 / 492"/><draw:equation draw:name="f52" draw:formula="0 + 1113 - 1056"/><draw:equation draw:name="f53" draw:formula="?f52 * ?f5 / 492"/><draw:equation draw:name="f54" draw:formula="0 + 1123 - 1056"/><draw:equation draw:name="f55" draw:formula="?f54 * ?f5 / 492"/><draw:equation draw:name="f56" draw:formula="0 + 1270 - 1056"/><draw:equation draw:name="f57" draw:formula="?f56 * ?f5 / 492"/><draw:equation draw:name="f58" draw:formula="12957 * ?f4 / 492"/><draw:equation draw:name="f59" draw:formula="0 + 1260 - 1056"/><draw:equation draw:name="f60" draw:formula="?f59 * ?f5 / 492"/><draw:equation draw:name="f61" draw:formula="12989 * ?f4 / 492"/><draw:equation draw:name="f62" draw:formula="0 + 1261 - 1056"/><draw:equation draw:name="f63" draw:formula="?f62 * ?f5 / 492"/><draw:equation draw:name="f64" draw:formula="13021 * ?f4 / 492"/><draw:equation draw:name="f65" draw:formula="0 + 1271 - 1056"/><draw:equation draw:name="f66" draw:formula="?f65 * ?f5 / 492"/><draw:equation draw:name="f67" draw:formula="13052 * ?f4 / 492"/><draw:equation draw:name="f68" draw:formula="0 + 1291 - 1056"/><draw:equation draw:name="f69" draw:formula="?f68 * ?f5 / 492"/><draw:equation draw:name="f70" draw:formula="13080 * ?f4 / 492"/><draw:equation draw:name="f71" draw:formula="0 + 1548 - 1056"/><draw:equation draw:name="f72" draw:formula="?f71 * ?f5 / 492"/><draw:equation draw:name="f73" draw:formula="13109 * ?f4 / 492"/><draw:equation draw:name="f74" draw:formula="0 + 1452 - 1056"/><draw:equation draw:name="f75" draw:formula="?f74 * ?f5 / 492"/><draw:equation draw:name="f76" draw:formula="12946 * ?f4 / 492"/><draw:equation draw:name="f77" draw:formula="0 + 1418 - 1056"/><draw:equation draw:name="f78" draw:formula="?f77 * ?f5 / 492"/><draw:equation draw:name="f79" draw:formula="12980 * ?f4 / 492"/><draw:equation draw:name="f80" draw:formula="0 + 1385 - 1056"/><draw:equation draw:name="f81" draw:formula="?f80 * ?f5 / 492"/><draw:equation draw:name="f82" draw:formula="13014 * ?f4 / 492"/><draw:equation draw:name="f83" draw:formula="?f9 / ?f6"/><draw:equation draw:name="f84" draw:formula="?f10 / ?f7"/><draw:equation draw:name="f85" draw:formula="?f12 / ?f6"/><draw:equation draw:name="f86" draw:formula="?f13 / ?f7"/><draw:equation draw:name="f87" draw:formula="?f15 / ?f6"/><draw:equation draw:name="f88" draw:formula="?f16 / ?f7"/><draw:equation draw:name="f89" draw:formula="?f18 / ?f6"/><draw:equation draw:name="f90" draw:formula="?f19 / ?f7"/><draw:equation draw:name="f91" draw:formula="?f21 / ?f6"/><draw:equation draw:name="f92" draw:formula="?f23 / ?f6"/><draw:equation draw:name="f93" draw:formula="?f25 / ?f6"/><draw:equation draw:name="f94" draw:formula="?f26 / ?f7"/><draw:equation draw:name="f95" draw:formula="?f28 / ?f6"/><draw:equation draw:name="f96" draw:formula="?f29 / ?f7"/><draw:equation draw:name="f97" draw:formula="?f31 / ?f6"/><draw:equation draw:name="f98" draw:formula="?f32 / ?f7"/><draw:equation draw:name="f99" draw:formula="?f34 / ?f6"/><draw:equation draw:name="f100" draw:formula="?f35 / ?f7"/><draw:equation draw:name="f101" draw:formula="?f36 / ?f7"/><draw:equation draw:name="f102" draw:formula="?f37 / ?f7"/><draw:equation draw:name="f103" draw:formula="?f39 / ?f6"/><draw:equation draw:name="f104" draw:formula="?f40 / ?f7"/><draw:equation draw:name="f105" draw:formula="?f42 / ?f6"/><draw:equation draw:name="f106" draw:formula="?f43 / ?f7"/><draw:equation draw:name="f107" draw:formula="?f45 / ?f6"/><draw:equation draw:name="f108" draw:formula="?f47 / ?f6"/><draw:equation draw:name="f109" draw:formula="?f48 / ?f7"/><draw:equation draw:name="f110" draw:formula="?f50 / ?f6"/><draw:equation draw:name="f111" draw:formula="?f51 / ?f7"/><draw:equation draw:name="f112" draw:formula="?f53 / ?f6"/><draw:equation draw:name="f113" draw:formula="?f55 / ?f6"/><draw:equation draw:name="f114" draw:formula="?f57 / ?f6"/><draw:equation draw:name="f115" draw:formula="?f58 / ?f7"/><draw:equation draw:name="f116" draw:formula="?f60 / ?f6"/><draw:equation draw:name="f117" draw:formula="?f61 / ?f7"/><draw:equation draw:name="f118" draw:formula="?f63 / ?f6"/><draw:equation draw:name="f119" draw:formula="?f64 / ?f7"/><draw:equation draw:name="f120" draw:formula="?f66 / ?f6"/><draw:equation draw:name="f121" draw:formula="?f67 / ?f7"/><draw:equation draw:name="f122" draw:formula="?f69 / ?f6"/><draw:equation draw:name="f123" draw:formula="?f70 / ?f7"/><draw:equation draw:name="f124" draw:formula="?f72 / ?f6"/><draw:equation draw:name="f125" draw:formula="?f73 / ?f7"/><draw:equation draw:name="f126" draw:formula="?f75 / ?f6"/><draw:equation draw:name="f127" draw:formula="?f76 / ?f7"/><draw:equation draw:name="f128" draw:formula="?f78 / ?f6"/><draw:equation draw:name="f129" draw:formula="?f79 / ?f7"/><draw:equation draw:name="f130" draw:formula="?f81 / ?f6"/><draw:equation draw:name="f131" draw:formula="?f82 / ?f7"/><draw:equation draw:name="f132" draw:formula="0 / ?f6"/><draw:equation draw:name="f133" draw:formula="?f1 / ?f6"/><draw:equation draw:name="f134" draw:formula="0 / ?f7"/><draw:equation draw:name="f135" draw:formula="?f3 / ?f7"/></draw:enhanced-geometry></draw:custom-shape><draw:custom-shape svg:x="2.69577in" svg:y="0in" svg:width="0.39062in" svg:height="0.182in" draw:id="id151" draw:style-name="a137" draw:name="Freihandform 52"><svg:title/><svg:desc/><draw:enhanced-geometry draw:type="non-primitive" svg:viewBox="0 0 618 288" draw:enhanced-path="M 71 0 L 0 287 617 220 71 0 Z N" draw:text-areas="?f23 ?f25 ?f24 ?f26" draw:glue-points="?f17 ?f18 ?f19 ?f20 ?f21 ?f22 ?f17 ?f18"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draw:equation draw:name="f7" draw:formula="?f4 / 288"/><draw:equation draw:name="f8" draw:formula="0 + 5022 - 4951"/><draw:equation draw:name="f9" draw:formula="?f8 * ?f5 / 618"/><draw:equation draw:name="f10" draw:formula="11640 * ?f4 / 288"/><draw:equation draw:name="f11" draw:formula="0 + 4951 - 4951"/><draw:equation draw:name="f12" draw:formula="?f11 * ?f5 / 618"/><draw:equation draw:name="f13" draw:formula="11927 * ?f4 / 288"/><draw:equation draw:name="f14" draw:formula="0 + 5568 - 4951"/><draw:equation draw:name="f15" draw:formula="?f14 * ?f5 / 618"/><draw:equation draw:name="f16" draw:formula="11860 * ?f4 / 288"/><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g><draw:frame draw:id="id153" draw:style-name="a138" draw:transform="translate(-1.42812in -0.27847in) rotate(-6.18795) translate(1.42812in 0.32133in)" draw:name="Textfeld 176" svg:width="2.85625in" svg:height="0.55694in" style:rel-width="scale" style:rel-height="scale"><draw:text-box><text:h text:style-name="Überschrift4" text:outline-level="4"><text:span text:style-name="T107">Wenn ich älter bin, möchte ich...</text:span></text:h></draw:text-box><svg:title/><svg:desc/></draw:frame></draw:g></text:span></text:p>
          </table:table-cell>
          <table:table-cell table:style-name="TableCell108">
            <text:p text:style-name="Standard"><text:span text:style-name="T109"><draw:g draw:name="Gruppieren 177" draw:id="id159" draw:style-name="a144" text:anchor-type="as-char"><svg:title/><svg:desc>dekoratives Element</svg:desc><draw:custom-shape svg:x="1.63615in" svg:y="0in" svg:width="1.2083in" svg:height="1.20851in" draw:id="id155" draw:style-name="a140" draw:name="Freihandform 10"><svg:title/><svg:desc/><text:p text:style-name="Standard"><text:span text:style-name="T110">Thema einfügen</text:span></text:p><draw:enhanced-geometry draw:type="non-primitive" svg:viewBox="0 0 1899 1899" draw:enhanced-path="M 1899 949 L 1896 1023 1887 1096 1873 1167 1855 1236 1831 1302 1802 1367 1769 1428 1732 1487 1690 1543 1645 1595 1596 1644 1543 1690 1487 1731 1428 1769 1367 1802 1303 1830 1236 1854 1167 1873 1096 1887 1024 1896 949 1898 875 1896 803 1887 732 1873 663 1854 596 1830 532 1802 470 1769 411 1731 356 1690 303 1644 254 1595 209 1543 167 1487 130 1428 97 1367 68 1302 44 1236 25 1167 11 1096 3 1023 0 949 3 875 11 802 25 732 44 663 68 596 97 532 130 470 167 411 209 356 254 303 303 254 356 209 411 167 470 130 532 96 596 68 663 44 732 25 803 11 875 3 949 0 1024 3 1096 11 1167 25 1236 44 1303 68 1367 96 1428 130 1487 167 1543 209 1596 254 1645 303 1690 356 1732 411 1769 470 1802 532 1831 596 1855 663 1873 732 1887 802 1896 875 1899 949 Z N" draw:text-areas="?f223 ?f225 ?f224 ?f226" draw:glue-points="?f137 ?f138 ?f139 ?f140 ?f141 ?f142 ?f143 ?f144 ?f145 ?f146 ?f147 ?f148 ?f149 ?f150 ?f151 ?f152 ?f153 ?f154 ?f155 ?f156 ?f157 ?f158 ?f159 ?f160 ?f161 ?f162 ?f163 ?f164 ?f165 ?f166 ?f167 ?f168 ?f169 ?f170 ?f171 ?f172 ?f173 ?f174 ?f175 ?f176 ?f177 ?f178 ?f179 ?f180 ?f181 ?f178 ?f182 ?f176 ?f183 ?f174 ?f184 ?f172 ?f185 ?f170 ?f186 ?f168 ?f187 ?f166 ?f188 ?f164 ?f189 ?f162 ?f190 ?f160 ?f191 ?f158 ?f192 ?f156 ?f193 ?f154 ?f194 ?f152 ?f195 ?f150 ?f196 ?f148 ?f197 ?f146 ?f198 ?f144 ?f199 ?f142 ?f200 ?f140 ?f201 ?f138 ?f200 ?f202 ?f199 ?f203 ?f198 ?f204 ?f197 ?f205 ?f196 ?f206 ?f195 ?f207 ?f194 ?f208 ?f193 ?f209 ?f192 ?f210 ?f191 ?f211 ?f190 ?f212 ?f189 ?f213 ?f188 ?f214 ?f187 ?f215 ?f186 ?f216 ?f185 ?f217 ?f184 ?f218 ?f183 ?f219 ?f182 ?f220 ?f181 ?f221 ?f179 ?f222" draw:glue-point-leaving-directions="-90, -90, -90, -90, -90, -90, -90, -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99"/><draw:equation draw:name="f7" draw:formula="?f4 / 1899"/><draw:equation draw:name="f8" draw:formula="0 + 11126 - 9227"/><draw:equation draw:name="f9" draw:formula="?f8 * ?f5 / 1899"/><draw:equation draw:name="f10" draw:formula="1228 * ?f4 / 1899"/><draw:equation draw:name="f11" draw:formula="0 + 11123 - 9227"/><draw:equation draw:name="f12" draw:formula="?f11 * ?f5 / 1899"/><draw:equation draw:name="f13" draw:formula="1302 * ?f4 / 1899"/><draw:equation draw:name="f14" draw:formula="0 + 11114 - 9227"/><draw:equation draw:name="f15" draw:formula="?f14 * ?f5 / 1899"/><draw:equation draw:name="f16" draw:formula="1375 * ?f4 / 1899"/><draw:equation draw:name="f17" draw:formula="0 + 11100 - 9227"/><draw:equation draw:name="f18" draw:formula="?f17 * ?f5 / 1899"/><draw:equation draw:name="f19" draw:formula="1446 * ?f4 / 1899"/><draw:equation draw:name="f20" draw:formula="0 + 11082 - 9227"/><draw:equation draw:name="f21" draw:formula="?f20 * ?f5 / 1899"/><draw:equation draw:name="f22" draw:formula="1515 * ?f4 / 1899"/><draw:equation draw:name="f23" draw:formula="0 + 11058 - 9227"/><draw:equation draw:name="f24" draw:formula="?f23 * ?f5 / 1899"/><draw:equation draw:name="f25" draw:formula="1581 * ?f4 / 1899"/><draw:equation draw:name="f26" draw:formula="0 + 11029 - 9227"/><draw:equation draw:name="f27" draw:formula="?f26 * ?f5 / 1899"/><draw:equation draw:name="f28" draw:formula="1646 * ?f4 / 1899"/><draw:equation draw:name="f29" draw:formula="0 + 10996 - 9227"/><draw:equation draw:name="f30" draw:formula="?f29 * ?f5 / 1899"/><draw:equation draw:name="f31" draw:formula="1707 * ?f4 / 1899"/><draw:equation draw:name="f32" draw:formula="0 + 10959 - 9227"/><draw:equation draw:name="f33" draw:formula="?f32 * ?f5 / 1899"/><draw:equation draw:name="f34" draw:formula="1766 * ?f4 / 1899"/><draw:equation draw:name="f35" draw:formula="0 + 10917 - 9227"/><draw:equation draw:name="f36" draw:formula="?f35 * ?f5 / 1899"/><draw:equation draw:name="f37" draw:formula="1822 * ?f4 / 1899"/><draw:equation draw:name="f38" draw:formula="0 + 10872 - 9227"/><draw:equation draw:name="f39" draw:formula="?f38 * ?f5 / 1899"/><draw:equation draw:name="f40" draw:formula="1874 * ?f4 / 1899"/><draw:equation draw:name="f41" draw:formula="0 + 10823 - 9227"/><draw:equation draw:name="f42" draw:formula="?f41 * ?f5 / 1899"/><draw:equation draw:name="f43" draw:formula="1923 * ?f4 / 1899"/><draw:equation draw:name="f44" draw:formula="0 + 10770 - 9227"/><draw:equation draw:name="f45" draw:formula="?f44 * ?f5 / 1899"/><draw:equation draw:name="f46" draw:formula="1969 * ?f4 / 1899"/><draw:equation draw:name="f47" draw:formula="0 + 10714 - 9227"/><draw:equation draw:name="f48" draw:formula="?f47 * ?f5 / 1899"/><draw:equation draw:name="f49" draw:formula="2010 * ?f4 / 1899"/><draw:equation draw:name="f50" draw:formula="0 + 10655 - 9227"/><draw:equation draw:name="f51" draw:formula="?f50 * ?f5 / 1899"/><draw:equation draw:name="f52" draw:formula="2048 * ?f4 / 1899"/><draw:equation draw:name="f53" draw:formula="0 + 10594 - 9227"/><draw:equation draw:name="f54" draw:formula="?f53 * ?f5 / 1899"/><draw:equation draw:name="f55" draw:formula="2081 * ?f4 / 1899"/><draw:equation draw:name="f56" draw:formula="0 + 10530 - 9227"/><draw:equation draw:name="f57" draw:formula="?f56 * ?f5 / 1899"/><draw:equation draw:name="f58" draw:formula="2109 * ?f4 / 1899"/><draw:equation draw:name="f59" draw:formula="0 + 10463 - 9227"/><draw:equation draw:name="f60" draw:formula="?f59 * ?f5 / 1899"/><draw:equation draw:name="f61" draw:formula="2133 * ?f4 / 1899"/><draw:equation draw:name="f62" draw:formula="0 + 10394 - 9227"/><draw:equation draw:name="f63" draw:formula="?f62 * ?f5 / 1899"/><draw:equation draw:name="f64" draw:formula="2152 * ?f4 / 1899"/><draw:equation draw:name="f65" draw:formula="0 + 10323 - 9227"/><draw:equation draw:name="f66" draw:formula="?f65 * ?f5 / 1899"/><draw:equation draw:name="f67" draw:formula="2166 * ?f4 / 1899"/><draw:equation draw:name="f68" draw:formula="0 + 10251 - 9227"/><draw:equation draw:name="f69" draw:formula="?f68 * ?f5 / 1899"/><draw:equation draw:name="f70" draw:formula="2175 * ?f4 / 1899"/><draw:equation draw:name="f71" draw:formula="0 + 10176 - 9227"/><draw:equation draw:name="f72" draw:formula="?f71 * ?f5 / 1899"/><draw:equation draw:name="f73" draw:formula="2177 * ?f4 / 1899"/><draw:equation draw:name="f74" draw:formula="0 + 10102 - 9227"/><draw:equation draw:name="f75" draw:formula="?f74 * ?f5 / 1899"/><draw:equation draw:name="f76" draw:formula="0 + 10030 - 9227"/><draw:equation draw:name="f77" draw:formula="?f76 * ?f5 / 1899"/><draw:equation draw:name="f78" draw:formula="0 + 9959 - 9227"/><draw:equation draw:name="f79" draw:formula="?f78 * ?f5 / 1899"/><draw:equation draw:name="f80" draw:formula="0 + 9890 - 9227"/><draw:equation draw:name="f81" draw:formula="?f80 * ?f5 / 1899"/><draw:equation draw:name="f82" draw:formula="0 + 9823 - 9227"/><draw:equation draw:name="f83" draw:formula="?f82 * ?f5 / 1899"/><draw:equation draw:name="f84" draw:formula="0 + 9759 - 9227"/><draw:equation draw:name="f85" draw:formula="?f84 * ?f5 / 1899"/><draw:equation draw:name="f86" draw:formula="0 + 9697 - 9227"/><draw:equation draw:name="f87" draw:formula="?f86 * ?f5 / 1899"/><draw:equation draw:name="f88" draw:formula="0 + 9638 - 9227"/><draw:equation draw:name="f89" draw:formula="?f88 * ?f5 / 1899"/><draw:equation draw:name="f90" draw:formula="0 + 9583 - 9227"/><draw:equation draw:name="f91" draw:formula="?f90 * ?f5 / 1899"/><draw:equation draw:name="f92" draw:formula="0 + 9530 - 9227"/><draw:equation draw:name="f93" draw:formula="?f92 * ?f5 / 1899"/><draw:equation draw:name="f94" draw:formula="0 + 9481 - 9227"/><draw:equation draw:name="f95" draw:formula="?f94 * ?f5 / 1899"/><draw:equation draw:name="f96" draw:formula="0 + 9436 - 9227"/><draw:equation draw:name="f97" draw:formula="?f96 * ?f5 / 1899"/><draw:equation draw:name="f98" draw:formula="0 + 9394 - 9227"/><draw:equation draw:name="f99" draw:formula="?f98 * ?f5 / 1899"/><draw:equation draw:name="f100" draw:formula="0 + 9357 - 9227"/><draw:equation draw:name="f101" draw:formula="?f100 * ?f5 / 1899"/><draw:equation draw:name="f102" draw:formula="0 + 9324 - 9227"/><draw:equation draw:name="f103" draw:formula="?f102 * ?f5 / 1899"/><draw:equation draw:name="f104" draw:formula="0 + 9295 - 9227"/><draw:equation draw:name="f105" draw:formula="?f104 * ?f5 / 1899"/><draw:equation draw:name="f106" draw:formula="0 + 9271 - 9227"/><draw:equation draw:name="f107" draw:formula="?f106 * ?f5 / 1899"/><draw:equation draw:name="f108" draw:formula="0 + 9252 - 9227"/><draw:equation draw:name="f109" draw:formula="?f108 * ?f5 / 1899"/><draw:equation draw:name="f110" draw:formula="0 + 9238 - 9227"/><draw:equation draw:name="f111" draw:formula="?f110 * ?f5 / 1899"/><draw:equation draw:name="f112" draw:formula="0 + 9230 - 9227"/><draw:equation draw:name="f113" draw:formula="?f112 * ?f5 / 1899"/><draw:equation draw:name="f114" draw:formula="0 + 9227 - 9227"/><draw:equation draw:name="f115" draw:formula="?f114 * ?f5 / 1899"/><draw:equation draw:name="f116" draw:formula="1154 * ?f4 / 1899"/><draw:equation draw:name="f117" draw:formula="1081 * ?f4 / 1899"/><draw:equation draw:name="f118" draw:formula="1011 * ?f4 / 1899"/><draw:equation draw:name="f119" draw:formula="942 * ?f4 / 1899"/><draw:equation draw:name="f120" draw:formula="875 * ?f4 / 1899"/><draw:equation draw:name="f121" draw:formula="811 * ?f4 / 1899"/><draw:equation draw:name="f122" draw:formula="749 * ?f4 / 1899"/><draw:equation draw:name="f123" draw:formula="690 * ?f4 / 1899"/><draw:equation draw:name="f124" draw:formula="635 * ?f4 / 1899"/><draw:equation draw:name="f125" draw:formula="582 * ?f4 / 1899"/><draw:equation draw:name="f126" draw:formula="533 * ?f4 / 1899"/><draw:equation draw:name="f127" draw:formula="488 * ?f4 / 1899"/><draw:equation draw:name="f128" draw:formula="446 * ?f4 / 1899"/><draw:equation draw:name="f129" draw:formula="409 * ?f4 / 1899"/><draw:equation draw:name="f130" draw:formula="375 * ?f4 / 1899"/><draw:equation draw:name="f131" draw:formula="347 * ?f4 / 1899"/><draw:equation draw:name="f132" draw:formula="323 * ?f4 / 1899"/><draw:equation draw:name="f133" draw:formula="304 * ?f4 / 1899"/><draw:equation draw:name="f134" draw:formula="290 * ?f4 / 1899"/><draw:equation draw:name="f135" draw:formula="282 * ?f4 / 1899"/><draw:equation draw:name="f136" draw:formula="279 * ?f4 / 1899"/><draw:equation draw:name="f137" draw:formula="?f9 / ?f6"/><draw:equation draw:name="f138" draw:formula="?f10 / ?f7"/><draw:equation draw:name="f139" draw:formula="?f12 / ?f6"/><draw:equation draw:name="f140" draw:formula="?f13 / ?f7"/><draw:equation draw:name="f141" draw:formula="?f15 / ?f6"/><draw:equation draw:name="f142" draw:formula="?f16 / ?f7"/><draw:equation draw:name="f143" draw:formula="?f18 / ?f6"/><draw:equation draw:name="f144" draw:formula="?f19 / ?f7"/><draw:equation draw:name="f145" draw:formula="?f21 / ?f6"/><draw:equation draw:name="f146" draw:formula="?f22 / ?f7"/><draw:equation draw:name="f147" draw:formula="?f24 / ?f6"/><draw:equation draw:name="f148" draw:formula="?f25 / ?f7"/><draw:equation draw:name="f149" draw:formula="?f27 / ?f6"/><draw:equation draw:name="f150" draw:formula="?f28 / ?f7"/><draw:equation draw:name="f151" draw:formula="?f30 / ?f6"/><draw:equation draw:name="f152" draw:formula="?f31 / ?f7"/><draw:equation draw:name="f153" draw:formula="?f33 / ?f6"/><draw:equation draw:name="f154" draw:formula="?f34 / ?f7"/><draw:equation draw:name="f155" draw:formula="?f36 / ?f6"/><draw:equation draw:name="f156" draw:formula="?f37 / ?f7"/><draw:equation draw:name="f157" draw:formula="?f39 / ?f6"/><draw:equation draw:name="f158" draw:formula="?f40 / ?f7"/><draw:equation draw:name="f159" draw:formula="?f42 / ?f6"/><draw:equation draw:name="f160" draw:formula="?f43 / ?f7"/><draw:equation draw:name="f161" draw:formula="?f45 / ?f6"/><draw:equation draw:name="f162" draw:formula="?f46 / ?f7"/><draw:equation draw:name="f163" draw:formula="?f48 / ?f6"/><draw:equation draw:name="f164" draw:formula="?f49 / ?f7"/><draw:equation draw:name="f165" draw:formula="?f51 / ?f6"/><draw:equation draw:name="f166" draw:formula="?f52 / ?f7"/><draw:equation draw:name="f167" draw:formula="?f54 / ?f6"/><draw:equation draw:name="f168" draw:formula="?f55 / ?f7"/><draw:equation draw:name="f169" draw:formula="?f57 / ?f6"/><draw:equation draw:name="f170" draw:formula="?f58 / ?f7"/><draw:equation draw:name="f171" draw:formula="?f60 / ?f6"/><draw:equation draw:name="f172" draw:formula="?f61 / ?f7"/><draw:equation draw:name="f173" draw:formula="?f63 / ?f6"/><draw:equation draw:name="f174" draw:formula="?f64 / ?f7"/><draw:equation draw:name="f175" draw:formula="?f66 / ?f6"/><draw:equation draw:name="f176" draw:formula="?f67 / ?f7"/><draw:equation draw:name="f177" draw:formula="?f69 / ?f6"/><draw:equation draw:name="f178" draw:formula="?f70 / ?f7"/><draw:equation draw:name="f179" draw:formula="?f72 / ?f6"/><draw:equation draw:name="f180" draw:formula="?f73 / ?f7"/><draw:equation draw:name="f181" draw:formula="?f75 / ?f6"/><draw:equation draw:name="f182" draw:formula="?f77 / ?f6"/><draw:equation draw:name="f183" draw:formula="?f79 / ?f6"/><draw:equation draw:name="f184" draw:formula="?f81 / ?f6"/><draw:equation draw:name="f185" draw:formula="?f83 / ?f6"/><draw:equation draw:name="f186" draw:formula="?f85 / ?f6"/><draw:equation draw:name="f187" draw:formula="?f87 / ?f6"/><draw:equation draw:name="f188" draw:formula="?f89 / ?f6"/><draw:equation draw:name="f189" draw:formula="?f91 / ?f6"/><draw:equation draw:name="f190" draw:formula="?f93 / ?f6"/><draw:equation draw:name="f191" draw:formula="?f95 / ?f6"/><draw:equation draw:name="f192" draw:formula="?f97 / ?f6"/><draw:equation draw:name="f193" draw:formula="?f99 / ?f6"/><draw:equation draw:name="f194" draw:formula="?f101 / ?f6"/><draw:equation draw:name="f195" draw:formula="?f103 / ?f6"/><draw:equation draw:name="f196" draw:formula="?f105 / ?f6"/><draw:equation draw:name="f197" draw:formula="?f107 / ?f6"/><draw:equation draw:name="f198" draw:formula="?f109 / ?f6"/><draw:equation draw:name="f199" draw:formula="?f111 / ?f6"/><draw:equation draw:name="f200" draw:formula="?f113 / ?f6"/><draw:equation draw:name="f201" draw:formula="?f115 / ?f6"/><draw:equation draw:name="f202" draw:formula="?f116 / ?f7"/><draw:equation draw:name="f203" draw:formula="?f117 / ?f7"/><draw:equation draw:name="f204" draw:formula="?f118 / ?f7"/><draw:equation draw:name="f205" draw:formula="?f119 / ?f7"/><draw:equation draw:name="f206" draw:formula="?f120 / ?f7"/><draw:equation draw:name="f207" draw:formula="?f121 / ?f7"/><draw:equation draw:name="f208" draw:formula="?f122 / ?f7"/><draw:equation draw:name="f209" draw:formula="?f123 / ?f7"/><draw:equation draw:name="f210" draw:formula="?f124 / ?f7"/><draw:equation draw:name="f211" draw:formula="?f125 / ?f7"/><draw:equation draw:name="f212" draw:formula="?f126 / ?f7"/><draw:equation draw:name="f213" draw:formula="?f127 / ?f7"/><draw:equation draw:name="f214" draw:formula="?f128 / ?f7"/><draw:equation draw:name="f215" draw:formula="?f129 / ?f7"/><draw:equation draw:name="f216" draw:formula="?f130 / ?f7"/><draw:equation draw:name="f217" draw:formula="?f131 / ?f7"/><draw:equation draw:name="f218" draw:formula="?f132 / ?f7"/><draw:equation draw:name="f219" draw:formula="?f133 / ?f7"/><draw:equation draw:name="f220" draw:formula="?f134 / ?f7"/><draw:equation draw:name="f221" draw:formula="?f135 / ?f7"/><draw:equation draw:name="f222" draw:formula="?f136 / ?f7"/><draw:equation draw:name="f223" draw:formula="0 / ?f6"/><draw:equation draw:name="f224" draw:formula="?f1 / ?f6"/><draw:equation draw:name="f225" draw:formula="0 / ?f7"/><draw:equation draw:name="f226" draw:formula="?f3 / ?f7"/></draw:enhanced-geometry></draw:custom-shape><draw:custom-shape svg:x="0in" svg:y="0.01309in" svg:width="1.2083in" svg:height="1.20851in" draw:id="id156" draw:style-name="a141" draw:name="Freihandform 10"><svg:title/><svg:desc/><text:p text:style-name="Standard"><text:span text:style-name="T111">Thema einfügen</text:span></text:p><draw:enhanced-geometry draw:type="non-primitive" svg:viewBox="0 0 1899 1899" draw:enhanced-path="M 1899 949 L 1896 1023 1887 1096 1873 1167 1855 1236 1831 1302 1802 1367 1769 1428 1732 1487 1690 1543 1645 1595 1596 1644 1543 1690 1487 1731 1428 1769 1367 1802 1303 1830 1236 1854 1167 1873 1096 1887 1024 1896 949 1898 875 1896 803 1887 732 1873 663 1854 596 1830 532 1802 470 1769 411 1731 356 1690 303 1644 254 1595 209 1543 167 1487 130 1428 97 1367 68 1302 44 1236 25 1167 11 1096 3 1023 0 949 3 875 11 802 25 732 44 663 68 596 97 532 130 470 167 411 209 356 254 303 303 254 356 209 411 167 470 130 532 96 596 68 663 44 732 25 803 11 875 3 949 0 1024 3 1096 11 1167 25 1236 44 1303 68 1367 96 1428 130 1487 167 1543 209 1596 254 1645 303 1690 356 1732 411 1769 470 1802 532 1831 596 1855 663 1873 732 1887 802 1896 875 1899 949 Z N" draw:text-areas="?f223 ?f225 ?f224 ?f226" draw:glue-points="?f137 ?f138 ?f139 ?f140 ?f141 ?f142 ?f143 ?f144 ?f145 ?f146 ?f147 ?f148 ?f149 ?f150 ?f151 ?f152 ?f153 ?f154 ?f155 ?f156 ?f157 ?f158 ?f159 ?f160 ?f161 ?f162 ?f163 ?f164 ?f165 ?f166 ?f167 ?f168 ?f169 ?f170 ?f171 ?f172 ?f173 ?f174 ?f175 ?f176 ?f177 ?f178 ?f179 ?f180 ?f181 ?f178 ?f182 ?f176 ?f183 ?f174 ?f184 ?f172 ?f185 ?f170 ?f186 ?f168 ?f187 ?f166 ?f188 ?f164 ?f189 ?f162 ?f190 ?f160 ?f191 ?f158 ?f192 ?f156 ?f193 ?f154 ?f194 ?f152 ?f195 ?f150 ?f196 ?f148 ?f197 ?f146 ?f198 ?f144 ?f199 ?f142 ?f200 ?f140 ?f201 ?f138 ?f200 ?f202 ?f199 ?f203 ?f198 ?f204 ?f197 ?f205 ?f196 ?f206 ?f195 ?f207 ?f194 ?f208 ?f193 ?f209 ?f192 ?f210 ?f191 ?f211 ?f190 ?f212 ?f189 ?f213 ?f188 ?f214 ?f187 ?f215 ?f186 ?f216 ?f185 ?f217 ?f184 ?f218 ?f183 ?f219 ?f182 ?f220 ?f181 ?f221 ?f179 ?f222" draw:glue-point-leaving-directions="-90, -90, -90, -90, -90, -90, -90, -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99"/><draw:equation draw:name="f7" draw:formula="?f4 / 1899"/><draw:equation draw:name="f8" draw:formula="0 + 11126 - 9227"/><draw:equation draw:name="f9" draw:formula="?f8 * ?f5 / 1899"/><draw:equation draw:name="f10" draw:formula="1228 * ?f4 / 1899"/><draw:equation draw:name="f11" draw:formula="0 + 11123 - 9227"/><draw:equation draw:name="f12" draw:formula="?f11 * ?f5 / 1899"/><draw:equation draw:name="f13" draw:formula="1302 * ?f4 / 1899"/><draw:equation draw:name="f14" draw:formula="0 + 11114 - 9227"/><draw:equation draw:name="f15" draw:formula="?f14 * ?f5 / 1899"/><draw:equation draw:name="f16" draw:formula="1375 * ?f4 / 1899"/><draw:equation draw:name="f17" draw:formula="0 + 11100 - 9227"/><draw:equation draw:name="f18" draw:formula="?f17 * ?f5 / 1899"/><draw:equation draw:name="f19" draw:formula="1446 * ?f4 / 1899"/><draw:equation draw:name="f20" draw:formula="0 + 11082 - 9227"/><draw:equation draw:name="f21" draw:formula="?f20 * ?f5 / 1899"/><draw:equation draw:name="f22" draw:formula="1515 * ?f4 / 1899"/><draw:equation draw:name="f23" draw:formula="0 + 11058 - 9227"/><draw:equation draw:name="f24" draw:formula="?f23 * ?f5 / 1899"/><draw:equation draw:name="f25" draw:formula="1581 * ?f4 / 1899"/><draw:equation draw:name="f26" draw:formula="0 + 11029 - 9227"/><draw:equation draw:name="f27" draw:formula="?f26 * ?f5 / 1899"/><draw:equation draw:name="f28" draw:formula="1646 * ?f4 / 1899"/><draw:equation draw:name="f29" draw:formula="0 + 10996 - 9227"/><draw:equation draw:name="f30" draw:formula="?f29 * ?f5 / 1899"/><draw:equation draw:name="f31" draw:formula="1707 * ?f4 / 1899"/><draw:equation draw:name="f32" draw:formula="0 + 10959 - 9227"/><draw:equation draw:name="f33" draw:formula="?f32 * ?f5 / 1899"/><draw:equation draw:name="f34" draw:formula="1766 * ?f4 / 1899"/><draw:equation draw:name="f35" draw:formula="0 + 10917 - 9227"/><draw:equation draw:name="f36" draw:formula="?f35 * ?f5 / 1899"/><draw:equation draw:name="f37" draw:formula="1822 * ?f4 / 1899"/><draw:equation draw:name="f38" draw:formula="0 + 10872 - 9227"/><draw:equation draw:name="f39" draw:formula="?f38 * ?f5 / 1899"/><draw:equation draw:name="f40" draw:formula="1874 * ?f4 / 1899"/><draw:equation draw:name="f41" draw:formula="0 + 10823 - 9227"/><draw:equation draw:name="f42" draw:formula="?f41 * ?f5 / 1899"/><draw:equation draw:name="f43" draw:formula="1923 * ?f4 / 1899"/><draw:equation draw:name="f44" draw:formula="0 + 10770 - 9227"/><draw:equation draw:name="f45" draw:formula="?f44 * ?f5 / 1899"/><draw:equation draw:name="f46" draw:formula="1969 * ?f4 / 1899"/><draw:equation draw:name="f47" draw:formula="0 + 10714 - 9227"/><draw:equation draw:name="f48" draw:formula="?f47 * ?f5 / 1899"/><draw:equation draw:name="f49" draw:formula="2010 * ?f4 / 1899"/><draw:equation draw:name="f50" draw:formula="0 + 10655 - 9227"/><draw:equation draw:name="f51" draw:formula="?f50 * ?f5 / 1899"/><draw:equation draw:name="f52" draw:formula="2048 * ?f4 / 1899"/><draw:equation draw:name="f53" draw:formula="0 + 10594 - 9227"/><draw:equation draw:name="f54" draw:formula="?f53 * ?f5 / 1899"/><draw:equation draw:name="f55" draw:formula="2081 * ?f4 / 1899"/><draw:equation draw:name="f56" draw:formula="0 + 10530 - 9227"/><draw:equation draw:name="f57" draw:formula="?f56 * ?f5 / 1899"/><draw:equation draw:name="f58" draw:formula="2109 * ?f4 / 1899"/><draw:equation draw:name="f59" draw:formula="0 + 10463 - 9227"/><draw:equation draw:name="f60" draw:formula="?f59 * ?f5 / 1899"/><draw:equation draw:name="f61" draw:formula="2133 * ?f4 / 1899"/><draw:equation draw:name="f62" draw:formula="0 + 10394 - 9227"/><draw:equation draw:name="f63" draw:formula="?f62 * ?f5 / 1899"/><draw:equation draw:name="f64" draw:formula="2152 * ?f4 / 1899"/><draw:equation draw:name="f65" draw:formula="0 + 10323 - 9227"/><draw:equation draw:name="f66" draw:formula="?f65 * ?f5 / 1899"/><draw:equation draw:name="f67" draw:formula="2166 * ?f4 / 1899"/><draw:equation draw:name="f68" draw:formula="0 + 10251 - 9227"/><draw:equation draw:name="f69" draw:formula="?f68 * ?f5 / 1899"/><draw:equation draw:name="f70" draw:formula="2175 * ?f4 / 1899"/><draw:equation draw:name="f71" draw:formula="0 + 10176 - 9227"/><draw:equation draw:name="f72" draw:formula="?f71 * ?f5 / 1899"/><draw:equation draw:name="f73" draw:formula="2177 * ?f4 / 1899"/><draw:equation draw:name="f74" draw:formula="0 + 10102 - 9227"/><draw:equation draw:name="f75" draw:formula="?f74 * ?f5 / 1899"/><draw:equation draw:name="f76" draw:formula="0 + 10030 - 9227"/><draw:equation draw:name="f77" draw:formula="?f76 * ?f5 / 1899"/><draw:equation draw:name="f78" draw:formula="0 + 9959 - 9227"/><draw:equation draw:name="f79" draw:formula="?f78 * ?f5 / 1899"/><draw:equation draw:name="f80" draw:formula="0 + 9890 - 9227"/><draw:equation draw:name="f81" draw:formula="?f80 * ?f5 / 1899"/><draw:equation draw:name="f82" draw:formula="0 + 9823 - 9227"/><draw:equation draw:name="f83" draw:formula="?f82 * ?f5 / 1899"/><draw:equation draw:name="f84" draw:formula="0 + 9759 - 9227"/><draw:equation draw:name="f85" draw:formula="?f84 * ?f5 / 1899"/><draw:equation draw:name="f86" draw:formula="0 + 9697 - 9227"/><draw:equation draw:name="f87" draw:formula="?f86 * ?f5 / 1899"/><draw:equation draw:name="f88" draw:formula="0 + 9638 - 9227"/><draw:equation draw:name="f89" draw:formula="?f88 * ?f5 / 1899"/><draw:equation draw:name="f90" draw:formula="0 + 9583 - 9227"/><draw:equation draw:name="f91" draw:formula="?f90 * ?f5 / 1899"/><draw:equation draw:name="f92" draw:formula="0 + 9530 - 9227"/><draw:equation draw:name="f93" draw:formula="?f92 * ?f5 / 1899"/><draw:equation draw:name="f94" draw:formula="0 + 9481 - 9227"/><draw:equation draw:name="f95" draw:formula="?f94 * ?f5 / 1899"/><draw:equation draw:name="f96" draw:formula="0 + 9436 - 9227"/><draw:equation draw:name="f97" draw:formula="?f96 * ?f5 / 1899"/><draw:equation draw:name="f98" draw:formula="0 + 9394 - 9227"/><draw:equation draw:name="f99" draw:formula="?f98 * ?f5 / 1899"/><draw:equation draw:name="f100" draw:formula="0 + 9357 - 9227"/><draw:equation draw:name="f101" draw:formula="?f100 * ?f5 / 1899"/><draw:equation draw:name="f102" draw:formula="0 + 9324 - 9227"/><draw:equation draw:name="f103" draw:formula="?f102 * ?f5 / 1899"/><draw:equation draw:name="f104" draw:formula="0 + 9295 - 9227"/><draw:equation draw:name="f105" draw:formula="?f104 * ?f5 / 1899"/><draw:equation draw:name="f106" draw:formula="0 + 9271 - 9227"/><draw:equation draw:name="f107" draw:formula="?f106 * ?f5 / 1899"/><draw:equation draw:name="f108" draw:formula="0 + 9252 - 9227"/><draw:equation draw:name="f109" draw:formula="?f108 * ?f5 / 1899"/><draw:equation draw:name="f110" draw:formula="0 + 9238 - 9227"/><draw:equation draw:name="f111" draw:formula="?f110 * ?f5 / 1899"/><draw:equation draw:name="f112" draw:formula="0 + 9230 - 9227"/><draw:equation draw:name="f113" draw:formula="?f112 * ?f5 / 1899"/><draw:equation draw:name="f114" draw:formula="0 + 9227 - 9227"/><draw:equation draw:name="f115" draw:formula="?f114 * ?f5 / 1899"/><draw:equation draw:name="f116" draw:formula="1154 * ?f4 / 1899"/><draw:equation draw:name="f117" draw:formula="1081 * ?f4 / 1899"/><draw:equation draw:name="f118" draw:formula="1011 * ?f4 / 1899"/><draw:equation draw:name="f119" draw:formula="942 * ?f4 / 1899"/><draw:equation draw:name="f120" draw:formula="875 * ?f4 / 1899"/><draw:equation draw:name="f121" draw:formula="811 * ?f4 / 1899"/><draw:equation draw:name="f122" draw:formula="749 * ?f4 / 1899"/><draw:equation draw:name="f123" draw:formula="690 * ?f4 / 1899"/><draw:equation draw:name="f124" draw:formula="635 * ?f4 / 1899"/><draw:equation draw:name="f125" draw:formula="582 * ?f4 / 1899"/><draw:equation draw:name="f126" draw:formula="533 * ?f4 / 1899"/><draw:equation draw:name="f127" draw:formula="488 * ?f4 / 1899"/><draw:equation draw:name="f128" draw:formula="446 * ?f4 / 1899"/><draw:equation draw:name="f129" draw:formula="409 * ?f4 / 1899"/><draw:equation draw:name="f130" draw:formula="375 * ?f4 / 1899"/><draw:equation draw:name="f131" draw:formula="347 * ?f4 / 1899"/><draw:equation draw:name="f132" draw:formula="323 * ?f4 / 1899"/><draw:equation draw:name="f133" draw:formula="304 * ?f4 / 1899"/><draw:equation draw:name="f134" draw:formula="290 * ?f4 / 1899"/><draw:equation draw:name="f135" draw:formula="282 * ?f4 / 1899"/><draw:equation draw:name="f136" draw:formula="279 * ?f4 / 1899"/><draw:equation draw:name="f137" draw:formula="?f9 / ?f6"/><draw:equation draw:name="f138" draw:formula="?f10 / ?f7"/><draw:equation draw:name="f139" draw:formula="?f12 / ?f6"/><draw:equation draw:name="f140" draw:formula="?f13 / ?f7"/><draw:equation draw:name="f141" draw:formula="?f15 / ?f6"/><draw:equation draw:name="f142" draw:formula="?f16 / ?f7"/><draw:equation draw:name="f143" draw:formula="?f18 / ?f6"/><draw:equation draw:name="f144" draw:formula="?f19 / ?f7"/><draw:equation draw:name="f145" draw:formula="?f21 / ?f6"/><draw:equation draw:name="f146" draw:formula="?f22 / ?f7"/><draw:equation draw:name="f147" draw:formula="?f24 / ?f6"/><draw:equation draw:name="f148" draw:formula="?f25 / ?f7"/><draw:equation draw:name="f149" draw:formula="?f27 / ?f6"/><draw:equation draw:name="f150" draw:formula="?f28 / ?f7"/><draw:equation draw:name="f151" draw:formula="?f30 / ?f6"/><draw:equation draw:name="f152" draw:formula="?f31 / ?f7"/><draw:equation draw:name="f153" draw:formula="?f33 / ?f6"/><draw:equation draw:name="f154" draw:formula="?f34 / ?f7"/><draw:equation draw:name="f155" draw:formula="?f36 / ?f6"/><draw:equation draw:name="f156" draw:formula="?f37 / ?f7"/><draw:equation draw:name="f157" draw:formula="?f39 / ?f6"/><draw:equation draw:name="f158" draw:formula="?f40 / ?f7"/><draw:equation draw:name="f159" draw:formula="?f42 / ?f6"/><draw:equation draw:name="f160" draw:formula="?f43 / ?f7"/><draw:equation draw:name="f161" draw:formula="?f45 / ?f6"/><draw:equation draw:name="f162" draw:formula="?f46 / ?f7"/><draw:equation draw:name="f163" draw:formula="?f48 / ?f6"/><draw:equation draw:name="f164" draw:formula="?f49 / ?f7"/><draw:equation draw:name="f165" draw:formula="?f51 / ?f6"/><draw:equation draw:name="f166" draw:formula="?f52 / ?f7"/><draw:equation draw:name="f167" draw:formula="?f54 / ?f6"/><draw:equation draw:name="f168" draw:formula="?f55 / ?f7"/><draw:equation draw:name="f169" draw:formula="?f57 / ?f6"/><draw:equation draw:name="f170" draw:formula="?f58 / ?f7"/><draw:equation draw:name="f171" draw:formula="?f60 / ?f6"/><draw:equation draw:name="f172" draw:formula="?f61 / ?f7"/><draw:equation draw:name="f173" draw:formula="?f63 / ?f6"/><draw:equation draw:name="f174" draw:formula="?f64 / ?f7"/><draw:equation draw:name="f175" draw:formula="?f66 / ?f6"/><draw:equation draw:name="f176" draw:formula="?f67 / ?f7"/><draw:equation draw:name="f177" draw:formula="?f69 / ?f6"/><draw:equation draw:name="f178" draw:formula="?f70 / ?f7"/><draw:equation draw:name="f179" draw:formula="?f72 / ?f6"/><draw:equation draw:name="f180" draw:formula="?f73 / ?f7"/><draw:equation draw:name="f181" draw:formula="?f75 / ?f6"/><draw:equation draw:name="f182" draw:formula="?f77 / ?f6"/><draw:equation draw:name="f183" draw:formula="?f79 / ?f6"/><draw:equation draw:name="f184" draw:formula="?f81 / ?f6"/><draw:equation draw:name="f185" draw:formula="?f83 / ?f6"/><draw:equation draw:name="f186" draw:formula="?f85 / ?f6"/><draw:equation draw:name="f187" draw:formula="?f87 / ?f6"/><draw:equation draw:name="f188" draw:formula="?f89 / ?f6"/><draw:equation draw:name="f189" draw:formula="?f91 / ?f6"/><draw:equation draw:name="f190" draw:formula="?f93 / ?f6"/><draw:equation draw:name="f191" draw:formula="?f95 / ?f6"/><draw:equation draw:name="f192" draw:formula="?f97 / ?f6"/><draw:equation draw:name="f193" draw:formula="?f99 / ?f6"/><draw:equation draw:name="f194" draw:formula="?f101 / ?f6"/><draw:equation draw:name="f195" draw:formula="?f103 / ?f6"/><draw:equation draw:name="f196" draw:formula="?f105 / ?f6"/><draw:equation draw:name="f197" draw:formula="?f107 / ?f6"/><draw:equation draw:name="f198" draw:formula="?f109 / ?f6"/><draw:equation draw:name="f199" draw:formula="?f111 / ?f6"/><draw:equation draw:name="f200" draw:formula="?f113 / ?f6"/><draw:equation draw:name="f201" draw:formula="?f115 / ?f6"/><draw:equation draw:name="f202" draw:formula="?f116 / ?f7"/><draw:equation draw:name="f203" draw:formula="?f117 / ?f7"/><draw:equation draw:name="f204" draw:formula="?f118 / ?f7"/><draw:equation draw:name="f205" draw:formula="?f119 / ?f7"/><draw:equation draw:name="f206" draw:formula="?f120 / ?f7"/><draw:equation draw:name="f207" draw:formula="?f121 / ?f7"/><draw:equation draw:name="f208" draw:formula="?f122 / ?f7"/><draw:equation draw:name="f209" draw:formula="?f123 / ?f7"/><draw:equation draw:name="f210" draw:formula="?f124 / ?f7"/><draw:equation draw:name="f211" draw:formula="?f125 / ?f7"/><draw:equation draw:name="f212" draw:formula="?f126 / ?f7"/><draw:equation draw:name="f213" draw:formula="?f127 / ?f7"/><draw:equation draw:name="f214" draw:formula="?f128 / ?f7"/><draw:equation draw:name="f215" draw:formula="?f129 / ?f7"/><draw:equation draw:name="f216" draw:formula="?f130 / ?f7"/><draw:equation draw:name="f217" draw:formula="?f131 / ?f7"/><draw:equation draw:name="f218" draw:formula="?f132 / ?f7"/><draw:equation draw:name="f219" draw:formula="?f133 / ?f7"/><draw:equation draw:name="f220" draw:formula="?f134 / ?f7"/><draw:equation draw:name="f221" draw:formula="?f135 / ?f7"/><draw:equation draw:name="f222" draw:formula="?f136 / ?f7"/><draw:equation draw:name="f223" draw:formula="0 / ?f6"/><draw:equation draw:name="f224" draw:formula="?f1 / ?f6"/><draw:equation draw:name="f225" draw:formula="0 / ?f7"/><draw:equation draw:name="f226" draw:formula="?f3 / ?f7"/></draw:enhanced-geometry></draw:custom-shape><draw:custom-shape svg:x="1.63615in" svg:y="1.34843in" svg:width="1.2083in" svg:height="1.20851in" draw:id="id157" draw:style-name="a142" draw:name="Freihandform 10"><svg:title/><svg:desc/><text:p text:style-name="Standard"><text:span text:style-name="T112">Thema einfügen</text:span></text:p><draw:enhanced-geometry draw:type="non-primitive" svg:viewBox="0 0 1899 1899" draw:enhanced-path="M 1899 949 L 1896 1023 1887 1096 1873 1167 1855 1236 1831 1302 1802 1367 1769 1428 1732 1487 1690 1543 1645 1595 1596 1644 1543 1690 1487 1731 1428 1769 1367 1802 1303 1830 1236 1854 1167 1873 1096 1887 1024 1896 949 1898 875 1896 803 1887 732 1873 663 1854 596 1830 532 1802 470 1769 411 1731 356 1690 303 1644 254 1595 209 1543 167 1487 130 1428 97 1367 68 1302 44 1236 25 1167 11 1096 3 1023 0 949 3 875 11 802 25 732 44 663 68 596 97 532 130 470 167 411 209 356 254 303 303 254 356 209 411 167 470 130 532 96 596 68 663 44 732 25 803 11 875 3 949 0 1024 3 1096 11 1167 25 1236 44 1303 68 1367 96 1428 130 1487 167 1543 209 1596 254 1645 303 1690 356 1732 411 1769 470 1802 532 1831 596 1855 663 1873 732 1887 802 1896 875 1899 949 Z N" draw:text-areas="?f223 ?f225 ?f224 ?f226" draw:glue-points="?f137 ?f138 ?f139 ?f140 ?f141 ?f142 ?f143 ?f144 ?f145 ?f146 ?f147 ?f148 ?f149 ?f150 ?f151 ?f152 ?f153 ?f154 ?f155 ?f156 ?f157 ?f158 ?f159 ?f160 ?f161 ?f162 ?f163 ?f164 ?f165 ?f166 ?f167 ?f168 ?f169 ?f170 ?f171 ?f172 ?f173 ?f174 ?f175 ?f176 ?f177 ?f178 ?f179 ?f180 ?f181 ?f178 ?f182 ?f176 ?f183 ?f174 ?f184 ?f172 ?f185 ?f170 ?f186 ?f168 ?f187 ?f166 ?f188 ?f164 ?f189 ?f162 ?f190 ?f160 ?f191 ?f158 ?f192 ?f156 ?f193 ?f154 ?f194 ?f152 ?f195 ?f150 ?f196 ?f148 ?f197 ?f146 ?f198 ?f144 ?f199 ?f142 ?f200 ?f140 ?f201 ?f138 ?f200 ?f202 ?f199 ?f203 ?f198 ?f204 ?f197 ?f205 ?f196 ?f206 ?f195 ?f207 ?f194 ?f208 ?f193 ?f209 ?f192 ?f210 ?f191 ?f211 ?f190 ?f212 ?f189 ?f213 ?f188 ?f214 ?f187 ?f215 ?f186 ?f216 ?f185 ?f217 ?f184 ?f218 ?f183 ?f219 ?f182 ?f220 ?f181 ?f221 ?f179 ?f222" draw:glue-point-leaving-directions="-90, -90, -90, -90, -90, -90, -90, -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99"/><draw:equation draw:name="f7" draw:formula="?f4 / 1899"/><draw:equation draw:name="f8" draw:formula="0 + 11126 - 9227"/><draw:equation draw:name="f9" draw:formula="?f8 * ?f5 / 1899"/><draw:equation draw:name="f10" draw:formula="1228 * ?f4 / 1899"/><draw:equation draw:name="f11" draw:formula="0 + 11123 - 9227"/><draw:equation draw:name="f12" draw:formula="?f11 * ?f5 / 1899"/><draw:equation draw:name="f13" draw:formula="1302 * ?f4 / 1899"/><draw:equation draw:name="f14" draw:formula="0 + 11114 - 9227"/><draw:equation draw:name="f15" draw:formula="?f14 * ?f5 / 1899"/><draw:equation draw:name="f16" draw:formula="1375 * ?f4 / 1899"/><draw:equation draw:name="f17" draw:formula="0 + 11100 - 9227"/><draw:equation draw:name="f18" draw:formula="?f17 * ?f5 / 1899"/><draw:equation draw:name="f19" draw:formula="1446 * ?f4 / 1899"/><draw:equation draw:name="f20" draw:formula="0 + 11082 - 9227"/><draw:equation draw:name="f21" draw:formula="?f20 * ?f5 / 1899"/><draw:equation draw:name="f22" draw:formula="1515 * ?f4 / 1899"/><draw:equation draw:name="f23" draw:formula="0 + 11058 - 9227"/><draw:equation draw:name="f24" draw:formula="?f23 * ?f5 / 1899"/><draw:equation draw:name="f25" draw:formula="1581 * ?f4 / 1899"/><draw:equation draw:name="f26" draw:formula="0 + 11029 - 9227"/><draw:equation draw:name="f27" draw:formula="?f26 * ?f5 / 1899"/><draw:equation draw:name="f28" draw:formula="1646 * ?f4 / 1899"/><draw:equation draw:name="f29" draw:formula="0 + 10996 - 9227"/><draw:equation draw:name="f30" draw:formula="?f29 * ?f5 / 1899"/><draw:equation draw:name="f31" draw:formula="1707 * ?f4 / 1899"/><draw:equation draw:name="f32" draw:formula="0 + 10959 - 9227"/><draw:equation draw:name="f33" draw:formula="?f32 * ?f5 / 1899"/><draw:equation draw:name="f34" draw:formula="1766 * ?f4 / 1899"/><draw:equation draw:name="f35" draw:formula="0 + 10917 - 9227"/><draw:equation draw:name="f36" draw:formula="?f35 * ?f5 / 1899"/><draw:equation draw:name="f37" draw:formula="1822 * ?f4 / 1899"/><draw:equation draw:name="f38" draw:formula="0 + 10872 - 9227"/><draw:equation draw:name="f39" draw:formula="?f38 * ?f5 / 1899"/><draw:equation draw:name="f40" draw:formula="1874 * ?f4 / 1899"/><draw:equation draw:name="f41" draw:formula="0 + 10823 - 9227"/><draw:equation draw:name="f42" draw:formula="?f41 * ?f5 / 1899"/><draw:equation draw:name="f43" draw:formula="1923 * ?f4 / 1899"/><draw:equation draw:name="f44" draw:formula="0 + 10770 - 9227"/><draw:equation draw:name="f45" draw:formula="?f44 * ?f5 / 1899"/><draw:equation draw:name="f46" draw:formula="1969 * ?f4 / 1899"/><draw:equation draw:name="f47" draw:formula="0 + 10714 - 9227"/><draw:equation draw:name="f48" draw:formula="?f47 * ?f5 / 1899"/><draw:equation draw:name="f49" draw:formula="2010 * ?f4 / 1899"/><draw:equation draw:name="f50" draw:formula="0 + 10655 - 9227"/><draw:equation draw:name="f51" draw:formula="?f50 * ?f5 / 1899"/><draw:equation draw:name="f52" draw:formula="2048 * ?f4 / 1899"/><draw:equation draw:name="f53" draw:formula="0 + 10594 - 9227"/><draw:equation draw:name="f54" draw:formula="?f53 * ?f5 / 1899"/><draw:equation draw:name="f55" draw:formula="2081 * ?f4 / 1899"/><draw:equation draw:name="f56" draw:formula="0 + 10530 - 9227"/><draw:equation draw:name="f57" draw:formula="?f56 * ?f5 / 1899"/><draw:equation draw:name="f58" draw:formula="2109 * ?f4 / 1899"/><draw:equation draw:name="f59" draw:formula="0 + 10463 - 9227"/><draw:equation draw:name="f60" draw:formula="?f59 * ?f5 / 1899"/><draw:equation draw:name="f61" draw:formula="2133 * ?f4 / 1899"/><draw:equation draw:name="f62" draw:formula="0 + 10394 - 9227"/><draw:equation draw:name="f63" draw:formula="?f62 * ?f5 / 1899"/><draw:equation draw:name="f64" draw:formula="2152 * ?f4 / 1899"/><draw:equation draw:name="f65" draw:formula="0 + 10323 - 9227"/><draw:equation draw:name="f66" draw:formula="?f65 * ?f5 / 1899"/><draw:equation draw:name="f67" draw:formula="2166 * ?f4 / 1899"/><draw:equation draw:name="f68" draw:formula="0 + 10251 - 9227"/><draw:equation draw:name="f69" draw:formula="?f68 * ?f5 / 1899"/><draw:equation draw:name="f70" draw:formula="2175 * ?f4 / 1899"/><draw:equation draw:name="f71" draw:formula="0 + 10176 - 9227"/><draw:equation draw:name="f72" draw:formula="?f71 * ?f5 / 1899"/><draw:equation draw:name="f73" draw:formula="2177 * ?f4 / 1899"/><draw:equation draw:name="f74" draw:formula="0 + 10102 - 9227"/><draw:equation draw:name="f75" draw:formula="?f74 * ?f5 / 1899"/><draw:equation draw:name="f76" draw:formula="0 + 10030 - 9227"/><draw:equation draw:name="f77" draw:formula="?f76 * ?f5 / 1899"/><draw:equation draw:name="f78" draw:formula="0 + 9959 - 9227"/><draw:equation draw:name="f79" draw:formula="?f78 * ?f5 / 1899"/><draw:equation draw:name="f80" draw:formula="0 + 9890 - 9227"/><draw:equation draw:name="f81" draw:formula="?f80 * ?f5 / 1899"/><draw:equation draw:name="f82" draw:formula="0 + 9823 - 9227"/><draw:equation draw:name="f83" draw:formula="?f82 * ?f5 / 1899"/><draw:equation draw:name="f84" draw:formula="0 + 9759 - 9227"/><draw:equation draw:name="f85" draw:formula="?f84 * ?f5 / 1899"/><draw:equation draw:name="f86" draw:formula="0 + 9697 - 9227"/><draw:equation draw:name="f87" draw:formula="?f86 * ?f5 / 1899"/><draw:equation draw:name="f88" draw:formula="0 + 9638 - 9227"/><draw:equation draw:name="f89" draw:formula="?f88 * ?f5 / 1899"/><draw:equation draw:name="f90" draw:formula="0 + 9583 - 9227"/><draw:equation draw:name="f91" draw:formula="?f90 * ?f5 / 1899"/><draw:equation draw:name="f92" draw:formula="0 + 9530 - 9227"/><draw:equation draw:name="f93" draw:formula="?f92 * ?f5 / 1899"/><draw:equation draw:name="f94" draw:formula="0 + 9481 - 9227"/><draw:equation draw:name="f95" draw:formula="?f94 * ?f5 / 1899"/><draw:equation draw:name="f96" draw:formula="0 + 9436 - 9227"/><draw:equation draw:name="f97" draw:formula="?f96 * ?f5 / 1899"/><draw:equation draw:name="f98" draw:formula="0 + 9394 - 9227"/><draw:equation draw:name="f99" draw:formula="?f98 * ?f5 / 1899"/><draw:equation draw:name="f100" draw:formula="0 + 9357 - 9227"/><draw:equation draw:name="f101" draw:formula="?f100 * ?f5 / 1899"/><draw:equation draw:name="f102" draw:formula="0 + 9324 - 9227"/><draw:equation draw:name="f103" draw:formula="?f102 * ?f5 / 1899"/><draw:equation draw:name="f104" draw:formula="0 + 9295 - 9227"/><draw:equation draw:name="f105" draw:formula="?f104 * ?f5 / 1899"/><draw:equation draw:name="f106" draw:formula="0 + 9271 - 9227"/><draw:equation draw:name="f107" draw:formula="?f106 * ?f5 / 1899"/><draw:equation draw:name="f108" draw:formula="0 + 9252 - 9227"/><draw:equation draw:name="f109" draw:formula="?f108 * ?f5 / 1899"/><draw:equation draw:name="f110" draw:formula="0 + 9238 - 9227"/><draw:equation draw:name="f111" draw:formula="?f110 * ?f5 / 1899"/><draw:equation draw:name="f112" draw:formula="0 + 9230 - 9227"/><draw:equation draw:name="f113" draw:formula="?f112 * ?f5 / 1899"/><draw:equation draw:name="f114" draw:formula="0 + 9227 - 9227"/><draw:equation draw:name="f115" draw:formula="?f114 * ?f5 / 1899"/><draw:equation draw:name="f116" draw:formula="1154 * ?f4 / 1899"/><draw:equation draw:name="f117" draw:formula="1081 * ?f4 / 1899"/><draw:equation draw:name="f118" draw:formula="1011 * ?f4 / 1899"/><draw:equation draw:name="f119" draw:formula="942 * ?f4 / 1899"/><draw:equation draw:name="f120" draw:formula="875 * ?f4 / 1899"/><draw:equation draw:name="f121" draw:formula="811 * ?f4 / 1899"/><draw:equation draw:name="f122" draw:formula="749 * ?f4 / 1899"/><draw:equation draw:name="f123" draw:formula="690 * ?f4 / 1899"/><draw:equation draw:name="f124" draw:formula="635 * ?f4 / 1899"/><draw:equation draw:name="f125" draw:formula="582 * ?f4 / 1899"/><draw:equation draw:name="f126" draw:formula="533 * ?f4 / 1899"/><draw:equation draw:name="f127" draw:formula="488 * ?f4 / 1899"/><draw:equation draw:name="f128" draw:formula="446 * ?f4 / 1899"/><draw:equation draw:name="f129" draw:formula="409 * ?f4 / 1899"/><draw:equation draw:name="f130" draw:formula="375 * ?f4 / 1899"/><draw:equation draw:name="f131" draw:formula="347 * ?f4 / 1899"/><draw:equation draw:name="f132" draw:formula="323 * ?f4 / 1899"/><draw:equation draw:name="f133" draw:formula="304 * ?f4 / 1899"/><draw:equation draw:name="f134" draw:formula="290 * ?f4 / 1899"/><draw:equation draw:name="f135" draw:formula="282 * ?f4 / 1899"/><draw:equation draw:name="f136" draw:formula="279 * ?f4 / 1899"/><draw:equation draw:name="f137" draw:formula="?f9 / ?f6"/><draw:equation draw:name="f138" draw:formula="?f10 / ?f7"/><draw:equation draw:name="f139" draw:formula="?f12 / ?f6"/><draw:equation draw:name="f140" draw:formula="?f13 / ?f7"/><draw:equation draw:name="f141" draw:formula="?f15 / ?f6"/><draw:equation draw:name="f142" draw:formula="?f16 / ?f7"/><draw:equation draw:name="f143" draw:formula="?f18 / ?f6"/><draw:equation draw:name="f144" draw:formula="?f19 / ?f7"/><draw:equation draw:name="f145" draw:formula="?f21 / ?f6"/><draw:equation draw:name="f146" draw:formula="?f22 / ?f7"/><draw:equation draw:name="f147" draw:formula="?f24 / ?f6"/><draw:equation draw:name="f148" draw:formula="?f25 / ?f7"/><draw:equation draw:name="f149" draw:formula="?f27 / ?f6"/><draw:equation draw:name="f150" draw:formula="?f28 / ?f7"/><draw:equation draw:name="f151" draw:formula="?f30 / ?f6"/><draw:equation draw:name="f152" draw:formula="?f31 / ?f7"/><draw:equation draw:name="f153" draw:formula="?f33 / ?f6"/><draw:equation draw:name="f154" draw:formula="?f34 / ?f7"/><draw:equation draw:name="f155" draw:formula="?f36 / ?f6"/><draw:equation draw:name="f156" draw:formula="?f37 / ?f7"/><draw:equation draw:name="f157" draw:formula="?f39 / ?f6"/><draw:equation draw:name="f158" draw:formula="?f40 / ?f7"/><draw:equation draw:name="f159" draw:formula="?f42 / ?f6"/><draw:equation draw:name="f160" draw:formula="?f43 / ?f7"/><draw:equation draw:name="f161" draw:formula="?f45 / ?f6"/><draw:equation draw:name="f162" draw:formula="?f46 / ?f7"/><draw:equation draw:name="f163" draw:formula="?f48 / ?f6"/><draw:equation draw:name="f164" draw:formula="?f49 / ?f7"/><draw:equation draw:name="f165" draw:formula="?f51 / ?f6"/><draw:equation draw:name="f166" draw:formula="?f52 / ?f7"/><draw:equation draw:name="f167" draw:formula="?f54 / ?f6"/><draw:equation draw:name="f168" draw:formula="?f55 / ?f7"/><draw:equation draw:name="f169" draw:formula="?f57 / ?f6"/><draw:equation draw:name="f170" draw:formula="?f58 / ?f7"/><draw:equation draw:name="f171" draw:formula="?f60 / ?f6"/><draw:equation draw:name="f172" draw:formula="?f61 / ?f7"/><draw:equation draw:name="f173" draw:formula="?f63 / ?f6"/><draw:equation draw:name="f174" draw:formula="?f64 / ?f7"/><draw:equation draw:name="f175" draw:formula="?f66 / ?f6"/><draw:equation draw:name="f176" draw:formula="?f67 / ?f7"/><draw:equation draw:name="f177" draw:formula="?f69 / ?f6"/><draw:equation draw:name="f178" draw:formula="?f70 / ?f7"/><draw:equation draw:name="f179" draw:formula="?f72 / ?f6"/><draw:equation draw:name="f180" draw:formula="?f73 / ?f7"/><draw:equation draw:name="f181" draw:formula="?f75 / ?f6"/><draw:equation draw:name="f182" draw:formula="?f77 / ?f6"/><draw:equation draw:name="f183" draw:formula="?f79 / ?f6"/><draw:equation draw:name="f184" draw:formula="?f81 / ?f6"/><draw:equation draw:name="f185" draw:formula="?f83 / ?f6"/><draw:equation draw:name="f186" draw:formula="?f85 / ?f6"/><draw:equation draw:name="f187" draw:formula="?f87 / ?f6"/><draw:equation draw:name="f188" draw:formula="?f89 / ?f6"/><draw:equation draw:name="f189" draw:formula="?f91 / ?f6"/><draw:equation draw:name="f190" draw:formula="?f93 / ?f6"/><draw:equation draw:name="f191" draw:formula="?f95 / ?f6"/><draw:equation draw:name="f192" draw:formula="?f97 / ?f6"/><draw:equation draw:name="f193" draw:formula="?f99 / ?f6"/><draw:equation draw:name="f194" draw:formula="?f101 / ?f6"/><draw:equation draw:name="f195" draw:formula="?f103 / ?f6"/><draw:equation draw:name="f196" draw:formula="?f105 / ?f6"/><draw:equation draw:name="f197" draw:formula="?f107 / ?f6"/><draw:equation draw:name="f198" draw:formula="?f109 / ?f6"/><draw:equation draw:name="f199" draw:formula="?f111 / ?f6"/><draw:equation draw:name="f200" draw:formula="?f113 / ?f6"/><draw:equation draw:name="f201" draw:formula="?f115 / ?f6"/><draw:equation draw:name="f202" draw:formula="?f116 / ?f7"/><draw:equation draw:name="f203" draw:formula="?f117 / ?f7"/><draw:equation draw:name="f204" draw:formula="?f118 / ?f7"/><draw:equation draw:name="f205" draw:formula="?f119 / ?f7"/><draw:equation draw:name="f206" draw:formula="?f120 / ?f7"/><draw:equation draw:name="f207" draw:formula="?f121 / ?f7"/><draw:equation draw:name="f208" draw:formula="?f122 / ?f7"/><draw:equation draw:name="f209" draw:formula="?f123 / ?f7"/><draw:equation draw:name="f210" draw:formula="?f124 / ?f7"/><draw:equation draw:name="f211" draw:formula="?f125 / ?f7"/><draw:equation draw:name="f212" draw:formula="?f126 / ?f7"/><draw:equation draw:name="f213" draw:formula="?f127 / ?f7"/><draw:equation draw:name="f214" draw:formula="?f128 / ?f7"/><draw:equation draw:name="f215" draw:formula="?f129 / ?f7"/><draw:equation draw:name="f216" draw:formula="?f130 / ?f7"/><draw:equation draw:name="f217" draw:formula="?f131 / ?f7"/><draw:equation draw:name="f218" draw:formula="?f132 / ?f7"/><draw:equation draw:name="f219" draw:formula="?f133 / ?f7"/><draw:equation draw:name="f220" draw:formula="?f134 / ?f7"/><draw:equation draw:name="f221" draw:formula="?f135 / ?f7"/><draw:equation draw:name="f222" draw:formula="?f136 / ?f7"/><draw:equation draw:name="f223" draw:formula="0 / ?f6"/><draw:equation draw:name="f224" draw:formula="?f1 / ?f6"/><draw:equation draw:name="f225" draw:formula="0 / ?f7"/><draw:equation draw:name="f226" draw:formula="?f3 / ?f7"/></draw:enhanced-geometry></draw:custom-shape><draw:custom-shape svg:x="0in" svg:y="1.34843in" svg:width="1.2083in" svg:height="1.20851in" draw:id="id158" draw:style-name="a143" draw:name="Freihandform 10"><svg:title/><svg:desc/><text:p text:style-name="Standard"><text:span text:style-name="T113">Thema einfügen</text:span></text:p><draw:enhanced-geometry draw:type="non-primitive" svg:viewBox="0 0 1899 1899" draw:enhanced-path="M 1899 949 L 1896 1023 1887 1096 1873 1167 1855 1236 1831 1302 1802 1367 1769 1428 1732 1487 1690 1543 1645 1595 1596 1644 1543 1690 1487 1731 1428 1769 1367 1802 1303 1830 1236 1854 1167 1873 1096 1887 1024 1896 949 1898 875 1896 803 1887 732 1873 663 1854 596 1830 532 1802 470 1769 411 1731 356 1690 303 1644 254 1595 209 1543 167 1487 130 1428 97 1367 68 1302 44 1236 25 1167 11 1096 3 1023 0 949 3 875 11 802 25 732 44 663 68 596 97 532 130 470 167 411 209 356 254 303 303 254 356 209 411 167 470 130 532 96 596 68 663 44 732 25 803 11 875 3 949 0 1024 3 1096 11 1167 25 1236 44 1303 68 1367 96 1428 130 1487 167 1543 209 1596 254 1645 303 1690 356 1732 411 1769 470 1802 532 1831 596 1855 663 1873 732 1887 802 1896 875 1899 949 Z N" draw:text-areas="?f223 ?f225 ?f224 ?f226" draw:glue-points="?f137 ?f138 ?f139 ?f140 ?f141 ?f142 ?f143 ?f144 ?f145 ?f146 ?f147 ?f148 ?f149 ?f150 ?f151 ?f152 ?f153 ?f154 ?f155 ?f156 ?f157 ?f158 ?f159 ?f160 ?f161 ?f162 ?f163 ?f164 ?f165 ?f166 ?f167 ?f168 ?f169 ?f170 ?f171 ?f172 ?f173 ?f174 ?f175 ?f176 ?f177 ?f178 ?f179 ?f180 ?f181 ?f178 ?f182 ?f176 ?f183 ?f174 ?f184 ?f172 ?f185 ?f170 ?f186 ?f168 ?f187 ?f166 ?f188 ?f164 ?f189 ?f162 ?f190 ?f160 ?f191 ?f158 ?f192 ?f156 ?f193 ?f154 ?f194 ?f152 ?f195 ?f150 ?f196 ?f148 ?f197 ?f146 ?f198 ?f144 ?f199 ?f142 ?f200 ?f140 ?f201 ?f138 ?f200 ?f202 ?f199 ?f203 ?f198 ?f204 ?f197 ?f205 ?f196 ?f206 ?f195 ?f207 ?f194 ?f208 ?f193 ?f209 ?f192 ?f210 ?f191 ?f211 ?f190 ?f212 ?f189 ?f213 ?f188 ?f214 ?f187 ?f215 ?f186 ?f216 ?f185 ?f217 ?f184 ?f218 ?f183 ?f219 ?f182 ?f220 ?f181 ?f221 ?f179 ?f222" draw:glue-point-leaving-directions="-90, -90, -90, -90, -90, -90, -90, -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99"/><draw:equation draw:name="f7" draw:formula="?f4 / 1899"/><draw:equation draw:name="f8" draw:formula="0 + 11126 - 9227"/><draw:equation draw:name="f9" draw:formula="?f8 * ?f5 / 1899"/><draw:equation draw:name="f10" draw:formula="1228 * ?f4 / 1899"/><draw:equation draw:name="f11" draw:formula="0 + 11123 - 9227"/><draw:equation draw:name="f12" draw:formula="?f11 * ?f5 / 1899"/><draw:equation draw:name="f13" draw:formula="1302 * ?f4 / 1899"/><draw:equation draw:name="f14" draw:formula="0 + 11114 - 9227"/><draw:equation draw:name="f15" draw:formula="?f14 * ?f5 / 1899"/><draw:equation draw:name="f16" draw:formula="1375 * ?f4 / 1899"/><draw:equation draw:name="f17" draw:formula="0 + 11100 - 9227"/><draw:equation draw:name="f18" draw:formula="?f17 * ?f5 / 1899"/><draw:equation draw:name="f19" draw:formula="1446 * ?f4 / 1899"/><draw:equation draw:name="f20" draw:formula="0 + 11082 - 9227"/><draw:equation draw:name="f21" draw:formula="?f20 * ?f5 / 1899"/><draw:equation draw:name="f22" draw:formula="1515 * ?f4 / 1899"/><draw:equation draw:name="f23" draw:formula="0 + 11058 - 9227"/><draw:equation draw:name="f24" draw:formula="?f23 * ?f5 / 1899"/><draw:equation draw:name="f25" draw:formula="1581 * ?f4 / 1899"/><draw:equation draw:name="f26" draw:formula="0 + 11029 - 9227"/><draw:equation draw:name="f27" draw:formula="?f26 * ?f5 / 1899"/><draw:equation draw:name="f28" draw:formula="1646 * ?f4 / 1899"/><draw:equation draw:name="f29" draw:formula="0 + 10996 - 9227"/><draw:equation draw:name="f30" draw:formula="?f29 * ?f5 / 1899"/><draw:equation draw:name="f31" draw:formula="1707 * ?f4 / 1899"/><draw:equation draw:name="f32" draw:formula="0 + 10959 - 9227"/><draw:equation draw:name="f33" draw:formula="?f32 * ?f5 / 1899"/><draw:equation draw:name="f34" draw:formula="1766 * ?f4 / 1899"/><draw:equation draw:name="f35" draw:formula="0 + 10917 - 9227"/><draw:equation draw:name="f36" draw:formula="?f35 * ?f5 / 1899"/><draw:equation draw:name="f37" draw:formula="1822 * ?f4 / 1899"/><draw:equation draw:name="f38" draw:formula="0 + 10872 - 9227"/><draw:equation draw:name="f39" draw:formula="?f38 * ?f5 / 1899"/><draw:equation draw:name="f40" draw:formula="1874 * ?f4 / 1899"/><draw:equation draw:name="f41" draw:formula="0 + 10823 - 9227"/><draw:equation draw:name="f42" draw:formula="?f41 * ?f5 / 1899"/><draw:equation draw:name="f43" draw:formula="1923 * ?f4 / 1899"/><draw:equation draw:name="f44" draw:formula="0 + 10770 - 9227"/><draw:equation draw:name="f45" draw:formula="?f44 * ?f5 / 1899"/><draw:equation draw:name="f46" draw:formula="1969 * ?f4 / 1899"/><draw:equation draw:name="f47" draw:formula="0 + 10714 - 9227"/><draw:equation draw:name="f48" draw:formula="?f47 * ?f5 / 1899"/><draw:equation draw:name="f49" draw:formula="2010 * ?f4 / 1899"/><draw:equation draw:name="f50" draw:formula="0 + 10655 - 9227"/><draw:equation draw:name="f51" draw:formula="?f50 * ?f5 / 1899"/><draw:equation draw:name="f52" draw:formula="2048 * ?f4 / 1899"/><draw:equation draw:name="f53" draw:formula="0 + 10594 - 9227"/><draw:equation draw:name="f54" draw:formula="?f53 * ?f5 / 1899"/><draw:equation draw:name="f55" draw:formula="2081 * ?f4 / 1899"/><draw:equation draw:name="f56" draw:formula="0 + 10530 - 9227"/><draw:equation draw:name="f57" draw:formula="?f56 * ?f5 / 1899"/><draw:equation draw:name="f58" draw:formula="2109 * ?f4 / 1899"/><draw:equation draw:name="f59" draw:formula="0 + 10463 - 9227"/><draw:equation draw:name="f60" draw:formula="?f59 * ?f5 / 1899"/><draw:equation draw:name="f61" draw:formula="2133 * ?f4 / 1899"/><draw:equation draw:name="f62" draw:formula="0 + 10394 - 9227"/><draw:equation draw:name="f63" draw:formula="?f62 * ?f5 / 1899"/><draw:equation draw:name="f64" draw:formula="2152 * ?f4 / 1899"/><draw:equation draw:name="f65" draw:formula="0 + 10323 - 9227"/><draw:equation draw:name="f66" draw:formula="?f65 * ?f5 / 1899"/><draw:equation draw:name="f67" draw:formula="2166 * ?f4 / 1899"/><draw:equation draw:name="f68" draw:formula="0 + 10251 - 9227"/><draw:equation draw:name="f69" draw:formula="?f68 * ?f5 / 1899"/><draw:equation draw:name="f70" draw:formula="2175 * ?f4 / 1899"/><draw:equation draw:name="f71" draw:formula="0 + 10176 - 9227"/><draw:equation draw:name="f72" draw:formula="?f71 * ?f5 / 1899"/><draw:equation draw:name="f73" draw:formula="2177 * ?f4 / 1899"/><draw:equation draw:name="f74" draw:formula="0 + 10102 - 9227"/><draw:equation draw:name="f75" draw:formula="?f74 * ?f5 / 1899"/><draw:equation draw:name="f76" draw:formula="0 + 10030 - 9227"/><draw:equation draw:name="f77" draw:formula="?f76 * ?f5 / 1899"/><draw:equation draw:name="f78" draw:formula="0 + 9959 - 9227"/><draw:equation draw:name="f79" draw:formula="?f78 * ?f5 / 1899"/><draw:equation draw:name="f80" draw:formula="0 + 9890 - 9227"/><draw:equation draw:name="f81" draw:formula="?f80 * ?f5 / 1899"/><draw:equation draw:name="f82" draw:formula="0 + 9823 - 9227"/><draw:equation draw:name="f83" draw:formula="?f82 * ?f5 / 1899"/><draw:equation draw:name="f84" draw:formula="0 + 9759 - 9227"/><draw:equation draw:name="f85" draw:formula="?f84 * ?f5 / 1899"/><draw:equation draw:name="f86" draw:formula="0 + 9697 - 9227"/><draw:equation draw:name="f87" draw:formula="?f86 * ?f5 / 1899"/><draw:equation draw:name="f88" draw:formula="0 + 9638 - 9227"/><draw:equation draw:name="f89" draw:formula="?f88 * ?f5 / 1899"/><draw:equation draw:name="f90" draw:formula="0 + 9583 - 9227"/><draw:equation draw:name="f91" draw:formula="?f90 * ?f5 / 1899"/><draw:equation draw:name="f92" draw:formula="0 + 9530 - 9227"/><draw:equation draw:name="f93" draw:formula="?f92 * ?f5 / 1899"/><draw:equation draw:name="f94" draw:formula="0 + 9481 - 9227"/><draw:equation draw:name="f95" draw:formula="?f94 * ?f5 / 1899"/><draw:equation draw:name="f96" draw:formula="0 + 9436 - 9227"/><draw:equation draw:name="f97" draw:formula="?f96 * ?f5 / 1899"/><draw:equation draw:name="f98" draw:formula="0 + 9394 - 9227"/><draw:equation draw:name="f99" draw:formula="?f98 * ?f5 / 1899"/><draw:equation draw:name="f100" draw:formula="0 + 9357 - 9227"/><draw:equation draw:name="f101" draw:formula="?f100 * ?f5 / 1899"/><draw:equation draw:name="f102" draw:formula="0 + 9324 - 9227"/><draw:equation draw:name="f103" draw:formula="?f102 * ?f5 / 1899"/><draw:equation draw:name="f104" draw:formula="0 + 9295 - 9227"/><draw:equation draw:name="f105" draw:formula="?f104 * ?f5 / 1899"/><draw:equation draw:name="f106" draw:formula="0 + 9271 - 9227"/><draw:equation draw:name="f107" draw:formula="?f106 * ?f5 / 1899"/><draw:equation draw:name="f108" draw:formula="0 + 9252 - 9227"/><draw:equation draw:name="f109" draw:formula="?f108 * ?f5 / 1899"/><draw:equation draw:name="f110" draw:formula="0 + 9238 - 9227"/><draw:equation draw:name="f111" draw:formula="?f110 * ?f5 / 1899"/><draw:equation draw:name="f112" draw:formula="0 + 9230 - 9227"/><draw:equation draw:name="f113" draw:formula="?f112 * ?f5 / 1899"/><draw:equation draw:name="f114" draw:formula="0 + 9227 - 9227"/><draw:equation draw:name="f115" draw:formula="?f114 * ?f5 / 1899"/><draw:equation draw:name="f116" draw:formula="1154 * ?f4 / 1899"/><draw:equation draw:name="f117" draw:formula="1081 * ?f4 / 1899"/><draw:equation draw:name="f118" draw:formula="1011 * ?f4 / 1899"/><draw:equation draw:name="f119" draw:formula="942 * ?f4 / 1899"/><draw:equation draw:name="f120" draw:formula="875 * ?f4 / 1899"/><draw:equation draw:name="f121" draw:formula="811 * ?f4 / 1899"/><draw:equation draw:name="f122" draw:formula="749 * ?f4 / 1899"/><draw:equation draw:name="f123" draw:formula="690 * ?f4 / 1899"/><draw:equation draw:name="f124" draw:formula="635 * ?f4 / 1899"/><draw:equation draw:name="f125" draw:formula="582 * ?f4 / 1899"/><draw:equation draw:name="f126" draw:formula="533 * ?f4 / 1899"/><draw:equation draw:name="f127" draw:formula="488 * ?f4 / 1899"/><draw:equation draw:name="f128" draw:formula="446 * ?f4 / 1899"/><draw:equation draw:name="f129" draw:formula="409 * ?f4 / 1899"/><draw:equation draw:name="f130" draw:formula="375 * ?f4 / 1899"/><draw:equation draw:name="f131" draw:formula="347 * ?f4 / 1899"/><draw:equation draw:name="f132" draw:formula="323 * ?f4 / 1899"/><draw:equation draw:name="f133" draw:formula="304 * ?f4 / 1899"/><draw:equation draw:name="f134" draw:formula="290 * ?f4 / 1899"/><draw:equation draw:name="f135" draw:formula="282 * ?f4 / 1899"/><draw:equation draw:name="f136" draw:formula="279 * ?f4 / 1899"/><draw:equation draw:name="f137" draw:formula="?f9 / ?f6"/><draw:equation draw:name="f138" draw:formula="?f10 / ?f7"/><draw:equation draw:name="f139" draw:formula="?f12 / ?f6"/><draw:equation draw:name="f140" draw:formula="?f13 / ?f7"/><draw:equation draw:name="f141" draw:formula="?f15 / ?f6"/><draw:equation draw:name="f142" draw:formula="?f16 / ?f7"/><draw:equation draw:name="f143" draw:formula="?f18 / ?f6"/><draw:equation draw:name="f144" draw:formula="?f19 / ?f7"/><draw:equation draw:name="f145" draw:formula="?f21 / ?f6"/><draw:equation draw:name="f146" draw:formula="?f22 / ?f7"/><draw:equation draw:name="f147" draw:formula="?f24 / ?f6"/><draw:equation draw:name="f148" draw:formula="?f25 / ?f7"/><draw:equation draw:name="f149" draw:formula="?f27 / ?f6"/><draw:equation draw:name="f150" draw:formula="?f28 / ?f7"/><draw:equation draw:name="f151" draw:formula="?f30 / ?f6"/><draw:equation draw:name="f152" draw:formula="?f31 / ?f7"/><draw:equation draw:name="f153" draw:formula="?f33 / ?f6"/><draw:equation draw:name="f154" draw:formula="?f34 / ?f7"/><draw:equation draw:name="f155" draw:formula="?f36 / ?f6"/><draw:equation draw:name="f156" draw:formula="?f37 / ?f7"/><draw:equation draw:name="f157" draw:formula="?f39 / ?f6"/><draw:equation draw:name="f158" draw:formula="?f40 / ?f7"/><draw:equation draw:name="f159" draw:formula="?f42 / ?f6"/><draw:equation draw:name="f160" draw:formula="?f43 / ?f7"/><draw:equation draw:name="f161" draw:formula="?f45 / ?f6"/><draw:equation draw:name="f162" draw:formula="?f46 / ?f7"/><draw:equation draw:name="f163" draw:formula="?f48 / ?f6"/><draw:equation draw:name="f164" draw:formula="?f49 / ?f7"/><draw:equation draw:name="f165" draw:formula="?f51 / ?f6"/><draw:equation draw:name="f166" draw:formula="?f52 / ?f7"/><draw:equation draw:name="f167" draw:formula="?f54 / ?f6"/><draw:equation draw:name="f168" draw:formula="?f55 / ?f7"/><draw:equation draw:name="f169" draw:formula="?f57 / ?f6"/><draw:equation draw:name="f170" draw:formula="?f58 / ?f7"/><draw:equation draw:name="f171" draw:formula="?f60 / ?f6"/><draw:equation draw:name="f172" draw:formula="?f61 / ?f7"/><draw:equation draw:name="f173" draw:formula="?f63 / ?f6"/><draw:equation draw:name="f174" draw:formula="?f64 / ?f7"/><draw:equation draw:name="f175" draw:formula="?f66 / ?f6"/><draw:equation draw:name="f176" draw:formula="?f67 / ?f7"/><draw:equation draw:name="f177" draw:formula="?f69 / ?f6"/><draw:equation draw:name="f178" draw:formula="?f70 / ?f7"/><draw:equation draw:name="f179" draw:formula="?f72 / ?f6"/><draw:equation draw:name="f180" draw:formula="?f73 / ?f7"/><draw:equation draw:name="f181" draw:formula="?f75 / ?f6"/><draw:equation draw:name="f182" draw:formula="?f77 / ?f6"/><draw:equation draw:name="f183" draw:formula="?f79 / ?f6"/><draw:equation draw:name="f184" draw:formula="?f81 / ?f6"/><draw:equation draw:name="f185" draw:formula="?f83 / ?f6"/><draw:equation draw:name="f186" draw:formula="?f85 / ?f6"/><draw:equation draw:name="f187" draw:formula="?f87 / ?f6"/><draw:equation draw:name="f188" draw:formula="?f89 / ?f6"/><draw:equation draw:name="f189" draw:formula="?f91 / ?f6"/><draw:equation draw:name="f190" draw:formula="?f93 / ?f6"/><draw:equation draw:name="f191" draw:formula="?f95 / ?f6"/><draw:equation draw:name="f192" draw:formula="?f97 / ?f6"/><draw:equation draw:name="f193" draw:formula="?f99 / ?f6"/><draw:equation draw:name="f194" draw:formula="?f101 / ?f6"/><draw:equation draw:name="f195" draw:formula="?f103 / ?f6"/><draw:equation draw:name="f196" draw:formula="?f105 / ?f6"/><draw:equation draw:name="f197" draw:formula="?f107 / ?f6"/><draw:equation draw:name="f198" draw:formula="?f109 / ?f6"/><draw:equation draw:name="f199" draw:formula="?f111 / ?f6"/><draw:equation draw:name="f200" draw:formula="?f113 / ?f6"/><draw:equation draw:name="f201" draw:formula="?f115 / ?f6"/><draw:equation draw:name="f202" draw:formula="?f116 / ?f7"/><draw:equation draw:name="f203" draw:formula="?f117 / ?f7"/><draw:equation draw:name="f204" draw:formula="?f118 / ?f7"/><draw:equation draw:name="f205" draw:formula="?f119 / ?f7"/><draw:equation draw:name="f206" draw:formula="?f120 / ?f7"/><draw:equation draw:name="f207" draw:formula="?f121 / ?f7"/><draw:equation draw:name="f208" draw:formula="?f122 / ?f7"/><draw:equation draw:name="f209" draw:formula="?f123 / ?f7"/><draw:equation draw:name="f210" draw:formula="?f124 / ?f7"/><draw:equation draw:name="f211" draw:formula="?f125 / ?f7"/><draw:equation draw:name="f212" draw:formula="?f126 / ?f7"/><draw:equation draw:name="f213" draw:formula="?f127 / ?f7"/><draw:equation draw:name="f214" draw:formula="?f128 / ?f7"/><draw:equation draw:name="f215" draw:formula="?f129 / ?f7"/><draw:equation draw:name="f216" draw:formula="?f130 / ?f7"/><draw:equation draw:name="f217" draw:formula="?f131 / ?f7"/><draw:equation draw:name="f218" draw:formula="?f132 / ?f7"/><draw:equation draw:name="f219" draw:formula="?f133 / ?f7"/><draw:equation draw:name="f220" draw:formula="?f134 / ?f7"/><draw:equation draw:name="f221" draw:formula="?f135 / ?f7"/><draw:equation draw:name="f222" draw:formula="?f136 / ?f7"/><draw:equation draw:name="f223" draw:formula="0 / ?f6"/><draw:equation draw:name="f224" draw:formula="?f1 / ?f6"/><draw:equation draw:name="f225" draw:formula="0 / ?f7"/><draw:equation draw:name="f226" draw:formula="?f3 / ?f7"/></draw:enhanced-geometry></draw:custom-shape></draw:g></text:span></text:p>
          </table:table-cell>
        </table:table-row>
      </table:table>
      <text:p text:style-name="Standard"/>
      <table:table table:style-name="Table114">
        <table:table-columns>
          <table:table-column table:style-name="TableColumn115"/>
          <table:table-column table:style-name="TableColumn116"/>
        </table:table-columns>
        <table:table-row table:style-name="TableRow117">
          <table:table-cell table:style-name="TableCell118" table:number-columns-spanned="2">
            <text:soft-page-break/>
            <text:p text:style-name="Standard"><text:span text:style-name="T119"><draw:g draw:name="Gruppieren 30" draw:id="id165" draw:style-name="a150" text:anchor-type="as-char"><svg:title/><svg:desc>dekoratives Element</svg:desc><draw:custom-shape svg:x="0in" svg:y="0in" svg:width="7.17917in" svg:height="1.30556in" draw:id="id160" draw:style-name="a145" draw:name="Freihandform 36"><svg:title/><svg:desc/><text:p text:style-name="P120"><text:span text:style-name="T121">Schüler des<text:s/></text:span><text:span text:style-name="T122">Monats</text:span><text:span text:style-name="T123">:</text:span></text:p><draw:enhanced-geometry draw:type="non-primitive" svg:viewBox="0 0 10679 1880" draw:enhanced-path="M 10678 0 L 0 377 335 1880 10375 1880 10678 0 Z N" draw:text-areas="?f22 ?f24 ?f23 ?f25" draw:glue-points="?f15 ?f16 ?f17 ?f18 ?f19 ?f20 ?f21 ?f20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79"/><draw:equation draw:name="f7" draw:formula="?f4 / 1880"/><draw:equation draw:name="f8" draw:formula="10678 * ?f5 / 10679"/><draw:equation draw:name="f9" draw:formula="0 * ?f4 / 1880"/><draw:equation draw:name="f10" draw:formula="0 * ?f5 / 10679"/><draw:equation draw:name="f11" draw:formula="377 * ?f4 / 1880"/><draw:equation draw:name="f12" draw:formula="335 * ?f5 / 10679"/><draw:equation draw:name="f13" draw:formula="1880 * ?f4 / 1880"/><draw:equation draw:name="f14" draw:formula="10375 * ?f5 / 10679"/><draw:equation draw:name="f15" draw:formula="?f8 / ?f6"/><draw:equation draw:name="f16" draw:formula="?f9 / ?f7"/><draw:equation draw:name="f17" draw:formula="?f10 / ?f6"/><draw:equation draw:name="f18" draw:formula="?f11 / ?f7"/><draw:equation draw:name="f19" draw:formula="?f12 / ?f6"/><draw:equation draw:name="f20" draw:formula="?f13 / ?f7"/><draw:equation draw:name="f21" draw:formula="?f14 / ?f6"/><draw:equation draw:name="f22" draw:formula="0 / ?f6"/><draw:equation draw:name="f23" draw:formula="?f1 / ?f6"/><draw:equation draw:name="f24" draw:formula="0 / ?f7"/><draw:equation draw:name="f25" draw:formula="?f3 / ?f7"/></draw:enhanced-geometry></draw:custom-shape><draw:custom-shape svg:x="1.69345in" svg:y="0.49375in" svg:width="0.41479in" svg:height="0.22014in" draw:id="id161" draw:style-name="a146" draw:name="Freihandform 35"><svg:title/><svg:desc/><draw:enhanced-geometry draw:type="non-primitive" svg:viewBox="0 0 617 317" draw:enhanced-path="M 0 0 L 0 224 2 229 6 233 64 272 141 297 225 312 309 316 392 312 477 297 553 272 611 233 615 229 617 224 617 74 302 74 295 74 0 0 Z M 617 6 L 321 74 315 74 617 74 617 6 Z N" draw:text-areas="?f79 ?f81 ?f80 ?f82" draw:glue-points="?f52 ?f53 ?f52 ?f54 ?f55 ?f56 ?f57 ?f58 ?f59 ?f60 ?f61 ?f62 ?f63 ?f64 ?f65 ?f66 ?f67 ?f64 ?f68 ?f62 ?f69 ?f60 ?f70 ?f58 ?f71 ?f56 ?f72 ?f54 ?f72 ?f73 ?f74 ?f73 ?f75 ?f73 ?f52 ?f53 ?f72 ?f76 ?f77 ?f73 ?f78 ?f73 ?f72 ?f73 ?f72 ?f76" draw:glue-point-leaving-directions="-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draw:equation draw:name="f7" draw:formula="?f4 / 317"/><draw:equation draw:name="f8" draw:formula="0 + 2519 - 2519"/><draw:equation draw:name="f9" draw:formula="?f8 * ?f5 / 617"/><draw:equation draw:name="f10" draw:formula="712 * ?f4 / 317"/><draw:equation draw:name="f11" draw:formula="936 * ?f4 / 317"/><draw:equation draw:name="f12" draw:formula="0 + 2521 - 2519"/><draw:equation draw:name="f13" draw:formula="?f12 * ?f5 / 617"/><draw:equation draw:name="f14" draw:formula="941 * ?f4 / 317"/><draw:equation draw:name="f15" draw:formula="0 + 2525 - 2519"/><draw:equation draw:name="f16" draw:formula="?f15 * ?f5 / 617"/><draw:equation draw:name="f17" draw:formula="945 * ?f4 / 317"/><draw:equation draw:name="f18" draw:formula="0 + 2583 - 2519"/><draw:equation draw:name="f19" draw:formula="?f18 * ?f5 / 617"/><draw:equation draw:name="f20" draw:formula="984 * ?f4 / 317"/><draw:equation draw:name="f21" draw:formula="0 + 2660 - 2519"/><draw:equation draw:name="f22" draw:formula="?f21 * ?f5 / 617"/><draw:equation draw:name="f23" draw:formula="1009 * ?f4 / 317"/><draw:equation draw:name="f24" draw:formula="0 + 2744 - 2519"/><draw:equation draw:name="f25" draw:formula="?f24 * ?f5 / 617"/><draw:equation draw:name="f26" draw:formula="1024 * ?f4 / 317"/><draw:equation draw:name="f27" draw:formula="0 + 2828 - 2519"/><draw:equation draw:name="f28" draw:formula="?f27 * ?f5 / 617"/><draw:equation draw:name="f29" draw:formula="1028 * ?f4 / 317"/><draw:equation draw:name="f30" draw:formula="0 + 2911 - 2519"/><draw:equation draw:name="f31" draw:formula="?f30 * ?f5 / 617"/><draw:equation draw:name="f32" draw:formula="0 + 2996 - 2519"/><draw:equation draw:name="f33" draw:formula="?f32 * ?f5 / 617"/><draw:equation draw:name="f34" draw:formula="0 + 3072 - 2519"/><draw:equation draw:name="f35" draw:formula="?f34 * ?f5 / 617"/><draw:equation draw:name="f36" draw:formula="0 + 3130 - 2519"/><draw:equation draw:name="f37" draw:formula="?f36 * ?f5 / 617"/><draw:equation draw:name="f38" draw:formula="0 + 3134 - 2519"/><draw:equation draw:name="f39" draw:formula="?f38 * ?f5 / 617"/><draw:equation draw:name="f40" draw:formula="0 + 3136 - 2519"/><draw:equation draw:name="f41" draw:formula="?f40 * ?f5 / 617"/><draw:equation draw:name="f42" draw:formula="786 * ?f4 / 317"/><draw:equation draw:name="f43" draw:formula="0 + 2821 - 2519"/><draw:equation draw:name="f44" draw:formula="?f43 * ?f5 / 617"/><draw:equation draw:name="f45" draw:formula="0 + 2814 - 2519"/><draw:equation draw:name="f46" draw:formula="?f45 * ?f5 / 617"/><draw:equation draw:name="f47" draw:formula="718 * ?f4 / 317"/><draw:equation draw:name="f48" draw:formula="0 + 2840 - 2519"/><draw:equation draw:name="f49" draw:formula="?f48 * ?f5 / 617"/><draw:equation draw:name="f50" draw:formula="0 + 2834 - 2519"/><draw:equation draw:name="f51" draw:formula="?f50 * ?f5 / 617"/><draw:equation draw:name="f52" draw:formula="?f9 / ?f6"/><draw:equation draw:name="f53" draw:formula="?f10 / ?f7"/><draw:equation draw:name="f54" draw:formula="?f11 / ?f7"/><draw:equation draw:name="f55" draw:formula="?f13 / ?f6"/><draw:equation draw:name="f56" draw:formula="?f14 / ?f7"/><draw:equation draw:name="f57" draw:formula="?f16 / ?f6"/><draw:equation draw:name="f58" draw:formula="?f17 / ?f7"/><draw:equation draw:name="f59" draw:formula="?f19 / ?f6"/><draw:equation draw:name="f60" draw:formula="?f20 / ?f7"/><draw:equation draw:name="f61" draw:formula="?f22 / ?f6"/><draw:equation draw:name="f62" draw:formula="?f23 / ?f7"/><draw:equation draw:name="f63" draw:formula="?f25 / ?f6"/><draw:equation draw:name="f64" draw:formula="?f26 / ?f7"/><draw:equation draw:name="f65" draw:formula="?f28 / ?f6"/><draw:equation draw:name="f66" draw:formula="?f29 / ?f7"/><draw:equation draw:name="f67" draw:formula="?f31 / ?f6"/><draw:equation draw:name="f68" draw:formula="?f33 / ?f6"/><draw:equation draw:name="f69" draw:formula="?f35 / ?f6"/><draw:equation draw:name="f70" draw:formula="?f37 / ?f6"/><draw:equation draw:name="f71" draw:formula="?f39 / ?f6"/><draw:equation draw:name="f72" draw:formula="?f41 / ?f6"/><draw:equation draw:name="f73" draw:formula="?f42 / ?f7"/><draw:equation draw:name="f74" draw:formula="?f44 / ?f6"/><draw:equation draw:name="f75" draw:formula="?f46 / ?f6"/><draw:equation draw:name="f76" draw:formula="?f47 / ?f7"/><draw:equation draw:name="f77" draw:formula="?f49 / ?f6"/><draw:equation draw:name="f78" draw:formula="?f51 / ?f6"/><draw:equation draw:name="f79" draw:formula="0 / ?f6"/><draw:equation draw:name="f80" draw:formula="?f1 / ?f6"/><draw:equation draw:name="f81" draw:formula="0 / ?f7"/><draw:equation draw:name="f82" draw:formula="?f3 / ?f7"/></draw:enhanced-geometry></draw:custom-shape><draw:custom-shape svg:x="1.59664in" svg:y="0.34583in" svg:width="0.63597in" svg:height="0.3in" draw:id="id162" draw:style-name="a147" draw:name="Freihandform 34"><svg:title/><svg:desc/><draw:enhanced-geometry draw:type="non-primitive" svg:viewBox="0 0 946 432" draw:enhanced-path="M 884 164 L 843 164 843 422 852 431 875 431 884 422 884 164 Z M 454 0 L 451 0 449 0 35 62 22 66 11 75 4 87 0 101 2 115 9 127 19 137 32 142 443 245 446 246 449 246 456 246 459 246 462 245 819 164 884 164 884 149 914 143 927 137 938 127 944 115 946 101 943 87 935 75 924 66 910 62 456 0 454 0 Z N" draw:text-areas="?f135 ?f137 ?f136 ?f138" draw:glue-points="?f87 ?f88 ?f89 ?f88 ?f89 ?f90 ?f91 ?f92 ?f93 ?f92 ?f87 ?f90 ?f87 ?f88 ?f94 ?f95 ?f96 ?f95 ?f97 ?f95 ?f98 ?f99 ?f100 ?f101 ?f102 ?f103 ?f104 ?f105 ?f106 ?f107 ?f108 ?f109 ?f110 ?f111 ?f112 ?f113 ?f114 ?f115 ?f116 ?f117 ?f118 ?f119 ?f97 ?f119 ?f120 ?f119 ?f121 ?f119 ?f122 ?f117 ?f123 ?f88 ?f87 ?f88 ?f87 ?f124 ?f125 ?f126 ?f127 ?f113 ?f128 ?f111 ?f129 ?f109 ?f130 ?f107 ?f131 ?f105 ?f132 ?f103 ?f133 ?f101 ?f134 ?f99 ?f120 ?f95 ?f94 ?f95" draw:glue-point-leaving-directions="-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6"/><draw:equation draw:name="f7" draw:formula="?f4 / 432"/><draw:equation draw:name="f8" draw:formula="0 + 3259 - 2375"/><draw:equation draw:name="f9" draw:formula="?f8 * ?f5 / 946"/><draw:equation draw:name="f10" draw:formula="663 * ?f4 / 432"/><draw:equation draw:name="f11" draw:formula="0 + 3218 - 2375"/><draw:equation draw:name="f12" draw:formula="?f11 * ?f5 / 946"/><draw:equation draw:name="f13" draw:formula="921 * ?f4 / 432"/><draw:equation draw:name="f14" draw:formula="0 + 3227 - 2375"/><draw:equation draw:name="f15" draw:formula="?f14 * ?f5 / 946"/><draw:equation draw:name="f16" draw:formula="930 * ?f4 / 432"/><draw:equation draw:name="f17" draw:formula="0 + 3250 - 2375"/><draw:equation draw:name="f18" draw:formula="?f17 * ?f5 / 946"/><draw:equation draw:name="f19" draw:formula="0 + 2829 - 2375"/><draw:equation draw:name="f20" draw:formula="?f19 * ?f5 / 946"/><draw:equation draw:name="f21" draw:formula="499 * ?f4 / 432"/><draw:equation draw:name="f22" draw:formula="0 + 2826 - 2375"/><draw:equation draw:name="f23" draw:formula="?f22 * ?f5 / 946"/><draw:equation draw:name="f24" draw:formula="0 + 2824 - 2375"/><draw:equation draw:name="f25" draw:formula="?f24 * ?f5 / 946"/><draw:equation draw:name="f26" draw:formula="0 + 2410 - 2375"/><draw:equation draw:name="f27" draw:formula="?f26 * ?f5 / 946"/><draw:equation draw:name="f28" draw:formula="561 * ?f4 / 432"/><draw:equation draw:name="f29" draw:formula="0 + 2397 - 2375"/><draw:equation draw:name="f30" draw:formula="?f29 * ?f5 / 946"/><draw:equation draw:name="f31" draw:formula="565 * ?f4 / 432"/><draw:equation draw:name="f32" draw:formula="0 + 2386 - 2375"/><draw:equation draw:name="f33" draw:formula="?f32 * ?f5 / 946"/><draw:equation draw:name="f34" draw:formula="574 * ?f4 / 432"/><draw:equation draw:name="f35" draw:formula="0 + 2379 - 2375"/><draw:equation draw:name="f36" draw:formula="?f35 * ?f5 / 946"/><draw:equation draw:name="f37" draw:formula="586 * ?f4 / 432"/><draw:equation draw:name="f38" draw:formula="0 + 2375 - 2375"/><draw:equation draw:name="f39" draw:formula="?f38 * ?f5 / 946"/><draw:equation draw:name="f40" draw:formula="600 * ?f4 / 432"/><draw:equation draw:name="f41" draw:formula="0 + 2377 - 2375"/><draw:equation draw:name="f42" draw:formula="?f41 * ?f5 / 946"/><draw:equation draw:name="f43" draw:formula="614 * ?f4 / 432"/><draw:equation draw:name="f44" draw:formula="0 + 2384 - 2375"/><draw:equation draw:name="f45" draw:formula="?f44 * ?f5 / 946"/><draw:equation draw:name="f46" draw:formula="626 * ?f4 / 432"/><draw:equation draw:name="f47" draw:formula="0 + 2394 - 2375"/><draw:equation draw:name="f48" draw:formula="?f47 * ?f5 / 946"/><draw:equation draw:name="f49" draw:formula="636 * ?f4 / 432"/><draw:equation draw:name="f50" draw:formula="0 + 2407 - 2375"/><draw:equation draw:name="f51" draw:formula="?f50 * ?f5 / 946"/><draw:equation draw:name="f52" draw:formula="641 * ?f4 / 432"/><draw:equation draw:name="f53" draw:formula="0 + 2818 - 2375"/><draw:equation draw:name="f54" draw:formula="?f53 * ?f5 / 946"/><draw:equation draw:name="f55" draw:formula="744 * ?f4 / 432"/><draw:equation draw:name="f56" draw:formula="0 + 2821 - 2375"/><draw:equation draw:name="f57" draw:formula="?f56 * ?f5 / 946"/><draw:equation draw:name="f58" draw:formula="745 * ?f4 / 432"/><draw:equation draw:name="f59" draw:formula="0 + 2831 - 2375"/><draw:equation draw:name="f60" draw:formula="?f59 * ?f5 / 946"/><draw:equation draw:name="f61" draw:formula="0 + 2834 - 2375"/><draw:equation draw:name="f62" draw:formula="?f61 * ?f5 / 946"/><draw:equation draw:name="f63" draw:formula="0 + 2837 - 2375"/><draw:equation draw:name="f64" draw:formula="?f63 * ?f5 / 946"/><draw:equation draw:name="f65" draw:formula="0 + 3194 - 2375"/><draw:equation draw:name="f66" draw:formula="?f65 * ?f5 / 946"/><draw:equation draw:name="f67" draw:formula="648 * ?f4 / 432"/><draw:equation draw:name="f68" draw:formula="0 + 3289 - 2375"/><draw:equation draw:name="f69" draw:formula="?f68 * ?f5 / 946"/><draw:equation draw:name="f70" draw:formula="642 * ?f4 / 432"/><draw:equation draw:name="f71" draw:formula="0 + 3302 - 2375"/><draw:equation draw:name="f72" draw:formula="?f71 * ?f5 / 946"/><draw:equation draw:name="f73" draw:formula="0 + 3313 - 2375"/><draw:equation draw:name="f74" draw:formula="?f73 * ?f5 / 946"/><draw:equation draw:name="f75" draw:formula="0 + 3319 - 2375"/><draw:equation draw:name="f76" draw:formula="?f75 * ?f5 / 946"/><draw:equation draw:name="f77" draw:formula="0 + 3321 - 2375"/><draw:equation draw:name="f78" draw:formula="?f77 * ?f5 / 946"/><draw:equation draw:name="f79" draw:formula="0 + 3318 - 2375"/><draw:equation draw:name="f80" draw:formula="?f79 * ?f5 / 946"/><draw:equation draw:name="f81" draw:formula="0 + 3310 - 2375"/><draw:equation draw:name="f82" draw:formula="?f81 * ?f5 / 946"/><draw:equation draw:name="f83" draw:formula="0 + 3299 - 2375"/><draw:equation draw:name="f84" draw:formula="?f83 * ?f5 / 946"/><draw:equation draw:name="f85" draw:formula="0 + 3285 - 2375"/><draw:equation draw:name="f86" draw:formula="?f85 * ?f5 / 946"/><draw:equation draw:name="f87" draw:formula="?f9 / ?f6"/><draw:equation draw:name="f88" draw:formula="?f10 / ?f7"/><draw:equation draw:name="f89" draw:formula="?f12 / ?f6"/><draw:equation draw:name="f90" draw:formula="?f13 / ?f7"/><draw:equation draw:name="f91" draw:formula="?f15 / ?f6"/><draw:equation draw:name="f92" draw:formula="?f16 / ?f7"/><draw:equation draw:name="f93" draw:formula="?f18 / ?f6"/><draw:equation draw:name="f94" draw:formula="?f20 / ?f6"/><draw:equation draw:name="f95" draw:formula="?f21 / ?f7"/><draw:equation draw:name="f96" draw:formula="?f23 / ?f6"/><draw:equation draw:name="f97" draw:formula="?f25 / ?f6"/><draw:equation draw:name="f98" draw:formula="?f27 / ?f6"/><draw:equation draw:name="f99" draw:formula="?f28 / ?f7"/><draw:equation draw:name="f100" draw:formula="?f30 / ?f6"/><draw:equation draw:name="f101" draw:formula="?f31 / ?f7"/><draw:equation draw:name="f102" draw:formula="?f33 / ?f6"/><draw:equation draw:name="f103" draw:formula="?f34 / ?f7"/><draw:equation draw:name="f104" draw:formula="?f36 / ?f6"/><draw:equation draw:name="f105" draw:formula="?f37 / ?f7"/><draw:equation draw:name="f106" draw:formula="?f39 / ?f6"/><draw:equation draw:name="f107" draw:formula="?f40 / ?f7"/><draw:equation draw:name="f108" draw:formula="?f42 / ?f6"/><draw:equation draw:name="f109" draw:formula="?f43 / ?f7"/><draw:equation draw:name="f110" draw:formula="?f45 / ?f6"/><draw:equation draw:name="f111" draw:formula="?f46 / ?f7"/><draw:equation draw:name="f112" draw:formula="?f48 / ?f6"/><draw:equation draw:name="f113" draw:formula="?f49 / ?f7"/><draw:equation draw:name="f114" draw:formula="?f51 / ?f6"/><draw:equation draw:name="f115" draw:formula="?f52 / ?f7"/><draw:equation draw:name="f116" draw:formula="?f54 / ?f6"/><draw:equation draw:name="f117" draw:formula="?f55 / ?f7"/><draw:equation draw:name="f118" draw:formula="?f57 / ?f6"/><draw:equation draw:name="f119" draw:formula="?f58 / ?f7"/><draw:equation draw:name="f120" draw:formula="?f60 / ?f6"/><draw:equation draw:name="f121" draw:formula="?f62 / ?f6"/><draw:equation draw:name="f122" draw:formula="?f64 / ?f6"/><draw:equation draw:name="f123" draw:formula="?f66 / ?f6"/><draw:equation draw:name="f124" draw:formula="?f67 / ?f7"/><draw:equation draw:name="f125" draw:formula="?f69 / ?f6"/><draw:equation draw:name="f126" draw:formula="?f70 / ?f7"/><draw:equation draw:name="f127" draw:formula="?f72 / ?f6"/><draw:equation draw:name="f128" draw:formula="?f74 / ?f6"/><draw:equation draw:name="f129" draw:formula="?f76 / ?f6"/><draw:equation draw:name="f130" draw:formula="?f78 / ?f6"/><draw:equation draw:name="f131" draw:formula="?f80 / ?f6"/><draw:equation draw:name="f132" draw:formula="?f82 / ?f6"/><draw:equation draw:name="f133" draw:formula="?f84 / ?f6"/><draw:equation draw:name="f134" draw:formula="?f86 / ?f6"/><draw:equation draw:name="f135" draw:formula="0 / ?f6"/><draw:equation draw:name="f136" draw:formula="?f1 / ?f6"/><draw:equation draw:name="f137" draw:formula="0 / ?f7"/><draw:equation draw:name="f138" draw:formula="?f3 / ?f7"/></draw:enhanced-geometry></draw:custom-shape><draw:custom-shape svg:x="2.3832in" svg:y="1.30486in" svg:width="4.0874in" svg:height="0.29167in" draw:id="id163" draw:style-name="a148" draw:name="Freihandform 199"><svg:title/><svg:desc/><draw:enhanced-geometry draw:type="non-primitive" svg:viewBox="0 0 6080 420" draw:enhanced-path="M 6080 0 L 69 0 0 420 6080 0 Z N" draw:text-areas="?f21 ?f23 ?f22 ?f24" draw:glue-points="?f16 ?f17 ?f18 ?f17 ?f19 ?f20 ?f16 ?f17"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80"/><draw:equation draw:name="f7" draw:formula="?f4 / 420"/><draw:equation draw:name="f8" draw:formula="0 + 9625 - 3545"/><draw:equation draw:name="f9" draw:formula="?f8 * ?f5 / 6080"/><draw:equation draw:name="f10" draw:formula="1880 * ?f4 / 420"/><draw:equation draw:name="f11" draw:formula="0 + 3614 - 3545"/><draw:equation draw:name="f12" draw:formula="?f11 * ?f5 / 6080"/><draw:equation draw:name="f13" draw:formula="0 + 3545 - 3545"/><draw:equation draw:name="f14" draw:formula="?f13 * ?f5 / 6080"/><draw:equation draw:name="f15" draw:formula="2300 * ?f4 / 420"/><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svg:x="2.3832in" svg:y="1.51181in" svg:width="1.40504in" svg:height="0.40069in" draw:id="id164" draw:style-name="a149" draw:name="Freihandform 32"><svg:title/><svg:desc/><draw:enhanced-geometry draw:type="non-primitive" svg:viewBox="0 0 2090 577" draw:enhanced-path="M 1766 0 L 0 122 2090 577 1766 0 Z N" draw:text-areas="?f23 ?f25 ?f24 ?f26" draw:glue-points="?f17 ?f18 ?f19 ?f20 ?f21 ?f22 ?f17 ?f18"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90"/><draw:equation draw:name="f7" draw:formula="?f4 / 577"/><draw:equation draw:name="f8" draw:formula="0 + 5311 - 3545"/><draw:equation draw:name="f9" draw:formula="?f8 * ?f5 / 2090"/><draw:equation draw:name="f10" draw:formula="2178 * ?f4 / 577"/><draw:equation draw:name="f11" draw:formula="0 + 3545 - 3545"/><draw:equation draw:name="f12" draw:formula="?f11 * ?f5 / 2090"/><draw:equation draw:name="f13" draw:formula="2300 * ?f4 / 577"/><draw:equation draw:name="f14" draw:formula="0 + 5635 - 3545"/><draw:equation draw:name="f15" draw:formula="?f14 * ?f5 / 2090"/><draw:equation draw:name="f16" draw:formula="2755 * ?f4 / 577"/><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g></text:span></text:p>
          </table:table-cell>
          <table:covered-table-cell/>
        </table:table-row>
        <table:table-row table:style-name="TableRow124">
          <table:table-cell table:style-name="TableCell125" table:number-columns-spanned="2">
            <text:p text:style-name="Untertitel"><text:span text:style-name="T126">Mein Name ist…</text:span></text:p>
          </table:table-cell>
          <table:covered-table-cell/>
        </table:table-row>
        <table:table-row table:style-name="TableRow127">
          <table:table-cell table:style-name="TableCell128">
            <text:p text:style-name="Standard"><text:span text:style-name="T129"><draw:g draw:z-index="251665408" draw:name="Gruppieren 201" draw:id="id174" draw:style-name="a158" text:anchor-type="paragraph"><svg:title/><svg:desc>dekoratives Element</svg:desc><draw:g draw:name="Gruppieren 17" draw:id="id172"><svg:title/><svg:desc/><draw:custom-shape svg:x="0.78512in" svg:y="-2.50141in" svg:width="2.68294in" svg:height="0.73951in" draw:id="id166" draw:style-name="a151" draw:name="Freihandform 23"><svg:title/><svg:desc/><draw:enhanced-geometry draw:type="non-primitive" svg:viewBox="0 0 4131 1120" draw:enhanced-path="M 0 0 L 31 531 4131 1120 0 0 Z N" draw:text-areas="?f23 ?f25 ?f24 ?f26" draw:glue-points="?f17 ?f18 ?f19 ?f20 ?f21 ?f22 ?f17 ?f18"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1"/><draw:equation draw:name="f7" draw:formula="?f4 / 1120"/><draw:equation draw:name="f8" draw:formula="0 + 1900 - 1900"/><draw:equation draw:name="f9" draw:formula="?f8 * ?f5 / 4131"/><draw:equation draw:name="f10" draw:formula="1613 * ?f4 / 1120"/><draw:equation draw:name="f11" draw:formula="0 + 1931 - 1900"/><draw:equation draw:name="f12" draw:formula="?f11 * ?f5 / 4131"/><draw:equation draw:name="f13" draw:formula="2144 * ?f4 / 1120"/><draw:equation draw:name="f14" draw:formula="0 + 6031 - 1900"/><draw:equation draw:name="f15" draw:formula="?f14 * ?f5 / 4131"/><draw:equation draw:name="f16" draw:formula="2733 * ?f4 / 1120"/><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svg:x="0.78512in" svg:y="-2.63347in" svg:width="1.29828in" svg:height="0.4655in" draw:id="id167" draw:style-name="a152" draw:name="Freihandform 22"><svg:title/><svg:desc/><draw:enhanced-geometry draw:type="non-primitive" svg:viewBox="0 0 1999 705" draw:enhanced-path="M 1999 0 L 0 200 1859 704 1999 0 Z N" draw:text-areas="?f23 ?f25 ?f24 ?f26" draw:glue-points="?f17 ?f18 ?f19 ?f20 ?f21 ?f22 ?f17 ?f18"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9"/><draw:equation draw:name="f7" draw:formula="?f4 / 705"/><draw:equation draw:name="f8" draw:formula="0 + 3899 - 1900"/><draw:equation draw:name="f9" draw:formula="?f8 * ?f5 / 1999"/><draw:equation draw:name="f10" draw:formula="1413 * ?f4 / 705"/><draw:equation draw:name="f11" draw:formula="0 + 1900 - 1900"/><draw:equation draw:name="f12" draw:formula="?f11 * ?f5 / 1999"/><draw:equation draw:name="f13" draw:formula="1613 * ?f4 / 705"/><draw:equation draw:name="f14" draw:formula="0 + 3759 - 1900"/><draw:equation draw:name="f15" draw:formula="?f14 * ?f5 / 1999"/><draw:equation draw:name="f16" draw:formula="2117 * ?f4 / 705"/><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svg:x="0.01875in" svg:y="-2.26371in" svg:width="3.44931in" svg:height="2.25816in" draw:id="id168" draw:style-name="a153" draw:name="Freihandform 21"><svg:title/><svg:desc/><draw:enhanced-geometry draw:type="non-primitive" svg:viewBox="0 0 5311 3420" draw:enhanced-path="M 19 0 L 0 2840 5235 3420 5311 760 19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11"/><draw:equation draw:name="f7" draw:formula="?f4 / 3420"/><draw:equation draw:name="f8" draw:formula="0 + 739 - 720"/><draw:equation draw:name="f9" draw:formula="?f8 * ?f5 / 5311"/><draw:equation draw:name="f10" draw:formula="1973 * ?f4 / 3420"/><draw:equation draw:name="f11" draw:formula="0 + 720 - 720"/><draw:equation draw:name="f12" draw:formula="?f11 * ?f5 / 5311"/><draw:equation draw:name="f13" draw:formula="4813 * ?f4 / 3420"/><draw:equation draw:name="f14" draw:formula="0 + 5955 - 720"/><draw:equation draw:name="f15" draw:formula="?f14 * ?f5 / 5311"/><draw:equation draw:name="f16" draw:formula="5393 * ?f4 / 3420"/><draw:equation draw:name="f17" draw:formula="0 + 6031 - 720"/><draw:equation draw:name="f18" draw:formula="?f17 * ?f5 / 5311"/><draw:equation draw:name="f19" draw:formula="2733 * ?f4 / 3420"/><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custom-shape svg:x="0.01875in" svg:y="-2.26371in" svg:width="3.44931in" svg:height="2.05809in" draw:id="id169" draw:style-name="a154" draw:name="Freihandform 206"><svg:title/><svg:desc/><draw:enhanced-geometry draw:type="non-primitive" svg:viewBox="0 0 10000 9115" draw:enhanced-path="M 0 8304 L 36 0 10000 2222 C 9939 4520 9877 6817 9816 9115 L 0 8304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000"/><draw:equation draw:name="f7" draw:formula="?f4 / 9115"/><draw:equation draw:name="f8" draw:formula="0 * ?f5 / 10000"/><draw:equation draw:name="f9" draw:formula="8304 * ?f4 / 9115"/><draw:equation draw:name="f10" draw:formula="36 * ?f5 / 10000"/><draw:equation draw:name="f11" draw:formula="0 * ?f4 / 9115"/><draw:equation draw:name="f12" draw:formula="10000 * ?f5 / 10000"/><draw:equation draw:name="f13" draw:formula="2222 * ?f4 / 9115"/><draw:equation draw:name="f14" draw:formula="9816 * ?f5 / 10000"/><draw:equation draw:name="f15" draw:formula="9115 * ?f4 / 9115"/><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f0 / ?f6"/><draw:equation draw:name="f25" draw:formula="?f1 / ?f6"/><draw:equation draw:name="f26" draw:formula="?f2 / ?f7"/><draw:equation draw:name="f27" draw:formula="?f3 / ?f7"/></draw:enhanced-geometry></draw:custom-shape><draw:frame draw:id="id170" draw:style-name="a155" draw:name="Bild 19" svg:x="0.33374in" svg:y="-0.83685in" svg:width="0.25849in" svg:height="0.26279in" style:rel-width="scale" style:rel-height="scale"><draw:image xlink:href="media/image1.png" xlink:type="simple" xlink:show="embed" xlink:actuate="onLoad"/><svg:title/><svg:desc>dekoratives Element</svg:desc></draw:frame><draw:custom-shape svg:x="0.22008in" svg:y="-0.94513in" svg:width="0.4858in" svg:height="0.41201in" draw:id="id171" draw:style-name="a156" draw:name="Freihandform 18"><svg:title/><svg:desc/><draw:enhanced-geometry draw:type="non-primitive" svg:viewBox="0 0 748 624" draw:enhanced-path="M 654 104 L 94 104 57 111 27 131 7 161 0 197 0 530 7 566 27 596 57 616 94 623 654 623 691 616 720 596 740 566 748 530 374 530 309 517 257 481 221 428 208 364 221 299 257 246 309 211 374 197 748 197 740 161 720 131 691 111 654 104 Z M 748 197 L 374 197 439 211 491 246 527 299 540 364 527 428 491 481 439 517 374 530 748 530 748 197 Z M 478 0 L 270 0 218 104 530 104 478 0 Z N" draw:text-areas="?f113 ?f115 ?f114 ?f116" draw:glue-points="?f72 ?f73 ?f74 ?f73 ?f75 ?f76 ?f77 ?f78 ?f79 ?f80 ?f81 ?f82 ?f81 ?f83 ?f79 ?f84 ?f77 ?f85 ?f75 ?f86 ?f74 ?f87 ?f72 ?f87 ?f88 ?f86 ?f89 ?f85 ?f90 ?f84 ?f91 ?f83 ?f92 ?f83 ?f93 ?f94 ?f95 ?f96 ?f97 ?f98 ?f99 ?f100 ?f97 ?f101 ?f95 ?f102 ?f93 ?f103 ?f92 ?f82 ?f91 ?f82 ?f90 ?f80 ?f89 ?f78 ?f88 ?f76 ?f72 ?f73 ?f91 ?f82 ?f92 ?f82 ?f104 ?f103 ?f105 ?f102 ?f106 ?f101 ?f107 ?f100 ?f106 ?f98 ?f105 ?f96 ?f104 ?f94 ?f92 ?f83 ?f91 ?f83 ?f91 ?f82 ?f108 ?f109 ?f110 ?f109 ?f111 ?f73 ?f112 ?f73 ?f108 ?f109" draw:glue-point-leaving-directions="-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48"/><draw:equation draw:name="f7" draw:formula="?f4 / 624"/><draw:equation draw:name="f8" draw:formula="0 + 1684 - 1030"/><draw:equation draw:name="f9" draw:formula="?f8 * ?f5 / 748"/><draw:equation draw:name="f10" draw:formula="4074 * ?f4 / 624"/><draw:equation draw:name="f11" draw:formula="0 + 1124 - 1030"/><draw:equation draw:name="f12" draw:formula="?f11 * ?f5 / 748"/><draw:equation draw:name="f13" draw:formula="0 + 1087 - 1030"/><draw:equation draw:name="f14" draw:formula="?f13 * ?f5 / 748"/><draw:equation draw:name="f15" draw:formula="4081 * ?f4 / 624"/><draw:equation draw:name="f16" draw:formula="0 + 1057 - 1030"/><draw:equation draw:name="f17" draw:formula="?f16 * ?f5 / 748"/><draw:equation draw:name="f18" draw:formula="4101 * ?f4 / 624"/><draw:equation draw:name="f19" draw:formula="0 + 1037 - 1030"/><draw:equation draw:name="f20" draw:formula="?f19 * ?f5 / 748"/><draw:equation draw:name="f21" draw:formula="4131 * ?f4 / 624"/><draw:equation draw:name="f22" draw:formula="0 + 1030 - 1030"/><draw:equation draw:name="f23" draw:formula="?f22 * ?f5 / 748"/><draw:equation draw:name="f24" draw:formula="4167 * ?f4 / 624"/><draw:equation draw:name="f25" draw:formula="4500 * ?f4 / 624"/><draw:equation draw:name="f26" draw:formula="4536 * ?f4 / 624"/><draw:equation draw:name="f27" draw:formula="4566 * ?f4 / 624"/><draw:equation draw:name="f28" draw:formula="4586 * ?f4 / 624"/><draw:equation draw:name="f29" draw:formula="4593 * ?f4 / 624"/><draw:equation draw:name="f30" draw:formula="0 + 1721 - 1030"/><draw:equation draw:name="f31" draw:formula="?f30 * ?f5 / 748"/><draw:equation draw:name="f32" draw:formula="0 + 1750 - 1030"/><draw:equation draw:name="f33" draw:formula="?f32 * ?f5 / 748"/><draw:equation draw:name="f34" draw:formula="0 + 1770 - 1030"/><draw:equation draw:name="f35" draw:formula="?f34 * ?f5 / 748"/><draw:equation draw:name="f36" draw:formula="0 + 1778 - 1030"/><draw:equation draw:name="f37" draw:formula="?f36 * ?f5 / 748"/><draw:equation draw:name="f38" draw:formula="0 + 1404 - 1030"/><draw:equation draw:name="f39" draw:formula="?f38 * ?f5 / 748"/><draw:equation draw:name="f40" draw:formula="0 + 1339 - 1030"/><draw:equation draw:name="f41" draw:formula="?f40 * ?f5 / 748"/><draw:equation draw:name="f42" draw:formula="4487 * ?f4 / 624"/><draw:equation draw:name="f43" draw:formula="0 + 1287 - 1030"/><draw:equation draw:name="f44" draw:formula="?f43 * ?f5 / 748"/><draw:equation draw:name="f45" draw:formula="4451 * ?f4 / 624"/><draw:equation draw:name="f46" draw:formula="0 + 1251 - 1030"/><draw:equation draw:name="f47" draw:formula="?f46 * ?f5 / 748"/><draw:equation draw:name="f48" draw:formula="4398 * ?f4 / 624"/><draw:equation draw:name="f49" draw:formula="0 + 1238 - 1030"/><draw:equation draw:name="f50" draw:formula="?f49 * ?f5 / 748"/><draw:equation draw:name="f51" draw:formula="4334 * ?f4 / 624"/><draw:equation draw:name="f52" draw:formula="4269 * ?f4 / 624"/><draw:equation draw:name="f53" draw:formula="4216 * ?f4 / 624"/><draw:equation draw:name="f54" draw:formula="4181 * ?f4 / 624"/><draw:equation draw:name="f55" draw:formula="0 + 1469 - 1030"/><draw:equation draw:name="f56" draw:formula="?f55 * ?f5 / 748"/><draw:equation draw:name="f57" draw:formula="0 + 1521 - 1030"/><draw:equation draw:name="f58" draw:formula="?f57 * ?f5 / 748"/><draw:equation draw:name="f59" draw:formula="0 + 1557 - 1030"/><draw:equation draw:name="f60" draw:formula="?f59 * ?f5 / 748"/><draw:equation draw:name="f61" draw:formula="0 + 1570 - 1030"/><draw:equation draw:name="f62" draw:formula="?f61 * ?f5 / 748"/><draw:equation draw:name="f63" draw:formula="0 + 1508 - 1030"/><draw:equation draw:name="f64" draw:formula="?f63 * ?f5 / 748"/><draw:equation draw:name="f65" draw:formula="3970 * ?f4 / 624"/><draw:equation draw:name="f66" draw:formula="0 + 1300 - 1030"/><draw:equation draw:name="f67" draw:formula="?f66 * ?f5 / 748"/><draw:equation draw:name="f68" draw:formula="0 + 1248 - 1030"/><draw:equation draw:name="f69" draw:formula="?f68 * ?f5 / 748"/><draw:equation draw:name="f70" draw:formula="0 + 1560 - 1030"/><draw:equation draw:name="f71" draw:formula="?f70 * ?f5 / 748"/><draw:equation draw:name="f72" draw:formula="?f9 / ?f6"/><draw:equation draw:name="f73" draw:formula="?f10 / ?f7"/><draw:equation draw:name="f74" draw:formula="?f12 / ?f6"/><draw:equation draw:name="f75" draw:formula="?f14 / ?f6"/><draw:equation draw:name="f76" draw:formula="?f15 / ?f7"/><draw:equation draw:name="f77" draw:formula="?f17 / ?f6"/><draw:equation draw:name="f78" draw:formula="?f18 / ?f7"/><draw:equation draw:name="f79" draw:formula="?f20 / ?f6"/><draw:equation draw:name="f80" draw:formula="?f21 / ?f7"/><draw:equation draw:name="f81" draw:formula="?f23 / ?f6"/><draw:equation draw:name="f82" draw:formula="?f24 / ?f7"/><draw:equation draw:name="f83" draw:formula="?f25 / ?f7"/><draw:equation draw:name="f84" draw:formula="?f26 / ?f7"/><draw:equation draw:name="f85" draw:formula="?f27 / ?f7"/><draw:equation draw:name="f86" draw:formula="?f28 / ?f7"/><draw:equation draw:name="f87" draw:formula="?f29 / ?f7"/><draw:equation draw:name="f88" draw:formula="?f31 / ?f6"/><draw:equation draw:name="f89" draw:formula="?f33 / ?f6"/><draw:equation draw:name="f90" draw:formula="?f35 / ?f6"/><draw:equation draw:name="f91" draw:formula="?f37 / ?f6"/><draw:equation draw:name="f92" draw:formula="?f39 / ?f6"/><draw:equation draw:name="f93" draw:formula="?f41 / ?f6"/><draw:equation draw:name="f94" draw:formula="?f42 / ?f7"/><draw:equation draw:name="f95" draw:formula="?f44 / ?f6"/><draw:equation draw:name="f96" draw:formula="?f45 / ?f7"/><draw:equation draw:name="f97" draw:formula="?f47 / ?f6"/><draw:equation draw:name="f98" draw:formula="?f48 / ?f7"/><draw:equation draw:name="f99" draw:formula="?f50 / ?f6"/><draw:equation draw:name="f100" draw:formula="?f51 / ?f7"/><draw:equation draw:name="f101" draw:formula="?f52 / ?f7"/><draw:equation draw:name="f102" draw:formula="?f53 / ?f7"/><draw:equation draw:name="f103" draw:formula="?f54 / ?f7"/><draw:equation draw:name="f104" draw:formula="?f56 / ?f6"/><draw:equation draw:name="f105" draw:formula="?f58 / ?f6"/><draw:equation draw:name="f106" draw:formula="?f60 / ?f6"/><draw:equation draw:name="f107" draw:formula="?f62 / ?f6"/><draw:equation draw:name="f108" draw:formula="?f64 / ?f6"/><draw:equation draw:name="f109" draw:formula="?f65 / ?f7"/><draw:equation draw:name="f110" draw:formula="?f67 / ?f6"/><draw:equation draw:name="f111" draw:formula="?f69 / ?f6"/><draw:equation draw:name="f112" draw:formula="?f71 / ?f6"/><draw:equation draw:name="f113" draw:formula="0 / ?f6"/><draw:equation draw:name="f114" draw:formula="?f1 / ?f6"/><draw:equation draw:name="f115" draw:formula="0 / ?f7"/><draw:equation draw:name="f116" draw:formula="?f3 / ?f7"/></draw:enhanced-geometry></draw:custom-shape></draw:g><draw:frame draw:id="id173" draw:style-name="a157" draw:transform="translate(-0.89815in -0.2782in) rotate(-6.17107) translate(1.60444in -2.55305in)" draw:name="Textfeld 209" svg:width="1.7963in" svg:height="0.55639in" style:rel-width="scale" style:rel-height="scale"><draw:text-box><text:h text:style-name="Überschrift1" text:outline-level="1"><text:span text:style-name="T130">So sehe ich aus!</text:span></text:h></draw:text-box><svg:title/><svg:desc/></draw:frame></draw:g></text:span><text:span text:style-name="T131"><text:s/></text:span></text:p>
          </table:table-cell>
          <table:table-cell table:style-name="TableCell132">
            <text:p text:style-name="Standard"><text:span text:style-name="T133"><draw:g draw:name="Gruppieren 210" draw:id="id182" draw:style-name="a165" text:anchor-type="as-char"><svg:title/><svg:desc>dekoratives Element</svg:desc><draw:g draw:name="Gruppieren 24" draw:id="id180"><svg:title/><svg:desc/><draw:custom-shape svg:x="0in" svg:y="0.30161in" svg:width="2.78556in" svg:height="0.43456in" draw:id="id175" draw:style-name="a159" draw:name="Freihandform 29"><svg:title/><svg:desc/><draw:enhanced-geometry draw:type="non-primitive" svg:viewBox="0 0 4012 629" draw:enhanced-path="M 3877 0 L 0 629 4011 414 3877 0 Z N" draw:text-areas="?f23 ?f25 ?f24 ?f26" draw:glue-points="?f17 ?f18 ?f19 ?f20 ?f21 ?f22 ?f17 ?f18"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12"/><draw:equation draw:name="f7" draw:formula="?f4 / 629"/><draw:equation draw:name="f8" draw:formula="0 + 10237 - 6360"/><draw:equation draw:name="f9" draw:formula="?f8 * ?f5 / 4012"/><draw:equation draw:name="f10" draw:formula="1751 * ?f4 / 629"/><draw:equation draw:name="f11" draw:formula="0 + 6360 - 6360"/><draw:equation draw:name="f12" draw:formula="?f11 * ?f5 / 4012"/><draw:equation draw:name="f13" draw:formula="2380 * ?f4 / 629"/><draw:equation draw:name="f14" draw:formula="0 + 10371 - 6360"/><draw:equation draw:name="f15" draw:formula="?f14 * ?f5 / 4012"/><draw:equation draw:name="f16" draw:formula="2165 * ?f4 / 629"/><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svg:x="1.6344in" svg:y="0.1054in" svg:width="1.05812in" svg:height="0.33231in" draw:id="id176" draw:style-name="a160" draw:name="Freihandform 28"><svg:title/><svg:desc/><draw:enhanced-geometry draw:type="non-primitive" svg:viewBox="0 0 1524 481" draw:enhanced-path="M 0 0 L 313 480 1524 284 0 0 Z N" draw:text-areas="?f23 ?f25 ?f24 ?f26" draw:glue-points="?f17 ?f18 ?f19 ?f20 ?f21 ?f22 ?f17 ?f18"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24"/><draw:equation draw:name="f7" draw:formula="?f4 / 481"/><draw:equation draw:name="f8" draw:formula="0 + 8713 - 8713"/><draw:equation draw:name="f9" draw:formula="?f8 * ?f5 / 1524"/><draw:equation draw:name="f10" draw:formula="1467 * ?f4 / 481"/><draw:equation draw:name="f11" draw:formula="0 + 9026 - 8713"/><draw:equation draw:name="f12" draw:formula="?f11 * ?f5 / 1524"/><draw:equation draw:name="f13" draw:formula="1947 * ?f4 / 481"/><draw:equation draw:name="f14" draw:formula="0 + 10237 - 8713"/><draw:equation draw:name="f15" draw:formula="?f14 * ?f5 / 1524"/><draw:equation draw:name="f16" draw:formula="1751 * ?f4 / 481"/><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svg:x="0in" svg:y="0.56345in" svg:width="3.51597in" svg:height="1.9538in" draw:id="id177" draw:style-name="a161" draw:name="Freihandform 27"><svg:title/><svg:desc/><draw:enhanced-geometry draw:type="non-primitive" svg:viewBox="0 0 5064 2828" draw:enhanced-path="M 4672 0 L 0 250 175 2828 5064 2319 4672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64"/><draw:equation draw:name="f7" draw:formula="?f4 / 2828"/><draw:equation draw:name="f8" draw:formula="0 + 11032 - 6360"/><draw:equation draw:name="f9" draw:formula="?f8 * ?f5 / 5064"/><draw:equation draw:name="f10" draw:formula="2130 * ?f4 / 2828"/><draw:equation draw:name="f11" draw:formula="0 + 6360 - 6360"/><draw:equation draw:name="f12" draw:formula="?f11 * ?f5 / 5064"/><draw:equation draw:name="f13" draw:formula="2380 * ?f4 / 2828"/><draw:equation draw:name="f14" draw:formula="0 + 6535 - 6360"/><draw:equation draw:name="f15" draw:formula="?f14 * ?f5 / 5064"/><draw:equation draw:name="f16" draw:formula="4958 * ?f4 / 2828"/><draw:equation draw:name="f17" draw:formula="0 + 11424 - 6360"/><draw:equation draw:name="f18" draw:formula="?f17 * ?f5 / 5064"/><draw:equation draw:name="f19" draw:formula="4449 * ?f4 / 2828"/><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custom-shape svg:x="0in" svg:y="0.56345in" svg:width="3.51597in" svg:height="1.9538in" draw:id="id178" draw:style-name="a162" draw:name="Freihandform 26"><svg:title/><svg:desc/><draw:enhanced-geometry draw:type="non-primitive" svg:viewBox="0 0 5064 2828" draw:enhanced-path="M 175 2828 L 0 250 4672 0 5064 2319 175 2828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64"/><draw:equation draw:name="f7" draw:formula="?f4 / 2828"/><draw:equation draw:name="f8" draw:formula="0 + 6535 - 6360"/><draw:equation draw:name="f9" draw:formula="?f8 * ?f5 / 5064"/><draw:equation draw:name="f10" draw:formula="4958 * ?f4 / 2828"/><draw:equation draw:name="f11" draw:formula="0 + 6360 - 6360"/><draw:equation draw:name="f12" draw:formula="?f11 * ?f5 / 5064"/><draw:equation draw:name="f13" draw:formula="2380 * ?f4 / 2828"/><draw:equation draw:name="f14" draw:formula="0 + 11032 - 6360"/><draw:equation draw:name="f15" draw:formula="?f14 * ?f5 / 5064"/><draw:equation draw:name="f16" draw:formula="2130 * ?f4 / 2828"/><draw:equation draw:name="f17" draw:formula="0 + 11424 - 6360"/><draw:equation draw:name="f18" draw:formula="?f17 * ?f5 / 5064"/><draw:equation draw:name="f19" draw:formula="4449 * ?f4 / 2828"/><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custom-shape svg:x="0.16455in" svg:y="0.84947in" svg:width="0.52281in" svg:height="0.51954in" draw:id="id179" draw:style-name="a163" draw:name="Freihandform 25"><svg:title/><svg:desc/><draw:enhanced-geometry draw:type="non-primitive" svg:viewBox="0 0 753 752" draw:enhanced-path="M 256 708 L 249 712 245 724 248 730 255 732 295 744 315 748 336 750 348 752 408 752 417 750 421 750 440 748 477 740 501 732 502 730 362 730 357 728 349 728 349 726 325 726 309 722 293 720 278 716 262 710 256 708 Z M 445 460 L 379 460 395 462 410 466 424 474 436 484 446 496 454 510 458 526 460 542 460 588 453 594 422 594 417 600 408 728 397 728 385 730 502 730 505 726 432 726 439 618 445 618 460 616 472 608 480 596 483 580 483 542 481 522 476 502 466 484 453 468 445 460 Z M 315 278 L 251 278 265 284 279 290 291 294 318 304 331 310 344 318 357 328 359 328 353 334 339 346 327 360 318 376 314 396 316 410 321 424 328 436 338 446 312 462 292 484 279 512 274 542 274 588 277 600 283 610 293 616 306 618 319 618 325 726 349 726 342 600 337 594 301 594 298 592 298 542 304 510 322 484 347 468 379 460 445 460 437 454 428 450 419 446 429 436 379 436 363 434 350 424 341 412 338 396 340 384 346 374 356 362 369 352 376 346 379 342 414 342 406 334 403 332 400 328 397 326 414 312 377 312 375 310 372 308 357 298 342 290 326 282 315 278 Z M 494 710 L 488 712 460 720 446 722 432 726 505 726 501 714 494 710 Z M 377 0 L 339 2 302 8 266 16 230 30 198 46 167 64 138 86 111 110 86 138 65 166 46 198 30 230 17 266 8 302 2 338 0 376 9 458 35 534 76 602 130 662 198 708 201 710 206 710 213 704 215 700 213 676 190 676 133 632 87 578 53 516 31 448 24 376 26 342 31 306 40 272 52 240 67 208 84 180 104 152 127 126 153 104 180 84 209 66 240 52 273 40 307 30 342 26 377 24 508 24 488 16 452 8 415 2 377 0 Z M 573 332 L 561 336 558 344 588 424 588 426 589 428 596 448 597 450 599 452 629 532 555 532 550 538 535 702 537 706 543 710 553 710 596 684 603 678 561 678 572 556 650 556 653 554 658 548 658 544 631 472 638 472 644 470 649 468 661 460 670 448 631 448 624 446 621 444 620 442 580 336 573 332 Z M 508 24 L 377 24 412 26 447 30 481 40 514 52 545 66 574 84 601 104 627 126 650 152 670 180 688 208 702 240 714 272 723 306 728 342 730 376 727 426 717 472 700 518 678 562 654 596 626 626 595 654 561 678 603 678 634 652 669 614 698 574 722 528 739 478 750 428 753 380 753 374 752 338 746 302 737 266 724 230 708 198 689 166 668 138 643 110 616 86 587 64 556 46 524 30 508 24 Z M 194 420 L 170 420 190 676 213 676 194 420 Z M 248 114 L 219 120 195 136 179 160 173 188 176 210 186 228 202 248 225 264 207 272 191 278 177 284 165 290 148 298 134 310 123 326 115 342 78 454 79 464 87 482 95 490 114 496 125 496 144 486 151 478 153 472 116 472 105 468 101 460 138 350 143 338 151 326 162 318 174 312 189 304 207 298 228 288 251 278 315 278 310 276 289 268 277 264 287 256 293 252 251 252 233 242 216 228 202 210 197 188 201 168 212 152 228 140 248 136 301 136 277 120 248 114 Z M 173 348 L 168 352 130 464 128 468 120 472 153 472 170 420 194 420 189 354 184 350 173 348 Z M 581 268 L 508 268 529 272 546 276 562 284 575 290 586 300 597 312 608 326 618 342 648 426 652 434 648 444 635 448 670 448 673 432 670 418 639 332 621 304 601 282 581 268 Z M 414 342 L 379 342 393 354 406 368 415 382 419 396 416 412 407 424 394 434 379 436 429 436 436 424 441 410 443 396 440 380 433 366 422 350 414 342 Z M 508 114 L 479 120 455 136 439 160 433 188 434 202 438 216 444 230 453 240 457 246 462 250 468 254 442 264 420 278 399 294 377 312 414 312 422 306 447 288 474 276 508 268 581 268 578 266 549 254 555 250 559 246 561 244 506 244 486 236 470 224 460 208 457 188 461 168 472 152 488 140 508 136 561 136 537 120 508 114 Z M 301 136 L 248 136 268 140 284 152 296 168 300 188 298 202 291 218 276 234 251 252 293 252 296 250 303 242 312 228 318 216 322 202 323 188 317 160 301 136 Z M 561 136 L 508 136 528 140 545 152 556 168 560 188 556 208 546 224 531 236 511 244 561 244 564 240 572 230 578 216 582 202 583 188 577 160 561 136 Z N" draw:text-areas="?f261 ?f263 ?f262 ?f264" draw:glue-points="?f161 ?f162 ?f163 ?f164 ?f165 ?f166 ?f167 ?f168 ?f169 ?f170 ?f171 ?f172 ?f173 ?f168 ?f174 ?f175 ?f174 ?f176 ?f177 ?f178 ?f179 ?f180 ?f181 ?f168 ?f182 ?f183 ?f184 ?f185 ?f186 ?f187 ?f188 ?f189 ?f190 ?f191 ?f192 ?f193 ?f194 ?f176 ?f195 ?f196 ?f197 ?f176 ?f198 ?f199 ?f190 ?f200 ?f201 ?f202 ?f203 ?f204 ?f205 ?f206 ?f207 ?f208 ?f209 ?f210 ?f211 ?f212 ?f213 ?f214 ?f215 ?f216 ?f217 ?f218 ?f219 ?f220 ?f221 ?f222 ?f223 ?f224 ?f225 ?f214 ?f226 ?f227 ?f228 ?f229 ?f230 ?f187 ?f231 ?f232 ?f233 ?f234 ?f235 ?f185 ?f236 ?f237 ?f238 ?f239 ?f240 ?f241 ?f186 ?f242 ?f243 ?f244 ?f245 ?f237 ?f246 ?f247 ?f248 ?f249 ?f250 ?f251 ?f252 ?f253 ?f254 ?f255 ?f256 ?f257 ?f181 ?f258 ?f259 ?f234 ?f260 ?f220" draw:glue-point-leaving-directions="-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3"/><draw:equation draw:name="f7" draw:formula="?f4 / 752"/><draw:equation draw:name="f8" draw:formula="0 + 6932 - 6596"/><draw:equation draw:name="f9" draw:formula="?f8 * ?f5 / 753"/><draw:equation draw:name="f10" draw:formula="3293 * ?f4 / 752"/><draw:equation draw:name="f11" draw:formula="0 + 7098 - 6596"/><draw:equation draw:name="f12" draw:formula="?f11 * ?f5 / 753"/><draw:equation draw:name="f13" draw:formula="3273 * ?f4 / 752"/><draw:equation draw:name="f14" draw:formula="0 + 6874 - 6596"/><draw:equation draw:name="f15" draw:formula="?f14 * ?f5 / 753"/><draw:equation draw:name="f16" draw:formula="3259 * ?f4 / 752"/><draw:equation draw:name="f17" draw:formula="0 + 7032 - 6596"/><draw:equation draw:name="f18" draw:formula="?f17 * ?f5 / 753"/><draw:equation draw:name="f19" draw:formula="3027 * ?f4 / 752"/><draw:equation draw:name="f20" draw:formula="0 + 7013 - 6596"/><draw:equation draw:name="f21" draw:formula="?f20 * ?f5 / 753"/><draw:equation draw:name="f22" draw:formula="3143 * ?f4 / 752"/><draw:equation draw:name="f23" draw:formula="0 + 7041 - 6596"/><draw:equation draw:name="f24" draw:formula="?f23 * ?f5 / 753"/><draw:equation draw:name="f25" draw:formula="3161 * ?f4 / 752"/><draw:equation draw:name="f26" draw:formula="0 + 7062 - 6596"/><draw:equation draw:name="f27" draw:formula="?f26 * ?f5 / 753"/><draw:equation draw:name="f28" draw:formula="0 + 6914 - 6596"/><draw:equation draw:name="f29" draw:formula="?f28 * ?f5 / 753"/><draw:equation draw:name="f30" draw:formula="2847 * ?f4 / 752"/><draw:equation draw:name="f31" draw:formula="2919 * ?f4 / 752"/><draw:equation draw:name="f32" draw:formula="0 + 6875 - 6596"/><draw:equation draw:name="f33" draw:formula="?f32 * ?f5 / 753"/><draw:equation draw:name="f34" draw:formula="3055 * ?f4 / 752"/><draw:equation draw:name="f35" draw:formula="0 + 6921 - 6596"/><draw:equation draw:name="f36" draw:formula="?f35 * ?f5 / 753"/><draw:equation draw:name="f37" draw:formula="3269 * ?f4 / 752"/><draw:equation draw:name="f38" draw:formula="0 + 6918 - 6596"/><draw:equation draw:name="f39" draw:formula="?f38 * ?f5 / 753"/><draw:equation draw:name="f40" draw:formula="0 + 6975 - 6596"/><draw:equation draw:name="f41" draw:formula="?f40 * ?f5 / 753"/><draw:equation draw:name="f42" draw:formula="2979 * ?f4 / 752"/><draw:equation draw:name="f43" draw:formula="0 + 6965 - 6596"/><draw:equation draw:name="f44" draw:formula="?f43 * ?f5 / 753"/><draw:equation draw:name="f45" draw:formula="2895 * ?f4 / 752"/><draw:equation draw:name="f46" draw:formula="0 + 7010 - 6596"/><draw:equation draw:name="f47" draw:formula="?f46 * ?f5 / 753"/><draw:equation draw:name="f48" draw:formula="2855 * ?f4 / 752"/><draw:equation draw:name="f49" draw:formula="0 + 7090 - 6596"/><draw:equation draw:name="f50" draw:formula="?f49 * ?f5 / 753"/><draw:equation draw:name="f51" draw:formula="3253 * ?f4 / 752"/><draw:equation draw:name="f52" draw:formula="0 + 6973 - 6596"/><draw:equation draw:name="f53" draw:formula="?f52 * ?f5 / 753"/><draw:equation draw:name="f54" draw:formula="2543 * ?f4 / 752"/><draw:equation draw:name="f55" draw:formula="0 + 6707 - 6596"/><draw:equation draw:name="f56" draw:formula="?f55 * ?f5 / 753"/><draw:equation draw:name="f57" draw:formula="2653 * ?f4 / 752"/><draw:equation draw:name="f58" draw:formula="0 + 6596 - 6596"/><draw:equation draw:name="f59" draw:formula="?f58 * ?f5 / 753"/><draw:equation draw:name="f60" draw:formula="0 + 6809 - 6596"/><draw:equation draw:name="f61" draw:formula="?f60 * ?f5 / 753"/><draw:equation draw:name="f62" draw:formula="3247 * ?f4 / 752"/><draw:equation draw:name="f63" draw:formula="0 + 6620 - 6596"/><draw:equation draw:name="f64" draw:formula="?f63 * ?f5 / 753"/><draw:equation draw:name="f65" draw:formula="0 + 6723 - 6596"/><draw:equation draw:name="f66" draw:formula="?f65 * ?f5 / 753"/><draw:equation draw:name="f67" draw:formula="2669 * ?f4 / 752"/><draw:equation draw:name="f68" draw:formula="2567 * ?f4 / 752"/><draw:equation draw:name="f69" draw:formula="0 + 7154 - 6596"/><draw:equation draw:name="f70" draw:formula="?f69 * ?f5 / 753"/><draw:equation draw:name="f71" draw:formula="2887 * ?f4 / 752"/><draw:equation draw:name="f72" draw:formula="0 + 7151 - 6596"/><draw:equation draw:name="f73" draw:formula="?f72 * ?f5 / 753"/><draw:equation draw:name="f74" draw:formula="3075 * ?f4 / 752"/><draw:equation draw:name="f75" draw:formula="0 + 7157 - 6596"/><draw:equation draw:name="f76" draw:formula="?f75 * ?f5 / 753"/><draw:equation draw:name="f77" draw:formula="3221 * ?f4 / 752"/><draw:equation draw:name="f78" draw:formula="0 + 7240 - 6596"/><draw:equation draw:name="f79" draw:formula="?f78 * ?f5 / 753"/><draw:equation draw:name="f80" draw:formula="3013 * ?f4 / 752"/><draw:equation draw:name="f81" draw:formula="0 + 7176 - 6596"/><draw:equation draw:name="f82" draw:formula="?f81 * ?f5 / 753"/><draw:equation draw:name="f83" draw:formula="2879 * ?f4 / 752"/><draw:equation draw:name="f84" draw:formula="0 + 7141 - 6596"/><draw:equation draw:name="f85" draw:formula="?f84 * ?f5 / 753"/><draw:equation draw:name="f86" draw:formula="2609 * ?f4 / 752"/><draw:equation draw:name="f87" draw:formula="0 + 7310 - 6596"/><draw:equation draw:name="f88" draw:formula="?f87 * ?f5 / 753"/><draw:equation draw:name="f89" draw:formula="2815 * ?f4 / 752"/><draw:equation draw:name="f90" draw:formula="0 + 7250 - 6596"/><draw:equation draw:name="f91" draw:formula="?f90 * ?f5 / 753"/><draw:equation draw:name="f92" draw:formula="3139 * ?f4 / 752"/><draw:equation draw:name="f93" draw:formula="0 + 7318 - 6596"/><draw:equation draw:name="f94" draw:formula="?f93 * ?f5 / 753"/><draw:equation draw:name="f95" draw:formula="3071 * ?f4 / 752"/><draw:equation draw:name="f96" draw:formula="0 + 7320 - 6596"/><draw:equation draw:name="f97" draw:formula="?f96 * ?f5 / 753"/><draw:equation draw:name="f98" draw:formula="2773 * ?f4 / 752"/><draw:equation draw:name="f99" draw:formula="0 + 7120 - 6596"/><draw:equation draw:name="f100" draw:formula="?f99 * ?f5 / 753"/><draw:equation draw:name="f101" draw:formula="2573 * ?f4 / 752"/><draw:equation draw:name="f102" draw:formula="0 + 6815 - 6596"/><draw:equation draw:name="f103" draw:formula="?f102 * ?f5 / 753"/><draw:equation draw:name="f104" draw:formula="2663 * ?f4 / 752"/><draw:equation draw:name="f105" draw:formula="0 + 6803 - 6596"/><draw:equation draw:name="f106" draw:formula="?f105 * ?f5 / 753"/><draw:equation draw:name="f107" draw:formula="0 + 6674 - 6596"/><draw:equation draw:name="f108" draw:formula="?f107 * ?f5 / 753"/><draw:equation draw:name="f109" draw:formula="2997 * ?f4 / 752"/><draw:equation draw:name="f110" draw:formula="0 + 6749 - 6596"/><draw:equation draw:name="f111" draw:formula="?f110 * ?f5 / 753"/><draw:equation draw:name="f112" draw:formula="3015 * ?f4 / 752"/><draw:equation draw:name="f113" draw:formula="0 + 6770 - 6596"/><draw:equation draw:name="f114" draw:formula="?f113 * ?f5 / 753"/><draw:equation draw:name="f115" draw:formula="0 + 6873 - 6596"/><draw:equation draw:name="f116" draw:formula="?f115 * ?f5 / 753"/><draw:equation draw:name="f117" draw:formula="2807 * ?f4 / 752"/><draw:equation draw:name="f118" draw:formula="0 + 6797 - 6596"/><draw:equation draw:name="f119" draw:formula="?f118 * ?f5 / 753"/><draw:equation draw:name="f120" draw:formula="2711 * ?f4 / 752"/><draw:equation draw:name="f121" draw:formula="0 + 6764 - 6596"/><draw:equation draw:name="f122" draw:formula="?f121 * ?f5 / 753"/><draw:equation draw:name="f123" draw:formula="0 + 6780 - 6596"/><draw:equation draw:name="f124" draw:formula="?f123 * ?f5 / 753"/><draw:equation draw:name="f125" draw:formula="2893 * ?f4 / 752"/><draw:equation draw:name="f126" draw:formula="0 + 7182 - 6596"/><draw:equation draw:name="f127" draw:formula="?f126 * ?f5 / 753"/><draw:equation draw:name="f128" draw:formula="2843 * ?f4 / 752"/><draw:equation draw:name="f129" draw:formula="0 + 7266 - 6596"/><draw:equation draw:name="f130" draw:formula="?f129 * ?f5 / 753"/><draw:equation draw:name="f131" draw:formula="2991 * ?f4 / 752"/><draw:equation draw:name="f132" draw:formula="2885 * ?f4 / 752"/><draw:equation draw:name="f133" draw:formula="0 + 6990 - 6596"/><draw:equation draw:name="f134" draw:formula="?f133 * ?f5 / 753"/><draw:equation draw:name="f135" draw:formula="2977 * ?f4 / 752"/><draw:equation draw:name="f136" draw:formula="0 + 7018 - 6596"/><draw:equation draw:name="f137" draw:formula="?f136 * ?f5 / 753"/><draw:equation draw:name="f138" draw:formula="0 + 7034 - 6596"/><draw:equation draw:name="f139" draw:formula="?f138 * ?f5 / 753"/><draw:equation draw:name="f140" draw:formula="2759 * ?f4 / 752"/><draw:equation draw:name="f141" draw:formula="0 + 6995 - 6596"/><draw:equation draw:name="f142" draw:formula="?f141 * ?f5 / 753"/><draw:equation draw:name="f143" draw:formula="2837 * ?f4 / 752"/><draw:equation draw:name="f144" draw:formula="0 + 7174 - 6596"/><draw:equation draw:name="f145" draw:formula="?f144 * ?f5 / 753"/><draw:equation draw:name="f146" draw:formula="2809 * ?f4 / 752"/><draw:equation draw:name="f147" draw:formula="0 + 7056 - 6596"/><draw:equation draw:name="f148" draw:formula="?f147 * ?f5 / 753"/><draw:equation draw:name="f149" draw:formula="2751 * ?f4 / 752"/><draw:equation draw:name="f150" draw:formula="0 + 7104 - 6596"/><draw:equation draw:name="f151" draw:formula="?f150 * ?f5 / 753"/><draw:equation draw:name="f152" draw:formula="2657 * ?f4 / 752"/><draw:equation draw:name="f153" draw:formula="0 + 6887 - 6596"/><draw:equation draw:name="f154" draw:formula="?f153 * ?f5 / 753"/><draw:equation draw:name="f155" draw:formula="2761 * ?f4 / 752"/><draw:equation draw:name="f156" draw:formula="2745 * ?f4 / 752"/><draw:equation draw:name="f157" draw:formula="0 + 7152 - 6596"/><draw:equation draw:name="f158" draw:formula="?f157 * ?f5 / 753"/><draw:equation draw:name="f159" draw:formula="0 + 7168 - 6596"/><draw:equation draw:name="f160" draw:formula="?f159 * ?f5 / 753"/><draw:equation draw:name="f161" draw:formula="?f9 / ?f6"/><draw:equation draw:name="f162" draw:formula="?f10 / ?f7"/><draw:equation draw:name="f163" draw:formula="?f12 / ?f6"/><draw:equation draw:name="f164" draw:formula="?f13 / ?f7"/><draw:equation draw:name="f165" draw:formula="?f15 / ?f6"/><draw:equation draw:name="f166" draw:formula="?f16 / ?f7"/><draw:equation draw:name="f167" draw:formula="?f18 / ?f6"/><draw:equation draw:name="f168" draw:formula="?f19 / ?f7"/><draw:equation draw:name="f169" draw:formula="?f21 / ?f6"/><draw:equation draw:name="f170" draw:formula="?f22 / ?f7"/><draw:equation draw:name="f171" draw:formula="?f24 / ?f6"/><draw:equation draw:name="f172" draw:formula="?f25 / ?f7"/><draw:equation draw:name="f173" draw:formula="?f27 / ?f6"/><draw:equation draw:name="f174" draw:formula="?f29 / ?f6"/><draw:equation draw:name="f175" draw:formula="?f30 / ?f7"/><draw:equation draw:name="f176" draw:formula="?f31 / ?f7"/><draw:equation draw:name="f177" draw:formula="?f33 / ?f6"/><draw:equation draw:name="f178" draw:formula="?f34 / ?f7"/><draw:equation draw:name="f179" draw:formula="?f36 / ?f6"/><draw:equation draw:name="f180" draw:formula="?f37 / ?f7"/><draw:equation draw:name="f181" draw:formula="?f39 / ?f6"/><draw:equation draw:name="f182" draw:formula="?f41 / ?f6"/><draw:equation draw:name="f183" draw:formula="?f42 / ?f7"/><draw:equation draw:name="f184" draw:formula="?f44 / ?f6"/><draw:equation draw:name="f185" draw:formula="?f45 / ?f7"/><draw:equation draw:name="f186" draw:formula="?f47 / ?f6"/><draw:equation draw:name="f187" draw:formula="?f48 / ?f7"/><draw:equation draw:name="f188" draw:formula="?f50 / ?f6"/><draw:equation draw:name="f189" draw:formula="?f51 / ?f7"/><draw:equation draw:name="f190" draw:formula="?f53 / ?f6"/><draw:equation draw:name="f191" draw:formula="?f54 / ?f7"/><draw:equation draw:name="f192" draw:formula="?f56 / ?f6"/><draw:equation draw:name="f193" draw:formula="?f57 / ?f7"/><draw:equation draw:name="f194" draw:formula="?f59 / ?f6"/><draw:equation draw:name="f195" draw:formula="?f61 / ?f6"/><draw:equation draw:name="f196" draw:formula="?f62 / ?f7"/><draw:equation draw:name="f197" draw:formula="?f64 / ?f6"/><draw:equation draw:name="f198" draw:formula="?f66 / ?f6"/><draw:equation draw:name="f199" draw:formula="?f67 / ?f7"/><draw:equation draw:name="f200" draw:formula="?f68 / ?f7"/><draw:equation draw:name="f201" draw:formula="?f70 / ?f6"/><draw:equation draw:name="f202" draw:formula="?f71 / ?f7"/><draw:equation draw:name="f203" draw:formula="?f73 / ?f6"/><draw:equation draw:name="f204" draw:formula="?f74 / ?f7"/><draw:equation draw:name="f205" draw:formula="?f76 / ?f6"/><draw:equation draw:name="f206" draw:formula="?f77 / ?f7"/><draw:equation draw:name="f207" draw:formula="?f79 / ?f6"/><draw:equation draw:name="f208" draw:formula="?f80 / ?f7"/><draw:equation draw:name="f209" draw:formula="?f82 / ?f6"/><draw:equation draw:name="f210" draw:formula="?f83 / ?f7"/><draw:equation draw:name="f211" draw:formula="?f85 / ?f6"/><draw:equation draw:name="f212" draw:formula="?f86 / ?f7"/><draw:equation draw:name="f213" draw:formula="?f88 / ?f6"/><draw:equation draw:name="f214" draw:formula="?f89 / ?f7"/><draw:equation draw:name="f215" draw:formula="?f91 / ?f6"/><draw:equation draw:name="f216" draw:formula="?f92 / ?f7"/><draw:equation draw:name="f217" draw:formula="?f94 / ?f6"/><draw:equation draw:name="f218" draw:formula="?f95 / ?f7"/><draw:equation draw:name="f219" draw:formula="?f97 / ?f6"/><draw:equation draw:name="f220" draw:formula="?f98 / ?f7"/><draw:equation draw:name="f221" draw:formula="?f100 / ?f6"/><draw:equation draw:name="f222" draw:formula="?f101 / ?f7"/><draw:equation draw:name="f223" draw:formula="?f103 / ?f6"/><draw:equation draw:name="f224" draw:formula="?f104 / ?f7"/><draw:equation draw:name="f225" draw:formula="?f106 / ?f6"/><draw:equation draw:name="f226" draw:formula="?f108 / ?f6"/><draw:equation draw:name="f227" draw:formula="?f109 / ?f7"/><draw:equation draw:name="f228" draw:formula="?f111 / ?f6"/><draw:equation draw:name="f229" draw:formula="?f112 / ?f7"/><draw:equation draw:name="f230" draw:formula="?f114 / ?f6"/><draw:equation draw:name="f231" draw:formula="?f116 / ?f6"/><draw:equation draw:name="f232" draw:formula="?f117 / ?f7"/><draw:equation draw:name="f233" draw:formula="?f119 / ?f6"/><draw:equation draw:name="f234" draw:formula="?f120 / ?f7"/><draw:equation draw:name="f235" draw:formula="?f122 / ?f6"/><draw:equation draw:name="f236" draw:formula="?f124 / ?f6"/><draw:equation draw:name="f237" draw:formula="?f125 / ?f7"/><draw:equation draw:name="f238" draw:formula="?f127 / ?f6"/><draw:equation draw:name="f239" draw:formula="?f128 / ?f7"/><draw:equation draw:name="f240" draw:formula="?f130 / ?f6"/><draw:equation draw:name="f241" draw:formula="?f131 / ?f7"/><draw:equation draw:name="f242" draw:formula="?f132 / ?f7"/><draw:equation draw:name="f243" draw:formula="?f134 / ?f6"/><draw:equation draw:name="f244" draw:formula="?f135 / ?f7"/><draw:equation draw:name="f245" draw:formula="?f137 / ?f6"/><draw:equation draw:name="f246" draw:formula="?f139 / ?f6"/><draw:equation draw:name="f247" draw:formula="?f140 / ?f7"/><draw:equation draw:name="f248" draw:formula="?f142 / ?f6"/><draw:equation draw:name="f249" draw:formula="?f143 / ?f7"/><draw:equation draw:name="f250" draw:formula="?f145 / ?f6"/><draw:equation draw:name="f251" draw:formula="?f146 / ?f7"/><draw:equation draw:name="f252" draw:formula="?f148 / ?f6"/><draw:equation draw:name="f253" draw:formula="?f149 / ?f7"/><draw:equation draw:name="f254" draw:formula="?f151 / ?f6"/><draw:equation draw:name="f255" draw:formula="?f152 / ?f7"/><draw:equation draw:name="f256" draw:formula="?f154 / ?f6"/><draw:equation draw:name="f257" draw:formula="?f155 / ?f7"/><draw:equation draw:name="f258" draw:formula="?f156 / ?f7"/><draw:equation draw:name="f259" draw:formula="?f158 / ?f6"/><draw:equation draw:name="f260" draw:formula="?f160 / ?f6"/><draw:equation draw:name="f261" draw:formula="0 / ?f6"/><draw:equation draw:name="f262" draw:formula="?f1 / ?f6"/><draw:equation draw:name="f263" draw:formula="0 / ?f7"/><draw:equation draw:name="f264" draw:formula="?f3 / ?f7"/></draw:enhanced-geometry></draw:custom-shape></draw:g><draw:frame draw:id="id181" draw:style-name="a164" draw:transform="translate(-0.99907in -0.2815in) rotate(-0.15899) translate(2.54522in 0.2815in)" draw:name="Textfeld 217" svg:width="1.99813in" svg:height="0.56301in" style:rel-width="scale" style:rel-height="scale"><draw:text-box><text:h text:style-name="Überschrift2" text:outline-level="2"><text:span text:style-name="T134">Das ist meine Familie.</text:span></text:h></draw:text-box><svg:title/><svg:desc/></draw:frame></draw:g></text:span></text:p>
          </table:table-cell>
        </table:table-row>
        <table:table-row table:style-name="TableRow135">
          <table:table-cell table:style-name="TableCell136">
            <text:p text:style-name="Standard"><text:span text:style-name="T137"><draw:g draw:z-index="251666432" draw:name="Gruppieren 218" draw:id="id191" draw:style-name="a173" text:anchor-type="paragraph"><svg:title/><svg:desc>dekoratives Element</svg:desc><draw:g draw:name="Gruppieren 44" draw:id="id189"><svg:title/><svg:desc/><draw:custom-shape svg:x="0.09947in" svg:y="0.23506in" svg:width="2.54112in" svg:height="0.26145in" draw:id="id183" draw:style-name="a166" draw:name="Freihandform 50"><svg:title/><svg:desc/><draw:enhanced-geometry draw:type="non-primitive" svg:viewBox="0 0 4022 414" draw:enhanced-path="M 4022 0 L 0 389 3683 414 4022 0 Z N" draw:text-areas="?f23 ?f25 ?f24 ?f26" draw:glue-points="?f17 ?f18 ?f19 ?f20 ?f21 ?f22 ?f17 ?f18"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22"/><draw:equation draw:name="f7" draw:formula="?f4 / 414"/><draw:equation draw:name="f8" draw:formula="0 + 4747 - 725"/><draw:equation draw:name="f9" draw:formula="?f8 * ?f5 / 4022"/><draw:equation draw:name="f10" draw:formula="9451 * ?f4 / 414"/><draw:equation draw:name="f11" draw:formula="0 + 725 - 725"/><draw:equation draw:name="f12" draw:formula="?f11 * ?f5 / 4022"/><draw:equation draw:name="f13" draw:formula="9840 * ?f4 / 414"/><draw:equation draw:name="f14" draw:formula="0 + 4408 - 725"/><draw:equation draw:name="f15" draw:formula="?f14 * ?f5 / 4022"/><draw:equation draw:name="f16" draw:formula="9865 * ?f4 / 414"/><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svg:x="1.75417in" svg:y="0.11697in" svg:width="0.88705in" svg:height="0.1964in" draw:id="id184" draw:style-name="a167" draw:name="Freihandform 49"><svg:title/><svg:desc/><draw:enhanced-geometry draw:type="non-primitive" svg:viewBox="0 0 1404 311" draw:enhanced-path="M 0 0 L 122 311 1404 187 0 0 Z N" draw:text-areas="?f23 ?f25 ?f24 ?f26" draw:glue-points="?f17 ?f18 ?f19 ?f20 ?f21 ?f22 ?f17 ?f18"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4"/><draw:equation draw:name="f7" draw:formula="?f4 / 311"/><draw:equation draw:name="f8" draw:formula="0 + 3343 - 3343"/><draw:equation draw:name="f9" draw:formula="?f8 * ?f5 / 1404"/><draw:equation draw:name="f10" draw:formula="9264 * ?f4 / 311"/><draw:equation draw:name="f11" draw:formula="0 + 3465 - 3343"/><draw:equation draw:name="f12" draw:formula="?f11 * ?f5 / 1404"/><draw:equation draw:name="f13" draw:formula="9575 * ?f4 / 311"/><draw:equation draw:name="f14" draw:formula="0 + 4747 - 3343"/><draw:equation draw:name="f15" draw:formula="?f14 * ?f5 / 1404"/><draw:equation draw:name="f16" draw:formula="9451 * ?f4 / 311"/><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svg:x="0.09947in" svg:y="0.48009in" svg:width="3.27654in" svg:height="0.78182in" draw:id="id185" draw:style-name="a168" draw:name="Freihandform 48"><svg:title/><svg:desc/><draw:enhanced-geometry draw:type="non-primitive" svg:viewBox="0 0 5186 1238" draw:enhanced-path="M 0 0 L 276 836 4852 1238 5185 36 0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86"/><draw:equation draw:name="f7" draw:formula="?f4 / 1238"/><draw:equation draw:name="f8" draw:formula="0 + 725 - 725"/><draw:equation draw:name="f9" draw:formula="?f8 * ?f5 / 5186"/><draw:equation draw:name="f10" draw:formula="9840 * ?f4 / 1238"/><draw:equation draw:name="f11" draw:formula="0 + 1001 - 725"/><draw:equation draw:name="f12" draw:formula="?f11 * ?f5 / 5186"/><draw:equation draw:name="f13" draw:formula="10676 * ?f4 / 1238"/><draw:equation draw:name="f14" draw:formula="0 + 5577 - 725"/><draw:equation draw:name="f15" draw:formula="?f14 * ?f5 / 5186"/><draw:equation draw:name="f16" draw:formula="11078 * ?f4 / 1238"/><draw:equation draw:name="f17" draw:formula="0 + 5910 - 725"/><draw:equation draw:name="f18" draw:formula="?f17 * ?f5 / 5186"/><draw:equation draw:name="f19" draw:formula="9876 * ?f4 / 1238"/><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custom-shape svg:x="0.09947in" svg:y="0.48009in" svg:width="3.27654in" svg:height="0.78182in" draw:id="id186" draw:style-name="a169" draw:name="Freihandform 223"><svg:title/><svg:desc/><draw:enhanced-geometry draw:type="non-primitive" svg:viewBox="0 0 5186 1238" draw:enhanced-path="M 276 836 L 4852 1238 5185 36 0 0 276 836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86"/><draw:equation draw:name="f7" draw:formula="?f4 / 1238"/><draw:equation draw:name="f8" draw:formula="0 + 1001 - 725"/><draw:equation draw:name="f9" draw:formula="?f8 * ?f5 / 5186"/><draw:equation draw:name="f10" draw:formula="10676 * ?f4 / 1238"/><draw:equation draw:name="f11" draw:formula="0 + 5577 - 725"/><draw:equation draw:name="f12" draw:formula="?f11 * ?f5 / 5186"/><draw:equation draw:name="f13" draw:formula="11078 * ?f4 / 1238"/><draw:equation draw:name="f14" draw:formula="0 + 5910 - 725"/><draw:equation draw:name="f15" draw:formula="?f14 * ?f5 / 5186"/><draw:equation draw:name="f16" draw:formula="9876 * ?f4 / 1238"/><draw:equation draw:name="f17" draw:formula="0 + 725 - 725"/><draw:equation draw:name="f18" draw:formula="?f17 * ?f5 / 5186"/><draw:equation draw:name="f19" draw:formula="9840 * ?f4 / 1238"/><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custom-shape svg:x="2.94828in" svg:y="0.78764in" svg:width="0.04359in" svg:height="0.07515in" draw:id="id187" draw:style-name="a170" draw:name="Freihandform 46"><svg:title/><svg:desc/><draw:enhanced-geometry draw:type="non-primitive" svg:viewBox="0 0 69 119" draw:enhanced-path="M 36 0 L 32 0 28 2 26 6 11 38 2 66 0 87 5 104 10 113 20 118 34 118 35 118 36 118 49 118 58 113 63 105 68 89 67 67 60 40 46 6 44 2 40 0 36 0 Z M 49 118 L 36 118 37 118 49 118 Z N" draw:text-areas="?f100 ?f102 ?f101 ?f103" draw:glue-points="?f65 ?f66 ?f67 ?f66 ?f68 ?f69 ?f70 ?f71 ?f72 ?f73 ?f74 ?f75 ?f76 ?f77 ?f78 ?f79 ?f80 ?f81 ?f82 ?f83 ?f84 ?f83 ?f85 ?f83 ?f65 ?f83 ?f86 ?f83 ?f87 ?f81 ?f88 ?f89 ?f90 ?f91 ?f92 ?f93 ?f94 ?f95 ?f96 ?f71 ?f97 ?f69 ?f98 ?f66 ?f65 ?f66 ?f86 ?f83 ?f65 ?f83 ?f99 ?f83 ?f86 ?f83 ?f86 ?f83" draw:glue-point-leaving-directions="-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draw:equation draw:name="f7" draw:formula="?f4 / 119"/><draw:equation draw:name="f8" draw:formula="0 + 5270 - 5234"/><draw:equation draw:name="f9" draw:formula="?f8 * ?f5 / 69"/><draw:equation draw:name="f10" draw:formula="10327 * ?f4 / 119"/><draw:equation draw:name="f11" draw:formula="0 + 5266 - 5234"/><draw:equation draw:name="f12" draw:formula="?f11 * ?f5 / 69"/><draw:equation draw:name="f13" draw:formula="0 + 5262 - 5234"/><draw:equation draw:name="f14" draw:formula="?f13 * ?f5 / 69"/><draw:equation draw:name="f15" draw:formula="10329 * ?f4 / 119"/><draw:equation draw:name="f16" draw:formula="0 + 5260 - 5234"/><draw:equation draw:name="f17" draw:formula="?f16 * ?f5 / 69"/><draw:equation draw:name="f18" draw:formula="10333 * ?f4 / 119"/><draw:equation draw:name="f19" draw:formula="0 + 5245 - 5234"/><draw:equation draw:name="f20" draw:formula="?f19 * ?f5 / 69"/><draw:equation draw:name="f21" draw:formula="10365 * ?f4 / 119"/><draw:equation draw:name="f22" draw:formula="0 + 5236 - 5234"/><draw:equation draw:name="f23" draw:formula="?f22 * ?f5 / 69"/><draw:equation draw:name="f24" draw:formula="10393 * ?f4 / 119"/><draw:equation draw:name="f25" draw:formula="0 + 5234 - 5234"/><draw:equation draw:name="f26" draw:formula="?f25 * ?f5 / 69"/><draw:equation draw:name="f27" draw:formula="10414 * ?f4 / 119"/><draw:equation draw:name="f28" draw:formula="0 + 5239 - 5234"/><draw:equation draw:name="f29" draw:formula="?f28 * ?f5 / 69"/><draw:equation draw:name="f30" draw:formula="10431 * ?f4 / 119"/><draw:equation draw:name="f31" draw:formula="0 + 5244 - 5234"/><draw:equation draw:name="f32" draw:formula="?f31 * ?f5 / 69"/><draw:equation draw:name="f33" draw:formula="10440 * ?f4 / 119"/><draw:equation draw:name="f34" draw:formula="0 + 5254 - 5234"/><draw:equation draw:name="f35" draw:formula="?f34 * ?f5 / 69"/><draw:equation draw:name="f36" draw:formula="10445 * ?f4 / 119"/><draw:equation draw:name="f37" draw:formula="0 + 5268 - 5234"/><draw:equation draw:name="f38" draw:formula="?f37 * ?f5 / 69"/><draw:equation draw:name="f39" draw:formula="0 + 5269 - 5234"/><draw:equation draw:name="f40" draw:formula="?f39 * ?f5 / 69"/><draw:equation draw:name="f41" draw:formula="0 + 5283 - 5234"/><draw:equation draw:name="f42" draw:formula="?f41 * ?f5 / 69"/><draw:equation draw:name="f43" draw:formula="0 + 5292 - 5234"/><draw:equation draw:name="f44" draw:formula="?f43 * ?f5 / 69"/><draw:equation draw:name="f45" draw:formula="0 + 5297 - 5234"/><draw:equation draw:name="f46" draw:formula="?f45 * ?f5 / 69"/><draw:equation draw:name="f47" draw:formula="10432 * ?f4 / 119"/><draw:equation draw:name="f48" draw:formula="0 + 5302 - 5234"/><draw:equation draw:name="f49" draw:formula="?f48 * ?f5 / 69"/><draw:equation draw:name="f50" draw:formula="10416 * ?f4 / 119"/><draw:equation draw:name="f51" draw:formula="0 + 5301 - 5234"/><draw:equation draw:name="f52" draw:formula="?f51 * ?f5 / 69"/><draw:equation draw:name="f53" draw:formula="10394 * ?f4 / 119"/><draw:equation draw:name="f54" draw:formula="0 + 5294 - 5234"/><draw:equation draw:name="f55" draw:formula="?f54 * ?f5 / 69"/><draw:equation draw:name="f56" draw:formula="10367 * ?f4 / 119"/><draw:equation draw:name="f57" draw:formula="0 + 5280 - 5234"/><draw:equation draw:name="f58" draw:formula="?f57 * ?f5 / 69"/><draw:equation draw:name="f59" draw:formula="0 + 5278 - 5234"/><draw:equation draw:name="f60" draw:formula="?f59 * ?f5 / 69"/><draw:equation draw:name="f61" draw:formula="0 + 5274 - 5234"/><draw:equation draw:name="f62" draw:formula="?f61 * ?f5 / 69"/><draw:equation draw:name="f63" draw:formula="0 + 5271 - 5234"/><draw:equation draw:name="f64" draw:formula="?f63 * ?f5 / 69"/><draw:equation draw:name="f65" draw:formula="?f9 / ?f6"/><draw:equation draw:name="f66" draw:formula="?f10 / ?f7"/><draw:equation draw:name="f67" draw:formula="?f12 / ?f6"/><draw:equation draw:name="f68" draw:formula="?f14 / ?f6"/><draw:equation draw:name="f69" draw:formula="?f15 / ?f7"/><draw:equation draw:name="f70" draw:formula="?f17 / ?f6"/><draw:equation draw:name="f71" draw:formula="?f18 / ?f7"/><draw:equation draw:name="f72" draw:formula="?f20 / ?f6"/><draw:equation draw:name="f73" draw:formula="?f21 / ?f7"/><draw:equation draw:name="f74" draw:formula="?f23 / ?f6"/><draw:equation draw:name="f75" draw:formula="?f24 / ?f7"/><draw:equation draw:name="f76" draw:formula="?f26 / ?f6"/><draw:equation draw:name="f77" draw:formula="?f27 / ?f7"/><draw:equation draw:name="f78" draw:formula="?f29 / ?f6"/><draw:equation draw:name="f79" draw:formula="?f30 / ?f7"/><draw:equation draw:name="f80" draw:formula="?f32 / ?f6"/><draw:equation draw:name="f81" draw:formula="?f33 / ?f7"/><draw:equation draw:name="f82" draw:formula="?f35 / ?f6"/><draw:equation draw:name="f83" draw:formula="?f36 / ?f7"/><draw:equation draw:name="f84" draw:formula="?f38 / ?f6"/><draw:equation draw:name="f85" draw:formula="?f40 / ?f6"/><draw:equation draw:name="f86" draw:formula="?f42 / ?f6"/><draw:equation draw:name="f87" draw:formula="?f44 / ?f6"/><draw:equation draw:name="f88" draw:formula="?f46 / ?f6"/><draw:equation draw:name="f89" draw:formula="?f47 / ?f7"/><draw:equation draw:name="f90" draw:formula="?f49 / ?f6"/><draw:equation draw:name="f91" draw:formula="?f50 / ?f7"/><draw:equation draw:name="f92" draw:formula="?f52 / ?f6"/><draw:equation draw:name="f93" draw:formula="?f53 / ?f7"/><draw:equation draw:name="f94" draw:formula="?f55 / ?f6"/><draw:equation draw:name="f95" draw:formula="?f56 / ?f7"/><draw:equation draw:name="f96" draw:formula="?f58 / ?f6"/><draw:equation draw:name="f97" draw:formula="?f60 / ?f6"/><draw:equation draw:name="f98" draw:formula="?f62 / ?f6"/><draw:equation draw:name="f99" draw:formula="?f64 / ?f6"/><draw:equation draw:name="f100" draw:formula="0 / ?f6"/><draw:equation draw:name="f101" draw:formula="?f1 / ?f6"/><draw:equation draw:name="f102" draw:formula="0 / ?f7"/><draw:equation draw:name="f103" draw:formula="?f3 / ?f7"/></draw:enhanced-geometry></draw:custom-shape><draw:custom-shape svg:x="2.82255in" svg:y="0.87037in" svg:width="0.30263in" svg:height="0.24629in" draw:id="id188" draw:style-name="a171" draw:name="Freihandform 45"><svg:title/><svg:desc/><draw:enhanced-geometry draw:type="non-primitive" svg:viewBox="0 0 479 390" draw:enhanced-path="M 455 250 L 421 250 409 255 396 258 383 258 368 257 361 255 355 254 341 248 329 241 325 239 320 235 314 233 302 233 295 235 291 239 278 246 265 251 251 254 236 255 222 254 208 251 194 246 182 239 177 235 171 233 159 233 152 235 148 239 145 240 133 247 119 253 105 256 91 257 80 256 70 255 60 252 50 248 25 248 25 341 29 360 39 375 54 386 73 390 407 390 426 386 441 375 451 360 455 341 455 258 455 250 M 479 145 L 476 128 467 115 453 105 436 102 274 102 274 18 272 14 270 12 253 3 234 0 215 3 199 12 196 14 195 18 195 102 44 102 27 105 13 115 4 128 0 145 0 221 5 226 56 226 75 233 95 235 115 231 133 222 135 221 149 214 165 212 180 214 214 230 236 234 258 230 292 214 308 212 323 214 337 221 341 223 351 229 361 233 372 236 383 236 395 236 406 234 416 228 475 228 479 224 479 212 479 145 N" draw:text-areas="?f221 ?f223 ?f222 ?f224" draw:glue-points="?f139 ?f140 ?f141 ?f142 ?f143 ?f144 ?f145 ?f146 ?f147 ?f148 ?f149 ?f150 ?f151 ?f152 ?f153 ?f154 ?f155 ?f156 ?f157 ?f158 ?f159 ?f156 ?f160 ?f154 ?f161 ?f152 ?f162 ?f150 ?f163 ?f164 ?f165 ?f166 ?f167 ?f144 ?f168 ?f158 ?f169 ?f170 ?f171 ?f172 ?f173 ?f174 ?f175 ?f176 ?f177 ?f178 ?f179 ?f180 ?f181 ?f142 ?f182 ?f183 ?f184 ?f185 ?f186 ?f187 ?f188 ?f189 ?f190 ?f191 ?f192 ?f193 ?f194 ?f191 ?f195 ?f189 ?f196 ?f187 ?f197 ?f185 ?f198 ?f183 ?f199 ?f200 ?f201 ?f152 ?f202 ?f203 ?f204 ?f205 ?f206 ?f207 ?f208 ?f209 ?f210 ?f209 ?f211 ?f207 ?f212 ?f205 ?f213 ?f214 ?f215 ?f216 ?f217 ?f216 ?f218 ?f219 ?f182 ?f220 ?f182 ?f183" draw:glue-point-leaving-directions="-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9"/><draw:equation draw:name="f7" draw:formula="?f4 / 390"/><draw:equation draw:name="f8" draw:formula="0 + 5455 - 5034"/><draw:equation draw:name="f9" draw:formula="?f8 * ?f5 / 479"/><draw:equation draw:name="f10" draw:formula="10708 * ?f4 / 390"/><draw:equation draw:name="f11" draw:formula="0 + 5430 - 5034"/><draw:equation draw:name="f12" draw:formula="?f11 * ?f5 / 479"/><draw:equation draw:name="f13" draw:formula="10716 * ?f4 / 390"/><draw:equation draw:name="f14" draw:formula="0 + 5402 - 5034"/><draw:equation draw:name="f15" draw:formula="?f14 * ?f5 / 479"/><draw:equation draw:name="f16" draw:formula="10715 * ?f4 / 390"/><draw:equation draw:name="f17" draw:formula="0 + 5389 - 5034"/><draw:equation draw:name="f18" draw:formula="?f17 * ?f5 / 479"/><draw:equation draw:name="f19" draw:formula="10712 * ?f4 / 390"/><draw:equation draw:name="f20" draw:formula="0 + 5363 - 5034"/><draw:equation draw:name="f21" draw:formula="?f20 * ?f5 / 479"/><draw:equation draw:name="f22" draw:formula="10699 * ?f4 / 390"/><draw:equation draw:name="f23" draw:formula="0 + 5354 - 5034"/><draw:equation draw:name="f24" draw:formula="?f23 * ?f5 / 479"/><draw:equation draw:name="f25" draw:formula="10693 * ?f4 / 390"/><draw:equation draw:name="f26" draw:formula="0 + 5336 - 5034"/><draw:equation draw:name="f27" draw:formula="?f26 * ?f5 / 479"/><draw:equation draw:name="f28" draw:formula="10691 * ?f4 / 390"/><draw:equation draw:name="f29" draw:formula="0 + 5325 - 5034"/><draw:equation draw:name="f30" draw:formula="?f29 * ?f5 / 479"/><draw:equation draw:name="f31" draw:formula="10697 * ?f4 / 390"/><draw:equation draw:name="f32" draw:formula="0 + 5299 - 5034"/><draw:equation draw:name="f33" draw:formula="?f32 * ?f5 / 479"/><draw:equation draw:name="f34" draw:formula="10709 * ?f4 / 390"/><draw:equation draw:name="f35" draw:formula="0 + 5270 - 5034"/><draw:equation draw:name="f36" draw:formula="?f35 * ?f5 / 479"/><draw:equation draw:name="f37" draw:formula="10713 * ?f4 / 390"/><draw:equation draw:name="f38" draw:formula="0 + 5242 - 5034"/><draw:equation draw:name="f39" draw:formula="?f38 * ?f5 / 479"/><draw:equation draw:name="f40" draw:formula="0 + 5216 - 5034"/><draw:equation draw:name="f41" draw:formula="?f40 * ?f5 / 479"/><draw:equation draw:name="f42" draw:formula="0 + 5205 - 5034"/><draw:equation draw:name="f43" draw:formula="?f42 * ?f5 / 479"/><draw:equation draw:name="f44" draw:formula="0 + 5186 - 5034"/><draw:equation draw:name="f45" draw:formula="?f44 * ?f5 / 479"/><draw:equation draw:name="f46" draw:formula="0 + 5179 - 5034"/><draw:equation draw:name="f47" draw:formula="?f46 * ?f5 / 479"/><draw:equation draw:name="f48" draw:formula="10698 * ?f4 / 390"/><draw:equation draw:name="f49" draw:formula="0 + 5153 - 5034"/><draw:equation draw:name="f50" draw:formula="?f49 * ?f5 / 479"/><draw:equation draw:name="f51" draw:formula="10711 * ?f4 / 390"/><draw:equation draw:name="f52" draw:formula="0 + 5125 - 5034"/><draw:equation draw:name="f53" draw:formula="?f52 * ?f5 / 479"/><draw:equation draw:name="f54" draw:formula="0 + 5104 - 5034"/><draw:equation draw:name="f55" draw:formula="?f54 * ?f5 / 479"/><draw:equation draw:name="f56" draw:formula="0 + 5084 - 5034"/><draw:equation draw:name="f57" draw:formula="?f56 * ?f5 / 479"/><draw:equation draw:name="f58" draw:formula="10706 * ?f4 / 390"/><draw:equation draw:name="f59" draw:formula="0 + 5059 - 5034"/><draw:equation draw:name="f60" draw:formula="?f59 * ?f5 / 479"/><draw:equation draw:name="f61" draw:formula="10799 * ?f4 / 390"/><draw:equation draw:name="f62" draw:formula="0 + 5073 - 5034"/><draw:equation draw:name="f63" draw:formula="?f62 * ?f5 / 479"/><draw:equation draw:name="f64" draw:formula="10833 * ?f4 / 390"/><draw:equation draw:name="f65" draw:formula="0 + 5107 - 5034"/><draw:equation draw:name="f66" draw:formula="?f65 * ?f5 / 479"/><draw:equation draw:name="f67" draw:formula="10848 * ?f4 / 390"/><draw:equation draw:name="f68" draw:formula="0 + 5460 - 5034"/><draw:equation draw:name="f69" draw:formula="?f68 * ?f5 / 479"/><draw:equation draw:name="f70" draw:formula="10844 * ?f4 / 390"/><draw:equation draw:name="f71" draw:formula="0 + 5485 - 5034"/><draw:equation draw:name="f72" draw:formula="?f71 * ?f5 / 479"/><draw:equation draw:name="f73" draw:formula="10818 * ?f4 / 390"/><draw:equation draw:name="f74" draw:formula="0 + 5489 - 5034"/><draw:equation draw:name="f75" draw:formula="?f74 * ?f5 / 479"/><draw:equation draw:name="f76" draw:formula="0 + 5513 - 5034"/><draw:equation draw:name="f77" draw:formula="?f76 * ?f5 / 479"/><draw:equation draw:name="f78" draw:formula="10603 * ?f4 / 390"/><draw:equation draw:name="f79" draw:formula="0 + 5501 - 5034"/><draw:equation draw:name="f80" draw:formula="?f79 * ?f5 / 479"/><draw:equation draw:name="f81" draw:formula="10573 * ?f4 / 390"/><draw:equation draw:name="f82" draw:formula="0 + 5470 - 5034"/><draw:equation draw:name="f83" draw:formula="?f82 * ?f5 / 479"/><draw:equation draw:name="f84" draw:formula="10560 * ?f4 / 390"/><draw:equation draw:name="f85" draw:formula="0 + 5308 - 5034"/><draw:equation draw:name="f86" draw:formula="?f85 * ?f5 / 479"/><draw:equation draw:name="f87" draw:formula="10476 * ?f4 / 390"/><draw:equation draw:name="f88" draw:formula="0 + 5304 - 5034"/><draw:equation draw:name="f89" draw:formula="?f88 * ?f5 / 479"/><draw:equation draw:name="f90" draw:formula="10470 * ?f4 / 390"/><draw:equation draw:name="f91" draw:formula="0 + 5268 - 5034"/><draw:equation draw:name="f92" draw:formula="?f91 * ?f5 / 479"/><draw:equation draw:name="f93" draw:formula="10458 * ?f4 / 390"/><draw:equation draw:name="f94" draw:formula="0 + 5233 - 5034"/><draw:equation draw:name="f95" draw:formula="?f94 * ?f5 / 479"/><draw:equation draw:name="f96" draw:formula="0 + 5229 - 5034"/><draw:equation draw:name="f97" draw:formula="?f96 * ?f5 / 479"/><draw:equation draw:name="f98" draw:formula="0 + 5078 - 5034"/><draw:equation draw:name="f99" draw:formula="?f98 * ?f5 / 479"/><draw:equation draw:name="f100" draw:formula="0 + 5047 - 5034"/><draw:equation draw:name="f101" draw:formula="?f100 * ?f5 / 479"/><draw:equation draw:name="f102" draw:formula="0 + 5034 - 5034"/><draw:equation draw:name="f103" draw:formula="?f102 * ?f5 / 479"/><draw:equation draw:name="f104" draw:formula="0 + 5039 - 5034"/><draw:equation draw:name="f105" draw:formula="?f104 * ?f5 / 479"/><draw:equation draw:name="f106" draw:formula="10684 * ?f4 / 390"/><draw:equation draw:name="f107" draw:formula="0 + 5109 - 5034"/><draw:equation draw:name="f108" draw:formula="?f107 * ?f5 / 479"/><draw:equation draw:name="f109" draw:formula="0 + 5149 - 5034"/><draw:equation draw:name="f110" draw:formula="?f109 * ?f5 / 479"/><draw:equation draw:name="f111" draw:formula="10689 * ?f4 / 390"/><draw:equation draw:name="f112" draw:formula="0 + 5169 - 5034"/><draw:equation draw:name="f113" draw:formula="?f112 * ?f5 / 479"/><draw:equation draw:name="f114" draw:formula="10679 * ?f4 / 390"/><draw:equation draw:name="f115" draw:formula="0 + 5199 - 5034"/><draw:equation draw:name="f116" draw:formula="?f115 * ?f5 / 479"/><draw:equation draw:name="f117" draw:formula="10670 * ?f4 / 390"/><draw:equation draw:name="f118" draw:formula="0 + 5248 - 5034"/><draw:equation draw:name="f119" draw:formula="?f118 * ?f5 / 479"/><draw:equation draw:name="f120" draw:formula="10688 * ?f4 / 390"/><draw:equation draw:name="f121" draw:formula="0 + 5292 - 5034"/><draw:equation draw:name="f122" draw:formula="?f121 * ?f5 / 479"/><draw:equation draw:name="f123" draw:formula="0 + 5342 - 5034"/><draw:equation draw:name="f124" draw:formula="?f123 * ?f5 / 479"/><draw:equation draw:name="f125" draw:formula="0 + 5371 - 5034"/><draw:equation draw:name="f126" draw:formula="?f125 * ?f5 / 479"/><draw:equation draw:name="f127" draw:formula="0 + 5385 - 5034"/><draw:equation draw:name="f128" draw:formula="?f127 * ?f5 / 479"/><draw:equation draw:name="f129" draw:formula="10687 * ?f4 / 390"/><draw:equation draw:name="f130" draw:formula="0 + 5406 - 5034"/><draw:equation draw:name="f131" draw:formula="?f130 * ?f5 / 479"/><draw:equation draw:name="f132" draw:formula="10694 * ?f4 / 390"/><draw:equation draw:name="f133" draw:formula="0 + 5429 - 5034"/><draw:equation draw:name="f134" draw:formula="?f133 * ?f5 / 479"/><draw:equation draw:name="f135" draw:formula="0 + 5450 - 5034"/><draw:equation draw:name="f136" draw:formula="?f135 * ?f5 / 479"/><draw:equation draw:name="f137" draw:formula="10686 * ?f4 / 390"/><draw:equation draw:name="f138" draw:formula="10682 * ?f4 / 390"/><draw:equation draw:name="f139" draw:formula="?f9 / ?f6"/><draw:equation draw:name="f140" draw:formula="?f10 / ?f7"/><draw:equation draw:name="f141" draw:formula="?f12 / ?f6"/><draw:equation draw:name="f142" draw:formula="?f13 / ?f7"/><draw:equation draw:name="f143" draw:formula="?f15 / ?f6"/><draw:equation draw:name="f144" draw:formula="?f16 / ?f7"/><draw:equation draw:name="f145" draw:formula="?f18 / ?f6"/><draw:equation draw:name="f146" draw:formula="?f19 / ?f7"/><draw:equation draw:name="f147" draw:formula="?f21 / ?f6"/><draw:equation draw:name="f148" draw:formula="?f22 / ?f7"/><draw:equation draw:name="f149" draw:formula="?f24 / ?f6"/><draw:equation draw:name="f150" draw:formula="?f25 / ?f7"/><draw:equation draw:name="f151" draw:formula="?f27 / ?f6"/><draw:equation draw:name="f152" draw:formula="?f28 / ?f7"/><draw:equation draw:name="f153" draw:formula="?f30 / ?f6"/><draw:equation draw:name="f154" draw:formula="?f31 / ?f7"/><draw:equation draw:name="f155" draw:formula="?f33 / ?f6"/><draw:equation draw:name="f156" draw:formula="?f34 / ?f7"/><draw:equation draw:name="f157" draw:formula="?f36 / ?f6"/><draw:equation draw:name="f158" draw:formula="?f37 / ?f7"/><draw:equation draw:name="f159" draw:formula="?f39 / ?f6"/><draw:equation draw:name="f160" draw:formula="?f41 / ?f6"/><draw:equation draw:name="f161" draw:formula="?f43 / ?f6"/><draw:equation draw:name="f162" draw:formula="?f45 / ?f6"/><draw:equation draw:name="f163" draw:formula="?f47 / ?f6"/><draw:equation draw:name="f164" draw:formula="?f48 / ?f7"/><draw:equation draw:name="f165" draw:formula="?f50 / ?f6"/><draw:equation draw:name="f166" draw:formula="?f51 / ?f7"/><draw:equation draw:name="f167" draw:formula="?f53 / ?f6"/><draw:equation draw:name="f168" draw:formula="?f55 / ?f6"/><draw:equation draw:name="f169" draw:formula="?f57 / ?f6"/><draw:equation draw:name="f170" draw:formula="?f58 / ?f7"/><draw:equation draw:name="f171" draw:formula="?f60 / ?f6"/><draw:equation draw:name="f172" draw:formula="?f61 / ?f7"/><draw:equation draw:name="f173" draw:formula="?f63 / ?f6"/><draw:equation draw:name="f174" draw:formula="?f64 / ?f7"/><draw:equation draw:name="f175" draw:formula="?f66 / ?f6"/><draw:equation draw:name="f176" draw:formula="?f67 / ?f7"/><draw:equation draw:name="f177" draw:formula="?f69 / ?f6"/><draw:equation draw:name="f178" draw:formula="?f70 / ?f7"/><draw:equation draw:name="f179" draw:formula="?f72 / ?f6"/><draw:equation draw:name="f180" draw:formula="?f73 / ?f7"/><draw:equation draw:name="f181" draw:formula="?f75 / ?f6"/><draw:equation draw:name="f182" draw:formula="?f77 / ?f6"/><draw:equation draw:name="f183" draw:formula="?f78 / ?f7"/><draw:equation draw:name="f184" draw:formula="?f80 / ?f6"/><draw:equation draw:name="f185" draw:formula="?f81 / ?f7"/><draw:equation draw:name="f186" draw:formula="?f83 / ?f6"/><draw:equation draw:name="f187" draw:formula="?f84 / ?f7"/><draw:equation draw:name="f188" draw:formula="?f86 / ?f6"/><draw:equation draw:name="f189" draw:formula="?f87 / ?f7"/><draw:equation draw:name="f190" draw:formula="?f89 / ?f6"/><draw:equation draw:name="f191" draw:formula="?f90 / ?f7"/><draw:equation draw:name="f192" draw:formula="?f92 / ?f6"/><draw:equation draw:name="f193" draw:formula="?f93 / ?f7"/><draw:equation draw:name="f194" draw:formula="?f95 / ?f6"/><draw:equation draw:name="f195" draw:formula="?f97 / ?f6"/><draw:equation draw:name="f196" draw:formula="?f99 / ?f6"/><draw:equation draw:name="f197" draw:formula="?f101 / ?f6"/><draw:equation draw:name="f198" draw:formula="?f103 / ?f6"/><draw:equation draw:name="f199" draw:formula="?f105 / ?f6"/><draw:equation draw:name="f200" draw:formula="?f106 / ?f7"/><draw:equation draw:name="f201" draw:formula="?f108 / ?f6"/><draw:equation draw:name="f202" draw:formula="?f110 / ?f6"/><draw:equation draw:name="f203" draw:formula="?f111 / ?f7"/><draw:equation draw:name="f204" draw:formula="?f113 / ?f6"/><draw:equation draw:name="f205" draw:formula="?f114 / ?f7"/><draw:equation draw:name="f206" draw:formula="?f116 / ?f6"/><draw:equation draw:name="f207" draw:formula="?f117 / ?f7"/><draw:equation draw:name="f208" draw:formula="?f119 / ?f6"/><draw:equation draw:name="f209" draw:formula="?f120 / ?f7"/><draw:equation draw:name="f210" draw:formula="?f122 / ?f6"/><draw:equation draw:name="f211" draw:formula="?f124 / ?f6"/><draw:equation draw:name="f212" draw:formula="?f126 / ?f6"/><draw:equation draw:name="f213" draw:formula="?f128 / ?f6"/><draw:equation draw:name="f214" draw:formula="?f129 / ?f7"/><draw:equation draw:name="f215" draw:formula="?f131 / ?f6"/><draw:equation draw:name="f216" draw:formula="?f132 / ?f7"/><draw:equation draw:name="f217" draw:formula="?f134 / ?f6"/><draw:equation draw:name="f218" draw:formula="?f136 / ?f6"/><draw:equation draw:name="f219" draw:formula="?f137 / ?f7"/><draw:equation draw:name="f220" draw:formula="?f138 / ?f7"/><draw:equation draw:name="f221" draw:formula="0 / ?f6"/><draw:equation draw:name="f222" draw:formula="?f1 / ?f6"/><draw:equation draw:name="f223" draw:formula="0 / ?f7"/><draw:equation draw:name="f224" draw:formula="?f3 / ?f7"/></draw:enhanced-geometry></draw:custom-shape></draw:g><draw:frame draw:id="id190" draw:style-name="a172" draw:transform="translate(-0.95181in -0.27847in) rotate(-6.14948) translate(0.88299in 0.39892in)" draw:name="Textfeld 226" svg:width="1.90362in" svg:height="0.55694in" style:rel-width="scale" style:rel-height="scale"><draw:text-box><text:h text:style-name="Überschrift2" text:outline-level="2"><text:span text:style-name="T138">Mein Geburtstag ist…</text:span></text:h></draw:text-box><svg:title/><svg:desc/></draw:frame></draw:g></text:span></text:p>
          </table:table-cell>
          <table:table-cell table:style-name="TableCell139">
            <text:p text:style-name="Standard"><text:span text:style-name="T140"><draw:g draw:name="Gruppieren 227" draw:id="id197" draw:style-name="a178" text:anchor-type="as-char"><svg:title/><svg:desc>dekoratives Element</svg:desc><draw:g draw:name="Gruppieren 40" draw:id="id195"><svg:title/><svg:desc/><draw:custom-shape svg:x="0in" svg:y="0in" svg:width="3.39167in" svg:height="0.81319in" draw:id="id192" draw:style-name="a174" draw:name="Freihandform 43"><svg:title/><svg:desc/><draw:enhanced-geometry draw:type="non-primitive" svg:viewBox="0 0 4884 1171" draw:enhanced-path="M 134 0 L 0 761 4883 1170 4665 25 134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84"/><draw:equation draw:name="f7" draw:formula="?f4 / 1171"/><draw:equation draw:name="f8" draw:formula="0 + 6604 - 6470"/><draw:equation draw:name="f9" draw:formula="?f8 * ?f5 / 4884"/><draw:equation draw:name="f10" draw:formula="8902 * ?f4 / 1171"/><draw:equation draw:name="f11" draw:formula="0 + 6470 - 6470"/><draw:equation draw:name="f12" draw:formula="?f11 * ?f5 / 4884"/><draw:equation draw:name="f13" draw:formula="9663 * ?f4 / 1171"/><draw:equation draw:name="f14" draw:formula="0 + 11353 - 6470"/><draw:equation draw:name="f15" draw:formula="?f14 * ?f5 / 4884"/><draw:equation draw:name="f16" draw:formula="10072 * ?f4 / 1171"/><draw:equation draw:name="f17" draw:formula="0 + 11135 - 6470"/><draw:equation draw:name="f18" draw:formula="?f17 * ?f5 / 4884"/><draw:equation draw:name="f19" draw:formula="8927 * ?f4 / 1171"/><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custom-shape svg:x="0.00694in" svg:y="0.52917in" svg:width="2.31875in" svg:height="0.46736in" draw:id="id193" draw:style-name="a175" draw:name="Freihandform 42"><svg:title/><svg:desc/><draw:enhanced-geometry draw:type="non-primitive" svg:viewBox="0 0 3339 673" draw:enhanced-path="M 1 0 L 0 1 3074 672 3339 279 1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9"/><draw:equation draw:name="f7" draw:formula="?f4 / 673"/><draw:equation draw:name="f8" draw:formula="0 + 6481 - 6480"/><draw:equation draw:name="f9" draw:formula="?f8 * ?f5 / 3339"/><draw:equation draw:name="f10" draw:formula="9664 * ?f4 / 673"/><draw:equation draw:name="f11" draw:formula="0 + 6480 - 6480"/><draw:equation draw:name="f12" draw:formula="?f11 * ?f5 / 3339"/><draw:equation draw:name="f13" draw:formula="9665 * ?f4 / 673"/><draw:equation draw:name="f14" draw:formula="0 + 9554 - 6480"/><draw:equation draw:name="f15" draw:formula="?f14 * ?f5 / 3339"/><draw:equation draw:name="f16" draw:formula="10336 * ?f4 / 673"/><draw:equation draw:name="f17" draw:formula="0 + 9819 - 6480"/><draw:equation draw:name="f18" draw:formula="?f17 * ?f5 / 3339"/><draw:equation draw:name="f19" draw:formula="9943 * ?f4 / 673"/><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custom-shape svg:x="1.23889in" svg:y="0.87083in" svg:width="0.89583in" svg:height="0.24514in" draw:id="id194" draw:style-name="a176" draw:name="Freihandform 41"><svg:title/><svg:desc/><draw:enhanced-geometry draw:type="non-primitive" svg:viewBox="0 0 1290 353" draw:enhanced-path="M 472 0 L 0 352 1285 184 1289 178 472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90"/><draw:equation draw:name="f7" draw:formula="?f4 / 353"/><draw:equation draw:name="f8" draw:formula="0 + 8726 - 8254"/><draw:equation draw:name="f9" draw:formula="?f8 * ?f5 / 1290"/><draw:equation draw:name="f10" draw:formula="10156 * ?f4 / 353"/><draw:equation draw:name="f11" draw:formula="0 + 8254 - 8254"/><draw:equation draw:name="f12" draw:formula="?f11 * ?f5 / 1290"/><draw:equation draw:name="f13" draw:formula="10508 * ?f4 / 353"/><draw:equation draw:name="f14" draw:formula="0 + 9539 - 8254"/><draw:equation draw:name="f15" draw:formula="?f14 * ?f5 / 1290"/><draw:equation draw:name="f16" draw:formula="10340 * ?f4 / 353"/><draw:equation draw:name="f17" draw:formula="0 + 9543 - 8254"/><draw:equation draw:name="f18" draw:formula="?f17 * ?f5 / 1290"/><draw:equation draw:name="f19" draw:formula="10334 * ?f4 / 353"/><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g><draw:frame draw:id="id196" draw:style-name="a177" draw:transform="translate(-1.42812in -0.29792in) rotate(-0.0763) translate(1.68527in 0.36934in)" draw:name="Textfeld 232" svg:width="2.85625in" svg:height="0.59583in" style:rel-width="scale" style:rel-height="scale"><draw:text-box><text:h text:style-name="Überschrift3" text:outline-level="3"><text:span text:style-name="T141">Meine Favoriten!</text:span></text:h></draw:text-box><svg:title/><svg:desc/></draw:frame></draw:g></text:span></text:p>
          </table:table-cell>
        </table:table-row>
        <table:table-row table:style-name="TableRow142">
          <table:table-cell table:style-name="TableCell143">
            <text:p text:style-name="Standard"><text:span text:style-name="T144"><draw:g draw:z-index="251667456" draw:name="Gruppe 233" draw:id="id206" draw:style-name="a186" text:anchor-type="paragraph"><svg:title/><svg:desc>dekoratives Element</svg:desc><draw:g draw:name="Gruppe 234" draw:id="id204"><svg:title/><svg:desc/><draw:custom-shape svg:x="0.84865in" svg:y="0.45617in" svg:width="2.55776in" svg:height="0.26323in" draw:id="id198" draw:style-name="a179" draw:name="Freihandform 59"><svg:title/><svg:desc/><draw:enhanced-geometry draw:type="non-primitive" svg:viewBox="0 0 4022 414" draw:enhanced-path="M 0 0 L 339 413 4022 388 0 0 Z N" draw:text-areas="?f23 ?f25 ?f24 ?f26" draw:glue-points="?f17 ?f18 ?f19 ?f20 ?f21 ?f22 ?f17 ?f18"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22"/><draw:equation draw:name="f7" draw:formula="?f4 / 414"/><draw:equation draw:name="f8" draw:formula="0 + 1888 - 1888"/><draw:equation draw:name="f9" draw:formula="?f8 * ?f5 / 4022"/><draw:equation draw:name="f10" draw:formula="1076 * ?f4 / 414"/><draw:equation draw:name="f11" draw:formula="0 + 2227 - 1888"/><draw:equation draw:name="f12" draw:formula="?f11 * ?f5 / 4022"/><draw:equation draw:name="f13" draw:formula="1489 * ?f4 / 414"/><draw:equation draw:name="f14" draw:formula="0 + 5910 - 1888"/><draw:equation draw:name="f15" draw:formula="?f14 * ?f5 / 4022"/><draw:equation draw:name="f16" draw:formula="1464 * ?f4 / 414"/><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svg:x="0.84865in" svg:y="0.33727in" svg:width="0.89286in" svg:height="0.19774in" draw:id="id199" draw:style-name="a180" draw:name="Freihandform 60"><svg:title/><svg:desc/><draw:enhanced-geometry draw:type="non-primitive" svg:viewBox="0 0 1404 311" draw:enhanced-path="M 1404 0 L 0 187 1282 311 1404 0 Z N" draw:text-areas="?f23 ?f25 ?f24 ?f26" draw:glue-points="?f17 ?f18 ?f19 ?f20 ?f21 ?f22 ?f17 ?f18"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4"/><draw:equation draw:name="f7" draw:formula="?f4 / 311"/><draw:equation draw:name="f8" draw:formula="0 + 3292 - 1888"/><draw:equation draw:name="f9" draw:formula="?f8 * ?f5 / 1404"/><draw:equation draw:name="f10" draw:formula="889 * ?f4 / 311"/><draw:equation draw:name="f11" draw:formula="0 + 1888 - 1888"/><draw:equation draw:name="f12" draw:formula="?f11 * ?f5 / 1404"/><draw:equation draw:name="f13" draw:formula="1076 * ?f4 / 311"/><draw:equation draw:name="f14" draw:formula="0 + 3170 - 1888"/><draw:equation draw:name="f15" draw:formula="?f14 * ?f5 / 1404"/><draw:equation draw:name="f16" draw:formula="1200 * ?f4 / 311"/><draw:equation draw:name="f17" draw:formula="?f9 / ?f6"/><draw:equation draw:name="f18" draw:formula="?f10 / ?f7"/><draw:equation draw:name="f19" draw:formula="?f12 / ?f6"/><draw:equation draw:name="f20" draw:formula="?f13 / ?f7"/><draw:equation draw:name="f21" draw:formula="?f15 / ?f6"/><draw:equation draw:name="f22" draw:formula="?f16 / ?f7"/><draw:equation draw:name="f23" draw:formula="0 / ?f6"/><draw:equation draw:name="f24" draw:formula="?f1 / ?f6"/><draw:equation draw:name="f25" draw:formula="0 / ?f7"/><draw:equation draw:name="f26" draw:formula="?f3 / ?f7"/></draw:enhanced-geometry></draw:custom-shape><draw:custom-shape svg:x="0.10841in" svg:y="0.7035in" svg:width="3.298in" svg:height="0.92001in" draw:id="id200" draw:style-name="a181" draw:name="Freihandform 61"><svg:title/><svg:desc/><draw:enhanced-geometry draw:type="non-primitive" svg:viewBox="0 0 5186 1447" draw:enhanced-path="M 5185 0 L 0 36 333 930 4909 1446 5185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86"/><draw:equation draw:name="f7" draw:formula="?f4 / 1447"/><draw:equation draw:name="f8" draw:formula="0 + 5910 - 725"/><draw:equation draw:name="f9" draw:formula="?f8 * ?f5 / 5186"/><draw:equation draw:name="f10" draw:formula="1464 * ?f4 / 1447"/><draw:equation draw:name="f11" draw:formula="0 + 725 - 725"/><draw:equation draw:name="f12" draw:formula="?f11 * ?f5 / 5186"/><draw:equation draw:name="f13" draw:formula="1500 * ?f4 / 1447"/><draw:equation draw:name="f14" draw:formula="0 + 1058 - 725"/><draw:equation draw:name="f15" draw:formula="?f14 * ?f5 / 5186"/><draw:equation draw:name="f16" draw:formula="2394 * ?f4 / 1447"/><draw:equation draw:name="f17" draw:formula="0 + 5634 - 725"/><draw:equation draw:name="f18" draw:formula="?f17 * ?f5 / 5186"/><draw:equation draw:name="f19" draw:formula="2910 * ?f4 / 1447"/><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custom-shape svg:x="0.10841in" svg:y="0.7035in" svg:width="3.29737in" svg:height="0.84817in" draw:id="id201" draw:style-name="a182" draw:name="Freihandform 62"><svg:title/><svg:desc/><draw:enhanced-geometry draw:type="non-primitive" svg:viewBox="0 0 9998 9216" draw:enhanced-path="M 9509 9216 L 642 6427 0 249 9998 0 9509 9216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98"/><draw:equation draw:name="f7" draw:formula="?f4 / 9216"/><draw:equation draw:name="f8" draw:formula="9509 * ?f5 / 9998"/><draw:equation draw:name="f9" draw:formula="9216 * ?f4 / 9216"/><draw:equation draw:name="f10" draw:formula="642 * ?f5 / 9998"/><draw:equation draw:name="f11" draw:formula="6427 * ?f4 / 9216"/><draw:equation draw:name="f12" draw:formula="0 * ?f5 / 9998"/><draw:equation draw:name="f13" draw:formula="249 * ?f4 / 9216"/><draw:equation draw:name="f14" draw:formula="9998 * ?f5 / 9998"/><draw:equation draw:name="f15" draw:formula="0 * ?f4 / 9216"/><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f0 / ?f6"/><draw:equation draw:name="f25" draw:formula="?f1 / ?f6"/><draw:equation draw:name="f26" draw:formula="?f2 / ?f7"/><draw:equation draw:name="f27" draw:formula="?f3 / ?f7"/></draw:enhanced-geometry></draw:custom-shape><draw:custom-shape svg:x="2.77747in" svg:y="1.17399in" svg:width="0.29444in" svg:height="0.29438in" draw:id="id202" draw:style-name="a183" draw:name="Freihandform 63"><svg:title/><svg:desc/><draw:enhanced-geometry draw:type="non-primitive" svg:viewBox="0 0 463 463" draw:enhanced-path="M 319 193 L 67 193 213 340 204 371 204 403 215 434 235 462 462 234 435 214 431 213 340 213 319 193 Z M 371 204 L 340 213 431 213 404 204 371 204 Z M 168 0 L 0 168 25 193 34 199 46 201 57 199 67 193 319 193 193 66 199 57 202 45 199 34 193 24 168 0 Z N" draw:text-areas="?f109 ?f111 ?f110 ?f112" draw:glue-points="?f69 ?f70 ?f71 ?f70 ?f72 ?f73 ?f74 ?f75 ?f74 ?f76 ?f77 ?f78 ?f79 ?f80 ?f81 ?f82 ?f83 ?f84 ?f85 ?f86 ?f87 ?f86 ?f69 ?f70 ?f88 ?f89 ?f87 ?f86 ?f85 ?f86 ?f90 ?f89 ?f88 ?f89 ?f91 ?f92 ?f93 ?f94 ?f95 ?f70 ?f96 ?f97 ?f98 ?f99 ?f100 ?f97 ?f71 ?f70 ?f69 ?f70 ?f101 ?f102 ?f103 ?f104 ?f105 ?f106 ?f103 ?f107 ?f101 ?f108 ?f91 ?f92"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3"/><draw:equation draw:name="f7" draw:formula="?f4 / 463"/><draw:equation draw:name="f8" draw:formula="0 + 5241 - 4922"/><draw:equation draw:name="f9" draw:formula="?f8 * ?f5 / 463"/><draw:equation draw:name="f10" draw:formula="2398 * ?f4 / 463"/><draw:equation draw:name="f11" draw:formula="0 + 4989 - 4922"/><draw:equation draw:name="f12" draw:formula="?f11 * ?f5 / 463"/><draw:equation draw:name="f13" draw:formula="0 + 5135 - 4922"/><draw:equation draw:name="f14" draw:formula="?f13 * ?f5 / 463"/><draw:equation draw:name="f15" draw:formula="2545 * ?f4 / 463"/><draw:equation draw:name="f16" draw:formula="0 + 5126 - 4922"/><draw:equation draw:name="f17" draw:formula="?f16 * ?f5 / 463"/><draw:equation draw:name="f18" draw:formula="2576 * ?f4 / 463"/><draw:equation draw:name="f19" draw:formula="2608 * ?f4 / 463"/><draw:equation draw:name="f20" draw:formula="0 + 5137 - 4922"/><draw:equation draw:name="f21" draw:formula="?f20 * ?f5 / 463"/><draw:equation draw:name="f22" draw:formula="2639 * ?f4 / 463"/><draw:equation draw:name="f23" draw:formula="0 + 5157 - 4922"/><draw:equation draw:name="f24" draw:formula="?f23 * ?f5 / 463"/><draw:equation draw:name="f25" draw:formula="2667 * ?f4 / 463"/><draw:equation draw:name="f26" draw:formula="0 + 5384 - 4922"/><draw:equation draw:name="f27" draw:formula="?f26 * ?f5 / 463"/><draw:equation draw:name="f28" draw:formula="2439 * ?f4 / 463"/><draw:equation draw:name="f29" draw:formula="0 + 5357 - 4922"/><draw:equation draw:name="f30" draw:formula="?f29 * ?f5 / 463"/><draw:equation draw:name="f31" draw:formula="2419 * ?f4 / 463"/><draw:equation draw:name="f32" draw:formula="0 + 5353 - 4922"/><draw:equation draw:name="f33" draw:formula="?f32 * ?f5 / 463"/><draw:equation draw:name="f34" draw:formula="2418 * ?f4 / 463"/><draw:equation draw:name="f35" draw:formula="0 + 5262 - 4922"/><draw:equation draw:name="f36" draw:formula="?f35 * ?f5 / 463"/><draw:equation draw:name="f37" draw:formula="0 + 5293 - 4922"/><draw:equation draw:name="f38" draw:formula="?f37 * ?f5 / 463"/><draw:equation draw:name="f39" draw:formula="2409 * ?f4 / 463"/><draw:equation draw:name="f40" draw:formula="0 + 5326 - 4922"/><draw:equation draw:name="f41" draw:formula="?f40 * ?f5 / 463"/><draw:equation draw:name="f42" draw:formula="0 + 5090 - 4922"/><draw:equation draw:name="f43" draw:formula="?f42 * ?f5 / 463"/><draw:equation draw:name="f44" draw:formula="2205 * ?f4 / 463"/><draw:equation draw:name="f45" draw:formula="0 + 4922 - 4922"/><draw:equation draw:name="f46" draw:formula="?f45 * ?f5 / 463"/><draw:equation draw:name="f47" draw:formula="2373 * ?f4 / 463"/><draw:equation draw:name="f48" draw:formula="0 + 4947 - 4922"/><draw:equation draw:name="f49" draw:formula="?f48 * ?f5 / 463"/><draw:equation draw:name="f50" draw:formula="0 + 4956 - 4922"/><draw:equation draw:name="f51" draw:formula="?f50 * ?f5 / 463"/><draw:equation draw:name="f52" draw:formula="2404 * ?f4 / 463"/><draw:equation draw:name="f53" draw:formula="0 + 4968 - 4922"/><draw:equation draw:name="f54" draw:formula="?f53 * ?f5 / 463"/><draw:equation draw:name="f55" draw:formula="2406 * ?f4 / 463"/><draw:equation draw:name="f56" draw:formula="0 + 4979 - 4922"/><draw:equation draw:name="f57" draw:formula="?f56 * ?f5 / 463"/><draw:equation draw:name="f58" draw:formula="0 + 5115 - 4922"/><draw:equation draw:name="f59" draw:formula="?f58 * ?f5 / 463"/><draw:equation draw:name="f60" draw:formula="2271 * ?f4 / 463"/><draw:equation draw:name="f61" draw:formula="0 + 5121 - 4922"/><draw:equation draw:name="f62" draw:formula="?f61 * ?f5 / 463"/><draw:equation draw:name="f63" draw:formula="2262 * ?f4 / 463"/><draw:equation draw:name="f64" draw:formula="0 + 5124 - 4922"/><draw:equation draw:name="f65" draw:formula="?f64 * ?f5 / 463"/><draw:equation draw:name="f66" draw:formula="2250 * ?f4 / 463"/><draw:equation draw:name="f67" draw:formula="2239 * ?f4 / 463"/><draw:equation draw:name="f68" draw:formula="2229 * ?f4 / 463"/><draw:equation draw:name="f69" draw:formula="?f9 / ?f6"/><draw:equation draw:name="f70" draw:formula="?f10 / ?f7"/><draw:equation draw:name="f71" draw:formula="?f12 / ?f6"/><draw:equation draw:name="f72" draw:formula="?f14 / ?f6"/><draw:equation draw:name="f73" draw:formula="?f15 / ?f7"/><draw:equation draw:name="f74" draw:formula="?f17 / ?f6"/><draw:equation draw:name="f75" draw:formula="?f18 / ?f7"/><draw:equation draw:name="f76" draw:formula="?f19 / ?f7"/><draw:equation draw:name="f77" draw:formula="?f21 / ?f6"/><draw:equation draw:name="f78" draw:formula="?f22 / ?f7"/><draw:equation draw:name="f79" draw:formula="?f24 / ?f6"/><draw:equation draw:name="f80" draw:formula="?f25 / ?f7"/><draw:equation draw:name="f81" draw:formula="?f27 / ?f6"/><draw:equation draw:name="f82" draw:formula="?f28 / ?f7"/><draw:equation draw:name="f83" draw:formula="?f30 / ?f6"/><draw:equation draw:name="f84" draw:formula="?f31 / ?f7"/><draw:equation draw:name="f85" draw:formula="?f33 / ?f6"/><draw:equation draw:name="f86" draw:formula="?f34 / ?f7"/><draw:equation draw:name="f87" draw:formula="?f36 / ?f6"/><draw:equation draw:name="f88" draw:formula="?f38 / ?f6"/><draw:equation draw:name="f89" draw:formula="?f39 / ?f7"/><draw:equation draw:name="f90" draw:formula="?f41 / ?f6"/><draw:equation draw:name="f91" draw:formula="?f43 / ?f6"/><draw:equation draw:name="f92" draw:formula="?f44 / ?f7"/><draw:equation draw:name="f93" draw:formula="?f46 / ?f6"/><draw:equation draw:name="f94" draw:formula="?f47 / ?f7"/><draw:equation draw:name="f95" draw:formula="?f49 / ?f6"/><draw:equation draw:name="f96" draw:formula="?f51 / ?f6"/><draw:equation draw:name="f97" draw:formula="?f52 / ?f7"/><draw:equation draw:name="f98" draw:formula="?f54 / ?f6"/><draw:equation draw:name="f99" draw:formula="?f55 / ?f7"/><draw:equation draw:name="f100" draw:formula="?f57 / ?f6"/><draw:equation draw:name="f101" draw:formula="?f59 / ?f6"/><draw:equation draw:name="f102" draw:formula="?f60 / ?f7"/><draw:equation draw:name="f103" draw:formula="?f62 / ?f6"/><draw:equation draw:name="f104" draw:formula="?f63 / ?f7"/><draw:equation draw:name="f105" draw:formula="?f65 / ?f6"/><draw:equation draw:name="f106" draw:formula="?f66 / ?f7"/><draw:equation draw:name="f107" draw:formula="?f67 / ?f7"/><draw:equation draw:name="f108" draw:formula="?f68 / ?f7"/><draw:equation draw:name="f109" draw:formula="0 / ?f6"/><draw:equation draw:name="f110" draw:formula="?f1 / ?f6"/><draw:equation draw:name="f111" draw:formula="0 / ?f7"/><draw:equation draw:name="f112" draw:formula="?f3 / ?f7"/></draw:enhanced-geometry></draw:custom-shape><draw:custom-shape svg:x="2.98669in" svg:y="1.38317in" svg:width="0.10366in" svg:height="0.10364in" draw:id="id203" draw:style-name="a184" draw:name="Freihandform 64"><svg:title/><svg:desc/><draw:enhanced-geometry draw:type="non-primitive" svg:viewBox="0 0 163 163" draw:enhanced-path="M 68 0 L 34 34 0 68 163 163 68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3"/><draw:equation draw:name="f7" draw:formula="?f4 / 163"/><draw:equation draw:name="f8" draw:formula="0 + 5318 - 5250"/><draw:equation draw:name="f9" draw:formula="?f8 * ?f5 / 163"/><draw:equation draw:name="f10" draw:formula="2533 * ?f4 / 163"/><draw:equation draw:name="f11" draw:formula="0 + 5284 - 5250"/><draw:equation draw:name="f12" draw:formula="?f11 * ?f5 / 163"/><draw:equation draw:name="f13" draw:formula="2567 * ?f4 / 163"/><draw:equation draw:name="f14" draw:formula="0 + 5250 - 5250"/><draw:equation draw:name="f15" draw:formula="?f14 * ?f5 / 163"/><draw:equation draw:name="f16" draw:formula="2601 * ?f4 / 163"/><draw:equation draw:name="f17" draw:formula="0 + 5413 - 5250"/><draw:equation draw:name="f18" draw:formula="?f17 * ?f5 / 163"/><draw:equation draw:name="f19" draw:formula="2696 * ?f4 / 163"/><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g><draw:frame draw:id="id205" draw:style-name="a185" draw:transform="translate(-1.36628in -0.25496in) rotate(-6.17589) translate(1.39843in 0.3867in)" draw:name="Textfeld 78" svg:width="2.73257in" svg:height="0.50992in" style:rel-width="scale" style:rel-height="scale"><draw:text-box><text:h text:style-name="Überschrift4" text:outline-level="4"><text:span text:style-name="T145">Wenn ich älter bin, möchte ich...</text:span></text:h></draw:text-box><svg:title/><svg:desc/></draw:frame></draw:g></text:span></text:p>
          </table:table-cell>
          <table:table-cell table:style-name="TableCell146" table:number-rows-spanned="2">
            <text:p text:style-name="Standard"><text:span text:style-name="T147"><draw:g draw:name="Gruppieren 242" draw:id="id211" draw:style-name="a191" text:anchor-type="as-char"><svg:title/><svg:desc>dekoratives Element</svg:desc><draw:custom-shape svg:x="1.63615in" svg:y="0in" svg:width="1.2083in" svg:height="1.20851in" draw:id="id207" draw:style-name="a187" draw:name="Freihandform 10"><svg:title/><svg:desc/><text:p text:style-name="Standard"><text:span text:style-name="T148">Thema einfügen</text:span></text:p><draw:enhanced-geometry draw:type="non-primitive" svg:viewBox="0 0 1899 1899" draw:enhanced-path="M 1899 949 L 1896 1023 1887 1096 1873 1167 1855 1236 1831 1302 1802 1367 1769 1428 1732 1487 1690 1543 1645 1595 1596 1644 1543 1690 1487 1731 1428 1769 1367 1802 1303 1830 1236 1854 1167 1873 1096 1887 1024 1896 949 1898 875 1896 803 1887 732 1873 663 1854 596 1830 532 1802 470 1769 411 1731 356 1690 303 1644 254 1595 209 1543 167 1487 130 1428 97 1367 68 1302 44 1236 25 1167 11 1096 3 1023 0 949 3 875 11 802 25 732 44 663 68 596 97 532 130 470 167 411 209 356 254 303 303 254 356 209 411 167 470 130 532 96 596 68 663 44 732 25 803 11 875 3 949 0 1024 3 1096 11 1167 25 1236 44 1303 68 1367 96 1428 130 1487 167 1543 209 1596 254 1645 303 1690 356 1732 411 1769 470 1802 532 1831 596 1855 663 1873 732 1887 802 1896 875 1899 949 Z N" draw:text-areas="?f223 ?f225 ?f224 ?f226" draw:glue-points="?f137 ?f138 ?f139 ?f140 ?f141 ?f142 ?f143 ?f144 ?f145 ?f146 ?f147 ?f148 ?f149 ?f150 ?f151 ?f152 ?f153 ?f154 ?f155 ?f156 ?f157 ?f158 ?f159 ?f160 ?f161 ?f162 ?f163 ?f164 ?f165 ?f166 ?f167 ?f168 ?f169 ?f170 ?f171 ?f172 ?f173 ?f174 ?f175 ?f176 ?f177 ?f178 ?f179 ?f180 ?f181 ?f178 ?f182 ?f176 ?f183 ?f174 ?f184 ?f172 ?f185 ?f170 ?f186 ?f168 ?f187 ?f166 ?f188 ?f164 ?f189 ?f162 ?f190 ?f160 ?f191 ?f158 ?f192 ?f156 ?f193 ?f154 ?f194 ?f152 ?f195 ?f150 ?f196 ?f148 ?f197 ?f146 ?f198 ?f144 ?f199 ?f142 ?f200 ?f140 ?f201 ?f138 ?f200 ?f202 ?f199 ?f203 ?f198 ?f204 ?f197 ?f205 ?f196 ?f206 ?f195 ?f207 ?f194 ?f208 ?f193 ?f209 ?f192 ?f210 ?f191 ?f211 ?f190 ?f212 ?f189 ?f213 ?f188 ?f214 ?f187 ?f215 ?f186 ?f216 ?f185 ?f217 ?f184 ?f218 ?f183 ?f219 ?f182 ?f220 ?f181 ?f221 ?f179 ?f222" draw:glue-point-leaving-directions="-90, -90, -90, -90, -90, -90, -90, -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99"/><draw:equation draw:name="f7" draw:formula="?f4 / 1899"/><draw:equation draw:name="f8" draw:formula="0 + 11126 - 9227"/><draw:equation draw:name="f9" draw:formula="?f8 * ?f5 / 1899"/><draw:equation draw:name="f10" draw:formula="1228 * ?f4 / 1899"/><draw:equation draw:name="f11" draw:formula="0 + 11123 - 9227"/><draw:equation draw:name="f12" draw:formula="?f11 * ?f5 / 1899"/><draw:equation draw:name="f13" draw:formula="1302 * ?f4 / 1899"/><draw:equation draw:name="f14" draw:formula="0 + 11114 - 9227"/><draw:equation draw:name="f15" draw:formula="?f14 * ?f5 / 1899"/><draw:equation draw:name="f16" draw:formula="1375 * ?f4 / 1899"/><draw:equation draw:name="f17" draw:formula="0 + 11100 - 9227"/><draw:equation draw:name="f18" draw:formula="?f17 * ?f5 / 1899"/><draw:equation draw:name="f19" draw:formula="1446 * ?f4 / 1899"/><draw:equation draw:name="f20" draw:formula="0 + 11082 - 9227"/><draw:equation draw:name="f21" draw:formula="?f20 * ?f5 / 1899"/><draw:equation draw:name="f22" draw:formula="1515 * ?f4 / 1899"/><draw:equation draw:name="f23" draw:formula="0 + 11058 - 9227"/><draw:equation draw:name="f24" draw:formula="?f23 * ?f5 / 1899"/><draw:equation draw:name="f25" draw:formula="1581 * ?f4 / 1899"/><draw:equation draw:name="f26" draw:formula="0 + 11029 - 9227"/><draw:equation draw:name="f27" draw:formula="?f26 * ?f5 / 1899"/><draw:equation draw:name="f28" draw:formula="1646 * ?f4 / 1899"/><draw:equation draw:name="f29" draw:formula="0 + 10996 - 9227"/><draw:equation draw:name="f30" draw:formula="?f29 * ?f5 / 1899"/><draw:equation draw:name="f31" draw:formula="1707 * ?f4 / 1899"/><draw:equation draw:name="f32" draw:formula="0 + 10959 - 9227"/><draw:equation draw:name="f33" draw:formula="?f32 * ?f5 / 1899"/><draw:equation draw:name="f34" draw:formula="1766 * ?f4 / 1899"/><draw:equation draw:name="f35" draw:formula="0 + 10917 - 9227"/><draw:equation draw:name="f36" draw:formula="?f35 * ?f5 / 1899"/><draw:equation draw:name="f37" draw:formula="1822 * ?f4 / 1899"/><draw:equation draw:name="f38" draw:formula="0 + 10872 - 9227"/><draw:equation draw:name="f39" draw:formula="?f38 * ?f5 / 1899"/><draw:equation draw:name="f40" draw:formula="1874 * ?f4 / 1899"/><draw:equation draw:name="f41" draw:formula="0 + 10823 - 9227"/><draw:equation draw:name="f42" draw:formula="?f41 * ?f5 / 1899"/><draw:equation draw:name="f43" draw:formula="1923 * ?f4 / 1899"/><draw:equation draw:name="f44" draw:formula="0 + 10770 - 9227"/><draw:equation draw:name="f45" draw:formula="?f44 * ?f5 / 1899"/><draw:equation draw:name="f46" draw:formula="1969 * ?f4 / 1899"/><draw:equation draw:name="f47" draw:formula="0 + 10714 - 9227"/><draw:equation draw:name="f48" draw:formula="?f47 * ?f5 / 1899"/><draw:equation draw:name="f49" draw:formula="2010 * ?f4 / 1899"/><draw:equation draw:name="f50" draw:formula="0 + 10655 - 9227"/><draw:equation draw:name="f51" draw:formula="?f50 * ?f5 / 1899"/><draw:equation draw:name="f52" draw:formula="2048 * ?f4 / 1899"/><draw:equation draw:name="f53" draw:formula="0 + 10594 - 9227"/><draw:equation draw:name="f54" draw:formula="?f53 * ?f5 / 1899"/><draw:equation draw:name="f55" draw:formula="2081 * ?f4 / 1899"/><draw:equation draw:name="f56" draw:formula="0 + 10530 - 9227"/><draw:equation draw:name="f57" draw:formula="?f56 * ?f5 / 1899"/><draw:equation draw:name="f58" draw:formula="2109 * ?f4 / 1899"/><draw:equation draw:name="f59" draw:formula="0 + 10463 - 9227"/><draw:equation draw:name="f60" draw:formula="?f59 * ?f5 / 1899"/><draw:equation draw:name="f61" draw:formula="2133 * ?f4 / 1899"/><draw:equation draw:name="f62" draw:formula="0 + 10394 - 9227"/><draw:equation draw:name="f63" draw:formula="?f62 * ?f5 / 1899"/><draw:equation draw:name="f64" draw:formula="2152 * ?f4 / 1899"/><draw:equation draw:name="f65" draw:formula="0 + 10323 - 9227"/><draw:equation draw:name="f66" draw:formula="?f65 * ?f5 / 1899"/><draw:equation draw:name="f67" draw:formula="2166 * ?f4 / 1899"/><draw:equation draw:name="f68" draw:formula="0 + 10251 - 9227"/><draw:equation draw:name="f69" draw:formula="?f68 * ?f5 / 1899"/><draw:equation draw:name="f70" draw:formula="2175 * ?f4 / 1899"/><draw:equation draw:name="f71" draw:formula="0 + 10176 - 9227"/><draw:equation draw:name="f72" draw:formula="?f71 * ?f5 / 1899"/><draw:equation draw:name="f73" draw:formula="2177 * ?f4 / 1899"/><draw:equation draw:name="f74" draw:formula="0 + 10102 - 9227"/><draw:equation draw:name="f75" draw:formula="?f74 * ?f5 / 1899"/><draw:equation draw:name="f76" draw:formula="0 + 10030 - 9227"/><draw:equation draw:name="f77" draw:formula="?f76 * ?f5 / 1899"/><draw:equation draw:name="f78" draw:formula="0 + 9959 - 9227"/><draw:equation draw:name="f79" draw:formula="?f78 * ?f5 / 1899"/><draw:equation draw:name="f80" draw:formula="0 + 9890 - 9227"/><draw:equation draw:name="f81" draw:formula="?f80 * ?f5 / 1899"/><draw:equation draw:name="f82" draw:formula="0 + 9823 - 9227"/><draw:equation draw:name="f83" draw:formula="?f82 * ?f5 / 1899"/><draw:equation draw:name="f84" draw:formula="0 + 9759 - 9227"/><draw:equation draw:name="f85" draw:formula="?f84 * ?f5 / 1899"/><draw:equation draw:name="f86" draw:formula="0 + 9697 - 9227"/><draw:equation draw:name="f87" draw:formula="?f86 * ?f5 / 1899"/><draw:equation draw:name="f88" draw:formula="0 + 9638 - 9227"/><draw:equation draw:name="f89" draw:formula="?f88 * ?f5 / 1899"/><draw:equation draw:name="f90" draw:formula="0 + 9583 - 9227"/><draw:equation draw:name="f91" draw:formula="?f90 * ?f5 / 1899"/><draw:equation draw:name="f92" draw:formula="0 + 9530 - 9227"/><draw:equation draw:name="f93" draw:formula="?f92 * ?f5 / 1899"/><draw:equation draw:name="f94" draw:formula="0 + 9481 - 9227"/><draw:equation draw:name="f95" draw:formula="?f94 * ?f5 / 1899"/><draw:equation draw:name="f96" draw:formula="0 + 9436 - 9227"/><draw:equation draw:name="f97" draw:formula="?f96 * ?f5 / 1899"/><draw:equation draw:name="f98" draw:formula="0 + 9394 - 9227"/><draw:equation draw:name="f99" draw:formula="?f98 * ?f5 / 1899"/><draw:equation draw:name="f100" draw:formula="0 + 9357 - 9227"/><draw:equation draw:name="f101" draw:formula="?f100 * ?f5 / 1899"/><draw:equation draw:name="f102" draw:formula="0 + 9324 - 9227"/><draw:equation draw:name="f103" draw:formula="?f102 * ?f5 / 1899"/><draw:equation draw:name="f104" draw:formula="0 + 9295 - 9227"/><draw:equation draw:name="f105" draw:formula="?f104 * ?f5 / 1899"/><draw:equation draw:name="f106" draw:formula="0 + 9271 - 9227"/><draw:equation draw:name="f107" draw:formula="?f106 * ?f5 / 1899"/><draw:equation draw:name="f108" draw:formula="0 + 9252 - 9227"/><draw:equation draw:name="f109" draw:formula="?f108 * ?f5 / 1899"/><draw:equation draw:name="f110" draw:formula="0 + 9238 - 9227"/><draw:equation draw:name="f111" draw:formula="?f110 * ?f5 / 1899"/><draw:equation draw:name="f112" draw:formula="0 + 9230 - 9227"/><draw:equation draw:name="f113" draw:formula="?f112 * ?f5 / 1899"/><draw:equation draw:name="f114" draw:formula="0 + 9227 - 9227"/><draw:equation draw:name="f115" draw:formula="?f114 * ?f5 / 1899"/><draw:equation draw:name="f116" draw:formula="1154 * ?f4 / 1899"/><draw:equation draw:name="f117" draw:formula="1081 * ?f4 / 1899"/><draw:equation draw:name="f118" draw:formula="1011 * ?f4 / 1899"/><draw:equation draw:name="f119" draw:formula="942 * ?f4 / 1899"/><draw:equation draw:name="f120" draw:formula="875 * ?f4 / 1899"/><draw:equation draw:name="f121" draw:formula="811 * ?f4 / 1899"/><draw:equation draw:name="f122" draw:formula="749 * ?f4 / 1899"/><draw:equation draw:name="f123" draw:formula="690 * ?f4 / 1899"/><draw:equation draw:name="f124" draw:formula="635 * ?f4 / 1899"/><draw:equation draw:name="f125" draw:formula="582 * ?f4 / 1899"/><draw:equation draw:name="f126" draw:formula="533 * ?f4 / 1899"/><draw:equation draw:name="f127" draw:formula="488 * ?f4 / 1899"/><draw:equation draw:name="f128" draw:formula="446 * ?f4 / 1899"/><draw:equation draw:name="f129" draw:formula="409 * ?f4 / 1899"/><draw:equation draw:name="f130" draw:formula="375 * ?f4 / 1899"/><draw:equation draw:name="f131" draw:formula="347 * ?f4 / 1899"/><draw:equation draw:name="f132" draw:formula="323 * ?f4 / 1899"/><draw:equation draw:name="f133" draw:formula="304 * ?f4 / 1899"/><draw:equation draw:name="f134" draw:formula="290 * ?f4 / 1899"/><draw:equation draw:name="f135" draw:formula="282 * ?f4 / 1899"/><draw:equation draw:name="f136" draw:formula="279 * ?f4 / 1899"/><draw:equation draw:name="f137" draw:formula="?f9 / ?f6"/><draw:equation draw:name="f138" draw:formula="?f10 / ?f7"/><draw:equation draw:name="f139" draw:formula="?f12 / ?f6"/><draw:equation draw:name="f140" draw:formula="?f13 / ?f7"/><draw:equation draw:name="f141" draw:formula="?f15 / ?f6"/><draw:equation draw:name="f142" draw:formula="?f16 / ?f7"/><draw:equation draw:name="f143" draw:formula="?f18 / ?f6"/><draw:equation draw:name="f144" draw:formula="?f19 / ?f7"/><draw:equation draw:name="f145" draw:formula="?f21 / ?f6"/><draw:equation draw:name="f146" draw:formula="?f22 / ?f7"/><draw:equation draw:name="f147" draw:formula="?f24 / ?f6"/><draw:equation draw:name="f148" draw:formula="?f25 / ?f7"/><draw:equation draw:name="f149" draw:formula="?f27 / ?f6"/><draw:equation draw:name="f150" draw:formula="?f28 / ?f7"/><draw:equation draw:name="f151" draw:formula="?f30 / ?f6"/><draw:equation draw:name="f152" draw:formula="?f31 / ?f7"/><draw:equation draw:name="f153" draw:formula="?f33 / ?f6"/><draw:equation draw:name="f154" draw:formula="?f34 / ?f7"/><draw:equation draw:name="f155" draw:formula="?f36 / ?f6"/><draw:equation draw:name="f156" draw:formula="?f37 / ?f7"/><draw:equation draw:name="f157" draw:formula="?f39 / ?f6"/><draw:equation draw:name="f158" draw:formula="?f40 / ?f7"/><draw:equation draw:name="f159" draw:formula="?f42 / ?f6"/><draw:equation draw:name="f160" draw:formula="?f43 / ?f7"/><draw:equation draw:name="f161" draw:formula="?f45 / ?f6"/><draw:equation draw:name="f162" draw:formula="?f46 / ?f7"/><draw:equation draw:name="f163" draw:formula="?f48 / ?f6"/><draw:equation draw:name="f164" draw:formula="?f49 / ?f7"/><draw:equation draw:name="f165" draw:formula="?f51 / ?f6"/><draw:equation draw:name="f166" draw:formula="?f52 / ?f7"/><draw:equation draw:name="f167" draw:formula="?f54 / ?f6"/><draw:equation draw:name="f168" draw:formula="?f55 / ?f7"/><draw:equation draw:name="f169" draw:formula="?f57 / ?f6"/><draw:equation draw:name="f170" draw:formula="?f58 / ?f7"/><draw:equation draw:name="f171" draw:formula="?f60 / ?f6"/><draw:equation draw:name="f172" draw:formula="?f61 / ?f7"/><draw:equation draw:name="f173" draw:formula="?f63 / ?f6"/><draw:equation draw:name="f174" draw:formula="?f64 / ?f7"/><draw:equation draw:name="f175" draw:formula="?f66 / ?f6"/><draw:equation draw:name="f176" draw:formula="?f67 / ?f7"/><draw:equation draw:name="f177" draw:formula="?f69 / ?f6"/><draw:equation draw:name="f178" draw:formula="?f70 / ?f7"/><draw:equation draw:name="f179" draw:formula="?f72 / ?f6"/><draw:equation draw:name="f180" draw:formula="?f73 / ?f7"/><draw:equation draw:name="f181" draw:formula="?f75 / ?f6"/><draw:equation draw:name="f182" draw:formula="?f77 / ?f6"/><draw:equation draw:name="f183" draw:formula="?f79 / ?f6"/><draw:equation draw:name="f184" draw:formula="?f81 / ?f6"/><draw:equation draw:name="f185" draw:formula="?f83 / ?f6"/><draw:equation draw:name="f186" draw:formula="?f85 / ?f6"/><draw:equation draw:name="f187" draw:formula="?f87 / ?f6"/><draw:equation draw:name="f188" draw:formula="?f89 / ?f6"/><draw:equation draw:name="f189" draw:formula="?f91 / ?f6"/><draw:equation draw:name="f190" draw:formula="?f93 / ?f6"/><draw:equation draw:name="f191" draw:formula="?f95 / ?f6"/><draw:equation draw:name="f192" draw:formula="?f97 / ?f6"/><draw:equation draw:name="f193" draw:formula="?f99 / ?f6"/><draw:equation draw:name="f194" draw:formula="?f101 / ?f6"/><draw:equation draw:name="f195" draw:formula="?f103 / ?f6"/><draw:equation draw:name="f196" draw:formula="?f105 / ?f6"/><draw:equation draw:name="f197" draw:formula="?f107 / ?f6"/><draw:equation draw:name="f198" draw:formula="?f109 / ?f6"/><draw:equation draw:name="f199" draw:formula="?f111 / ?f6"/><draw:equation draw:name="f200" draw:formula="?f113 / ?f6"/><draw:equation draw:name="f201" draw:formula="?f115 / ?f6"/><draw:equation draw:name="f202" draw:formula="?f116 / ?f7"/><draw:equation draw:name="f203" draw:formula="?f117 / ?f7"/><draw:equation draw:name="f204" draw:formula="?f118 / ?f7"/><draw:equation draw:name="f205" draw:formula="?f119 / ?f7"/><draw:equation draw:name="f206" draw:formula="?f120 / ?f7"/><draw:equation draw:name="f207" draw:formula="?f121 / ?f7"/><draw:equation draw:name="f208" draw:formula="?f122 / ?f7"/><draw:equation draw:name="f209" draw:formula="?f123 / ?f7"/><draw:equation draw:name="f210" draw:formula="?f124 / ?f7"/><draw:equation draw:name="f211" draw:formula="?f125 / ?f7"/><draw:equation draw:name="f212" draw:formula="?f126 / ?f7"/><draw:equation draw:name="f213" draw:formula="?f127 / ?f7"/><draw:equation draw:name="f214" draw:formula="?f128 / ?f7"/><draw:equation draw:name="f215" draw:formula="?f129 / ?f7"/><draw:equation draw:name="f216" draw:formula="?f130 / ?f7"/><draw:equation draw:name="f217" draw:formula="?f131 / ?f7"/><draw:equation draw:name="f218" draw:formula="?f132 / ?f7"/><draw:equation draw:name="f219" draw:formula="?f133 / ?f7"/><draw:equation draw:name="f220" draw:formula="?f134 / ?f7"/><draw:equation draw:name="f221" draw:formula="?f135 / ?f7"/><draw:equation draw:name="f222" draw:formula="?f136 / ?f7"/><draw:equation draw:name="f223" draw:formula="0 / ?f6"/><draw:equation draw:name="f224" draw:formula="?f1 / ?f6"/><draw:equation draw:name="f225" draw:formula="0 / ?f7"/><draw:equation draw:name="f226" draw:formula="?f3 / ?f7"/></draw:enhanced-geometry></draw:custom-shape><draw:custom-shape svg:x="0in" svg:y="0.01309in" svg:width="1.2083in" svg:height="1.20851in" draw:id="id208" draw:style-name="a188" draw:name="Freihandform 10"><svg:title/><svg:desc/><text:p text:style-name="Standard"><text:span text:style-name="T149">Thema einfügen</text:span></text:p><draw:enhanced-geometry draw:type="non-primitive" svg:viewBox="0 0 1899 1899" draw:enhanced-path="M 1899 949 L 1896 1023 1887 1096 1873 1167 1855 1236 1831 1302 1802 1367 1769 1428 1732 1487 1690 1543 1645 1595 1596 1644 1543 1690 1487 1731 1428 1769 1367 1802 1303 1830 1236 1854 1167 1873 1096 1887 1024 1896 949 1898 875 1896 803 1887 732 1873 663 1854 596 1830 532 1802 470 1769 411 1731 356 1690 303 1644 254 1595 209 1543 167 1487 130 1428 97 1367 68 1302 44 1236 25 1167 11 1096 3 1023 0 949 3 875 11 802 25 732 44 663 68 596 97 532 130 470 167 411 209 356 254 303 303 254 356 209 411 167 470 130 532 96 596 68 663 44 732 25 803 11 875 3 949 0 1024 3 1096 11 1167 25 1236 44 1303 68 1367 96 1428 130 1487 167 1543 209 1596 254 1645 303 1690 356 1732 411 1769 470 1802 532 1831 596 1855 663 1873 732 1887 802 1896 875 1899 949 Z N" draw:text-areas="?f223 ?f225 ?f224 ?f226" draw:glue-points="?f137 ?f138 ?f139 ?f140 ?f141 ?f142 ?f143 ?f144 ?f145 ?f146 ?f147 ?f148 ?f149 ?f150 ?f151 ?f152 ?f153 ?f154 ?f155 ?f156 ?f157 ?f158 ?f159 ?f160 ?f161 ?f162 ?f163 ?f164 ?f165 ?f166 ?f167 ?f168 ?f169 ?f170 ?f171 ?f172 ?f173 ?f174 ?f175 ?f176 ?f177 ?f178 ?f179 ?f180 ?f181 ?f178 ?f182 ?f176 ?f183 ?f174 ?f184 ?f172 ?f185 ?f170 ?f186 ?f168 ?f187 ?f166 ?f188 ?f164 ?f189 ?f162 ?f190 ?f160 ?f191 ?f158 ?f192 ?f156 ?f193 ?f154 ?f194 ?f152 ?f195 ?f150 ?f196 ?f148 ?f197 ?f146 ?f198 ?f144 ?f199 ?f142 ?f200 ?f140 ?f201 ?f138 ?f200 ?f202 ?f199 ?f203 ?f198 ?f204 ?f197 ?f205 ?f196 ?f206 ?f195 ?f207 ?f194 ?f208 ?f193 ?f209 ?f192 ?f210 ?f191 ?f211 ?f190 ?f212 ?f189 ?f213 ?f188 ?f214 ?f187 ?f215 ?f186 ?f216 ?f185 ?f217 ?f184 ?f218 ?f183 ?f219 ?f182 ?f220 ?f181 ?f221 ?f179 ?f222" draw:glue-point-leaving-directions="-90, -90, -90, -90, -90, -90, -90, -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99"/><draw:equation draw:name="f7" draw:formula="?f4 / 1899"/><draw:equation draw:name="f8" draw:formula="0 + 11126 - 9227"/><draw:equation draw:name="f9" draw:formula="?f8 * ?f5 / 1899"/><draw:equation draw:name="f10" draw:formula="1228 * ?f4 / 1899"/><draw:equation draw:name="f11" draw:formula="0 + 11123 - 9227"/><draw:equation draw:name="f12" draw:formula="?f11 * ?f5 / 1899"/><draw:equation draw:name="f13" draw:formula="1302 * ?f4 / 1899"/><draw:equation draw:name="f14" draw:formula="0 + 11114 - 9227"/><draw:equation draw:name="f15" draw:formula="?f14 * ?f5 / 1899"/><draw:equation draw:name="f16" draw:formula="1375 * ?f4 / 1899"/><draw:equation draw:name="f17" draw:formula="0 + 11100 - 9227"/><draw:equation draw:name="f18" draw:formula="?f17 * ?f5 / 1899"/><draw:equation draw:name="f19" draw:formula="1446 * ?f4 / 1899"/><draw:equation draw:name="f20" draw:formula="0 + 11082 - 9227"/><draw:equation draw:name="f21" draw:formula="?f20 * ?f5 / 1899"/><draw:equation draw:name="f22" draw:formula="1515 * ?f4 / 1899"/><draw:equation draw:name="f23" draw:formula="0 + 11058 - 9227"/><draw:equation draw:name="f24" draw:formula="?f23 * ?f5 / 1899"/><draw:equation draw:name="f25" draw:formula="1581 * ?f4 / 1899"/><draw:equation draw:name="f26" draw:formula="0 + 11029 - 9227"/><draw:equation draw:name="f27" draw:formula="?f26 * ?f5 / 1899"/><draw:equation draw:name="f28" draw:formula="1646 * ?f4 / 1899"/><draw:equation draw:name="f29" draw:formula="0 + 10996 - 9227"/><draw:equation draw:name="f30" draw:formula="?f29 * ?f5 / 1899"/><draw:equation draw:name="f31" draw:formula="1707 * ?f4 / 1899"/><draw:equation draw:name="f32" draw:formula="0 + 10959 - 9227"/><draw:equation draw:name="f33" draw:formula="?f32 * ?f5 / 1899"/><draw:equation draw:name="f34" draw:formula="1766 * ?f4 / 1899"/><draw:equation draw:name="f35" draw:formula="0 + 10917 - 9227"/><draw:equation draw:name="f36" draw:formula="?f35 * ?f5 / 1899"/><draw:equation draw:name="f37" draw:formula="1822 * ?f4 / 1899"/><draw:equation draw:name="f38" draw:formula="0 + 10872 - 9227"/><draw:equation draw:name="f39" draw:formula="?f38 * ?f5 / 1899"/><draw:equation draw:name="f40" draw:formula="1874 * ?f4 / 1899"/><draw:equation draw:name="f41" draw:formula="0 + 10823 - 9227"/><draw:equation draw:name="f42" draw:formula="?f41 * ?f5 / 1899"/><draw:equation draw:name="f43" draw:formula="1923 * ?f4 / 1899"/><draw:equation draw:name="f44" draw:formula="0 + 10770 - 9227"/><draw:equation draw:name="f45" draw:formula="?f44 * ?f5 / 1899"/><draw:equation draw:name="f46" draw:formula="1969 * ?f4 / 1899"/><draw:equation draw:name="f47" draw:formula="0 + 10714 - 9227"/><draw:equation draw:name="f48" draw:formula="?f47 * ?f5 / 1899"/><draw:equation draw:name="f49" draw:formula="2010 * ?f4 / 1899"/><draw:equation draw:name="f50" draw:formula="0 + 10655 - 9227"/><draw:equation draw:name="f51" draw:formula="?f50 * ?f5 / 1899"/><draw:equation draw:name="f52" draw:formula="2048 * ?f4 / 1899"/><draw:equation draw:name="f53" draw:formula="0 + 10594 - 9227"/><draw:equation draw:name="f54" draw:formula="?f53 * ?f5 / 1899"/><draw:equation draw:name="f55" draw:formula="2081 * ?f4 / 1899"/><draw:equation draw:name="f56" draw:formula="0 + 10530 - 9227"/><draw:equation draw:name="f57" draw:formula="?f56 * ?f5 / 1899"/><draw:equation draw:name="f58" draw:formula="2109 * ?f4 / 1899"/><draw:equation draw:name="f59" draw:formula="0 + 10463 - 9227"/><draw:equation draw:name="f60" draw:formula="?f59 * ?f5 / 1899"/><draw:equation draw:name="f61" draw:formula="2133 * ?f4 / 1899"/><draw:equation draw:name="f62" draw:formula="0 + 10394 - 9227"/><draw:equation draw:name="f63" draw:formula="?f62 * ?f5 / 1899"/><draw:equation draw:name="f64" draw:formula="2152 * ?f4 / 1899"/><draw:equation draw:name="f65" draw:formula="0 + 10323 - 9227"/><draw:equation draw:name="f66" draw:formula="?f65 * ?f5 / 1899"/><draw:equation draw:name="f67" draw:formula="2166 * ?f4 / 1899"/><draw:equation draw:name="f68" draw:formula="0 + 10251 - 9227"/><draw:equation draw:name="f69" draw:formula="?f68 * ?f5 / 1899"/><draw:equation draw:name="f70" draw:formula="2175 * ?f4 / 1899"/><draw:equation draw:name="f71" draw:formula="0 + 10176 - 9227"/><draw:equation draw:name="f72" draw:formula="?f71 * ?f5 / 1899"/><draw:equation draw:name="f73" draw:formula="2177 * ?f4 / 1899"/><draw:equation draw:name="f74" draw:formula="0 + 10102 - 9227"/><draw:equation draw:name="f75" draw:formula="?f74 * ?f5 / 1899"/><draw:equation draw:name="f76" draw:formula="0 + 10030 - 9227"/><draw:equation draw:name="f77" draw:formula="?f76 * ?f5 / 1899"/><draw:equation draw:name="f78" draw:formula="0 + 9959 - 9227"/><draw:equation draw:name="f79" draw:formula="?f78 * ?f5 / 1899"/><draw:equation draw:name="f80" draw:formula="0 + 9890 - 9227"/><draw:equation draw:name="f81" draw:formula="?f80 * ?f5 / 1899"/><draw:equation draw:name="f82" draw:formula="0 + 9823 - 9227"/><draw:equation draw:name="f83" draw:formula="?f82 * ?f5 / 1899"/><draw:equation draw:name="f84" draw:formula="0 + 9759 - 9227"/><draw:equation draw:name="f85" draw:formula="?f84 * ?f5 / 1899"/><draw:equation draw:name="f86" draw:formula="0 + 9697 - 9227"/><draw:equation draw:name="f87" draw:formula="?f86 * ?f5 / 1899"/><draw:equation draw:name="f88" draw:formula="0 + 9638 - 9227"/><draw:equation draw:name="f89" draw:formula="?f88 * ?f5 / 1899"/><draw:equation draw:name="f90" draw:formula="0 + 9583 - 9227"/><draw:equation draw:name="f91" draw:formula="?f90 * ?f5 / 1899"/><draw:equation draw:name="f92" draw:formula="0 + 9530 - 9227"/><draw:equation draw:name="f93" draw:formula="?f92 * ?f5 / 1899"/><draw:equation draw:name="f94" draw:formula="0 + 9481 - 9227"/><draw:equation draw:name="f95" draw:formula="?f94 * ?f5 / 1899"/><draw:equation draw:name="f96" draw:formula="0 + 9436 - 9227"/><draw:equation draw:name="f97" draw:formula="?f96 * ?f5 / 1899"/><draw:equation draw:name="f98" draw:formula="0 + 9394 - 9227"/><draw:equation draw:name="f99" draw:formula="?f98 * ?f5 / 1899"/><draw:equation draw:name="f100" draw:formula="0 + 9357 - 9227"/><draw:equation draw:name="f101" draw:formula="?f100 * ?f5 / 1899"/><draw:equation draw:name="f102" draw:formula="0 + 9324 - 9227"/><draw:equation draw:name="f103" draw:formula="?f102 * ?f5 / 1899"/><draw:equation draw:name="f104" draw:formula="0 + 9295 - 9227"/><draw:equation draw:name="f105" draw:formula="?f104 * ?f5 / 1899"/><draw:equation draw:name="f106" draw:formula="0 + 9271 - 9227"/><draw:equation draw:name="f107" draw:formula="?f106 * ?f5 / 1899"/><draw:equation draw:name="f108" draw:formula="0 + 9252 - 9227"/><draw:equation draw:name="f109" draw:formula="?f108 * ?f5 / 1899"/><draw:equation draw:name="f110" draw:formula="0 + 9238 - 9227"/><draw:equation draw:name="f111" draw:formula="?f110 * ?f5 / 1899"/><draw:equation draw:name="f112" draw:formula="0 + 9230 - 9227"/><draw:equation draw:name="f113" draw:formula="?f112 * ?f5 / 1899"/><draw:equation draw:name="f114" draw:formula="0 + 9227 - 9227"/><draw:equation draw:name="f115" draw:formula="?f114 * ?f5 / 1899"/><draw:equation draw:name="f116" draw:formula="1154 * ?f4 / 1899"/><draw:equation draw:name="f117" draw:formula="1081 * ?f4 / 1899"/><draw:equation draw:name="f118" draw:formula="1011 * ?f4 / 1899"/><draw:equation draw:name="f119" draw:formula="942 * ?f4 / 1899"/><draw:equation draw:name="f120" draw:formula="875 * ?f4 / 1899"/><draw:equation draw:name="f121" draw:formula="811 * ?f4 / 1899"/><draw:equation draw:name="f122" draw:formula="749 * ?f4 / 1899"/><draw:equation draw:name="f123" draw:formula="690 * ?f4 / 1899"/><draw:equation draw:name="f124" draw:formula="635 * ?f4 / 1899"/><draw:equation draw:name="f125" draw:formula="582 * ?f4 / 1899"/><draw:equation draw:name="f126" draw:formula="533 * ?f4 / 1899"/><draw:equation draw:name="f127" draw:formula="488 * ?f4 / 1899"/><draw:equation draw:name="f128" draw:formula="446 * ?f4 / 1899"/><draw:equation draw:name="f129" draw:formula="409 * ?f4 / 1899"/><draw:equation draw:name="f130" draw:formula="375 * ?f4 / 1899"/><draw:equation draw:name="f131" draw:formula="347 * ?f4 / 1899"/><draw:equation draw:name="f132" draw:formula="323 * ?f4 / 1899"/><draw:equation draw:name="f133" draw:formula="304 * ?f4 / 1899"/><draw:equation draw:name="f134" draw:formula="290 * ?f4 / 1899"/><draw:equation draw:name="f135" draw:formula="282 * ?f4 / 1899"/><draw:equation draw:name="f136" draw:formula="279 * ?f4 / 1899"/><draw:equation draw:name="f137" draw:formula="?f9 / ?f6"/><draw:equation draw:name="f138" draw:formula="?f10 / ?f7"/><draw:equation draw:name="f139" draw:formula="?f12 / ?f6"/><draw:equation draw:name="f140" draw:formula="?f13 / ?f7"/><draw:equation draw:name="f141" draw:formula="?f15 / ?f6"/><draw:equation draw:name="f142" draw:formula="?f16 / ?f7"/><draw:equation draw:name="f143" draw:formula="?f18 / ?f6"/><draw:equation draw:name="f144" draw:formula="?f19 / ?f7"/><draw:equation draw:name="f145" draw:formula="?f21 / ?f6"/><draw:equation draw:name="f146" draw:formula="?f22 / ?f7"/><draw:equation draw:name="f147" draw:formula="?f24 / ?f6"/><draw:equation draw:name="f148" draw:formula="?f25 / ?f7"/><draw:equation draw:name="f149" draw:formula="?f27 / ?f6"/><draw:equation draw:name="f150" draw:formula="?f28 / ?f7"/><draw:equation draw:name="f151" draw:formula="?f30 / ?f6"/><draw:equation draw:name="f152" draw:formula="?f31 / ?f7"/><draw:equation draw:name="f153" draw:formula="?f33 / ?f6"/><draw:equation draw:name="f154" draw:formula="?f34 / ?f7"/><draw:equation draw:name="f155" draw:formula="?f36 / ?f6"/><draw:equation draw:name="f156" draw:formula="?f37 / ?f7"/><draw:equation draw:name="f157" draw:formula="?f39 / ?f6"/><draw:equation draw:name="f158" draw:formula="?f40 / ?f7"/><draw:equation draw:name="f159" draw:formula="?f42 / ?f6"/><draw:equation draw:name="f160" draw:formula="?f43 / ?f7"/><draw:equation draw:name="f161" draw:formula="?f45 / ?f6"/><draw:equation draw:name="f162" draw:formula="?f46 / ?f7"/><draw:equation draw:name="f163" draw:formula="?f48 / ?f6"/><draw:equation draw:name="f164" draw:formula="?f49 / ?f7"/><draw:equation draw:name="f165" draw:formula="?f51 / ?f6"/><draw:equation draw:name="f166" draw:formula="?f52 / ?f7"/><draw:equation draw:name="f167" draw:formula="?f54 / ?f6"/><draw:equation draw:name="f168" draw:formula="?f55 / ?f7"/><draw:equation draw:name="f169" draw:formula="?f57 / ?f6"/><draw:equation draw:name="f170" draw:formula="?f58 / ?f7"/><draw:equation draw:name="f171" draw:formula="?f60 / ?f6"/><draw:equation draw:name="f172" draw:formula="?f61 / ?f7"/><draw:equation draw:name="f173" draw:formula="?f63 / ?f6"/><draw:equation draw:name="f174" draw:formula="?f64 / ?f7"/><draw:equation draw:name="f175" draw:formula="?f66 / ?f6"/><draw:equation draw:name="f176" draw:formula="?f67 / ?f7"/><draw:equation draw:name="f177" draw:formula="?f69 / ?f6"/><draw:equation draw:name="f178" draw:formula="?f70 / ?f7"/><draw:equation draw:name="f179" draw:formula="?f72 / ?f6"/><draw:equation draw:name="f180" draw:formula="?f73 / ?f7"/><draw:equation draw:name="f181" draw:formula="?f75 / ?f6"/><draw:equation draw:name="f182" draw:formula="?f77 / ?f6"/><draw:equation draw:name="f183" draw:formula="?f79 / ?f6"/><draw:equation draw:name="f184" draw:formula="?f81 / ?f6"/><draw:equation draw:name="f185" draw:formula="?f83 / ?f6"/><draw:equation draw:name="f186" draw:formula="?f85 / ?f6"/><draw:equation draw:name="f187" draw:formula="?f87 / ?f6"/><draw:equation draw:name="f188" draw:formula="?f89 / ?f6"/><draw:equation draw:name="f189" draw:formula="?f91 / ?f6"/><draw:equation draw:name="f190" draw:formula="?f93 / ?f6"/><draw:equation draw:name="f191" draw:formula="?f95 / ?f6"/><draw:equation draw:name="f192" draw:formula="?f97 / ?f6"/><draw:equation draw:name="f193" draw:formula="?f99 / ?f6"/><draw:equation draw:name="f194" draw:formula="?f101 / ?f6"/><draw:equation draw:name="f195" draw:formula="?f103 / ?f6"/><draw:equation draw:name="f196" draw:formula="?f105 / ?f6"/><draw:equation draw:name="f197" draw:formula="?f107 / ?f6"/><draw:equation draw:name="f198" draw:formula="?f109 / ?f6"/><draw:equation draw:name="f199" draw:formula="?f111 / ?f6"/><draw:equation draw:name="f200" draw:formula="?f113 / ?f6"/><draw:equation draw:name="f201" draw:formula="?f115 / ?f6"/><draw:equation draw:name="f202" draw:formula="?f116 / ?f7"/><draw:equation draw:name="f203" draw:formula="?f117 / ?f7"/><draw:equation draw:name="f204" draw:formula="?f118 / ?f7"/><draw:equation draw:name="f205" draw:formula="?f119 / ?f7"/><draw:equation draw:name="f206" draw:formula="?f120 / ?f7"/><draw:equation draw:name="f207" draw:formula="?f121 / ?f7"/><draw:equation draw:name="f208" draw:formula="?f122 / ?f7"/><draw:equation draw:name="f209" draw:formula="?f123 / ?f7"/><draw:equation draw:name="f210" draw:formula="?f124 / ?f7"/><draw:equation draw:name="f211" draw:formula="?f125 / ?f7"/><draw:equation draw:name="f212" draw:formula="?f126 / ?f7"/><draw:equation draw:name="f213" draw:formula="?f127 / ?f7"/><draw:equation draw:name="f214" draw:formula="?f128 / ?f7"/><draw:equation draw:name="f215" draw:formula="?f129 / ?f7"/><draw:equation draw:name="f216" draw:formula="?f130 / ?f7"/><draw:equation draw:name="f217" draw:formula="?f131 / ?f7"/><draw:equation draw:name="f218" draw:formula="?f132 / ?f7"/><draw:equation draw:name="f219" draw:formula="?f133 / ?f7"/><draw:equation draw:name="f220" draw:formula="?f134 / ?f7"/><draw:equation draw:name="f221" draw:formula="?f135 / ?f7"/><draw:equation draw:name="f222" draw:formula="?f136 / ?f7"/><draw:equation draw:name="f223" draw:formula="0 / ?f6"/><draw:equation draw:name="f224" draw:formula="?f1 / ?f6"/><draw:equation draw:name="f225" draw:formula="0 / ?f7"/><draw:equation draw:name="f226" draw:formula="?f3 / ?f7"/></draw:enhanced-geometry></draw:custom-shape><draw:custom-shape svg:x="1.63615in" svg:y="1.34843in" svg:width="1.2083in" svg:height="1.20851in" draw:id="id209" draw:style-name="a189" draw:name="Freihandform 10"><svg:title/><svg:desc/><text:p text:style-name="Standard"><text:span text:style-name="T150">Thema einfügen</text:span></text:p><draw:enhanced-geometry draw:type="non-primitive" svg:viewBox="0 0 1899 1899" draw:enhanced-path="M 1899 949 L 1896 1023 1887 1096 1873 1167 1855 1236 1831 1302 1802 1367 1769 1428 1732 1487 1690 1543 1645 1595 1596 1644 1543 1690 1487 1731 1428 1769 1367 1802 1303 1830 1236 1854 1167 1873 1096 1887 1024 1896 949 1898 875 1896 803 1887 732 1873 663 1854 596 1830 532 1802 470 1769 411 1731 356 1690 303 1644 254 1595 209 1543 167 1487 130 1428 97 1367 68 1302 44 1236 25 1167 11 1096 3 1023 0 949 3 875 11 802 25 732 44 663 68 596 97 532 130 470 167 411 209 356 254 303 303 254 356 209 411 167 470 130 532 96 596 68 663 44 732 25 803 11 875 3 949 0 1024 3 1096 11 1167 25 1236 44 1303 68 1367 96 1428 130 1487 167 1543 209 1596 254 1645 303 1690 356 1732 411 1769 470 1802 532 1831 596 1855 663 1873 732 1887 802 1896 875 1899 949 Z N" draw:text-areas="?f223 ?f225 ?f224 ?f226" draw:glue-points="?f137 ?f138 ?f139 ?f140 ?f141 ?f142 ?f143 ?f144 ?f145 ?f146 ?f147 ?f148 ?f149 ?f150 ?f151 ?f152 ?f153 ?f154 ?f155 ?f156 ?f157 ?f158 ?f159 ?f160 ?f161 ?f162 ?f163 ?f164 ?f165 ?f166 ?f167 ?f168 ?f169 ?f170 ?f171 ?f172 ?f173 ?f174 ?f175 ?f176 ?f177 ?f178 ?f179 ?f180 ?f181 ?f178 ?f182 ?f176 ?f183 ?f174 ?f184 ?f172 ?f185 ?f170 ?f186 ?f168 ?f187 ?f166 ?f188 ?f164 ?f189 ?f162 ?f190 ?f160 ?f191 ?f158 ?f192 ?f156 ?f193 ?f154 ?f194 ?f152 ?f195 ?f150 ?f196 ?f148 ?f197 ?f146 ?f198 ?f144 ?f199 ?f142 ?f200 ?f140 ?f201 ?f138 ?f200 ?f202 ?f199 ?f203 ?f198 ?f204 ?f197 ?f205 ?f196 ?f206 ?f195 ?f207 ?f194 ?f208 ?f193 ?f209 ?f192 ?f210 ?f191 ?f211 ?f190 ?f212 ?f189 ?f213 ?f188 ?f214 ?f187 ?f215 ?f186 ?f216 ?f185 ?f217 ?f184 ?f218 ?f183 ?f219 ?f182 ?f220 ?f181 ?f221 ?f179 ?f222" draw:glue-point-leaving-directions="-90, -90, -90, -90, -90, -90, -90, -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99"/><draw:equation draw:name="f7" draw:formula="?f4 / 1899"/><draw:equation draw:name="f8" draw:formula="0 + 11126 - 9227"/><draw:equation draw:name="f9" draw:formula="?f8 * ?f5 / 1899"/><draw:equation draw:name="f10" draw:formula="1228 * ?f4 / 1899"/><draw:equation draw:name="f11" draw:formula="0 + 11123 - 9227"/><draw:equation draw:name="f12" draw:formula="?f11 * ?f5 / 1899"/><draw:equation draw:name="f13" draw:formula="1302 * ?f4 / 1899"/><draw:equation draw:name="f14" draw:formula="0 + 11114 - 9227"/><draw:equation draw:name="f15" draw:formula="?f14 * ?f5 / 1899"/><draw:equation draw:name="f16" draw:formula="1375 * ?f4 / 1899"/><draw:equation draw:name="f17" draw:formula="0 + 11100 - 9227"/><draw:equation draw:name="f18" draw:formula="?f17 * ?f5 / 1899"/><draw:equation draw:name="f19" draw:formula="1446 * ?f4 / 1899"/><draw:equation draw:name="f20" draw:formula="0 + 11082 - 9227"/><draw:equation draw:name="f21" draw:formula="?f20 * ?f5 / 1899"/><draw:equation draw:name="f22" draw:formula="1515 * ?f4 / 1899"/><draw:equation draw:name="f23" draw:formula="0 + 11058 - 9227"/><draw:equation draw:name="f24" draw:formula="?f23 * ?f5 / 1899"/><draw:equation draw:name="f25" draw:formula="1581 * ?f4 / 1899"/><draw:equation draw:name="f26" draw:formula="0 + 11029 - 9227"/><draw:equation draw:name="f27" draw:formula="?f26 * ?f5 / 1899"/><draw:equation draw:name="f28" draw:formula="1646 * ?f4 / 1899"/><draw:equation draw:name="f29" draw:formula="0 + 10996 - 9227"/><draw:equation draw:name="f30" draw:formula="?f29 * ?f5 / 1899"/><draw:equation draw:name="f31" draw:formula="1707 * ?f4 / 1899"/><draw:equation draw:name="f32" draw:formula="0 + 10959 - 9227"/><draw:equation draw:name="f33" draw:formula="?f32 * ?f5 / 1899"/><draw:equation draw:name="f34" draw:formula="1766 * ?f4 / 1899"/><draw:equation draw:name="f35" draw:formula="0 + 10917 - 9227"/><draw:equation draw:name="f36" draw:formula="?f35 * ?f5 / 1899"/><draw:equation draw:name="f37" draw:formula="1822 * ?f4 / 1899"/><draw:equation draw:name="f38" draw:formula="0 + 10872 - 9227"/><draw:equation draw:name="f39" draw:formula="?f38 * ?f5 / 1899"/><draw:equation draw:name="f40" draw:formula="1874 * ?f4 / 1899"/><draw:equation draw:name="f41" draw:formula="0 + 10823 - 9227"/><draw:equation draw:name="f42" draw:formula="?f41 * ?f5 / 1899"/><draw:equation draw:name="f43" draw:formula="1923 * ?f4 / 1899"/><draw:equation draw:name="f44" draw:formula="0 + 10770 - 9227"/><draw:equation draw:name="f45" draw:formula="?f44 * ?f5 / 1899"/><draw:equation draw:name="f46" draw:formula="1969 * ?f4 / 1899"/><draw:equation draw:name="f47" draw:formula="0 + 10714 - 9227"/><draw:equation draw:name="f48" draw:formula="?f47 * ?f5 / 1899"/><draw:equation draw:name="f49" draw:formula="2010 * ?f4 / 1899"/><draw:equation draw:name="f50" draw:formula="0 + 10655 - 9227"/><draw:equation draw:name="f51" draw:formula="?f50 * ?f5 / 1899"/><draw:equation draw:name="f52" draw:formula="2048 * ?f4 / 1899"/><draw:equation draw:name="f53" draw:formula="0 + 10594 - 9227"/><draw:equation draw:name="f54" draw:formula="?f53 * ?f5 / 1899"/><draw:equation draw:name="f55" draw:formula="2081 * ?f4 / 1899"/><draw:equation draw:name="f56" draw:formula="0 + 10530 - 9227"/><draw:equation draw:name="f57" draw:formula="?f56 * ?f5 / 1899"/><draw:equation draw:name="f58" draw:formula="2109 * ?f4 / 1899"/><draw:equation draw:name="f59" draw:formula="0 + 10463 - 9227"/><draw:equation draw:name="f60" draw:formula="?f59 * ?f5 / 1899"/><draw:equation draw:name="f61" draw:formula="2133 * ?f4 / 1899"/><draw:equation draw:name="f62" draw:formula="0 + 10394 - 9227"/><draw:equation draw:name="f63" draw:formula="?f62 * ?f5 / 1899"/><draw:equation draw:name="f64" draw:formula="2152 * ?f4 / 1899"/><draw:equation draw:name="f65" draw:formula="0 + 10323 - 9227"/><draw:equation draw:name="f66" draw:formula="?f65 * ?f5 / 1899"/><draw:equation draw:name="f67" draw:formula="2166 * ?f4 / 1899"/><draw:equation draw:name="f68" draw:formula="0 + 10251 - 9227"/><draw:equation draw:name="f69" draw:formula="?f68 * ?f5 / 1899"/><draw:equation draw:name="f70" draw:formula="2175 * ?f4 / 1899"/><draw:equation draw:name="f71" draw:formula="0 + 10176 - 9227"/><draw:equation draw:name="f72" draw:formula="?f71 * ?f5 / 1899"/><draw:equation draw:name="f73" draw:formula="2177 * ?f4 / 1899"/><draw:equation draw:name="f74" draw:formula="0 + 10102 - 9227"/><draw:equation draw:name="f75" draw:formula="?f74 * ?f5 / 1899"/><draw:equation draw:name="f76" draw:formula="0 + 10030 - 9227"/><draw:equation draw:name="f77" draw:formula="?f76 * ?f5 / 1899"/><draw:equation draw:name="f78" draw:formula="0 + 9959 - 9227"/><draw:equation draw:name="f79" draw:formula="?f78 * ?f5 / 1899"/><draw:equation draw:name="f80" draw:formula="0 + 9890 - 9227"/><draw:equation draw:name="f81" draw:formula="?f80 * ?f5 / 1899"/><draw:equation draw:name="f82" draw:formula="0 + 9823 - 9227"/><draw:equation draw:name="f83" draw:formula="?f82 * ?f5 / 1899"/><draw:equation draw:name="f84" draw:formula="0 + 9759 - 9227"/><draw:equation draw:name="f85" draw:formula="?f84 * ?f5 / 1899"/><draw:equation draw:name="f86" draw:formula="0 + 9697 - 9227"/><draw:equation draw:name="f87" draw:formula="?f86 * ?f5 / 1899"/><draw:equation draw:name="f88" draw:formula="0 + 9638 - 9227"/><draw:equation draw:name="f89" draw:formula="?f88 * ?f5 / 1899"/><draw:equation draw:name="f90" draw:formula="0 + 9583 - 9227"/><draw:equation draw:name="f91" draw:formula="?f90 * ?f5 / 1899"/><draw:equation draw:name="f92" draw:formula="0 + 9530 - 9227"/><draw:equation draw:name="f93" draw:formula="?f92 * ?f5 / 1899"/><draw:equation draw:name="f94" draw:formula="0 + 9481 - 9227"/><draw:equation draw:name="f95" draw:formula="?f94 * ?f5 / 1899"/><draw:equation draw:name="f96" draw:formula="0 + 9436 - 9227"/><draw:equation draw:name="f97" draw:formula="?f96 * ?f5 / 1899"/><draw:equation draw:name="f98" draw:formula="0 + 9394 - 9227"/><draw:equation draw:name="f99" draw:formula="?f98 * ?f5 / 1899"/><draw:equation draw:name="f100" draw:formula="0 + 9357 - 9227"/><draw:equation draw:name="f101" draw:formula="?f100 * ?f5 / 1899"/><draw:equation draw:name="f102" draw:formula="0 + 9324 - 9227"/><draw:equation draw:name="f103" draw:formula="?f102 * ?f5 / 1899"/><draw:equation draw:name="f104" draw:formula="0 + 9295 - 9227"/><draw:equation draw:name="f105" draw:formula="?f104 * ?f5 / 1899"/><draw:equation draw:name="f106" draw:formula="0 + 9271 - 9227"/><draw:equation draw:name="f107" draw:formula="?f106 * ?f5 / 1899"/><draw:equation draw:name="f108" draw:formula="0 + 9252 - 9227"/><draw:equation draw:name="f109" draw:formula="?f108 * ?f5 / 1899"/><draw:equation draw:name="f110" draw:formula="0 + 9238 - 9227"/><draw:equation draw:name="f111" draw:formula="?f110 * ?f5 / 1899"/><draw:equation draw:name="f112" draw:formula="0 + 9230 - 9227"/><draw:equation draw:name="f113" draw:formula="?f112 * ?f5 / 1899"/><draw:equation draw:name="f114" draw:formula="0 + 9227 - 9227"/><draw:equation draw:name="f115" draw:formula="?f114 * ?f5 / 1899"/><draw:equation draw:name="f116" draw:formula="1154 * ?f4 / 1899"/><draw:equation draw:name="f117" draw:formula="1081 * ?f4 / 1899"/><draw:equation draw:name="f118" draw:formula="1011 * ?f4 / 1899"/><draw:equation draw:name="f119" draw:formula="942 * ?f4 / 1899"/><draw:equation draw:name="f120" draw:formula="875 * ?f4 / 1899"/><draw:equation draw:name="f121" draw:formula="811 * ?f4 / 1899"/><draw:equation draw:name="f122" draw:formula="749 * ?f4 / 1899"/><draw:equation draw:name="f123" draw:formula="690 * ?f4 / 1899"/><draw:equation draw:name="f124" draw:formula="635 * ?f4 / 1899"/><draw:equation draw:name="f125" draw:formula="582 * ?f4 / 1899"/><draw:equation draw:name="f126" draw:formula="533 * ?f4 / 1899"/><draw:equation draw:name="f127" draw:formula="488 * ?f4 / 1899"/><draw:equation draw:name="f128" draw:formula="446 * ?f4 / 1899"/><draw:equation draw:name="f129" draw:formula="409 * ?f4 / 1899"/><draw:equation draw:name="f130" draw:formula="375 * ?f4 / 1899"/><draw:equation draw:name="f131" draw:formula="347 * ?f4 / 1899"/><draw:equation draw:name="f132" draw:formula="323 * ?f4 / 1899"/><draw:equation draw:name="f133" draw:formula="304 * ?f4 / 1899"/><draw:equation draw:name="f134" draw:formula="290 * ?f4 / 1899"/><draw:equation draw:name="f135" draw:formula="282 * ?f4 / 1899"/><draw:equation draw:name="f136" draw:formula="279 * ?f4 / 1899"/><draw:equation draw:name="f137" draw:formula="?f9 / ?f6"/><draw:equation draw:name="f138" draw:formula="?f10 / ?f7"/><draw:equation draw:name="f139" draw:formula="?f12 / ?f6"/><draw:equation draw:name="f140" draw:formula="?f13 / ?f7"/><draw:equation draw:name="f141" draw:formula="?f15 / ?f6"/><draw:equation draw:name="f142" draw:formula="?f16 / ?f7"/><draw:equation draw:name="f143" draw:formula="?f18 / ?f6"/><draw:equation draw:name="f144" draw:formula="?f19 / ?f7"/><draw:equation draw:name="f145" draw:formula="?f21 / ?f6"/><draw:equation draw:name="f146" draw:formula="?f22 / ?f7"/><draw:equation draw:name="f147" draw:formula="?f24 / ?f6"/><draw:equation draw:name="f148" draw:formula="?f25 / ?f7"/><draw:equation draw:name="f149" draw:formula="?f27 / ?f6"/><draw:equation draw:name="f150" draw:formula="?f28 / ?f7"/><draw:equation draw:name="f151" draw:formula="?f30 / ?f6"/><draw:equation draw:name="f152" draw:formula="?f31 / ?f7"/><draw:equation draw:name="f153" draw:formula="?f33 / ?f6"/><draw:equation draw:name="f154" draw:formula="?f34 / ?f7"/><draw:equation draw:name="f155" draw:formula="?f36 / ?f6"/><draw:equation draw:name="f156" draw:formula="?f37 / ?f7"/><draw:equation draw:name="f157" draw:formula="?f39 / ?f6"/><draw:equation draw:name="f158" draw:formula="?f40 / ?f7"/><draw:equation draw:name="f159" draw:formula="?f42 / ?f6"/><draw:equation draw:name="f160" draw:formula="?f43 / ?f7"/><draw:equation draw:name="f161" draw:formula="?f45 / ?f6"/><draw:equation draw:name="f162" draw:formula="?f46 / ?f7"/><draw:equation draw:name="f163" draw:formula="?f48 / ?f6"/><draw:equation draw:name="f164" draw:formula="?f49 / ?f7"/><draw:equation draw:name="f165" draw:formula="?f51 / ?f6"/><draw:equation draw:name="f166" draw:formula="?f52 / ?f7"/><draw:equation draw:name="f167" draw:formula="?f54 / ?f6"/><draw:equation draw:name="f168" draw:formula="?f55 / ?f7"/><draw:equation draw:name="f169" draw:formula="?f57 / ?f6"/><draw:equation draw:name="f170" draw:formula="?f58 / ?f7"/><draw:equation draw:name="f171" draw:formula="?f60 / ?f6"/><draw:equation draw:name="f172" draw:formula="?f61 / ?f7"/><draw:equation draw:name="f173" draw:formula="?f63 / ?f6"/><draw:equation draw:name="f174" draw:formula="?f64 / ?f7"/><draw:equation draw:name="f175" draw:formula="?f66 / ?f6"/><draw:equation draw:name="f176" draw:formula="?f67 / ?f7"/><draw:equation draw:name="f177" draw:formula="?f69 / ?f6"/><draw:equation draw:name="f178" draw:formula="?f70 / ?f7"/><draw:equation draw:name="f179" draw:formula="?f72 / ?f6"/><draw:equation draw:name="f180" draw:formula="?f73 / ?f7"/><draw:equation draw:name="f181" draw:formula="?f75 / ?f6"/><draw:equation draw:name="f182" draw:formula="?f77 / ?f6"/><draw:equation draw:name="f183" draw:formula="?f79 / ?f6"/><draw:equation draw:name="f184" draw:formula="?f81 / ?f6"/><draw:equation draw:name="f185" draw:formula="?f83 / ?f6"/><draw:equation draw:name="f186" draw:formula="?f85 / ?f6"/><draw:equation draw:name="f187" draw:formula="?f87 / ?f6"/><draw:equation draw:name="f188" draw:formula="?f89 / ?f6"/><draw:equation draw:name="f189" draw:formula="?f91 / ?f6"/><draw:equation draw:name="f190" draw:formula="?f93 / ?f6"/><draw:equation draw:name="f191" draw:formula="?f95 / ?f6"/><draw:equation draw:name="f192" draw:formula="?f97 / ?f6"/><draw:equation draw:name="f193" draw:formula="?f99 / ?f6"/><draw:equation draw:name="f194" draw:formula="?f101 / ?f6"/><draw:equation draw:name="f195" draw:formula="?f103 / ?f6"/><draw:equation draw:name="f196" draw:formula="?f105 / ?f6"/><draw:equation draw:name="f197" draw:formula="?f107 / ?f6"/><draw:equation draw:name="f198" draw:formula="?f109 / ?f6"/><draw:equation draw:name="f199" draw:formula="?f111 / ?f6"/><draw:equation draw:name="f200" draw:formula="?f113 / ?f6"/><draw:equation draw:name="f201" draw:formula="?f115 / ?f6"/><draw:equation draw:name="f202" draw:formula="?f116 / ?f7"/><draw:equation draw:name="f203" draw:formula="?f117 / ?f7"/><draw:equation draw:name="f204" draw:formula="?f118 / ?f7"/><draw:equation draw:name="f205" draw:formula="?f119 / ?f7"/><draw:equation draw:name="f206" draw:formula="?f120 / ?f7"/><draw:equation draw:name="f207" draw:formula="?f121 / ?f7"/><draw:equation draw:name="f208" draw:formula="?f122 / ?f7"/><draw:equation draw:name="f209" draw:formula="?f123 / ?f7"/><draw:equation draw:name="f210" draw:formula="?f124 / ?f7"/><draw:equation draw:name="f211" draw:formula="?f125 / ?f7"/><draw:equation draw:name="f212" draw:formula="?f126 / ?f7"/><draw:equation draw:name="f213" draw:formula="?f127 / ?f7"/><draw:equation draw:name="f214" draw:formula="?f128 / ?f7"/><draw:equation draw:name="f215" draw:formula="?f129 / ?f7"/><draw:equation draw:name="f216" draw:formula="?f130 / ?f7"/><draw:equation draw:name="f217" draw:formula="?f131 / ?f7"/><draw:equation draw:name="f218" draw:formula="?f132 / ?f7"/><draw:equation draw:name="f219" draw:formula="?f133 / ?f7"/><draw:equation draw:name="f220" draw:formula="?f134 / ?f7"/><draw:equation draw:name="f221" draw:formula="?f135 / ?f7"/><draw:equation draw:name="f222" draw:formula="?f136 / ?f7"/><draw:equation draw:name="f223" draw:formula="0 / ?f6"/><draw:equation draw:name="f224" draw:formula="?f1 / ?f6"/><draw:equation draw:name="f225" draw:formula="0 / ?f7"/><draw:equation draw:name="f226" draw:formula="?f3 / ?f7"/></draw:enhanced-geometry></draw:custom-shape><draw:custom-shape svg:x="0in" svg:y="1.34843in" svg:width="1.2083in" svg:height="1.20851in" draw:id="id210" draw:style-name="a190" draw:name="Freihandform 10"><svg:title/><svg:desc/><text:p text:style-name="Standard"><text:span text:style-name="T151">Thema einfügen</text:span></text:p><draw:enhanced-geometry draw:type="non-primitive" svg:viewBox="0 0 1899 1899" draw:enhanced-path="M 1899 949 L 1896 1023 1887 1096 1873 1167 1855 1236 1831 1302 1802 1367 1769 1428 1732 1487 1690 1543 1645 1595 1596 1644 1543 1690 1487 1731 1428 1769 1367 1802 1303 1830 1236 1854 1167 1873 1096 1887 1024 1896 949 1898 875 1896 803 1887 732 1873 663 1854 596 1830 532 1802 470 1769 411 1731 356 1690 303 1644 254 1595 209 1543 167 1487 130 1428 97 1367 68 1302 44 1236 25 1167 11 1096 3 1023 0 949 3 875 11 802 25 732 44 663 68 596 97 532 130 470 167 411 209 356 254 303 303 254 356 209 411 167 470 130 532 96 596 68 663 44 732 25 803 11 875 3 949 0 1024 3 1096 11 1167 25 1236 44 1303 68 1367 96 1428 130 1487 167 1543 209 1596 254 1645 303 1690 356 1732 411 1769 470 1802 532 1831 596 1855 663 1873 732 1887 802 1896 875 1899 949 Z N" draw:text-areas="?f223 ?f225 ?f224 ?f226" draw:glue-points="?f137 ?f138 ?f139 ?f140 ?f141 ?f142 ?f143 ?f144 ?f145 ?f146 ?f147 ?f148 ?f149 ?f150 ?f151 ?f152 ?f153 ?f154 ?f155 ?f156 ?f157 ?f158 ?f159 ?f160 ?f161 ?f162 ?f163 ?f164 ?f165 ?f166 ?f167 ?f168 ?f169 ?f170 ?f171 ?f172 ?f173 ?f174 ?f175 ?f176 ?f177 ?f178 ?f179 ?f180 ?f181 ?f178 ?f182 ?f176 ?f183 ?f174 ?f184 ?f172 ?f185 ?f170 ?f186 ?f168 ?f187 ?f166 ?f188 ?f164 ?f189 ?f162 ?f190 ?f160 ?f191 ?f158 ?f192 ?f156 ?f193 ?f154 ?f194 ?f152 ?f195 ?f150 ?f196 ?f148 ?f197 ?f146 ?f198 ?f144 ?f199 ?f142 ?f200 ?f140 ?f201 ?f138 ?f200 ?f202 ?f199 ?f203 ?f198 ?f204 ?f197 ?f205 ?f196 ?f206 ?f195 ?f207 ?f194 ?f208 ?f193 ?f209 ?f192 ?f210 ?f191 ?f211 ?f190 ?f212 ?f189 ?f213 ?f188 ?f214 ?f187 ?f215 ?f186 ?f216 ?f185 ?f217 ?f184 ?f218 ?f183 ?f219 ?f182 ?f220 ?f181 ?f221 ?f179 ?f222" draw:glue-point-leaving-directions="-90, -90, -90, -90, -90, -90, -90, -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99"/><draw:equation draw:name="f7" draw:formula="?f4 / 1899"/><draw:equation draw:name="f8" draw:formula="0 + 11126 - 9227"/><draw:equation draw:name="f9" draw:formula="?f8 * ?f5 / 1899"/><draw:equation draw:name="f10" draw:formula="1228 * ?f4 / 1899"/><draw:equation draw:name="f11" draw:formula="0 + 11123 - 9227"/><draw:equation draw:name="f12" draw:formula="?f11 * ?f5 / 1899"/><draw:equation draw:name="f13" draw:formula="1302 * ?f4 / 1899"/><draw:equation draw:name="f14" draw:formula="0 + 11114 - 9227"/><draw:equation draw:name="f15" draw:formula="?f14 * ?f5 / 1899"/><draw:equation draw:name="f16" draw:formula="1375 * ?f4 / 1899"/><draw:equation draw:name="f17" draw:formula="0 + 11100 - 9227"/><draw:equation draw:name="f18" draw:formula="?f17 * ?f5 / 1899"/><draw:equation draw:name="f19" draw:formula="1446 * ?f4 / 1899"/><draw:equation draw:name="f20" draw:formula="0 + 11082 - 9227"/><draw:equation draw:name="f21" draw:formula="?f20 * ?f5 / 1899"/><draw:equation draw:name="f22" draw:formula="1515 * ?f4 / 1899"/><draw:equation draw:name="f23" draw:formula="0 + 11058 - 9227"/><draw:equation draw:name="f24" draw:formula="?f23 * ?f5 / 1899"/><draw:equation draw:name="f25" draw:formula="1581 * ?f4 / 1899"/><draw:equation draw:name="f26" draw:formula="0 + 11029 - 9227"/><draw:equation draw:name="f27" draw:formula="?f26 * ?f5 / 1899"/><draw:equation draw:name="f28" draw:formula="1646 * ?f4 / 1899"/><draw:equation draw:name="f29" draw:formula="0 + 10996 - 9227"/><draw:equation draw:name="f30" draw:formula="?f29 * ?f5 / 1899"/><draw:equation draw:name="f31" draw:formula="1707 * ?f4 / 1899"/><draw:equation draw:name="f32" draw:formula="0 + 10959 - 9227"/><draw:equation draw:name="f33" draw:formula="?f32 * ?f5 / 1899"/><draw:equation draw:name="f34" draw:formula="1766 * ?f4 / 1899"/><draw:equation draw:name="f35" draw:formula="0 + 10917 - 9227"/><draw:equation draw:name="f36" draw:formula="?f35 * ?f5 / 1899"/><draw:equation draw:name="f37" draw:formula="1822 * ?f4 / 1899"/><draw:equation draw:name="f38" draw:formula="0 + 10872 - 9227"/><draw:equation draw:name="f39" draw:formula="?f38 * ?f5 / 1899"/><draw:equation draw:name="f40" draw:formula="1874 * ?f4 / 1899"/><draw:equation draw:name="f41" draw:formula="0 + 10823 - 9227"/><draw:equation draw:name="f42" draw:formula="?f41 * ?f5 / 1899"/><draw:equation draw:name="f43" draw:formula="1923 * ?f4 / 1899"/><draw:equation draw:name="f44" draw:formula="0 + 10770 - 9227"/><draw:equation draw:name="f45" draw:formula="?f44 * ?f5 / 1899"/><draw:equation draw:name="f46" draw:formula="1969 * ?f4 / 1899"/><draw:equation draw:name="f47" draw:formula="0 + 10714 - 9227"/><draw:equation draw:name="f48" draw:formula="?f47 * ?f5 / 1899"/><draw:equation draw:name="f49" draw:formula="2010 * ?f4 / 1899"/><draw:equation draw:name="f50" draw:formula="0 + 10655 - 9227"/><draw:equation draw:name="f51" draw:formula="?f50 * ?f5 / 1899"/><draw:equation draw:name="f52" draw:formula="2048 * ?f4 / 1899"/><draw:equation draw:name="f53" draw:formula="0 + 10594 - 9227"/><draw:equation draw:name="f54" draw:formula="?f53 * ?f5 / 1899"/><draw:equation draw:name="f55" draw:formula="2081 * ?f4 / 1899"/><draw:equation draw:name="f56" draw:formula="0 + 10530 - 9227"/><draw:equation draw:name="f57" draw:formula="?f56 * ?f5 / 1899"/><draw:equation draw:name="f58" draw:formula="2109 * ?f4 / 1899"/><draw:equation draw:name="f59" draw:formula="0 + 10463 - 9227"/><draw:equation draw:name="f60" draw:formula="?f59 * ?f5 / 1899"/><draw:equation draw:name="f61" draw:formula="2133 * ?f4 / 1899"/><draw:equation draw:name="f62" draw:formula="0 + 10394 - 9227"/><draw:equation draw:name="f63" draw:formula="?f62 * ?f5 / 1899"/><draw:equation draw:name="f64" draw:formula="2152 * ?f4 / 1899"/><draw:equation draw:name="f65" draw:formula="0 + 10323 - 9227"/><draw:equation draw:name="f66" draw:formula="?f65 * ?f5 / 1899"/><draw:equation draw:name="f67" draw:formula="2166 * ?f4 / 1899"/><draw:equation draw:name="f68" draw:formula="0 + 10251 - 9227"/><draw:equation draw:name="f69" draw:formula="?f68 * ?f5 / 1899"/><draw:equation draw:name="f70" draw:formula="2175 * ?f4 / 1899"/><draw:equation draw:name="f71" draw:formula="0 + 10176 - 9227"/><draw:equation draw:name="f72" draw:formula="?f71 * ?f5 / 1899"/><draw:equation draw:name="f73" draw:formula="2177 * ?f4 / 1899"/><draw:equation draw:name="f74" draw:formula="0 + 10102 - 9227"/><draw:equation draw:name="f75" draw:formula="?f74 * ?f5 / 1899"/><draw:equation draw:name="f76" draw:formula="0 + 10030 - 9227"/><draw:equation draw:name="f77" draw:formula="?f76 * ?f5 / 1899"/><draw:equation draw:name="f78" draw:formula="0 + 9959 - 9227"/><draw:equation draw:name="f79" draw:formula="?f78 * ?f5 / 1899"/><draw:equation draw:name="f80" draw:formula="0 + 9890 - 9227"/><draw:equation draw:name="f81" draw:formula="?f80 * ?f5 / 1899"/><draw:equation draw:name="f82" draw:formula="0 + 9823 - 9227"/><draw:equation draw:name="f83" draw:formula="?f82 * ?f5 / 1899"/><draw:equation draw:name="f84" draw:formula="0 + 9759 - 9227"/><draw:equation draw:name="f85" draw:formula="?f84 * ?f5 / 1899"/><draw:equation draw:name="f86" draw:formula="0 + 9697 - 9227"/><draw:equation draw:name="f87" draw:formula="?f86 * ?f5 / 1899"/><draw:equation draw:name="f88" draw:formula="0 + 9638 - 9227"/><draw:equation draw:name="f89" draw:formula="?f88 * ?f5 / 1899"/><draw:equation draw:name="f90" draw:formula="0 + 9583 - 9227"/><draw:equation draw:name="f91" draw:formula="?f90 * ?f5 / 1899"/><draw:equation draw:name="f92" draw:formula="0 + 9530 - 9227"/><draw:equation draw:name="f93" draw:formula="?f92 * ?f5 / 1899"/><draw:equation draw:name="f94" draw:formula="0 + 9481 - 9227"/><draw:equation draw:name="f95" draw:formula="?f94 * ?f5 / 1899"/><draw:equation draw:name="f96" draw:formula="0 + 9436 - 9227"/><draw:equation draw:name="f97" draw:formula="?f96 * ?f5 / 1899"/><draw:equation draw:name="f98" draw:formula="0 + 9394 - 9227"/><draw:equation draw:name="f99" draw:formula="?f98 * ?f5 / 1899"/><draw:equation draw:name="f100" draw:formula="0 + 9357 - 9227"/><draw:equation draw:name="f101" draw:formula="?f100 * ?f5 / 1899"/><draw:equation draw:name="f102" draw:formula="0 + 9324 - 9227"/><draw:equation draw:name="f103" draw:formula="?f102 * ?f5 / 1899"/><draw:equation draw:name="f104" draw:formula="0 + 9295 - 9227"/><draw:equation draw:name="f105" draw:formula="?f104 * ?f5 / 1899"/><draw:equation draw:name="f106" draw:formula="0 + 9271 - 9227"/><draw:equation draw:name="f107" draw:formula="?f106 * ?f5 / 1899"/><draw:equation draw:name="f108" draw:formula="0 + 9252 - 9227"/><draw:equation draw:name="f109" draw:formula="?f108 * ?f5 / 1899"/><draw:equation draw:name="f110" draw:formula="0 + 9238 - 9227"/><draw:equation draw:name="f111" draw:formula="?f110 * ?f5 / 1899"/><draw:equation draw:name="f112" draw:formula="0 + 9230 - 9227"/><draw:equation draw:name="f113" draw:formula="?f112 * ?f5 / 1899"/><draw:equation draw:name="f114" draw:formula="0 + 9227 - 9227"/><draw:equation draw:name="f115" draw:formula="?f114 * ?f5 / 1899"/><draw:equation draw:name="f116" draw:formula="1154 * ?f4 / 1899"/><draw:equation draw:name="f117" draw:formula="1081 * ?f4 / 1899"/><draw:equation draw:name="f118" draw:formula="1011 * ?f4 / 1899"/><draw:equation draw:name="f119" draw:formula="942 * ?f4 / 1899"/><draw:equation draw:name="f120" draw:formula="875 * ?f4 / 1899"/><draw:equation draw:name="f121" draw:formula="811 * ?f4 / 1899"/><draw:equation draw:name="f122" draw:formula="749 * ?f4 / 1899"/><draw:equation draw:name="f123" draw:formula="690 * ?f4 / 1899"/><draw:equation draw:name="f124" draw:formula="635 * ?f4 / 1899"/><draw:equation draw:name="f125" draw:formula="582 * ?f4 / 1899"/><draw:equation draw:name="f126" draw:formula="533 * ?f4 / 1899"/><draw:equation draw:name="f127" draw:formula="488 * ?f4 / 1899"/><draw:equation draw:name="f128" draw:formula="446 * ?f4 / 1899"/><draw:equation draw:name="f129" draw:formula="409 * ?f4 / 1899"/><draw:equation draw:name="f130" draw:formula="375 * ?f4 / 1899"/><draw:equation draw:name="f131" draw:formula="347 * ?f4 / 1899"/><draw:equation draw:name="f132" draw:formula="323 * ?f4 / 1899"/><draw:equation draw:name="f133" draw:formula="304 * ?f4 / 1899"/><draw:equation draw:name="f134" draw:formula="290 * ?f4 / 1899"/><draw:equation draw:name="f135" draw:formula="282 * ?f4 / 1899"/><draw:equation draw:name="f136" draw:formula="279 * ?f4 / 1899"/><draw:equation draw:name="f137" draw:formula="?f9 / ?f6"/><draw:equation draw:name="f138" draw:formula="?f10 / ?f7"/><draw:equation draw:name="f139" draw:formula="?f12 / ?f6"/><draw:equation draw:name="f140" draw:formula="?f13 / ?f7"/><draw:equation draw:name="f141" draw:formula="?f15 / ?f6"/><draw:equation draw:name="f142" draw:formula="?f16 / ?f7"/><draw:equation draw:name="f143" draw:formula="?f18 / ?f6"/><draw:equation draw:name="f144" draw:formula="?f19 / ?f7"/><draw:equation draw:name="f145" draw:formula="?f21 / ?f6"/><draw:equation draw:name="f146" draw:formula="?f22 / ?f7"/><draw:equation draw:name="f147" draw:formula="?f24 / ?f6"/><draw:equation draw:name="f148" draw:formula="?f25 / ?f7"/><draw:equation draw:name="f149" draw:formula="?f27 / ?f6"/><draw:equation draw:name="f150" draw:formula="?f28 / ?f7"/><draw:equation draw:name="f151" draw:formula="?f30 / ?f6"/><draw:equation draw:name="f152" draw:formula="?f31 / ?f7"/><draw:equation draw:name="f153" draw:formula="?f33 / ?f6"/><draw:equation draw:name="f154" draw:formula="?f34 / ?f7"/><draw:equation draw:name="f155" draw:formula="?f36 / ?f6"/><draw:equation draw:name="f156" draw:formula="?f37 / ?f7"/><draw:equation draw:name="f157" draw:formula="?f39 / ?f6"/><draw:equation draw:name="f158" draw:formula="?f40 / ?f7"/><draw:equation draw:name="f159" draw:formula="?f42 / ?f6"/><draw:equation draw:name="f160" draw:formula="?f43 / ?f7"/><draw:equation draw:name="f161" draw:formula="?f45 / ?f6"/><draw:equation draw:name="f162" draw:formula="?f46 / ?f7"/><draw:equation draw:name="f163" draw:formula="?f48 / ?f6"/><draw:equation draw:name="f164" draw:formula="?f49 / ?f7"/><draw:equation draw:name="f165" draw:formula="?f51 / ?f6"/><draw:equation draw:name="f166" draw:formula="?f52 / ?f7"/><draw:equation draw:name="f167" draw:formula="?f54 / ?f6"/><draw:equation draw:name="f168" draw:formula="?f55 / ?f7"/><draw:equation draw:name="f169" draw:formula="?f57 / ?f6"/><draw:equation draw:name="f170" draw:formula="?f58 / ?f7"/><draw:equation draw:name="f171" draw:formula="?f60 / ?f6"/><draw:equation draw:name="f172" draw:formula="?f61 / ?f7"/><draw:equation draw:name="f173" draw:formula="?f63 / ?f6"/><draw:equation draw:name="f174" draw:formula="?f64 / ?f7"/><draw:equation draw:name="f175" draw:formula="?f66 / ?f6"/><draw:equation draw:name="f176" draw:formula="?f67 / ?f7"/><draw:equation draw:name="f177" draw:formula="?f69 / ?f6"/><draw:equation draw:name="f178" draw:formula="?f70 / ?f7"/><draw:equation draw:name="f179" draw:formula="?f72 / ?f6"/><draw:equation draw:name="f180" draw:formula="?f73 / ?f7"/><draw:equation draw:name="f181" draw:formula="?f75 / ?f6"/><draw:equation draw:name="f182" draw:formula="?f77 / ?f6"/><draw:equation draw:name="f183" draw:formula="?f79 / ?f6"/><draw:equation draw:name="f184" draw:formula="?f81 / ?f6"/><draw:equation draw:name="f185" draw:formula="?f83 / ?f6"/><draw:equation draw:name="f186" draw:formula="?f85 / ?f6"/><draw:equation draw:name="f187" draw:formula="?f87 / ?f6"/><draw:equation draw:name="f188" draw:formula="?f89 / ?f6"/><draw:equation draw:name="f189" draw:formula="?f91 / ?f6"/><draw:equation draw:name="f190" draw:formula="?f93 / ?f6"/><draw:equation draw:name="f191" draw:formula="?f95 / ?f6"/><draw:equation draw:name="f192" draw:formula="?f97 / ?f6"/><draw:equation draw:name="f193" draw:formula="?f99 / ?f6"/><draw:equation draw:name="f194" draw:formula="?f101 / ?f6"/><draw:equation draw:name="f195" draw:formula="?f103 / ?f6"/><draw:equation draw:name="f196" draw:formula="?f105 / ?f6"/><draw:equation draw:name="f197" draw:formula="?f107 / ?f6"/><draw:equation draw:name="f198" draw:formula="?f109 / ?f6"/><draw:equation draw:name="f199" draw:formula="?f111 / ?f6"/><draw:equation draw:name="f200" draw:formula="?f113 / ?f6"/><draw:equation draw:name="f201" draw:formula="?f115 / ?f6"/><draw:equation draw:name="f202" draw:formula="?f116 / ?f7"/><draw:equation draw:name="f203" draw:formula="?f117 / ?f7"/><draw:equation draw:name="f204" draw:formula="?f118 / ?f7"/><draw:equation draw:name="f205" draw:formula="?f119 / ?f7"/><draw:equation draw:name="f206" draw:formula="?f120 / ?f7"/><draw:equation draw:name="f207" draw:formula="?f121 / ?f7"/><draw:equation draw:name="f208" draw:formula="?f122 / ?f7"/><draw:equation draw:name="f209" draw:formula="?f123 / ?f7"/><draw:equation draw:name="f210" draw:formula="?f124 / ?f7"/><draw:equation draw:name="f211" draw:formula="?f125 / ?f7"/><draw:equation draw:name="f212" draw:formula="?f126 / ?f7"/><draw:equation draw:name="f213" draw:formula="?f127 / ?f7"/><draw:equation draw:name="f214" draw:formula="?f128 / ?f7"/><draw:equation draw:name="f215" draw:formula="?f129 / ?f7"/><draw:equation draw:name="f216" draw:formula="?f130 / ?f7"/><draw:equation draw:name="f217" draw:formula="?f131 / ?f7"/><draw:equation draw:name="f218" draw:formula="?f132 / ?f7"/><draw:equation draw:name="f219" draw:formula="?f133 / ?f7"/><draw:equation draw:name="f220" draw:formula="?f134 / ?f7"/><draw:equation draw:name="f221" draw:formula="?f135 / ?f7"/><draw:equation draw:name="f222" draw:formula="?f136 / ?f7"/><draw:equation draw:name="f223" draw:formula="0 / ?f6"/><draw:equation draw:name="f224" draw:formula="?f1 / ?f6"/><draw:equation draw:name="f225" draw:formula="0 / ?f7"/><draw:equation draw:name="f226" draw:formula="?f3 / ?f7"/></draw:enhanced-geometry></draw:custom-shape></draw:g></text:span></text:p>
          </table:table-cell>
        </table:table-row>
        <table:table-row table:style-name="TableRow152">
          <table:table-cell table:style-name="TableCell153">
            <text:p text:style-name="Standard"><text:span text:style-name="T154"><draw:g draw:name="Gruppieren 9" draw:id="id217" draw:style-name="a197" text:anchor-type="as-char"><svg:title/><svg:desc/><draw:frame draw:id="id212" draw:style-name="a192" draw:name="Textfeld 252" svg:x="0in" svg:y="0.98958in" svg:width="3.57083in" svg:height="0.35694in" style:rel-width="scale" style:rel-height="scale"><draw:text-box><text:h text:style-name="Überschrift5" text:outline-level="5"><text:span text:style-name="T155">Dies ist etwas, das mich zum Lachen bringt!</text:span></text:h><text:h text:style-name="Überschrift5" text:outline-level="5"/></draw:text-box><svg:title/><svg:desc/></draw:frame><draw:custom-shape svg:x="2.85417in" svg:y="0.30208in" svg:width="0.4in" svg:height="0.4in" draw:id="id213" draw:style-name="a193" draw:name="Form"><svg:title/><svg:desc>Symbol für lächelndes Gesicht</svg:desc><draw:enhanced-geometry draw:type="non-primitive" svg:viewBox="0 0 21573 21600" draw:enhanced-path="M 10787 0 C 4845 0 0 4851 0 10800 0 16749 4845 21600 10787 21600 16729 21600 21573 16749 21573 10800 21600 4851 16755 0 10787 0 Z M 10787 20555 C 5433 20555 1071 16187 1071 10827 1071 5467 5433 1099 10787 1099 16140 1099 20503 5467 20503 10827 20529 16187 16167 20555 10787 20555 Z M 15444 13212 C 12874 15785 8726 15785 6156 13212 5942 12998 5621 12998 5407 13212 5193 13426 5193 13748 5407 13962 6852 15409 8779 16213 10813 16213 12848 16213 14775 15409 16220 13962 16434 13748 16434 13426 16220 13212 15979 12998 15658 12998 15444 13212 Z M 15042 6727 C 14106 6727 13329 7504 13329 8442 13329 9380 14106 10157 15042 10157 15979 10157 16755 9380 16755 8442 16755 7504 15979 6727 15042 6727 Z M 6558 10157 C 7494 10157 8271 9380 8271 8442 8271 7504 7494 6727 6558 6727 5621 6727 4845 7504 4845 8442 4845 9380 5594 10157 6558 10157 Z N" draw:text-areas="?f12 ?f14 ?f13 ?f15" draw:glue-points="?f10 ?f11 ?f10 ?f11 ?f10 ?f11 ?f10 ?f11" draw:glue-point-leaving-directions="-90, -180, -270, -360"><draw:equation draw:name="f0" draw:formula="left"/><draw:equation draw:name="f1" draw:formula="right"/><draw:equation draw:name="f2" draw:formula="top"/><draw:equation draw:name="f3" draw:formula="bottom"/><draw:equation draw:name="f4" draw:formula="?f3 - ?f2"/><draw:equation draw:name="f5" draw:formula="?f4 / 2"/><draw:equation draw:name="f6" draw:formula="?f1 - ?f0"/><draw:equation draw:name="f7" draw:formula="?f6 / 2"/><draw:equation draw:name="f8" draw:formula="?f6 / 21573"/><draw:equation draw:name="f9" draw:formula="?f4 / 21600"/><draw:equation draw:name="f10" draw:formula="?f7 / ?f8"/><draw:equation draw:name="f11" draw:formula="?f5 / ?f9"/><draw:equation draw:name="f12" draw:formula="0 / ?f8"/><draw:equation draw:name="f13" draw:formula="?f1 / ?f8"/><draw:equation draw:name="f14" draw:formula="0 / ?f9"/><draw:equation draw:name="f15" draw:formula="?f3 / ?f9"/></draw:enhanced-geometry></draw:custom-shape><draw:custom-shape svg:x="0.01042in" svg:y="0in" svg:width="2.31875in" svg:height="0.46736in" draw:id="id214" draw:style-name="a194" draw:name="Freihandform 66"><svg:title/><svg:desc/><draw:enhanced-geometry draw:type="non-primitive" svg:viewBox="0 0 3339 673" draw:enhanced-path="M 3074 0 L 0 671 1 672 3339 393 3074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9"/><draw:equation draw:name="f7" draw:formula="?f4 / 673"/><draw:equation draw:name="f8" draw:formula="0 + 4014 - 940"/><draw:equation draw:name="f9" draw:formula="?f8 * ?f5 / 3339"/><draw:equation draw:name="f10" draw:formula="13594 * ?f4 / 673"/><draw:equation draw:name="f11" draw:formula="0 + 940 - 940"/><draw:equation draw:name="f12" draw:formula="?f11 * ?f5 / 3339"/><draw:equation draw:name="f13" draw:formula="14265 * ?f4 / 673"/><draw:equation draw:name="f14" draw:formula="0 + 941 - 940"/><draw:equation draw:name="f15" draw:formula="?f14 * ?f5 / 3339"/><draw:equation draw:name="f16" draw:formula="14266 * ?f4 / 673"/><draw:equation draw:name="f17" draw:formula="0 + 4279 - 940"/><draw:equation draw:name="f18" draw:formula="?f17 * ?f5 / 3339"/><draw:equation draw:name="f19" draw:formula="13987 * ?f4 / 673"/><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custom-shape svg:x="1.17708in" svg:y="0in" svg:width="0.96875in" svg:height="0.12847in" draw:id="id215" draw:style-name="a195" draw:name="Freihandform 67"><svg:title/><svg:desc/><draw:enhanced-geometry draw:type="non-primitive" svg:viewBox="0 0 1395 185" draw:enhanced-path="M 1390 0 L 0 8 577 184 1394 6 1390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5"/><draw:equation draw:name="f7" draw:formula="?f4 / 185"/><draw:equation draw:name="f8" draw:formula="0 + 3999 - 2609"/><draw:equation draw:name="f9" draw:formula="?f8 * ?f5 / 1395"/><draw:equation draw:name="f10" draw:formula="13590 * ?f4 / 185"/><draw:equation draw:name="f11" draw:formula="0 + 2609 - 2609"/><draw:equation draw:name="f12" draw:formula="?f11 * ?f5 / 1395"/><draw:equation draw:name="f13" draw:formula="13598 * ?f4 / 185"/><draw:equation draw:name="f14" draw:formula="0 + 3186 - 2609"/><draw:equation draw:name="f15" draw:formula="?f14 * ?f5 / 1395"/><draw:equation draw:name="f16" draw:formula="13774 * ?f4 / 185"/><draw:equation draw:name="f17" draw:formula="0 + 4003 - 2609"/><draw:equation draw:name="f18" draw:formula="?f17 * ?f5 / 1395"/><draw:equation draw:name="f19" draw:formula="13596 * ?f4 / 185"/><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custom-shape svg:x="0.01042in" svg:y="0.1875in" svg:width="3.39167in" svg:height="0.81319in" draw:id="id216" draw:style-name="a196" draw:name="Freihandform 68"><svg:title/><svg:desc/><draw:enhanced-geometry draw:type="non-primitive" svg:viewBox="0 0 4884 1171" draw:enhanced-path="M 134 1170 L 4665 1145 4883 0 0 409 134 117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84"/><draw:equation draw:name="f7" draw:formula="?f4 / 1171"/><draw:equation draw:name="f8" draw:formula="0 + 1064 - 930"/><draw:equation draw:name="f9" draw:formula="?f8 * ?f5 / 4884"/><draw:equation draw:name="f10" draw:formula="15028 * ?f4 / 1171"/><draw:equation draw:name="f11" draw:formula="0 + 5595 - 930"/><draw:equation draw:name="f12" draw:formula="?f11 * ?f5 / 4884"/><draw:equation draw:name="f13" draw:formula="15003 * ?f4 / 1171"/><draw:equation draw:name="f14" draw:formula="0 + 5813 - 930"/><draw:equation draw:name="f15" draw:formula="?f14 * ?f5 / 4884"/><draw:equation draw:name="f16" draw:formula="13858 * ?f4 / 1171"/><draw:equation draw:name="f17" draw:formula="0 + 930 - 930"/><draw:equation draw:name="f18" draw:formula="?f17 * ?f5 / 4884"/><draw:equation draw:name="f19" draw:formula="14267 * ?f4 / 1171"/><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g></text:span></text:p>
          </table:table-cell>
          <table:covered-table-cell>
            <text:p text:style-name="Standard"/>
          </table:covered-table-cell>
        </table:table-row>
      </table:table>
      <text:p text:style-name="Textkörper"/>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Black" svg:font-family="Arial Black" style:font-family-generic="swiss" style:font-pitch="variable" svg:panose-1="2 11 10 4 2 1 2 2 2 4"/>
    <style:font-face style:name="Times New Roman" svg:font-family="Times New Roman" style:font-family-generic="roman" style:font-pitch="variable" svg:panose-1="2 2 6 3 5 4 5 2 3 4"/>
    <style:font-face style:name="SimHei" svg:font-family="SimHei" style:font-family-generic="modern" style:font-pitch="fixed" svg:panose-1="2 1 6 0 3 1 1 1 1 1"/>
    <style:font-face style:name="SimSun" svg:font-family="SimSu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center" style:writing-mode="lr-tb" fo:line-height="100%" fo:background-color="transparent" style:tab-stop-distance="0.5in"/>
      <style:text-properties style:font-name="Arial Black" style:font-name-asian="Arial Black"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text-align="start"/>
      <style:text-properties style:font-name-asian="SimHei" style:font-name-complex="Times New Roman" fo:color="#22B573"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text-align="start"/>
      <style:text-properties style:font-name-asian="SimHei" style:font-name-complex="Times New Roman" fo:color="#ED1E79"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text-align="start"/>
      <style:text-properties style:font-name-asian="SimHei" style:font-name-complex="Times New Roman" fo:color="#FFFFFF" fo:font-size="20pt" style:font-size-asian="20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text-align="start"/>
      <style:text-properties style:font-name-asian="SimHei" style:font-name-complex="Times New Roman" style:font-style-complex="italic" fo:color="#00ACBC" fo:hyphenate="false"/>
    </style:style>
    <style:style style:name="Überschrift5" style:display-name="Überschrift 5" style:family="paragraph" style:parent-style-name="Standard" style:next-style-name="Standard" style:default-outline-level="5">
      <style:paragraph-properties fo:keep-with-next="always" fo:keep-together="always" fo:text-align="start"/>
      <style:text-properties style:font-name-asian="SimHei" style:font-name-complex="Times New Roman" fo:color="#0071BC" fo:hyphenate="false"/>
    </style:style>
    <style:style style:name="Standard" style:display-name="Standard" style:family="paragraph">
      <style:text-properties fo:hyphenate="false"/>
    </style:style>
    <style:style style:name="Absatz-Standardschriftart" style:display-name="Absatz-Standardschriftart" style:family="text"/>
    <style:style style:name="Textkörper" style:display-name="Textkörper" style:family="paragraph" style:parent-style-name="Standard">
      <style:text-properties fo:color="#000000" fo:font-size="12pt" style:font-size-asian="12pt" fo:hyphenate="false"/>
    </style:style>
    <style:style style:name="Listenabsatz" style:display-name="Listenabsatz" style:family="paragraph" style:parent-style-name="Standard">
      <style:text-properties fo:hyphenate="false"/>
    </style:style>
    <style:style style:name="Tabellenabsatz" style:display-name="Tabellenabsatz" style:family="paragraph" style:parent-style-name="Standard">
      <style:text-properties fo:hyphenate="false"/>
    </style:style>
    <style:style style:name="StandardWeb" style:display-name="Standard (Web)" style:family="paragraph" style:parent-style-name="Standard">
      <style:paragraph-properties fo:widows="2" fo:orphans="2" style:text-autospace="ideograph-alpha" fo:margin-top="0.0694in" fo:margin-bottom="0.0694in"/>
      <style:text-properties style:font-name="Times New Roman" style:font-name-asian="SimSun" style:font-name-complex="Times New Roman" fo:font-size="12pt" style:font-size-asian="12pt" style:font-size-complex="12pt" fo:hyphenate="false"/>
    </style:style>
    <style:style style:name="Titel" style:display-name="Titel" style:family="paragraph" style:parent-style-name="Standard" style:next-style-name="Standard">
      <style:paragraph-properties fo:text-align="start" fo:margin-left="1.2708in">
        <style:tab-stops/>
      </style:paragraph-properties>
      <style:text-properties style:font-name="Arial Black" fo:font-weight="bold" style:font-weight-asian="bold" fo:color="#000000" fo:font-size="31pt" style:font-size-asian="31pt" fo:hyphenate="false"/>
    </style:style>
    <style:style style:name="TitelZchn" style:display-name="Titel Zchn" style:family="text" style:parent-style-name="Absatz-Standardschriftart">
      <style:text-properties style:font-name="Arial Black" fo:font-weight="bold" style:font-weight-asian="bold" fo:color="#000000" fo:font-size="31pt" style:font-size-asian="31pt"/>
    </style:style>
    <style:style style:name="TextkörperZchn" style:display-name="Textkörper Zchn" style:family="text" style:parent-style-name="Absatz-Standardschriftart">
      <style:text-properties fo:color="#000000" fo:font-size="12pt" style:font-size-asian="12pt"/>
    </style:style>
    <style:style style:name="Überschrift1Zchn" style:display-name="Überschrift 1 Zchn" style:family="text" style:parent-style-name="Absatz-Standardschriftart">
      <style:text-properties style:font-name-asian="SimHei" style:font-name-complex="Times New Roman" fo:color="#22B573" style:font-size-complex="16pt"/>
    </style:style>
    <style:style style:name="Kopfzeile" style:display-name="Kopfzeile"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FußzeileZchn" style:display-name="Fußzeile Zchn" style:family="text" style:parent-style-name="Absatz-Standardschriftart"/>
    <style:style style:name="Platzhaltertext" style:display-name="Platzhaltertext" style:family="text" style:parent-style-name="Absatz-Standardschriftart">
      <style:text-properties fo:color="#808080"/>
    </style:style>
    <style:style style:name="Untertitel" style:display-name="Untertitel" style:family="paragraph" style:parent-style-name="Standard" style:next-style-name="Standard">
      <style:paragraph-properties fo:text-align="start"/>
      <style:text-properties style:font-name-asian="SimSun" fo:color="#E38B04" fo:font-size="15pt" style:font-size-asian="15pt" style:font-size-complex="11pt" fo:hyphenate="false"/>
    </style:style>
    <style:style style:name="UntertitelZchn" style:display-name="Untertitel Zchn" style:family="text" style:parent-style-name="Absatz-Standardschriftart">
      <style:text-properties style:font-name-asian="SimSun" fo:color="#E38B04" fo:font-size="15pt" style:font-size-asian="15pt" style:font-size-complex="11pt"/>
    </style:style>
    <style:style style:name="Überschrift2Zchn" style:display-name="Überschrift 2 Zchn" style:family="text" style:parent-style-name="Absatz-Standardschriftart">
      <style:text-properties style:font-name-asian="SimHei" style:font-name-complex="Times New Roman" fo:color="#ED1E79" style:font-size-complex="13pt"/>
    </style:style>
    <style:style style:name="Überschrift3Zchn" style:display-name="Überschrift 3 Zchn" style:family="text" style:parent-style-name="Absatz-Standardschriftart">
      <style:text-properties style:font-name-asian="SimHei" style:font-name-complex="Times New Roman" fo:color="#FFFFFF" fo:font-size="20pt" style:font-size-asian="20pt" style:font-size-complex="12pt"/>
    </style:style>
    <style:style style:name="Überschrift4Zchn" style:display-name="Überschrift 4 Zchn" style:family="text" style:parent-style-name="Absatz-Standardschriftart">
      <style:text-properties style:font-name-asian="SimHei" style:font-name-complex="Times New Roman" style:font-style-complex="italic" fo:color="#00ACBC"/>
    </style:style>
    <style:style style:name="Überschrift5Zchn" style:display-name="Überschrift 5 Zchn" style:family="text" style:parent-style-name="Absatz-Standardschriftart">
      <style:text-properties style:font-name-asian="SimHei" style:font-name-complex="Times New Roman" fo:color="#0071B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fbb03b" draw:opacity="100%" draw:stroke="solid" svg:stroke-width="0.01389in" svg:stroke-color="#b98029"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center"/>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
    <dc:creator/>
    <meta:creation-date>2020-04-08T11:09:00Z</meta:creation-date>
    <dc:date>2020-04-08T11:11:00Z</dc:date>
    <meta:template xlink:href="Poster%20für%20„Schüler%20der%20Woche“" xlink:type="simple"/>
    <meta:editing-cycles>1</meta:editing-cycles>
    <meta:editing-duration>PT0S</meta:editing-duration>
    <meta:user-defined meta:name="ContentTypeId">0x01010079F111ED35F8CC479449609E8A0923A6</meta:user-defined>
    <meta:document-statistic meta:page-count="4" meta:paragraph-count="1" meta:word-count="21" meta:character-count="157" meta:row-count="1" meta:non-whitespace-character-count="137"/>
  </office:meta>
</office:document-meta>
</file>